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Masutivka, Lyman Pershyy, Kyslivka, Tabayivka, Ber...</text:span>
</text:h>
      <text:p text:style-name="P4">
Authors: liveuamap (Language: en)</text:p>
      <text:p text:style-name="P4">
Time: 2023-06-04T-48:09:00</text:p>
      <text:p text:style-name="P4">
Location: Lyman (Latitude:49.36046 Longtitude:37.95467)</text:p>
      <text:p text:style-name="P4">
Videos: []</text:p>
      <text:p text:style-name="P4">
Images: []</text:p>
      <text:p text:style-name="P4">
Tags: ["Russia"]</text:p>
      <text:p text:style-name="P4">
Id: 22567403</text:p>
      <!--METADATA-->
      <text:p text:style-name="P4">
At Kupiansk direction Russian army shelled Masutivka, Lyman Pershyy, Kyslivka,Tabayivka, Berestove of Kharkiv region and Novoselivske of Luhansk region.Russian aviation conducted airstrike at Serhiyivka of Donetsk region, -General Staff of Armed Forces of Ukraine says in the morning report</text:p>
      <text:p text:style-name="P4">
News Collection Link: <text:a xlink:type="simple" xlink:href="https://liveuamap.com/en/2023/4-june-at-kupiansk-direction-russian-army-shelled-masutivka" text:style-name="Internet_20_link" text:visited-style-name="Visited_20_Internet_20_Link">
https://liveuamap.com/en/2023/4-june-at-kupiansk-direction-russian-army-shelled-masutivka</text:a>
</text:p>
      <text:p text:style-name="P4">
News Source: <text:a xlink:type="simple" xlink:href="https://t.me/lumsrc/4984" text:style-name="Internet_20_link" text:visited-style-name="Visited_20_Internet_20_Link">
https://t.me/lumsrc/4984</text:a>
</text:p>
      <!--NEWS-->
      <text:h text:style-name="P10" text:outline-level="1">
<text:span text:style-name="T4">
At Lyman direction Russian army shelled Makiyivka, Nevske, Bilohorivka of Luhansk region and ...</text:span>
</text:h>
      <text:p text:style-name="P4">
Authors: liveuamap (Language: en)</text:p>
      <text:p text:style-name="P4">
Time: 2023-06-04T-50:09:00</text:p>
      <text:p text:style-name="P4">
Location: Siversk (Latitude:48.87239 Longtitude:38.09372)</text:p>
      <text:p text:style-name="P4">
Videos: []</text:p>
      <text:p text:style-name="P4">
Images: []</text:p>
      <text:p text:style-name="P4">
Tags: ["Russia"]</text:p>
      <text:p text:style-name="P4">
Id: 22567402</text:p>
      <!--METADATA-->
      <text:p text:style-name="P4">
At Lyman direction Russian army shelled Makiyivka, Nevske, Bilohorivka ofLuhansk region and Verkhnokamyanske, Torske, Spirne and Rozdolivka of Donetskregion. Russian aviation conducted airstrikes at Bilohorivka of Luhansk regionand Siversk of Donetsk region, - General Staff of Armed Forces of Ukraine saysin the morning report</text:p>
      <text:p text:style-name="P4">
News Collection Link: <text:a xlink:type="simple" xlink:href="https://liveuamap.com/en/2023/4-june-at-lyman-direction-russian-army-shelled-makiyivka" text:style-name="Internet_20_link" text:visited-style-name="Visited_20_Internet_20_Link">
https://liveuamap.com/en/2023/4-june-at-lyman-direction-russian-army-shelled-makiyivka</text:a>
</text:p>
      <text:p text:style-name="P4">
News Source: <text:a xlink:type="simple" xlink:href="https://t.me/lumsrc/4985" text:style-name="Internet_20_link" text:visited-style-name="Visited_20_Internet_20_Link">
https://t.me/lumsrc/4985</text:a>
</text:p>
      <!--NEWS-->
      <text:h text:style-name="P10" text:outline-level="1">
<text:span text:style-name="T4">
JSU Bakhmut Directio Rusian Army Shelled Vasukivka, Orikhovo-Vasylivka, times of Yar, Slavs ...</text:span>
</text:h>
      <text:p text:style-name="P4">
Authors: liveuamap (Language: en)</text:p>
      <text:p text:style-name="P4">
Time: 2023-06-04T-52:09:00</text:p>
      <text:p text:style-name="P4">
Location: New York, Donetsk Oblast (Latitude:48.32883 Longtitude:37.83646)</text:p>
      <text:p text:style-name="P4">
Videos: []</text:p>
      <text:p text:style-name="P4">
Images: []</text:p>
      <text:p text:style-name="P4">
Tags: ["Russia"]</text:p>
      <text:p text:style-name="P4">
Id: 22567401</text:p>
      <!--METADATA-->
      <text:p text:style-name="P4">
At Bakhmut direction Russian army shelled Vasukivka, Orikhovo-Vasylivka,Chasiv Yar, Slovyansk, Ivanivske, Predtechyne, Bila Hora, New York andShevchenko of Donetsk region. Russian aviation conducted airstrikes atKurdumivka and Bila Hora of Donetsk region, - General Staff of Armed Forces ofUkraine says in the morning report</text:p>
      <text:p text:style-name="P4">
News Collection Link: <text:a xlink:type="simple" xlink:href="https://liveuamap.com/en/2023/4-june-at-bakhmut-direction-russian-army-shelled-vasukivka" text:style-name="Internet_20_link" text:visited-style-name="Visited_20_Internet_20_Link">
https://liveuamap.com/en/2023/4-june-at-bakhmut-direction-russian-army-shelled-vasukivka</text:a>
</text:p>
      <text:p text:style-name="P4">
News Source: <text:a xlink:type="simple" xlink:href="https://t.me/lumsrc/4986" text:style-name="Internet_20_link" text:visited-style-name="Visited_20_Internet_20_Link">
https://t.me/lumsrc/4986</text:a>
</text:p>
      <!--NEWS-->
      <text:h text:style-name="P10" text:outline-level="1">
<text:span text:style-name="T4">
JSC Avdiivka Directio Rusian of the Army Shelled Avdiivka, Pervomaisko, Nevelsk, Karlovka of Don ...</text:span>
</text:h>
      <text:p text:style-name="P4">
Authors: liveuamap (Language: en)</text:p>
      <text:p text:style-name="P4">
Time: 2023-06-04T-54:09:00</text:p>
      <text:p text:style-name="P4">
Location: Donetsk Oblast (Latitude:48.10789 Longtitude:37.4893)</text:p>
      <text:p text:style-name="P4">
Videos: []</text:p>
      <text:p text:style-name="P4">
Images: []</text:p>
      <text:p text:style-name="P4">
Tags: ["Russia"]</text:p>
      <text:p text:style-name="P4">
Id: 22567400</text:p>
      <!--METADATA-->
      <text:p text:style-name="P4">
At Avdiyivka direction Russian army shelled Avdiyivka, Pervomayske, Nevelske,Karlivka of Donetsk region. Russian aviation conducted airstrike at Avdiyivka,- General Staff of Armed Forces of Ukraine says in the morning report</text:p>
      <text:p text:style-name="P4">
News Collection Link: <text:a xlink:type="simple" xlink:href="https://liveuamap.com/en/2023/4-june-at-avdiyivka-direction-russian-army-shelled-avdiyivka" text:style-name="Internet_20_link" text:visited-style-name="Visited_20_Internet_20_Link">
https://liveuamap.com/en/2023/4-june-at-avdiyivka-direction-russian-army-shelled-avdiyivka</text:a>
</text:p>
      <text:p text:style-name="P4">
News Source: <text:a xlink:type="simple" xlink:href="https://t.me/lumsrc/4987" text:style-name="Internet_20_link" text:visited-style-name="Visited_20_Internet_20_Link">
https://t.me/lumsrc/4987</text:a>
</text:p>
      <!--NEWS-->
      <text:h text:style-name="P10" text:outline-level="1">
<text:span text:style-name="T4">
At Shakhtarske direction Russian army shelled Vuhledar, Prechystivka and Novoukrayinka of Don...</text:span>
</text:h>
      <text:p text:style-name="P4">
Authors: liveuamap (Language: en)</text:p>
      <text:p text:style-name="P4">
Time: 2023-06-04T-56:09:00</text:p>
      <text:p text:style-name="P4">
Location: Vuhledar, Donetsk Oblast (Latitude:47.77764 Longtitude:37.23953)</text:p>
      <text:p text:style-name="P4">
Videos: []</text:p>
      <text:p text:style-name="P4">
Images: []</text:p>
      <text:p text:style-name="P4">
Tags: ["Russia"]</text:p>
      <text:p text:style-name="P4">
Id: 22567398</text:p>
      <!--METADATA-->
      <text:p text:style-name="P4">
At Shakhtarske direction Russian army shelled Vuhledar, Prechystivka andNovoukrayinka of Donetsk region. Russian aviation conducted airstrikes atVuhledar and Prechystivka of Donetsk region, - General Staff of Armed Forcesof Ukraine says in the morning report</text:p>
      <text:p text:style-name="P4">
News Collection Link: <text:a xlink:type="simple" xlink:href="https://liveuamap.com/en/2023/4-june-at-shakhtarske-direction-russian-army-shelled-vuhledar" text:style-name="Internet_20_link" text:visited-style-name="Visited_20_Internet_20_Link">
https://liveuamap.com/en/2023/4-june-at-shakhtarske-direction-russian-army-shelled-vuhledar</text:a>
</text:p>
      <text:p text:style-name="P4">
News Source: <text:a xlink:type="simple" xlink:href="https://t.me/lumsrc/4989" text:style-name="Internet_20_link" text:visited-style-name="Visited_20_Internet_20_Link">
https://t.me/lumsrc/4989</text:a>
</text:p>
      <!--NEWS-->
      <text:h text:style-name="P10" text:outline-level="1">
<text:span text:style-name="T4">
At Zaporizhzhia and Kherson directions Russian army shelled Vremivka, Zelene Pole of Donetsk ...</text:span>
</text:h>
      <text:p text:style-name="P4">
Authors: liveuamap (Language: en)</text:p>
      <text:p text:style-name="P4">
Time: 2023-06-04T-58:09:00</text:p>
      <text:p text:style-name="P4">
Location: Zaporizhiye (Latitude:47.66423 Longtitude:36.25282)</text:p>
      <text:p text:style-name="P4">
Videos: []</text:p>
      <text:p text:style-name="P4">
Images: []</text:p>
      <text:p text:style-name="P4">
Tags: ["Russia"]</text:p>
      <text:p text:style-name="P4">
Id: 22567397</text:p>
      <!--METADATA-->
      <text:p text:style-name="P4">
At Zaporizhzhia and Kherson Directions Russian Army Shelled Vremivka, Zelenepole of Donetsk Region; Burlatske, Malynivka, Bilohirya, Mala Tokmachka, Novodanylivka, Novoandriyivka, Kamyanske, Lukyanivske and Komyshuvakha OFZAPORIZHIA RED Balka, ZMIYIVKA, BERYSLAV, Burhunka, Ivanivka, Dachi, Zymivnyk, Bilozerka, Dniprovske, Kizomys of Kherson Regionand Kherson City. Russian Aviation Conducched Airstrikes at Poltavka andhuliaipole of Zaporizhzhia Region - General Staff of Armed Fores of Ukranesy in the Morning Report</text:p>
      <text:p text:style-name="P4">
News Collection Link: <text:a xlink:type="simple" xlink:href="https://liveuamap.com/en/2023/4-june-at-zaporizhzhia-and-kherson-directions-russian-army" text:style-name="Internet_20_link" text:visited-style-name="Visited_20_Internet_20_Link">
https://liveuamap.com/en/2023/4-june-t-zaporizhia-kherson-directions-russian-rhmy</text:a>
</text:p>
      <text:p text:style-name="P4">
News Source: <text:a xlink:type="simple" xlink:href="https://t.me/lumsrc/4990" text:style-name="Internet_20_link" text:visited-style-name="Visited_20_Internet_20_Link">
https://t.me/lumsrc/4990</text:a>
</text:p>
      <!--NEWS-->
      <text:h text:style-name="P10" text:outline-level="1">
<text:span text:style-name="T4">
Drone was shot down near Sudzha of Kursk region</text:span>
</text:h>
      <text:p text:style-name="P4">
Authors: liveuamap (Language: en)</text:p>
      <text:p text:style-name="P4">
Time: 2023-06-04T17:02:00</text:p>
      <text:p text:style-name="P4">
Location: Kursk (Latitude:51.19481 Longtitude:35.28594)</text:p>
      <text:p text:style-name="P4">
Videos: []</text:p>
      <text:p text:style-name="P4">
Images: ["<text:a xlink:type="simple" xlink:href="https://liveuamap.com/pics/2023/06/05/22567657_0.jpg" text:style-name="Internet_20_link" text:visited-style-name="Visited_20_Internet_20_Link">
22567657_0.jpg</text:a>
"]</text:p>
      <text:p text:style-name="P4">
Tags: ["Russia", "Central and Eastern Europe"]</text:p>
      <text:p text:style-name="P4">
Id: 22567657</text:p>
      <!--METADATA-->
      <text:p text:style-name="P4">
Drone was shot down near Sudzha of Kursk region</text:p>
      <text:p text:style-name="P4">
<draw:frame draw:style-name="fr1" draw:name="Image2" text:anchor-type="as-char" svg:width="6.9236in" svg:height="3.894525in" draw:z-index="0">
<draw:image xlink:href="../Images/liveuamap/2023-06-04T17-02-00/22567657_0.jpg" xlink:type="simple" xlink:show="embed" xlink:actuate="onLoad" draw:mime-type="image/jpeg"/>
</draw:frame>
News Collection Link: <text:a xlink:type="simple" xlink:href="https://liveuamap.com/en/2023/4-june-drone-was-shot-down-near-sudzha-of-kursk-region" text:style-name="Internet_20_link" text:visited-style-name="Visited_20_Internet_20_Link">
https://liveuamap.com/en/2023/4-june-drone-was-shot-down-near-sudzha-of-kursk-region</text:a>
</text:p>
      <text:p text:style-name="P4">
News Source: <text:a xlink:type="simple" xlink:href="https://t.me/breakingmash/44664" text:style-name="Internet_20_link" text:visited-style-name="Visited_20_Internet_20_Link">
https://t.me/breakingmash/44664</text:a>
</text:p>
      <!--NEWS-->
      <text:h text:style-name="P10" text:outline-level="1">
<text:span text:style-name="T4">
Russian Ministry of Defense claims Ukrainian Armed forces launched offensive at several point...</text:span>
</text:h>
      <text:p text:style-name="P4">
Authors: liveuamap (Language: en)</text:p>
      <text:p text:style-name="P4">
Time: 2023-06-04T18:17:00</text:p>
      <text:p text:style-name="P4">
Location: Velyka Novosilka (Latitude:47.74995 Longtitude:36.95433)</text:p>
      <text:p text:style-name="P4">
Videos: []</text:p>
      <text:p text:style-name="P4">
Images: []</text:p>
      <text:p text:style-name="P4">
Tags: ["Russia", "Central and Eastern Europe"]</text:p>
      <text:p text:style-name="P4">
Id: 22567658</text:p>
      <!--METADATA-->
      <text:p text:style-name="P4">
Russian Ministry of Defense claims Ukrainian Armed forces launched offensiveat several points at South-Donetsk direction</text:p>
      <text:p text:style-name="P4">
News Collection Link: <text:a xlink:type="simple" xlink:href="https://liveuamap.com/en/2023/4-june-russian-ministry-of-defense-claims-ukrainian-armed" text:style-name="Internet_20_link" text:visited-style-name="Visited_20_Internet_20_Link">
https://liveuamap.com/en/2023/4-june-russian-ministry-of-defense-claims-ukrainian-armed</text:a>
</text:p>
      <text:p text:style-name="P4">
News Source: <text:a xlink:type="simple" xlink:href="https://t.me/rusbrief/123149" text:style-name="Internet_20_link" text:visited-style-name="Visited_20_Internet_20_Link">
https://t.me/rusbrief/123149</text:a>
</text:p>
      <!--NEWS-->
      <text:h text:style-name="P10" text:outline-level="1">
<text:span text:style-name="T4">
Ukraine's military assistance from EU countries is 15 billion euros - Matti Maasikas</text:span>
</text:h>
      <text:p text:style-name="P4">
Author: ['Єгор Брайлян']</text:p>
      <text:p text:style-name="P4">
Time: 2023-06-04T95:00:00-04:00</text:p>
      <text:p text:style-name="P4">
Description: About CT, declared the head of the representation of Tu in Ukrainian Mattі Maasіkas PID HIS WISTUPUA on ... War with Ukraine 2022, War with Ukraine Latest News today, News War with Ukraine 2022 Last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fs8hhgfxsam9glb-scaled.jpeg" text:style-name="Internet_20_link" text:visited-style-name="Visited_20_Internet_20_Link">
fs8hhgfxsam9glb-scaled.jpeg</text:a>
']</text:p>
      <text:p text:style-name="P4">
Tags: ['ЄВРОСОЮЗ', 'МАТТІ МААСІКАС', 'СВІТ ПІДТРИМУЄ УКРАЇНУ']</text:p>
      <text:p text:style-name="P4">
Category: News</text:p>
      <!--METADATA-->
      <text:p text:style-name="P4">
<draw:frame draw:style-name="fr1" draw:name="Image3" text:anchor-type="as-char" svg:width="6.9236in" svg:height="4.609964in" draw:z-index="0">
<draw:image xlink:href="../Images/AРМІЯINFORM/2023-06-04T95-00-00-04-00/fs8hhgfxsam9glb-scaled.jpeg" xlink:type="simple" xlink:show="embed" xlink:actuate="onLoad" draw:mime-type="image/jpeg"/>
</draw:frame>
This was stated by the head of the EU Delegation in Ukraine Matti Maasikas during its exception at the EU: Just About Difficult. Armyinformwwwwk correspondent among selected journalists-participants in the introductory course organized West Media Forum with the support of the EU representation in Ukraine.</text:p>
      <text:p text:style-name="P4">
“The nuclear state attacked its neighbor without provocation. It directly sinks to the security situation throughout Europe. That is why this is extremely important for us.</text:p>
      <text:p text:style-name="P4">
And that is why the EU States and States Parties provide military assistance to Ukraine. The Summary of Assistance to the European Union States that make a contribution today is approximately 15 billion euros, <text:span text:style-name="T4">
-</text:span>
-** told Mattimasikas to Ukrainian journalists.</text:p>
      <text:p text:style-name="P4">
The head of the EU representation in Ukraine explained the details of military assistance to Ukraine.</text:p>
      <text:p text:style-name="P4">
“This assistance has a specific weapon that is transmitted as well as training. It gives help to Ukraine in a record time. By the end of this year, there will be 30,000 Ukrainian military training. There is a plan further to buy one million artillery jails.</text:p>
      <text:p text:style-name="P4">
All this comes from the EU Member States, as well as changes to the capacity of the enlarging sector, "<text:span text:style-name="T4">
-</text:span>
 Mattie Maasikas summarized.</text:p>
      <text:p text:style-name="P4">
News Source: <text:a xlink:type="simple" xlink:href="https://armyinform.com.ua/2023/06/04/vijskova-dopomoga-ukrayini-vid-derzhav-yes-stanovyt-12-milyardiv-yevro-mati-maasikas/" text:style-name="Internet_20_link" text:visited-style-name="Visited_20_Internet_20_Link">
https://armyinform.com.ua/2023/06/04/vijskova-dopomoga-ukrayini-vid-derzhav-yes-stanovyt-12-milyardiv-yevro-mati-maasikas/</text:a>
</text:p>
      <!--NEWS-->
      <text:h text:style-name="P10" text:outline-level="1">
<text:span text:style-name="T4">
The President of Ukraine met with the Ministry of Foreign Affairs of Britain</text:span>
</text:h>
      <text:p text:style-name="P4">
Authors: Ukrinform (Person)</text:p>
      <text:p text:style-name="P4">
Publisher: Укринформ (Organization)</text:p>
      <text:p text:style-name="P4">
Published Time: 2023-06-05T-133:38:00+03:00</text:p>
      <text:p text:style-name="P4">
Modified Time: 2023-06-05T17:38:00+03:00</text:p>
      <text:p text:style-name="P4">
Description: President Volodymyr Zelensky discussed with the State Secretary of Foreign Affairs, the Commonwealth of Nations and the Development of the United Kingdom James Kleverla preparation for NATO Summit, the implementation of peace formula and the reconstruction of Ukraine. - Ukrinform.</text:p>
      <text:p text:style-name="P4">
Images: ['<text:a xlink:type="simple" xlink:href="https://static.ukrinform.com/photos/2023_06/thumb_files/630_360_1685978512-292.jpeg" text:style-name="Internet_20_link" text:visited-style-name="Visited_20_Internet_20_Link">
630_360_16859...</text:a>
']</text:p>
      <text:p text:style-name="P4">
Tags: ['Британія', 'МЗС', 'Візит', 'Зеленський']</text:p>
      <text:p text:style-name="P4">
Type: Article</text:p>
      <!--METADATA-->
      <text:p text:style-name="P4">
<draw:frame draw:style-name="fr1" draw:name="Image4" text:anchor-type="as-char" svg:width="6.9236in" svg:height="3.956343in" draw:z-index="0">
<draw:image xlink:href="../Images/yкринформ/2023-06-05T-133-38-00-03-00/630_360_1685978512-292.jpeg" xlink:type="simple" xlink:show="embed" xlink:actuate="onLoad" draw:mime-type="image/jpeg"/>
</draw:frame>
President Volodymyr Zelensky discussed with the State Secretary in the foreign laws, the Commonwealth of Nations and the Development of the United Kingdom JamemSkleverli preparation for NATO summit, the implementation of peace and reconstruction of Ukraine.</text:p>
      <text:p text:style-name="P4">
The Head of State reported this in <text:a xlink:type="simple" xlink:href="https://t.me/V_Zelenskiy_official/6475" text:style-name="Internet_20_link" text:visited-style-name="Visited_20_Internet_20_Link">
telegram</text:a>
, reports Ukrinform.</text:p>
      <text:p text:style-name="P4">
"During the meeting, they discussed important topical issues: the expectations of Ukraine of the NATO Swar Summit, the promotion of the Ukrainian formula of peace and the preparation of the global summit on its implementation, the London International Conference from Out of Ukraine," Zelensky said.</text:p>
      <text:p text:style-name="P4">
<text:span text:style-name="T5">
Video: <text:a xlink:type="simple" xlink:href="https://t.me/V_Zelenskiy_official/6475" text:style-name="Internet_20_link" text:visited-style-name="Visited_20_Internet_20_Link">
Presidential Channel of Ukraine</text:a>
</text:span>
</text:p>
      <text:p text:style-name="P4">
He also expressed gratitude for the support that <text:a xlink:type="simple" xlink:href="https://www.ukrinform.ua/tag-britania" text:style-name="Internet_20_link" text:visited-style-name="Visited_20_Internet_20_Link">
UK</text:a>
She provided and continues to provide Ukraine.</text:p>
      <text:p text:style-name="P4">
At the same time, the President recalled that in recent weeks, the negotiations of the UK Zpr Minister have been in direct dialogue and "very important arrangements" were achieved.</text:p>
      <text:p text:style-name="P4">
As they told in <text:a xlink:type="simple" xlink:href="https://www.president.gov.ua/news/prezident-ukrayini-proviv-zustrich-iz-derzhavnim-sekretarem-83405" text:style-name="Internet_20_link" text:visited-style-name="Visited_20_Internet_20_Link">
OP press service</text:a>
, the head of state has actedly emphasized the importance of the decisions made by the United Kingdom on the transfer of the Ukrainian Master Missiles and the preparation of Ukrainian pilots.</text:p>
      <text:p text:style-name="P4">
Zelensky emphasized that recently the Russian aggressor has significantly intensified the practical terror against Ukraine, so the state needs rapid and substantial development of air defense systems.</text:p>
      <text:p text:style-name="P4">
“It is important that we have started discussions about the Petriots coalition. And Greatness is part of these discussions, ”he emphasized.</text:p>
      <text:p text:style-name="P4">
During the meeting there was a detailed exchange of views on the expectations of Ukraine of the NATO Redemption Summit. The head of state explained that it is important for Ukraine to maintain a clear signal about the prospects of membership in the Alliance.</text:p>
      <text:p text:style-name="P4">
"This is a motivational factor for our army," the President said.</text:p>
      <text:p text:style-name="P4">
<text:span text:style-name="T4">
 Read also: </text:span>
 <text:a xlink:type="simple" xlink:href="https://www.ukrinform.ua/rubric-polytics/3716758-mzs-britanii-zaklikaemo-vsi-derzavi-tverdo-stoati-za-ukrainu-skilki-potribno.html" text:style-name="Internet_20_link" text:visited-style-name="Visited_20_Internet_20_Link">
Foreign Ministry of British: We call all states firmly standing as much as required</text:a>
</text:p>
      <text:p text:style-name="P4">
Zelensky and Kleverli also discussed the preparation for the London International Conference on Reconstruction of Ukraine. In particular, it has been emphasized that the conference should give practical results and become an important political signal support for the Ukrainian state.</text:p>
      <text:p text:style-name="P4">
As <text:a xlink:type="simple" xlink:href="https://www.ukrinform.ua/rubric-polytics/3717163-u-moldovi-zelenskij-zustrivsa-z-sunakom-govorili-pro-storm-shadow-ta-vijnu.html" text:style-name="Internet_20_link" text:visited-style-name="Visited_20_Internet_20_Link">
reported</text:a>
, President Volodymyr Zelensky, on June 1, during a visit, Moldova met with Prime Minister of Great Britain, Rice Sunak.</text:p>
      <text:p text:style-name="P4">
<text:span text:style-name="T5">
Foto: op</text:span>
</text:p>
      <text:p text:style-name="P4">
News Source: <text:a xlink:type="simple" xlink:href="https://www.ukrinform.ua/rubric-polytics/3718578-prezident-ukraini-zustrivsa-iz-glavou-mzs-britanii.html" text:style-name="Internet_20_link" text:visited-style-name="Visited_20_Internet_20_Link">
https://www.ukrinform.ua/rubric-polytics/3718578-prezident-ukraini-zustrivsa-iz-glavou-mzs-britanii.html</text:a>
</text:p>
      <!--NEWS-->
      <text:h text:style-name="P10" text:outline-level="1">
<text:span text:style-name="T4">
In the three border regions of the Russian Federation on the radio, Putin's Appeal on martial law was transferred</text:span>
</text:h>
      <text:p text:style-name="P4">
Authors: Ukrinform (Person)</text:p>
      <text:p text:style-name="P4">
Publisher: Укринформ (Organization)</text:p>
      <text:p text:style-name="P4">
Published Time: 2023-06-05T-135:35:00+03:00</text:p>
      <text:p text:style-name="P4">
Modified Time: 2023-06-05T17:35:00+03:00</text:p>
      <text:p text:style-name="P4">
Description: On the air of some radio stations, which lead to Rostov, Belgorod, Voronezh region of Russia, on June 5, the Putin's appeal was transferred, which referred to the "invasion of Ukrainian troops" and "announcement of martial law". - Ukrinform.</text:p>
      <text:p text:style-name="P4">
Images: ['<text:a xlink:type="simple" xlink:href="https://static.ukrinform.com/photos/2023_06/thumb_files/630_360_1685975615-166.jpg" text:style-name="Internet_20_link" text:visited-style-name="Visited_20_Internet_20_Link">
630_360_16859...</text:a>
']</text:p>
      <text:p text:style-name="P4">
Tags: ['Путін', 'Воєнний стан', 'Радіо', 'Війна з Росією']</text:p>
      <text:p text:style-name="P4">
Type: Article</text:p>
      <!--METADATA-->
      <text:p text:style-name="P4">
<draw:frame draw:style-name="fr1" draw:name="Image7" text:anchor-type="as-char" svg:width="6.9236in" svg:height="3.956343in" draw:z-index="0">
<draw:image xlink:href="../Images/yкринформ/2023-06-05T-135-35-00-03-00/630_360_1685975615-166.jpg" xlink:type="simple" xlink:show="embed" xlink:actuate="onLoad" draw:mime-type="image/jpeg"/>
</draw:frame>
In the essays of radio stations leading to Rostov, Belgorod, Voronezh region of Russia on June 5, the Putin's Appeal was referred to, which referred to the "invasion of Ukrainian troops" and "announcement of martial law".</text:p>
      <text:p text:style-name="P4">
According to Ukrinform, Radio Svoboda reports with reference to the Natro-Russian <text:a xlink:type="simple" xlink:href="https://www.svoboda.org/a/po-radio-v-ryade-oblastey-peredali-obraschenie-putina-o-mobilizatsii/32445287.html" text:style-name="Internet_20_link" text:visited-style-name="Visited_20_Internet_20_Link">
telegram channels</text:a>
.</text:p>
      <text:p text:style-name="P4">
“Russians, brothers and sisters. Today, at four in the morning, Ukrainian troops armed with the teeth block <text:a xlink:type="simple" xlink:href="https://www.ukrinform.ua/tag-nato" text:style-name="Internet_20_link" text:visited-style-name="Visited_20_Internet_20_Link">
NATO</text:a>
, enviking and with the support of Washington, invaded the territory of Kursk, Belgorod and Bryansk regions, ”said the speaker, voice and intonation similar to those in Putin.</text:p>
      <text:p text:style-name="P4">
<text:span text:style-name="T4">
 Read also: </text:span>
 <text:a xlink:type="simple" xlink:href="https://www.ukrinform.ua/rubric-ato/3718288-u-belgorodskij-oblasti-stalasa-pozeza-na-energeticnomu-obekti-cerez-ataku-drona.html" text:style-name="Internet_20_link" text:visited-style-name="Visited_20_Internet_20_Link">
in the Belgorod region a fire occurred on an energy object due to drone attack</text:a>
Further, the appeal stated that in the territory of these areas the state was introduced, and the residents are urged to evacuate. Putin also said that he would sign a decree on general mobilization.</text:p>
      <text:p text:style-name="P4">
Local authorities called the fake and stated that the situation was under control. No one has taken responsibility for recording the video and its airing.</text:p>
      <text:p text:style-name="P4">
A spokesman for the Kremlin [Dmitrykov] said that Putin did not speak with an appeal.(http://t.me/kommersant/51617).</text:p>
      <text:p text:style-name="P4">
<text:span text:style-name="T4">
 Read also: </text:span>
 <text:a xlink:type="simple" xlink:href="https://www.ukrinform.ua/rubric-ato/3718253-legion-svoboda-rosii-ta-rdk-zaavili-so-peredaut-ukraini-polonenih-soldativ-iz-belgorodskij-oblasti.html" text:style-name="Internet_20_link" text:visited-style-name="Visited_20_Internet_20_Link">
<text:span text:style-name="T4">
 Legion </text:span>
 Freedom of Russia "and RDCs stated that they pass to the Ukraine of prisoners from Belgorod region</text:a>
As reported by Ukrinform, on June 1, the Legion "Freedom of Russia" and the Russian Volunteer Corps declared the beginning of a new raid in the Belgorod region. On June 4, the RDC and the Legion "Freedom of Russia" announced the entry into the suburbs. Shebekin of the Belgorod region of the Russian Federation.</text:p>
      <text:p text:style-name="P4">
At the same time, announcing the beginning of a full -scale war against Ukraine, Putinghov was that only professional military would participate in it. However, in September 20122, after a number of failures at the front, he declared the so -called partial mobilization, during which, according to official data, about 300,000 civilians were called into the army.</text:p>
      <text:p text:style-name="P4">
News Source: <text:a xlink:type="simple" xlink:href="https://www.ukrinform.ua/rubric-world/3718575-u-troh-prikordonnih-oblastah-rf-po-radio-peredali-zvernenna-putina-pro-voennij-stan.html" text:style-name="Internet_20_link" text:visited-style-name="Visited_20_Internet_20_Link">
https://www.ukrinform.ua/rubric-world/3718575-u-troh-prikordonnih-oblastah-rf-po-radio-peredali-zvernenna-putina-pro-voennij-stan.html</text:a>
</text:p>
      <!--NEWS-->
      <text:h text:style-name="P10" text:outline-level="1">
<text:span text:style-name="T4">
"Kadyrivtsi Tupling" in Georgia was discharged 40 penalties for violation of traffic rules - media</text:span>
</text:h>
      <text:p text:style-name="P4">
Authors: Ukrinform (Person)</text:p>
      <text:p text:style-name="P4">
Publisher: Укринформ (Organization)</text:p>
      <text:p text:style-name="P4">
Published Time: 2023-06-05T-137:30:20+03:00</text:p>
      <text:p text:style-name="P4">
Modified Time: 2023-06-05T17:30:20+03:00</text:p>
      <text:p text:style-name="P4">
Description: About 40 penalties were imposed on the territory of Georgia from May 22 to June 3 on June 3, for violation of traffic violations for a total amount of about $ 3,000. - Ukrinform.</text:p>
      <text:p text:style-name="P4">
Images: ['<text:a xlink:type="simple" xlink:href="https://static.ukrinform.com/photos/2023_06/thumb_files/630_360_1685975396-637.jpg" text:style-name="Internet_20_link" text:visited-style-name="Visited_20_Internet_20_Link">
630_360_16859...</text:a>
']</text:p>
      <text:p text:style-name="P4">
Tags: ['Чечня', 'Грузія', 'Штраф', 'ПДР']</text:p>
      <text:p text:style-name="P4">
Type: Article</text:p>
      <!--METADATA-->
      <text:p text:style-name="P4">
<draw:frame draw:style-name="fr1" draw:name="Image8" text:anchor-type="as-char" svg:width="6.9236in" svg:height="3.956343in" draw:z-index="0">
<draw:image xlink:href="../Images/yкринформ/2023-06-05T-137-30-20-03-00/630_360_1685975396-637.jpg" xlink:type="simple" xlink:show="embed" xlink:actuate="onLoad" draw:mime-type="image/jpeg"/>
</draw:frame>
The Chechen cars with Russian numbers, which was in Georgia, from May 22 to June 3, were imposed about 40 penalties of the purpose of traffic rules for a total amount of approximately $ 3,000.</text:p>
      <text:p text:style-name="P4">
According to Ukrinform, the edition [Novosti-Grusia] reports about it(http://www.newsgeorgia.ge/ljudjam-kadyrova-gruzii-vypisali-shtrafy-na-tysjachu-lari/).</text:p>
      <text:p text:style-name="P4">
This weekend, photos and videoADras of black-car and Russian cars with Russian numbers, which were previously noticed at the Pancicchechensky businessman Aslabek Akhmethanov on Instagram, were included in the social networks. Georgian changes to him from the closest environment of Ramzan Kadyrov, which is connected with the criminal world.</text:p>
      <text:p text:style-name="P4">
According to the newspaper, a large number of penalties were imposed on the cars during the time. Only one car had 13 penalties for traffic violations. In general, the media, with reference to the data of the Ministry of Internal Affairs of Georgia, calculated about 40 penalties for similar violations for the entire tuple of about 3 thousand dollars.</text:p>
      <text:p text:style-name="P4">
Judging by the dates of the violations recorded in the documents, Chechen cars re -operated in Georgia from May 22 to June 3. At the same time, the Ministry of Internal Affairs and the Georgian service security of the Ministry of Internal Affairs and no comments on penalties and the whose cortez was in the specified period was provided.</text:p>
      <text:p text:style-name="P4">
The Georgian opposition speaks "about undermining the security of the country" and that the authorities attract the persons of those who were in black cars. "From the frames who came in domestic networks, we can conclude that the tuple was traveling by Georgia for several days, the" guests "stopped in Tbilisi and Batumi, were also spotted in Natakhtar," the message will be in the message.</text:p>
      <text:p text:style-name="P4">
Third of June the cars left <text:a xlink:type="simple" xlink:href="https://www.ukrinform.ua/tag-gruzia" text:style-name="Internet_20_link" text:visited-style-name="Visited_20_Internet_20_Link">
Georgia</text:a>
to the territory of Turkey.</text:p>
      <text:p text:style-name="P4">
The Georgian Dream Party stated that the guests did not violate the occupation law, so there was no reason not to let them into the country.</text:p>
      <text:p text:style-name="P4">
VesPicker of the parliament of the country Gia Volsky stated that it was impossible to make a group of saboteurs and "Cadyrivs" and assured the group with Chechnya, and assured that the businessmen were not threatened with safety. However, he mentioned in the context of the scandal about the "Kadyrov people in Georgia", he dismissed the Mayor of the Terrible, Alertox.<text:span text:style-name="T4">
 Read also: </text:span>
 <text:a xlink:type="simple" xlink:href="https://www.ukrinform.ua/rubric-world/3715638-gruzia-pro-vidnosini-z-rf-ne-postupki-a-strategicna-politika-terpinna.html" text:style-name="Internet_20_link" text:visited-style-name="Visited_20_Internet_20_Link">
<text:span text:style-name="T4">
 Georgia </text:span>
 About relations with the Russian Federation: not concessions, but "strategic policy of patience"</text:a>
As reported by Ukrinform, <text:a xlink:type="simple" xlink:href="https://www.ukrinform.ua/rubric-ato/3716806-kreml-hoce-zaminiti-vagnerivciv-na-kadirivciv-u-vijni-proti-ukraini-isw.html" text:style-name="Internet_20_link" text:visited-style-name="Visited_20_Internet_20_Link">
Kremlin wants to replace the "Wagner" with Cadyrivs</text:a>
In the war against Ukraine.</text:p>
      <text:p text:style-name="P4">
News Source: <text:a xlink:type="simple" xlink:href="https://www.ukrinform.ua/rubric-world/3718572-kortezu-kadirivciv-v-gruzii-vipisali-40-strafiv-za-porusenna-pravil-doroznogo-ruhu-zmi.html" text:style-name="Internet_20_link" text:visited-style-name="Visited_20_Internet_20_Link">
https://www.ukrinform.ua/rubric-world/3718572-kortezu-kadirivciv-v-gruzii-vipisali-40-strafiv-za-porusenna-pravil-doroznogo-ruhu-zmi.html</text:a>
</text:p>
      <!--NEWS-->
      <text:h text:style-name="P10" text:outline-level="1">
<text:span text:style-name="T4">
The Futsal national team got to the first basket at the drawing of the 20124 World Cup</text:span>
</text:h>
      <text:p text:style-name="P4">
Authors: Ukrinform (Person)</text:p>
      <text:p text:style-name="P4">
Publisher: Укринформ (Organization)</text:p>
      <text:p text:style-name="P4">
Published Time: 2023-06-05T-139:30:00+03:00</text:p>
      <text:p text:style-name="P4">
Modified Time: 2023-06-05T17:30:00+03:00</text:p>
      <text:p text:style-name="P4">
Description: The draw of the elite round of the Qualification of the World Futsal Championship in the European Zone, where the national team of Ukraine will also be performed, will take place on June 8. - Ukrinform.</text:p>
      <text:p text:style-name="P4">
Images: ['<text:a xlink:type="simple" xlink:href="https://static.ukrinform.com/photos/2023_06/thumb_files/630_360_1685975416-775.jpg" text:style-name="Internet_20_link" text:visited-style-name="Visited_20_Internet_20_Link">
630_360_16859...</text:a>
']</text:p>
      <text:p text:style-name="P4">
Tags: ['Чемпіонат світу', 'Збірна України', 'футзал']</text:p>
      <text:p text:style-name="P4">
Type: Article</text:p>
      <!--METADATA-->
      <text:p text:style-name="P4">
<draw:frame draw:style-name="fr1" draw:name="Image10" text:anchor-type="as-char" svg:width="6.9236in" svg:height="3.956343in" draw:z-index="0">
<draw:image xlink:href="../Images/yкринформ/2023-06-05T-139-30-00-03-00/630_360_1685975416-775.jpg" xlink:type="simple" xlink:show="embed" xlink:actuate="onLoad" draw:mime-type="image/jpeg"/>
</draw:frame>
The draw of the elite round of the Qualification of the World Cup in the Futsal of the European Zone, where the national national team of Ukraine will also perform, will take place on June 8th.</text:p>
      <text:p text:style-name="P4">
As the official [site] reports(https://uaf.ua/article/48393)Ukrainian Football Association(Waf), the start of the ceremony - at 15.00 Kyiv time, reports Ukrinform.</text:p>
      <text:p text:style-name="P4">
Thanks to the high rating, the Blue and Yellows got to the first basket.</text:p>
      <text:p text:style-name="P4">
Fine World Cup from Futsal. The elite round of selection in the UEFA area. _Koshki sowing: _</text:p>
      <text:p text:style-name="P4">
1 - Croatia, Kazakhstan, Portugal, Spain, Ukraine</text:p>
      <text:p text:style-name="P4">
2 - Georgia, Italy, Poland, Romania, Slovakia</text:p>
      <text:p text:style-name="P4">
3 - Armenia, Azerbaijan, France, Serbia, Slovenia</text:p>
      <text:p text:style-name="P4">
4 - Belgium, Czech Republic, Finland, Germany, the Netherlands.</text:p>
      <text:p text:style-name="P4">
20 teams will be divided into five groups of four teams, and the fights will also take away at the exit. Five winners will be released at the 2024 World Cup. The best owners of second places will be released to the luxury round playoffs.</text:p>
      <text:p text:style-name="P4">
The duels of the elite round will be held by December 20.</text:p>
      <text:p text:style-name="P4">
<text:span text:style-name="T4">
 Read also: </text:span>
 <text:a xlink:type="simple" xlink:href="https://www.ukrinform.ua/rubric-sports/3713999-minmolodsportu-ta-asociacia-futzalu-razom-borotimutsa-z-manipuluvannam-u-sporti.html" text:style-name="Internet_20_link" text:visited-style-name="Visited_20_Internet_20_Link">
Ministry of Youth and Association <text:span text:style-name="T4">
 Futsal </text:span>
 in combat with manipulation in sports</text:a>
_Plei of the elite round: _</text:p>
      <text:p text:style-name="P4">
Drawing - January 25 2024</text:p>
      <text:p text:style-name="P4">
Matches: April 8-17, 2024.</text:p>
      <text:p text:style-name="P4">
The four teams will be broken into two pairs, the duels will be at home and the skills. The winners will be released at the 2024 World Cup.</text:p>
      <text:p text:style-name="P4">
Drawing: June 8, 2023.</text:p>
      <text:p text:style-name="P4">
Matches: will be completed by December 20, 2023.</text:p>
      <text:p text:style-name="P4">
Photo: FIFA.</text:p>
      <text:p text:style-name="P4">
News Source: <text:a xlink:type="simple" xlink:href="https://www.ukrinform.ua/rubric-sports/3718573-zbirna-ukraini-z-futzalu-potrapila-do-persogo-kosika-na-zerebkuvanni-vidboru-cs2024.html" text:style-name="Internet_20_link" text:visited-style-name="Visited_20_Internet_20_Link">
https://www.ukrinform.ua/rubric-sports/3718573-zbirna-ukraini-z-futzalu-potrapila-do-persogo-kosika-na-zerebkuvanni-vidboru-cs2024.html</text:a>
</text:p>
      <!--NEWS-->
      <text:h text:style-name="P10" text:outline-level="1">
<text:span text:style-name="T4">
Lubinets told the Pope's messenger about Russian crimes against Ukrainian children</text:span>
</text:h>
      <text:p text:style-name="P4">
Authors: Ukrinform (Person)</text:p>
      <text:p text:style-name="P4">
Publisher: Укринформ (Organization)</text:p>
      <text:p text:style-name="P4">
Published Time: 2023-06-05T-141:26:00+03:00</text:p>
      <text:p text:style-name="P4">
Modified Time: 2023-06-05T17:26:00+03:00</text:p>
      <text:p text:style-name="P4">
Description: The Russian Federation has killed more than 500 Ukrainian children during a full -scale invasion and continues to commit crimes against young Ukrainians. - Ukrinform.</text:p>
      <text:p text:style-name="P4">
Images: ['<text:a xlink:type="simple" xlink:href="https://static.ukrinform.com/photos/2023_06/thumb_files/630_360_1685975062-307.jpg" text:style-name="Internet_20_link" text:visited-style-name="Visited_20_Internet_20_Link">
630_360_16859...</text:a>
', '<text:a xlink:type="simple" xlink:href="https://static.ukrinform.com/photos/2023_06/1685975061-341.jpg" text:style-name="Internet_20_link" text:visited-style-name="Visited_20_Internet_20_Link">
1685975061-34...</text:a>
', '<text:a xlink:type="simple" xlink:href="https://static.ukrinform.com/photos/2023_06/1685975061-448.jpg" text:style-name="Internet_20_link" text:visited-style-name="Visited_20_Internet_20_Link">
1685975061-44...</text:a>
']</text:p>
      <text:p text:style-name="P4">
Tags: ['Діти', 'Папа Франциск', 'Ватикан', 'Війна з Росією', 'Дмитро Лубінець']</text:p>
      <text:p text:style-name="P4">
Type: Article</text:p>
      <!--METADATA-->
      <text:p text:style-name="P4">
<draw:frame draw:style-name="fr1" draw:name="Image11" text:anchor-type="as-char" svg:width="6.9236in" svg:height="3.956343in" draw:z-index="0">
<draw:image xlink:href="../Images/yкринформ/2023-06-05T-141-26-00-03-00/630_360_1685975062-307.jpg" xlink:type="simple" xlink:show="embed" xlink:actuate="onLoad" draw:mime-type="image/jpeg"/>
</draw:frame>
The Russian Federation has killed more than 500 Ukrainian children during a full -scale invasion and continues to commit crimes against young Ukrainians.</text:p>
      <text:p text:style-name="P4">
The Commissioner of the Verkhovna Rada for Human Rights Dmitry Lubinets said to the Cardinal Matteo Maria Zuppi, the Archbishop of Bologna and the Presidential Bishopric Conference, Ukrinform correspondent reports.</text:p>
      <text:p text:style-name="P4">
<draw:frame draw:style-name="fr1" draw:name="Image12" text:anchor-type="as-char" svg:width="6.9236in" svg:height="4.615733in" draw:z-index="0">
<draw:image xlink:href="../Images/yкринформ/2023-06-05T-141-26-00-03-00/1685975061-341.jpg" xlink:type="simple" xlink:show="embed" xlink:actuate="onLoad" draw:mime-type="image/jpeg"/>
</draw:frame>
</text:p>
      <text:p text:style-name="P4">
<draw:frame draw:style-name="fr1" draw:name="Image13" text:anchor-type="as-char" svg:width="6.9236in" svg:height="4.615733in" draw:z-index="0">
<draw:image xlink:href="../Images/yкринформ/2023-06-05T-141-26-00-03-00/1685975061-448.jpg" xlink:type="simple" xlink:show="embed" xlink:actuate="onLoad" draw:mime-type="image/jpeg"/>
</draw:frame>
“From February 24 to February, the Russian Federation has killed more than 500 Ukrainian children. Just yesterday, a child who was just two years old was killed in the Dniprovide by a Russian rocket, ”Lubinets said and reminded that he was killed in a maternity hospital in Zaporizhzhbul only 2 days from birth.</text:p>
      <text:p text:style-name="P4">
According to him, the Russian military commits crimes of sexual violence, the smallest of their victim for 4 years.</text:p>
      <text:p text:style-name="P4">
“As for the forced deportation of the Russian military, the figure you see19 505 is as of today. Approximately recorded data on <text:a xlink:type="simple" xlink:href="https://www.ukrinform.ua/tag-diti" text:style-name="Internet_20_link" text:visited-style-name="Visited_20_Internet_20_Link">
children</text:a>
In fact, the Russians were abducted, ”the Commissioner for Human Rights said.</text:p>
      <text:p text:style-name="P4">
According to Lubinets, he has repeatedly emphasized this not finally, since the number of children affected in Mariupol, in other territories of Donetsk and Luhansk regions, where active fighting is constantly underway, is still unknown.</text:p>
      <text:p text:style-name="P4">
“Russia has never told us as a state about the number of children exported to their condition, the conditions in which they are. On the contrary, we record that some only Ukrainian children find themselves in the territory of the Russian Federation, they have Ukrainian documents and birth certificates. They are forbidden to call themselves Ukrainians or use the Ukrainian language and the adoption procedure as soon as possible, ”he told the Cardinal.</text:p>
      <text:p text:style-name="P4">
Lubin added that the Russian Federation, when issues to the children of his sample documents, often changes confident information in them(Date of birth, first name, last name). “Міняється якасьбуква, а по факту міняється вся інформація. Це робиться задля того, щоб миніколи не повернули своїх дітей”, - переконаний він.</text:p>
      <text:p text:style-name="P4">
Уповноважений ВР з прав людини наголосив на тому, що Україна має небагатоможливостей для повернення своїх маленьких громадян на Батьківщину, але попривсе, намагається це робити.</text:p>
      <text:p text:style-name="P4">
<text:span text:style-name="T4">
 Read also: </text:span>
 <text:a xlink:type="simple" xlink:href="https://www.ukrinform.ua/rubric-polytics/3714640-papa-rimskij-nazvav-povernenna-okupovanih-rosieu-ukrainskih-teritorij-politicnim-pitannam.html" text:style-name="Internet_20_link" text:visited-style-name="Visited_20_Internet_20_Link">
Pope called the return of Russian -occupied Ukrainian territories by "political issues"</text:a>
He urged Cardinal to pay attention to the fact that in the occupied territories of RFPPDE, I have committed crimes.</text:p>
      <text:p text:style-name="P4">
Cardinal Matteo Maria Zuppi considers the fact that the war and the crime have been killed. “At the center of our attention the protection of children's lives. Because it should be bold. Starting with children, try to look at the future of all people ... We will feel your experiences and we are very close to you, ”he assured.</text:p>
      <text:p text:style-name="P4">
Ukraine must liberate its entire territory, because it is the only mechanism to protect people from those crimes that the Russian Federation.</text:p>
      <text:p text:style-name="P4">
"When we insist that all our territories must be released, the cesame is because it is the only mechanism for the protection of our citizens who live for them," Lubinets said.</text:p>
      <text:p text:style-name="P4">
The Ombudsman stressed that every Ukrainian child who was in Ukraine who went abroad felt the consequences of the war. In addition, Russia is exporting Ukrainian children from temporarily occupied territories.</text:p>
      <text:p text:style-name="P4">
Lubinets presented a delegation from the Vatican a special report "Untrexpreduces" on the violation of the rights of Ukrainian children to TT and in , which was released by the National Bank on the occasion of the Day of Protection of Children's Rights.</text:p>
      <text:p text:style-name="P4">
The Verkhovna Rada Commissioner is convinced that this arrival is representative of the Vokotik in Ukraine will once again demonstrate who the aggressor is and who is the victim.</text:p>
      <text:p text:style-name="P4">
The parties discussed the issues of exchanges with prisoners of war tadporting Ukrainian children.</text:p>
      <text:p text:style-name="P4">
<text:span text:style-name="T4">
 Read also: </text:span>
 <text:a xlink:type="simple" xlink:href="https://www.ukrinform.ua/rubric-society/3713544-papa-francisk-zaklikav-ne-zabuvati-pro-ukrainciv.html" text:style-name="Internet_20_link" text:visited-style-name="Visited_20_Internet_20_Link">
Pope Francis urged not to forget about Ukrainians</text:a>
As it was reported, Pope Francis's envoy on peace in Ukraine in Ukraine Matteo Zuppi on June 5-6 is in Kiev on a visit. The main goal is to listen to the Ukrainian authorities about the possible ways to achieve a fair liberty and to support the gestures of humanity that will help to weaken tensions.</text:p>
      <text:p text:style-name="P4">
News Source: <text:a xlink:type="simple" xlink:href="https://www.ukrinform.ua/rubric-society/3718570-lubinec-rozpoviv-poslancu-papi-rimskogo-pro-zlocini-rf-sodo-ukrainskih-ditej.html" text:style-name="Internet_20_link" text:visited-style-name="Visited_20_Internet_20_Link">
https://www.ukrinform.ua/rubric-society/3718570-lubinec-rozpoviv-poslancu-papi-rimskogo-pro-zlocini-rf-sodo-ukrainskih-ditej.html</text:a>
</text:p>
      <!--NEWS-->
      <text:h text:style-name="P10" text:outline-level="1">
<text:span text:style-name="T4">
In the Melitopol district, the invaders once again damaged the gas pipeline - Fedorov</text:span>
</text:h>
      <text:p text:style-name="P4">
Authors: Ukrinform (Person)</text:p>
      <text:p text:style-name="P4">
Publisher: Укринформ (Organization)</text:p>
      <text:p text:style-name="P4">
Published Time: 2023-06-05T-153:04:00+03:00</text:p>
      <text:p text:style-name="P4">
Modified Time: 2023-06-05T17:04:00+03:00</text:p>
      <text:p text:style-name="P4">
Description: In the Melitopol district, Russian invaders have again damaged a gas pipeline that is in no hurry to repair.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Газопровід', 'Федоров', 'Війна з Росією']</text:p>
      <text:p text:style-name="P4">
Type: Article</text:p>
      <!--METADATA-->
      <text:p text:style-name="P4">
<draw:frame draw:style-name="fr1" draw:name="Image14" text:anchor-type="as-char" svg:width="6.9236in" svg:height="3.956343in" draw:z-index="0">
<draw:image xlink:href="../Images/yкринформ/2023-06-05T-153-04-00-03-00/630_360_1685444472-679.jpg" xlink:type="simple" xlink:show="embed" xlink:actuate="onLoad" draw:mime-type="image/jpeg"/>
</draw:frame>
The Umelyitopol district Russian invaders again damaged the gas pipeline, which is in a hurry to repair.</text:p>
      <text:p text:style-name="P4">
This was reported in <text:a xlink:type="simple" xlink:href="https://t.me/ivan_fedorov_melitopol/2170" text:style-name="Internet_20_link" text:visited-style-name="Visited_20_Internet_20_Link">
telegram</text:a>
Mayor of Melitopol Ivan Fedorov, reports Ukrinform.</text:p>
      <text:p text:style-name="P4">
“According to the residents of the village of Novobogdanivka, the Melitopol District Darshists so stubbornly dug trenches that damaged <text:a xlink:type="simple" xlink:href="https://www.ukrinform.ua/tag-gazoprovid" text:style-name="Internet_20_link" text:visited-style-name="Visited_20_Internet_20_Link">
gas pipeline</text:a>
. Civilian houses remained in a gloom, ”Fedorov informed.</text:p>
      <text:p text:style-name="P4">
According to him, since March last year, the invaders have left the residents of residents without gas, and since July - the population of Melitopol, Pologovsky Ivasilovsky districts. By winter, people survived as they could.</text:p>
      <text:p text:style-name="P4">
<text:span text:style-name="T4">
 Read also: </text:span>
 [in the village of Kivsharivka in Kharkiv region the gas pipeline was restored(https://www.ukrinform.ua/rubric-vidbudova/3717417-u-selisi-kivsarivka-na-harkivsini-vidnovili-gazogin-pisla-rosijskih-aviaudariv.html)This time the occupying "administration" to repair the gas pipeline is also in no hurry, the ana request of people is refused, the mayor added.</text:p>
      <text:p text:style-name="P4">
As reported <text:a xlink:type="simple" xlink:href="https://www.ukrinform.ua/rubric-regions/3718431-fsb-zavezla-v-melitopol-zagoni-navcenih-spiguniv-mer.html" text:style-name="Internet_20_link" text:visited-style-name="Visited_20_Internet_20_Link">
Ukrinform</text:a>
, detachments of trained spies appeared in the temporarily occupied Melitopol.</text:p>
      <text:p text:style-name="P4">
News Source: <text:a xlink:type="simple" xlink:href="https://www.ukrinform.ua/rubric-regions/3718555-u-melitopolskomu-rajoni-zagarbniki-vkotre-poskodili-gazoprovid-fedorov.html" text:style-name="Internet_20_link" text:visited-style-name="Visited_20_Internet_20_Link">
https://www.ukrinform.ua/rubric-regions/3718555-u-melitopolskomu-rajoni-zagarbniki-vkotre-poskodili-gazoprovid-fedorov.html</text:a>
</text:p>
      <!--NEWS-->
      <text:h text:style-name="P10" text:outline-level="1">
<text:span text:style-name="T4">
The Turkish intelligence agent held the post of Minister of Foreign Affairs</text:span>
</text:h>
      <text:p text:style-name="P4">
Authors: Ukrinform (Person)</text:p>
      <text:p text:style-name="P4">
Publisher: Укринформ (Organization)</text:p>
      <text:p text:style-name="P4">
Published Time: 2023-06-05T-18:54:00+03:00</text:p>
      <text:p text:style-name="P4">
Modified Time: 2023-06-05T23:54:00+03:00</text:p>
      <text:p text:style-name="P4">
Description: The former head of the National Intelligence Directorate of Turkey, Hakan Fidan in the new government, has held the post of Minister of Foreign Affairs and today adopted the position of Excels of Mevlut Chavushoglu. - Ukrinform.</text:p>
      <text:p text:style-name="P4">
Images: ['<text:a xlink:type="simple" xlink:href="https://static.ukrinform.com/photos/2023_06/thumb_files/630_360_1685995902-966.jpg" text:style-name="Internet_20_link" text:visited-style-name="Visited_20_Internet_20_Link">
630_360_16859...</text:a>
']</text:p>
      <text:p text:style-name="P4">
Tags: ['Чавушоглу', 'Туреччина']</text:p>
      <text:p text:style-name="P4">
Type: Article</text:p>
      <!--METADATA-->
      <text:p text:style-name="P4">
<draw:frame draw:style-name="fr1" draw:name="Image15" text:anchor-type="as-char" svg:width="6.9236in" svg:height="3.956343in" draw:z-index="0">
<draw:image xlink:href="../Images/yкринформ/2023-06-05T-18-54-00-03-00/630_360_1685995902-966.jpg" xlink:type="simple" xlink:show="embed" xlink:actuate="onLoad" draw:mime-type="image/jpeg"/>
</draw:frame>
The former headman of the National Intelligence Directorate of Turkey, Hakan Fidan, has held the post of Minister of Foreign Affairs and today adopted a residence from Mevlut Chavushaglus.</text:p>
      <text:p text:style-name="P4">
About it reports Ukrinform with reference to <text:a xlink:type="simple" xlink:href="https://www.cnnturk.com/turkiye/son-dakika-disisleri-bakanliginda-devir-teslim-hakan-fidan-ilk-kez-konustu" text:style-name="Internet_20_link" text:visited-style-name="Visited_20_Internet_20_Link">
CNN Türk.</text:a>
“I thank you for the confidence I have revealed. We will show all kinds of self -sacrifice for the help and well -being of our country and our nation, ”said Hakan Fidan Naryaemny of the post.</text:p>
      <text:p text:style-name="P4">
The new minister assured that he would continue to promote national foreign policy, which is based on the independence of the state from all spheres of influence of the nation's twee.</text:p>
      <text:p text:style-name="P4">
<text:span text:style-name="T4">
 Read also: </text:span>
 <text:span text:style-name="T4">
 <text:a xlink:type="simple" xlink:href="https://www.ukrinform.ua/rubric-world/3717954-erdogan-ogolosiv-novij-urad-tureccini.html" text:style-name="Internet_20_link" text:visited-style-name="Visited_20_Internet_20_Link">
Erdogan has announced the composition of a new government in Turkey</text:a>
</text:span>
</text:p>
      <text:p text:style-name="P4">
The Exident of Chavushoglu, who has held the post since August 2014, stressed that he had previously worked fruitfully with Fidan.</text:p>
      <text:p text:style-name="P4">
“In the most complex geographical regions, together with Khakan Fidan, we protect our country's most delicate issues. We fought together with terrorism. And I will be at the disposal of our minister and ready to help, ”Cavushaglu said.</text:p>
      <text:p text:style-name="P4">
<text:span text:style-name="T4">
 Read also: </text:span>
 <text:span text:style-name="T4">
 <text:a xlink:type="simple" xlink:href="https://www.ukrinform.ua/rubric-world/3718175-tureccina-vidpravila-v-kosovo-desantnij-bataljon.html" text:style-name="Internet_20_link" text:visited-style-name="Visited_20_Internet_20_Link">
Turkey sent a landing battalion to Kosovo</text:a>
</text:span>
</text:p>
      <text:p text:style-name="P4">
Khakan Fidan headed the Main Intelligence Service <text:span text:style-name="T4">
 <text:a xlink:type="simple" xlink:href="https://www.ukrinform.ua/tag-tureccina" text:style-name="Internet_20_link" text:visited-style-name="Visited_20_Internet_20_Link">
Turkey</text:a>
</text:span>
 Since 2010.</text:p>
      <text:p text:style-name="P4">
<text:span text:style-name="T5">
Foto: Ahmet Sel/Anadolu Agency</text:span>
</text:p>
      <text:p text:style-name="P4">
News Source: <text:a xlink:type="simple" xlink:href="https://www.ukrinform.ua/rubric-world/3718718-eksocilnik-tureckoi-rozvidki-obijnav-posadu-ministra-zakordonnih-sprav.html" text:style-name="Internet_20_link" text:visited-style-name="Visited_20_Internet_20_Link">
https://www.ukrinform.ua/rubric-world/3718718-eksocilnik-tureckoi-rozvidki-obijnav-posadu-ministra-zakordonnih-sprav.html</text:a>
</text:p>
      <!--NEWS-->
      <text:h text:style-name="P10" text:outline-level="1">
<text:span text:style-name="T4">
Kharkiv is attacked by rockets - several explosions were heard</text:span>
</text:h>
      <text:p text:style-name="P4">
Authors: Ukrinform (Person)</text:p>
      <text:p text:style-name="P4">
Publisher: Укринформ (Organization)</text:p>
      <text:p text:style-name="P4">
Published Time: 2023-06-05T-20:43:00+03:00</text:p>
      <text:p text:style-name="P4">
Modified Time: 2023-06-05T23:43:00+03:00</text:p>
      <text:p text:style-name="P4">
Description: Russian troops are firing Kharkiv rockets, the locals hear explosio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Ракета', 'Вибух', 'Харків']</text:p>
      <text:p text:style-name="P4">
Type: Article</text:p>
      <!--METADATA-->
      <text:p text:style-name="P4">
<draw:frame draw:style-name="fr1" draw:name="Image16" text:anchor-type="as-char" svg:width="6.9236in" svg:height="3.956343in" draw:z-index="0">
<draw:image xlink:href="../Images/yкринформ/2023-06-05T-20-43-00-03-00/630_360_1669987737-966.jpg" xlink:type="simple" xlink:show="embed" xlink:actuate="onLoad" draw:mime-type="image/jpeg"/>
</draw:frame>
Ruskivska is fired by Kharkiv rockets, the locals hear explosions.</text:p>
      <text:p text:style-name="P4">
According to Ukrinform, about it in <text:a xlink:type="simple" xlink:href="https://t.me/ihor_terekhov/659" text:style-name="Internet_20_link" text:visited-style-name="Visited_20_Internet_20_Link">
telegram</text:a>
The mayor of Kharkiv Igor Terekhov reported.</text:p>
      <text:p text:style-name="P4">
“<text:a xlink:type="simple" xlink:href="https://www.ukrinform.ua/tag-harkiv" text:style-name="Internet_20_link" text:visited-style-name="Visited_20_Internet_20_Link">
Kharkiv</text:a>
Under the rocket stroke. There are explosions - at least several were heard, ”he wrote.</text:p>
      <text:p text:style-name="P4">
*!(https://www.ukrinform.ua/rubric-regions/3718662-na-harkivsini-pidirvavsa-traktor-dvoe-poranenih.html)As reported <text:a xlink:type="simple" xlink:href="https://www.ukrinform.ua/rubric-regions/3718700-vorog-poskodiv-truboprovid-z-amiakom-na-harkivsini.html" text:style-name="Internet_20_link" text:visited-style-name="Visited_20_Internet_20_Link">
Ukrinform</text:a>
, the Uubyansky district of Kharkiv region by the Russian shelling damaged a pipe with ammonia - depressurization took place.</text:p>
      <text:p text:style-name="P4">
News Source: <text:a xlink:type="simple" xlink:href="https://www.ukrinform.ua/rubric-ato/3718724-harkiv-atakuut-raketami-prolunali-kilka-vibuhiv.html" text:style-name="Internet_20_link" text:visited-style-name="Visited_20_Internet_20_Link">
https://www.ukrinform.ua/rubric-ato/3718724-harkiv-atakuut-raketami-prolunali-kilka-vibuhiv.html</text:a>
</text:p>
      <!--NEWS-->
      <text:h text:style-name="P10" text:outline-level="1">
<text:span text:style-name="T4">
Iceland Parliament approved a resolution on condemning the deportation of Ukrainian children - Stefanchuk</text:span>
</text:h>
      <text:p text:style-name="P4">
Authors: Ukrinform (Person)</text:p>
      <text:p text:style-name="P4">
Publisher: Укринформ (Organization)</text:p>
      <text:p text:style-name="P4">
Published Time: 2023-06-05T-22:37:00+03:00</text:p>
      <text:p text:style-name="P4">
Modified Time: 2023-06-05T23:37:00+03:00</text:p>
      <text:p text:style-name="P4">
Description: Iceland Parliament has approved a resolution on condemning the illegal deportation of Russian children by Russia. - Ukrinform.</text:p>
      <text:p text:style-name="P4">
Images: ['<text:a xlink:type="simple" xlink:href="https://static.ukrinform.com/photos/2023_04/thumb_files/630_360_1681998879-794.jpg" text:style-name="Internet_20_link" text:visited-style-name="Visited_20_Internet_20_Link">
630_360_16819...</text:a>
']</text:p>
      <text:p text:style-name="P4">
Tags: ['Депортація', 'Діти', 'Ісландія', 'Стефанчук']</text:p>
      <text:p text:style-name="P4">
Type: Article</text:p>
      <!--METADATA-->
      <text:p text:style-name="P4">
<draw:frame draw:style-name="fr1" draw:name="Image17" text:anchor-type="as-char" svg:width="6.9236in" svg:height="3.956343in" draw:z-index="0">
<draw:image xlink:href="../Images/yкринформ/2023-06-05T-22-37-00-03-00/630_360_1681998879-794.jpg" xlink:type="simple" xlink:show="embed" xlink:actuate="onLoad" draw:mime-type="image/jpeg"/>
</draw:frame>
Parliamentisland adopted a resolution on condemning illegal deportation of Russian children.</text:p>
      <text:p text:style-name="P4">
Ruslan Stefanchuk reported this on <text:a xlink:type="simple" xlink:href="https://www.facebook.com/stefanchuk.official/posts/pfbid0zohHfcSNAz4koygibpQaxgPXkRPofFvtsVXuacfDswQXVKExGXBfxrzVUWCgD563l" text:style-name="Internet_20_link" text:visited-style-name="Visited_20_Internet_20_Link">
Facebook</text:a>
Having given thanks to Alting, Ukrinform reports.</text:p>
      <text:p text:style-name="P4">
According to the Chairman of the Verkhovna Rada, the document refers, in particular, the decisive condemnation of the non -consumer and systematic deportation of Ukrainian <text:span text:style-name="T4">
 <text:a xlink:type="simple" xlink:href="https://www.ukrinform.ua/tag-diti" text:style-name="Internet_20_link" text:visited-style-name="Visited_20_Internet_20_Link">
children</text:a>
</text:span>
 On the Russian troops captured by Russian troops and their movement both within these territories and to Russia, Belarus.</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It is also emphasized that the Russian authorities should immediately stop deportation, as it violates international humanitarian law and is a military crime.</text:p>
      <text:p text:style-name="P4">
According to the resolution, all available means should be provided to bring to Russia or the occupied territories of Ukraine, children were immediately returned to the supervision of the international community.</text:p>
      <text:p text:style-name="P4">
In addition, the need to bring the Russian authorities and other generals is emphasized.</text:p>
      <text:p text:style-name="P4">
"The recognition of crimes committed by the Russian Federation is another significant step towards establishing the responsibility of the perpetrators and returning to a just peace," - said Stefanchuk.</text:p>
      <text:p text:style-name="P4">
<text:span text:style-name="T4">
 Read also: </text:span>
 <text:span text:style-name="T4">
 <text:a xlink:type="simple" xlink:href="https://www.ukrinform.ua/rubric-society/3718560-patnadcat-iz-dvadcati-roszmi-vipravdovuut-deportaciu-ukrainskih-ditej-nacradi.html" text:style-name="Internet_20_link" text:visited-style-name="Visited_20_Internet_20_Link">
fifteen of twenty Russia justify the deportation of Ukrainian children - the National Council</text:a>
</text:span>
</text:p>
      <text:p text:style-name="P4">
As reported by Ukrinform, as of June 1, at least 20,000 children deported by the Russian Federation were identified. More than 4.5 thousand of them have status or deprived of parental care.</text:p>
      <text:p text:style-name="P4">
News Source: <text:a xlink:type="simple" xlink:href="https://www.ukrinform.ua/rubric-society/3718723-parlament-islandii-uhvaliv-rezoluciu-pro-zasudzenna-deportacii-ukrainskih-ditej-stefancuk.html" text:style-name="Internet_20_link" text:visited-style-name="Visited_20_Internet_20_Link">
https://www.ukrinform.ua/rubric-society/3718723-parlament-islandii-uhvaliv-rezoluciu-pro-zasudzenna-deportacii-ukrainskih-ditej-stefancuk.html</text:a>
</text:p>
      <!--NEWS-->
      <text:h text:style-name="P10" text:outline-level="1">
<text:span text:style-name="T4">
Now officially: the EU has continued restrictions on agro -import from Ukraine until mid -September</text:span>
</text:h>
      <text:p text:style-name="P4">
Authors: Ukrinform (Person)</text:p>
      <text:p text:style-name="P4">
Publisher: Укринформ (Organization)</text:p>
      <text:p text:style-name="P4">
Published Time: 2023-06-05T-24:30:00+03:00</text:p>
      <text:p text:style-name="P4">
Modified Time: 2023-06-05T23:30:00+03:00</text:p>
      <text:p text:style-name="P4">
Description: The European Union will continue by September 15, 2023 exclusive and extraordinary precautions, which were taken in May to import Ukrainian grain to five EU countries at borders with Ukraine. - Ukrinform.</text:p>
      <text:p text:style-name="P4">
Images: ['<text:a xlink:type="simple" xlink:href="https://static.ukrinform.com/photos/2023_05/thumb_files/630_360_1683202063-248.jpg" text:style-name="Internet_20_link" text:visited-style-name="Visited_20_Internet_20_Link">
630_360_16832...</text:a>
']</text:p>
      <text:p text:style-name="P4">
Tags: ['Євросоюз', 'Імпорт', 'Україна', 'Зерно', 'Заборона', 'Агропродукція']</text:p>
      <text:p text:style-name="P4">
Type: Article</text:p>
      <!--METADATA-->
      <text:p text:style-name="P4">
<draw:frame draw:style-name="fr1" draw:name="Image18" text:anchor-type="as-char" svg:width="6.9236in" svg:height="3.956343in" draw:z-index="0">
<draw:image xlink:href="../Images/yкринформ/2023-06-05T-24-30-00-03-00/630_360_1683202063-248.jpg" xlink:type="simple" xlink:show="embed" xlink:actuate="onLoad" draw:mime-type="image/jpeg"/>
</draw:frame>
The European Union will continue until September 15, 2023, exclusive and extraordinary measures that were taken in May to import Ukrainian Grain of Five EU countries at borders with Ukraine.</text:p>
      <text:p text:style-name="P4">
According to Ukrinform, this is stated in the information that is published today <text:a xlink:type="simple" xlink:href="https://ec.europa.eu/commission/presscorner/detail/en/IP_23_3059" text:style-name="Internet_20_link" text:visited-style-name="Visited_20_Internet_20_Link">
site of the European Commission.</text:a>
At the same time, the EU will contribute to the effective operation of transit roads implementation of autonomous trade measures, which provide for continuation of the trading between the EU and Ukraine without duties and tariffs for another year, until 2024.</text:p>
      <text:p text:style-name="P4">
“The EU will gradually complete by September 15, 2023, exclusive and temporary leakage measures, which were approved on May 2, 2023 on the import of wheat, corn, rapeseed and sunflower seeds from Ukraine, according to protective earnings, provided in regulatory rules on autonomous trade. The volume of these measures is further reduced from 17 to 6 tariff lines for four products, ”the statement said.</text:p>
      <text:p text:style-name="P4">
<text:span text:style-name="T4">
 Read also: </text:span>
 <text:span text:style-name="T4">
 <text:a xlink:type="simple" xlink:href="https://www.ukrinform.ua/rubric-economy/3718681-polsa-rozrahovue-so-evrokomisia-prodovzit-obmezenna-na-agroimport-z-ukraini-do-kinca-roku.html" text:style-name="Internet_20_link" text:visited-style-name="Visited_20_Internet_20_Link">
Poland expects that the European Commission will continue the restriction of agro -import from Ukraine by the end of the year</text:a>
</text:span>
</text:p>
      <text:p text:style-name="P4">
As it is noted, these temporary and purposeful protective measures were approved by the logistics "narrow places" that were formed for these goods in the markets, Hungary, Poland, Romania and Slovakia. Their application assumes that the mentioned EU countries will not continue unilateral restrictions against Ukrainian imports.</text:p>
      <text:p text:style-name="P4">
It is envisaged that the gradual abolition of these temporary and exclusive measures will significantly improve the activity of "solidarity corridors" and the responsibility of the challenges related to transportation <text:span text:style-name="T4">
 <text:a xlink:type="simple" xlink:href="https://www.ukrinform.ua/tag-agroprodukcia" text:style-name="Internet_20_link" text:visited-style-name="Visited_20_Internet_20_Link">
grain</text:a>
</text:span>
 From Ukraine to foreign markets.<text:span text:style-name="T4">
 Read also: </text:span>
 <text:span text:style-name="T4">
 <text:a xlink:type="simple" xlink:href="https://www.ukrinform.ua/rubric-economy/3718383-evrokomisia-prodovzila-do-veresna-zaboronu-na-import-ukrainskogo-zbizza-do-es-zmi.html" text:style-name="Internet_20_link" text:visited-style-name="Visited_20_Internet_20_Link">
European Commission continued by September a ban on importing Ukrainian grain to the EU - media</text:a>
</text:span>
</text:p>
      <text:p text:style-name="P4">
The European Commission Valdis Dombrovskis will coordinate this joint work at the political level. The first meeting of the aforementioned coordination platform was held on June 2 this year. This structure, in particular, will monitor the efforts to improve the activities of "Solidarity Corridors" between the EU and Ukraine.</text:p>
      <text:p text:style-name="P4">
As it is noted, if the transit of Ukrainian goods will interfere with excessive requirements in one or more of the five Member States, the European Commission will carry out a new assessment of whether the conditions for the application of the mentioned preventive measures remain in force.</text:p>
      <text:p text:style-name="P4">
“These exclusive and temporary measures are fully in line with the EU's powerful obligations and maintaining its ability to expert grain, which is critical for providing the world with food and to reduce prices for such food, before the favors caused by the unprovoked Russian aggression. civilians, ”the message reads.</text:p>
      <text:p text:style-name="P4">
<text:span text:style-name="T4">
 Read also: </text:span>
 <text:span text:style-name="T4">
 <text:a xlink:type="simple" xlink:href="https://www.ukrinform.ua/rubric-economy/3716999-ukrzaliznica-u-travni-majze-vdvici-skorotila-obsagi-perevezen-zerna-na-eksport.html" text:style-name="Internet_20_link" text:visited-style-name="Visited_20_Internet_20_Link">
Ukrzaliznytsia in May almost twice reduced the grain transfer volumes for export</text:a>
</text:span>
</text:p>
      <text:p text:style-name="P4">
As it was reported, on May 25, the EU Council approved the Regulations on the continuation of the duty -free trade between the EU and Ukraine, which continues to suspend all prompt fees, quotas and trade protection measures for Ukrainian exports of the EU for another year, until June 2024. These regulatory rules acquire validity on June 6 this year.</text:p>
      <text:p text:style-name="P4">
The blockade of the Black Sea ports by the Russian Federation led to a dramatic increase in the volume of transportation of Ukrainian grain and other agricultural goods with land, through "solidarity corridors" on borders with neighboring countries, which significantly affected the domestic market of these countries and provoked.<text:span text:style-name="T4">
 Read also: </text:span>
 <text:span text:style-name="T4">
 <text:a xlink:type="simple" xlink:href="https://www.ukrinform.ua/rubric-economy/3718607-rosia-vidnovila-reestraciu-suden-u-mezah-zernovogo-koridoru-ale-z-porusennami.html" text:style-name="Internet_20_link" text:visited-style-name="Visited_20_Internet_20_Link">
Russia resumed registration of ships within the "grain corridor", but with violations</text:a>
</text:span>
</text:p>
      <text:p text:style-name="P4">
These restrictions were in force to the day of June 5, according to the preliminary regime of trade between the EU and Ukraine, which came into force on June 4, 2022, and it lost its validity on June 5, 2023.</text:p>
      <text:p text:style-name="P4">
Accordingly, the EU applies exclusive Tatima Protective Measures to Limit Ukrainian Grain Imports to Five -Commited EU countries to new autonomous trade measures that will operate the EU and Ukraine until June 2024 by June 2024. These exclusive measures should be completed by September 15, 20123.</text:p>
      <text:p text:style-name="P4">
News Source: <text:a xlink:type="simple" xlink:href="https://www.ukrinform.ua/rubric-economy/3718722-teper-oficijno-es-prodovziv-diu-obmezen-na-agroimport-z-ukraini-do-seredini-veresna.html" text:style-name="Internet_20_link" text:visited-style-name="Visited_20_Internet_20_Link">
https://www.ukrinform.ua/rubric-economy/3718722-teper-oficijno-es-prodovziv-diu-obmezen-na-agroimport-z-ukraini-do-seredini-veresna.html</text:a>
</text:p>
      <!--NEWS-->
      <text:h text:style-name="P10" text:outline-level="1">
<text:span text:style-name="T4">
Leptop, computers and software - Apple Summer News</text:span>
</text:h>
      <text:p text:style-name="P4">
Authors: Ukrinform (Person)</text:p>
      <text:p text:style-name="P4">
Publisher: Укринформ (Organization)</text:p>
      <text:p text:style-name="P4">
Published Time: 2023-06-05T-26:26:00+03:00</text:p>
      <text:p text:style-name="P4">
Modified Time: 2023-06-05T23:26:00+03:00</text:p>
      <text:p text:style-name="P4">
Description: On Monday, the American company has presented several new devices and updates to the software. - Ukrinform.</text:p>
      <text:p text:style-name="P4">
Images: ['<text:a xlink:type="simple" xlink:href="https://static.ukrinform.com/photos/2019_12/thumb_files/630_360_1576855870-570.jpeg" text:style-name="Internet_20_link" text:visited-style-name="Visited_20_Internet_20_Link">
630_360_15768...</text:a>
']</text:p>
      <text:p text:style-name="P4">
Tags: ['Apple', "Комп'ютер", 'Технології', 'Ноутбук']</text:p>
      <text:p text:style-name="P4">
Type: Article</text:p>
      <!--METADATA-->
      <text:p text:style-name="P4">
<draw:frame draw:style-name="fr1" draw:name="Image19" text:anchor-type="as-char" svg:width="6.9236in" svg:height="3.956343in" draw:z-index="0">
<draw:image xlink:href="../Images/yкринформ/2023-06-05T-26-26-00-03-00/630_360_1576855870-570.jpeg" xlink:type="simple" xlink:show="embed" xlink:actuate="onLoad" draw:mime-type="image/jpeg"/>
</draw:frame>
On Monday, the American company has presented several new yonors for software on Monday.</text:p>
      <text:p text:style-name="P4">
According to Ukrinform correspondent, it writes <text:a xlink:type="simple" xlink:href="https://techcrunch.com/2023/06/05/apple-wwdc-2023-everything-announced-so-far-including-ios-17-macbook-air-and-more/" text:style-name="Internet_20_link" text:visited-style-name="Visited_20_Internet_20_Link">
Techcrunch</text:a>
.</text:p>
      <text:p text:style-name="P4">
Першим було представлено новий лептоп Mac Book Air з екраном діагоналлю 15дюймів, що є найбільшим дисплеєм серед усіх ноутбуків компанії. Товщиноювсього 11,5 мм цей пристрій є найтоншим 15-дюймовим лептопом на ринку. Новабатарея дозволяє йому автономно працювати 18 годин. Девайс також має 6вбудованих динаміків й 3 мікрофони. Його продажі розпочнуться у Штатах вженаступного тижня й ціна стартуватиме з 1299 дол.</text:p>
      <text:p text:style-name="P4">
Also updated a desktop computer <text:a xlink:type="simple" xlink:href="https://www.ukrinform.ua/tag-apple" text:style-name="Internet_20_link" text:visited-style-name="Visited_20_Internet_20_Link">
Apple</text:a>
Mac Studio, which received the latest M2 process, which made the computer 40% faster than its predecessor. Video bandwidth has also improved, which now allows you to connect the 8K display with a high speed of upgrade. In the US, this device will start with $ 1999.</text:p>
      <text:p text:style-name="P4">
The new M2 processor was also integrated into the flagship MacPro, which now has to work three times faster than its predecessor. At the same time, no changes have not been possible. The price of this device in the United States is from $ 6999.</text:p>
      <text:p text:style-name="P4">
Among the "operating" novelties presented is a new MacOS 14 Sonoma. Union has interactive widgets and a game mode that will allow you to get distracted and will provide a more reliable connection with gaming devoys. The operating system also added several convenient features for teleconferences, in particular the possibility of a clear separation of the speaker of the vindamic background.</text:p>
      <text:p text:style-name="P4">
<text:span text:style-name="T4">
 Read also: </text:span>
 <text:a xlink:type="simple" xlink:href="https://www.ukrinform.ua/rubric-world/3699730-virobnik-macbook-dla-apple-pobudue-novij-zavod-u-vetnami.html" text:style-name="Internet_20_link" text:visited-style-name="Visited_20_Internet_20_Link">
MacBook Manufacturer for <text:span text:style-name="T4">
 Apple </text:span>
 Build a New Uvatnam Factory</text:a>
</text:p>
      <text:p text:style-name="P4">
Airpods headphones have also been updated somewhat. The new functional audio is able to combine the active fight against the background sounds and the "transparent" mode, which will improve the quality of sound while allowing users to hear what is happening around it while driving.</text:p>
      <text:p text:style-name="P4">
The new version of iOS17 smartphones will allow you to easily exchange contacts and photos with another iPhone user, which is muddy. The new Journal application will provide personalized advice on keeping your own diary with the help of photographs, music, sports, and more. In addition, Apple has developed somewhat IMessage messenger and added a special night function to the iPhone, which will constantly display a clock, alarm clock and other use on the day of the day. The update has also received the feature of auto -deposit of the text, which is much smarter and learns faster. Also, the voice assistant Siri will now be covered by the phrase "Siri", not "Hi, Siri" as before.</text:p>
      <text:p text:style-name="P4">
<text:span text:style-name="T4">
 Read also: </text:span>
 <text:a xlink:type="simple" xlink:href="https://www.ukrinform.ua/rubric-technology/3717298-apple-vidkinula-zvinuvacenna-fsb-pro-spivpracu-z-amerikanskou-rozvidkou.html" text:style-name="Internet_20_link" text:visited-style-name="Visited_20_Internet_20_Link">
<text:span text:style-name="T4">
 Apple </text:span>
 Drived the FSB charges of cooperation with a freezer intelligence</text:a>
</text:p>
      <text:p text:style-name="P4">
The update of the iPad tablets is also updated, as the new IOS17 operating system will improve the work of widgets, introduce a separate application for health tracking, improve notes and offer a number of improvements.</text:p>
      <text:p text:style-name="P4">
<text:span text:style-name="T4">
 Readmetas: </text:span>
 <text:a xlink:type="simple" xlink:href="https://www.ukrinform.ua/rubric-technology/3718705-apple-prezentuvav-pristrij-dopovnenoi-realnosti-vision-pro-ar.html" text:style-name="Internet_20_link" text:visited-style-name="Visited_20_Internet_20_Link">
seven years of development: <text:span text:style-name="T4">
 Apple </text:span>
 presented glasses of augmentedness</text:a>
The developers did not overlook the smart clock of the Apple Watch. The new OS 10 operating system now analyzes the strokes of the hands and issues recommendations to tennis players. The clock will now be able to connect to bicycle accessories to display the iPhone screen if the smartphone is fixed on the steering wheel.</text:p>
      <text:p text:style-name="P4">
<text:span text:style-name="T5">
Foto: Apple</text:span>
</text:p>
      <text:p text:style-name="P4">
News Source: <text:a xlink:type="simple" xlink:href="https://www.ukrinform.ua/rubric-technology/3718721-leptop-komputeri-i-programne-zabezpecenna-litni-novinki-apple.html" text:style-name="Internet_20_link" text:visited-style-name="Visited_20_Internet_20_Link">
https://www.ukrinform.ua/rubric-technology/3718721-leptop-komputeri-i-programne-zabezpecenna-litni-novinki-apple.html</text:a>
</text:p>
      <!--NEWS-->
      <text:h text:style-name="P10" text:outline-level="1">
<text:span text:style-name="T4">
Russians in a day 27 times fired at Sumy region border, 94 explosions were recorded</text:span>
</text:h>
      <text:p text:style-name="P4">
Authors: Ukrinform (Person)</text:p>
      <text:p text:style-name="P4">
Publisher: Укринформ (Organization)</text:p>
      <text:p text:style-name="P4">
Published Time: 2023-06-05T-28:17:00+03:00</text:p>
      <text:p text:style-name="P4">
Modified Time: 2023-06-05T23:17:00+03:00</text:p>
      <text:p text:style-name="P4">
Description: During the day, Russian troops fired at the border areas of Sumy region 27 times, causing a number of damage.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8" text:anchor-type="as-char" svg:width="6.9236in" svg:height="3.956343in" draw:z-index="0">
<draw:image xlink:href="../Images/yкринформ/2023-06-05T-28-17-00-03-00/630_360_1667124180-530.jpg" xlink:type="simple" xlink:show="embed" xlink:actuate="onLoad" draw:mime-type="image/jpeg"/>
</draw:frame>
Ruskivska fired at the border territories of the Sumy region during the day, causing a number of damage.</text:p>
      <text:p text:style-name="P4">
According to Ukrinform, the Sumy Regional Military Administration reported in <text:a xlink:type="simple" xlink:href="https://t.me/Sumy_news_ODA/16717" text:style-name="Internet_20_link" text:visited-style-name="Visited_20_Internet_20_Link">
telegram</text:a>
.</text:p>
      <text:p text:style-name="P4">
In total, 94 explosions were recorded in the region a day. 13 of them were heard by the Vedpolsky community - the invaders hit the mortars in its territory.</text:p>
      <text:p text:style-name="P4">
From artillery Russian <text:span text:style-name="T4">
 <text:a xlink:type="simple" xlink:href="https://www.ukrinform.ua/tag-obstril" text:style-name="Internet_20_link" text:visited-style-name="Visited_20_Internet_20_Link">
fired</text:a>
</text:span>
 The Velikopisarev community, resulting in 22 explosions. The hostile fire is harmed administrative building and a power line.</text:p>
      <text:p text:style-name="P4">
The Friendship Community suffered from the invaders of mortar shelling - a fixed explosion. The traffic is damaged by the power line.</text:p>
      <text:p text:style-name="P4">
The Russian army also struck mortars in the Shalyginsk and Hotin communities - 14 and six explosions were heard respectively.</text:p>
      <text:p text:style-name="P4">
In the Krasnopil community, the Russian troops were hit by artillery, causing Simobukhov.</text:p>
      <text:p text:style-name="P4">
<text:span text:style-name="T4">
 Read also: </text:span>
 <text:span text:style-name="T4">
 <text:a xlink:type="simple" xlink:href="https://www.ukrinform.ua/rubric-ato/3718715-zagarbniki-pricilno-obstrilali-zitlovi-budinki-na-hersonsini-e-zagibla.html" text:style-name="Internet_20_link" text:visited-style-name="Visited_20_Internet_20_Link">
invaders aimed at firing houses of the Nakherson region - there are dead</text:a>
</text:span>
</text:p>
      <text:p text:style-name="P4">
Novoslobid community invaders attacked from artillery(Four explosions)Iminomettes(Three explosions).</text:p>
      <text:p text:style-name="P4">
По Миропільській громаді ворог випустив вісім мін. На її ж територію російськібезпілотники скинули також чотири вибухові пристрої типу ВОГ.</text:p>
      <text:p text:style-name="P4">
Як повідомляв <text:span text:style-name="T5">
<text:span text:style-name="T4">
<text:a xlink:type="simple" xlink:href="https://www.ukrinform.ua/rubric-ato/3718251-protagom-dna-rosiani-zdijsnili-22-obstrili-prikordonna-sumsini.html" text:style-name="Internet_20_link" text:visited-style-name="Visited_20_Internet_20_Link">
 Укрінформ </text:a>
</text:span>
 </text:span>
, June 4, Russian troops attacked the borderline region 22 times, applying artillery and mortars for this purpose.</text:p>
      <text:p text:style-name="P4">
News Source: <text:a xlink:type="simple" xlink:href="https://www.ukrinform.ua/rubric-ato/3718716-rosiani-za-den-27-raziv-obstrilali-prikordonna-sumsini-zafiksuvali-94-vibuhi.html" text:style-name="Internet_20_link" text:visited-style-name="Visited_20_Internet_20_Link">
https://www.ukrinform.ua/rubric-ato/3718716-rosiani-za-den-27-raziv-obstrilali-prikordonna-sumsini-zafiksuvali-94-vibuhi.html</text:a>
</text:p>
      <!--NEWS-->
      <text:h text:style-name="P10" text:outline-level="1">
<text:span text:style-name="T4">
In Kupyansk ammonia in the air was not found, measurements in other settlements continue - ova</text:span>
</text:h>
      <text:p text:style-name="P4">
Authors: Ukrinform (Person)</text:p>
      <text:p text:style-name="P4">
Publisher: Укринформ (Organization)</text:p>
      <text:p text:style-name="P4">
Published Time: 2023-06-05T-30:09:00+03:00</text:p>
      <text:p text:style-name="P4">
Modified Time: 2023-06-05T23:09:00+03:00</text:p>
      <text:p text:style-name="P4">
Description: In Kupyansk, Kharkiv region, as of this time, due to damage to the pipeline with the ammonia, which was previously damaged by Russian troops. Measurements of air in other settlements continue. - Ukrinform.</text:p>
      <text:p text:style-name="P4">
Images: ['<text:a xlink:type="simple" xlink:href="https://static.ukrinform.com/photos/2023_06/thumb_files/630_360_1685995620-181.jpg" text:style-name="Internet_20_link" text:visited-style-name="Visited_20_Internet_20_Link">
630_360_16859...</text:a>
']</text:p>
      <text:p text:style-name="P4">
Tags: ['Обстріл', 'Харківщина', 'Аміак', 'Синєгубов', 'Трубопровід', 'Війна з Росією']</text:p>
      <text:p text:style-name="P4">
Type: Article</text:p>
      <!--METADATA-->
      <text:p text:style-name="P4">
<draw:frame draw:style-name="fr1" draw:name="Image29" text:anchor-type="as-char" svg:width="6.9236in" svg:height="3.956343in" draw:z-index="0">
<draw:image xlink:href="../Images/yкринформ/2023-06-05T-30-09-00-03-00/630_360_1685995620-181.jpg" xlink:type="simple" xlink:show="embed" xlink:actuate="onLoad" draw:mime-type="image/jpeg"/>
</draw:frame>
The Uubyansk Kharkiv region as of this time threat due to damage to the pipe with ammonia, which was previously damaged by Russian troops. Smair in other settlements continue.</text:p>
      <text:p text:style-name="P4">
About it <text:a xlink:type="simple" xlink:href="https://t.me/synegubov/6369" text:style-name="Internet_20_link" text:visited-style-name="Visited_20_Internet_20_Link">
reported</text:a>
In the telegram of the head of the Kharkiv Ova Oleg Synigubov, reports Ukrinform.</text:p>
      <text:p text:style-name="P4">
"As of now, measurements in the city of Kupyansk show that the presence of <text:span text:style-name="T4">
 <text:a xlink:type="simple" xlink:href="http://www.ukrinform.ua/tag-amiak" text:style-name="Internet_20_link" text:visited-style-name="Visited_20_Internet_20_Link">
ammonia</text:a>
</text:span>
 There is no in the air. According to preliminary reports, there are no threats of distribution of dangerous substances in the Kupyansk community, "he said.</text:p>
      <text:p text:style-name="P4">
<text:span text:style-name="T4">
 Read also: </text:span>
 <text:span text:style-name="T4">
 <text:a xlink:type="simple" xlink:href="https://www.ukrinform.ua/rubric-regions/3718700-vorog-poskodiv-truboprovid-z-amiakom-na-harkivsini.html" text:style-name="Internet_20_link" text:visited-style-name="Visited_20_Internet_20_Link">
the enemy damaged a pipeline with ammonia in Kharkiv</text:a>
</text:span>
</text:p>
      <text:p text:style-name="P4">
In settlements, located closer to the border with Russia, according to Domysinogubov, measurements have not yet been completed. Yes, it is about Kucherivka, Sinkivka Ipetrop.</text:p>
      <text:p text:style-name="P4">
The head of the Ova assured that the situation was controlled.</text:p>
      <text:p text:style-name="P4">
"We continue to control the level of contamination. Please keep the rest of the tasks according to official reports," he added.</text:p>
      <text:p text:style-name="P4">
As reported by Ukrinform, in the Kupyansky district of Kharkiv region Russian mobile _ <text:span text:style-name="T4">
 <text:a xlink:type="simple" xlink:href="https://www.ukrinform.ua/rubric-regions/3718700-vorog-poskodiv-truboprovid-z-amiakom-na-harkivsini.html" text:style-name="Internet_20_link" text:visited-style-name="Visited_20_Internet_20_Link">
damaged pipeline with ammonia.</text:a>
</text:span>
 _</text:p>
      <text:p text:style-name="P4">
As reported by Ukrinform, in the Kupyansky district of Kharkiv region <text:span text:style-name="T4">
 _ <text:a xlink:type="simple" xlink:href="https://www.ukrinform.ua/rubric-regions/3718700-vorog-poskodiv-truboprovid-z-amiakom-na-harkivsini.html" text:style-name="Internet_20_link" text:visited-style-name="Visited_20_Internet_20_Link">
The Russian army damaged a pipeline with ammonia</text:a>
_, </text:span>
 resulting in depressurization.</text:p>
      <text:p text:style-name="P4">
News Source: <text:a xlink:type="simple" xlink:href="https://www.ukrinform.ua/rubric-regions/3718717-zamiri-pokazuut-vidsutnist-amiaku-v-povitri-u-kupansku-na-harkivsini-ova.html" text:style-name="Internet_20_link" text:visited-style-name="Visited_20_Internet_20_Link">
https://www.ukrinform.ua/rubric-regions/3718717-zamiri-pokazuut-vidsutnist-amiaku-v-povitri-u-kupansku-na-harkivsini-ova.html</text:a>
</text:p>
      <!--NEWS-->
      <text:h text:style-name="P10" text:outline-level="1">
<text:span text:style-name="T4">
The invaders fired at the housing buildings in Kherson region - there was a dead</text:span>
</text:h>
      <text:p text:style-name="P4">
Authors: Ukrinform (Person)</text:p>
      <text:p text:style-name="P4">
Publisher: Укринформ (Organization)</text:p>
      <text:p text:style-name="P4">
Published Time: 2023-06-05T-32:04:00+03:00</text:p>
      <text:p text:style-name="P4">
Modified Time: 2023-06-05T23:04:00+03:00</text:p>
      <text:p text:style-name="P4">
Description: In the Kherson region, Russian troops aimed at the residential buildings of the village of Kozatsk, as a result of enemy shelling, a peaceful resident was kill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Обстріл', 'Загибель', 'Війна з Росією']</text:p>
      <text:p text:style-name="P4">
Type: Article</text:p>
      <!--METADATA-->
      <text:p text:style-name="P4">
<draw:frame draw:style-name="fr1" draw:name="Image30" text:anchor-type="as-char" svg:width="6.9236in" svg:height="3.956343in" draw:z-index="0">
<draw:image xlink:href="../Images/yкринформ/2023-06-05T-32-04-00-03-00/630_360_1640330796-210.jpeg" xlink:type="simple" xlink:show="embed" xlink:actuate="onLoad" draw:mime-type="image/jpeg"/>
</draw:frame>
The Uherson region Russian troops fired at the Cossack residential buildings, as a result of hostile shelling, a peaceful resident was killed.</text:p>
      <text:p text:style-name="P4">
According to Ukrinform, Alexander Proudin, the head of the Kherson Regional Military Administration, reported this in <text:a xlink:type="simple" xlink:href="https://t.me/olexandrprokudin/595" text:style-name="Internet_20_link" text:visited-style-name="Visited_20_Internet_20_Link">
telegram</text:a>
.</text:p>
      <text:p text:style-name="P4">
According to Proudin, the Knockizomis was also under the blow of the Russian army. Invaders <text:a xlink:type="simple" xlink:href="https://www.ukrinform.ua/tag-obstril" text:style-name="Internet_20_link" text:visited-style-name="Visited_20_Internet_20_Link">
attacked</text:a>
Cloud -toned ignition ammunition.</text:p>
      <text:p text:style-name="P4">
As a result of hostile shelling, a fire was already on the sown field. The part of the Posovs managed to save.</text:p>
      <text:p text:style-name="P4">
"All day" hot "in the Tyagin community.</text:p>
      <text:p text:style-name="P4">
<text:span text:style-name="T4">
 Read also: </text:span>
 <text:a xlink:type="simple" xlink:href="https://www.ukrinform.ua/rubric-ato/3718616-rosiani-obstrilali-balakliu-sonajmense-odin-zagiblij-i-visim-poranenih.html" text:style-name="Internet_20_link" text:visited-style-name="Visited_20_Internet_20_Link">
Russians <text:span text:style-name="T4">
 fire </text:span>
 fir balaclia - at least one -octic and eight wounded</text:a>
As reported <text:a xlink:type="simple" xlink:href="https://www.ukrinform.ua/rubric-regions/3718700-vorog-poskodiv-truboprovid-z-amiakom-na-harkivsini.html" text:style-name="Internet_20_link" text:visited-style-name="Visited_20_Internet_20_Link">
Ukrinform</text:a>
, the Uubyansky district of Kharkiv region, the Russian army damaged the pipeline with ammonia, resulting in depressurization.</text:p>
      <text:p text:style-name="P4">
News Source: <text:a xlink:type="simple" xlink:href="https://www.ukrinform.ua/rubric-ato/3718715-zagarbniki-pricilno-obstrilali-zitlovi-budinki-na-hersonsini-e-zagibla.html" text:style-name="Internet_20_link" text:visited-style-name="Visited_20_Internet_20_Link">
https://www.ukrinform.ua/rubric-ato/3718715-zagarbniki-pricilno-obstrilali-zitlovi-budinki-na-hersonsini-e-zagibla.html</text:a>
</text:p>
      <!--NEWS-->
      <text:h text:style-name="P10" text:outline-level="1">
<text:span text:style-name="T4">
Zelensky thanked the soldiers who defend Ukraine in the Bakhmut direction</text:span>
</text:h>
      <text:p text:style-name="P4">
Authors: Ukrinform (Person)</text:p>
      <text:p text:style-name="P4">
Publisher: Укринформ (Organization)</text:p>
      <text:p text:style-name="P4">
Published Time: 2023-06-05T-35:56:00+03:00</text:p>
      <text:p text:style-name="P4">
Modified Time: 2023-06-05T22:56:00+03:00</text:p>
      <text:p text:style-name="P4">
Description: Zelensky thanked the Ukrainian defenders and defenders for the good news from the Bakhmut direction. - Ukrinform.</text:p>
      <text:p text:style-name="P4">
Images: ['<text:a xlink:type="simple" xlink:href="https://static.ukrinform.com/photos/2023_01/thumb_files/630_360_1674289634-963.jpeg" text:style-name="Internet_20_link" text:visited-style-name="Visited_20_Internet_20_Link">
630_360_16742...</text:a>
']</text:p>
      <text:p text:style-name="P4">
Tags: ['Бахмут', 'Військові', 'Зеленський', 'Війна з Росією']</text:p>
      <text:p text:style-name="P4">
Type: Article</text:p>
      <!--METADATA-->
      <text:p text:style-name="P4">
<draw:frame draw:style-name="fr1" draw:name="Image31" text:anchor-type="as-char" svg:width="6.9236in" svg:height="3.956343in" draw:z-index="0">
<draw:image xlink:href="../Images/yкринформ/2023-06-05T-35-56-00-03-00/630_360_1674289634-963.jpeg" xlink:type="simple" xlink:show="embed" xlink:actuate="onLoad" draw:mime-type="image/jpeg"/>
</draw:frame>
Zelensky thanked the Ukrainian defenders and defenders for the good news of the rbkhmut direction.</text:p>
      <text:p text:style-name="P4">
The head of state said this in the evening <text:a xlink:type="simple" xlink:href="https://t.me/V_Zelenskiy_official/6476" text:style-name="Internet_20_link" text:visited-style-name="Visited_20_Internet_20_Link">
appeal</text:a>
, reports Ukrinform.</text:p>
      <text:p text:style-name="P4">
“I am grateful to each of our <text:a xlink:type="simple" xlink:href="https://www.ukrinform.ua/tag-vijskovi" text:style-name="Internet_20_link" text:visited-style-name="Visited_20_Internet_20_Link">
warrior</text:a>
, to all our defenders, our defenders, who gave in this day the news we expect. Bakhmut direction - fellows, warriors!” - President emphasized.</text:p>
      <text:p text:style-name="P4">
<text:span text:style-name="T5">
Viso: <text:a xlink:type="simple" xlink:href="https://www.youtube.com/watch" text:style-name="Internet_20_link" text:visited-style-name="Visited_20_Internet_20_Link">
op</text:a>
</text:span>
</text:p>
      <text:p text:style-name="P4">
He noted that we see how hysterically Russia perceives any of our steps, all our occupied positions.</text:p>
      <text:p text:style-name="P4">
“The enemy knows that Ukraine will win. They see it. They feel it thanks to the shocks, warriors, and in particular in the Donetsk region. Thank you for it!” - saidzelensky.</text:p>
      <text:p text:style-name="P4">
Today, the head of state especially noted the 5th separate assault brigade and57th a separate infantry brigade, who, skillfully, decisively and effectively protecting the most positions, destroying the occupiers and most importantly-move forward.</text:p>
      <text:p text:style-name="P4">
“Thank you, warriors!Thank you all!" - added the President.</text:p>
      <text:p text:style-name="P4">
<text:span text:style-name="T4">
 Read also: </text:span>
 [Zelensky - Military: Your Strength is an example for all(https://www.ukrinform.ua/rubric-ato/3717953-zelenskij-vijskovim-vasa-micnist-ce-priklad-dla-vsih.html)As reported <text:a xlink:type="simple" xlink:href="https://www.ukrinform.ua/rubric-ato/3718591-na-bahmutskomu-napramku-sili-oboroni-ruhautsa-vpered-sirskij.html" text:style-name="Internet_20_link" text:visited-style-name="Visited_20_Internet_20_Link">
Ukrinform</text:a>
, Commander-in-law of the Armed Forces of the Armed Forces of Ukraine, Colonel-General Alexander Sirsky reported that the Nabakhmut direction of the defense force was moving forward.</text:p>
      <text:p text:style-name="P4">
<text:span text:style-name="T5">
Foto: op</text:span>
</text:p>
      <text:p text:style-name="P4">
News Source: <text:a xlink:type="simple" xlink:href="https://www.ukrinform.ua/rubric-ato/3718713-zelenskij-podakuvav-voinam-aki-zahisaut-ukrainu-na-bahmutskomu-napramku.html" text:style-name="Internet_20_link" text:visited-style-name="Visited_20_Internet_20_Link">
https://www.ukrinform.ua/rubric-ato/3718713-zelenskij-podakuvav-voinam-aki-zahisaut-ukrainu-na-bahmutskomu-napramku.html</text:a>
</text:p>
      <!--NEWS-->
      <text:h text:style-name="P10" text:outline-level="1">
<text:span text:style-name="T4">
Air defense systems remain a priority for further support of Ukraine - White House</text:span>
</text:h>
      <text:p text:style-name="P4">
Authors: Ukrinform (Person)</text:p>
      <text:p text:style-name="P4">
Publisher: Укринформ (Organization)</text:p>
      <text:p text:style-name="P4">
Published Time: 2023-06-05T-37:51:00+03:00</text:p>
      <text:p text:style-name="P4">
Modified Time: 2023-06-05T22:51:00+03:00</text:p>
      <text:p text:style-name="P4">
Description: The US Administration considers Ukraine the additional means of air defense as one of the priorities in future military assistance packages. - Ukrinform.</text:p>
      <text:p text:style-name="P4">
Images: ['<text:a xlink:type="simple" xlink:href="https://static.ukrinform.com/photos/2023_04/thumb_files/630_360_1682353688-641.jpg" text:style-name="Internet_20_link" text:visited-style-name="Visited_20_Internet_20_Link">
630_360_16823...</text:a>
']</text:p>
      <text:p text:style-name="P4">
Tags: ['Білий дім', 'Patriot ', 'ППО']</text:p>
      <text:p text:style-name="P4">
Type: Article</text:p>
      <!--METADATA-->
      <text:p text:style-name="P4">
<draw:frame draw:style-name="fr1" draw:name="Image32" text:anchor-type="as-char" svg:width="6.9236in" svg:height="3.956343in" draw:z-index="0">
<draw:image xlink:href="../Images/yкринформ/2023-06-05T-37-51-00-03-00/630_360_1682353688-641.jpg" xlink:type="simple" xlink:show="embed" xlink:actuate="onLoad" draw:mime-type="image/jpeg"/>
</draw:frame>
The US Administration considers providing Ukraine with additional means of advocacy in one of the priorities in future military assistance packages.</text:p>
      <text:p text:style-name="P4">
This was stated on Monday during a briefing in Washington Coordinator of the White House Radin Security John Kirby, Ukrinform reports.</text:p>
      <text:p text:style-name="P4">
“We know that air defense is a priority, and we know how the Patriot systems have worked in Ukraine. Again, because of this we are provided by the provisional missiles-interceptors(In the military support package - ed.)Last week, ”said the representative of Baiden administration.</text:p>
      <text:p text:style-name="P4">
<text:span text:style-name="T5">
!(https://www.ukrinform.ua/rubric-ato/3718711-prezident-obgovoriv-koaliciu-patriot-z-glavou-mzs-britanii.html)</text:span>
*</text:p>
      <text:p text:style-name="P4">
He did not comment on the possibility of supply of additional complexes Patrioot in Ukraine, noting that there are not many in the United States and the countries that have purchased these systems earlier.</text:p>
      <text:p text:style-name="P4">
"The only thing I can tell you, we will keep it in priority in the future," Kirby said.</text:p>
      <text:p text:style-name="P4">
<text:span text:style-name="T4">
 Read also: </text:span>
 <text:span text:style-name="T4">
 <text:a xlink:type="simple" xlink:href="https://www.ukrinform.ua/rubric-ato/3718348-ignat-pro-sampt-spodivaemos-so-na-praktici-vin-bude-ne-girsij-za-patriot.html" text:style-name="Internet_20_link" text:visited-style-name="Visited_20_Internet_20_Link">
Ignati-About SAMP-T: We hope that in practice he will be no worse than Patriot</text:a>
</text:span>
</text:p>
      <text:p text:style-name="P4">
As reported by Ukrinform, last Wednesday the United States announced the allocation of an appendix of a defense assistance package to Ukraine, which included, including numeral missiles for <text:span text:style-name="T4">
 <text:a xlink:type="simple" xlink:href="https://www.ukrinform.ua/tag-patriot" text:style-name="Internet_20_link" text:visited-style-name="Visited_20_Internet_20_Link">
Patriot</text:a>
</text:span>
, as well as other air defense.</text:p>
      <text:p text:style-name="P4">
News Source: <text:a xlink:type="simple" xlink:href="https://www.ukrinform.ua/rubric-ato/3718714-sistemi-ppo-zalisautsa-prioritetom-dla-podalsoi-pidtrimki-ukraini-bilij-dim.html" text:style-name="Internet_20_link" text:visited-style-name="Visited_20_Internet_20_Link">
https://www.ukrinform.ua/rubric-ato/3718714-sistemi-ppo-zalisautsa-prioritetom-dla-podalsoi-pidtrimki-ukraini-bilij-dim.html</text:a>
</text:p>
      <!--NEWS-->
      <text:h text:style-name="P10" text:outline-level="1">
<text:span text:style-name="T4">
President discussed the Patriot Coalition with the Ministry of Foreign Affairs of Britain</text:span>
</text:h>
      <text:p text:style-name="P4">
Authors: Ukrinform (Person)</text:p>
      <text:p text:style-name="P4">
Publisher: Укринформ (Organization)</text:p>
      <text:p text:style-name="P4">
Published Time: 2023-06-05T-39:45:00+03:00</text:p>
      <text:p text:style-name="P4">
Modified Time: 2023-06-05T22:45:00+03:00</text:p>
      <text:p text:style-name="P4">
Description: Zelensky continued the conversation about the new Petriots Coalition with the UK Foreign Minister James Kleverla. - Ukrinform.</text:p>
      <text:p text:style-name="P4">
Images: ['<text:a xlink:type="simple" xlink:href="https://static.ukrinform.com/photos/2023_05/thumb_files/630_360_1684512620-629.png" text:style-name="Internet_20_link" text:visited-style-name="Visited_20_Internet_20_Link">
630_360_16845...</text:a>
']</text:p>
      <text:p text:style-name="P4">
Tags: ['Британія', 'НАТО', 'Зеленський', 'Війна з Росією', 'Patriot ', 'ППО', 'Клеверлі']</text:p>
      <text:p text:style-name="P4">
Type: Article</text:p>
      <!--METADATA-->
      <text:p text:style-name="P4">
<draw:frame draw:style-name="fr1" draw:name="Image33" text:anchor-type="as-char" svg:width="6.9236in" svg:height="3.956343in" draw:z-index="0">
<draw:image xlink:href="../Images/yкринформ/2023-06-05T-39-45-00-03-00/630_360_1684512620-629.png" xlink:type="simple" xlink:show="embed" xlink:actuate="onLoad" draw:mime-type="image/png"/>
</draw:frame>
Zelensky continued the conversation about the new Petriots Coalition with the UK Minister of Law James Kleverla.</text:p>
      <text:p text:style-name="P4">
The head of state said this in the evening <text:a xlink:type="simple" xlink:href="https://www.youtube.com/watch" text:style-name="Internet_20_link" text:visited-style-name="Visited_20_Internet_20_Link">
appeal</text:a>
, reports Ukrinform.</text:p>
      <text:p text:style-name="P4">
“We have continued the conversation about a new coalition for the protection of life - the Petriots Coalition. Step by step we are moving with partners to make Tsacoalition as working for the sake of life and protection of freedom as all other our defense coalitions that have already been created, ”Zelensky said.</text:p>
      <text:p text:style-name="P4">
<text:span text:style-name="T4">
 Read also: </text:span>
 <text:span text:style-name="T4">
 <text:a xlink:type="simple" xlink:href="https://www.ukrinform.ua/rubric-ato/3717888-niderlandi-spriatimut-zbilsennu-kilkosti-patriot-dla-ukraini-ermak.html" text:style-name="Internet_20_link" text:visited-style-name="Visited_20_Internet_20_Link">
Netherlands will help to increase the number of Patriot for Ukraine - Yermak</text:a>
</text:span>
</text:p>
      <text:p text:style-name="P4">
He thanked for all the defense support provided to Ukraine, and especially for the Storm Shedou missiles, which showed themselves extremely effective in the forefront.</text:p>
      <text:p text:style-name="P4">
In addition, he discussed the UK Minister of Affairs for the preparation for the summit <text:span text:style-name="T4">
 <text:a xlink:type="simple" xlink:href="https://www.ukrinform.ua/tag-nato" text:style-name="Internet_20_link" text:visited-style-name="Visited_20_Internet_20_Link">
NATO</text:a>
</text:span>
 Long.</text:p>
      <text:p text:style-name="P4">
“The summit must be meaningful. Then it will become historical. Thank you everyone who helps Ukraine!Thank you all who are closer to the defeat of Russian terror!” -President supplied.</text:p>
      <text:p text:style-name="P4">
<text:span text:style-name="T4">
 Read also: </text:span>
 <text:span text:style-name="T4">
 <text:a xlink:type="simple" xlink:href="https://www.ukrinform.ua/rubric-ato/3717520-u-koalicii-patriot-mozut-buti-ne-lise-kraini-aki-maut-ci-sistemi-zelenskij.html" text:style-name="Internet_20_link" text:visited-style-name="Visited_20_Internet_20_Link">
Patriot coalition can be not just countries that have these systems - Zelensky</text:a>
</text:span>
</text:p>
      <text:p text:style-name="P4">
As reported by Ukrinform, _ <text:span text:style-name="T4">
 <text:a xlink:type="simple" xlink:href="https://www.ukrinform.ua/rubric-polytics/3718578-prezident-ukraini-zustrivsa-iz-glavou-mzs-britanii.html" text:style-name="Internet_20_link" text:visited-style-name="Visited_20_Internet_20_Link">
President of Ukraine met with the Ministry of Internal Affairs. </text:a>
</text:span>
 _</text:p>
      <text:p text:style-name="P4">
News Source: <text:a xlink:type="simple" xlink:href="https://www.ukrinform.ua/rubric-ato/3718711-prezident-obgovoriv-koaliciu-patriot-z-glavou-mzs-britanii.html" text:style-name="Internet_20_link" text:visited-style-name="Visited_20_Internet_20_Link">
https://www.ukrinform.ua/rubric-ato/3718711-prezident-obgovoriv-koaliciu-patriot-z-glavou-mzs-britanii.html</text:a>
</text:p>
      <!--NEWS-->
      <text:h text:style-name="P10" text:outline-level="1">
<text:span text:style-name="T4">
EU Court of EU: Poland's Justice Reform is contrary to European standards</text:span>
</text:h>
      <text:p text:style-name="P4">
Authors: Ukrinform (Person)</text:p>
      <text:p text:style-name="P4">
Publisher: Укринформ (Organization)</text:p>
      <text:p text:style-name="P4">
Published Time: 2023-06-05T-41:40:00+03:00</text:p>
      <text:p text:style-name="P4">
Modified Time: 2023-06-05T22:40:00+03:00</text:p>
      <text:p text:style-name="P4">
Description: The reform of the Poland's justice system is contrary to the laws of the European Union. - Ukrinform.</text:p>
      <text:p text:style-name="P4">
Images: ['<text:a xlink:type="simple" xlink:href="https://static.ukrinform.com/photos/2023_06/thumb_files/630_360_1685993607-553.gif" text:style-name="Internet_20_link" text:visited-style-name="Visited_20_Internet_20_Link">
630_360_16859...</text:a>
']</text:p>
      <text:p text:style-name="P4">
Tags: ['Євросоюз', 'Польща', 'Суд', 'Судова реформа']</text:p>
      <text:p text:style-name="P4">
Type: Article</text:p>
      <!--METADATA-->
      <text:p text:style-name="P4">
<draw:frame draw:style-name="fr1" draw:name="Image34" text:anchor-type="as-char" svg:width="6.9236in" svg:height="3.949782in" draw:z-index="0">
<draw:image xlink:href="../Images/yкринформ/2023-06-05T-41-40-00-03-00/630_360_1685993607-553.gif" xlink:type="simple" xlink:show="embed" xlink:actuate="onLoad" draw:mime-type="image/gif"/>
</draw:frame>
Poland's justice reforms are contrary to the laws of the European Union.</text:p>
      <text:p text:style-name="P4">
This decision has been announced on Monday by the EU, given the complaint of the April 2021 on Polish judicial reform since 2019, Ukrinform correspondent reports.</text:p>
      <text:p text:style-name="P4">
During the reading of the sentence in court, it is emphasized, in particular, that the Earlier Chamber of the Supreme Court [Poland] was created(https://www.ukrinform.ua/tag-polsa)“Does not meet the requirements of independence and impartiality.” As prescribed, the "broad and inaccurate nature" of individual provisions allows you to use the disciplinary responsibility of judges for their substantiated punishment.</text:p>
      <text:p text:style-name="P4">
It is emphasized that certain provisions of the judicial reform of the RP "incompatible with the guarantee of the report to the independent and impartial court".</text:p>
      <text:p text:style-name="P4">
On the day of announcement of the sentence, the European Commission has suspended a definition of a daily fine for Poland, but emphasized the need for Warsawaza to pay the financial punishment, which is the highest in EU history - about 550 mlneurov. These funds are automatically deducted by the European Commission from European Funds for Polish.</text:p>
      <text:p text:style-name="P4">
The decision of the EU Court is final and cannot be challenged. The court determined that the Polish should change the legislation in order to meet the European standards. Therefore, the European Commission gives time for Warsaw to change the legislation of the US. If Poland fails to enforce the decision of the EU Court, the Toevro Commission may initiate another case against Poland and in the case of a win by Poland may be a financial punishment again.</text:p>
      <text:p text:style-name="P4">
<text:span text:style-name="T4">
 Read also: </text:span>
 <text:a xlink:type="simple" xlink:href="https://www.ukrinform.ua/rubric-economy/3718681-polsa-rozrahovue-so-evrokomisia-prodovzit-obmezenna-na-agroimport-z-ukraini-do-kinca-roku.html" text:style-name="Internet_20_link" text:visited-style-name="Visited_20_Internet_20_Link">
<text:span text:style-name="T4">
 Poland </text:span>
 ** expects that the European Commission continues to rest on agro -import from Ukraine by the end of the year</text:a>
In Poland, the decision of the Court of Justice was negatively accepted. In particular, the Minister of Justice - General of Poland Zbignev Zgobro noted that the decision of the Court of Justice cannot be considered "which deserves trust" because the Chief European Court is "corrupt". He stressed that this decision of the Court of Justice is contrary to the decision of the constitutional tribunal of Poland, which previously raised that the issue of the RP judicial system was not the subject of EU competence.It is known that earlier the European Commission has accused Poland that the amendments to the laws of prozoral courts, the Supreme Court and some other laws since 2019 are contrary to European law.</text:p>
      <text:p text:style-name="P4">
News Source: <text:a xlink:type="simple" xlink:href="https://www.ukrinform.ua/rubric-world/3718708-cud-es-reforma-sistemi-pravosudda-polsi-superecit-evropejskim-standartam.html" text:style-name="Internet_20_link" text:visited-style-name="Visited_20_Internet_20_Link">
https://www.ukrinform.ua/rubric-world/3718708-cud-es-reforma-sistemi-pravosudda-polsi-superecit-evropejskim-standartam.html</text:a>
</text:p>
      <!--NEWS-->
      <text:h text:style-name="P10" text:outline-level="1">
<text:span text:style-name="T4">
Anyone who helps the Russian Federation bypass sanctions should feel the consequences - Zelensky</text:span>
</text:h>
      <text:p text:style-name="P4">
Authors: Ukrinform (Person)</text:p>
      <text:p text:style-name="P4">
Publisher: Укринформ (Organization)</text:p>
      <text:p text:style-name="P4">
Published Time: 2023-06-05T-43:36:00+03:00</text:p>
      <text:p text:style-name="P4">
Modified Time: 2023-06-05T22:36:00+03:00</text:p>
      <text:p text:style-name="P4">
Description: Russia continues to try to deceive the world, to bypass sanctions, to produce more weapons, to provide greater waste of resources and people on its aggression, so to resist it is a common task of the free world. - Ukrinform.</text:p>
      <text:p text:style-name="P4">
Images: ['<text:a xlink:type="simple" xlink:href="https://static.ukrinform.com/photos/2023_06/thumb_files/630_360_1685993932-853.jpeg" text:style-name="Internet_20_link" text:visited-style-name="Visited_20_Internet_20_Link">
630_360_16859...</text:a>
']</text:p>
      <text:p text:style-name="P4">
Tags: ['Антиросійські санкції', 'Світ', 'Зеленський', 'Війна з Росією']</text:p>
      <text:p text:style-name="P4">
Type: Article</text:p>
      <!--METADATA-->
      <text:p text:style-name="P4">
<draw:frame draw:style-name="fr1" draw:name="Image35" text:anchor-type="as-char" svg:width="6.9236in" svg:height="3.956343in" draw:z-index="0">
<draw:image xlink:href="../Images/yкринформ/2023-06-05T-43-36-00-03-00/630_360_1685993932-853.jpeg" xlink:type="simple" xlink:show="embed" xlink:actuate="onLoad" draw:mime-type="image/jpeg"/>
</draw:frame>
The Russian is trying to try to deceive the world, to bypass sanctions, to produce more weapons, to provide greater waste of resources and people on their aggression, so to resist it is a common task of the free world.</text:p>
      <text:p text:style-name="P4">
The head of state said this in the evening <text:a xlink:type="simple" xlink:href="https://t.me/V_Zelenskiy_official/6476" text:style-name="Internet_20_link" text:visited-style-name="Visited_20_Internet_20_Link">
appeal</text:a>
, reports Ukrinform.</text:p>
      <text:p text:style-name="P4">
“We are preparing our steps, new steps for even greater limitation of Russian -military potential. Everyone in the world who helps the state-terrorist state bypass [sanctions] in one way or another(https://www.ukrinform.ua/tag-antirosijski-sankcii), everyone in the world whom Russia uses to supply weapons, components, equipment - every such entity must feel the full power of free world. And we will provide it, ”Zelensky emphasized.</text:p>
      <text:p text:style-name="P4">
<text:span text:style-name="T5">
Viso: <text:a xlink:type="simple" xlink:href="https://www.youtube.com/watch" text:style-name="Internet_20_link" text:visited-style-name="Visited_20_Internet_20_Link">
op</text:a>
</text:span>
</text:p>
      <text:p text:style-name="P4">
He noted that Russia continues to try to deceive the world, to bypass sanctions, to produce more weapons, to provide greater waste of resources and people on this agression.</text:p>
      <text:p text:style-name="P4">
The President noted that the common task of the world is to stop terror. And the main prerequisite for this task is to stop any paths that terrorists still try to get something for themselves.</text:p>
      <text:p text:style-name="P4">
"News - soon," he added.</text:p>
      <text:p text:style-name="P4">
<text:span text:style-name="T4">
 Read also: </text:span>
 <text:span text:style-name="T4">
 <text:a xlink:type="simple" xlink:href="https://www.ukrinform.ua/rubric-polytics/3718252-ukraina-razom-iz-partnerami-mae-zakriti-mozlivosti-dla-obhodu-sankcij-z-boku-rf-zelenskij.html" text:style-name="Internet_20_link" text:visited-style-name="Visited_20_Internet_20_Link">
Ukraine, together with partners, should close the opportunities to compare the sanctions from the Russian Federation - Zelensky</text:a>
</text:span>
</text:p>
      <text:p text:style-name="P4">
According to Ukrinform, Presidential Office Andriy Yermak believes that the world's pressure on the Russian Federation is already unprecedented, however, it is to be stopped by its aggressive behavior.</text:p>
      <text:p text:style-name="P4">
<text:span text:style-name="T5">
Foto: op</text:span>
</text:p>
      <text:p text:style-name="P4">
News Source: <text:a xlink:type="simple" xlink:href="https://www.ukrinform.ua/rubric-polytics/3718712-kozen-hto-dopomagae-rf-obhoditi-sankcii-mae-vidcuti-povnu-silu-vilnogo-svitu-zelenskij.html" text:style-name="Internet_20_link" text:visited-style-name="Visited_20_Internet_20_Link">
https://www.ukrinform.ua/rubric-polytics/3718712-kozen-hto-dopomagae-rf-obhoditi-sankcii-mae-vidcuti-povnu-silu-vilnogo-svitu-zelenskij.html</text:a>
</text:p>
      <!--NEWS-->
      <text:h text:style-name="P10" text:outline-level="1">
<text:span text:style-name="T4">
Pentagon called MPC developed democracies to combine their efforts</text:span>
</text:h>
      <text:p text:style-name="P4">
Authors: Ukrinform (Person)</text:p>
      <text:p text:style-name="P4">
Publisher: Укринформ (Organization)</text:p>
      <text:p text:style-name="P4">
Published Time: 2023-06-05T-45:33:00+03:00</text:p>
      <text:p text:style-name="P4">
Modified Time: 2023-06-05T22:33:00+03:00</text:p>
      <text:p text:style-name="P4">
Description: The military-industrial complexes of democratic countries should focus mostly not on competition, but on combining efforts in order to ensure a common stable and powerful defense-industrial base.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Демократія', 'НАТО', 'Пентагон', 'Зброя', 'Війна з Росією']</text:p>
      <text:p text:style-name="P4">
Type: Article</text:p>
      <!--METADATA-->
      <text:p text:style-name="P4">
<draw:frame draw:style-name="fr1" draw:name="Image36" text:anchor-type="as-char" svg:width="6.9236in" svg:height="3.956343in" draw:z-index="0">
<draw:image xlink:href="../Images/yкринформ/2023-06-05T-45-33-00-03-00/630_360_1681170438-481.png" xlink:type="simple" xlink:show="embed" xlink:actuate="onLoad" draw:mime-type="image/png"/>
</draw:frame>
The military-industrial complexes of democratic countries should focus mostly not on competition, but on the joining of efforts to ensure a common stable and powerful defense-industrial base.</text:p>
      <text:p text:style-name="P4">
This was stated on Monday during a speech at the NATO Youth Summit by the US Deputy Defense Minister for Political Issues Colin Col, Ukrinform reports.</text:p>
      <text:p text:style-name="P4">
"We are increasingly aware that we have to consider the base of the defense industry collective for the whole free world," said the Deputy Ministers of the United States.</text:p>
      <text:p text:style-name="P4">
<text:span text:style-name="T4">
 Read also: </text:span>
 <text:span text:style-name="T4">
 <text:a xlink:type="simple" xlink:href="https://www.ukrinform.ua/rubric-world/3709658-sankcii-vplivaut-na-zdatnist-putina-vesti-vijnu-bilij-dim.html" text:style-name="Internet_20_link" text:visited-style-name="Visited_20_Internet_20_Link">
White House: Sanctions affect Putin's ability Vesible</text:a>
</text:span>
</text:p>
      <text:p text:style-name="P4">
For example, he explained that, in particular, the US and France are allies, but their companies of MIC are competing in parallel for selling weapons around the world. However that all these efforts are in common.</text:p>
      <text:p text:style-name="P4">
At the same time, the Pentagon representative noted that the United States and other NATO countries have invested more in the platforms of military weapons more than poor surge for them. In addition, he said, the West was mostly focused on counteracting the Global War than in the war with ordinary arms and fights of high intensity that are currently happening in Ukraine. .</text:p>
      <text:p text:style-name="P4">
<text:span text:style-name="T4">
 Read also: </text:span>
 <text:span text:style-name="T4">
 [German defense concern wants to produce air defense and tanks - media(https://www.ukrinform.ua/rubric-ato/3707011-nimeckij-oboronnij-koncern-hoce-viroblati-v-ukraini-sistemi-ppo-ta-tanki-zmi.html)</text:span>
</text:p>
      <text:p text:style-name="P4">
The Pentagon representative also emphasized that the United States, for their part, invest billions of investments in their own defense-industrial base and chains to make them faster, faster and powerful; There is a work with a congress to receive funding for years ahead to attract long -term investments in this industry.</text:p>
      <text:p text:style-name="P4">
News Source: <text:a xlink:type="simple" xlink:href="https://www.ukrinform.ua/rubric-world/3718707-u-pentagoni-zaklikali-vpk-rozvinutih-demokratij-obednuvati-svoi-zusilla.html" text:style-name="Internet_20_link" text:visited-style-name="Visited_20_Internet_20_Link">
https://www.ukrinform.ua/rubric-world/3718707-u-pentagoni-zaklikali-vpk-rozvinutih-demokratij-obednuvati-svoi-zusilla.html</text:a>
</text:p>
      <!--NEWS-->
      <text:h text:style-name="P10" text:outline-level="1">
<text:span text:style-name="T4">
Seven Years Development: Apple presented glasses of augmented reality</text:span>
</text:h>
      <text:p text:style-name="P4">
Authors: Ukrinform (Person)</text:p>
      <text:p text:style-name="P4">
Publisher: Укринформ (Organization)</text:p>
      <text:p text:style-name="P4">
Published Time: 2023-06-05T-47:24:00+03:00</text:p>
      <text:p text:style-name="P4">
Modified Time: 2023-06-05T22:24:00+03:00</text:p>
      <text:p text:style-name="P4">
Description: The American company Apple has introduced the glasses of augmented reality Vision Pro AR. - Ukrinform.</text:p>
      <text:p text:style-name="P4">
Images: ['<text:a xlink:type="simple" xlink:href="https://static.ukrinform.com/photos/2023_06/thumb_files/630_360_1685992848-693.jpg" text:style-name="Internet_20_link" text:visited-style-name="Visited_20_Internet_20_Link">
630_360_16859...</text:a>
']</text:p>
      <text:p text:style-name="P4">
Tags: ['Apple', 'IT-технології', 'Технології']</text:p>
      <text:p text:style-name="P4">
Type: Article</text:p>
      <!--METADATA-->
      <text:p text:style-name="P4">
<draw:frame draw:style-name="fr1" draw:name="Image37" text:anchor-type="as-char" svg:width="6.9236in" svg:height="3.956343in" draw:z-index="0">
<draw:image xlink:href="../Images/yкринформ/2023-06-05T-47-24-00-03-00/630_360_1685992848-693.jpg" xlink:type="simple" xlink:show="embed" xlink:actuate="onLoad" draw:mime-type="image/jpeg"/>
</draw:frame>
The American company Apple has introduced the glasses of supplemented reality VisionPro AR.</text:p>
      <text:p text:style-name="P4">
According to Ukrinform correspondent, it writes <text:a xlink:type="simple" xlink:href="https://techcrunch.com/2023/06/05/apple-headset/" text:style-name="Internet_20_link" text:visited-style-name="Visited_20_Internet_20_Link">
Techcrunch</text:a>
.</text:p>
      <text:p text:style-name="P4">
It is noted that the new device is similar to a ski mask and "clearly unforeseen to wear outside the home or office."</text:p>
      <text:p text:style-name="P4">
“The device is created on the basis of an aluminum frame with curved glass ahead. A physical button is provided for the screenshots, and digital for the settings, ”the material reads.</text:p>
      <text:p text:style-name="P4">
<text:span text:style-name="T4">
 Read also: </text:span>
 <text:span text:style-name="T4">
 <text:a xlink:type="simple" xlink:href="https://www.ukrinform.ua/rubric-world/3699730-virobnik-macbook-dla-apple-pobudue-novij-zavod-u-vetnami.html" text:style-name="Internet_20_link" text:visited-style-name="Visited_20_Internet_20_Link">
MacBook Manufacturer for Apple will build a new Uvatnam Factory</text:a>
</text:span>
</text:p>
      <text:p text:style-name="P4">
A special 3D interface was developed for the device, which is controlled by the help of eyes, hands and face.</text:p>
      <text:p text:style-name="P4">
<text:span text:style-name="T4">
 Read also: </text:span>
 <text:span text:style-name="T4">
 <text:a xlink:type="simple" xlink:href="https://www.ukrinform.ua/rubric-technology/3704937-u-sviti-padae-popit-na-produkciu-apple-okrim-iphone.html" text:style-name="Internet_20_link" text:visited-style-name="Visited_20_Internet_20_Link">
in the world falls in demand for Apple products except iPhone</text:a>
</text:span>
</text:p>
      <text:p text:style-name="P4">
The device will allow the user to use not only the monitor, the space around himself.</text:p>
      <text:p text:style-name="P4">
“It is noticeable that the device seems to be designed first and foremost for work and such ascens such as e -mail, not games. Users can even transfer to the device the desktop of their computer, which will be projected before them, ”the Techcrunch notes.</text:p>
      <text:p text:style-name="P4">
<text:span text:style-name="T4">
 Read also: </text:span>
 <text:span text:style-name="T4">
(https://www.ukrinform.ua/rubric-technology/3717298-apple-vidkinula-zvinuvacenna-fsb-pro-spivpracu-z-amerikanskou-rozvidkou.html)</text:span>
</text:p>
      <text:p text:style-name="P4">
One of the interesting features of the device is Eyesight, which uses the display outside the glass to display the user's eyes to others present in the room in the room.</text:p>
      <text:p text:style-name="P4">
We will add that the development of the device lasted seven years.  Photo: Apple Presentation</text:p>
      <text:p text:style-name="P4">
News Source: <text:a xlink:type="simple" xlink:href="https://www.ukrinform.ua/rubric-technology/3718705-apple-prezentuvav-pristrij-dopovnenoi-realnosti-vision-pro-ar.html" text:style-name="Internet_20_link" text:visited-style-name="Visited_20_Internet_20_Link">
https://www.ukrinform.ua/rubric-technology/3718705-apple-prezentuvav-pristrij-dopovnenoi-realnosti-vision-pro-ar.html</text:a>
</text:p>
      <!--NEWS-->
      <text:h text:style-name="P10" text:outline-level="1">
<text:span text:style-name="T4">
Zelensky: The common task of the world is to stop Russian terror</text:span>
</text:h>
      <text:p text:style-name="P4">
Authors: Ukrinform (Person)</text:p>
      <text:p text:style-name="P4">
Publisher: Укринформ (Organization)</text:p>
      <text:p text:style-name="P4">
Published Time: 2023-06-05T-49:12:00+03:00</text:p>
      <text:p text:style-name="P4">
Modified Time: 2023-06-05T22:12:00+03:00</text:p>
      <text:p text:style-name="P4">
Description: Everyone in the world who helps the terrorist state to circumstance the sanctions, whom Russia uses to supply weapons, components, equipment-every such entity must feel the power of the free world that will stop Russian terror.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Звернення',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6-05T-49-12-00-03-00/630_360_1685119271-129.jpeg" xlink:type="simple" xlink:show="embed" xlink:actuate="onLoad" draw:mime-type="image/jpeg"/>
</draw:frame>
Every ADVISION, who in one way or another helps the terrorist state to bypass sanctions, Chison uses for the supply of weapons, components, equipment-every such suburb should feel the power of the free world that will stop Russian terror.</text:p>
      <text:p text:style-name="P4">
About it in your <text:a xlink:type="simple" xlink:href="https://www.youtube.com/watch" text:style-name="Internet_20_link" text:visited-style-name="Visited_20_Internet_20_Link">
appeal</text:a>
President of Ukraine Volodymyr Zelenskyy said, Ukrinform reports.</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Report for today.</text:p>
      <text:p text:style-name="P4">
The first - I am grateful to every warrior, all our defenders and defenders who gave for this day the news we expect. Bakhmut direction - youth, warriors!</text:p>
      <text:p text:style-name="P4">
We see how hysterically Russia perceives any of our step there, all our positions.</text:p>
      <text:p text:style-name="P4">
The enemy knows that Ukraine will win. They see it. They feel it thanks to the shocks, warriors, and in particular in the Donetsk region. Thank you for it!</text:p>
      <text:p text:style-name="P4">
Today I would like to point out some of our combat units. It is a 5-story storm brigade and a 57th separate infantry brigade, who are skillfully protecting our positions, destroying the occupiers and, most importantly, move forward.</text:p>
      <text:p text:style-name="P4">
Thank you, warriors!Thank you all!</text:p>
      <text:p text:style-name="P4">
Second, we continue our work on sanctions against Russia.</text:p>
      <text:p text:style-name="P4">
Although the global trend is already understood - Russia is losing this war, businessmen continue to deny reality. They continue to try to deceive, to bypass sanctions, to produce more weapons, to provide greater waste of people's resources for this aggression.</text:p>
      <text:p text:style-name="P4">
We are preparing our steps, new steps for even greater limitation of Russian -military potential. Everyone in the world who helps the terrorist state to circumstance sanctions, everyone in the world whom Russia uses for the supply of weapons, components, equipment-every such entity must feel the full power of the free world.</text:p>
      <text:p text:style-name="P4">
And we will provide it.</text:p>
      <text:p text:style-name="P4">
This is a common task in the world - to stop terror. And the main prerequisite for this task is to stop any paths that terrorists still try to keep something for themselves.</text:p>
      <text:p text:style-name="P4">
News - soon.</text:p>
      <text:p text:style-name="P4">
Third. Today he held a long and very meaningful meeting on the transformation of a country, our lives - now and after victory.</text:p>
      <text:p text:style-name="P4">
Objectively, there are fundamental security, economic, energy, technological and simply human issues that require complete and effective answers.A strong state, a free state, a modern state, a pleasant state.</text:p>
      <text:p text:style-name="P4">
We lay the basis for this. All who are fighting for the sake of Ukraine. All who work for the sake of Ukraine. Everyone who helps.</text:p>
      <text:p text:style-name="P4">
For example, today in the format, the government, office, NSDC discussed the energy industry in a broad sense - agricultural production. Not only the restoration of what Ukraine was, but the development and expansion, taking into account the global role of Ukraine in order to food and energy security of Europe and the world.</text:p>
      <text:p text:style-name="P4">
We will present all these details. Will be thorough. In particular, we will present at the London Medical Conference on the Reconstruction of Ukraine, which will take place this month.</text:p>
      <text:p text:style-name="P4">
And, of course, we do not stop our international work with partners a day.</text:p>
      <text:p text:style-name="P4">
There was a Minister of Foreign Affairs of the United Kingdom today in Kyiv. Good, useful negotiations and new strengthening of our countries, our safety.</text:p>
      <text:p text:style-name="P4">
I thanked for all the defense support provided to Ukraine, and especially for the Storm Shedou missiles, which have shown themselves extremely effective in the forefront. I have been talking about a new coalition for the protection of life - Petriots.</text:p>
      <text:p text:style-name="P4">
The Minister of Foreign Affairs of the United Kingdom and NATO's training in Vilnius were spoken with Mr. The summit should be meaningful. Then it will become a tstorical.</text:p>
      <text:p text:style-name="P4">
Thank you all who help Ukraine!Thank you to everyone who brings the defeat's terror closer!</text:p>
      <text:p text:style-name="P4">
<text:span text:style-name="T4">
 _ Glory to our soldiers!_ </text:span>
</text:p>
      <text:p text:style-name="P4">
<text:span text:style-name="T4">
 _ Glory to all our heroes!_ </text:span>
</text:p>
      <text:p text:style-name="P4">
<text:span text:style-name="T4">
<text:span text:style-name="T5">
Glory to Ukraine!</text:span>
 </text:span>
</text:p>
      <text:p text:style-name="P4">
News Source: <text:a xlink:type="simple" xlink:href="https://www.ukrinform.ua/rubric-ato/3718702-zelenskij-spilne-zavdanna-svitu-zupiniti-rosijskij-teror.html" text:style-name="Internet_20_link" text:visited-style-name="Visited_20_Internet_20_Link">
https://www.ukrinform.ua/rubric-ato/3718702-zelenskij-spilne-zavdanna-svitu-zupiniti-rosijskij-teror.html</text:a>
</text:p>
      <!--NEWS-->
      <text:h text:style-name="P10" text:outline-level="1">
<text:span text:style-name="T4">
The enemy damaged a pipeline with ammonia in Kharkiv region</text:span>
</text:h>
      <text:p text:style-name="P4">
Authors: Ukrinform (Person)</text:p>
      <text:p text:style-name="P4">
Publisher: Укринформ (Organization)</text:p>
      <text:p text:style-name="P4">
Published Time: 2023-06-05T-51:09:00+03:00</text:p>
      <text:p text:style-name="P4">
Modified Time: 2023-06-05T22:09:00+03:00</text:p>
      <text:p text:style-name="P4">
Description: In the Kupyansky district of Kharkiv region, the Russian shelling damaged a pipeline with ammonia - depressurization took plac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Аміак', 'Трубопровід', 'Війна з Росією']</text:p>
      <text:p text:style-name="P4">
Type: Article</text:p>
      <!--METADATA-->
      <text:p text:style-name="P4">
<draw:frame draw:style-name="fr1" draw:name="Image43" text:anchor-type="as-char" svg:width="6.9236in" svg:height="3.956343in" draw:z-index="0">
<draw:image xlink:href="../Images/yкринформ/2023-06-05T-51-09-00-03-00/630_360_1538997483-946.jpg" xlink:type="simple" xlink:show="embed" xlink:actuate="onLoad" draw:mime-type="image/jpeg"/>
</draw:frame>
The Uubyansky district of Kharkiv region by the Russian shelling damaged a pipe with ammonia - depressurization took place.</text:p>
      <text:p text:style-name="P4">
As reports <text:a xlink:type="simple" xlink:href="https://t.me/synegubov/6368" text:style-name="Internet_20_link" text:visited-style-name="Visited_20_Internet_20_Link">
Ukrinform</text:a>
, Oleg Synigubov, the head of the regional military administration, reported this to the Utilities.</text:p>
      <text:p text:style-name="P4">
"In the region, the headquarters to eliminate the consequences of the situation are deployed. On the spot do the whole profile services work. We will report all the details later," - said.</text:p>
      <text:p text:style-name="P4">
<text:span text:style-name="T4">
 Read also: </text:span>
 <text:a xlink:type="simple" xlink:href="https://www.ukrinform.ua/rubric-regions/3718555-u-melitopolskomu-rajoni-zagarbniki-vkotre-poskodili-gazoprovid-fedorov.html" text:style-name="Internet_20_link" text:visited-style-name="Visited_20_Internet_20_Link">
In the Melitopol district, invaders have damaged <text:span text:style-name="T4">
 gas pipeline </text:span>
 - Fedorov</text:a>
As reported <text:a xlink:type="simple" xlink:href="https://www.ukrinform.ua/rubric-ato/3718684-odin-zagiblij-devatero-poranenih-pokazali-naslidki-obstrilu-balaklii.html" text:style-name="Internet_20_link" text:visited-style-name="Visited_20_Internet_20_Link">
Ukrinform</text:a>
, on the evening of June 5, Russian troops fired at Balakliya Kharkiv region, as a result of which one person was killed, nine more were injured. The enemy fire destroyed private homes and outbuildings.</text:p>
      <text:p text:style-name="P4">
News Source: <text:a xlink:type="simple" xlink:href="https://www.ukrinform.ua/rubric-regions/3718700-vorog-poskodiv-truboprovid-z-amiakom-na-harkivsini.html" text:style-name="Internet_20_link" text:visited-style-name="Visited_20_Internet_20_Link">
https://www.ukrinform.ua/rubric-regions/3718700-vorog-poskodiv-truboprovid-z-amiakom-na-harkivsini.html</text:a>
</text:p>
      <!--NEWS-->
      <text:h text:style-name="P10" text:outline-level="1">
<text:span text:style-name="T4">
Ukrainian Turenko completed the performances on Rolllan Harros</text:span>
</text:h>
      <text:p text:style-name="P4">
Authors: Ukrinform (Person)</text:p>
      <text:p text:style-name="P4">
Publisher: Укринформ (Organization)</text:p>
      <text:p text:style-name="P4">
Published Time: 2023-06-05T-53:07:42+03:00</text:p>
      <text:p text:style-name="P4">
Modified Time: 2023-06-05T22:07:42+03:00</text:p>
      <text:p text:style-name="P4">
Description: Ukrainian tennis player Lesya Turenko ( # 66 WTA) starred from the match with the first racket of the world Iga Schwontek in the 1/8 finals of Rolan Harros. - Ukrinform.</text:p>
      <text:p text:style-name="P4">
Images: ['<text:a xlink:type="simple" xlink:href="https://static.ukrinform.com/photos/2023_06/thumb_files/630_360_1685992017-495.jpeg" text:style-name="Internet_20_link" text:visited-style-name="Visited_20_Internet_20_Link">
630_360_16859...</text:a>
']</text:p>
      <text:p text:style-name="P4">
Tags: ['Цуренко', 'Теніс']</text:p>
      <text:p text:style-name="P4">
Type: Article</text:p>
      <!--METADATA-->
      <text:p text:style-name="P4">
<draw:frame draw:style-name="fr1" draw:name="Image44" text:anchor-type="as-char" svg:width="6.9236in" svg:height="3.956343in" draw:z-index="0">
<draw:image xlink:href="../Images/yкринформ/2023-06-05T-53-07-42-03-00/630_360_1685992017-495.jpeg" xlink:type="simple" xlink:show="embed" xlink:actuate="onLoad" draw:mime-type="image/jpeg"/>
</draw:frame>
Ukrainian tennis player Lesya Tsurenko(№66 WTA)She starred with the match with the first racket of the world Iga Schwontek in the 1/8 finals of Rolan Harros.</text:p>
      <text:p text:style-name="P4">
Tsurenko starred from the meeting at the expense of 1: 5 in favor of the Polish tennis player, Ukrinform reports.</text:p>
      <text:p text:style-name="P4">
Tsurenko played for the second time in her career in the fourth circle on Rolan Harros.</text:p>
      <text:p text:style-name="P4">
<text:span text:style-name="T4">
 Read also: </text:span>
 <text:a xlink:type="simple" xlink:href="https://www.ukrinform.ua/rubric-sports/3718675-tenis-zaber-vijsla-do-cvertfinalu-rolan-garros.html" text:style-name="Internet_20_link" text:visited-style-name="Visited_20_Internet_20_Link">
<text:span text:style-name="T4">
 Tennis </text:span>
: The frober went out to the Quarter Finals "Rolan Harros"</text:a>
It was a third meeting of tennis players. Lesya lost both previous ocular ponds - last year on Rolan Harros and this season in Rome.</text:p>
      <text:p text:style-name="P4">
Photo: btu.org.ua</text:p>
      <text:p text:style-name="P4">
News Source: <text:a xlink:type="simple" xlink:href="https://www.ukrinform.ua/rubric-sports/3718699-ukrainka-curenko-zaversila-vistupi-na-rollan-garros.html" text:style-name="Internet_20_link" text:visited-style-name="Visited_20_Internet_20_Link">
https://www.ukrinform.ua/rubric-sports/3718699-ukrainka-curenko-zaversila-vistupi-na-rollan-garros.html</text:a>
</text:p>
      <!--NEWS-->
      <text:h text:style-name="P10" text:outline-level="1">
<text:span text:style-name="T4">
Trump's lawyers met with US Ministry of Justice in secret documents</text:span>
</text:h>
      <text:p text:style-name="P4">
Authors: Ukrinform (Person)</text:p>
      <text:p text:style-name="P4">
Publisher: Укринформ (Organization)</text:p>
      <text:p text:style-name="P4">
Published Time: 2023-06-05T-55:07:00+03:00</text:p>
      <text:p text:style-name="P4">
Modified Time: 2023-06-05T22:07:00+03:00</text:p>
      <text:p text:style-name="P4">
Description: Donald Trump's lawyers met with officials from the US Department of Justice, which may testify to the approach to investigating the case of secret documents stored by the Expatient. - Ukrinform.</text:p>
      <text:p text:style-name="P4">
Images: ['<text:a xlink:type="simple" xlink:href="https://static.ukrinform.com/photos/2023_04/thumb_files/630_360_1680680229-821.jpg" text:style-name="Internet_20_link" text:visited-style-name="Visited_20_Internet_20_Link">
630_360_16806...</text:a>
']</text:p>
      <text:p text:style-name="P4">
Tags: ['Адвокат', 'США', 'Трамп', 'Документи']</text:p>
      <text:p text:style-name="P4">
Type: Article</text:p>
      <!--METADATA-->
      <text:p text:style-name="P4">
<draw:frame draw:style-name="fr1" draw:name="Image45" text:anchor-type="as-char" svg:width="6.9236in" svg:height="3.956343in" draw:z-index="0">
<draw:image xlink:href="../Images/yкринформ/2023-06-05T-55-07-00-03-00/630_360_1680680229-821.jpg" xlink:type="simple" xlink:show="embed" xlink:actuate="onLoad" draw:mime-type="image/jpeg"/>
</draw:frame>
Atvocodidonald Trump met with officials from the Ministry of Justice, which may testify to the approach of the decision in investigating the case of secret documents stored by the expansion.</text:p>
      <text:p text:style-name="P4">
As Ukrinform reports, it reports <text:a xlink:type="simple" xlink:href="https://apnews.com/article/trump-justice-department-classified-documents-maralago-455e06ae11fecd5fc6aa565bee6b3878" text:style-name="Internet_20_link" text:visited-style-name="Visited_20_Internet_20_Link">
AP</text:a>
.</text:p>
      <text:p text:style-name="P4">
Two weeks ago, Trump's lawyers were asked to meet with the Prosecutor General Harlend, to express anxiety that they have established, as they have established, is the wrongful behavior of the prosecutor and abuse by the Command under the leadership of a special prosecutor Jack Smith. But the meeting with representatives of the Ministry of Justice is also often used as the opportunity to try to convince them not to make criminal charges.</text:p>
      <text:p text:style-name="P4">
<text:span text:style-name="T4">
 Read also: </text:span>
 <text:span text:style-name="T4">
 <text:a xlink:type="simple" xlink:href="https://www.ukrinform.ua/rubric-world/3717009-trampa-pidozruut-u-nezakonnomu-zberiganni-sekretnogo-dokumenta.html" text:style-name="Internet_20_link" text:visited-style-name="Visited_20_Internet_20_Link">
Trump is suspected of illegally storing a secret document</text:a>
</text:span>
</text:p>
      <text:p text:style-name="P4">
It is noted that three Trump's lawyers - James Trust, John Rowley and Lindsigollygan - left the Ministry of Justice's building in Washington on Monday in the morning after more than an hour. They did not correspond to the calling of journalists.</text:p>
      <text:p text:style-name="P4">
Which of the representatives of the Ministry of Justice was present at the meeting is unknown. The Ministry of Justice did not comment on this meeting.</text:p>
      <text:p text:style-name="P4">
Unlike the team <text:span text:style-name="T4">
 <text:a xlink:type="simple" xlink:href="https://www.ukrinform.ua/tag-tramp" text:style-name="Internet_20_link" text:visited-style-name="Visited_20_Internet_20_Link">
Trump</text:a>
</text:span>
, Joe Baiden's representatives agreed to the voluntary searches carried out by the FBI FBI.</text:p>
      <text:p text:style-name="P4">
<text:span text:style-name="T4">
 Read also: </text:span>
 <text:span text:style-name="T4">
 [exader Trump believes that he cannot be a bar(https://www.ukrinform.ua/rubric-world/3708258-eksradnik-trampa-vvazae-so-toj-ne-moze-buti-prezidentom.html)</text:span>
</text:p>
      <text:p text:style-name="P4">
It is believed that the investigation of potential misconduct by seat -secret documents by Trump is coming to completion, and, rather, he will soon be charged.</text:p>
      <text:p text:style-name="P4">
<text:span text:style-name="T4">
 Read also: </text:span>
 <text:span text:style-name="T4">
 <text:a xlink:type="simple" xlink:href="https://www.ukrinform.ua/rubric-world/3713764-gubernator-floridi-desantis-oficijno-ogolosiv-pro-ucast-u-prezidentskih-viborah.html" text:style-name="Internet_20_link" text:visited-style-name="Visited_20_Internet_20_Link">
Florida Governor Airborne Officially announced the time in the presidential election</text:a>
 </text:span>
</text:p>
      <text:p text:style-name="P4">
News Source: <text:a xlink:type="simple" xlink:href="https://www.ukrinform.ua/rubric-world/3718697-advokati-trampa-zustrilisa-zi-spivrobitnikami-minustu-ssa-u-spravi-sekretnih-dokumentiv.html" text:style-name="Internet_20_link" text:visited-style-name="Visited_20_Internet_20_Link">
https://www.ukrinform.ua/rubric-world/3718697-advokati-trampa-zustrilisa-zi-spivrobitnikami-minustu-ssa-u-spravi-sekretnih-dokumentiv.html</text:a>
</text:p>
      <!--NEWS-->
      <text:h text:style-name="P10" text:outline-level="1">
<text:span text:style-name="T4">
Supply "eyes" for Russian drones: NAPC has brought to a list of sponsors of war two Chinese companies</text:span>
</text:h>
      <text:p text:style-name="P4">
Authors: Ukrinform (Person)</text:p>
      <text:p text:style-name="P4">
Publisher: Укринформ (Organization)</text:p>
      <text:p text:style-name="P4">
Published Time: 2023-06-05T-57:05:00+03:00</text:p>
      <text:p text:style-name="P4">
Modified Time: 2023-06-05T22:05:00+03:00</text:p>
      <text:p text:style-name="P4">
Description: The National Anti -Corruption Agency has included in the list of international sponsors of two Chinese manufacturers and video surveillance equipment - Hikvision and Dahua Technology. - Ukrinform.</text:p>
      <text:p text:style-name="P4">
Images: ['<text:a xlink:type="simple" xlink:href="https://static.ukrinform.com/photos/2023_06/thumb_files/630_360_1685991880-654.jpg" text:style-name="Internet_20_link" text:visited-style-name="Visited_20_Internet_20_Link">
630_360_16859...</text:a>
']</text:p>
      <text:p text:style-name="P4">
Tags: ['Китай', 'НАЗК', 'Тероризм', 'Війна з Росією']</text:p>
      <text:p text:style-name="P4">
Type: Article</text:p>
      <!--METADATA-->
      <text:p text:style-name="P4">
<draw:frame draw:style-name="fr1" draw:name="Image46" text:anchor-type="as-char" svg:width="6.9236in" svg:height="3.956343in" draw:z-index="0">
<draw:image xlink:href="../Images/yкринформ/2023-06-05T-57-05-00-03-00/630_360_1685991880-654.jpg" xlink:type="simple" xlink:show="embed" xlink:actuate="onLoad" draw:mime-type="image/jpeg"/>
</draw:frame>
The National Agency for the Prevention of Corruption has submitted to the list of international sponsors of the war of two Chinese manufacturers and suppliers for video surveillance - Hikvision and Dahua Technology.</text:p>
      <text:p text:style-name="P4">
As Ukrinform reports, this was reported <text:a xlink:type="simple" xlink:href="https://nazk.gov.ua/uk/novyny/postachayut-ochi-dlya-rosijskyh-bpla-nazk-vneslo-kytajski-kompaniyi-hikvision-ta-dahua-technology-do-pereliku-mizhnarodnyh-sponsoriv-vijny/" text:style-name="Internet_20_link" text:visited-style-name="Visited_20_Internet_20_Link">
NAPC</text:a>
.</text:p>
      <text:p text:style-name="P4">
The reason for the appropriate decision was the active activity of both companies of the suiterators of the Russian Federation, namely the supply of dual -purpose equipment, which can be used for military purposes and filling with the budget of the Russian Federation.</text:p>
      <text:p text:style-name="P4">
According to NAPC, Hikvision is <text:a xlink:type="simple" xlink:href="https://www.ukrinform.ua/tag-kitaj" text:style-name="Internet_20_link" text:visited-style-name="Visited_20_Internet_20_Link">
Chinese</text:a>
State manufacturer and supplying for video surveillance for civilian and military purposes. It provides a wide range of physical safety products, including video protection, control access and alarm system.</text:p>
      <text:p text:style-name="P4">
Hikvision has created one of the most advanced marketing networks in the industry, which includes 66 subsidiaries and departments around the world. They serve a variety of vertical markets in more than 150 countries.</text:p>
      <text:p text:style-name="P4">
It is established that the company works in Russia through the official representation - a limited liability community "Higher". Their revenue in the Russian Federation was a full -scale war in Ukraine increased by 42%, net profit - by 1526%. The staff of the company was doubled.</text:p>
      <text:p text:style-name="P4">
Dahua Technology, for its part, is the world's second income system. In Russia, it is officially represented by the company with the portrayal of "Dakhua Tecnolodge Rus".</text:p>
      <text:p text:style-name="P4">
Taxes paid by the organization to the Russian budget, for 2021 amount to $ 1,12 million at the current rate. "Considering the general trend and toy, that Western similar brands Axis, Hanwha, Panasonic, Motorola, IBM, Milestone, the amount of taxes for 2022, obviously increased from the Russian market.</text:p>
      <text:p text:style-name="P4">
According to the agency, after the start of a full -scale invasion of Russian in Ukraine, Dahua continues to ensure the removal of products in the Russian Federation around the clock.</text:p>
      <text:p text:style-name="P4">
In addition, its representative stated that the company is counting on the continuation of commercial activity in Russia.<text:span text:style-name="T4">
 Read also: </text:span>
 <text:a xlink:type="simple" xlink:href="https://www.ukrinform.ua/rubric-world/3710994-leica-prodavala-rosii-binokli-j-pricili-pid-cas-vijni-the-insider.html" text:style-name="Internet_20_link" text:visited-style-name="Visited_20_Internet_20_Link">
Leica selling binoculars and sights during the war –the Insider</text:a>
Thus, Dahua provides Russia with critical goods that allow the functioning of the branches of the military-industrial complex, facilitating the implementation of the war.</text:p>
      <text:p text:style-name="P4">
"Thanks to the work of both of these companies in the market of terrorist states, the Russian Federation in the freestand has drones, thermal imagers, surveillance cameras that can be used for UAVs, anti-ray rifles and other means to continue the warfare of Ukraine. , - summed up in the NAPC.</text:p>
      <text:p text:style-name="P4">
As reported <text:a xlink:type="simple" xlink:href="https://www.ukrinform.ua/rubric-ato/3714103-nazk-vneslo-mondelez-international-do-pereliku-miznarodnih-sponsoriv-vijni.html" text:style-name="Internet_20_link" text:visited-style-name="Visited_20_Internet_20_Link">
Ukrinform</text:a>
Earlier, NAPC has made a list of international sponsors of the War American Transcurity Company for the production of confectionery, products and beverages Mondelez International.</text:p>
      <text:p text:style-name="P4">
News Source: <text:a xlink:type="simple" xlink:href="https://www.ukrinform.ua/rubric-economy/3718698-postacaut-oci-dla-rosijskih-droniv-nazk-vneslo-do-pereliku-sponsoriv-vijni-dvi-kitajski-kompanii.html" text:style-name="Internet_20_link" text:visited-style-name="Visited_20_Internet_20_Link">
https://www.ukrinform.ua/rubric-economy/3718698-postacaut-oci-dla-rosijskih-droniv-nazk-vneslo-do-pereliku-sponsoriv-vijni-dvi-kitajski-kompanii.html</text:a>
</text:p>
      <!--NEWS-->
      <text:h text:style-name="P10" text:outline-level="1">
<text:span text:style-name="T4">
Zaluzhne instead of Vatutina - the Verkhovna Rada Committee supported the renaming decision in Kharkiv region</text:span>
</text:h>
      <text:p text:style-name="P4">
Authors: Ukrinform (Person)</text:p>
      <text:p text:style-name="P4">
Publisher: Укринформ (Organization)</text:p>
      <text:p text:style-name="P4">
Published Time: 2023-06-05T-59:00:00+03:00</text:p>
      <text:p text:style-name="P4">
Modified Time: 2023-06-05T22:00:00+03:00</text:p>
      <text:p text:style-name="P4">
Description: The Verkhovna Rada Committee supported the decision to renam the village of Vatutine in Kharkiv region to Zaluzhne. - Ukrinform.</text:p>
      <text:p text:style-name="P4">
Images: ['<text:a xlink:type="simple" xlink:href="https://static.ukrinform.com/photos/2018_04/thumb_files/630_360_1524057371-9509.jpg" text:style-name="Internet_20_link" text:visited-style-name="Visited_20_Internet_20_Link">
630_360_15240...</text:a>
']</text:p>
      <text:p text:style-name="P4">
Tags: ['Харківщина', 'Верховна Рада', 'Село', 'Перейменування', 'Валерій Залужний']</text:p>
      <text:p text:style-name="P4">
Type: Article</text:p>
      <!--METADATA-->
      <text:p text:style-name="P4">
<draw:frame draw:style-name="fr1" draw:name="Image47" text:anchor-type="as-char" svg:width="6.9236in" svg:height="3.956343in" draw:z-index="0">
<draw:image xlink:href="../Images/yкринформ/2023-06-05T-59-00-00-03-00/630_360_1524057371-9509.jpg" xlink:type="simple" xlink:show="embed" xlink:actuate="onLoad" draw:mime-type="image/jpeg"/>
</draw:frame>
The Committee of the Stork Rada supported the decision to renam the village of Vatutine Nakarkiv region to Zaluzhne.</text:p>
      <text:p text:style-name="P4">
This was reported in <text:a xlink:type="simple" xlink:href="https://www.facebook.com/BezginVitalik/posts/pfbid0335HvUbzdRmcJ7LBt4KeNJokAazU2vsQQZMkR2wzH5QQu4DmNM1NnpNaHapkYHLZzl" text:style-name="Internet_20_link" text:visited-style-name="Visited_20_Internet_20_Link">
Facebook</text:a>
People's Deputy, Chairman of the Subcommittee on Administrative-Territorial Management of the Verkhovna Rada Committee on Organization of State Authorities, Local Summer, Regional Development and Urban Planning Vitaliy Bezuin, Ukrinform reports.</text:p>
      <text:p text:style-name="P4">
“The Committee supported the renaming of Vatutine(<text:a xlink:type="simple" xlink:href="https://www.ukrinform.ua/tag-harkivsina" text:style-name="Internet_20_link" text:visited-style-name="Visited_20_Internet_20_Link">
 Kharkiv region</text:a>
 )On Zaluzhne!” - wrote the glut.</text:p>
      <text:p text:style-name="P4">
<text:span text:style-name="T4">
 Read also: </text:span>
 <text:a xlink:type="simple" xlink:href="https://www.ukrinform.ua/rubric-kyiv/3716670-u-kievi-vinesut-na-elektronne-golosuvanna-perejmenuvanna-vulici-na-cest-da-vinci.html" text:style-name="Internet_20_link" text:visited-style-name="Visited_20_Internet_20_Link">
in Kiev will take electronic vote <text:span text:style-name="T4">
 renaming </text:span>
 streets in honor of "da Vinci"</text:a>
As reported by Ukrinform, on February 15, 2023 deputies of the Kharkiv Regional Council [supported the renaming(https://www.ukrinform.ua/rubric-regions/3670173-na-harkivsini-selo-vatutine-perejmenuvali-na-zaluzne-risenna-oblradi.html)- in honor of the Council of the Armed Forces. The Regional Council sent a corresponding petition to the parliament.</text:p>
      <text:p text:style-name="P4">
The decision to renam the village of Novovodolazhka The village council approved on November 22, 2022. The renaming surveys were conducted in the community, and the number of votes received the Valuzhne option.</text:p>
      <text:p text:style-name="P4">
News Source: <text:a xlink:type="simple" xlink:href="https://www.ukrinform.ua/rubric-regions/3718696-zaluzne-zamist-vatutinogo-komitet-vr-pidtrimav-risenna-pro-perejmenuvanna-na-harkivsini.html" text:style-name="Internet_20_link" text:visited-style-name="Visited_20_Internet_20_Link">
https://www.ukrinform.ua/rubric-regions/3718696-zaluzne-zamist-vatutinogo-komitet-vr-pidtrimav-risenna-pro-perejmenuvanna-na-harkivsini.html</text:a>
</text:p>
      <!--NEWS-->
      <text:h text:style-name="P10" text:outline-level="1">
<text:span text:style-name="T4">
The heads of district state administrations demanded that the Klitschko abandon the combination of positions - the mayor replied</text:span>
</text:h>
      <text:p text:style-name="P4">
Authors: Ukrinform (Person)</text:p>
      <text:p text:style-name="P4">
Publisher: Укринформ (Organization)</text:p>
      <text:p text:style-name="P4">
Published Time: 2023-06-05T-62:54:00+03:00</text:p>
      <text:p text:style-name="P4">
Modified Time: 2023-06-05T21:54:00+03:00</text:p>
      <text:p text:style-name="P4">
Description: Vitaliy Klitschko responded to the video of the heads of district state administrations, where they demanded to refuse the mayor of the mayor and the chairman of the KSCA.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 'Укриття']</text:p>
      <text:p text:style-name="P4">
Type: Article</text:p>
      <!--METADATA-->
      <text:p text:style-name="P4">
<draw:frame draw:style-name="fr1" draw:name="Image48" text:anchor-type="as-char" svg:width="6.9236in" svg:height="3.956343in" draw:z-index="0">
<draw:image xlink:href="../Images/yкринформ/2023-06-05T-62-54-00-03-00/630_360_1669908514-938.jpg" xlink:type="simple" xlink:show="embed" xlink:actuate="onLoad" draw:mime-type="image/jpeg"/>
</draw:frame>
Vitaliyklychko responded to the video of the heads of district state administrations, where they demanded to refuse to refuse to combine the positions of the mayor and the chairman of the KSCA.</text:p>
      <text:p text:style-name="P4">
About this Kyiv Mayor Vitaliy Klitschko wrote in <text:a xlink:type="simple" xlink:href="https://t.me/vitaliy_klitschko/2078" text:style-name="Internet_20_link" text:visited-style-name="Visited_20_Internet_20_Link">
telegram</text:a>
 , передає Укрінформ.</text:p>
      <text:p text:style-name="P4">
“Подивився <text:a xlink:type="simple" xlink:href="https://www.facebook.com/dratnikov/videos/1640851809766417" text:style-name="Internet_20_link" text:visited-style-name="Visited_20_Internet_20_Link">
 відео</text:a>
, recorded by the heads of the capital. By which, by the way, this morning discusses the results of inspections and shortcomings in the arrangement of shelters that should be eliminated. The RDA received a total of UAH 1.2 billion in total for the past and this year. Your "friendly team" is even bad to answer. What are you talking about there? About authority? Yes, you have not been deprived of you from 2014, and in 2015 they were even added, ”Klitschko said.</text:p>
      <text:p text:style-name="P4">
He stressed that only 10% of the funds allocated for shelter was mastered.</text:p>
      <text:p text:style-name="P4">
“So will you take responsibility for the city?!Principalities to create? It is significant that the declamator of a slightly flame spacing was made by Mr. Ratnikov(Head of Desnyanskiy district in Kyiv city state administration - ed.)”,” The mayor wrote.</text:p>
      <text:p text:style-name="P4">
Klitschko noted that on the removal of Ratnikov, at the time of the investigation, he turned to the President after the tragedy in the Desnyanskiy district on June 1.</text:p>
      <text:p text:style-name="P4">
"When I communicated with people who were, of course, on the emotions after a terrible tragedy, the head of the area hid behind the trees, and then quietly became quiet," he said.</text:p>
      <text:p text:style-name="P4">
The Capital Mayor added that laws, constitution, unification of efforts in the war, which is awarded Ukraine, are not important for those who wrote this text to the heads of districts of the districts, and trying to unbalanced the power in the capital, destroy self -government to log out chaos in Kiev.</text:p>
      <text:p text:style-name="P4">
*!(https://www.ukrinform.ua/rubric-kyiv/3718229-klicko-pereviriv-ukritta-u-golosiivskomu-rajoni-stolici.html)“Don't sow the wind in the heart of the country!Do not do a frank political stupid. Source sees everything and understands, ”Klitschko added.</text:p>
      <text:p text:style-name="P4">
As reported <text:a xlink:type="simple" xlink:href="https://www.ukrinform.ua/rubric-kyiv/3718360-klicko-zranku-proviv-naradu-z-golovami-rajoniv-sodo-stanu-ukrittiv.html" text:style-name="Internet_20_link" text:visited-style-name="Visited_20_Internet_20_Link">
Ukrinform</text:a>
, Kyiv Mayor Vitaliy Klitschko in the morning held a narrative of the heads of the capital on the condition of shelters in Kiev.As a result of rocket stroke <text:a xlink:type="simple" xlink:href="https://www.ukrinform.ua/rubric-kyiv/3716899-klicko-unaslidok-nicnoi-ataki-na-kiiv-16-ludej-poraneni-z-nih-semero-u-likarni.html" text:style-name="Internet_20_link" text:visited-style-name="Visited_20_Internet_20_Link">
19 people were injured</text:a>
, three of them were killed, including a 9-year-old girl.</text:p>
      <text:p text:style-name="P4">
A resident of the Desnyanskiy district, whose wife died during the attack of the Russians, told the public that people had come to shelter at the clinic at night, but no one opened them.</text:p>
      <text:p text:style-name="P4">
On June 1 in Kiev <text:a xlink:type="simple" xlink:href="https://www.ukrinform.ua/rubric-kyiv/3717814-zagibel-ludej-bila-ukritta-ohoronca-polikliniki-u-kievi-vidpravili-pid-vartu.html" text:style-name="Internet_20_link" text:visited-style-name="Visited_20_Internet_20_Link">
three officials of the district state administration were detained</text:a>
and security guard. They were suspected.</text:p>
      <text:p text:style-name="P4">
News Source: <text:a xlink:type="simple" xlink:href="https://www.ukrinform.ua/rubric-kyiv/3718695-golovi-rajderzadministracij-zaklikali-klicka-vidmovitis-vid-sumisenna-posad-mer-vidpoviv.html" text:style-name="Internet_20_link" text:visited-style-name="Visited_20_Internet_20_Link">
https://www.ukrinform.ua/rubric-kyiv/3718695-golovi-rajderzadministracij-zaklikali-klicka-vidmovitis-vid-sumisenna-posad-mer-vidpoviv.html</text:a>
</text:p>
      <!--NEWS-->
      <text:h text:style-name="P10" text:outline-level="1">
<text:span text:style-name="T4">
The EU has extended sanctions to Russian officials involved in condemnation of punishment</text:span>
</text:h>
      <text:p text:style-name="P4">
Authors: Ukrinform (Person)</text:p>
      <text:p text:style-name="P4">
Publisher: Укринформ (Organization)</text:p>
      <text:p text:style-name="P4">
Published Time: 2023-06-05T-64:45:00+03:00</text:p>
      <text:p text:style-name="P4">
Modified Time: 2023-06-05T21:45:00+03:00</text:p>
      <text:p text:style-name="P4">
Description: The European Union has announced the decision to include in the sanction list for violations of human rights officials, which are involved in the condemnation of the famous Russian opposition policies Vladimir Kara-Murza up to 25 years of imprisonment, and those who are guilty of inhumane treatment with him. - Ukrinform.</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Євросоюз', 'Кара-Мурза', 'Права людини', 'Санкції']</text:p>
      <text:p text:style-name="P4">
Type: Article</text:p>
      <!--METADATA-->
      <text:p text:style-name="P4">
<draw:frame draw:style-name="fr1" draw:name="Image49" text:anchor-type="as-char" svg:width="6.9236in" svg:height="3.956343in" draw:z-index="0">
<draw:image xlink:href="../Images/yкринформ/2023-06-05T-64-45-00-03-00/630_360_1678877484-404.jpg" xlink:type="simple" xlink:show="embed" xlink:actuate="onLoad" draw:mime-type="image/jpeg"/>
</draw:frame>
The European Union has announced the decision to include in the sanction list for violations of human officials, which are involved in the condemnation of the famous opposition policy, Vladimir Kara-Murza, up to 25 years of prison, and guilty of inhumane treatment with him.</text:p>
      <text:p text:style-name="P4">
According to Ukrinform, such information <text:a xlink:type="simple" xlink:href="https://www.consilium.europa.eu/en/press/press-releases/2023/06/05/human-rights-violations-in-russia-eu-lists-individuals-responsible-for-vladimir-kara-murza-s-sentencing-and-degrading-treatment/" text:style-name="Internet_20_link" text:visited-style-name="Visited_20_Internet_20_Link">
published</text:a>
On Monday, the site of the European Council.</text:p>
      <text:p text:style-name="P4">
“Extremely strict imprisonment of Vladimir Kara-Murza is a clear testimony to the political abuse of the Russian judiciary in order to suppress civil society and independent voices that act as an anti-pronunciation of the Russian aggressive war against Ukraine. The decision on the sanctions made today, again demonstrates the readiness of the European Union to be sold with those who were convicted, imprisoned, or subjected to their participation in the fight for human rights and for the words Borrel.</text:p>
      <text:p text:style-name="P4">
<text:span text:style-name="T4">
 Read also: </text:span>
 <text:span text:style-name="T4">
 [Latvia Foreign Ministry included in the stop list 10 people involved(https://www.ukrinform.ua/rubric-world/3697083-mzs-latvii-vklucilo-do-stoplista-10-osib-pricetnih-do-peresliduvanna-karamurzi.html)</text:span>
</text:p>
      <text:p text:style-name="P4">
Sanctions within the global regime of EU sanctions for human rights violations are widespread in nine persons involved in condemning and imprisonment of Russian -position policies and activist on falsified charges. The EU decisive such a decision of the Russian authorities and called on Russia for immediate Tabozosta liberation <text:span text:style-name="T4">
 <text:a xlink:type="simple" xlink:href="https://www.ukrinform.ua/tag-karamurza" text:style-name="Internet_20_link" text:visited-style-name="Visited_20_Internet_20_Link">
Kara-Murza</text:a>
</text:span>
 and all people who have been imprisoned by politically motivated years.</text:p>
      <text:p text:style-name="P4">
The sanction list includes the Deputy Minister of Justice of the Russian Federation, which corresponds to the implementation of the "Law on Foreign Agents", which is the basis of the offensive of the Prykivka society, as well as judges and senior officers of the Russian Penitentiary System, which were involved in the creation What became a significant burning of his health.The EU sanction package within the global regime of EU sanctions for human violations now includes 43 persons and 15 institutions, which are subject to assembly assets in the EU. EU citizens and institutions are prohibited from these persons and institutions with any financial resources. In addition, oil traveling is covered by the EU travel ban, which also includes EU transittherry.</text:p>
      <text:p text:style-name="P4">
"The EU is concerned about the deterioration of human rights situation in Russia. The Russian unjustified and uncontrollable aggressive war against Ukraine has resulted in internal repression in Russia itself, substantially limited the freedom of thought, freedom of the media and led to the introduction of military censorship.</text:p>
      <text:p text:style-name="P4">
<text:span text:style-name="T4">
 Read also: </text:span>
 <text:span text:style-name="T4">
 <text:a xlink:type="simple" xlink:href="https://www.ukrinform.ua/rubric-world/3697236-virok-kritiku-kremla-karamurzi-e-politicno-vmotivovanim-borrel.html" text:style-name="Internet_20_link" text:visited-style-name="Visited_20_Internet_20_Link">
the sentence of the Kara-Murie Karami Criticism is political-motivated-Borrel</text:a>
</text:span>
</text:p>
      <text:p text:style-name="P4">
As it was reported, on April 17, the Moscow City Court _ <text:span text:style-name="T4">
 <text:a xlink:type="simple" xlink:href="https://www.ukrinform.ua/rubric-world/3696952-u-rosii-zasudili-opozicionera-karamurzu-do-25-rokiv-vaznici-za-vijskovi-fejki.html" text:style-name="Internet_20_link" text:visited-style-name="Visited_20_Internet_20_Link">
condemned the Russian Opposition Policy of Vladimir Kara-Murza up to 25 years in prison.</text:a>
</text:span>
 _ The sentence was made by the Criminal Code: seven years - in the case of "military fakes", three years - the right to participate in the activity of the "unwanted" organization and 18 years - in the case of the State Education.</text:p>
      <text:p text:style-name="P4">
News Source: <text:a xlink:type="simple" xlink:href="https://www.ukrinform.ua/rubric-world/3718694-es-posiriv-sankcii-na-cinovnikiv-rf-pricetnih-do-zasudzenna-karamurzi.html" text:style-name="Internet_20_link" text:visited-style-name="Visited_20_Internet_20_Link">
https://www.ukrinform.ua/rubric-world/3718694-es-posiriv-sankcii-na-cinovnikiv-rf-pricetnih-do-zasudzenna-karamurzi.html</text:a>
</text:p>
      <!--NEWS-->
      <text:h text:style-name="P10" text:outline-level="1">
<text:span text:style-name="T4">
Zelenskaya emphasized the importance of introducing family forms of upbringing children</text:span>
</text:h>
      <text:p text:style-name="P4">
Authors: Ukrinform (Person)</text:p>
      <text:p text:style-name="P4">
Publisher: Укринформ (Organization)</text:p>
      <text:p text:style-name="P4">
Published Time: 2023-06-05T-66:38:00+03:00</text:p>
      <text:p text:style-name="P4">
Modified Time: 2023-06-05T21:38:00+03:00</text:p>
      <text:p text:style-name="P4">
Description: President's wife, Olena Zelenskaya in Kharkiv, took part in a special round table on family forms of education. - Ukrinform.</text:p>
      <text:p text:style-name="P4">
Images: ['<text:a xlink:type="simple" xlink:href="https://static.ukrinform.com/photos/2023_06/thumb_files/630_360_1685992358-691.jpg" text:style-name="Internet_20_link" text:visited-style-name="Visited_20_Internet_20_Link">
630_360_16859...</text:a>
']</text:p>
      <text:p text:style-name="P4">
Tags: ['Діти', 'Харківщина', 'Олена Зеленська', 'Війна з Росією']</text:p>
      <text:p text:style-name="P4">
Type: Article</text:p>
      <!--METADATA-->
      <text:p text:style-name="P4">
<draw:frame draw:style-name="fr1" draw:name="Image50" text:anchor-type="as-char" svg:width="6.9236in" svg:height="3.956343in" draw:z-index="0">
<draw:image xlink:href="../Images/yкринформ/2023-06-05T-66-38-00-03-00/630_360_1685992358-691.jpg" xlink:type="simple" xlink:show="embed" xlink:actuate="onLoad" draw:mime-type="image/jpeg"/>
</draw:frame>
The president's wife, Olena Zelenskaya in Kharkiv, took part in a special roundstone about family forms of education.</text:p>
      <text:p text:style-name="P4">
The first lady reported this in <text:a xlink:type="simple" xlink:href="https://t.me/FirstLadyOfUkraine/3323" text:style-name="Internet_20_link" text:visited-style-name="Visited_20_Internet_20_Link">
telegram</text:a>
, reports Ukrinform.</text:p>
      <text:p text:style-name="P4">
"A few days ago, the whole country followed the search for a two -year -old Violetta Muzhichuk, who got lost in the forest in Kharkiv region. The way she was sought - four days!- And how timely they found, alive and unharmed, speak a lot about Kharkiv region and its people which, living in the forefront, save each other daily, and not only from the threats of war. Yesterday within a special round table was offered in Kharkiv about another form of assistance <text:span text:style-name="T4">
 <text:a xlink:type="simple" xlink:href="https://www.ukrinform.ua/tag-diti" text:style-name="Internet_20_link" text:visited-style-name="Visited_20_Internet_20_Link">
children</text:a>
</text:span>
 In the region: on the state of introduction of family forms of education in Kharkiv region, " - said Zelenska.</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The president's wife emphasized that "the whole country is now going through the family forms of education, so that every child grows with his parents, not the assistant." According to her, a permanent partner and an expert in this process - Yunisef.</text:p>
      <text:p text:style-name="P4">
"I think Kharkiv region will retain leadership, initiative and indifference.</text:p>
      <text:p text:style-name="P4">
<text:span text:style-name="T4">
 Read also: </text:span>
 <text:span text:style-name="T4">
 <text:a xlink:type="simple" xlink:href="https://www.ukrinform.ua/rubric-society/3718570-lubinec-rozpoviv-poslancu-papi-rimskogo-pro-zlocini-rf-sodo-ukrainskih-ditej.html" text:style-name="Internet_20_link" text:visited-style-name="Visited_20_Internet_20_Link">
Lubinets told the Pope's messenger about the crime of Ukrainian children</text:a>
</text:span>
</text:p>
      <text:p text:style-name="P4">
She also noted that during the roundtable presented a program for supporting family forms of education in Kharkiv region, discussed the construction of housing for children's children's homes, as well as the professional burnout of educators and the extreme importance of social accompaniment for such families.</text:p>
      <text:p text:style-name="P4">
<text:span text:style-name="T5">
Video: <text:a xlink:type="simple" xlink:href="https://t.me/FirstLadyOfUkraine/3332" text:style-name="Internet_20_link" text:visited-style-name="Visited_20_Internet_20_Link">
Elena Zelenskaya Telegram Channel</text:a>
</text:span>
</text:p>
      <text:p text:style-name="P4">
According to the First Lady, almost three thousand Ukrainians wanted to take children in the family during the war.</text:p>
      <text:p text:style-name="P4">
<text:span text:style-name="T5">
Foto: Elena Zelenska / Telegram</text:span>
</text:p>
      <text:p text:style-name="P4">
News Source: <text:a xlink:type="simple" xlink:href="https://www.ukrinform.ua/rubric-society/3718692-zelenska-nagolosila-na-vazlivosti-vprovadzenna-simejnih-form-vihovanna-ditej.html" text:style-name="Internet_20_link" text:visited-style-name="Visited_20_Internet_20_Link">
https://www.ukrinform.ua/rubric-society/3718692-zelenska-nagolosila-na-vazlivosti-vprovadzenna-simejnih-form-vihovanna-ditej.html</text:a>
</text:p>
      <!--NEWS-->
      <text:h text:style-name="P10" text:outline-level="1">
<text:span text:style-name="T4">
White House confirmed: US and Denmark leaders discuss Ukrainian pilots on F-16</text:span>
</text:h>
      <text:p text:style-name="P4">
Authors: Ukrinform (Person)</text:p>
      <text:p text:style-name="P4">
Publisher: Укринформ (Organization)</text:p>
      <text:p text:style-name="P4">
Published Time: 2023-06-05T-68:33:00+03:00</text:p>
      <text:p text:style-name="P4">
Modified Time: 2023-06-05T21:33:00+03:00</text:p>
      <text:p text:style-name="P4">
Description: US President Joe Biden will talk about the joint support of Ukrainians, including the creation of an F-16 consortium, which will ensure the deployment of these aircraft in Ukraine during a meeting with Denmark Prime Minister Matte Frederixen on Monday. - Ukrinform.</text:p>
      <text:p text:style-name="P4">
Images: ['<text:a xlink:type="simple" xlink:href="https://static.ukrinform.com/photos/2015_10/thumb_files/630_360_1444909744-5988.jpg" text:style-name="Internet_20_link" text:visited-style-name="Visited_20_Internet_20_Link">
630_360_14449...</text:a>
']</text:p>
      <text:p text:style-name="P4">
Tags: ['Данія', 'США', 'Білий дім', 'F-16']</text:p>
      <text:p text:style-name="P4">
Type: Article</text:p>
      <!--METADATA-->
      <text:p text:style-name="P4">
<draw:frame draw:style-name="fr1" draw:name="Image51" text:anchor-type="as-char" svg:width="6.9236in" svg:height="3.956343in" draw:z-index="0">
<draw:image xlink:href="../Images/yкринформ/2023-06-05T-68-33-00-03-00/630_360_1444909744-5988.jpg" xlink:type="simple" xlink:show="embed" xlink:actuate="onLoad" draw:mime-type="image/jpeg"/>
</draw:frame>
US President Joe Biden will talk about the joint support of Ukrainians during a meeting with Denmark Prime Minister Mettefrederixen on Monday, including the creation of an F-16 consortium, which will ensure the deployment of these aircraft in Ukraine.</text:p>
      <text:p text:style-name="P4">
This was stated during a pressing in Washington Coordinator of the National Security Council John Kirby, reports Ukrinform's own correspondent.</text:p>
      <text:p text:style-name="P4">
“Obviously, they will look at our recommendations - allies and close partners - to strengthen transatlantic security and support economic treasure. They will definitely discuss our unwavering support <text:a xlink:type="simple" xlink:href="https://www.ukrinform.ua/tag-ukraina" text:style-name="Internet_20_link" text:visited-style-name="Visited_20_Internet_20_Link">
Ukraine</text:a>
In the face of cruel aggression, ”Kirby said.</text:p>
      <text:p text:style-name="P4">
In this context, he clarified that the further steps of the Consortium of the F-16 are expected to be discussed in order to ensure that Ukrainian pilots teaching Ukrainian pilots as initial efforts.</text:p>
      <text:p text:style-name="P4">
In addition, according to the White House Representative, leaders coordinate the positions of more issues, including energy security, climate change and other global calls.</text:p>
      <text:p text:style-name="P4">
<text:span text:style-name="T4">
 Read also: </text:span>
 <text:a xlink:type="simple" xlink:href="https://www.ukrinform.ua/rubric-ato/3717179-moraveckij-viznacenij-grafik-pidgotovki-ukrainskih-pilotiv-na-f16.html" text:style-name="Internet_20_link" text:visited-style-name="Visited_20_Internet_20_Link">
<text:span text:style-name="T4">
 Moravetsky </text:span>
: A defined training schedule of Ukrainian pilots on F-16</text:a>
As reported by Ukrinform, on June 5, US President Joe Biden accepts Matte Frederixen in the whiteworkers of Denmark. On Thursday, June 8, Washington is expected to be the head of the UK's government Richa Snak.</text:p>
      <text:p text:style-name="P4">
News Source: <text:a xlink:type="simple" xlink:href="https://www.ukrinform.ua/rubric-ato/3718690-bilij-dim-pidtverdiv-lideri-ssa-j-danii-obgovoruut-pidgotovku-ukrainskih-pilotiv-na-f16.html" text:style-name="Internet_20_link" text:visited-style-name="Visited_20_Internet_20_Link">
https://www.ukrinform.ua/rubric-ato/3718690-bilij-dim-pidtverdiv-lideri-ssa-j-danii-obgovoruut-pidgotovku-ukrainskih-pilotiv-na-f16.html</text:a>
</text:p>
      <!--NEWS-->
      <text:h text:style-name="P10" text:outline-level="1">
<text:span text:style-name="T4">
2 drones crashed at M3 highway in Kaluga region</text:span>
</text:h>
      <text:p text:style-name="P4">
Authors: liveuamap (Language: en)</text:p>
      <text:p text:style-name="P4">
Time: 2023-06-05T01:10:00</text:p>
      <text:p text:style-name="P4">
Location: Kaluga (Latitude:54.55534 Longtitude:36.1306)</text:p>
      <text:p text:style-name="P4">
Videos: []</text:p>
      <text:p text:style-name="P4">
Images: []</text:p>
      <text:p text:style-name="P4">
Tags: ["Central and Eastern Europe", "Russia"]</text:p>
      <text:p text:style-name="P4">
Id: 22567670</text:p>
      <!--METADATA-->
      <text:p text:style-name="P4">
2 drones crashed at M3 highway in Kaluga region</text:p>
      <text:p text:style-name="P4">
News Collection Link: <text:a xlink:type="simple" xlink:href="https://liveuamap.com/en/2023/5-june-2-drones-crashed-at-m3-highway-in-kaluga-region" text:style-name="Internet_20_link" text:visited-style-name="Visited_20_Internet_20_Link">
https://liveuamap.com/en/2023/5-june-2-drones-crashed-at-m3-highway-in-kaluga-region</text:a>
</text:p>
      <text:p text:style-name="P4">
News Source: <text:a xlink:type="simple" xlink:href="https://t.me/bbbreaking/157036" text:style-name="Internet_20_link" text:visited-style-name="Visited_20_Internet_20_Link">
https://t.me/bbbreaking/157036</text:a>
</text:p>
      <!--NEWS-->
      <text:h text:style-name="P10" text:outline-level="1">
<text:span text:style-name="T4">
Traffic police station burnt out in Krasnoyarsk overnight</text:span>
</text:h>
      <text:p text:style-name="P4">
Authors: liveuamap (Language: en)</text:p>
      <text:p text:style-name="P4">
Time: 2023-06-05T01:11:00</text:p>
      <text:p text:style-name="P4">
Location: Krasnoyarsk,Krasnoyarskiy kray (Latitude:56.03207 Longtitude:92.83097)</text:p>
      <text:p text:style-name="P4">
Videos: []</text:p>
      <text:p text:style-name="P4">
Images: []</text:p>
      <text:p text:style-name="P4">
Tags: ["Asia", "Russia"]</text:p>
      <text:p text:style-name="P4">
Id: 22567667</text:p>
      <!--METADATA-->
      <text:p text:style-name="P4">
Traffic police station burnt out in Krasnoyarsk overnight</text:p>
      <text:p text:style-name="P4">
News Collection Link: <text:a xlink:type="simple" xlink:href="https://liveuamap.com/en/2023/5-june-traffic-police-station-burnt-out-in-krasnoyarsk-overnight" text:style-name="Internet_20_link" text:visited-style-name="Visited_20_Internet_20_Link">
https://liveuamap.com/en/2023/5-june-traffic-police-station-burnt-out-in-krasnoyarsk-overnight</text:a>
</text:p>
      <text:p text:style-name="P4">
News Source: <text:a xlink:type="simple" xlink:href="https://t.me/rusbrief/123173" text:style-name="Internet_20_link" text:visited-style-name="Visited_20_Internet_20_Link">
https://t.me/rusbrief/123173</text:a>
</text:p>
      <!--NEWS-->
      <text:h text:style-name="P10" text:outline-level="1">
<text:span text:style-name="T4">
Russian army shelled Kupiansk this morning</text:span>
</text:h>
      <text:p text:style-name="P4">
Authors: liveuamap (Language: en)</text:p>
      <text:p text:style-name="P4">
Time: 2023-06-05T01:33:00</text:p>
      <text:p text:style-name="P4">
Location: Kupyansk, Kharkiv (Latitude:49.70539 Longtitude:37.60277)</text:p>
      <text:p text:style-name="P4">
Videos: []</text:p>
      <text:p text:style-name="P4">
Images: ["<text:a xlink:type="simple" xlink:href="https://liveuamap.com/pics/2023/06/05/22567668_0.jpg" text:style-name="Internet_20_link" text:visited-style-name="Visited_20_Internet_20_Link">
22567668_0.jpg</text:a>
", "<text:a xlink:type="simple" xlink:href="https://liveuamap.com/pics/2023/06/05/22567668_1.jpg" text:style-name="Internet_20_link" text:visited-style-name="Visited_20_Internet_20_Link">
22567668_1.jpg</text:a>
", "<text:a xlink:type="simple" xlink:href="https://liveuamap.com/pics/2023/06/05/22567668_2.jpg" text:style-name="Internet_20_link" text:visited-style-name="Visited_20_Internet_20_Link">
22567668_2.jpg</text:a>
"]</text:p>
      <text:p text:style-name="P4">
Tags: []</text:p>
      <text:p text:style-name="P4">
Id: 22567668</text:p>
      <!--METADATA-->
      <text:p text:style-name="P4">
Russian army shelled Kupiansk this morning</text:p>
      <text:p text:style-name="P4">
<draw:frame draw:style-name="fr1" draw:name="Image52" text:anchor-type="as-char" svg:width="6.9236in" svg:height="9.125008in" draw:z-index="0">
<draw:image xlink:href="../Images/liveuamap/2023-06-05T01-33-00/22567668_0.jpg" xlink:type="simple" xlink:show="embed" xlink:actuate="onLoad" draw:mime-type="image/jpeg"/>
</draw:frame>
<draw:frame draw:style-name="fr1" draw:name="Image53" text:anchor-type="as-char" svg:width="6.9236in" svg:height="5.1927in" draw:z-index="0">
<draw:image xlink:href="../Images/liveuamap/2023-06-05T01-33-00/22567668_1.jpg" xlink:type="simple" xlink:show="embed" xlink:actuate="onLoad" draw:mime-type="image/jpeg"/>
</draw:frame>
<draw:frame draw:style-name="fr1" draw:name="Image54" text:anchor-type="as-char" svg:width="6.9236in" svg:height="5.1927in" draw:z-index="0">
<draw:image xlink:href="../Images/liveuamap/2023-06-05T01-33-00/22567668_2.jpg" xlink:type="simple" xlink:show="embed" xlink:actuate="onLoad" draw:mime-type="image/jpeg"/>
</draw:frame>
News Collection Link: <text:a xlink:type="simple" xlink:href="https://liveuamap.com/en/2023/5-june-russian-army-shelled-kupiansk-this-morning" text:style-name="Internet_20_link" text:visited-style-name="Visited_20_Internet_20_Link">
https://liveuamap.com/en/2023/5-june-russian-army-shelled-kupiansk-this-morning</text:a>
</text:p>
      <text:p text:style-name="P4">
News Source: <text:a xlink:type="simple" xlink:href="https://t.me/operativeukr/6711" text:style-name="Internet_20_link" text:visited-style-name="Visited_20_Internet_20_Link">
https://t.me/operativeukr/6711</text:a>
</text:p>
      <!--NEWS-->
      <text:h text:style-name="P10" text:outline-level="1">
<text:span text:style-name="T4">
Electrical power object was damaged as result of drone attack in Belgorod region, - Governor</text:span>
</text:h>
      <text:p text:style-name="P4">
Authors: liveuamap (Language: en)</text:p>
      <text:p text:style-name="P4">
Time: 2023-06-05T01:51:22</text:p>
      <text:p text:style-name="P4">
Location: Belgorod, Belgorodskaya oblast' (Latitude:50.59305 Longtitude:36.61606)</text:p>
      <text:p text:style-name="P4">
Videos: []</text:p>
      <text:p text:style-name="P4">
Images: ["<text:a xlink:type="simple" xlink:href="https://liveuamap.com/pics/2023/06/05/22567568_0.jpg" text:style-name="Internet_20_link" text:visited-style-name="Visited_20_Internet_20_Link">
22567568_0.jpg</text:a>
", "<text:a xlink:type="simple" xlink:href="https://liveuamap.com/pics/2023/06/05/22567568_1.jpg" text:style-name="Internet_20_link" text:visited-style-name="Visited_20_Internet_20_Link">
22567568_1.jpg</text:a>
", "<text:a xlink:type="simple" xlink:href="https://liveuamap.com/pics/2023/06/05/22567568_2.jpg" text:style-name="Internet_20_link" text:visited-style-name="Visited_20_Internet_20_Link">
22567568_2.jpg</text:a>
"]</text:p>
      <text:p text:style-name="P4">
Tags: ["Russia", "Central and Eastern Europe"]</text:p>
      <text:p text:style-name="P4">
Id: 22567568</text:p>
      <!--METADATA-->
      <text:p text:style-name="P4">
Electrical power object was damaged as result of drone attack in Belgorod Region, - Governor<draw:frame draw:style-name="fr1" draw:name="Image55" text:anchor-type="as-char" svg:width="6.9236in" svg:height="5.720625in" draw:z-index="0">
<draw:image xlink:href="../Images/liveuamap/2023-06-05T01-51-22/22567568_0.jpg" xlink:type="simple" xlink:show="embed" xlink:actuate="onLoad" draw:mime-type="image/jpeg"/>
</draw:frame>
<draw:frame draw:style-name="fr1" draw:name="Image56" text:anchor-type="as-char" svg:width="6.9236in" svg:height="9.231467in" draw:z-index="0">
<draw:image xlink:href="../Images/liveuamap/2023-06-05T01-51-22/22567568_1.jpg" xlink:type="simple" xlink:show="embed" xlink:actuate="onLoad" draw:mime-type="image/jpeg"/>
</draw:frame>
<draw:frame draw:style-name="fr1" draw:name="Image57" text:anchor-type="as-char" svg:width="6.9236in" svg:height="2.84733in" draw:z-index="0">
<draw:image xlink:href="../Images/liveuamap/2023-06-05T01-51-22/22567568_2.jpg" xlink:type="simple" xlink:show="embed" xlink:actuate="onLoad" draw:mime-type="image/jpeg"/>
</draw:frame>
News Collection Link: <text:a xlink:type="simple" xlink:href="https://liveuamap.com/en/2023/5-june-electrical-power-object-was-damaged-as-result-of-drone" text:style-name="Internet_20_link" text:visited-style-name="Visited_20_Internet_20_Link">
https://liveuamap.com/en/2023/5-june-electrical-power-object-was-damaged-as-result-of-drone</text:a>
</text:p>
      <text:p text:style-name="P4">
News Source: <text:a xlink:type="simple" xlink:href="https://t.me/dneproperatyv/64652" text:style-name="Internet_20_link" text:visited-style-name="Visited_20_Internet_20_Link">
https://t.me/dneproperatyv/64652</text:a>
</text:p>
      <!--NEWS-->
      <text:h text:style-name="P10" text:outline-level="1">
<text:span text:style-name="T4">
General Staff of Armed forces of Ukraine estimates Russian losses at 210350</text:span>
</text:h>
      <text:p text:style-name="P4">
Authors: liveuamap (Language: en)</text:p>
      <text:p text:style-name="P4">
Time: 2023-06-05T02:07:00</text:p>
      <text:p text:style-name="P4">
Location: Kyiv, Kyiv city (Latitude:50.44425 Longtitude:30.52903)</text:p>
      <text:p text:style-name="P4">
Videos: []</text:p>
      <text:p text:style-name="P4">
Images: ["<text:a xlink:type="simple" xlink:href="https://liveuamap.com/pics/2023/06/05/22567569_0.jpg" text:style-name="Internet_20_link" text:visited-style-name="Visited_20_Internet_20_Link">
22567569_0.jpg</text:a>
"]</text:p>
      <text:p text:style-name="P4">
Tags: []</text:p>
      <text:p text:style-name="P4">
Id: 22567569</text:p>
      <!--METADATA-->
      <text:p text:style-name="P4">
General Staff of Armed forces of Ukraine estimates Russian losses at 210350</text:p>
      <text:p text:style-name="P4">
<draw:frame draw:style-name="fr1" draw:name="Image58" text:anchor-type="as-char" svg:width="6.9236in" svg:height="9.200797in" draw:z-index="0">
<draw:image xlink:href="../Images/liveuamap/2023-06-05T02-07-00/22567569_0.jpg" xlink:type="simple" xlink:show="embed" xlink:actuate="onLoad" draw:mime-type="image/jpeg"/>
</draw:frame>
News Collection Link: <text:a xlink:type="simple" xlink:href="https://liveuamap.com/en/2023/5-june-general-staff-of-armed-forces-of-ukraine-estimates" text:style-name="Internet_20_link" text:visited-style-name="Visited_20_Internet_20_Link">
https://liveuamap.com/en/2023/5-june-general-staff-of-armed-forces-of-ukraine-estimates</text:a>
</text:p>
      <text:p text:style-name="P4">
News Source: <text:a xlink:type="simple" xlink:href="https://t.me/GeneralStaffZSU/8119" text:style-name="Internet_20_link" text:visited-style-name="Visited_20_Internet_20_Link">
https://t.me/GeneralStaffZSU/8119</text:a>
</text:p>
      <!--NEWS-->
      <text:h text:style-name="P10" text:outline-level="1">
<text:span text:style-name="T4">
Shelling reported in Novaya Tavolzhanka town this morning</text:span>
</text:h>
      <text:p text:style-name="P4">
Authors: liveuamap (Language: en)</text:p>
      <text:p text:style-name="P4">
Time: 2023-06-05T03:18:00</text:p>
      <text:p text:style-name="P4">
Location: Belgorod, Belgorodskaya oblast' (Latitude:50.35368 Longtitude:36.82428)</text:p>
      <text:p text:style-name="P4">
Videos: []</text:p>
      <text:p text:style-name="P4">
Images: []</text:p>
      <text:p text:style-name="P4">
Tags: ["Russia", "Central and Eastern Europe"]</text:p>
      <text:p text:style-name="P4">
Id: 22567659</text:p>
      <!--METADATA-->
      <text:p text:style-name="P4">
Shelling reported in Novaya Tavolzhanka town this morning</text:p>
      <text:p text:style-name="P4">
News Collection Link: <text:a xlink:type="simple" xlink:href="https://liveuamap.com/en/2023/5-june-shelling-reported-in-novaya-tavolzhanka-town-this" text:style-name="Internet_20_link" text:visited-style-name="Visited_20_Internet_20_Link">
https://liveuamap.com/en/2023/5-june-shelling-reported-in-novaya-tavolzhanka-town-this</text:a>
</text:p>
      <text:p text:style-name="P4">
News Source: <text:a xlink:type="simple" xlink:href="https://t.me/rusbrief/123216" text:style-name="Internet_20_link" text:visited-style-name="Visited_20_Internet_20_Link">
https://t.me/rusbrief/123216</text:a>
</text:p>
      <!--NEWS-->
      <text:h text:style-name="P10" text:outline-level="1">
<text:span text:style-name="T4">
PMC Wagner mercenaries captured semi-colonel of Armed Forces of Russia Roman Vinivitin, accus...</text:span>
</text:h>
      <text:p text:style-name="P4">
Authors: liveuamap (Language: en)</text:p>
      <text:p text:style-name="P4">
Time: 2023-06-05T03:24:00</text:p>
      <text:p text:style-name="P4">
Location: Rostov (Latitude:47.45717 Longtitude:40.17406)</text:p>
      <text:p text:style-name="P4">
Videos: []</text:p>
      <text:p text:style-name="P4">
Images: []</text:p>
      <text:p text:style-name="P4">
Tags: []</text:p>
      <text:p text:style-name="P4">
Id: 22567660</text:p>
      <!--METADATA-->
      <text:p text:style-name="P4">
None</text:p>
      <text:p text:style-name="P4">
News Collection Link: <text:a xlink:type="simple" xlink:href="https://liveuamap.com/en/2023/5-june-pmc-wagner-mercenaries-captured-semicolonel-of-armed" text:style-name="Internet_20_link" text:visited-style-name="Visited_20_Internet_20_Link">
https://liveuamap.com/en/2023/5-june-pmc-wagner-mercenaries-captured-semicolonel-of-armed</text:a>
</text:p>
      <text:p text:style-name="P4">
News Source: <text:a xlink:type="simple" xlink:href="https://liveuamap.com/en/2023/5-june-pmc-wagner-mercenaries-captured-semicolonel-of-armed" text:style-name="Internet_20_link" text:visited-style-name="Visited_20_Internet_20_Link">
https://liveuamap.com/en/2023/5-june-pmc-wagner-mercenaries-captured-semicolonel-of-armed</text:a>
</text:p>
      <!--NEWS-->
      <text:h text:style-name="P10" text:outline-level="1">
<text:span text:style-name="T4">
"Freedom of Russia Legion" destroyed several vehicles of Russian army near Schebekyne border ...</text:span>
</text:h>
      <text:p text:style-name="P4">
Authors: liveuamap (Language: en)</text:p>
      <text:p text:style-name="P4">
Time: 2023-06-05T04:06:54</text:p>
      <text:p text:style-name="P4">
Location: Kharkiv Oblast (Latitude:50.35083 Longtitude:36.92162)</text:p>
      <text:p text:style-name="P4">
Videos: []</text:p>
      <text:p text:style-name="P4">
Images: []</text:p>
      <text:p text:style-name="P4">
Tags: ["Russia", "Central and Eastern Europe"]</text:p>
      <text:p text:style-name="P4">
Id: 22567661</text:p>
      <!--METADATA-->
      <text:p text:style-name="P4">
"Freedom of Russia Legion" destroyed several vehicles of Russian army nearSchebekyne border crossing</text:p>
      <text:p text:style-name="P4">
News Collection Link: <text:a xlink:type="simple" xlink:href="https://liveuamap.com/en/2023/5-june-freedom-of-russia-legion-destroyed-several-vehicles" text:style-name="Internet_20_link" text:visited-style-name="Visited_20_Internet_20_Link">
https://liveuamap.com/en/2023/5-june-freedom-of-russia-legion-destroyed-several-vehicles</text:a>
</text:p>
      <text:p text:style-name="P4">
News Source: <text:a xlink:type="simple" xlink:href="https://t.me/lachentyt/30064" text:style-name="Internet_20_link" text:visited-style-name="Visited_20_Internet_20_Link">
https://t.me/lachentyt/30064</text:a>
</text:p>
      <!--NEWS-->
      <text:h text:style-name="P10" text:outline-level="1">
<text:span text:style-name="T4">
Russian army shelled Kherson State University</text:span>
</text:h>
      <text:p text:style-name="P4">
Authors: liveuamap (Language: en)</text:p>
      <text:p text:style-name="P4">
Time: 2023-06-05T04:08:28</text:p>
      <text:p text:style-name="P4">
Location: Kherson (Latitude:46.64578 Longtitude:32.62979)</text:p>
      <text:p text:style-name="P4">
Videos: []</text:p>
      <text:p text:style-name="P4">
Images: ["<text:a xlink:type="simple" xlink:href="https://liveuamap.com/pics/2023/06/05/22567663_0.png" text:style-name="Internet_20_link" text:visited-style-name="Visited_20_Internet_20_Link">
22567663_0.png</text:a>
"]</text:p>
      <text:p text:style-name="P4">
Tags: ["Europe", "Central and Eastern Europe"]</text:p>
      <text:p text:style-name="P4">
Id: 22567663</text:p>
      <!--METADATA-->
      <text:p text:style-name="P4">
Russian army shelled Kherson State University</text:p>
      <text:p text:style-name="P4">
<draw:frame draw:style-name="fr1" draw:name="Image59" text:anchor-type="as-char" svg:width="6.9236in" svg:height="7.989651in" draw:z-index="0">
<draw:image xlink:href="../Images/liveuamap/2023-06-05T04-08-28/22567663_0.png" xlink:type="simple" xlink:show="embed" xlink:actuate="onLoad" draw:mime-type="image/png"/>
</draw:frame>
News Collection Link: <text:a xlink:type="simple" xlink:href="https://liveuamap.com/en/2023/5-june-russian-army-shelled-kherson-state-university-" text:style-name="Internet_20_link" text:visited-style-name="Visited_20_Internet_20_Link">
https://liveuamap.com/en/2023/5-june-russian-army-shelled-kherson-state-university-</text:a>
</text:p>
      <text:p text:style-name="P4">
News Source: <text:a xlink:type="simple" xlink:href="https://twitter.com/hochu_dodomu/status/1665621871633612800" text:style-name="Internet_20_link" text:visited-style-name="Visited_20_Internet_20_Link">
https://twitter.com/hochu_dodomu/status/1665621871633612800</text:a>
</text:p>
      <!--NEWS-->
      <text:h text:style-name="P10" text:outline-level="1">
<text:span text:style-name="T4">
At Sivershchyna and Slobozhanschyna directions Russian army shelled Karpovychi of Chernihiv r...</text:span>
</text:h>
      <text:p text:style-name="P4">
Authors: liveuamap (Language: en)</text:p>
      <text:p text:style-name="P4">
Time: 2023-06-05T04:53:00</text:p>
      <text:p text:style-name="P4">
Location: Kharkiv (Latitude:50.30732 Longtitude:36.85947)</text:p>
      <text:p text:style-name="P4">
Videos: []</text:p>
      <text:p text:style-name="P4">
Images: []</text:p>
      <text:p text:style-name="P4">
Tags: ["Russia"]</text:p>
      <text:p text:style-name="P4">
Id: 22567685</text:p>
      <!--METADATA-->
      <text:p text:style-name="P4">
At sivershchyna and slBozhanschyna directions Russian army Shelled Karpovychiof Chernihiv Region; Znob-novhoodske, brusky, atynske, basivka, yunakivka, Sadky, myropillya, Turya, Hrabovske, Oleksandrivka, Velyka Pysarivka, SHEYCACA, SHEVCA, OLEKSANDRIVKA Y, Chervona Zorya, Heptivka, Krasne, Zelene, Starytsya, OhirtsEve, Hatysche, Pletenivka, Vovchansk, Karayichne, Budarky and Chuhunivka of Kharkiv Region. Russian AviationConducrated Aircrakes at Ivashky, OhirtsEve, Hatysche of Kharkiv Region.Russian Army Army Say Saysksk Orning Report</text:p>
      <text:p text:style-name="P4">
News Collection Link:(https://liveuamap.com/en/2023/5-june-at-sivershchyna-and-slobozhanschyna-directions-russian)</text:p>
      <text:p text:style-name="P4">
News Source: <text:a xlink:type="simple" xlink:href="https://t.me/lumsrc/4992" text:style-name="Internet_20_link" text:visited-style-name="Visited_20_Internet_20_Link">
https://t.me/lumsrc/4992</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5T04:56:56</text:p>
      <text:p text:style-name="P4">
Location: Kharkiv Oblast (Latitude:50.22239 Longtitude:36.59477)</text:p>
      <text:p text:style-name="P4">
Videos: []</text:p>
      <text:p text:style-name="P4">
Images: []</text:p>
      <text:p text:style-name="P4">
Tags: ["Russia"]</text:p>
      <text:p text:style-name="P4">
Id: 22567676</text:p>
      <!--METADATA-->
      <text:p text:style-name="P4">
Russian forces conducting offensive actions in Donetsk and Luhansk regions.Ukrainian military had 29 combat engagements with Russian forces nearNovoselivske of Luhansk region, Bilohorivka of Luhansk region, Ivanivske,Maryinka. Russian saboteur group attempted to infiltrate border near Zelene ofKharkiv region, - General Staff of Armed Forces of Ukraine says in the morningreport</text:p>
      <text:p text:style-name="P4">
News Collection Link: <text:a xlink:type="simple" xlink:href="https://liveuamap.com/en/2023/5-june-russian-forces-conducting-offensive-actions-in-donetsk" text:style-name="Internet_20_link" text:visited-style-name="Visited_20_Internet_20_Link">
https://liveuamap.com/en/2023/5-june-russian-forces-conducting-offensive-actions-in-donetsk</text:a>
</text:p>
      <text:p text:style-name="P4">
News Source: <text:a xlink:type="simple" xlink:href="https://t.me/lumsrc/5000" text:style-name="Internet_20_link" text:visited-style-name="Visited_20_Internet_20_Link">
https://t.me/lumsrc/5000</text:a>
</text:p>
      <!--NEWS-->
      <text:h text:style-name="P10" text:outline-level="1">
<text:span text:style-name="T4">
Explosions reported in Grayvoron of Belgorod region</text:span>
</text:h>
      <text:p text:style-name="P4">
Authors: liveuamap (Language: en)</text:p>
      <text:p text:style-name="P4">
Time: 2023-06-05T05:16:18</text:p>
      <text:p text:style-name="P4">
Location: Grayvoron (Latitude:50.48273 Longtitude:35.68188)</text:p>
      <text:p text:style-name="P4">
Videos: []</text:p>
      <text:p text:style-name="P4">
Images: ["<text:a xlink:type="simple" xlink:href="https://liveuamap.com/pics/2023/06/05/22567686_0.jpg" text:style-name="Internet_20_link" text:visited-style-name="Visited_20_Internet_20_Link">
22567686_0.jpg</text:a>
"]</text:p>
      <text:p text:style-name="P4">
Tags: ["Europe", "Central and Eastern Europe"]</text:p>
      <text:p text:style-name="P4">
Id: 22567686</text:p>
      <!--METADATA-->
      <text:p text:style-name="P4">
Explosions reported in Grayvoron of Belgorod region</text:p>
      <text:p text:style-name="P4">
<draw:frame draw:style-name="fr1" draw:name="Image60" text:anchor-type="as-char" svg:width="6.9236in" svg:height="7.146942in" draw:z-index="0">
<draw:image xlink:href="../Images/liveuamap/2023-06-05T05-16-18/22567686_0.jpg" xlink:type="simple" xlink:show="embed" xlink:actuate="onLoad" draw:mime-type="image/jpeg"/>
</draw:frame>
News Collection Link: <text:a xlink:type="simple" xlink:href="https://liveuamap.com/en/2023/5-june-explosions-reported-in-grayvoron-of-belgorod-region" text:style-name="Internet_20_link" text:visited-style-name="Visited_20_Internet_20_Link">
https://liveuamap.com/en/2023/5-june-explosions-reported-in-grayvoron-of-belgorod-region</text:a>
</text:p>
      <text:p text:style-name="P4">
News Source: <text:a xlink:type="simple" xlink:href="https://t.me/vert_i_call/11441" text:style-name="Internet_20_link" text:visited-style-name="Visited_20_Internet_20_Link">
https://t.me/vert_i_call/11441</text:a>
</text:p>
      <!--NEWS-->
      <text:h text:style-name="P10" text:outline-level="1">
<text:span text:style-name="T4">
"Freedom of Russia Legion" and "Russian Volunteer Corps" released new video from Novaya Tavol...</text:span>
</text:h>
      <text:p text:style-name="P4">
Authors: liveuamap (Language: en)</text:p>
      <text:p text:style-name="P4">
Time: 2023-06-05T05:31:00</text:p>
      <text:p text:style-name="P4">
Location: Belgorod, Belgorodskaya oblast' (Latitude:50.32307 Longtitude:36.81963)</text:p>
      <text:p text:style-name="P4">
Videos: []</text:p>
      <text:p text:style-name="P4">
Images: []</text:p>
      <text:p text:style-name="P4">
Tags: ["Russia"]</text:p>
      <text:p text:style-name="P4">
Id: 22567704</text:p>
      <!--METADATA-->
      <text:p text:style-name="P4">
"Freedom of Russia Legion" and "Russian Volunteer Corps" released new videofrom Novaya Tavolzhanka of Belgorod region</text:p>
      <text:p text:style-name="P4">
News Collection Link: <text:a xlink:type="simple" xlink:href="https://liveuamap.com/en/2023/5-june-freedom-of-russia-legion-and-russian-volunteer-corps" text:style-name="Internet_20_link" text:visited-style-name="Visited_20_Internet_20_Link">
https://liveuamap.com/en/2023/5-june-freedom-of-russia-legion-and-russian-volunteer-corps</text:a>
</text:p>
      <text:p text:style-name="P4">
News Source: <text:a xlink:type="simple" xlink:href="https://t.me/legionoffreedom/856" text:style-name="Internet_20_link" text:visited-style-name="Visited_20_Internet_20_Link">
https://t.me/legionoffreedom/856</text:a>
</text:p>
      <!--NEWS-->
      <text:h text:style-name="P10" text:outline-level="1">
<text:span text:style-name="T4">
Explosion reported near Azovstal in Mariupol</text:span>
</text:h>
      <text:p text:style-name="P4">
Authors: liveuamap (Language: en)</text:p>
      <text:p text:style-name="P4">
Time: 2023-06-05T06:22:17</text:p>
      <text:p text:style-name="P4">
Location: Mariupol (Latitude:47.10075 Longtitude:37.59195)</text:p>
      <text:p text:style-name="P4">
Videos: []</text:p>
      <text:p text:style-name="P4">
Images: []</text:p>
      <text:p text:style-name="P4">
Tags: ["Minsk Monitor", "Europe"]</text:p>
      <text:p text:style-name="P4">
Id: 22567691</text:p>
      <!--METADATA-->
      <text:p text:style-name="P4">
Explosion reported near Azovstal in Mariupol</text:p>
      <text:p text:style-name="P4">
News Collection Link: <text:a xlink:type="simple" xlink:href="https://liveuamap.com/en/2023/5-june-explosion-reported-near-azovstal-in-mariupol-" text:style-name="Internet_20_link" text:visited-style-name="Visited_20_Internet_20_Link">
https://liveuamap.com/en/2023/5-june-explosion-reported-near-azovstal-in-mariupol-</text:a>
</text:p>
      <text:p text:style-name="P4">
News Source: <text:a xlink:type="simple" xlink:href="https://t.me/channel24_ua/91146" text:style-name="Internet_20_link" text:visited-style-name="Visited_20_Internet_20_Link">
https://t.me/channel24_ua/91146</text:a>
</text:p>
      <!--NEWS-->
      <text:h text:style-name="P10" text:outline-level="1">
<text:span text:style-name="T4">
Explosions were reported in Mykhailivka of Vasylivka district of Zaporizhzhia region</text:span>
</text:h>
      <text:p text:style-name="P4">
Authors: liveuamap (Language: en)</text:p>
      <text:p text:style-name="P4">
Time: 2023-06-05T06:27:00</text:p>
      <text:p text:style-name="P4">
Location: Mykhailivka (Latitude:47.22656 Longtitude:35.18269)</text:p>
      <text:p text:style-name="P4">
Videos: []</text:p>
      <text:p text:style-name="P4">
Images: []</text:p>
      <text:p text:style-name="P4">
Tags: []</text:p>
      <text:p text:style-name="P4">
Id: 22567697</text:p>
      <!--METADATA-->
      <text:p text:style-name="P4">
Explosions were reported in Mykhailivka of Vasylivka district of Zaporizhzhiaregion</text:p>
      <text:p text:style-name="P4">
News Collection Link: <text:a xlink:type="simple" xlink:href="https://liveuamap.com/en/2023/5-june-explosions-were-reported-in-mykhailivka-of-vasylivka" text:style-name="Internet_20_link" text:visited-style-name="Visited_20_Internet_20_Link">
https://liveuamap.com/en/2023/5-june-explosions-were-reported-in-mykhailivka-of-vasylivka</text:a>
</text:p>
      <text:p text:style-name="P4">
News Source: <text:a xlink:type="simple" xlink:href="https://t.me/dniprorudne_ukraine/2464" text:style-name="Internet_20_link" text:visited-style-name="Visited_20_Internet_20_Link">
https://t.me/dniprorudne_ukraine/2464</text:a>
</text:p>
      <!--NEWS-->
      <text:h text:style-name="P10" text:outline-level="1">
<text:span text:style-name="T4">
2 person wounded as result of Russian aerial bombardment in Beryslav</text:span>
</text:h>
      <text:p text:style-name="P4">
Authors: liveuamap (Language: en)</text:p>
      <text:p text:style-name="P4">
Time: 2023-06-05T06:35:49</text:p>
      <text:p text:style-name="P4">
Location: Kherson (Latitude:46.83589 Longtitude:33.41595)</text:p>
      <text:p text:style-name="P4">
Videos: []</text:p>
      <text:p text:style-name="P4">
Images: []</text:p>
      <text:p text:style-name="P4">
Tags: ["Europe", "Central and Eastern Europe"]</text:p>
      <text:p text:style-name="P4">
Id: 22567695</text:p>
      <!--METADATA-->
      <text:p text:style-name="P4">
2 person wounded as result of Russian aerial bombardment in Beryslav</text:p>
      <text:p text:style-name="P4">
News Collection Link: <text:a xlink:type="simple" xlink:href="https://liveuamap.com/en/2023/5-june-2-person-wounded-as-result-of-russian-aerial-bombardment" text:style-name="Internet_20_link" text:visited-style-name="Visited_20_Internet_20_Link">
https://liveuamap.com/en/2023/5-june-2-person-wounded-as-result-of-russian-aerial-bombardment</text:a>
</text:p>
      <text:p text:style-name="P4">
News Source: <text:a xlink:type="simple" xlink:href="https://t.me/UkraineNow/34138" text:style-name="Internet_20_link" text:visited-style-name="Visited_20_Internet_20_Link">
https://t.me/UkraineNow/34138</text:a>
</text:p>
      <!--NEWS-->
      <text:h text:style-name="P10" text:outline-level="1">
<text:span text:style-name="T4">
According to head of PMC Wagner mercenaries Russian troops have partially withdrawn from Berk...</text:span>
</text:h>
      <text:p text:style-name="P4">
Authors: liveuamap (Language: en)</text:p>
      <text:p text:style-name="P4">
Time: 2023-06-05T07:00:00</text:p>
      <text:p text:style-name="P4">
Location: Bakhmut (Latitude:48.64283 Longtitude:37.96103)</text:p>
      <text:p text:style-name="P4">
Videos: []</text:p>
      <text:p text:style-name="P4">
Images: []</text:p>
      <text:p text:style-name="P4">
Tags: ["Minsk Monitor", "Europe"]</text:p>
      <text:p text:style-name="P4">
Id: 22567706</text:p>
      <!--METADATA-->
      <text:p text:style-name="P4">
According to head of PMC Wagner mercenaries Russian troops have partiallywithdrawn from Berkhivka village near Bakhmut</text:p>
      <text:p text:style-name="P4">
News Collection Link: <text:a xlink:type="simple" xlink:href="https://liveuamap.com/en/2023/5-june-according-to-head-of-pmc-wagner-mercenaries-russian" text:style-name="Internet_20_link" text:visited-style-name="Visited_20_Internet_20_Link">
https://liveuamap.com/en/2023/5-june-according-to-head-of-pmc-wagner-mercenaries-russian</text:a>
</text:p>
      <text:p text:style-name="P4">
News Source: <text:a xlink:type="simple" xlink:href="https://t.me/rusbrief/123282" text:style-name="Internet_20_link" text:visited-style-name="Visited_20_Internet_20_Link">
https://t.me/rusbrief/123282</text:a>
</text:p>
      <!--NEWS-->
      <text:h text:style-name="P10" text:outline-level="1">
<text:span text:style-name="T4">
Explosions reported in Belgorod region</text:span>
</text:h>
      <text:p text:style-name="P4">
Authors: liveuamap (Language: en)</text:p>
      <text:p text:style-name="P4">
Time: 2023-06-05T08:04:09</text:p>
      <text:p text:style-name="P4">
Location: Belgorod, Belgorodskaya oblast' (Latitude:50.5828 Longtitude:36.61366)</text:p>
      <text:p text:style-name="P4">
Videos: []</text:p>
      <text:p text:style-name="P4">
Images: []</text:p>
      <text:p text:style-name="P4">
Tags: ["Russia", "Europe"]</text:p>
      <text:p text:style-name="P4">
Id: 22567705</text:p>
      <!--METADATA-->
      <text:p text:style-name="P4">
Explosions reported in Belgorod region</text:p>
      <text:p text:style-name="P4">
News Collection Link: <text:a xlink:type="simple" xlink:href="https://liveuamap.com/en/2023/5-june-explosions-reported-in-belgorod-region" text:style-name="Internet_20_link" text:visited-style-name="Visited_20_Internet_20_Link">
https://liveuamap.com/en/2023/5-june-explosions-reported-in-belgorod-region</text:a>
</text:p>
      <text:p text:style-name="P4">
News Source: <text:a xlink:type="simple" xlink:href="https://t.me/zhest_belgorod/27850" text:style-name="Internet_20_link" text:visited-style-name="Visited_20_Internet_20_Link">
https://t.me/zhest_belgorod/27850</text:a>
</text:p>
      <!--NEWS-->
      <text:h text:style-name="P10" text:outline-level="1">
<text:span text:style-name="T4">
Broadcasting of MIR TV company was hijacked starting 12:41 and before 13:18, aired fake addre...</text:span>
</text:h>
      <text:p text:style-name="P4">
Authors: liveuamap (Language: en)</text:p>
      <text:p text:style-name="P4">
Time: 2023-06-05T08:19:00</text:p>
      <text:p text:style-name="P4">
Location: Moscow (Latitude:55.82067 Longtitude:37.61976)</text:p>
      <text:p text:style-name="P4">
Videos: []</text:p>
      <text:p text:style-name="P4">
Images: []</text:p>
      <text:p text:style-name="P4">
Tags: ["Russia", "Cyberwar"]</text:p>
      <text:p text:style-name="P4">
Id: 22567709</text:p>
      <!--METADATA-->
      <text:p text:style-name="P4">
Broadcasting of MIR TV company was hijacked starting 12:41 and before 13:18,aired fake address of Putin, - statement of company</text:p>
      <text:p text:style-name="P4">
News Collection Link: <text:a xlink:type="simple" xlink:href="https://liveuamap.com/en/2023/5-june-broadcasting-of-mir-tv-company-was-hijacked-starting" text:style-name="Internet_20_link" text:visited-style-name="Visited_20_Internet_20_Link">
https://liveuamap.com/en/2023/5-june-broadcasting-of-mir-tv-company-was-hijacked-starting</text:a>
</text:p>
      <text:p text:style-name="P4">
News Source: <text:a xlink:type="simple" xlink:href="https://t.me/rusbrief/123329" text:style-name="Internet_20_link" text:visited-style-name="Visited_20_Internet_20_Link">
https://t.me/rusbrief/123329</text:a>
</text:p>
      <!--NEWS-->
      <text:h text:style-name="P10" text:outline-level="1">
<text:span text:style-name="T4">
Air defense shot down an aerial target near Belgorod, - according to local governor</text:span>
</text:h>
      <text:p text:style-name="P4">
Authors: liveuamap (Language: en)</text:p>
      <text:p text:style-name="P4">
Time: 2023-06-05T08:28:00</text:p>
      <text:p text:style-name="P4">
Location: Belgorod, Belgorodskaya oblast' (Latitude:50.58675 Longtitude:36.60559)</text:p>
      <text:p text:style-name="P4">
Videos: []</text:p>
      <text:p text:style-name="P4">
Images: []</text:p>
      <text:p text:style-name="P4">
Tags: ["Russia", "Central and Eastern Europe"]</text:p>
      <text:p text:style-name="P4">
Id: 22567708</text:p>
      <!--METADATA-->
      <text:p text:style-name="P4">
Air defense shot down an aerial target near Belgorod, - according to localgovernor</text:p>
      <text:p text:style-name="P4">
News Collection Link: <text:a xlink:type="simple" xlink:href="https://liveuamap.com/en/2023/5-june-air-defense-shot-down-an-aerial-target-near-belgorod" text:style-name="Internet_20_link" text:visited-style-name="Visited_20_Internet_20_Link">
https://liveuamap.com/en/2023/5-june-air-defense-shot-down-an-aerial-target-near-belgorod</text:a>
</text:p>
      <text:p text:style-name="P4">
News Source: <text:a xlink:type="simple" xlink:href="https://t.me/rusbrief/123333" text:style-name="Internet_20_link" text:visited-style-name="Visited_20_Internet_20_Link">
https://t.me/rusbrief/123333</text:a>
</text:p>
      <!--NEWS-->
      <text:h text:style-name="P10" text:outline-level="1">
<text:span text:style-name="T4">
The first "Mavka" in Ottawa was revised by the students of the Ukrainian school</text:span>
</text:h>
      <text:p text:style-name="P4">
Authors: Ukrinform (Person)</text:p>
      <text:p text:style-name="P4">
Publisher: Укринформ (Organization)</text:p>
      <text:p text:style-name="P4">
Published Time: 2023-06-05T08:28:40+03:00</text:p>
      <text:p text:style-name="P4">
Modified Time: 2023-06-05T08:28:40+03:00</text:p>
      <text:p text:style-name="P4">
Description: The students of the Ukrainian School named after Lesya Ukrainka in Ottawa, the first in the capital of Canada, watched the Ukrainian -language version of the animated film “Mavka. Forest Song". - Ukrinform.</text:p>
      <text:p text:style-name="P4">
Images: ['<text:a xlink:type="simple" xlink:href="https://static.ukrinform.com/photos/2023_06/thumb_files/630_360_1685942846-177.jpg" text:style-name="Internet_20_link" text:visited-style-name="Visited_20_Internet_20_Link">
630_360_16859...</text:a>
']</text:p>
      <text:p text:style-name="P4">
Tags: ['Канада', 'Школа', 'Мультфільм «Мавка»']</text:p>
      <text:p text:style-name="P4">
Type: Article</text:p>
      <!--METADATA-->
      <text:p text:style-name="P4">
<draw:frame draw:style-name="fr1" draw:name="Image61" text:anchor-type="as-char" svg:width="6.9236in" svg:height="3.956343in" draw:z-index="0">
<draw:image xlink:href="../Images/yкринформ/2023-06-05T08-28-40-03-00/630_360_1685942846-177.jpg" xlink:type="simple" xlink:show="embed" xlink:actuate="onLoad" draw:mime-type="image/jpeg"/>
</draw:frame>
Lesya Ukrainka students in Ottawa were the first in the capital of Canadian to view the Ukrainian -language version of the animated film "Mavka. Forest Song".</text:p>
      <text:p text:style-name="P4">
According to Ukrinform correspondent, the show took place at the BywardCinema cinema.</text:p>
      <text:p text:style-name="P4">
The organizers of the special show were the Embassy of Ukraine in Canada, the Tukrain National Association with the financial support of the Ukrainian Credit Union.</text:p>
      <text:p text:style-name="P4">
Cartoon screenings began in <text:a xlink:type="simple" xlink:href="https://www.ukrinform.ua/tag-kanada" text:style-name="Internet_20_link" text:visited-style-name="Visited_20_Internet_20_Link">
Canada</text:a>
On May 20, it will take place or already took place in 12 cities across the country. The relevant commercial show will be held in Ottawa on Saturday.</text:p>
      <text:p text:style-name="P4">
<text:span text:style-name="T4">
 Read also: </text:span>
 <text:a xlink:type="simple" xlink:href="https://www.ukrinform.ua/rubric-diaspora/3718202-ucni-ukrainskih-skil-u-varsavi-vidvidali-premeru-mavka-lisova-pisna.html" text:style-name="Internet_20_link" text:visited-style-name="Visited_20_Internet_20_Link">
Ukrainian schools in Warsaw visited the "<text:span text:style-name="T4">
 Mavka </text:span>
. Forest Song" </text:a>
As it was reported, according to the results of the thirteenth week, the cash collection film "Mavka. Forest Song" amounted to 148 763 970 UAH.</text:p>
      <text:p text:style-name="P4">
<text:span text:style-name="T5">
Foto: Ukrainian School of Ottawa - Lesia Ukraineka</text:span>
</text:p>
      <text:p text:style-name="P4">
News Source: <text:a xlink:type="simple" xlink:href="https://www.ukrinform.ua/rubric-culture/3718301-persimi-mavku-v-ottavi-pereglanuli-ucni-ukrainskoi-skoli.html" text:style-name="Internet_20_link" text:visited-style-name="Visited_20_Internet_20_Link">
https://www.ukrinform.ua/rubric-culture/3718301-persimi-mavku-v-ottavi-pereglanuli-ucni-ukrainskoi-skoli.html</text:a>
</text:p>
      <!--NEWS-->
      <text:h text:style-name="P10" text:outline-level="1">
<text:span text:style-name="T4">
Smoke visible in the Prymorsk area</text:span>
</text:h>
      <text:p text:style-name="P4">
Authors: liveuamap (Language: en)</text:p>
      <text:p text:style-name="P4">
Time: 2023-06-05T09:43:16</text:p>
      <text:p text:style-name="P4">
Location: Prymorsk, Zaporizhzhia oblast (Latitude:46.71892 Longtitude:36.3596)</text:p>
      <text:p text:style-name="P4">
Videos: []</text:p>
      <text:p text:style-name="P4">
Images: ["<text:a xlink:type="simple" xlink:href="https://liveuamap.com/pics/2023/06/05/22567716_0.jpg" text:style-name="Internet_20_link" text:visited-style-name="Visited_20_Internet_20_Link">
22567716_0.jpg</text:a>
"]</text:p>
      <text:p text:style-name="P4">
Tags: ["Europe", "Central and Eastern Europe"]</text:p>
      <text:p text:style-name="P4">
Id: 22567716</text:p>
      <!--METADATA-->
      <text:p text:style-name="P4">
Smoke visible in the Prymorsk area</text:p>
      <text:p text:style-name="P4">
<draw:frame draw:style-name="fr1" draw:name="Image62" text:anchor-type="as-char" svg:width="6.9236in" svg:height="3.989184in" draw:z-index="0">
<draw:image xlink:href="../Images/liveuamap/2023-06-05T09-43-16/22567716_0.jpg" xlink:type="simple" xlink:show="embed" xlink:actuate="onLoad" draw:mime-type="image/jpeg"/>
</draw:frame>
News Collection Link: <text:a xlink:type="simple" xlink:href="https://liveuamap.com/en/2023/5-june-smoke-visible-in-the-prymorsk-area" text:style-name="Internet_20_link" text:visited-style-name="Visited_20_Internet_20_Link">
https://liveuamap.com/en/2023/5-june-smoke-visible-in-the-prymorsk-area</text:a>
</text:p>
      <text:p text:style-name="P4">
News Source: <text:a xlink:type="simple" xlink:href="https://t.me/dniprorudne_ukraine/2468" text:style-name="Internet_20_link" text:visited-style-name="Visited_20_Internet_20_Link">
https://t.me/dniprorudne_ukraine/2468</text:a>
</text:p>
      <!--NEWS-->
      <text:h text:style-name="P10" text:outline-level="1">
<text:span text:style-name="T4">
Deputy Minister of Defense of Ukraine Hanna Maliar confirmed counter-offensive actions at Bak...</text:span>
</text:h>
      <text:p text:style-name="P4">
Authors: liveuamap (Language: en)</text:p>
      <text:p text:style-name="P4">
Time: 2023-06-05T09:46:34</text:p>
      <text:p text:style-name="P4">
Location: Bakhmut (Latitude:48.64201 Longtitude:37.96555)</text:p>
      <text:p text:style-name="P4">
Videos: []</text:p>
      <text:p text:style-name="P4">
Images: []</text:p>
      <text:p text:style-name="P4">
Tags: ["Minsk Monitor"]</text:p>
      <text:p text:style-name="P4">
Id: 22567717</text:p>
      <!--METADATA-->
      <text:p text:style-name="P4">
Deputy Minister of Defense of Ukraine Hanna Maliar confirmed counter-offensiveactions at Bakhmut direction</text:p>
      <text:p text:style-name="P4">
News Collection Link: <text:a xlink:type="simple" xlink:href="https://liveuamap.com/en/2023/5-june-deputy-minister-of-defense-of-ukraine-hanna-maliar" text:style-name="Internet_20_link" text:visited-style-name="Visited_20_Internet_20_Link">
https://liveuamap.com/en/2023/5-june-deputy-minister-of-defense-of-ukraine-hanna-maliar</text:a>
</text:p>
      <text:p text:style-name="P4">
News Source: <text:a xlink:type="simple" xlink:href="https://t.me/annamaliar/813" text:style-name="Internet_20_link" text:visited-style-name="Visited_20_Internet_20_Link">
https://t.me/annamaliar/813</text:a>
</text:p>
      <!--NEWS-->
      <text:h text:style-name="P10" text:outline-level="1">
<text:span text:style-name="T4">
Air defense was active in Donetsk</text:span>
</text:h>
      <text:p text:style-name="P4">
Authors: liveuamap (Language: en)</text:p>
      <text:p text:style-name="P4">
Time: 2023-06-05T10:34:58</text:p>
      <text:p text:style-name="P4">
Location: Donetsk, Donetsk Oblast (Latitude:48.00508 Longtitude:37.82318)</text:p>
      <text:p text:style-name="P4">
Videos: []</text:p>
      <text:p text:style-name="P4">
Images: ["<text:a xlink:type="simple" xlink:href="https://liveuamap.com/pics/2023/06/05/22567721_0.jpg" text:style-name="Internet_20_link" text:visited-style-name="Visited_20_Internet_20_Link">
22567721_0.jpg</text:a>
", "<text:a xlink:type="simple" xlink:href="https://liveuamap.com/pics/2023/06/05/22567721_1.jpg" text:style-name="Internet_20_link" text:visited-style-name="Visited_20_Internet_20_Link">
22567721_1.jpg</text:a>
", "<text:a xlink:type="simple" xlink:href="https://liveuamap.com/pics/2023/06/05/22567721_2.jpg" text:style-name="Internet_20_link" text:visited-style-name="Visited_20_Internet_20_Link">
22567721_2.jpg</text:a>
"]</text:p>
      <text:p text:style-name="P4">
Tags: []</text:p>
      <text:p text:style-name="P4">
Id: 22567721</text:p>
      <!--METADATA-->
      <text:p text:style-name="P4">
Air defense was active in Donetsk</text:p>
      <text:p text:style-name="P4">
<draw:frame draw:style-name="fr1" draw:name="Image63" text:anchor-type="as-char" svg:width="6.9236in" svg:height="9.300358in" draw:z-index="0">
<draw:image xlink:href="../Images/liveuamap/2023-06-05T10-34-58/22567721_0.jpg" xlink:type="simple" xlink:show="embed" xlink:actuate="onLoad" draw:mime-type="image/jpeg"/>
</draw:frame>
<draw:frame draw:style-name="fr1" draw:name="Image64" text:anchor-type="as-char" svg:width="6.9236in" svg:height="9.231467in" draw:z-index="0">
<draw:image xlink:href="../Images/liveuamap/2023-06-05T10-34-58/22567721_1.jpg" xlink:type="simple" xlink:show="embed" xlink:actuate="onLoad" draw:mime-type="image/jpeg"/>
</draw:frame>
<draw:frame draw:style-name="fr1" draw:name="Image65" text:anchor-type="as-char" svg:width="6.9236in" svg:height="9.231467in" draw:z-index="0">
<draw:image xlink:href="../Images/liveuamap/2023-06-05T10-34-58/22567721_2.jpg" xlink:type="simple" xlink:show="embed" xlink:actuate="onLoad" draw:mime-type="image/jpeg"/>
</draw:frame>
News Collection Link: <text:a xlink:type="simple" xlink:href="https://liveuamap.com/en/2023/5-june-air-defense-was-active-in-donetsk" text:style-name="Internet_20_link" text:visited-style-name="Visited_20_Internet_20_Link">
https://liveuamap.com/en/2023/5-june-air-defense-was-active-in-donetsk</text:a>
</text:p>
      <text:p text:style-name="P4">
News Source: <text:a xlink:type="simple" xlink:href="https://t.me/itsdonetsk/79059" text:style-name="Internet_20_link" text:visited-style-name="Visited_20_Internet_20_Link">
https://t.me/itsdonetsk/79059</text:a>
</text:p>
      <!--NEWS-->
      <text:h text:style-name="P10" text:outline-level="1">
<text:span text:style-name="T4">
Russian army conducting strikes at Balakliya community of Kharkiv region</text:span>
</text:h>
      <text:p text:style-name="P4">
Authors: liveuamap (Language: en)</text:p>
      <text:p text:style-name="P4">
Time: 2023-06-05T10:51:37</text:p>
      <text:p text:style-name="P4">
Location: Kharkiv Oblast (Latitude:49.46556 Longtitude:36.8672)</text:p>
      <text:p text:style-name="P4">
Videos: []</text:p>
      <text:p text:style-name="P4">
Images: []</text:p>
      <text:p text:style-name="P4">
Tags: ["Europe", "Central and Eastern Europe"]</text:p>
      <text:p text:style-name="P4">
Id: 22567723</text:p>
      <!--METADATA-->
      <text:p text:style-name="P4">
Russian army conducting strikes at Balakliya community of Kharkiv region</text:p>
      <text:p text:style-name="P4">
News Collection Link: <text:a xlink:type="simple" xlink:href="https://liveuamap.com/en/2023/5-june-russian-army-conducting-strikes-at-balakliya-community" text:style-name="Internet_20_link" text:visited-style-name="Visited_20_Internet_20_Link">
https://liveuamap.com/en/2023/5-june-russian-army-conducting-strikes-at-balakliya-community</text:a>
</text:p>
      <text:p text:style-name="P4">
News Source: <text:a xlink:type="simple" xlink:href="https://t.me/suspilnekharkiv/25574" text:style-name="Internet_20_link" text:visited-style-name="Visited_20_Internet_20_Link">
https://t.me/suspilnekharkiv/25574</text:a>
</text:p>
      <!--NEWS-->
      <text:h text:style-name="P10" text:outline-level="1">
<text:span text:style-name="T4">
UK Foreign Secretary James Cleverly met with President Zelensky in Kyiv</text:span>
</text:h>
      <text:p text:style-name="P4">
Authors: liveuamap (Language: en)</text:p>
      <text:p text:style-name="P4">
Time: 2023-06-05T11:01:41</text:p>
      <text:p text:style-name="P4">
Location: Kyiv, Kyiv city (Latitude:50.44349 Longtitude:30.52779)</text:p>
      <text:p text:style-name="P4">
Videos: []</text:p>
      <text:p text:style-name="P4">
Images: ["<text:a xlink:type="simple" xlink:href="https://liveuamap.com/pics/2023/06/05/22567725_0.jpg" text:style-name="Internet_20_link" text:visited-style-name="Visited_20_Internet_20_Link">
22567725_0.jpg</text:a>
"]</text:p>
      <text:p text:style-name="P4">
Tags: ["UK"]</text:p>
      <text:p text:style-name="P4">
Id: 22567725</text:p>
      <!--METADATA-->
      <text:p text:style-name="P4">
UK Foreign Secretary James Cleverly met with President Zelensky in Kyiv</text:p>
      <text:p text:style-name="P4">
<draw:frame draw:style-name="fr1" draw:name="Image66" text:anchor-type="as-char" svg:width="6.9236in" svg:height="4.621503in" draw:z-index="0">
<draw:image xlink:href="../Images/liveuamap/2023-06-05T11-01-41/22567725_0.jpg" xlink:type="simple" xlink:show="embed" xlink:actuate="onLoad" draw:mime-type="image/jpeg"/>
</draw:frame>
News Collection Link: <text:a xlink:type="simple" xlink:href="https://liveuamap.com/en/2023/5-june-uk-foreign-secretary-james-cleverly-met-with-president" text:style-name="Internet_20_link" text:visited-style-name="Visited_20_Internet_20_Link">
https://liveuamap.com/en/2023/5-june-uk-foreign-secretary-james-cleverly-met-with-president</text:a>
</text:p>
      <text:p text:style-name="P4">
News Source: <text:a xlink:type="simple" xlink:href="https://t.me/ukrpravda_news/31410" text:style-name="Internet_20_link" text:visited-style-name="Visited_20_Internet_20_Link">
https://t.me/ukrpravda_news/31410</text:a>
</text:p>
      <!--NEWS-->
      <text:h text:style-name="P10" text:outline-level="1">
<text:span text:style-name="T4">
Russian Volunteer Corps claims still in control of Novaya Tavolzhanka town of Belgorod region...</text:span>
</text:h>
      <text:p text:style-name="P4">
Authors: liveuamap (Language: en)</text:p>
      <text:p text:style-name="P4">
Time: 2023-06-05T11:12:00</text:p>
      <text:p text:style-name="P4">
Location: Belgorod, Belgorodskaya oblast' (Latitude:50.34754 Longtitude:36.82858)</text:p>
      <text:p text:style-name="P4">
Videos: []</text:p>
      <text:p text:style-name="P4">
Images: []</text:p>
      <text:p text:style-name="P4">
Tags: ["Russia", "Central and Eastern Europe"]</text:p>
      <text:p text:style-name="P4">
Id: 22567728</text:p>
      <!--METADATA-->
      <text:p text:style-name="P4">
Russian Volunteer Corps claims still in control of Novaya Tavolzhanka town ofBelgorod region after 1 day</text:p>
      <text:p text:style-name="P4">
News Collection Link: <text:a xlink:type="simple" xlink:href="https://liveuamap.com/en/2023/5-june-russian-volunteer-corps-claims-still-in-control-of" text:style-name="Internet_20_link" text:visited-style-name="Visited_20_Internet_20_Link">
https://liveuamap.com/en/2023/5-june-russian-volunteer-corps-claims-still-in-control-of</text:a>
</text:p>
      <text:p text:style-name="P4">
News Source: <text:a xlink:type="simple" xlink:href="https://t.me/russvolcorps/587" text:style-name="Internet_20_link" text:visited-style-name="Visited_20_Internet_20_Link">
https://t.me/russvolcorps/587</text:a>
</text:p>
      <!--NEWS-->
      <text:h text:style-name="P10" text:outline-level="1">
<text:span text:style-name="T4">
Deputy Minister of Defense of Ukraine Hanna Maliar: Ukrainian military advanced 200-1600 mete...</text:span>
</text:h>
      <text:p text:style-name="P4">
Authors: liveuamap (Language: en)</text:p>
      <text:p text:style-name="P4">
Time: 2023-06-05T11:15:49</text:p>
      <text:p text:style-name="P4">
Location: Bakhmut (Latitude:48.52722 Longtitude:37.94735)</text:p>
      <text:p text:style-name="P4">
Videos: []</text:p>
      <text:p text:style-name="P4">
Images: []</text:p>
      <text:p text:style-name="P4">
Tags: ["Minsk Monitor"]</text:p>
      <text:p text:style-name="P4">
Id: 22567726</text:p>
      <!--METADATA-->
      <text:p text:style-name="P4">
Deputy Minister of Defense of Ukraine Hanna Maliar: Ukrainian militaryadvanced 200-1600 meters at Orikhovo-Vasylivka and Paraskoviivka, 100-700meters at Ivanivske, Klischyivka</text:p>
      <text:p text:style-name="P4">
News Collection Link: <text:a xlink:type="simple" xlink:href="https://liveuamap.com/en/2023/5-june-deputy-minister-of-defense-of-ukraine-hanna-maliar-1288" text:style-name="Internet_20_link" text:visited-style-name="Visited_20_Internet_20_Link">
https://liveuamap.com/en/2023/5-june-deputy-minister-of-defense-of-ukraine-hanna-maliar-1288</text:a>
</text:p>
      <text:p text:style-name="P4">
News Source: <text:a xlink:type="simple" xlink:href="https://t.me/annamaliar/815" text:style-name="Internet_20_link" text:visited-style-name="Visited_20_Internet_20_Link">
https://t.me/annamaliar/815</text:a>
</text:p>
      <!--NEWS-->
      <text:h text:style-name="P10" text:outline-level="1">
<text:span text:style-name="T4">
1 person killed, 8 wounded as result of Russian missile strike in Balakliya of Kharkiv region</text:span>
</text:h>
      <text:p text:style-name="P4">
Authors: liveuamap (Language: en)</text:p>
      <text:p text:style-name="P4">
Time: 2023-06-05T11:42:44</text:p>
      <text:p text:style-name="P4">
Location: Kharkiv Oblast (Latitude:49.46469 Longtitude:36.86862)</text:p>
      <text:p text:style-name="P4">
Videos: []</text:p>
      <text:p text:style-name="P4">
Images: []</text:p>
      <text:p text:style-name="P4">
Tags: ["Europe", "Central and Eastern Europe"]</text:p>
      <text:p text:style-name="P4">
Id: 22567731</text:p>
      <!--METADATA-->
      <text:p text:style-name="P4">
1 person killed, 8 wounded as result of Russian missile strike in Balakliya ofKharkiv region</text:p>
      <text:p text:style-name="P4">
News Collection Link: <text:a xlink:type="simple" xlink:href="https://liveuamap.com/en/2023/5-june-1-person-killed-8-wounded-as-result-of-russian-missile" text:style-name="Internet_20_link" text:visited-style-name="Visited_20_Internet_20_Link">
https://liveuamap.com/en/2023/5-june-1-person-killed-8-wounded-as-result-of-russian-missile</text:a>
</text:p>
      <text:p text:style-name="P4">
News Source: <text:a xlink:type="simple" xlink:href="https://t.me/synegubov/6360" text:style-name="Internet_20_link" text:visited-style-name="Visited_20_Internet_20_Link">
https://t.me/synegubov/6360</text:a>
</text:p>
      <!--NEWS-->
      <text:h text:style-name="P10" text:outline-level="1">
<text:span text:style-name="T4">
Russian Telegram channel claims losing of Novodonetske village at Velyka Novosilka frontline</text:span>
</text:h>
      <text:p text:style-name="P4">
Authors: liveuamap (Language: en)</text:p>
      <text:p text:style-name="P4">
Time: 2023-06-05T11:50:02</text:p>
      <text:p text:style-name="P4">
Location: Velyka Novosilka (Latitude:47.7541 Longtitude:36.96058)</text:p>
      <text:p text:style-name="P4">
Videos: []</text:p>
      <text:p text:style-name="P4">
Images: []</text:p>
      <text:p text:style-name="P4">
Tags: ["Russia", "Central and Eastern Europe"]</text:p>
      <text:p text:style-name="P4">
Id: 22567732</text:p>
      <!--METADATA-->
      <text:p text:style-name="P4">
Russian Telegram channel claims losing of Novodonetske village at VelykaNovosilka frontline</text:p>
      <text:p text:style-name="P4">
News Collection Link: <text:a xlink:type="simple" xlink:href="https://liveuamap.com/en/2023/5-june-russian-telegram-channel-claims-losing-of-novodonetske" text:style-name="Internet_20_link" text:visited-style-name="Visited_20_Internet_20_Link">
https://liveuamap.com/en/2023/5-june-russian-telegram-channel-claims-losing-of-novodonetske</text:a>
</text:p>
      <text:p text:style-name="P4">
News Source: <text:a xlink:type="simple" xlink:href="https://t.me/bbcrussian/47357" text:style-name="Internet_20_link" text:visited-style-name="Visited_20_Internet_20_Link">
https://t.me/bbcrussian/47357</text:a>
</text:p>
      <!--NEWS-->
      <text:h text:style-name="P10" text:outline-level="1">
<text:span text:style-name="T4">
Explosion was audible in Tokmak</text:span>
</text:h>
      <text:p text:style-name="P4">
Authors: liveuamap (Language: en)</text:p>
      <text:p text:style-name="P4">
Time: 2023-06-05T11:54:58</text:p>
      <text:p text:style-name="P4">
Location: Tokmak (Latitude:47.29068 Longtitude:35.72511)</text:p>
      <text:p text:style-name="P4">
Videos: []</text:p>
      <text:p text:style-name="P4">
Images: []</text:p>
      <text:p text:style-name="P4">
Tags: ["Europe", "Central and Eastern Europe"]</text:p>
      <text:p text:style-name="P4">
Id: 22567733</text:p>
      <!--METADATA-->
      <text:p text:style-name="P4">
Explosion was audible in Tokmak</text:p>
      <text:p text:style-name="P4">
News Collection Link: <text:a xlink:type="simple" xlink:href="https://liveuamap.com/en/2023/5-june-explosion-was-audible-in-tokmak" text:style-name="Internet_20_link" text:visited-style-name="Visited_20_Internet_20_Link">
https://liveuamap.com/en/2023/5-june-explosion-was-audible-in-tokmak</text:a>
</text:p>
      <text:p text:style-name="P4">
News Source: <text:a xlink:type="simple" xlink:href="https://t.me/dniprorudne_ukraine/2479" text:style-name="Internet_20_link" text:visited-style-name="Visited_20_Internet_20_Link">
https://t.me/dniprorudne_ukraine/2479</text:a>
</text:p>
      <!--NEWS-->
      <text:h text:style-name="P10" text:outline-level="1">
<text:span text:style-name="T4">
Governor of Belgorod region confirmed the regional authorities have no access to Novaya Tavol...</text:span>
</text:h>
      <text:p text:style-name="P4">
Authors: liveuamap (Language: en)</text:p>
      <text:p text:style-name="P4">
Time: 2023-06-05T12:27:49</text:p>
      <text:p text:style-name="P4">
Location: Belgorod, Belgorodskaya oblast' (Latitude:50.58965 Longtitude:36.58585)</text:p>
      <text:p text:style-name="P4">
Videos: []</text:p>
      <text:p text:style-name="P4">
Images: []</text:p>
      <text:p text:style-name="P4">
Tags: ["Russia"]</text:p>
      <text:p text:style-name="P4">
Id: 22567758</text:p>
      <!--METADATA-->
      <text:p text:style-name="P4">
Governor of Belgorod region confirmed the regional authorities have no accessto Novaya Tavolzhanka</text:p>
      <text:p text:style-name="P4">
News Collection Link: <text:a xlink:type="simple" xlink:href="https://liveuamap.com/en/2023/5-june-governor-of-belgorod-region-confirmed-the-regional" text:style-name="Internet_20_link" text:visited-style-name="Visited_20_Internet_20_Link">
https://liveuamap.com/en/2023/5-june-governor-of-belgorod-region-confirmed-the-regional</text:a>
</text:p>
      <text:p text:style-name="P4">
News Source: <text:a xlink:type="simple" xlink:href="https://t.me/rian_ru/204767" text:style-name="Internet_20_link" text:visited-style-name="Visited_20_Internet_20_Link">
https://t.me/rian_ru/204767</text:a>
</text:p>
      <!--NEWS-->
      <text:h text:style-name="P10" text:outline-level="1">
<text:span text:style-name="T4">
Russian army shelled Nikopol of Dnipropetrovsk region</text:span>
</text:h>
      <text:p text:style-name="P4">
Authors: liveuamap (Language: en)</text:p>
      <text:p text:style-name="P4">
Time: 2023-06-05T12:39:42</text:p>
      <text:p text:style-name="P4">
Location: Zaporizhia (Latitude:47.56205 Longtitude:34.39081)</text:p>
      <text:p text:style-name="P4">
Videos: []</text:p>
      <text:p text:style-name="P4">
Images: ["<text:a xlink:type="simple" xlink:href="https://liveuamap.com/pics/2023/06/05/22567759_0.jpg" text:style-name="Internet_20_link" text:visited-style-name="Visited_20_Internet_20_Link">
22567759_0.jpg</text:a>
", "<text:a xlink:type="simple" xlink:href="https://liveuamap.com/pics/2023/06/05/22567759_1.jpg" text:style-name="Internet_20_link" text:visited-style-name="Visited_20_Internet_20_Link">
22567759_1.jpg</text:a>
", "<text:a xlink:type="simple" xlink:href="https://liveuamap.com/pics/2023/06/05/22567759_2.jpg" text:style-name="Internet_20_link" text:visited-style-name="Visited_20_Internet_20_Link">
22567759_2.jpg</text:a>
", "<text:a xlink:type="simple" xlink:href="https://liveuamap.com/pics/2023/06/05/22567759_3.jpg" text:style-name="Internet_20_link" text:visited-style-name="Visited_20_Internet_20_Link">
22567759_3.jpg</text:a>
"]</text:p>
      <text:p text:style-name="P4">
Tags: []</text:p>
      <text:p text:style-name="P4">
Id: 22567759</text:p>
      <!--METADATA-->
      <text:p text:style-name="P4">
Russian army shelled Nikopol of Dnipropetrovsk region</text:p>
      <text:p text:style-name="P4">
<draw:frame draw:style-name="fr1" draw:name="Image67" text:anchor-type="as-char" svg:width="6.9236in" svg:height="5.348481in" draw:z-index="0">
<draw:image xlink:href="../Images/liveuamap/2023-06-05T12-39-42/22567759_0.jpg" xlink:type="simple" xlink:show="embed" xlink:actuate="onLoad" draw:mime-type="image/jpeg"/>
</draw:frame>
<draw:frame draw:style-name="fr1" draw:name="Image68" text:anchor-type="as-char" svg:width="6.9236in" svg:height="5.1927in" draw:z-index="0">
<draw:image xlink:href="../Images/liveuamap/2023-06-05T12-39-42/22567759_1.jpg" xlink:type="simple" xlink:show="embed" xlink:actuate="onLoad" draw:mime-type="image/jpeg"/>
</draw:frame>
<draw:frame draw:style-name="fr1" draw:name="Image69" text:anchor-type="as-char" svg:width="6.9236in" svg:height="5.357136in" draw:z-index="0">
<draw:image xlink:href="../Images/liveuamap/2023-06-05T12-39-42/22567759_2.jpg" xlink:type="simple" xlink:show="embed" xlink:actuate="onLoad" draw:mime-type="image/jpeg"/>
</draw:frame>
<draw:frame draw:style-name="fr1" draw:name="Image70" text:anchor-type="as-char" svg:width="6.9236in" svg:height="5.1927in" draw:z-index="0">
<draw:image xlink:href="../Images/liveuamap/2023-06-05T12-39-42/22567759_3.jpg" xlink:type="simple" xlink:show="embed" xlink:actuate="onLoad" draw:mime-type="image/jpeg"/>
</draw:frame>
News Collection Link: <text:a xlink:type="simple" xlink:href="https://liveuamap.com/en/2023/5-june-russian-army-shelled-nikopol-of-dnipropetrovsk-region" text:style-name="Internet_20_link" text:visited-style-name="Visited_20_Internet_20_Link">
https://liveuamap.com/en/2023/5-june-russian-army-shelled-nikopol-of-dnipropetrovsk-region</text:a>
</text:p>
      <text:p text:style-name="P4">
News Source: <text:a xlink:type="simple" xlink:href="https://t.me/hyevuy_dnepr/53727" text:style-name="Internet_20_link" text:visited-style-name="Visited_20_Internet_20_Link">
https://t.me/hyevuy_dnepr/53727</text:a>
</text:p>
      <!--NEWS-->
      <text:h text:style-name="P10" text:outline-level="1">
<text:span text:style-name="T4">
Air defense shot down 3 aerial targets over Belgorod</text:span>
</text:h>
      <text:p text:style-name="P4">
Authors: liveuamap (Language: en)</text:p>
      <text:p text:style-name="P4">
Time: 2023-06-05T13:33:15</text:p>
      <text:p text:style-name="P4">
Location: Belgorod, Belgorodskaya oblast' (Latitude:50.58921 Longtitude:36.61005)</text:p>
      <text:p text:style-name="P4">
Videos: []</text:p>
      <text:p text:style-name="P4">
Images: ["<text:a xlink:type="simple" xlink:href="https://liveuamap.com/pics/2023/06/05/22567764_0.jpg" text:style-name="Internet_20_link" text:visited-style-name="Visited_20_Internet_20_Link">
22567764_0.jpg</text:a>
"]</text:p>
      <text:p text:style-name="P4">
Tags: ["Central and Eastern Europe", "Russia"]</text:p>
      <text:p text:style-name="P4">
Id: 22567764</text:p>
      <!--METADATA-->
      <text:p text:style-name="P4">
Air defense shot down 3 aerial targets over Belgorod</text:p>
      <text:p text:style-name="P4">
<draw:frame draw:style-name="fr1" draw:name="Image71" text:anchor-type="as-char" svg:width="6.9236in" svg:height="8.157408in" draw:z-index="0">
<draw:image xlink:href="../Images/liveuamap/2023-06-05T13-33-15/22567764_0.jpg" xlink:type="simple" xlink:show="embed" xlink:actuate="onLoad" draw:mime-type="image/jpeg"/>
</draw:frame>
News Collection Link: <text:a xlink:type="simple" xlink:href="https://liveuamap.com/en/2023/5-june-air-defense-shot-down-3-aerial-targets-over-belgorod" text:style-name="Internet_20_link" text:visited-style-name="Visited_20_Internet_20_Link">
https://liveuamap.com/en/2023/5-june-air-defense-shot-down-3-aerial-targets-over-belgorod</text:a>
</text:p>
      <text:p text:style-name="P4">
News Source: <text:a xlink:type="simple" xlink:href="https://t.me/zhest_belgorod/27874" text:style-name="Internet_20_link" text:visited-style-name="Visited_20_Internet_20_Link">
https://t.me/zhest_belgorod/27874</text:a>
</text:p>
      <!--NEWS-->
      <text:h text:style-name="P10" text:outline-level="1">
<text:span text:style-name="T4">
Increased activity of Russian aviation, at least 6 Tu-95 bombers airborne</text:span>
</text:h>
      <text:p text:style-name="P4">
Authors: liveuamap (Language: en)</text:p>
      <text:p text:style-name="P4">
Time: 2023-06-05T14:12:26</text:p>
      <text:p text:style-name="P4">
Location: Murmansk (Latitude:68.13432 Longtitude:33.27209)</text:p>
      <text:p text:style-name="P4">
Videos: []</text:p>
      <text:p text:style-name="P4">
Images: []</text:p>
      <text:p text:style-name="P4">
Tags: ["Russia"]</text:p>
      <text:p text:style-name="P4">
Id: 22567780</text:p>
      <!--METADATA-->
      <text:p text:style-name="P4">
Increased activity of Russian aviation, at least 6 Tu-95 bombers airborne</text:p>
      <text:p text:style-name="P4">
News Collection Link: <text:a xlink:type="simple" xlink:href="https://liveuamap.com/en/2023/5-june-increased-activity-of-russian-aviation-at-least-6" text:style-name="Internet_20_link" text:visited-style-name="Visited_20_Internet_20_Link">
https://liveuamap.com/en/2023/5-june-increased-activity-of-russian-aviation-at-least-6</text:a>
</text:p>
      <text:p text:style-name="P4">
News Source: <text:a xlink:type="simple" xlink:href="https://t.me/war_monitor/7836" text:style-name="Internet_20_link" text:visited-style-name="Visited_20_Internet_20_Link">
https://t.me/war_monitor/7836</text:a>
</text:p>
      <!--NEWS-->
      <text:h text:style-name="P10" text:outline-level="1">
<text:span text:style-name="T4">
Ammonia pipeline was damaged in Kupiansk district</text:span>
</text:h>
      <text:p text:style-name="P4">
Authors: liveuamap (Language: en)</text:p>
      <text:p text:style-name="P4">
Time: 2023-06-05T15:09:53</text:p>
      <text:p text:style-name="P4">
Location: Kupiansk (Latitude:49.75111 Longtitude:37.61787)</text:p>
      <text:p text:style-name="P4">
Videos: []</text:p>
      <text:p text:style-name="P4">
Images: []</text:p>
      <text:p text:style-name="P4">
Tags: ["Europe", "Central and Eastern Europe"]</text:p>
      <text:p text:style-name="P4">
Id: 22567781</text:p>
      <!--METADATA-->
      <text:p text:style-name="P4">
Ammonia pipeline was damaged in Kupiansk district</text:p>
      <text:p text:style-name="P4">
News Collection Link: <text:a xlink:type="simple" xlink:href="https://liveuamap.com/en/2023/5-june-ammonia-pipeline-was-damaged-in-kupiansk-district" text:style-name="Internet_20_link" text:visited-style-name="Visited_20_Internet_20_Link">
https://liveuamap.com/en/2023/5-june-ammonia-pipeline-was-damaged-in-kupiansk-district</text:a>
</text:p>
      <text:p text:style-name="P4">
News Source: <text:a xlink:type="simple" xlink:href="https://t.me/ukrinform_news/100947" text:style-name="Internet_20_link" text:visited-style-name="Visited_20_Internet_20_Link">
https://t.me/ukrinform_news/100947</text:a>
</text:p>
      <!--NEWS-->
      <text:h text:style-name="P10" text:outline-level="1">
<text:span text:style-name="T4">
1 person killed as result of Russian army shelling in Kozatske village of Kherson region</text:span>
</text:h>
      <text:p text:style-name="P4">
Authors: liveuamap (Language: en)</text:p>
      <text:p text:style-name="P4">
Time: 2023-06-05T15:13:13</text:p>
      <text:p text:style-name="P4">
Location: Nova Kakhovka, Khersons'ka oblast (Latitude:46.78466 Longtitude:33.33973)</text:p>
      <text:p text:style-name="P4">
Videos: []</text:p>
      <text:p text:style-name="P4">
Images: []</text:p>
      <text:p text:style-name="P4">
Tags: ["Europe", "Central and Eastern Europe"]</text:p>
      <text:p text:style-name="P4">
Id: 22567782</text:p>
      <!--METADATA-->
      <text:p text:style-name="P4">
1 person killed as result of Russian army shelling in Kozatske village ofKherson region</text:p>
      <text:p text:style-name="P4">
News Collection Link: <text:a xlink:type="simple" xlink:href="https://liveuamap.com/en/2023/5-june-1-person-killed-as-result-of-russian-army-shelling" text:style-name="Internet_20_link" text:visited-style-name="Visited_20_Internet_20_Link">
https://liveuamap.com/en/2023/5-june-1-person-killed-as-result-of-russian-army-shelling</text:a>
</text:p>
      <text:p text:style-name="P4">
News Source: <text:a xlink:type="simple" xlink:href="https://t.me/channel24_ua/91204" text:style-name="Internet_20_link" text:visited-style-name="Visited_20_Internet_20_Link">
https://t.me/channel24_ua/91204</text:a>
</text:p>
      <!--NEWS-->
      <text:h text:style-name="P10" text:outline-level="1">
<text:span text:style-name="T4">
Ukrainians very well prepared for a counter -offensive - General Millie</text:span>
</text:h>
      <text:p text:style-name="P4">
Authors: Ukrinform (Person)</text:p>
      <text:p text:style-name="P4">
Publisher: Укринформ (Organization)</text:p>
      <text:p text:style-name="P4">
Published Time: 2023-06-05T16:14:25+03:00</text:p>
      <text:p text:style-name="P4">
Modified Time: 2023-06-05T16:14:25+03:00</text:p>
      <text:p text:style-name="P4">
Description: Ukrainian defenders have prepared very well for conducting a counter -offensive operation against Russian troops. - Ukrinform.</text:p>
      <text:p text:style-name="P4">
Images: ['<text:a xlink:type="simple" xlink:href="https://static.ukrinform.com/photos/2023_02/thumb_files/630_360_1676392963-701.jpg" text:style-name="Internet_20_link" text:visited-style-name="Visited_20_Internet_20_Link">
630_360_16763...</text:a>
']</text:p>
      <text:p text:style-name="P4">
Tags: ['США', 'Україна', 'Війна з Росією', 'Контрнаступ']</text:p>
      <text:p text:style-name="P4">
Type: Article</text:p>
      <!--METADATA-->
      <text:p text:style-name="P4">
<draw:frame draw:style-name="fr1" draw:name="Image72" text:anchor-type="as-char" svg:width="6.9236in" svg:height="3.956343in" draw:z-index="0">
<draw:image xlink:href="../Images/yкринформ/2023-06-05T16-14-25-03-00/630_360_1676392963-701.jpg" xlink:type="simple" xlink:show="embed" xlink:actuate="onLoad" draw:mime-type="image/jpeg"/>
</draw:frame>
Ukrainian respects were very well prepared for the counter -offensive operation against the Russian troops.</text:p>
      <text:p text:style-name="P4">
According to Ukrinform, this is in an interview with the channel <text:a xlink:type="simple" xlink:href="http://edition.cnn.com/videos/politics/2023/06/05/chairman-joint-chiefs-milley-intv-sot-liebermann-cnntm-vpx.cnn" text:style-name="Internet_20_link" text:visited-style-name="Visited_20_Internet_20_Link">
CNN</text:a>
The head of the Joint Committee on US Headquarters, General Mark Millie said.</text:p>
      <text:p text:style-name="P4">
“So far too early, saying what the result will be(counter -offensive - ed.), but I show that Ukrainians are very well prepared. As well known, the United States and other Union in Europe and in the world have already provided the necessary training, weapons, advice and intelligence in Ukraine. We support them, ”he said.</text:p>
      <text:p text:style-name="P4">
According to Millie, Ukraine is leading a war that is an existential threat to the country itself, and is important for the rest of the world, for Europe and <text:a xlink:type="simple" xlink:href="https://www.ukrinform.ua/tag-ssa" text:style-name="Internet_20_link" text:visited-style-name="Visited_20_Internet_20_Link">
USA</text:a>
.</text:p>
      <text:p text:style-name="P4">
<text:span text:style-name="T4">
 Read also: </text:span>
 <text:a xlink:type="simple" xlink:href="https://www.ukrinform.ua/rubric-ato/3718231-ssa-virat-v-uspih-kontrnastupu-ukraini-radnik-bajdena.html" text:style-name="Internet_20_link" text:visited-style-name="Visited_20_Internet_20_Link">
USA believe in success <text:span text:style-name="T4">
 counter -offensive </text:span>
 In Ukraine - Advisor Baiden</text:a>
As reported by Ukrinform, President of Ukraine Volodymyr Zelensky <text:a xlink:type="simple" xlink:href="https://www.ukrinform.ua/rubric-ato/3717842-zelenskij-mi-gotovi-do-kontrnastupu.html" text:style-name="Internet_20_link" text:visited-style-name="Visited_20_Internet_20_Link">
declared the preparation to start a counter -offensive,</text:a>
At the same time, the process will take some time and have a high price.</text:p>
      <text:p text:style-name="P4">
<text:span text:style-name="T5">
Foto: AA</text:span>
</text:p>
      <text:p text:style-name="P4">
News Source: <text:a xlink:type="simple" xlink:href="https://www.ukrinform.ua/rubric-ato/3718526-ukrainci-duze-dobre-pidgotuvalis-do-kontrnastupu-general-milli.html" text:style-name="Internet_20_link" text:visited-style-name="Visited_20_Internet_20_Link">
https://www.ukrinform.ua/rubric-ato/3718526-ukrainci-duze-dobre-pidgotuvalis-do-kontrnastupu-general-milli.html</text:a>
</text:p>
      <!--NEWS-->
      <text:h text:style-name="P10" text:outline-level="1">
<text:span text:style-name="T4">
Auctions on Prozorro. Sales replenished budgets for almost 3.3 billion</text:span>
</text:h>
      <text:p text:style-name="P4">
Authors: Ukrinform (Person)</text:p>
      <text:p text:style-name="P4">
Publisher: Укринформ (Organization)</text:p>
      <text:p text:style-name="P4">
Published Time: 2023-06-05T16:17:18+03:00</text:p>
      <text:p text:style-name="P4">
Modified Time: 2023-06-05T16:17:18+03:00</text:p>
      <text:p text:style-name="P4">
Description: Since the beginning of 2023, more than 6.5 thousand successful auctions have been sold in the ProZorro system. - Ukrinform.</text:p>
      <text:p text:style-name="P4">
Images: ['<text:a xlink:type="simple" xlink:href="https://static.ukrinform.com/photos/2023_05/thumb_files/630_360_1684489449-145.jpg" text:style-name="Internet_20_link" text:visited-style-name="Visited_20_Internet_20_Link">
630_360_16844...</text:a>
']</text:p>
      <text:p text:style-name="P4">
Tags: ['Аукціон', 'Бюджет', 'ProZorro', 'Гроші']</text:p>
      <text:p text:style-name="P4">
Type: Article</text:p>
      <!--METADATA-->
      <text:p text:style-name="P4">
<draw:frame draw:style-name="fr1" draw:name="Image73" text:anchor-type="as-char" svg:width="6.9236in" svg:height="3.956343in" draw:z-index="0">
<draw:image xlink:href="../Images/yкринформ/2023-06-05T16-17-18-03-00/630_360_1684489449-145.jpg" xlink:type="simple" xlink:show="embed" xlink:actuate="onLoad" draw:mime-type="image/jpeg"/>
</draw:frame>
Since the beginning of 20123, the ProZorro system. Soldering has more than 6.5 thousand successful approaches that brought UAH 3.29 billion in budgets of different levels.</text:p>
      <text:p text:style-name="P4">
This was reported by the press service(http://www.facebook.com/prozorro.sale/posts/pfbid02ZfrB8yahwPMRSQA91zBYENBFGyGSEaNBpwAMkbuMMJrxci4R6Tmwzr4EkzN3fiJYl), reports Ukrinform.</text:p>
      <text:p text:style-name="P4">
“In 2023, more than 6.5 thousand online auctions have been successfully completed in the Prozorro system.(https://www.ukrinform.ua/tag-budzet)different levels for UAH 3.29 billion, ”the message reads.</text:p>
      <text:p text:style-name="P4">
According to the enterprise, more than half of this amount brought e-auction sale of bankrupt banks' assets(UAH 1.74 billion).</text:p>
      <text:p text:style-name="P4">
Крім того, до числа найбільш прибуткових напрямків входять мала приватизаціядержавної та комунальної власності (441 million UAH), selling property and assets(398 million UAH), selling and renting land(290 million UAH), auctions within the affairs(173 million UAH).</text:p>
      <text:p text:style-name="P4">
<text:span text:style-name="T4">
Читайте також:</text:span>
 <text:a xlink:type="simple" xlink:href="https://www.ukrinform.ua/rubric-economy/3708418-urad-povernuv-triraundovi-aukcioni-u-vidkritih-torgah.html" text:style-name="Internet_20_link" text:visited-style-name="Visited_20_Internet_20_Link">
 Уряд повернув трираундові <text:span text:style-name="T4">
аукціони</text:span>
 у відкритих торгах</text:a>
It is noted that at the stage of closure of the transactions are more than 1.5 thousand auctions, which can provide another UAH 1.75 billion in revenues. ⠀</text:p>
      <text:p text:style-name="P4">
As of June 5, more than 4.7 thousand auctions have been announced in the ProZorro system.</text:p>
      <text:p text:style-name="P4">
<text:span text:style-name="T4">
 Read also: </text:span>
 <text:a xlink:type="simple" xlink:href="https://www.ukrinform.ua/rubric-economy/3713579-lviv-zarobiv-1-milard-na-malij-privatizacii-u-prozorroprodazi.html" text:style-name="Internet_20_link" text:visited-style-name="Visited_20_Internet_20_Link">
Lviv earned ₴ 1 billion on small privatization of Uprozorro. sale</text:a>
It was reported that electronic auctions for the sale of special permits for use in ProZorro. Sale for four years have provided more than 3.84 billion in revenues to the state budget.</text:p>
      <text:p text:style-name="P4">
News Source: <text:a xlink:type="simple" xlink:href="https://www.ukrinform.ua/rubric-economy/3718527-aukcioni-na-prozorroprodazi-popovnili-budzeti-majze-na-33-milarda.html" text:style-name="Internet_20_link" text:visited-style-name="Visited_20_Internet_20_Link">
https://www.ukrinform.ua/rubric-economy/3718527-aukcioni-na-prozorroprodazi-popovnili-budzeti-majze-na-33-milarda.html</text:a>
</text:p>
      <!--NEWS-->
      <text:h text:style-name="P10" text:outline-level="1">
<text:span text:style-name="T4">
Lviv joined the free cities pact</text:span>
</text:h>
      <text:p text:style-name="P4">
Authors: Ukrinform (Person)</text:p>
      <text:p text:style-name="P4">
Publisher: Укринформ (Organization)</text:p>
      <text:p text:style-name="P4">
Published Time: 2023-06-05T16:19:17+03:00</text:p>
      <text:p text:style-name="P4">
Modified Time: 2023-06-05T16:19:17+03:00</text:p>
      <text:p text:style-name="P4">
Description: Lviv joined the free cities. The signing ceremony was held in Warsaw. - Ukrinform.</text:p>
      <text:p text:style-name="P4">
Images: ['<text:a xlink:type="simple" xlink:href="https://static.ukrinform.com/photos/2023_05/thumb_files/630_360_1684931685-951.jpg" text:style-name="Internet_20_link" text:visited-style-name="Visited_20_Internet_20_Link">
630_360_16849...</text:a>
']</text:p>
      <text:p text:style-name="P4">
Tags: ['Львів', 'Пакт вільних міст']</text:p>
      <text:p text:style-name="P4">
Type: Article</text:p>
      <!--METADATA-->
      <text:p text:style-name="P4">
<draw:frame draw:style-name="fr1" draw:name="Image74" text:anchor-type="as-char" svg:width="6.9236in" svg:height="3.956343in" draw:z-index="0">
<draw:image xlink:href="../Images/yкринформ/2023-06-05T16-19-17-03-00/630_360_1684931685-951.jpg" xlink:type="simple" xlink:show="embed" xlink:actuate="onLoad" draw:mime-type="image/jpeg"/>
</draw:frame>
Lviv joined the free cities. The signing ceremony of the contract took place.</text:p>
      <text:p text:style-name="P4">
About it in <text:a xlink:type="simple" xlink:href="https://www.facebook.com/watch/" text:style-name="Internet_20_link" text:visited-style-name="Visited_20_Internet_20_Link">
Facebook</text:a>
The mayor of Lviv Andriy Sadovy reported, Ukrinform reports.</text:p>
      <text:p text:style-name="P4">
“Lviv has joined the Alliance of the Free Cities Pact. There is already Warsaw, Prague, London, Berlin and another 30 European cities, now with Lviv. Why? Such cooperation makes us stronger, ”Sadovy said.</text:p>
      <text:p text:style-name="P4">
At the same time, the mayor of Lviv reported that Warsaw allocated and already listed 2 million zlotys for the Rehabilitation Center "Unbreakable". Now the National Rehabilitation Center will appear on top of Warsaw.</text:p>
      <text:p text:style-name="P4">
As reported by Ukrinform, <text:a xlink:type="simple" xlink:href="https://www.ukrinform.ua/rubric-kyiv/3579761-kiiv-priednavsa-do-paktu-vilnih-mist.html" text:style-name="Internet_20_link" text:visited-style-name="Visited_20_Internet_20_Link">
Kyiv joined the free cities</text:a>
September 26, 2022. The signing ceremony took place during the Prague Summit.</text:p>
      <text:p text:style-name="P4">
<text:span text:style-name="T4">
 Read also: </text:span>
 <text:a xlink:type="simple" xlink:href="https://www.ukrinform.ua/rubric-regions/3713137-stolica-islandii-stala-mistompartnerom-lvova.html" text:style-name="Internet_20_link" text:visited-style-name="Visited_20_Internet_20_Link">
the capital of Iceland became a city-partner of Lviv</text:a>
It is known that the free cities pact is an open and progressive city alliance, started in 2019 by the mayors of Warsaw, Budapest, Prague and Bratislava.</text:p>
      <text:p text:style-name="P4">
According to him, European cities cooperate in the protection of democracy, in <text:a xlink:type="simple" xlink:href="https://www.ukrinform.ua/tag-borotba-z-korupcieu" text:style-name="Internet_20_link" text:visited-style-name="Visited_20_Internet_20_Link">
fight against corruption</text:a>
Tapopulism, protection of local self -government and building effective interaction with national governments. They also implement joint initiatives and projects adapted to the needs of individual cities.</text:p>
      <text:p text:style-name="P4">
News Source: <text:a xlink:type="simple" xlink:href="https://www.ukrinform.ua/rubric-regions/3718528-lviv-priednavsa-do-paktu-vilnih-mist.html" text:style-name="Internet_20_link" text:visited-style-name="Visited_20_Internet_20_Link">
https://www.ukrinform.ua/rubric-regions/3718528-lviv-priednavsa-do-paktu-vilnih-mist.html</text:a>
</text:p>
      <!--NEWS-->
      <text:h text:style-name="P10" text:outline-level="1">
<text:span text:style-name="T4">
Patients' Charitable Foundation transfers a thousand sets for people with amputation to hospitals</text:span>
</text:h>
      <text:p text:style-name="P4">
Authors: Ukrinform (Person)</text:p>
      <text:p text:style-name="P4">
Publisher: Укринформ (Organization)</text:p>
      <text:p text:style-name="P4">
Published Time: 2023-06-05T16:25:00+03:00</text:p>
      <text:p text:style-name="P4">
Modified Time: 2023-06-05T16:25:00+03:00</text:p>
      <text:p text:style-name="P4">
Description: Patients' Charitable Foundation transfers a thousand kits for persons with amPutation and rehabilitation centers for persons with amPutation. - Ukrinform.</text:p>
      <text:p text:style-name="P4">
Images: ['<text:a xlink:type="simple" xlink:href="https://static.ukrinform.com/photos/2020_01/thumb_files/630_360_1580194294-730.jpg" text:style-name="Internet_20_link" text:visited-style-name="Visited_20_Internet_20_Link">
630_360_15801...</text:a>
']</text:p>
      <text:p text:style-name="P4">
Tags: ['Медицина', 'Благодійність', 'Протезування', 'Ампутація']</text:p>
      <text:p text:style-name="P4">
Type: Article</text:p>
      <!--METADATA-->
      <text:p text:style-name="P4">
<draw:frame draw:style-name="fr1" draw:name="Image75" text:anchor-type="as-char" svg:width="6.9236in" svg:height="3.956343in" draw:z-index="0">
<draw:image xlink:href="../Images/yкринформ/2023-06-05T16-25-00-03-00/630_360_1580194294-730.jpg" xlink:type="simple" xlink:show="embed" xlink:actuate="onLoad" draw:mime-type="image/jpeg"/>
</draw:frame>
Patients' Charitable Foundation transfers a thousand kits for persons with amPutation to medical institutions and rehabilitation centers.</text:p>
      <text:p text:style-name="P4">
About it in <text:a xlink:type="simple" xlink:href="https://www.facebook.com/patients.org.ua/posts/pfbid0p656k2VBttc8cssLN21VUQQ7GzA5Q2dsJWVb7vPyHdxqyh8rmZu3GhYzCs1KGdFHl" text:style-name="Internet_20_link" text:visited-style-name="Visited_20_Internet_20_Link">
Facebook</text:a>
The Patients of Ukraine Charitable Fund reports, Ukrinform reports.</text:p>
      <text:p text:style-name="P4">
"To help Ukrainians who have undergone amputation and prepare for prosthetics, the initiative" backpack for person with amputation "was started. Its purpose is to provide patients with the most necessary things after surgery. and <text:a xlink:type="simple" xlink:href="https://www.ukrinform.ua/tag-bolnica" text:style-name="Internet_20_link" text:visited-style-name="Visited_20_Internet_20_Link">
medical facilities</text:a>
. Наразі ми та наші партнери передаємо тисячу пакунків. На черзі — ще партія здвох тисяч", - йдеться у повідомленні.</text:p>
      <text:p text:style-name="P4">
The backpack includes: mirror, elastic bandage for compression bandage, liquid soap, towel, brochures and instructions with infographics.</text:p>
      <text:p text:style-name="P4">
Patients of Ukraine explain that such a set is used by transparent therapy, which is recommended by Western rehabilitation experts to all who have survived the amputation.</text:p>
      <text:p text:style-name="P4">
"The fact is that the pulse of phantom pain comes from the brain, even sometimes the limb itself is gone. The mirror helps him get rid of him - he will be managed to his surviving limb and sees two. It introduces the brain of fabric Pain in the lost limb, " -goes in the message.</text:p>
      <text:p text:style-name="P4">
<text:span text:style-name="T4">
 Read also: </text:span>
 <text:a xlink:type="simple" xlink:href="https://www.ukrinform.ua/rubric-regions/3688471-vidomij-travmatolog-z-avstralii-navcav-lvivskih-likariv-novitnomu-metodu-protezuvanna.html" text:style-name="Internet_20_link" text:visited-style-name="Visited_20_Internet_20_Link">
well -known traumatologist from Australia taught Lviv doctors' prosthetics</text:a>
It is noted that this and some more simple procedures that can be done home with a little resource help to prepare quality for prosthetics.</text:p>
      <text:p text:style-name="P4">
More on how to properly prepare for prosthetics, read by <text:a xlink:type="simple" xlink:href="https://patients.org.ua/2023/06/01/pacziyenty-ukrayiny-staly-koordynatorom-proyektu-ryukzak-dlya-osoby-z-amputacziyeyu/" text:style-name="Internet_20_link" text:visited-style-name="Visited_20_Internet_20_Link">
link</text:a>
.</text:p>
      <text:p text:style-name="P4">
As reported <text:a xlink:type="simple" xlink:href="https://www.ukrinform.ua/rubric-society/3580005-u-lvovi-vidkrili-mobilnu-majsternu-protezuvanna.html" text:style-name="Internet_20_link" text:visited-style-name="Visited_20_Internet_20_Link">
Ukrinform</text:a>
, UNIONAL RELABILITATION CENTER “UNBRIVAL”(UNBROKEN)In September 2022, a mobile workshop was opened on the basis of the First Medical Association of Lviv in September 2022, where modern prostheses for people who have been injured were made. In less than a year, [100 free dentures] have been installed here in a year](https://www.ukrinform.ua/rubric-society/3682928-u-reabilitacijnomu-centri-nezlamni-za-rik-vstanovili-100-bezkostovnih-proteziv.html) .</text:p>
      <text:p text:style-name="P4">
News Source: <text:a xlink:type="simple" xlink:href="https://www.ukrinform.ua/rubric-society/3718534-blagodijnij-fond-pacienti-ukraini-peredae-likarnam-tisacu-naboriv-dla-ludej-z-amputacieu.html" text:style-name="Internet_20_link" text:visited-style-name="Visited_20_Internet_20_Link">
https://www.ukrinform.ua/rubric-society/3718534-blagodijnij-fond-pacienti-ukraini-peredae-likarnam-tisacu-naboriv-dla-ludej-z-amputacieu.html</text:a>
</text:p>
      <!--NEWS-->
      <text:h text:style-name="P10" text:outline-level="1">
<text:span text:style-name="T4">
Ukrainian judoists won four awards at the European Cup in Prague</text:span>
</text:h>
      <text:p text:style-name="P4">
Authors: Ukrinform (Person)</text:p>
      <text:p text:style-name="P4">
Publisher: Укринформ (Organization)</text:p>
      <text:p text:style-name="P4">
Published Time: 2023-06-05T16:27:37+03:00</text:p>
      <text:p text:style-name="P4">
Modified Time: 2023-06-05T16:27:37+03:00</text:p>
      <text:p text:style-name="P4">
Description: In Prague (Czech Republic) the next stage of the European Cup with Judio among juniors ended. - Ukrinform.</text:p>
      <text:p text:style-name="P4">
Images: ['<text:a xlink:type="simple" xlink:href="https://static.ukrinform.com/photos/2023_06/thumb_files/630_360_1685971602-725.jpg" text:style-name="Internet_20_link" text:visited-style-name="Visited_20_Internet_20_Link">
630_360_16859...</text:a>
']</text:p>
      <text:p text:style-name="P4">
Tags: ['Дзюдо']</text:p>
      <text:p text:style-name="P4">
Type: Article</text:p>
      <!--METADATA-->
      <text:p text:style-name="P4">
<draw:frame draw:style-name="fr1" draw:name="Image77" text:anchor-type="as-char" svg:width="6.9236in" svg:height="3.956343in" draw:z-index="0">
<draw:image xlink:href="../Images/yкринформ/2023-06-05T16-27-37-03-00/630_360_1685971602-725.jpg" xlink:type="simple" xlink:show="embed" xlink:actuate="onLoad" draw:mime-type="image/jpeg"/>
</draw:frame>
In Prague(Czech Republic)The next stage of the European Cup with Judo among juniors ended.</text:p>
      <text:p text:style-name="P4">
During two competitive days, the Ukrainian team won four medals, Ukrinform reports.</text:p>
      <text:p text:style-name="P4">
Bronze medalists became Alice Vienneev(Weight category up to 70 kg), Margarita Belkova(More than 78 kg), Stanislav Korchmluk(81 kg)and Oleksiyboldirev(90 kg).</text:p>
      <text:p text:style-name="P4">
За крок від п'єдесталу зупинилися Денис Докторов (73 kg), Maria Rytska(Ponad78 kg), Vsevolod Klimov(90 kg)and Mykola Grybik(More than 100 kg), which took 5th places.</text:p>
      <text:p text:style-name="P4">
Anastasia Superon became the seventh results of the competition(48 kg), Nazar Kulhsov(73 kg)and Nazarii Yurchak(90 kg).</text:p>
      <text:p text:style-name="P4">
<text:span text:style-name="T4">
Читайте також:</text:span>
 <text:a xlink:type="simple" xlink:href="https://www.ukrinform.ua/rubric-sports/3718032-ukrainski-dzudoistki-zdobuli-dvi-bronzi-na-etapi-kubka-evropi-v-prazi.html" text:style-name="Internet_20_link" text:visited-style-name="Visited_20_Internet_20_Link">
 Українські <text:span text:style-name="T4">
дзюдо</text:span>
 їстки здобули дві «бронзи» на етапіКубка Європи в Празі </text:a>
The following tournaments for Ukrainian juniors will be the stages of the European Cup of Umbryan Birminghami(June 24-25)and Slovenian hail(July 1-2).</text:p>
      <text:p text:style-name="P4">
Фото: ukrainejudo.com.</text:p>
      <text:p text:style-name="P4">
News Source: <text:a xlink:type="simple" xlink:href="https://www.ukrinform.ua/rubric-sports/3718536-ukrainski-dzudoisti-vigrali-cotiri-nagorodi-na-etapi-kubka-evropi-v-prazi.html" text:style-name="Internet_20_link" text:visited-style-name="Visited_20_Internet_20_Link">
https://www.ukrinform.ua/rubric-sports/3718536-ukrainski-dzudoisti-vigrali-cotiri-nagorodi-na-etapi-kubka-evropi-v-prazi.html</text:a>
</text:p>
      <!--NEWS-->
      <text:h text:style-name="P10" text:outline-level="1">
<text:span text:style-name="T4">
Passing VLK: Painter told what they did to improve work</text:span>
</text:h>
      <text:p text:style-name="P4">
Authors: Ukrinform (Person)</text:p>
      <text:p text:style-name="P4">
Publisher: Укринформ (Organization)</text:p>
      <text:p text:style-name="P4">
Published Time: 2023-06-05T16:29:50+03:00</text:p>
      <text:p text:style-name="P4">
Modified Time: 2023-06-05T16:29:50+03:00</text:p>
      <text:p text:style-name="P4">
Description: In order to improve the work of the military-doctor commissions, the number of garrison VLK on the basis of civilian health care institutions has increased, a separate program of medical guarantees was adopted and recommendations for the organization of work of VLK and service of visitors were developed. - Ukrinform.</text:p>
      <text:p text:style-name="P4">
Images: ['<text:a xlink:type="simple" xlink:href="https://static.ukrinform.com/photos/2022_11/thumb_files/630_360_1668083138-704.jpg" text:style-name="Internet_20_link" text:visited-style-name="Visited_20_Internet_20_Link">
630_360_16680...</text:a>
']</text:p>
      <text:p text:style-name="P4">
Tags: ['Міноборони', 'Ганна Маляр', 'ВЛК']</text:p>
      <text:p text:style-name="P4">
Type: Article</text:p>
      <!--METADATA-->
      <text:p text:style-name="P4">
<draw:frame draw:style-name="fr1" draw:name="Image78" text:anchor-type="as-char" svg:width="6.9236in" svg:height="3.956343in" draw:z-index="0">
<draw:image xlink:href="../Images/yкринформ/2023-06-05T16-29-50-03-00/630_360_1668083138-704.jpg" xlink:type="simple" xlink:show="embed" xlink:actuate="onLoad" draw:mime-type="image/jpeg"/>
</draw:frame>
In order to improve the work of the military-doctor commissions, the number of garrison VLKs on the basis of civilian health care institutions was increased, a separate programmedic guarantees were adopted and recommendations were developed on the organization of work of VLK and service of visitors.</text:p>
      <text:p text:style-name="P4">
According to Ukrinform, about it in <text:a xlink:type="simple" xlink:href="https://t.me/annamaliar/812" text:style-name="Internet_20_link" text:visited-style-name="Visited_20_Internet_20_Link">
telegram</text:a>
The Deputy Minister of Defense of Ukraine Anna Malyar reported.</text:p>
      <text:p text:style-name="P4">
That has already been done to improve the work of military medical commissions:</text:p>
      <ul>
        <li>
In order to increase the capacity, from March to April 2023 the number of garrison VLK on the basis of civilian health care institutions was increased * to finance the work of doctors, as well as the payment . * Recommendations have been developed on the organization of work of VLK and service of visitors, including the basic requirements for the premises, to meet the physiological and household needs of visitors, to inform, navigation, organization of the queue. * Piloting the processes of electronic document circulation between <text:a xlink:type="simple" xlink:href="https://www.ukrinform.ua/tag-vijskovi" text:style-name="Internet_20_link" text:visited-style-name="Visited_20_Internet_20_Link">
military</text:a>
parts, health care facilities and territorial centers of staffing and social support. * In May 2023, changes to the legislation of Ukraine concerning the possibility of creation of VLK in civilians were approved(state and communal)Health and other security and defense forces, as well as improving the issues of registration and referral of medical and other documents between military units and health care facilities.</li>
      </ul>
      <text:p text:style-name="P4">
<text:span text:style-name="T4">
 Read also: </text:span>
 [to <text:span text:style-name="T4">
 VLK </text:span>
 More than 500 civilian medical facilities, their network expand(https://www.ukrinform.ua/rubric-society/3711902-do-vlk-zalucautsa-ponad-500-civilnih-medzakladiv-ih-mereza-rozsiruetsa-moz.html)As reported by Ukrinform, according to the Deputy Minister of Defense Gannymimar, <text:a xlink:type="simple" xlink:href="https://www.ukrinform.ua/rubric-society/3718449-elektronnij-zapis-na-vlk-vze-funkcionue-u-90-vijskovih-gospitaliv-malar.html" text:style-name="Internet_20_link" text:visited-style-name="Visited_20_Internet_20_Link">
electronic record on the Military Medical Commission(VLK)Already operated in 90% of military hospitals</text:a>
 .</text:p>
      <text:p text:style-name="P4">
News Source: <text:a xlink:type="simple" xlink:href="https://www.ukrinform.ua/rubric-society/3718537-prohodzenna-vlk-malar-rozpovila-so-zrobili-dla-pokrasenna-roboti.html" text:style-name="Internet_20_link" text:visited-style-name="Visited_20_Internet_20_Link">
https://www.ukrinform.ua/rubric-society/3718537-prohodzenna-vlk-malar-rozpovila-so-zrobili-dla-pokrasenna-roboti.html</text:a>
</text:p>
      <!--NEWS-->
      <text:h text:style-name="P10" text:outline-level="1">
<text:span text:style-name="T4">
On the bridge through Sulu fully mounted a metal running structure</text:span>
</text:h>
      <text:p text:style-name="P4">
Authors: Ukrinform (Person)</text:p>
      <text:p text:style-name="P4">
Publisher: Укринформ (Organization)</text:p>
      <text:p text:style-name="P4">
Published Time: 2023-06-05T16:37:00+03:00</text:p>
      <text:p text:style-name="P4">
Modified Time: 2023-06-05T16:37:00+03:00</text:p>
      <text:p text:style-name="P4">
Description: Roads were completely mounted on a bridge through a Sulu on the H-08 Boryspil-Mariupol highway, a metal running structure. - Ukrinform.</text:p>
      <text:p text:style-name="P4">
Images: ['<text:a xlink:type="simple" xlink:href="https://static.ukrinform.com/photos/2023_06/thumb_files/630_360_1685971809-905.jpg" text:style-name="Internet_20_link" text:visited-style-name="Visited_20_Internet_20_Link">
630_360_16859...</text:a>
']</text:p>
      <text:p text:style-name="P4">
Tags: ['Дороги', 'Транспорт', 'Міст', 'Відбудова']</text:p>
      <text:p text:style-name="P4">
Type: Article</text:p>
      <!--METADATA-->
      <text:p text:style-name="P4">
<draw:frame draw:style-name="fr1" draw:name="Image79" text:anchor-type="as-char" svg:width="6.9236in" svg:height="3.956343in" draw:z-index="0">
<draw:image xlink:href="../Images/yкринформ/2023-06-05T16-37-00-03-00/630_360_1685971809-905.jpg" xlink:type="simple" xlink:show="embed" xlink:actuate="onLoad" draw:mime-type="image/jpeg"/>
</draw:frame>
Roads were mounted on a bridge through a Sulu on the H-08 Boryspil-Mariupol highway, a metal running structure.</text:p>
      <text:p text:style-name="P4">
About it reports Ukrinform with reference to <text:a xlink:type="simple" xlink:href="https://pl.restoration.gov.ua/press/news/55569.html" text:style-name="Internet_20_link" text:visited-style-name="Visited_20_Internet_20_Link">
press service of the State Agency for Infrastructure</text:a>
.</text:p>
      <text:p text:style-name="P4">
“A metal running structure is completely mounted on the bridge through Sulu. Works are being wound within the part of the repair of the part <text:a xlink:type="simple" xlink:href="https://www.ukrinform.ua/tag-mist" text:style-name="Internet_20_link" text:visited-style-name="Visited_20_Internet_20_Link">
bridge</text:a>
On the highway H-08 Boryspil-Mariupol.Mist provides a transport connection between the North, Center, South of Ukraine-Kyiv, Cherkasy, Poltava, Kirovograd, Dnipropetrovsk region, ”the message reads.</text:p>
      <text:p text:style-name="P4">
The agency said that the contracting organization completed the installation of deformation of the flesh, supporting units, railing. The complete dismantling of the technological trestle and a tongue fence was carried out. The width of the bridge increased from 6 to 9 meters.</text:p>
      <text:p text:style-name="P4">
Currently, facility work is temporarily suspended due to the lack of parts, including the waterproofing system. The works will be restored after the necessary materials will be received. The bridge remains closed for all transport.</text:p>
      <text:p text:style-name="P4">
<text:span text:style-name="T4">
 Read also: </text:span>
 <text:a xlink:type="simple" xlink:href="https://www.ukrinform.ua/rubric-vidbudova/3716608-na-inguleckij-zrosuvalnij-sistemi-vidbuduvali-dva-mosti.html" text:style-name="Internet_20_link" text:visited-style-name="Visited_20_Internet_20_Link">
on the Ingulets irrigation system rebuilt two <text:span text:style-name="T4">
 bridges </text:span>
</text:a>
As it was reported, since the beginning of a full -scale invasion throughout Ukraine, 346 bridges have been destroyed, 157 of them were on state roads. The state of May 2023 was able to restore 45 relevant objects to establish 85 temporary crossings.</text:p>
      <text:p text:style-name="P4">
<text:span text:style-name="T5">
Foto: Infrastructure Restoration and Development Service in Poltava Oblast</text:span>
</text:p>
      <text:p text:style-name="P4">
News Source: <text:a xlink:type="simple" xlink:href="https://www.ukrinform.ua/rubric-vidbudova/3718539-na-mostu-cerez-sulu-povnistu-zmontuvali-metalevu-progonovu-budovu.html" text:style-name="Internet_20_link" text:visited-style-name="Visited_20_Internet_20_Link">
https://www.ukrinform.ua/rubric-vidbudova/3718539-na-mostu-cerez-sulu-povnistu-zmontuvali-metalevu-progonovu-budovu.html</text:a>
</text:p>
      <!--NEWS-->
      <text:h text:style-name="P10" text:outline-level="1">
<text:span text:style-name="T4">
Starts 14th year for those who want to go to Ukrainian</text:span>
</text:h>
      <text:p text:style-name="P4">
Authors: Ukrinform (Person)</text:p>
      <text:p text:style-name="P4">
Publisher: Укринформ (Organization)</text:p>
      <text:p text:style-name="P4">
Published Time: 2023-06-05T16:41:51+03:00</text:p>
      <text:p text:style-name="P4">
Modified Time: 2023-06-05T16:41:51+03:00</text:p>
      <text:p text:style-name="P4">
Description: In Ukraine, on June 5, the 14th year will start to move into Ukrainian, which was an art of Lutsenko, an outbodor Anita Lutsenko. - Ukrinform.</text:p>
      <text:p text:style-name="P4">
Images: ['<text:a xlink:type="simple" xlink:href="https://static.ukrinform.com/photos/2018_03/thumb_files/630_360_1521387302-5977.jpg" text:style-name="Internet_20_link" text:visited-style-name="Visited_20_Internet_20_Link">
630_360_15213...</text:a>
']</text:p>
      <text:p text:style-name="P4">
Tags: ['Українська мова', 'Єдині новини']</text:p>
      <text:p text:style-name="P4">
Type: Article</text:p>
      <!--METADATA-->
      <text:p text:style-name="P4">
<draw:frame draw:style-name="fr1" draw:name="Image80" text:anchor-type="as-char" svg:width="6.9236in" svg:height="3.956343in" draw:z-index="0">
<draw:image xlink:href="../Images/yкринформ/2023-06-05T16-41-51-03-00/630_360_1521387302-5977.jpg" xlink:type="simple" xlink:show="embed" xlink:actuate="onLoad" draw:mime-type="image/jpeg"/>
</draw:frame>
In Ukraine on June 5, the 14th year for those who want to go into Ukrainian starts, the Ukrainian athlete Anita Lutsenko became the ambassador.</text:p>
      <text:p text:style-name="P4">
About it in <text:a xlink:type="simple" xlink:href="http://t.me/KyivCityOfficial/6962" text:style-name="Internet_20_link" text:visited-style-name="Visited_20_Internet_20_Link">
telegram</text:a>
Informed the press service of the Kyiv City State Administration, Ukrinform reports.</text:p>
      <text:p text:style-name="P4">
"The 14th year starts for those who want to go into Ukrainian, whose ambassador was a Ukrainian athlete Anita Lutsenko," - the message reads.</text:p>
      <text:p text:style-name="P4">
It is noted that the course begins on June 5, but today it is possible to join the current course. Participation is free. The form of registration of idmetha - <text:a xlink:type="simple" xlink:href="http://yedyni.org/" text:style-name="Internet_20_link" text:visited-style-name="Visited_20_Internet_20_Link">
on the site of the project. </text:a>
<text:span text:style-name="T4">
 Read also: </text:span>
 <text:a xlink:type="simple" xlink:href="https://www.ukrinform.ua/rubric-diaspora/3717127-diaspora-organizovue-kursi-z-vivcenna-ukrainskoi-movi-policejskimi-lisabona.html" text:style-name="Internet_20_link" text:visited-style-name="Visited_20_Internet_20_Link">
Diaspora organizes courses in the study of the Ukrainian language by police lines</text:a>
As it was reported, the Uniform project provides 28 days of support for the transition of the Science. The organizers hope to help 1 million people move in Ukrainian by the end of 2024.</text:p>
      <text:p text:style-name="P4">
News Source: <text:a xlink:type="simple" xlink:href="https://www.ukrinform.ua/rubric-society/3718541-startue-14j-kurs-dla-ohocih-perejti-na-ukrainsku-movu.html" text:style-name="Internet_20_link" text:visited-style-name="Visited_20_Internet_20_Link">
https://www.ukrinform.ua/rubric-society/3718541-startue-14j-kurs-dla-ohocih-perejti-na-ukrainsku-movu.html</text:a>
</text:p>
      <!--NEWS-->
      <text:h text:style-name="P10" text:outline-level="1">
<text:span text:style-name="T4">
Lucescu will train Dynamo before the end of the contract - the media</text:span>
</text:h>
      <text:p text:style-name="P4">
Authors: Ukrinform (Person)</text:p>
      <text:p text:style-name="P4">
Publisher: Укринформ (Organization)</text:p>
      <text:p text:style-name="P4">
Published Time: 2023-06-05T16:42:51+03:00</text:p>
      <text:p text:style-name="P4">
Modified Time: 2023-06-05T16:42:51+03:00</text:p>
      <text:p text:style-name="P4">
Description: The 77-year-old Romanian specialist Mircea Lucescu, who heads Dynamo Kyiv, does not plan to leave the capital club until the contract is completed. - Ukrinform.</text:p>
      <text:p text:style-name="P4">
Images: ['<text:a xlink:type="simple" xlink:href="https://static.ukrinform.com/photos/2023_06/thumb_files/630_360_1685972502-494.jpg" text:style-name="Internet_20_link" text:visited-style-name="Visited_20_Internet_20_Link">
630_360_16859...</text:a>
']</text:p>
      <text:p text:style-name="P4">
Tags: ['Динамо', 'Футбол', 'Луческу']</text:p>
      <text:p text:style-name="P4">
Type: Article</text:p>
      <!--METADATA-->
      <text:p text:style-name="P4">
<draw:frame draw:style-name="fr1" draw:name="Image81" text:anchor-type="as-char" svg:width="6.9236in" svg:height="3.956343in" draw:z-index="0">
<draw:image xlink:href="../Images/yкринформ/2023-06-05T16-42-51-03-00/630_360_1685972502-494.jpg" xlink:type="simple" xlink:show="embed" xlink:actuate="onLoad" draw:mime-type="image/jpeg"/>
</draw:frame>
77-year-old specialist Mircea Lucescu, who heads Dynamo Kyiv, does not plan to resolve the capital club until the contract is completed.</text:p>
      <text:p text:style-name="P4">
Lucescu received a proposal from Turkish Fenerbakhche, whose head coach of whose passenger George Zhezush will leave the club in the near future, Ukrinform reports.</text:p>
      <text:p text:style-name="P4">
However, according to Turkish <text:a xlink:type="simple" xlink:href="https://www.sporx.com/fenerbahce-icin-lucescu-gercegi-SXHBQ1021938SXQ" text:style-name="Internet_20_link" text:visited-style-name="Visited_20_Internet_20_Link">
edition</text:a>
Sporx, Lucescu intends to refine the control with Dynamo by the end, namely by June 30, 2024.</text:p>
      <text:p text:style-name="P4">
<text:span text:style-name="T4">
 Read also: </text:span>
 <text:a xlink:type="simple" xlink:href="https://www.ukrinform.ua/rubric-sports/3718461-viznacilisa-usi-predstavniki-ukraini-v-evrokubkovih-futbolnih-turnirah.html" text:style-name="Internet_20_link" text:visited-style-name="Visited_20_Internet_20_Link">
all representatives of Ukraine in European Cup flight tournaments</text:a>
Mircha Lucescu headed Dynamo Kyiv in July 2020 and in the first season assigned the team to the championship title.</text:p>
      <text:p text:style-name="P4">
In the season 2022/23 "White-blue" took fourth place in Ukrainian Premier League(UPL).</text:p>
      <text:p text:style-name="P4">
Фото: ФК «Динамо» (Kyiv).</text:p>
      <text:p text:style-name="P4">
News Source: <text:a xlink:type="simple" xlink:href="https://www.ukrinform.ua/rubric-sports/3718542-lucesku-trenuvatime-dinamo-do-zakincenna-kontraktu-zmi.html" text:style-name="Internet_20_link" text:visited-style-name="Visited_20_Internet_20_Link">
https://www.ukrinform.ua/rubric-sports/3718542-lucesku-trenuvatime-dinamo-do-zakincenna-kontraktu-zmi.html</text:a>
</text:p>
      <!--NEWS-->
      <text:h text:style-name="P10" text:outline-level="1">
<text:span text:style-name="T4">
Ogryzko told about the "Tsugzwang" of the Russian authorities on the Belgorod region</text:span>
</text:h>
      <text:p text:style-name="P4">
Authors: Ukrinform (Person)</text:p>
      <text:p text:style-name="P4">
Publisher: Укринформ (Organization)</text:p>
      <text:p text:style-name="P4">
Published Time: 2023-06-05T16:45:15+03:00</text:p>
      <text:p text:style-name="P4">
Modified Time: 2023-06-05T16:45:15+03:00</text:p>
      <text:p text:style-name="P4">
Description: The silence of the Russian leadership on hostilities in the Belgorod region testifies to the beginning of the loss of management of the system of power in the Russian Federation. - Ukrinform.</text:p>
      <text:p text:style-name="P4">
Images: ['<text:a xlink:type="simple" xlink:href="https://static.ukrinform.com/photos/2018_01/thumb_files/630_360_1516028310-2344.jpg" text:style-name="Internet_20_link" text:visited-style-name="Visited_20_Internet_20_Link">
630_360_15160...</text:a>
']</text:p>
      <text:p text:style-name="P4">
Tags: ['Огризко', 'Росія', 'Бєлгородська область']</text:p>
      <text:p text:style-name="P4">
Type: Article</text:p>
      <!--METADATA-->
      <text:p text:style-name="P4">
<draw:frame draw:style-name="fr1" draw:name="Image82" text:anchor-type="as-char" svg:width="6.9236in" svg:height="3.956343in" draw:z-index="0">
<draw:image xlink:href="../Images/yкринформ/2023-06-05T16-45-15-03-00/630_360_1516028310-2344.jpg" xlink:type="simple" xlink:show="embed" xlink:actuate="onLoad" draw:mime-type="image/jpeg"/>
</draw:frame>
The Silence of the Russian leadership on hostilities in the Belgorod region will respects the beginning of the loss of the management of the system of power in the Russian Federation.</text:p>
      <text:p text:style-name="P4">
This opinion was expressed by the former Foreign Minister, the head of the Russian Central Committee Vladimir Ogrizko in an interview <text:a xlink:type="simple" xlink:href="http://www.youtube.com/watch" text:style-name="Internet_20_link" text:visited-style-name="Visited_20_Internet_20_Link">
"Radio NV"</text:a>
, reports Ukrinform.</text:p>
      <text:p text:style-name="P4">
“I think his(Silence of the Russian leadership. - Ed.)It is necessary to interpret that the Russian system begins to lose the ability to govern. That is, this pre -infarction condition, which usually ends in the best case intense therapy, and at worst - fatal outcome, ”said <text:a xlink:type="simple" xlink:href="https://www.ukrinform.ua/tag-ogrizko" text:style-name="Internet_20_link" text:visited-style-name="Visited_20_Internet_20_Link">
Ogryzko</text:a>
.</text:p>
      <text:p text:style-name="P4">
He added that "intense therapy" implies "something that changes the goal of the game and gives the body the chances of some continuation of existence", and the "death result" is when "everything falls apart and flies under three devils."</text:p>
      <text:p text:style-name="P4">
According to him, there are many things that testify that the system of Russian authorization is its former "slimness", and in a country such as Russia means that it is really a step towards internal parsing.</text:p>
      <text:p text:style-name="P4">
“They can be called differently-riots, revolutions, etc. But there is a steady sensation that they come to the pre -infarction finishing line, ” - said Dylato.</text:p>
      <text:p text:style-name="P4">
Commenting on the reasons for the silence of the Russian authorities about hostilities acquired, Ogryzko suggested that the Russian leadership did not really know what to do in this. He noted that in such a situation, any adequate leader makes decisions, but in Russia they avoid it, because it means to remove the Zarront forces and thus weaken their positions.</text:p>
      <text:p text:style-name="P4">
“This is the case where there is no right decision when any proceeding is worsening the previous one. Because of this, this misunderstanding, and what, "Great and wise commander" to do today, because there is nothing to criticize the Diria borders, which everyone thought that they were 100 % protected, "the excendant said.</text:p>
      <text:p text:style-name="P4">
<text:span text:style-name="T4">
 Read also: </text:span>
 <text:a xlink:type="simple" xlink:href="https://www.ukrinform.ua/rubric-ato/3718146-legion-svoboda-rosii-ta-rdk-zaavili-so-vzali-v-polon-rosijskih-soldativ-u-belgorodskij-oblasti.html" text:style-name="Internet_20_link" text:visited-style-name="Visited_20_Internet_20_Link">
Legion "Freedom of Russia" and RDCs stated that they had taken from Polonsolate in <text:span text:style-name="T4">
 Belgorod </text:span>
 region</text:a>
As reported by Ukrinform, on June 3, the Liberty of Russia proposed on June 3, the residents of the Russian Federation, which suffered from shelling by the army of the Russian Federation, evacuated Ukraine.The Russian authorities to combat the guerrillas transferred to the border settlements of the Belgorod region an elite detachment of special purpose.</text:p>
      <text:p text:style-name="P4">
News Source: <text:a xlink:type="simple" xlink:href="https://www.ukrinform.ua/rubric-polytics/3718544-ogrizko-rozpoviv-pro-cugcvang-vladi-rf-sodo-belgorodskoi-oblasti.html" text:style-name="Internet_20_link" text:visited-style-name="Visited_20_Internet_20_Link">
https://www.ukrinform.ua/rubric-polytics/3718544-ogrizko-rozpoviv-pro-cugcvang-vladi-rf-sodo-belgorodskoi-oblasti.html</text:a>
</text:p>
      <!--NEWS-->
      <text:h text:style-name="P10" text:outline-level="1">
<text:span text:style-name="T4">
Majlis submitted documents on the legal status of a representative of the Crimean Tatar people</text:span>
</text:h>
      <text:p text:style-name="P4">
Authors: Ukrinform (Person)</text:p>
      <text:p text:style-name="P4">
Publisher: Укринформ (Organization)</text:p>
      <text:p text:style-name="P4">
Published Time: 2023-06-05T16:47:00+03:00</text:p>
      <text:p text:style-name="P4">
Modified Time: 2023-06-05T16:47:00+03:00</text:p>
      <text:p text:style-name="P4">
Description: The Majlis of the Crimean Tatar people submitted documents to consolidate the legal status as a representative body of the Crimean Tatar people. - Ukrinform.</text:p>
      <text:p text:style-name="P4">
Images: ['<text:a xlink:type="simple" xlink:href="https://static.ukrinform.com/photos/2022_09/thumb_files/630_360_1662989849-538.jpg" text:style-name="Internet_20_link" text:visited-style-name="Visited_20_Internet_20_Link">
630_360_16629...</text:a>
']</text:p>
      <text:p text:style-name="P4">
Tags: ['Крим', 'Кримські татари', 'Меджліс', 'Правозахисники']</text:p>
      <text:p text:style-name="P4">
Type: Article</text:p>
      <!--METADATA-->
      <text:p text:style-name="P4">
<draw:frame draw:style-name="fr1" draw:name="Image83" text:anchor-type="as-char" svg:width="6.9236in" svg:height="3.956343in" draw:z-index="0">
<draw:image xlink:href="../Images/yкринформ/2023-06-05T16-47-00-03-00/630_360_1662989849-538.jpg" xlink:type="simple" xlink:show="embed" xlink:actuate="onLoad" draw:mime-type="image/jpeg"/>
</draw:frame>
The Majlisc -Tatar people submitted documents to enshrine the legal status of the representative body of the Crimean Tatar people.</text:p>
      <text:p text:style-name="P4">
This was reported in <text:a xlink:type="simple" xlink:href="https://www.facebook.com/ctrcenter/posts/3463662243913801" text:style-name="Internet_20_link" text:visited-style-name="Visited_20_Internet_20_Link">
Facebook</text:a>
The chairman of the Board of the Crimean Tatar Resource Center Skender Bariyev, Ukrinform reports.</text:p>
      <text:p text:style-name="P4">
“On June 5, 2023, the Majlis of the Crimean Tatar people submitted to the State Service of Ukraine in Ethno -Policy and Freedom of Conscience the first package(https://www.ukrinform.ua/tag-medzlis)As a representative body of the Crimean Tatar people, ”Bariyev informed.</text:p>
      <text:p text:style-name="P4">
According to him, in 32 years the Majlis of the Crimean Tatar people will finally be the public field of Ukraine as a representative body of the Crimean Tatar people.</text:p>
      <text:p text:style-name="P4">
<text:span text:style-name="T4">
 Read also: </text:span>
 <text:a xlink:type="simple" xlink:href="https://www.ukrinform.ua/rubric-crimea/3713794-korinni-narodi-ukraini-maut-otrimati-garantii-sodo-svogo-zberezenna-ta-rozvitku-cubarov.html" text:style-name="Internet_20_link" text:visited-style-name="Visited_20_Internet_20_Link">
Indigenous peoples of Ukraine must receive guarantees for their conservation and development - Chubarov</text:a>
As reported <text:a xlink:type="simple" xlink:href="https://www.ukrinform.ua/rubric-crimea/3701624-blizko-30-cleniv-medzlisu-zaznali-utiskiv-iz-boku-rosii-krimsos.html" text:style-name="Internet_20_link" text:visited-style-name="Visited_20_Internet_20_Link">
Ukrinform</text:a>
, during the unlawful ban on Russia, about 30 members of the Majlisukhrim Tatar people were harassed.</text:p>
      <text:p text:style-name="P4">
<text:span text:style-name="T5">
Foto: Crimean Tatar Resource Center</text:span>
</text:p>
      <text:p text:style-name="P4">
News Source: <text:a xlink:type="simple" xlink:href="https://www.ukrinform.ua/rubric-crimea/3718546-medzlis-podav-dokumenti-pro-zakriplenna-pravovogo-statusu-ak-predstavnika-krimskotatarskogo-narodu.html" text:style-name="Internet_20_link" text:visited-style-name="Visited_20_Internet_20_Link">
https://www.ukrinform.ua/rubric-crimea/3718546-medzlis-podav-dokumenti-pro-zakriplenna-pravovogo-statusu-ak-predstavnika-krimskotatarskogo-narodu.html</text:a>
</text:p>
      <!--NEWS-->
      <text:h text:style-name="P10" text:outline-level="1">
<text:span text:style-name="T4">
Belgium investigates whether the RDC fighters in Russia used weapons provided to Ukraine - the media</text:span>
</text:h>
      <text:p text:style-name="P4">
Authors: Ukrinform (Person)</text:p>
      <text:p text:style-name="P4">
Publisher: Укринформ (Organization)</text:p>
      <text:p text:style-name="P4">
Published Time: 2023-06-05T16:51:00+03:00</text:p>
      <text:p text:style-name="P4">
Modified Time: 2023-06-05T16:51:00+03:00</text:p>
      <text:p text:style-name="P4">
Description: Following the publication of the investigation in The Washington Post, Belgium will require explanations from the Government of Ukraine how the Belgian production weapons, which was intended for the defense of Ukraine from the invasion of the Russian Federation, could be in the hands of RDC fighters operating in Russia. - Ukrinform.</text:p>
      <text:p text:style-name="P4">
Images: ['<text:a xlink:type="simple" xlink:href="https://static.ukrinform.com/photos/2023_05/thumb_files/630_360_1684938991-585.jpg" text:style-name="Internet_20_link" text:visited-style-name="Visited_20_Internet_20_Link">
630_360_16849...</text:a>
']</text:p>
      <text:p text:style-name="P4">
Tags: ['Бельгія', 'Зброя', 'РДК', 'Бєлгородська область']</text:p>
      <text:p text:style-name="P4">
Type: Article</text:p>
      <!--METADATA-->
      <text:p text:style-name="P4">
<draw:frame draw:style-name="fr1" draw:name="Image84" text:anchor-type="as-char" svg:width="6.9236in" svg:height="3.956343in" draw:z-index="0">
<draw:image xlink:href="../Images/yкринформ/2023-06-05T16-51-00-03-00/630_360_1684938991-585.jpg" xlink:type="simple" xlink:show="embed" xlink:actuate="onLoad" draw:mime-type="image/jpeg"/>
</draw:frame>
Postparting the investigation in The Washington Post Belgium will require the Government of Ukraine to explain how the Belgian production weapons, which was assigned to the defense of Ukraine from the invasion of the Russian Federation, could be in the hands of RDCs operating in Russia.</text:p>
      <text:p text:style-name="P4">
According to Ukrinform, such information is published on the Belgian edition website <text:a xlink:type="simple" xlink:href="https://www.brusselstimes.com/belgium/537943/belgium-to-investigate-how-its-weapons-ended-up-with-anti-putin-militia" text:style-name="Internet_20_link" text:visited-style-name="Visited_20_Internet_20_Link">
The Brussels Times</text:a>
.</text:p>
      <text:p text:style-name="P4">
"The Belgium Ministry of Defense is waiting for a response from the Ukrainian authorities about how Belgian weapons produced by FN Herstal found itself in the Anti -Putin combatants ... From the RDC, whose members were criticized with neo -Nazis," the publication said.</text:p>
      <text:p text:style-name="P4">
As it is noted, the investigation of The Washington Post indicates that in the hands of Russian "anti -Putin" fighters were weapons and military equipment of the Siblgian, Czech, American and Polish production.</text:p>
      <text:p text:style-name="P4">
Belgium's Defense Minister Ludwin Dedonnder(Ludivine Donder)and the Minister of Lawy Affairs Aja Lyabib(Habit Habib)They will require explanations of the Ukrainian colleagues, as it could have happened, as weapons were intended for the defense of Ukraine from Russian aggression, and this was clearly spelled out in the documents.</text:p>
      <text:p text:style-name="P4">
<text:span text:style-name="T4">
 Read also: </text:span>
 <text:a xlink:type="simple" xlink:href="https://www.ukrinform.ua/rubric-ato/3718253-legion-svoboda-rosii-ta-rdk-zaavili-so-peredaut-ukraini-polonenih-soldativ-iz-belgorodskij-oblasti.html" text:style-name="Internet_20_link" text:visited-style-name="Visited_20_Internet_20_Link">
Legion "Freedom of Russia" and <text:span text:style-name="T4">
 RDC </text:span>
 stated that they pass to the Ukraine of prisoners from Belgorod region</text:a>
"If it turns out that Ukraine has deliberately violated agreements concerning supplies, it can seriously shake relations between Ukraine and the states of the West, and potentially lead to a reduction in military assistance that Ukraine depends," the Belgian edition reads.</text:p>
      <text:p text:style-name="P4">
Belgium Prime Minister Alexander de Kroo said on Monday, the country's exploration will be tasked with investigating the use of Belgian weapons by Russian forces, which may be a violation of "very rigid" rules related to the supply of such weapons.</text:p>
      <text:p text:style-name="P4">
It was reported <text:a xlink:type="simple" xlink:href="https://www.ukrinform.ua/tag-belgia" text:style-name="Internet_20_link" text:visited-style-name="Visited_20_Internet_20_Link">
Belgium</text:a>
Selective of Ukraine assistance worth 332.9 million euros, which was intended for military tasks and to assist civilian populations.</text:p>
      <text:p text:style-name="P4">
News Source: <text:a xlink:type="simple" xlink:href="https://www.ukrinform.ua/rubric-ato/3718548-belgia-rozslidue-ci-zastosovuvali-bijci-rdk-u-rosii-zbrou-nadanu-ukraini-zmi.html" text:style-name="Internet_20_link" text:visited-style-name="Visited_20_Internet_20_Link">
https://www.ukrinform.ua/rubric-ato/3718548-belgia-rozslidue-ci-zastosovuvali-bijci-rdk-u-rosii-zbrou-nadanu-ukraini-zmi.html</text:a>
</text:p>
      <!--NEWS-->
      <text:h text:style-name="P10" text:outline-level="1">
<text:span text:style-name="T4">
Announced the composition of the national team of Ukraine for the Games of the Unconquered-2023</text:span>
</text:h>
      <text:p text:style-name="P4">
Authors: Ukrinform (Person)</text:p>
      <text:p text:style-name="P4">
Publisher: Укринформ (Organization)</text:p>
      <text:p text:style-name="P4">
Published Time: 2023-06-05T16:56:00+03:00</text:p>
      <text:p text:style-name="P4">
Modified Time: 2023-06-05T16:56:00+03:00</text:p>
      <text:p text:style-name="P4">
Description: У столиці оголосили склад національної збірної Ігор нескорених, яка представить Україну на міжнародних змаганнях в Дюссельдорфі. — Укрінформ.</text:p>
      <text:p text:style-name="P4">
Images: ['<text:a xlink:type="simple" xlink:href="https://static.ukrinform.com/photos/2023_06/thumb_files/630_360_1685973076-827.jpg" text:style-name="Internet_20_link" text:visited-style-name="Visited_20_Internet_20_Link">
630_360_16859...</text:a>
', '<text:a xlink:type="simple" xlink:href="https://static.ukrinform.com/photos/2023_06/1685973075-788.jpg" text:style-name="Internet_20_link" text:visited-style-name="Visited_20_Internet_20_Link">
1685973075-78...</text:a>
', '<text:a xlink:type="simple" xlink:href="https://static.ukrinform.com/photos/2023_06/1685973076-871.jpg" text:style-name="Internet_20_link" text:visited-style-name="Visited_20_Internet_20_Link">
1685973076-87...</text:a>
']</text:p>
      <text:p text:style-name="P4">
Tags: ['Ігри нескорених', 'Спорт', 'Україна', 'Ветерани війни']</text:p>
      <text:p text:style-name="P4">
Type: Article</text:p>
      <!--METADATA-->
      <text:p text:style-name="P4">
<draw:frame draw:style-name="fr1" draw:name="Image85" text:anchor-type="as-char" svg:width="6.9236in" svg:height="3.956343in" draw:z-index="0">
<draw:image xlink:href="../Images/yкринформ/2023-06-05T16-56-00-03-00/630_360_1685973076-827.jpg" xlink:type="simple" xlink:show="embed" xlink:actuate="onLoad" draw:mime-type="image/jpeg"/>
</draw:frame>
In the capital, the composition of the National Team of the Neskoreny, which will present Ukraine in international competitions in Düsseldorf, was presented.</text:p>
      <text:p text:style-name="P4">
The announcement ceremony was held at the Media Center Ukraine - Ukrinform.</text:p>
      <text:p text:style-name="P4">
"At the end of April, the All -Ukrainian Selection of Igor Neskoreny took place, whose reserves were selected by the national team, which will take part in international competitions," - said Igor Kostrikov, Deputy Director of the Rehabilitation Department of the Ministry of Veterans.</text:p>
      <text:p text:style-name="P4">
<draw:frame draw:style-name="fr1" draw:name="Image86" text:anchor-type="as-char" svg:width="6.9236in" svg:height="5.199111in" draw:z-index="0">
<draw:image xlink:href="../Images/yкринформ/2023-06-05T16-56-00-03-00/1685973075-788.jpg" xlink:type="simple" xlink:show="embed" xlink:actuate="onLoad" draw:mime-type="image/jpeg"/>
</draw:frame>
He noted that about 200 veterans from different regions of Ukraine participated in the qualifying competitions. The selection was held according to the doctors transferred to Ukraine by the Invictus Gamesfoundation Foundation, following the results of national selection, questionnaire, consideration of the documents submitted by the participant, as well as personal interviews with a psychologist.</text:p>
      <text:p text:style-name="P4">
The evaluation criteria that were used were the following: the efficiency of sports rehabilitation - 40%, the level of motivation of the fighter to participate in the UPRACT - 25%, sports ethics - 25%and sports result - 10%.</text:p>
      <text:p text:style-name="P4">
The main coach of the non-Korreny-2023 national team, a representative of NGO "Return!" Olena Yanovskaya noted that there are three training meetings. According to her, at the first such meetings, each participant will be able to choose their priority sport.</text:p>
      <text:p text:style-name="P4">
<draw:frame draw:style-name="fr1" draw:name="Image87" text:anchor-type="as-char" svg:width="6.9236in" svg:height="4.718305in" draw:z-index="0">
<draw:image xlink:href="../Images/yкринформ/2023-06-05T16-56-00-03-00/1685973076-871.jpg" xlink:type="simple" xlink:show="embed" xlink:actuate="onLoad" draw:mime-type="image/jpeg"/>
</draw:frame>
"Our coaches, our specialists will help the participants focus on Tomuwa sports, which will be as useful for them, and in which the participant is able to show from the highest quality, sports side," Yanovskaya said.</text:p>
      <text:p text:style-name="P4">
She noted that the second training fee will be a game for team sports, and the third fee is planned to be held abroad, and the team will already go to the competition.</text:p>
      <text:p text:style-name="P4">
Yes, <text:span text:style-name="T4">
 The newly elected national team includes </text:span>
: Veniamin Bondarchuk, Vitaliyborodavka, Alexander Budko, Nazar Vozniuk, Vladimir Hera, Igor Derman, Maximdmitrash, Oleg Dolzhok, Mykola Zaritsky, Maxim Zubov, Konstantin Kobylyan, Alexander Kravchenko, Pavchun, Semen. , Vadim Maznichenko, Alexander, Ivan Moldun, Dmitry Polovyan, Oleksandr Ponomarev, Irina Ternikov, Vladimir Lybusz, Vadim Fasol, Yulia Shevchuk, Bogdan Yarotsky.In addition, Yulia Paevskaya will participate in the competition(Taira). Міжнароднафундація Invictus Games, віддаючи належне зусиллям України і об’єктивнимобставинам, через які Юлія Паєвська не реалізувала здобуте місце у збірній, щовиступала у Гаазі у 2022 році, спеціально для неї виділила додаткове місце уцьогорічній збірній України. Таким чином, склад збірної збільшився на одногоучасника — до 25 осіб.</text:p>
      <text:p text:style-name="P4">
<text:span text:style-name="T4">
Читайте також:</text:span>
 <text:a xlink:type="simple" xlink:href="https://www.ukrinform.ua/rubric-society/3467635-ivan-rudij-kapitan-nacionalnoi-zbirnoi-ukraini-na-igrah-neskorenih.html" text:style-name="Internet_20_link" text:visited-style-name="Visited_20_Internet_20_Link">
 Іван Рудий, капітан національної збірної України на Іграх<text:span text:style-name="T4">
Нескорених</text:span>
 </text:a>
It was reported that the Games of the Unconquered British Prince Harry 2014. Ukraine first performed at these competitions in 2017 in Toronto(<text:a xlink:type="simple" xlink:href="https://www.ukrinform.ua/tag-kanada" text:style-name="Internet_20_link" text:visited-style-name="Visited_20_Internet_20_Link">
Canada</text:a>
 ).</text:p>
      <text:p text:style-name="P4">
2022 року на Invictus Games у Гаазі (Netherlands)The Ukrainian team won16 medals.</text:p>
      <text:p text:style-name="P4">
News Source: <text:a xlink:type="simple" xlink:href="https://www.ukrinform.ua/rubric-sports/3718550-ogolosili-sklad-zbirnoi-ukraini-na-igri-neskorenih2023.html" text:style-name="Internet_20_link" text:visited-style-name="Visited_20_Internet_20_Link">
https://www.ukrinform.ua/rubric-sports/3718550-ogolosili-sklad-zbirnoi-ukraini-na-igri-neskorenih2023.html</text:a>
</text:p>
      <!--NEWS-->
      <text:h text:style-name="P10" text:outline-level="1">
<text:span text:style-name="T4">
The Nikolaev Academic Art Drama Theater has prepared 11 prime minister</text:span>
</text:h>
      <text:p text:style-name="P4">
Authors: Ukrinform (Person)</text:p>
      <text:p text:style-name="P4">
Publisher: Укринформ (Organization)</text:p>
      <text:p text:style-name="P4">
Published Time: 2023-06-05T17:01:00+03:00</text:p>
      <text:p text:style-name="P4">
Modified Time: 2023-06-05T17:01:00+03:00</text:p>
      <text:p text:style-name="P4">
Description: The Nikolaev Academic Art Drama Theater during its anniversary 100 season, which fell for the year of the Great War, prepared eleven premieres. - Ukrinform.</text:p>
      <text:p text:style-name="P4">
Images: ['<text:a xlink:type="simple" xlink:href="https://static.ukrinform.com/photos/2023_06/thumb_files/630_360_1685973382-619.jpeg" text:style-name="Internet_20_link" text:visited-style-name="Visited_20_Internet_20_Link">
630_360_16859...</text:a>
']</text:p>
      <text:p text:style-name="P4">
Tags: ['Миколаїв', 'Театр', "прем'єра", 'Війна з Росією']</text:p>
      <text:p text:style-name="P4">
Type: Article</text:p>
      <!--METADATA-->
      <text:p text:style-name="P4">
<draw:frame draw:style-name="fr1" draw:name="Image88" text:anchor-type="as-char" svg:width="6.9236in" svg:height="3.946786in" draw:z-index="0">
<draw:image xlink:href="../Images/yкринформ/2023-06-05T17-01-00-03-00/630_360_1685973382-619.jpeg" xlink:type="simple" xlink:show="embed" xlink:actuate="onLoad" draw:mime-type="image/jpeg"/>
</draw:frame>
The Nikolaev Academic Art Drama Theater during its anniversary season, which fell for the year of the Great War, prepared eleven premier.</text:p>
      <text:p text:style-name="P4">
This was announced during a briefing by the director - artistic director of the Nikolaev academic artistic drama Artem Svistun, reports correspondent.</text:p>
      <text:p text:style-name="P4">
“The season was tense, but it didn't break us. Despite the fact that our <text:a xlink:type="simple" xlink:href="https://www.ukrinform.ua/tag-teatr" text:style-name="Internet_20_link" text:visited-style-name="Visited_20_Internet_20_Link">
theater</text:a>
became the object of the rocket attack by the Russians significant damage, and during the anniversary 100 season we prepared the prime minister and the audience. Each of them is special, suffering, relevant. We worked despite the financial difficulties and constant supports of Nikolaev, ”Svistun said.</text:p>
      <text:p text:style-name="P4">
According to him, the next day after rockets C-300 on the territory(And it happened on September 22 last year), the team gathered in the shelter. At that time, all three floors of the theater were significantly destroyed, the boiler room was damaged, and the theater square and the summer place were destroyed.</text:p>
      <text:p text:style-name="P4">
In the tree there is still a fragment of a rocket, which has not begun to be removed as a bitkena about this horrific event. The losses caused by the theater amounted to more than 20 million. Rehabilitation work is currently underway.</text:p>
      <text:p text:style-name="P4">
During the anniversary season, the theater was attended by more than 10,000 spectators. Most of them were held in shelters and shelters. The team also traveled to Odessa and Kropyvnytskyi.</text:p>
      <text:p text:style-name="P4">
"In our performances, we revive Ukrainian traditions, these are nativity scenes, evenings, show performances for both children and adults, which are created by wichestra and shelters," theater manager said.</text:p>
      <text:p text:style-name="P4">
<text:span text:style-name="T4">
 Read also: </text:span>
 <text:a xlink:type="simple" xlink:href="https://www.ukrinform.ua/rubric-culture/3718483-bukovinski-aktori-na-gastrolah-v-italii-zbiratimut-grosi-dla-ditej-aki-postrazdali-vid-vijni.html" text:style-name="Internet_20_link" text:visited-style-name="Visited_20_Internet_20_Link">
<text:span text:style-name="T4">
 Bukovinsky </text:span>
 Actors on touring in Italy will gather mobbes for children affected by the war</text:a>
He also stressed that the team decreased by 40 percent since the beginning of the war -someone went to the Armed Forces, someone went abroad. However, the quality of productions did not spill. The competition for vacant positions is currently underway, and young actors come to the theater.</text:p>
      <text:p text:style-name="P4">
News Source: <text:a xlink:type="simple" xlink:href="https://www.ukrinform.ua/rubric-culture/3718553-mikolaivskij-akademicnij-hudoznij-dramteatr-za-rik-vijni-pidgotuvav-11-premer.html" text:style-name="Internet_20_link" text:visited-style-name="Visited_20_Internet_20_Link">
https://www.ukrinform.ua/rubric-culture/3718553-mikolaivskij-akademicnij-hudoznij-dramteatr-za-rik-vijni-pidgotuvav-11-premer.html</text:a>
</text:p>
      <!--NEWS-->
      <text:h text:style-name="P10" text:outline-level="1">
<text:span text:style-name="T4">
Domedic help and shooting: Police of Kyiv region conducted training for journalists</text:span>
</text:h>
      <text:p text:style-name="P4">
Authors: Ukrinform (Person)</text:p>
      <text:p text:style-name="P4">
Publisher: Укринформ (Organization)</text:p>
      <text:p text:style-name="P4">
Published Time: 2023-06-05T17:04:00+03:00</text:p>
      <text:p text:style-name="P4">
Modified Time: 2023-06-05T17:04:00+03:00</text:p>
      <text:p text:style-name="P4">
Description: The police of the Kiev region held a training ground for the Median training on the day of the journalist. - Ukrinform.</text:p>
      <text:p text:style-name="P4">
Images: ['<text:a xlink:type="simple" xlink:href="https://static.ukrinform.com/photos/2023_06/thumb_files/630_360_1685973454-4101.jpeg" text:style-name="Internet_20_link" text:visited-style-name="Visited_20_Internet_20_Link">
630_360_16859...</text:a>
', '<text:a xlink:type="simple" xlink:href="https://static.ukrinform.com/photos/2023_06/thumb_files/630_360_1685973454-7968.jpeg" text:style-name="Internet_20_link" text:visited-style-name="Visited_20_Internet_20_Link">
630_360_16859...</text:a>
']</text:p>
      <text:p text:style-name="P4">
Tags: ['Поліція', 'Журналіст', 'Київщина']</text:p>
      <text:p text:style-name="P4">
Type: Article</text:p>
      <!--METADATA-->
      <text:p text:style-name="P4">
<draw:frame draw:style-name="fr1" draw:name="Image89" text:anchor-type="as-char" svg:width="6.9236in" svg:height="3.956343in" draw:z-index="0">
<draw:image xlink:href="../Images/yкринформ/2023-06-05T17-04-00-03-00/630_360_1685973454-4101.jpeg" xlink:type="simple" xlink:show="embed" xlink:actuate="onLoad" draw:mime-type="image/jpeg"/>
</draw:frame>
 ПоліціяКиївської області до Дня журналіста провела на полігоні навчання длямедійників.</text:p>
      <text:p text:style-name="P4">
Про це передає кореспондент Укрінформу.</text:p>
      <text:p text:style-name="P4">
"Для нас дуже важливо перемагати російську пропаганду - саме завдяки вашійроботі. Поліція Київщини завжди відкрита до спілкування з вами, до вашоїпідтримки, тому можете завжди звертатися. Бо ми служимо, щоб оберігати нашихлюдей", - сказав начальник поліції столичної області Андрій Нєбитов,звертаючись до присутніх на навчаннях представників ЗМІ.</text:p>
      <text:p text:style-name="P4">
Він побажав журналістам сил і наснаги.</text:p>
      <text:p text:style-name="P4">
Медійники пройшли навчання з надання домедичної допомоги - серед іншого,вчилися, як правильно накладати турнікет на нібито поранену кінцівку іпов'язки на інші гіпотетично пошкоджені ділянки тіла та робити непрямий масажсерця на прикладі манекену.</text:p>
      <text:p text:style-name="P4">
<text:span text:style-name="T4">
Читайте також:</text:span>
 <text:a xlink:type="simple" xlink:href="https://www.ukrinform.ua/rubric-society/3681934-zsu-onovili-umovi-roboti-media-u-prifrontovih-rajonah.html" text:style-name="Internet_20_link" text:visited-style-name="Visited_20_Internet_20_Link">
 ЗСУ оновили умови роботи медіа у прифронтових районах</text:a>
</text:p>
      <text:p text:style-name="P4">
Також журналісти у рамках проходження навчань із самозахисту вчилися стрілятиз різних видів зброї - різноманітних пістолетів, у тому числі зі зброївітчизняного виробника "Форт" різних моделей.</text:p>
      <text:p text:style-name="P4">
<draw:frame draw:style-name="fr1" draw:name="Image90" text:anchor-type="as-char" svg:width="6.9236in" svg:height="3.956343in" draw:z-index="0">
<draw:image xlink:href="../Images/yкринформ/2023-06-05T17-04-00-03-00/630_360_1685973454-7968.jpeg" xlink:type="simple" xlink:show="embed" xlink:actuate="onLoad" draw:mime-type="image/jpeg"/>
</draw:frame>
</text:p>
      <text:p text:style-name="P4">
Those in practice could see how to shoot with automatic <text:a xlink:type="simple" xlink:href="https://www.ukrinform.ua/tag-zbroa" text:style-name="Internet_20_link" text:visited-style-name="Visited_20_Internet_20_Link">
weapons</text:a>
- machines of different models and machine gun, including Nativ caliber.</text:p>
      <text:p text:style-name="P4">
At the end of the exercises, Nepbita presented symbolic gifts to a group of media.</text:p>
      <text:p text:style-name="P4">
<text:span text:style-name="T4">
 Read also: </text:span>
 <text:a xlink:type="simple" xlink:href="https://www.ukrinform.ua/rubric-ato/3707597-andrij-nebitov-nacalnik-golovnogo-upravlinna-nacionalnoi-policii-v-kiivskij-oblasti.html" text:style-name="Internet_20_link" text:visited-style-name="Visited_20_Internet_20_Link">
Andriy Nebitov, Chief of the Main Directorate of the Police in the Kiev Oblast</text:a>
On June 6, Ukrainian journalists will celebrate their professional holiday, established in accordance with the Presidential Decree of May 25, 1994.</text:p>
      <text:p text:style-name="P4">
News Source: <text:a xlink:type="simple" xlink:href="https://www.ukrinform.ua/rubric-society/3718554-domedicna-dopomoga-i-strilba-policia-kiivsini-provela-navcanna-dla-zurnalistiv.html" text:style-name="Internet_20_link" text:visited-style-name="Visited_20_Internet_20_Link">
https://www.ukrinform.ua/rubric-society/3718554-domedicna-dopomoga-i-strilba-policia-kiivsini-provela-navcanna-dla-zurnalistiv.html</text:a>
</text:p>
      <!--NEWS-->
      <text:h text:style-name="P10" text:outline-level="1">
<text:span text:style-name="T4">
Russian army conducted missile strikes with S-300 missiles at Slobidsky and Schevchenkyvsky d...</text:span>
</text:h>
      <text:p text:style-name="P4">
Authors: liveuamap (Language: en)</text:p>
      <text:p text:style-name="P4">
Time: 2023-06-05T17:06:10</text:p>
      <text:p text:style-name="P4">
Location: Kharkiv, Kharkiv Oblast (Latitude:49.93841 Longtitude:36.28037)</text:p>
      <text:p text:style-name="P4">
Videos: []</text:p>
      <text:p text:style-name="P4">
Images: []</text:p>
      <text:p text:style-name="P4">
Tags: []</text:p>
      <text:p text:style-name="P4">
Id: 22567783</text:p>
      <!--METADATA-->
      <text:p text:style-name="P4">
Russian army conducted missile strikes with S-300 missiles at Slobidsky andSchevchenkyvsky districts of Kharkiv</text:p>
      <text:p text:style-name="P4">
News Collection Link: <text:a xlink:type="simple" xlink:href="https://liveuamap.com/en/2023/5-june-russian-army-conducted-missile-strikes-with-s300-missiles" text:style-name="Internet_20_link" text:visited-style-name="Visited_20_Internet_20_Link">
https://liveuamap.com/en/2023/5-june-russian-army-conducted-missile-strikes-with-s300-missiles</text:a>
</text:p>
      <text:p text:style-name="P4">
News Source: <text:a xlink:type="simple" xlink:href="https://t.me/suspilnenews/21457" text:style-name="Internet_20_link" text:visited-style-name="Visited_20_Internet_20_Link">
https://t.me/suspilnenews/21457</text:a>
</text:p>
      <!--NEWS-->
      <text:h text:style-name="P10" text:outline-level="1">
<text:span text:style-name="T4">
Defense forces in separate directions go to offensive actions - MOU</text:span>
</text:h>
      <text:p text:style-name="P4">
Authors: Ukrinform (Person)</text:p>
      <text:p text:style-name="P4">
Publisher: Укринформ (Organization)</text:p>
      <text:p text:style-name="P4">
Published Time: 2023-06-05T17:07:00+03:00</text:p>
      <text:p text:style-name="P4">
Modified Time: 2023-06-05T17:07:00+03:00</text:p>
      <text:p text:style-name="P4">
Description: The epicenter of hostilities remains the Bakhmut direction, where the defense forces move the wide front and have success. - Ukrinform.</text:p>
      <text:p text:style-name="P4">
Images: ['<text:a xlink:type="simple" xlink:href="https://static.ukrinform.com/photos/2023_05/thumb_files/630_360_1684348961-601.jpg" text:style-name="Internet_20_link" text:visited-style-name="Visited_20_Internet_20_Link">
630_360_16843...</text:a>
']</text:p>
      <text:p text:style-name="P4">
Tags: ['Оборона', 'Війна з Росією', 'Ганна Маляр']</text:p>
      <text:p text:style-name="P4">
Type: Article</text:p>
      <!--METADATA-->
      <text:p text:style-name="P4">
<draw:frame draw:style-name="fr1" draw:name="Image91" text:anchor-type="as-char" svg:width="6.9236in" svg:height="3.956343in" draw:z-index="0">
<draw:image xlink:href="../Images/yкринформ/2023-06-05T17-07-00-03-00/630_360_1684348961-601.jpg" xlink:type="simple" xlink:show="embed" xlink:actuate="onLoad" draw:mime-type="image/jpeg"/>
</draw:frame>
The epicenteric action remains the Bakhmut direction, where the forces of defense move through the wide front and have success.</text:p>
      <text:p text:style-name="P4">
According to Ukrinform, about it in <text:a xlink:type="simple" xlink:href="http://t.me/annamaliar/813" text:style-name="Internet_20_link" text:visited-style-name="Visited_20_Internet_20_Link">
telegram</text:a>
The Deputy Minister of Defense of Ukraine Anna Malyar reported.</text:p>
      <text:p text:style-name="P4">
“We continue the defense that we started on February 24, 2022. The defense operation contains everything, including counter -offensive actions. Therefore, in some directions, we are on offensive actions. In particular, the epicenter of hostilities remains the Bakhmut direction. There we are moving a fairly wide front. We have a success. We lower the ruling heights. Enemy in <text:a xlink:type="simple" xlink:href="https://www.ukrinform.ua/tag-oborona" text:style-name="Internet_20_link" text:visited-style-name="Visited_20_Internet_20_Link">
defense</text:a>
, wants to hold positions. In the south - the enemy in defense. Fighting value is ongoing, ”the painter said.</text:p>
      <text:p text:style-name="P4">
According to the Deputy Minister, the Russians are actively launching information, because they need to distract from the defeat of the Bakhmutskaya.</text:p>
      <text:p text:style-name="P4">
<text:span text:style-name="T4">
 Read also: </text:span>
 <text:a xlink:type="simple" xlink:href="https://www.ukrinform.ua/rubric-ato/3718526-ukrainci-duze-dobre-pidgotuvalis-do-kontrnastupu-general-milli.html" text:style-name="Internet_20_link" text:visited-style-name="Visited_20_Internet_20_Link">
Ukrainians very well prepared for <text:span text:style-name="T4">
 counter -offensive </text:span>
 U -General Millie</text:a>
As reported by Ukrinform, today the spokesman of the Eastern group of the troops Sussergiy Cherevaty noted that the Russians have suffered losses in the Limano-Kupyansky Tabakhmut directions.</text:p>
      <text:p text:style-name="P4">
News Source: <text:a xlink:type="simple" xlink:href="https://www.ukrinform.ua/rubric-ato/3718557-sili-oboroni-na-okremih-napramkah-perehodat-do-nastupalnih-dij-mou.html" text:style-name="Internet_20_link" text:visited-style-name="Visited_20_Internet_20_Link">
https://www.ukrinform.ua/rubric-ato/3718557-sili-oboroni-na-okremih-napramkah-perehodat-do-nastupalnih-dij-mou.html</text:a>
</text:p>
      <!--NEWS-->
      <text:h text:style-name="P10" text:outline-level="1">
<text:span text:style-name="T4">
In the Ulyanov region of the Russian Federation, 16 people have already died of surrogate cider</text:span>
</text:h>
      <text:p text:style-name="P4">
Authors: Ukrinform (Person)</text:p>
      <text:p text:style-name="P4">
Publisher: Укринформ (Organization)</text:p>
      <text:p text:style-name="P4">
Published Time: 2023-06-05T17:10:00+03:00</text:p>
      <text:p text:style-name="P4">
Modified Time: 2023-06-05T17:10:00+03:00</text:p>
      <text:p text:style-name="P4">
Description: In the Ulyanov region of the Russian Federation, 35 people have already been injured from surrogate alcohol, 16 of them died.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Алкоголь', 'Отруєння', 'Смерть', 'Росія']</text:p>
      <text:p text:style-name="P4">
Type: Article</text:p>
      <!--METADATA-->
      <text:p text:style-name="P4">
<draw:frame draw:style-name="fr1" draw:name="Image92" text:anchor-type="as-char" svg:width="6.9236in" svg:height="3.956343in" draw:z-index="0">
<draw:image xlink:href="../Images/yкринформ/2023-06-05T17-10-00-03-00/630_360_1572005821-673.jpg" xlink:type="simple" xlink:show="embed" xlink:actuate="onLoad" draw:mime-type="image/jpeg"/>
</draw:frame>
The Vullyanov region of the Russian Federation from surrogate alcohol will be affected by 35 people, 16 of them died.</text:p>
      <text:p text:style-name="P4">
About it reports Ukrinform with reference to <text:a xlink:type="simple" xlink:href="https://t.me/Russkih_Aleksey/3224" text:style-name="Internet_20_link" text:visited-style-name="Visited_20_Internet_20_Link">
telegram-channel</text:a>
Governor of the region Alexei Rusky.</text:p>
      <text:p text:style-name="P4">
“The number of victims in the Ulyanovsk region from <text:a xlink:type="simple" xlink:href="https://www.ukrinform.ua/tag-otruenna" text:style-name="Internet_20_link" text:visited-style-name="Visited_20_Internet_20_Link">
poisoning</text:a>
Alcoholic beverages continue to grow. According to the latest information, 35 people were injured: 25 in Dimitrivgrad, 9 in Ulyanovsk, one in New Malik. 16 people died, ” - reported.</text:p>
      <text:p text:style-name="P4">
<text:span text:style-name="T4">
 Read also: </text:span>
 <text:a xlink:type="simple" xlink:href="https://www.ukrinform.ua/rubric-ato/3701823-u-melitopolskomu-rajoni-otruilisa-j-pomerli-20-rosijskih-zagarbnikiv.html" text:style-name="Internet_20_link" text:visited-style-name="Visited_20_Internet_20_Link">
in the Melitopol district <text:span text:style-name="T4">
 poisoned </text:span>
 and died 20 Russian invaders</text:a>
As <text:a xlink:type="simple" xlink:href="https://www.ukrinform.ua/rubric-world/3718472-u-rosii-vid-surogatnogo-sidru-pomerli-10-ludej.html" text:style-name="Internet_20_link" text:visited-style-name="Visited_20_Internet_20_Link">
reported</text:a>
, in Russia there were ten cases of duty alcohol poisoning - eight in the Ulyanovsk region, two - Vysamarskaya. All cases are associated with the use of spilling cider production.</text:p>
      <text:p text:style-name="P4">
News Source: <text:a xlink:type="simple" xlink:href="https://www.ukrinform.ua/rubric-world/3718559-v-ulanovskij-oblasti-rf-vid-surogatnogo-sidru-pomerli-vze-16-ludej.html" text:style-name="Internet_20_link" text:visited-style-name="Visited_20_Internet_20_Link">
https://www.ukrinform.ua/rubric-world/3718559-v-ulanovskij-oblasti-rf-vid-surogatnogo-sidru-pomerli-vze-16-ludej.html</text:a>
</text:p>
      <!--NEWS-->
      <text:h text:style-name="P10" text:outline-level="1">
<text:span text:style-name="T4">
Fifteen of twenty Roszmi justify the deportation of Ukrainian children - the National Council</text:span>
</text:h>
      <text:p text:style-name="P4">
Authors: Ukrinform (Person)</text:p>
      <text:p text:style-name="P4">
Publisher: Укринформ (Organization)</text:p>
      <text:p text:style-name="P4">
Published Time: 2023-06-05T17:11:00+03:00</text:p>
      <text:p text:style-name="P4">
Modified Time: 2023-06-05T17:11:00+03:00</text:p>
      <text:p text:style-name="P4">
Description: More than half of the Russian media promoted have justified the deportation of Ukrainian children in their programs and news reports. - Ukrinform.</text:p>
      <text:p text:style-name="P4">
Images: ['<text:a xlink:type="simple" xlink:href="https://static.ukrinform.com/photos/2018_04/thumb_files/630_360_1523512804-2482.jpg" text:style-name="Internet_20_link" text:visited-style-name="Visited_20_Internet_20_Link">
630_360_15235...</text:a>
']</text:p>
      <text:p text:style-name="P4">
Tags: ['Депортація', 'Діти', 'ЗМІ', 'Нацрада', 'Моніторинг']</text:p>
      <text:p text:style-name="P4">
Type: Article</text:p>
      <!--METADATA-->
      <text:p text:style-name="P4">
<draw:frame draw:style-name="fr1" draw:name="Image93" text:anchor-type="as-char" svg:width="6.9236in" svg:height="3.956343in" draw:z-index="0">
<draw:image xlink:href="../Images/yкринформ/2023-06-05T17-11-00-03-00/630_360_1523512804-2482.jpg" xlink:type="simple" xlink:show="embed" xlink:actuate="onLoad" draw:mime-type="image/jpeg"/>
</draw:frame>
More than the flaw of promoted Russian media justified the deportation of Ukrainian children in their programs and news reports.</text:p>
      <text:p text:style-name="P4">
About it reports <text:a xlink:type="simple" xlink:href="http://www.nrada.gov.ua/yaka-vidpovidalnist-rosijskyh-zmi-za-deportatsiyu-ukrayinskyh-ditej-analiz-natsionalnoyi-rady/" text:style-name="Internet_20_link" text:visited-style-name="Visited_20_Internet_20_Link">
press service</text:a>
The National Council for Television and Radio Broadcasting, Ukrinform reports.</text:p>
      <text:p text:style-name="P4">
The analysis captured 20 media, in particular, Russian state TV channels - "PlanetART", "Russia 24", "NTV -Mir", "360", online media - "Izvestia", "Moscowksky comosmolets", "vesti.ru", "RIA »,« Radio Sputnik »,« Vedomosti »,« Parliamentary Bagazet »,« Aifa »,« Kommersant »,« Lenta.ru »,« TASS »,« SM.NEWS »,« BLOKNOT.RU »,« SMACNOT.RU »,« SM.NEWS »," SM.NEWS "," SM.NEWS "," SM.NEWS "," SM.NEWS "," BLOKNOT.RU And the online version of the Radio Sputnik radio station is a full-scale invasion by May 2023.</text:p>
      <text:p text:style-name="P4">
The National Council took into account the records of the shows and news messages.</text:p>
      <text:p text:style-name="P4">
According to the results of the monitoring, 15 of these media disseminated information, as the wrongful actions of Russia in the context of deportation of Ukrainian children, 11 - distributed content that discredit Ukraine in the context of protecting Ukrainian children from the consequences of war and deportation.</text:p>
      <text:p text:style-name="P4">
</text:p>
      <text:p text:style-name="P4">
It was also found that 17 media disseminated information that discredit Wesnatinities, allies of Ukraine and partner organizations in the context of protection from warriors, at the same time 10 media resorted to the discrediting of Ukraine in Ukraine and justifying Russia's actions.</text:p>
      <text:p text:style-name="P4">
Among the distributed narratives of Russian propaganda in the context of deportation of children of Ukraine, the national media larger revealed the message that "the abduction of Ukrainian children is an absurd hoax", "a arrest warrant, issued by <text:a xlink:type="simple" xlink:href="https://www.ukrinform.ua/tag-putin" text:style-name="Internet_20_link" text:visited-style-name="Visited_20_Internet_20_Link">
Putin</text:a>
.</text:p>
      <text:p text:style-name="P4">
</text:p>
      <text:p text:style-name="P4">
<text:span text:style-name="T4">
 Read also: </text:span>
 <text:a xlink:type="simple" xlink:href="https://www.ukrinform.ua/rubric-society/3716049-rosiani-pid-cas-medogladiv-vigaduut-diagnozi-ukrainskim-ditam-dla-deportacii-v-rf-gerasimcuk.html" text:style-name="Internet_20_link" text:visited-style-name="Visited_20_Internet_20_Link">
Russians during medical examinations invent diagnoses to Ukrainian children for deportation in the Russian Federation - Gerasimchuk</text:a>
It is noted that <text:a xlink:type="simple" xlink:href="http://www.nrada.gov.ua/wp-content/uploads/2023/06/Analiz-deportatsija-ditej.pdf" text:style-name="Internet_20_link" text:visited-style-name="Visited_20_Internet_20_Link">
analytical report</text:a>
According to the results of the National Council, the analysis of the materials of the Russian media will be sent to the Ministry of Foreign Affairs, the Commissioner of Human Rights, Advisor - the President of Ukraine on the Rights of the Child and Children's Rehabilitation, International Organizations.</text:p>
      <text:p text:style-name="P4">
<text:span text:style-name="T4">
 Read also: </text:span>
 <text:a xlink:type="simple" xlink:href="https://www.ukrinform.ua/rubric-society/3716589-orderi-na-arest-za-deportaciu-ditej-treba-vidavati-na-nizku-ombudsmaniv-u-rf-lubinec.html" text:style-name="Internet_20_link" text:visited-style-name="Visited_20_Internet_20_Link">
arrest warrant for <text:span text:style-name="T4">
 deportation </text:span>
 Children should be issued by the Ombudsmans in the Russian Federation - Lubinets</text:a>
According to Ukrinform, Viceremier -Minister - Minister of Reintegration of the Occupied Territories Irina Vereshchuk stated that at present, at least 20,000 children deported by Russia, more than 4,5 thousand of whom are orphaned or deprived of their parental care.</text:p>
      <text:p text:style-name="P4">
News Source: <text:a xlink:type="simple" xlink:href="https://www.ukrinform.ua/rubric-society/3718560-patnadcat-iz-dvadcati-roszmi-vipravdovuut-deportaciu-ukrainskih-ditej-nacradi.html" text:style-name="Internet_20_link" text:visited-style-name="Visited_20_Internet_20_Link">
https://www.ukrinform.ua/rubric-society/3718560-patnadcat-iz-dvadcati-roszmi-vipravdovuut-deportaciu-ukrainskih-ditej-nacradi.html</text:a>
</text:p>
      <!--NEWS-->
      <text:h text:style-name="P10" text:outline-level="1">
<text:span text:style-name="T4">
The death of cadets from the explosion in Kharkiv region: pre -detonated the projectile to the Pion SAU "</text:span>
</text:h>
      <text:p text:style-name="P4">
Authors: Ukrinform (Person)</text:p>
      <text:p text:style-name="P4">
Publisher: Укринформ (Organization)</text:p>
      <text:p text:style-name="P4">
Published Time: 2023-06-05T17:14:06+03:00</text:p>
      <text:p text:style-name="P4">
Modified Time: 2023-06-05T17:14:06+03:00</text:p>
      <text:p text:style-name="P4">
Description: According to preliminary information of investigators, the cause of death in Kharkiv region of two cadets-sappers was a projectile to the Pion SAU. - Ukrinform.</text:p>
      <text:p text:style-name="P4">
Images: ['<text:a xlink:type="simple" xlink:href="https://static.ukrinform.com/photos/2023_06/thumb_files/630_360_1685974335-774.jpg" text:style-name="Internet_20_link" text:visited-style-name="Visited_20_Internet_20_Link">
630_360_16859...</text:a>
']</text:p>
      <text:p text:style-name="P4">
Tags: ['Вибух', 'Загибель', 'Харківщина', 'Курсант']</text:p>
      <text:p text:style-name="P4">
Type: Article</text:p>
      <!--METADATA-->
      <text:p text:style-name="P4">
<draw:frame draw:style-name="fr1" draw:name="Image98" text:anchor-type="as-char" svg:width="6.9236in" svg:height="3.956343in" draw:z-index="0">
<draw:image xlink:href="../Images/yкринформ/2023-06-05T17-14-06-03-00/630_360_1685974335-774.jpg" xlink:type="simple" xlink:show="embed" xlink:actuate="onLoad" draw:mime-type="image/jpeg"/>
</draw:frame>
Investigators, the cause of the death in Kharkiv region, two-coschists-sapers became a projectile to the Pion SAU.</text:p>
      <text:p text:style-name="P4">
This was reported in <text:a xlink:type="simple" xlink:href="https://www.facebook.com/permalink.php" text:style-name="Internet_20_link" text:visited-style-name="Visited_20_Internet_20_Link">
Facebook</text:a>
Head of the Investigation Department of the National Police in Kharkiv Oblast Sergiybolvinov, Ukrinform reports.</text:p>
      <text:p text:style-name="P4">
“Our investigators, criminalists and explosives have already worked at the scene, gathered material evidence, including debris - previously, <text:a xlink:type="simple" xlink:href="https://www.ukrinform.ua/tag-vibuh" text:style-name="Internet_20_link" text:visited-style-name="Visited_20_Internet_20_Link">
exploded</text:a>
Artsnayard to Pion SAU. Investigatively, the witnesses are interrogated and the evidence and all the information of this event are responsible. They establish where a combat projectile and persons involved in this tragedy came from where on the second floor of the training building, ”the UPO reads.</text:p>
      <text:p text:style-name="P4">
Bolvinov added that the investigators also work on the rest of the questions in this case, all the necessary examinations were awarded.</text:p>
      <text:p text:style-name="P4">
"A complete and impartial investigation of criminal proceedings in order for the general person to be held accountable - this is the main task. A served investigation is ongoing," - said the head of the investigative department of the police.</text:p>
      <text:p text:style-name="P4">
*!(https://www.ukrinform.ua/rubric-regions/3717182-na-harkivsini-rozsliduut-zagibel-dvoh-kursantivratuvalnikiv.html)As reported by Ukrinform, in the Kharkiv region on May 31 two cadets(21 and 22 years old)The National University of Civil Protection was killed in a training center in Kharkiv region, another cadet was injured. Investigative bodies predetermined the event under item 1 of Part 2 of Article 115 of the Criminal Code(murder of two or more persons).</text:p>
      <text:p text:style-name="P4">
Згодом у ДСНС заявили, що після трагічного випадку <text:a xlink:type="simple" xlink:href="https://www.ukrinform.ua/rubric-regions/3717486-pisla-zagibeli-kursantiv-na-harkivsini-cotiroh-osib-vze-vidstoronili-vid-posad.html" text:style-name="Internet_20_link" text:visited-style-name="Visited_20_Internet_20_Link">
 відсторонено чотирьохосіб, які були відповідальні за навчальний процес</text:a>
.</text:p>
      <text:p text:style-name="P4">
On June 2, the chairman of the SES of Ukraine Serhiy Kruk stated that the persons whose actions led to the death of two cadets of the National University of Civil Defense of Nakarkiv region will be released regardless of the results of official investigations.</text:p>
      <text:p text:style-name="P4">
Photo: Sergey Bolvinov, FB</text:p>
      <text:p text:style-name="P4">
News Source: <text:a xlink:type="simple" xlink:href="https://www.ukrinform.ua/rubric-regions/3718562-zagibel-kursantiv-vid-vibuhu-na-harkivsini-poperedno-zdetonuvav-snarad-do-sau-pion.html" text:style-name="Internet_20_link" text:visited-style-name="Visited_20_Internet_20_Link">
https://www.ukrinform.ua/rubric-regions/3718562-zagibel-kursantiv-vid-vibuhu-na-harkivsini-poperedno-zdetonuvav-snarad-do-sau-pion.html</text:a>
</text:p>
      <!--NEWS-->
      <text:h text:style-name="P10" text:outline-level="1">
<text:span text:style-name="T4">
Contributions to the Ukraine's Energy Support Fund exceed € 219 million</text:span>
</text:h>
      <text:p text:style-name="P4">
Authors: Ukrinform (Person)</text:p>
      <text:p text:style-name="P4">
Publisher: Укринформ (Organization)</text:p>
      <text:p text:style-name="P4">
Published Time: 2023-06-05T17:16:00+03:00</text:p>
      <text:p text:style-name="P4">
Modified Time: 2023-06-05T17:16:00+03:00</text:p>
      <text:p text:style-name="P4">
Description: Contributions to the Ukraine Energy Support Fund already make up more than 219 million euros, including EUR 155 million in the account, and the rest are publicly declared by potential donors. - Ukrinform.</text:p>
      <text:p text:style-name="P4">
Images: ['<text:a xlink:type="simple" xlink:href="https://static.ukrinform.com/photos/2023_01/thumb_files/630_360_1673967567-899.jpg" text:style-name="Internet_20_link" text:visited-style-name="Visited_20_Internet_20_Link">
630_360_16739...</text:a>
']</text:p>
      <text:p text:style-name="P4">
Tags: ['Економіка', 'Енергетика', 'Україна', 'Гроші']</text:p>
      <text:p text:style-name="P4">
Type: Article</text:p>
      <!--METADATA-->
      <text:p text:style-name="P4">
<draw:frame draw:style-name="fr1" draw:name="Image99" text:anchor-type="as-char" svg:width="6.9236in" svg:height="3.956343in" draw:z-index="0">
<draw:image xlink:href="../Images/yкринформ/2023-06-05T17-16-00-03-00/630_360_1673967567-899.jpg" xlink:type="simple" xlink:show="embed" xlink:actuate="onLoad" draw:mime-type="image/jpeg"/>
</draw:frame>
The contributions of Ukraine's support for Ukraine already make up more than 219 million euros, including EUR 155 million, and the rest are publicly declared by potential donors.</text:p>
      <text:p text:style-name="P4">
According to Ukrinform, this was reported in the <text:a xlink:type="simple" xlink:href="https://mev.gov.ua/novyna/posly-krayin-partneriv-obhovoryly-vazhlyvist-napovnennya-fondu-pidtrymky-enerhetyky-ukrayiny" text:style-name="Internet_20_link" text:visited-style-name="Visited_20_Internet_20_Link">
press service of the Ministry of Energy</text:a>
As a result of the partner countries in Vienna(Austria)where they discussed the opportunities for more support for Ukrainian energy.</text:p>
      <text:p text:style-name="P4">
“We have encountered one of the largest <text:a xlink:type="simple" xlink:href="https://www.ukrinform.ua/tag-energetika" text:style-name="Internet_20_link" text:visited-style-name="Visited_20_Internet_20_Link">
energy</text:a>
The crisis in the history of our country, and we need your support. To help us to cope with the situation, the Secretariat -Guide was created by the Energy Support Fund of Ukraine. This transparent and effective initiative provides important assistance in the restoration of the trapped energy infrastructure as a result of Russian attacks, ”the Energy Minister Herman Galushchenko announced.</text:p>
      <text:p text:style-name="P4">
The Fund has already purchased or completed the procurement of goods for the repair of energy infrastructure. These are current transformers, welding facilities, circuit breakers and other equipment required for recovery work.</text:p>
      <text:p text:style-name="P4">
<text:span text:style-name="T4">
 Read also: </text:span>
 <text:a xlink:type="simple" xlink:href="https://www.ukrinform.ua/rubric-economy/3718407-situacia-z-generacieu-elektroenergii-stabilna-ta-kontrolovana-minenergo.html" text:style-name="Internet_20_link" text:visited-style-name="Visited_20_Internet_20_Link">
Electricity Generation Situation is Stable Tacked - Ministry of Energy</text:a>
It was reported that the Energy Support Fund of Ukraine was established in 2022 by the Rotiesecretariat of the Energy Community at the request of the European Commission with a dealing with the Ministry of Energy. The Fund provides governments, international financial organizations, as well as private donors with the opportunity to support the Ukrainian energy sector.</text:p>
      <text:p text:style-name="P4">
As of mid -April, since March 2022, Ukraine received 542 humanitarian aid cargoes with a total of 6.7 thousand tons. The equipment is distributed between energy companies in all regions of the country.</text:p>
      <text:p text:style-name="P4">
News Source: <text:a xlink:type="simple" xlink:href="https://www.ukrinform.ua/rubric-economy/3718563-vneski-do-fondu-pidtrimki-energetiki-ukraini-perevisuut-219-miljoniv.html" text:style-name="Internet_20_link" text:visited-style-name="Visited_20_Internet_20_Link">
https://www.ukrinform.ua/rubric-economy/3718563-vneski-do-fondu-pidtrimki-energetiki-ukraini-perevisuut-219-miljoniv.html</text:a>
</text:p>
      <!--NEWS-->
      <text:h text:style-name="P10" text:outline-level="1">
<text:span text:style-name="T4">
Danube ports in May overloaded a record volume of cargoes - AMPU</text:span>
</text:h>
      <text:p text:style-name="P4">
Authors: Ukrinform (Person)</text:p>
      <text:p text:style-name="P4">
Publisher: Укринформ (Organization)</text:p>
      <text:p text:style-name="P4">
Published Time: 2023-06-05T17:20:04+03:00</text:p>
      <text:p text:style-name="P4">
Modified Time: 2023-06-05T17:20:04+03:00</text:p>
      <text:p text:style-name="P4">
Description: The ports of the Danube region overwhelm 3 million tonnes of cargoes in May, which became an absolute record. - Ukrinform.</text:p>
      <text:p text:style-name="P4">
Images: ['<text:a xlink:type="simple" xlink:href="https://static.ukrinform.com/photos/2023_06/thumb_files/630_360_1685974713-747.jpg" text:style-name="Internet_20_link" text:visited-style-name="Visited_20_Internet_20_Link">
630_360_16859...</text:a>
']</text:p>
      <text:p text:style-name="P4">
Tags: ['Порт', 'Дунай']</text:p>
      <text:p text:style-name="P4">
Type: Article</text:p>
      <!--METADATA-->
      <text:p text:style-name="P4">
<draw:frame draw:style-name="fr1" draw:name="Image100" text:anchor-type="as-char" svg:width="6.9236in" svg:height="3.956343in" draw:z-index="0">
<draw:image xlink:href="../Images/yкринформ/2023-06-05T17-20-04-03-00/630_360_1685974713-747.jpg" xlink:type="simple" xlink:show="embed" xlink:actuate="onLoad" draw:mime-type="image/jpeg"/>
</draw:frame>
The Portiduna region overwhelm 3 million tonnes of cargoes in May, which was a permanent record.</text:p>
      <text:p text:style-name="P4">
This was reported(https://www.facebook.com/uspa.gov.ua/posts/pfbid02a2i1FgjfFpPszgcZbk9TvKNquiA1ErtbAXuWHtadWqNihu59ZxSzq2GwsgukL1xwl), reports Ukrinform.</text:p>
      <text:p text:style-name="P4">
“According to operational data, more than 3 million tonnes are overloaded with the Danube ports of the Moon. This is an absolute record for the ports of this region, ”the Verification says.</text:p>
      <text:p text:style-name="P4">
According to the head of SE "AMPU" Yuri Lytvyn, in May, state and private -deputy companies updated their historical records from the volume of processed loads due to investments in the development of port capacities and fleet.</text:p>
      <text:p text:style-name="P4">
<text:span text:style-name="T4">
 Read also: </text:span>
 <text:a xlink:type="simple" xlink:href="https://www.ukrinform.ua/rubric-economy/3701717-potreba-dunajskih-portiv-v-investiciah-sagae-120-miljoniv-kubrakov.html" text:style-name="Internet_20_link" text:visited-style-name="Visited_20_Internet_20_Link">
the need for Danube ports in investment reaches $ 120 million - Kubrakov</text:a>
In addition, the development of the ports of the Danube cluster in priority in European partners - the European Commission and the Danube Commission in cooperation by the Lower Danube by the Ministry of Transport [Romania] <text:a xlink:type="simple" xlink:href="https://www.ukrinform.ua/tag-rumunia" text:style-name="Internet_20_link" text:visited-style-name="Visited_20_Internet_20_Link">
Romania</text:a>
, they are concerned with the problem of increasing the omission of the Sulin channel, because it also depends on the production work of ports of the Danube region.</text:p>
      <text:p text:style-name="P4">
As it was reported, in May 2023, more than 830 thousand tons of goods were overloaded at the Izmail Sea Trade Port, which is a sustainable indicator.</text:p>
      <text:p text:style-name="P4">
News Source: <text:a xlink:type="simple" xlink:href="https://www.ukrinform.ua/rubric-economy/3718564-dunajski-porti-u-travni-perevantazili-rekordnij-obsag-vantaziv-ampu.html" text:style-name="Internet_20_link" text:visited-style-name="Visited_20_Internet_20_Link">
https://www.ukrinform.ua/rubric-economy/3718564-dunajski-porti-u-travni-perevantazili-rekordnij-obsag-vantaziv-ampu.html</text:a>
</text:p>
      <!--NEWS-->
      <text:h text:style-name="P10" text:outline-level="1">
<text:span text:style-name="T4">
In the garrison temple of Lviv opened an exhibition saved in Bakhmut icons</text:span>
</text:h>
      <text:p text:style-name="P4">
Authors: Ukrinform (Person)</text:p>
      <text:p text:style-name="P4">
Publisher: Укринформ (Organization)</text:p>
      <text:p text:style-name="P4">
Published Time: 2023-06-05T17:22:00+03:00</text:p>
      <text:p text:style-name="P4">
Modified Time: 2023-06-05T17:22:00+03:00</text:p>
      <text:p text:style-name="P4">
Description: In the garrison temple of the Holy Apostles Peter and Paul opened the exposition of icons that were rescued and brought by the defenders of Bakhmut. - Ukrinform.</text:p>
      <text:p text:style-name="P4">
Images: ['<text:a xlink:type="simple" xlink:href="https://static.ukrinform.com/photos/2023_06/thumb_files/630_360_1685974842-195.jpg" text:style-name="Internet_20_link" text:visited-style-name="Visited_20_Internet_20_Link">
630_360_16859...</text:a>
']</text:p>
      <text:p text:style-name="P4">
Tags: ['Церква', 'Львів', 'Виставка', 'Ікона']</text:p>
      <text:p text:style-name="P4">
Type: Article</text:p>
      <!--METADATA-->
      <text:p text:style-name="P4">
<draw:frame draw:style-name="fr1" draw:name="Image101" text:anchor-type="as-char" svg:width="6.9236in" svg:height="3.956343in" draw:z-index="0">
<draw:image xlink:href="../Images/yкринформ/2023-06-05T17-22-00-03-00/630_360_1685974842-195.jpg" xlink:type="simple" xlink:show="embed" xlink:actuate="onLoad" draw:mime-type="image/jpeg"/>
</draw:frame>
The exposition of the icons, which rescued and brought defenders of Bakhmut, was opened by the towed Church of the Holy Apostles Peter and Paul.</text:p>
      <text:p text:style-name="P4">
About it in <text:a xlink:type="simple" xlink:href="https://www.facebook.com/lvoblrada/posts/pfbid0NxmibdJZjR7hqeiC6Z8SRbtdew2PURqWPjj2PdY9oEaftApod5mKZFp9wpZUcj4rl" text:style-name="Internet_20_link" text:visited-style-name="Visited_20_Internet_20_Link">
Facebook</text:a>
The press service of the Lviv Regional Council reported, Ukrinform reports.</text:p>
      <text:p text:style-name="P4">
“The value of these icons is that the fighters, without fear of <text:a xlink:type="simple" xlink:href="https://www.ukrinform.ua/tag-obstril" text:style-name="Internet_20_link" text:visited-style-name="Visited_20_Internet_20_Link">
shelling</text:a>
From the artillery, they pulled them out. For us, this is a symbol of Bakhmut, as we remembered. Bakhmut is a guys who Bogodo -Komig to survive, these are our heroes, who, unfortunately, are no longer with us, these are our heroes who are now in hospitals. But Bakhmut is a symbol of the Ukrainian and Cossack spirit, ”said the commander of the Square Special Forces group.</text:p>
      <text:p text:style-name="P4">
The history of the rescue of four icons was told by military personnel with the call sign "February" and "Shamil" of the Schedule Special Operation Forces forces, who were ordered to order an observation center in one of the houses where the enemy could be. After the examination of one of the apartments destroyed by the artebors in the multi -storey building fired an icon.</text:p>
      <text:p text:style-name="P4">
“They came out and came across this largest icon, whose frame was sticking out of the sub-sight. I say: friend Shamil, we probably found the icons. We started getting it. On the eve of Easter, we brought it to where they were based. Most of the Nastvirian. And during the holiday, the icon was a spiritual strengthening of the warrior for us, " - said" February ".</text:p>
      <text:p text:style-name="P4">
One of the icons was partially damaged, so the warriors restored it. The foundations of Arsen Shpak's restorer, one icon is the Virgin Mary of Odigitria with a vesty(brass)salaries and in a wooden case, the other is the Savior of the world, made in the technique of color chromolitography, a paciator in a brass-neding and a wooden case and an icon on the metal sign, depicting a feudalist and to which they prayed in times of fever.</text:p>
      <text:p text:style-name="P4">
<text:span text:style-name="T4">
 Read also: </text:span>
 <text:a xlink:type="simple" xlink:href="https://www.ukrinform.ua/rubric-culture/3705254-u-zitomiri-vidkrili-vistavku-kartin-vidomogo-hudoznikaikonopisca.html" text:style-name="Internet_20_link" text:visited-style-name="Visited_20_Internet_20_Link">
in Zhytomyr opened an exhibition of paintings by a famous artist-<text:span text:style-name="T4">
 icon </text:span>
 Description</text:a>
“The value of these icons is that they are saved from the city where cruel. It is also a symbol of indomitability and is the object of cultural heritage. Aggression destroys everything in its path. And works of art is no exception, but in some places priority for destruction. According to UNESCO, in the winter of 2023, 240 cultural heritage objects were destroyed, of which 105 religious character: temples, churches, etc. ”, - added Shpak.The military icons found were transferred to the garrison temple of Lviv.</text:p>
      <text:p text:style-name="P4">
As reported <text:a xlink:type="simple" xlink:href="https://www.ukrinform.ua/rubric-society/3713071-epifanij-osvativ-12-ikon-napisanih-na-broneplitah.html" text:style-name="Internet_20_link" text:visited-style-name="Visited_20_Internet_20_Link">
Ukrinform</text:a>
, the Golden Golden Cathedral of the Orthodox Church of the Orthodox Church of Ukraine, with the Epiphanius, consecrated 12 icons, which were written in the armored plants of the selection.</text:p>
      <text:p text:style-name="P4">
<text:span text:style-name="T5">
Foto: Lviv Regional Council</text:span>
</text:p>
      <text:p text:style-name="P4">
News Source: <text:a xlink:type="simple" xlink:href="https://www.ukrinform.ua/rubric-regions/3718566-u-garnizonnomu-hrami-lvova-vidkrili-vistavku-vratovanih-u-bahmuti-ikon.html" text:style-name="Internet_20_link" text:visited-style-name="Visited_20_Internet_20_Link">
https://www.ukrinform.ua/rubric-regions/3718566-u-garnizonnomu-hrami-lvova-vidkrili-vistavku-vratovanih-u-bahmuti-ikon.html</text:a>
</text:p>
      <!--NEWS-->
      <text:h text:style-name="P10" text:outline-level="1">
<text:span text:style-name="T4">
A man who threw a grenade in friends was arrested in Kyiv region</text:span>
</text:h>
      <text:p text:style-name="P4">
Authors: Ukrinform (Person)</text:p>
      <text:p text:style-name="P4">
Publisher: Укринформ (Organization)</text:p>
      <text:p text:style-name="P4">
Published Time: 2023-06-05T17:24:10+03:00</text:p>
      <text:p text:style-name="P4">
Modified Time: 2023-06-05T17:24:10+03:00</text:p>
      <text:p text:style-name="P4">
Description: In the Kiev region, they reported suspicion and took custody of a local resident who threw a grenade in acquaintances, resulting in one person died, two were injured. - Ukrinform.</text:p>
      <text:p text:style-name="P4">
Images: ['<text:a xlink:type="simple" xlink:href="https://static.ukrinform.com/photos/2018_08/thumb_files/630_360_1533723338-1424.jpg" text:style-name="Internet_20_link" text:visited-style-name="Visited_20_Internet_20_Link">
630_360_15337...</text:a>
']</text:p>
      <text:p text:style-name="P4">
Tags: ['Арешт', 'Граната', 'Київщина']</text:p>
      <text:p text:style-name="P4">
Type: Article</text:p>
      <!--METADATA-->
      <text:p text:style-name="P4">
<draw:frame draw:style-name="fr1" draw:name="Image102" text:anchor-type="as-char" svg:width="6.9236in" svg:height="3.956343in" draw:z-index="0">
<draw:image xlink:href="../Images/yкринформ/2023-06-05T17-24-10-03-00/630_360_1533723338-1424.jpg" xlink:type="simple" xlink:show="embed" xlink:actuate="onLoad" draw:mime-type="image/jpeg"/>
</draw:frame>
The UKIiv region was reported suspicion and taken into custody of a local resident who threw a grenade in acquaintances, resulting in one person died, two are traumatic.</text:p>
      <text:p text:style-name="P4">
According to Ukrinform, the Kyiv Regional Prosecutor's Office reports in <text:a xlink:type="simple" xlink:href="https://t.me/press_kobl/1352" text:style-name="Internet_20_link" text:visited-style-name="Visited_20_Internet_20_Link">
telegram. </text:a>
Under the procedural leadership of the Tarashchansky department of the Belotserkovsky District Office, the resident of the Belotserkivskyi district was informed of the suspicion of deliberate personality(paragraph 5 h. 2 of Art. 115 of the Criminal Code of Ukraine).</text:p>
      <text:p text:style-name="P4">
Суд обрав йому запобіжний захід - тримання під вартою без права внесеннязастави.</text:p>
      <text:p text:style-name="P4">
За даними слідства, 29 травня підозрюваний за місцем свого проживання проводивдозвілля в компанії друзів. Згодом він дістав з кишені <text:a xlink:type="simple" xlink:href="https://www.ukrinform.ua/tag-granata" text:style-name="Internet_20_link" text:visited-style-name="Visited_20_Internet_20_Link">
 гранату</text:a>
, he led it and threw it 10 meters from the location of friends.</text:p>
      <text:p text:style-name="P4">
<text:span text:style-name="T4">
 Read also: </text:span>
 [in the Kyiv region in the hands of a local resident, a passion from <text:span text:style-name="T4">
 grenades </text:span>
] exploded(https://www.ukrinform.ua/rubric-regions/3718268-na-kiivsini-v-rukah-miscevogo-meskanca-vibuhnuv-zapal-vid-granati.html)As a result of the detonation of the explosive device, one person was killed, three more are traumatic.</text:p>
      <text:p text:style-name="P4">
As reported by Ukrinform, law enforcement officers exposed a 27-year-old resident of Dudarkovsky region, who was underground with the storage and sale of explosives and devices.</text:p>
      <text:p text:style-name="P4">
News Source: <text:a xlink:type="simple" xlink:href="https://www.ukrinform.ua/rubric-regions/3718567-na-kiivsini-arestuvali-colovika-akij-kinuv-granatu-v-znajomih.html" text:style-name="Internet_20_link" text:visited-style-name="Visited_20_Internet_20_Link">
https://www.ukrinform.ua/rubric-regions/3718567-na-kiivsini-arestuvali-colovika-akij-kinuv-granatu-v-znajomih.html</text:a>
</text:p>
      <!--NEWS-->
      <text:h text:style-name="P10" text:outline-level="1">
<text:span text:style-name="T4">
Lubinets told the Pope's messenger about Russian crimes against Ukrainian children</text:span>
</text:h>
      <text:p text:style-name="P4">
Authors: Ukrinform (Person)</text:p>
      <text:p text:style-name="P4">
Publisher: Укринформ (Organization)</text:p>
      <text:p text:style-name="P4">
Published Time: 2023-06-05T17:26:00+03:00</text:p>
      <text:p text:style-name="P4">
Modified Time: 2023-06-05T17:26:00+03:00</text:p>
      <text:p text:style-name="P4">
Description: The Russian Federation has killed more than 500 Ukrainian children during a full -scale invasion and continues to commit crimes against young Ukrainians. - Ukrinform.</text:p>
      <text:p text:style-name="P4">
Images: ['<text:a xlink:type="simple" xlink:href="https://static.ukrinform.com/photos/2023_06/thumb_files/630_360_1685975062-307.jpg" text:style-name="Internet_20_link" text:visited-style-name="Visited_20_Internet_20_Link">
630_360_16859...</text:a>
', '<text:a xlink:type="simple" xlink:href="https://static.ukrinform.com/photos/2023_06/1685975061-341.jpg" text:style-name="Internet_20_link" text:visited-style-name="Visited_20_Internet_20_Link">
1685975061-34...</text:a>
', '<text:a xlink:type="simple" xlink:href="https://static.ukrinform.com/photos/2023_06/1685975061-448.jpg" text:style-name="Internet_20_link" text:visited-style-name="Visited_20_Internet_20_Link">
1685975061-44...</text:a>
']</text:p>
      <text:p text:style-name="P4">
Tags: ['Діти', 'Папа Франциск', 'Ватикан', 'Війна з Росією', 'Дмитро Лубінець']</text:p>
      <text:p text:style-name="P4">
Type: Article</text:p>
      <!--METADATA-->
      <text:p text:style-name="P4">
<draw:frame draw:style-name="fr1" draw:name="Image103" text:anchor-type="as-char" svg:width="6.9236in" svg:height="3.956343in" draw:z-index="0">
<draw:image xlink:href="../Images/yкринформ/2023-06-05T17-26-00-03-00/630_360_1685975062-307.jpg" xlink:type="simple" xlink:show="embed" xlink:actuate="onLoad" draw:mime-type="image/jpeg"/>
</draw:frame>
During the full -scale invasion, Russian federation has killed more than 500 Ukrainian children to commit crimes against young Ukrainians.</text:p>
      <text:p text:style-name="P4">
The Commissioner of the Verkhovna Rada for Human Rights Dmitry Lubinets said to the Cardinal Matteo Maria Zuppi, the Archbishop of Bologna and the Presidential Bishopric Conference, Ukrinform correspondent reports.</text:p>
      <text:p text:style-name="P4">
<draw:frame draw:style-name="fr1" draw:name="Image104" text:anchor-type="as-char" svg:width="6.9236in" svg:height="4.615733in" draw:z-index="0">
<draw:image xlink:href="../Images/yкринформ/2023-06-05T17-26-00-03-00/1685975061-341.jpg" xlink:type="simple" xlink:show="embed" xlink:actuate="onLoad" draw:mime-type="image/jpeg"/>
</draw:frame>
</text:p>
      <text:p text:style-name="P4">
<draw:frame draw:style-name="fr1" draw:name="Image105" text:anchor-type="as-char" svg:width="6.9236in" svg:height="4.615733in" draw:z-index="0">
<draw:image xlink:href="../Images/yкринформ/2023-06-05T17-26-00-03-00/1685975061-448.jpg" xlink:type="simple" xlink:show="embed" xlink:actuate="onLoad" draw:mime-type="image/jpeg"/>
</draw:frame>
“From February 24 to February, the Russian Federation has killed more than 500 Ukrainian children. Just yesterday, a child who was just two years old was killed in the Dniprovide by a Russian rocket, ”Lubinets said and reminded that he was killed in a maternity hospital in Zaporizhzhbul only 2 days from birth.</text:p>
      <text:p text:style-name="P4">
According to him, the Russian military commits crimes of sexual violence, the smallest of their victim for 4 years.</text:p>
      <text:p text:style-name="P4">
“As for the forced deportation of the Russian military, the figure you see19 505 is as of today. Approximately recorded data on <text:a xlink:type="simple" xlink:href="https://www.ukrinform.ua/tag-diti" text:style-name="Internet_20_link" text:visited-style-name="Visited_20_Internet_20_Link">
children</text:a>
In fact, the Russians were abducted, ”the Commissioner for Human Rights said.</text:p>
      <text:p text:style-name="P4">
According to Lubinets, he has repeatedly emphasized this not finally, since the number of children affected in Mariupol, in other territories of Donetsk and Luhansk regions, where active fighting is constantly underway, is still unknown.</text:p>
      <text:p text:style-name="P4">
“Russia has never told us as a state about the number of children exported to their condition, the conditions in which they are. On the contrary, we record that some only Ukrainian children find themselves in the territory of the Russian Federation, they have Ukrainian documents and birth certificates. They are forbidden to call themselves Ukrainians or use the Ukrainian language and the adoption procedure as soon as possible, ”he told the Cardinal.</text:p>
      <text:p text:style-name="P4">
Lubin added that the Russian Federation, when issues to the children of his sample documents, often changes confident information in them(Date of birth, first name, last name). “Міняється якасьбуква, а по факту міняється вся інформація. Це робиться задля того, щоб миніколи не повернули своїх дітей”, - переконаний він.</text:p>
      <text:p text:style-name="P4">
Уповноважений ВР з прав людини наголосив на тому, що Україна має небагатоможливостей для повернення своїх маленьких громадян на Батьківщину, але попривсе, намагається це робити.</text:p>
      <text:p text:style-name="P4">
<text:span text:style-name="T4">
 Read also: </text:span>
 <text:a xlink:type="simple" xlink:href="https://www.ukrinform.ua/rubric-polytics/3714640-papa-rimskij-nazvav-povernenna-okupovanih-rosieu-ukrainskih-teritorij-politicnim-pitannam.html" text:style-name="Internet_20_link" text:visited-style-name="Visited_20_Internet_20_Link">
Pope called the return of Russian -occupied Ukrainian territories by "political issues"</text:a>
He urged Cardinal to pay attention to the fact that in the occupied territories of RFPPDE, I have committed crimes.</text:p>
      <text:p text:style-name="P4">
Cardinal Matteo Maria Zuppi considers the fact that the war and the crime have been killed. “At the center of our attention the protection of children's lives. Because it should be bold. Starting with children, try to look at the future of all people ... We will feel your experiences and we are very close to you, ”he assured.</text:p>
      <text:p text:style-name="P4">
Ukraine must liberate its entire territory, because it is the only mechanism to protect people from those crimes that the Russian Federation.</text:p>
      <text:p text:style-name="P4">
"When we insist that all our territories must be released, the cesame is because it is the only mechanism for the protection of our citizens who live for them," Lubinets said.</text:p>
      <text:p text:style-name="P4">
The Ombudsman stressed that every Ukrainian child who was in Ukraine who went abroad felt the consequences of the war. In addition, Russia is exporting Ukrainian children from temporarily occupied territories.</text:p>
      <text:p text:style-name="P4">
Lubinets presented a delegation from the Vatican a special report "Untrexpreduces" on the violation of the rights of Ukrainian children to TT and in , which was released by the National Bank on the occasion of the Day of Protection of Children's Rights.</text:p>
      <text:p text:style-name="P4">
The Verkhovna Rada Commissioner is convinced that this arrival is representative of the Vokotik in Ukraine will once again demonstrate who the aggressor is and who is the victim.</text:p>
      <text:p text:style-name="P4">
The parties discussed the issues of exchanges with prisoners of war tadporting Ukrainian children.</text:p>
      <text:p text:style-name="P4">
<text:span text:style-name="T4">
 Read also: </text:span>
 <text:a xlink:type="simple" xlink:href="https://www.ukrinform.ua/rubric-society/3713544-papa-francisk-zaklikav-ne-zabuvati-pro-ukrainciv.html" text:style-name="Internet_20_link" text:visited-style-name="Visited_20_Internet_20_Link">
Pope Francis urged not to forget about Ukrainians</text:a>
As it was reported, Pope Francis's envoy on peace in Ukraine in Ukraine Matteo Zuppi on June 5-6 is in Kiev on a visit. The main goal is to listen to the Ukrainian authorities about the possible ways to achieve a fair liberty and to support the gestures of humanity that will help to weaken tensions.</text:p>
      <text:p text:style-name="P4">
News Source: <text:a xlink:type="simple" xlink:href="https://www.ukrinform.ua/rubric-society/3718570-lubinec-rozpoviv-poslancu-papi-rimskogo-pro-zlocini-rf-sodo-ukrainskih-ditej.html" text:style-name="Internet_20_link" text:visited-style-name="Visited_20_Internet_20_Link">
https://www.ukrinform.ua/rubric-society/3718570-lubinec-rozpoviv-poslancu-papi-rimskogo-pro-zlocini-rf-sodo-ukrainskih-ditej.html</text:a>
</text:p>
      <!--NEWS-->
      <text:h text:style-name="P10" text:outline-level="1">
<text:span text:style-name="T4">
The Futsal national team got to the first basket at the drawing of the 20124 World Cup</text:span>
</text:h>
      <text:p text:style-name="P4">
Authors: Ukrinform (Person)</text:p>
      <text:p text:style-name="P4">
Publisher: Укринформ (Organization)</text:p>
      <text:p text:style-name="P4">
Published Time: 2023-06-05T17:30:00+03:00</text:p>
      <text:p text:style-name="P4">
Modified Time: 2023-06-05T17:30:00+03:00</text:p>
      <text:p text:style-name="P4">
Description: The draw of the elite round of the Qualification of the World Futsal Championship in the European Zone, where the national team of Ukraine will also be performed, will take place on June 8. - Ukrinform.</text:p>
      <text:p text:style-name="P4">
Images: ['<text:a xlink:type="simple" xlink:href="https://static.ukrinform.com/photos/2023_06/thumb_files/630_360_1685975416-775.jpg" text:style-name="Internet_20_link" text:visited-style-name="Visited_20_Internet_20_Link">
630_360_16859...</text:a>
']</text:p>
      <text:p text:style-name="P4">
Tags: ['Чемпіонат світу', 'Збірна України', 'футзал']</text:p>
      <text:p text:style-name="P4">
Type: Article</text:p>
      <!--METADATA-->
      <text:p text:style-name="P4">
<draw:frame draw:style-name="fr1" draw:name="Image106" text:anchor-type="as-char" svg:width="6.9236in" svg:height="3.956343in" draw:z-index="0">
<draw:image xlink:href="../Images/yкринформ/2023-06-05T17-30-00-03-00/630_360_1685975416-775.jpg" xlink:type="simple" xlink:show="embed" xlink:actuate="onLoad" draw:mime-type="image/jpeg"/>
</draw:frame>
The draw of the elite round of the Qualification of the World Cup in the Futsal of the European Zone, where the national national team of Ukraine will also perform, will take place on June 8th.</text:p>
      <text:p text:style-name="P4">
As the official [site] reports(https://uaf.ua/article/48393)Ukrainian Football Association(Waf), the start of the ceremony - at 15.00 Kyiv time, reports Ukrinform.</text:p>
      <text:p text:style-name="P4">
Thanks to the high rating, the Blue and Yellows got to the first basket.</text:p>
      <text:p text:style-name="P4">
Fine World Cup from Futsal. The elite round of selection in the UEFA area. _Koshki sowing: _</text:p>
      <text:p text:style-name="P4">
1 - Croatia, Kazakhstan, Portugal, Spain, Ukraine</text:p>
      <text:p text:style-name="P4">
2 - Georgia, Italy, Poland, Romania, Slovakia</text:p>
      <text:p text:style-name="P4">
3 - Armenia, Azerbaijan, France, Serbia, Slovenia</text:p>
      <text:p text:style-name="P4">
4 - Belgium, Czech Republic, Finland, Germany, the Netherlands.</text:p>
      <text:p text:style-name="P4">
20 teams will be divided into five groups of four teams, and the fights will also take away at the exit. Five winners will be released at the 2024 World Cup. The best owners of second places will be released to the luxury round playoffs.</text:p>
      <text:p text:style-name="P4">
The duels of the elite round will be held by December 20.</text:p>
      <text:p text:style-name="P4">
<text:span text:style-name="T4">
 Read also: </text:span>
 <text:a xlink:type="simple" xlink:href="https://www.ukrinform.ua/rubric-sports/3713999-minmolodsportu-ta-asociacia-futzalu-razom-borotimutsa-z-manipuluvannam-u-sporti.html" text:style-name="Internet_20_link" text:visited-style-name="Visited_20_Internet_20_Link">
Ministry of Youth and Association <text:span text:style-name="T4">
 Futsal </text:span>
 in combat with manipulation in sports</text:a>
_Plei of the elite round: _</text:p>
      <text:p text:style-name="P4">
Drawing - January 25 2024</text:p>
      <text:p text:style-name="P4">
Matches: April 8-17, 2024.</text:p>
      <text:p text:style-name="P4">
The four teams will be broken into two pairs, the duels will be at home and the skills. The winners will be released at the 2024 World Cup.</text:p>
      <text:p text:style-name="P4">
Drawing: June 8, 2023.</text:p>
      <text:p text:style-name="P4">
Matches: will be completed by December 20, 2023.</text:p>
      <text:p text:style-name="P4">
Photo: FIFA.</text:p>
      <text:p text:style-name="P4">
News Source: <text:a xlink:type="simple" xlink:href="https://www.ukrinform.ua/rubric-sports/3718573-zbirna-ukraini-z-futzalu-potrapila-do-persogo-kosika-na-zerebkuvanni-vidboru-cs2024.html" text:style-name="Internet_20_link" text:visited-style-name="Visited_20_Internet_20_Link">
https://www.ukrinform.ua/rubric-sports/3718573-zbirna-ukraini-z-futzalu-potrapila-do-persogo-kosika-na-zerebkuvanni-vidboru-cs2024.html</text:a>
</text:p>
      <!--NEWS-->
      <text:h text:style-name="P10" text:outline-level="1">
<text:span text:style-name="T4">
New explosions were reported over Belgorod</text:span>
</text:h>
      <text:p text:style-name="P4">
Authors: liveuamap (Language: en)</text:p>
      <text:p text:style-name="P4">
Time: 2023-06-05T17:30:00</text:p>
      <text:p text:style-name="P4">
Location: Belgorod, Belgorodskaya oblast' (Latitude:50.58454 Longtitude:36.6079)</text:p>
      <text:p text:style-name="P4">
Videos: []</text:p>
      <text:p text:style-name="P4">
Images: []</text:p>
      <text:p text:style-name="P4">
Tags: ["Central and Eastern Europe", "Russia"]</text:p>
      <text:p text:style-name="P4">
Id: 22567784</text:p>
      <!--METADATA-->
      <text:p text:style-name="P4">
New explosions were reported over Belgorod</text:p>
      <text:p text:style-name="P4">
News Collection Link: <text:a xlink:type="simple" xlink:href="https://liveuamap.com/en/2023/5-june-new-explosions-were-reported-over-belgorod-" text:style-name="Internet_20_link" text:visited-style-name="Visited_20_Internet_20_Link">
https://liveuamap.com/en/2023/5-june-new-explosions-were-reported-over-belgorod-</text:a>
</text:p>
      <text:p text:style-name="P4">
News Source: <text:a xlink:type="simple" xlink:href="https://t.me/zhest_belgorod/27886" text:style-name="Internet_20_link" text:visited-style-name="Visited_20_Internet_20_Link">
https://t.me/zhest_belgorod/27886</text:a>
</text:p>
      <!--NEWS-->
      <text:h text:style-name="P10" text:outline-level="1">
<text:span text:style-name="T4">
"Kadyrivtsi Tupling" in Georgia was discharged 40 penalties for violation of traffic rules - media</text:span>
</text:h>
      <text:p text:style-name="P4">
Authors: Ukrinform (Person)</text:p>
      <text:p text:style-name="P4">
Publisher: Укринформ (Organization)</text:p>
      <text:p text:style-name="P4">
Published Time: 2023-06-05T17:30:20+03:00</text:p>
      <text:p text:style-name="P4">
Modified Time: 2023-06-05T17:30:20+03:00</text:p>
      <text:p text:style-name="P4">
Description: About 40 penalties were imposed on the territory of Georgia from May 22 to June 3 on June 3, for violation of traffic violations for a total amount of about $ 3,000. - Ukrinform.</text:p>
      <text:p text:style-name="P4">
Images: ['<text:a xlink:type="simple" xlink:href="https://static.ukrinform.com/photos/2023_06/thumb_files/630_360_1685975396-637.jpg" text:style-name="Internet_20_link" text:visited-style-name="Visited_20_Internet_20_Link">
630_360_16859...</text:a>
']</text:p>
      <text:p text:style-name="P4">
Tags: ['Чечня', 'Грузія', 'Штраф', 'ПДР']</text:p>
      <text:p text:style-name="P4">
Type: Article</text:p>
      <!--METADATA-->
      <text:p text:style-name="P4">
<draw:frame draw:style-name="fr1" draw:name="Image107" text:anchor-type="as-char" svg:width="6.9236in" svg:height="3.956343in" draw:z-index="0">
<draw:image xlink:href="../Images/yкринформ/2023-06-05T17-30-20-03-00/630_360_1685975396-637.jpg" xlink:type="simple" xlink:show="embed" xlink:actuate="onLoad" draw:mime-type="image/jpeg"/>
</draw:frame>
The Kratezhchechensky cars with Russian numbers, which was in the territory of the group from May 22 to June 3, were imposed about 40 fine for violations of traffic violations for a total amount of approximately $ 3,000.</text:p>
      <text:p text:style-name="P4">
According to Ukrinform, the edition [Novosti-Grusia] reports about it(http://www.newsgeorgia.ge/ljudjam-kadyrova-gruzii-vypisali-shtrafy-na-tysjachu-lari/).</text:p>
      <text:p text:style-name="P4">
This weekend, photos and videoADras of black-car and Russian cars with Russian numbers, which were previously noticed at the Pancicchechensky businessman Aslabek Akhmethanov on Instagram, were included in the social networks. Georgian changes to him from the closest environment of Ramzan Kadyrov, which is connected with the criminal world.</text:p>
      <text:p text:style-name="P4">
According to the newspaper, a large number of penalties were imposed on the cars during the time. Only one car had 13 penalties for traffic violations. In general, the media, with reference to the data of the Ministry of Internal Affairs of Georgia, calculated about 40 penalties for similar violations for the entire tuple of about 3 thousand dollars.</text:p>
      <text:p text:style-name="P4">
Judging by the dates of the violations recorded in the documents, Chechen cars re -operated in Georgia from May 22 to June 3. At the same time, the Ministry of Internal Affairs and the Georgian service security of the Ministry of Internal Affairs and no comments on penalties and the whose cortez was in the specified period was provided.</text:p>
      <text:p text:style-name="P4">
The Georgian opposition speaks "about undermining the security of the country" and that the authorities attract the persons of those who were in black cars. "From the frames who came in domestic networks, we can conclude that the tuple was traveling by Georgia for several days, the" guests "stopped in Tbilisi and Batumi, were also spotted in Natakhtar," the message will be in the message.</text:p>
      <text:p text:style-name="P4">
Third of June the cars left <text:a xlink:type="simple" xlink:href="https://www.ukrinform.ua/tag-gruzia" text:style-name="Internet_20_link" text:visited-style-name="Visited_20_Internet_20_Link">
Georgia</text:a>
to the territory of Turkey.</text:p>
      <text:p text:style-name="P4">
The Georgian Dream Party stated that the guests did not violate the occupation law, so there was no reason not to let them into the country.</text:p>
      <text:p text:style-name="P4">
VesPicker of the parliament of the country Gia Volsky stated that it was impossible to make a group of saboteurs and "Cadyrivs" and assured the group with Chechnya, and assured that the businessmen were not threatened with safety. However, he mentioned in the context of the scandal about the "Kadyrov people in Georgia", he dismissed the Mayor of the Terrible, Alertox.<text:span text:style-name="T4">
 Read also: </text:span>
 <text:a xlink:type="simple" xlink:href="https://www.ukrinform.ua/rubric-world/3715638-gruzia-pro-vidnosini-z-rf-ne-postupki-a-strategicna-politika-terpinna.html" text:style-name="Internet_20_link" text:visited-style-name="Visited_20_Internet_20_Link">
<text:span text:style-name="T4">
 Georgia </text:span>
 About relations with the Russian Federation: not concessions, but "strategic policy of patience"</text:a>
As reported by Ukrinform, <text:a xlink:type="simple" xlink:href="https://www.ukrinform.ua/rubric-ato/3716806-kreml-hoce-zaminiti-vagnerivciv-na-kadirivciv-u-vijni-proti-ukraini-isw.html" text:style-name="Internet_20_link" text:visited-style-name="Visited_20_Internet_20_Link">
Kremlin wants to replace the "Wagner" with Cadyrivs</text:a>
In the war against Ukraine.</text:p>
      <text:p text:style-name="P4">
News Source: <text:a xlink:type="simple" xlink:href="https://www.ukrinform.ua/rubric-world/3718572-kortezu-kadirivciv-v-gruzii-vipisali-40-strafiv-za-porusenna-pravil-doroznogo-ruhu-zmi.html" text:style-name="Internet_20_link" text:visited-style-name="Visited_20_Internet_20_Link">
https://www.ukrinform.ua/rubric-world/3718572-kortezu-kadirivciv-v-gruzii-vipisali-40-strafiv-za-porusenna-pravil-doroznogo-ruhu-zmi.html</text:a>
</text:p>
      <!--NEWS-->
      <text:h text:style-name="P10" text:outline-level="1">
<text:span text:style-name="T4">
In the three border regions of the Russian Federation on the radio, Putin's Appeal on martial law was transferred</text:span>
</text:h>
      <text:p text:style-name="P4">
Authors: Ukrinform (Person)</text:p>
      <text:p text:style-name="P4">
Publisher: Укринформ (Organization)</text:p>
      <text:p text:style-name="P4">
Published Time: 2023-06-05T17:35:00+03:00</text:p>
      <text:p text:style-name="P4">
Modified Time: 2023-06-05T17:35:00+03:00</text:p>
      <text:p text:style-name="P4">
Description: On the air of some radio stations, which lead to Rostov, Belgorod, Voronezh region of Russia, on June 5, the Putin's appeal was transferred, which referred to the "invasion of Ukrainian troops" and "announcement of martial law". - Ukrinform.</text:p>
      <text:p text:style-name="P4">
Images: ['<text:a xlink:type="simple" xlink:href="https://static.ukrinform.com/photos/2023_06/thumb_files/630_360_1685975615-166.jpg" text:style-name="Internet_20_link" text:visited-style-name="Visited_20_Internet_20_Link">
630_360_16859...</text:a>
']</text:p>
      <text:p text:style-name="P4">
Tags: ['Путін', 'Воєнний стан', 'Радіо', 'Війна з Росією']</text:p>
      <text:p text:style-name="P4">
Type: Article</text:p>
      <!--METADATA-->
      <text:p text:style-name="P4">
<draw:frame draw:style-name="fr1" draw:name="Image109" text:anchor-type="as-char" svg:width="6.9236in" svg:height="3.956343in" draw:z-index="0">
<draw:image xlink:href="../Images/yкринформ/2023-06-05T17-35-00-03-00/630_360_1685975615-166.jpg" xlink:type="simple" xlink:show="embed" xlink:actuate="onLoad" draw:mime-type="image/jpeg"/>
</draw:frame>
In the essays of radio stations leading to Rostov, Belgorod, Voronezh region of Russia on June 5, the Putin's Appeal was referred to, which referred to the "invasion of Ukrainian troops" and "announcement of martial law".</text:p>
      <text:p text:style-name="P4">
According to Ukrinform, Radio Svoboda reports with reference to the Natro-Russian <text:a xlink:type="simple" xlink:href="https://www.svoboda.org/a/po-radio-v-ryade-oblastey-peredali-obraschenie-putina-o-mobilizatsii/32445287.html" text:style-name="Internet_20_link" text:visited-style-name="Visited_20_Internet_20_Link">
telegram channels</text:a>
.</text:p>
      <text:p text:style-name="P4">
“Russians, brothers and sisters. Today, at four in the morning, Ukrainian troops armed with the teeth block <text:a xlink:type="simple" xlink:href="https://www.ukrinform.ua/tag-nato" text:style-name="Internet_20_link" text:visited-style-name="Visited_20_Internet_20_Link">
NATO</text:a>
, enviking and with the support of Washington, invaded the territory of Kursk, Belgorod and Bryansk regions, ”said the speaker, voice and intonation similar to those in Putin.</text:p>
      <text:p text:style-name="P4">
<text:span text:style-name="T4">
 Read also: </text:span>
 <text:a xlink:type="simple" xlink:href="https://www.ukrinform.ua/rubric-ato/3718288-u-belgorodskij-oblasti-stalasa-pozeza-na-energeticnomu-obekti-cerez-ataku-drona.html" text:style-name="Internet_20_link" text:visited-style-name="Visited_20_Internet_20_Link">
in the Belgorod region a fire occurred on an energy object due to drone attack</text:a>
Further, the appeal stated that in the territory of these areas the state was introduced, and the residents are urged to evacuate. Putin also said that he would sign a decree on general mobilization.</text:p>
      <text:p text:style-name="P4">
Local authorities called the fake and stated that the situation was under control. No one has taken responsibility for recording the video and its airing.</text:p>
      <text:p text:style-name="P4">
A spokesman for the Kremlin [Dmitrykov] said that Putin did not speak with an appeal.(http://t.me/kommersant/51617).</text:p>
      <text:p text:style-name="P4">
<text:span text:style-name="T4">
 Read also: </text:span>
 <text:a xlink:type="simple" xlink:href="https://www.ukrinform.ua/rubric-ato/3718253-legion-svoboda-rosii-ta-rdk-zaavili-so-peredaut-ukraini-polonenih-soldativ-iz-belgorodskij-oblasti.html" text:style-name="Internet_20_link" text:visited-style-name="Visited_20_Internet_20_Link">
<text:span text:style-name="T4">
 Legion </text:span>
 Freedom of Russia "and RDCs stated that they pass to the Ukraine of prisoners from Belgorod region</text:a>
As reported by Ukrinform, on June 1, the Legion "Freedom of Russia" and the Russian Volunteer Corps declared the beginning of a new raid in the Belgorod region. On June 4, the RDC and the Legion "Freedom of Russia" announced the entry into the suburbs. Shebekin of the Belgorod region of the Russian Federation.</text:p>
      <text:p text:style-name="P4">
At the same time, announcing the beginning of a full -scale war against Ukraine, Putinghov was that only professional military would participate in it. However, in September 20122, after a number of failures at the front, he declared the so -called partial mobilization, during which, according to official data, about 300,000 civilians were called into the army.</text:p>
      <text:p text:style-name="P4">
News Source: <text:a xlink:type="simple" xlink:href="https://www.ukrinform.ua/rubric-world/3718575-u-troh-prikordonnih-oblastah-rf-po-radio-peredali-zvernenna-putina-pro-voennij-stan.html" text:style-name="Internet_20_link" text:visited-style-name="Visited_20_Internet_20_Link">
https://www.ukrinform.ua/rubric-world/3718575-u-troh-prikordonnih-oblastah-rf-po-radio-peredali-zvernenna-putina-pro-voennij-stan.html</text:a>
</text:p>
      <!--NEWS-->
      <text:h text:style-name="P10" text:outline-level="1">
<text:span text:style-name="T4">
The President of Ukraine met with the Ministry of Foreign Affairs of Britain</text:span>
</text:h>
      <text:p text:style-name="P4">
Authors: Ukrinform (Person)</text:p>
      <text:p text:style-name="P4">
Publisher: Укринформ (Organization)</text:p>
      <text:p text:style-name="P4">
Published Time: 2023-06-05T17:38:00+03:00</text:p>
      <text:p text:style-name="P4">
Modified Time: 2023-06-05T17:38:00+03:00</text:p>
      <text:p text:style-name="P4">
Description: President Volodymyr Zelensky discussed with the State Secretary of Foreign Affairs, the Commonwealth of Nations and the Development of the United Kingdom James Kleverla preparation for NATO Summit, the implementation of peace formula and the reconstruction of Ukraine. - Ukrinform.</text:p>
      <text:p text:style-name="P4">
Images: ['<text:a xlink:type="simple" xlink:href="https://static.ukrinform.com/photos/2023_06/thumb_files/630_360_1685978512-292.jpeg" text:style-name="Internet_20_link" text:visited-style-name="Visited_20_Internet_20_Link">
630_360_16859...</text:a>
']</text:p>
      <text:p text:style-name="P4">
Tags: ['Британія', 'МЗС', 'Візит', 'Зеленський']</text:p>
      <text:p text:style-name="P4">
Type: Article</text:p>
      <!--METADATA-->
      <text:p text:style-name="P4">
<draw:frame draw:style-name="fr1" draw:name="Image110" text:anchor-type="as-char" svg:width="6.9236in" svg:height="3.956343in" draw:z-index="0">
<draw:image xlink:href="../Images/yкринформ/2023-06-05T17-38-00-03-00/630_360_1685978512-292.jpeg" xlink:type="simple" xlink:show="embed" xlink:actuate="onLoad" draw:mime-type="image/jpeg"/>
</draw:frame>
Zelensky's Presidential Divide discussed with the State Secretary of Foreign Affairs, the Commonwealth of Nations and the Development of the United Kingdom, James Kleverl preparation for NATO Summit, the implementation of peace formula and the reconstruction of Ukraine.</text:p>
      <text:p text:style-name="P4">
The Head of State reported this in <text:a xlink:type="simple" xlink:href="https://t.me/V_Zelenskiy_official/6475" text:style-name="Internet_20_link" text:visited-style-name="Visited_20_Internet_20_Link">
telegram</text:a>
, reports Ukrinform.</text:p>
      <text:p text:style-name="P4">
"During the meeting, they discussed important topical issues: the expectations of Ukraine of the NATO Swar Summit, the promotion of the Ukrainian formula of peace and the preparation of the global summit on its implementation, the London International Conference from Out of Ukraine," Zelensky said.</text:p>
      <text:p text:style-name="P4">
<text:span text:style-name="T5">
Video: <text:a xlink:type="simple" xlink:href="https://t.me/V_Zelenskiy_official/6475" text:style-name="Internet_20_link" text:visited-style-name="Visited_20_Internet_20_Link">
Presidential Channel of Ukraine</text:a>
</text:span>
</text:p>
      <text:p text:style-name="P4">
He also expressed gratitude for the support that <text:a xlink:type="simple" xlink:href="https://www.ukrinform.ua/tag-britania" text:style-name="Internet_20_link" text:visited-style-name="Visited_20_Internet_20_Link">
UK</text:a>
She provided and continues to provide Ukraine.</text:p>
      <text:p text:style-name="P4">
At the same time, the President recalled that in recent weeks, the negotiations of the UK Zpr Minister have been in direct dialogue and "very important arrangements" were achieved.</text:p>
      <text:p text:style-name="P4">
As they told in <text:a xlink:type="simple" xlink:href="https://www.president.gov.ua/news/prezident-ukrayini-proviv-zustrich-iz-derzhavnim-sekretarem-83405" text:style-name="Internet_20_link" text:visited-style-name="Visited_20_Internet_20_Link">
OP press service</text:a>
, the head of state has actedly emphasized the importance of the decisions made by the United Kingdom on the transfer of the Ukrainian Master Missiles and the preparation of Ukrainian pilots.</text:p>
      <text:p text:style-name="P4">
Zelensky emphasized that recently the Russian aggressor has significantly intensified the practical terror against Ukraine, so the state needs rapid and substantial development of air defense systems.</text:p>
      <text:p text:style-name="P4">
“It is important that we have started discussions about the Petriots coalition. And Greatness is part of these discussions, ”he emphasized.</text:p>
      <text:p text:style-name="P4">
During the meeting there was a detailed exchange of views on the expectations of Ukraine of the NATO Redemption Summit. The head of state explained that it is important for Ukraine to maintain a clear signal about the prospects of membership in the Alliance.</text:p>
      <text:p text:style-name="P4">
"This is a motivational factor for our army," the President said.</text:p>
      <text:p text:style-name="P4">
<text:span text:style-name="T4">
 Read also: </text:span>
 <text:a xlink:type="simple" xlink:href="https://www.ukrinform.ua/rubric-polytics/3716758-mzs-britanii-zaklikaemo-vsi-derzavi-tverdo-stoati-za-ukrainu-skilki-potribno.html" text:style-name="Internet_20_link" text:visited-style-name="Visited_20_Internet_20_Link">
Foreign Ministry of British: We call all states firmly standing as much as required</text:a>
</text:p>
      <text:p text:style-name="P4">
Zelensky and Kleverli also discussed the preparation for the London International Conference on Reconstruction of Ukraine. In particular, it has been emphasized that the conference should give practical results and become an important political signal support for the Ukrainian state.</text:p>
      <text:p text:style-name="P4">
As <text:a xlink:type="simple" xlink:href="https://www.ukrinform.ua/rubric-polytics/3717163-u-moldovi-zelenskij-zustrivsa-z-sunakom-govorili-pro-storm-shadow-ta-vijnu.html" text:style-name="Internet_20_link" text:visited-style-name="Visited_20_Internet_20_Link">
reported</text:a>
, President Volodymyr Zelensky, on June 1, during a visit, Moldova met with Prime Minister of Great Britain, Rice Sunak.</text:p>
      <text:p text:style-name="P4">
<text:span text:style-name="T5">
Foto: op</text:span>
</text:p>
      <text:p text:style-name="P4">
News Source: <text:a xlink:type="simple" xlink:href="https://www.ukrinform.ua/rubric-polytics/3718578-prezident-ukraini-zustrivsa-iz-glavou-mzs-britanii.html" text:style-name="Internet_20_link" text:visited-style-name="Visited_20_Internet_20_Link">
https://www.ukrinform.ua/rubric-polytics/3718578-prezident-ukraini-zustrivsa-iz-glavou-mzs-britanii.html</text:a>
</text:p>
      <!--NEWS-->
      <text:h text:style-name="P10" text:outline-level="1">
<text:span text:style-name="T4">
Ukrainian diplomats honored the memory of the architect of Gorodetsky, buried in Tehran</text:span>
</text:h>
      <text:p text:style-name="P4">
Authors: Ukrinform (Person)</text:p>
      <text:p text:style-name="P4">
Publisher: Укринформ (Organization)</text:p>
      <text:p text:style-name="P4">
Published Time: 2023-06-05T17:44:00+03:00</text:p>
      <text:p text:style-name="P4">
Modified Time: 2023-06-05T17:44:00+03:00</text:p>
      <text:p text:style-name="P4">
Description: Ukrainian diplomats in Iran on the occasion of the 160th anniversary of the Ukrainian and Polish architect Vladislav Gorodetsky honored his memory at the burial site in Tehran. - Ukrinform.</text:p>
      <text:p text:style-name="P4">
Images: ['<text:a xlink:type="simple" xlink:href="https://static.ukrinform.com/photos/2023_06/thumb_files/630_360_1685976103-139.jpg" text:style-name="Internet_20_link" text:visited-style-name="Visited_20_Internet_20_Link">
630_360_16859...</text:a>
', '<text:a xlink:type="simple" xlink:href="https://static.ukrinform.com/photos/2023_06/1685976301-578.jpg" text:style-name="Internet_20_link" text:visited-style-name="Visited_20_Internet_20_Link">
1685976301-57...</text:a>
']</text:p>
      <text:p text:style-name="P4">
Tags: ['Архітектура', 'Діаспора', 'Іран', 'Посольство']</text:p>
      <text:p text:style-name="P4">
Type: Article</text:p>
      <!--METADATA-->
      <text:p text:style-name="P4">
<draw:frame draw:style-name="fr1" draw:name="Image113" text:anchor-type="as-char" svg:width="6.9236in" svg:height="3.956343in" draw:z-index="0">
<draw:image xlink:href="../Images/yкринформ/2023-06-05T17-44-00-03-00/630_360_1685976103-139.jpg" xlink:type="simple" xlink:show="embed" xlink:actuate="onLoad" draw:mime-type="image/jpeg"/>
</draw:frame>
Ukrainian-sidelines in Iran on the occasion of the 160th anniversary of the Ukrainian Tapol Architect Vladislav Gorodetsky honored his memory at the site of a burial in Tehran.</text:p>
      <text:p text:style-name="P4">
Ukrinform was informed in the press service of the Embassy of Ukraine in the Islamic Republic of Iran.</text:p>
      <text:p text:style-name="P4">
"On the occasion of the 160th anniversary of Vladislav Gorodetskogo, the Embassy of Ukraine in Iran visited the Catholic cemetery of Dulyab Tehrani and laid flowers at the grave of a prominent architect,"-informed the diploma.</text:p>
      <text:p text:style-name="P4">
<draw:frame draw:style-name="fr1" draw:name="Image114" text:anchor-type="as-char" svg:width="6.9236in" svg:height="8.6545in" draw:z-index="0">
<draw:image xlink:href="../Images/yкринформ/2023-06-05T17-44-00-03-00/1685976301-578.jpg" xlink:type="simple" xlink:show="embed" xlink:actuate="onLoad" draw:mime-type="image/jpeg"/>
</draw:frame>
The embassy reminded that Gorodetsky, often called "Kyiv Gaudi", in 1928 was invited to work in Persia(Iran), where he became the chief archetyper of the "syndicate in the construction of Persian railways". The Tehran Railway Station was built for his projectamolo. Gorodetsky is also considered an author of the Shams Palace in the architectural complex of Sa'ad-Abad in Tehran.</text:p>
      <text:p text:style-name="P4">
Gorodetsky died on January 3, 1930, from a heart attack in Tehran, where he was in the Roman Catholic part of the Dulyab Cemetery.</text:p>
      <text:p text:style-name="P4">
Vladislav Gorodetsky was born on June 4, 1863 in Podillya. More than 30 years of life and creativity are devoted to the development of the architectural face of Kiev. Gorodetsky is the author of the house with chimeras, the church of St. Nicholas in Kiev, the National Art Museum of Ukraine, the Karaite Kenas, etc. In Ukraine, more than 30 buildings have won.</text:p>
      <text:p text:style-name="P4">
Recall that in the Netherlands <text:a xlink:type="simple" xlink:href="https://www.ukrinform.ua/rubric-diaspora/3715564-ukrainci-v-niderlandah-vsanuvali-pamat-lidera-oun-konovalca.html" text:style-name="Internet_20_link" text:visited-style-name="Visited_20_Internet_20_Link">
took place</text:a>
Memorial measures to commemorate the prominent Ukrainian political and military figure, the chairman of the Ukrainian nationalists, the UNR Colonel Yevgeny Konovalets.</text:p>
      <text:p text:style-name="P4">
<text:span text:style-name="T5">
Foto: Nadiya Yurchenko / Facebook</text:span>
</text:p>
      <text:p text:style-name="P4">
News Source: <text:a xlink:type="simple" xlink:href="https://www.ukrinform.ua/rubric-diaspora/3718581-ukrainski-diplomati-vsanuvali-pamat-pohovanogo-v-tegerani-arhitektora-gorodeckogo.html" text:style-name="Internet_20_link" text:visited-style-name="Visited_20_Internet_20_Link">
https://www.ukrinform.ua/rubric-diaspora/3718581-ukrainski-diplomati-vsanuvali-pamat-pohovanogo-v-tegerani-arhitektora-gorodeckogo.html</text:a>
</text:p>
      <!--NEWS-->
      <text:h text:style-name="P10" text:outline-level="1">
<text:span text:style-name="T4">
Solsky discussed with Moldovan colleague tariffs for transit of Ukrainian agro -products</text:span>
</text:h>
      <text:p text:style-name="P4">
Authors: Ukrinform (Person)</text:p>
      <text:p text:style-name="P4">
Publisher: Укринформ (Organization)</text:p>
      <text:p text:style-name="P4">
Published Time: 2023-06-05T17:46:48+03:00</text:p>
      <text:p text:style-name="P4">
Modified Time: 2023-06-05T17:46:48+03:00</text:p>
      <text:p text:style-name="P4">
Description: Minister of Agrarian Policy and Food of Ukraine Mykola Solsky conducted an online meeting with the Minister of Agriculture and Food Industry of the Republic of Moldova Vladimir Bolya. - Ukrinform.</text:p>
      <text:p text:style-name="P4">
Images: ['<text:a xlink:type="simple" xlink:href="https://static.ukrinform.com/photos/2023_06/thumb_files/630_360_1685976356-532.jpg" text:style-name="Internet_20_link" text:visited-style-name="Visited_20_Internet_20_Link">
630_360_16859...</text:a>
']</text:p>
      <text:p text:style-name="P4">
Tags: ['Молдова', 'Україна', 'Залізниця', 'Агропродукція']</text:p>
      <text:p text:style-name="P4">
Type: Article</text:p>
      <!--METADATA-->
      <text:p text:style-name="P4">
<draw:frame draw:style-name="fr1" draw:name="Image115" text:anchor-type="as-char" svg:width="6.9236in" svg:height="3.956343in" draw:z-index="0">
<draw:image xlink:href="../Images/yкринформ/2023-06-05T17-46-48-03-00/630_360_1685976356-532.jpg" xlink:type="simple" xlink:show="embed" xlink:actuate="onLoad" draw:mime-type="image/jpeg"/>
</draw:frame>
Mykola Solsky, Minister of Grade Policy and Food of Ukraine conducted an online meeting with the Minister of Agriculture and Food Industry of Moldova Volodymyr Bolya.</text:p>
      <text:p text:style-name="P4">
According to Ukrinform with reference to the press service <text:a xlink:type="simple" xlink:href="https://minagro.gov.ua/news/mikola-solskij-obgovoriv-z-moldovskim-kolegoyu-tarifi-na-tranzit-ukrayinskoyi-agroprodukciyi" text:style-name="Internet_20_link" text:visited-style-name="Visited_20_Internet_20_Link">
Ministry of Agrarian Policy</text:a>
, the parties discussed the steps that are directed to a significant increase in the volume of transportation of the Moldovan railway of Ukrainian agricultural products, including by reducing the tariff.</text:p>
      <text:p text:style-name="P4">
It is noted that in the coming weeks Ukrainian and Moldovan railways should be reported about the reached agreements that should reduce the tariffs of nasalisal transportation by the territory <text:a xlink:type="simple" xlink:href="https://www.ukrinform.ua/tag-moldova" text:style-name="Internet_20_link" text:visited-style-name="Visited_20_Internet_20_Link">
Republic of Moldova</text:a>
In the direction of Reni ports, jugguhulestita Galats.</text:p>
      <text:p text:style-name="P4">
Such steps are intended not only to increase the volume of transportation of the Ukrainian side, but also to unload Romanian logistics infrastructure, which is especially important this season because of the expectation of a good harvest in Romania and neighboring countries.</text:p>
      <text:p text:style-name="P4">
Volodymyr Bolya noted that Moldova is interested in fruitful cooperation with Ukraine's interests of both countries. Solsky thanked for support and understanding.</text:p>
      <text:p text:style-name="P4">
The meeting was also attended by the Deputy Minister of Agro -Policy of Ukraine Markiandmitrasevich, Advisor to the Minister of Agro -Policy Mykhailo Sokolov, First Deputy Minister of Community Development, Territories and Infrastructure of Ukraine Vasyl Shkurakov, Ambassador of Ukraine to the Republic of Moldova Moldova, Director of the Department of Employment Ilny ministries , Chairman of the Board of JSC “Ukrzaliznytsya” Yevgenyashchenko and CEO of SE “Railway of Moldova” Oleg Tofila.</text:p>
      <text:p text:style-name="P4">
<text:span text:style-name="T4">
 Read also: </text:span>
 <text:a xlink:type="simple" xlink:href="https://www.ukrinform.ua/rubric-economy/3718481-evrokomisia-se-ne-prijnala-risenna-pro-prodovzenna-zaboroni-na-agrarnij-import-z-ukraini.html" text:style-name="Internet_20_link" text:visited-style-name="Visited_20_Internet_20_Link">
the European Commission has not yet decided to continue the conflict on agricultural imports from Ukraine</text:a>
</text:p>
      <text:p text:style-name="P4">
Photo: mingro.gov.ua</text:p>
      <text:p text:style-name="P4">
News Source: <text:a xlink:type="simple" xlink:href="https://www.ukrinform.ua/rubric-economy/3718582-solskij-obgovoriv-z-moldovskim-kolegou-tarifi-na-tranzit-ukrainskoi-agroprodukcii.html" text:style-name="Internet_20_link" text:visited-style-name="Visited_20_Internet_20_Link">
https://www.ukrinform.ua/rubric-economy/3718582-solskij-obgovoriv-z-moldovskim-kolegou-tarifi-na-tranzit-ukrainskoi-agroprodukcii.html</text:a>
</text:p>
      <!--NEWS-->
      <text:h text:style-name="P10" text:outline-level="1">
<text:span text:style-name="T4">
Air defense reportedly active in Kyiv region</text:span>
</text:h>
      <text:p text:style-name="P4">
Authors: liveuamap (Language: en)</text:p>
      <text:p text:style-name="P4">
Time: 2023-06-05T17:49:15</text:p>
      <text:p text:style-name="P4">
Location: Kyiv (Latitude:50.69467 Longtitude:30.4541)</text:p>
      <text:p text:style-name="P4">
Videos: []</text:p>
      <text:p text:style-name="P4">
Images: []</text:p>
      <text:p text:style-name="P4">
Tags: []</text:p>
      <text:p text:style-name="P4">
Id: 22567785</text:p>
      <!--METADATA-->
      <text:p text:style-name="P4">
Air defense reportedly active in Kyiv region</text:p>
      <text:p text:style-name="P4">
News Collection Link: <text:a xlink:type="simple" xlink:href="https://liveuamap.com/en/2023/5-june-air-defense-reportedly-active-in-kyiv-region-" text:style-name="Internet_20_link" text:visited-style-name="Visited_20_Internet_20_Link">
https://liveuamap.com/en/2023/5-june-air-defense-reportedly-active-in-kyiv-region-</text:a>
</text:p>
      <text:p text:style-name="P4">
News Source: <text:a xlink:type="simple" xlink:href="https://t.me/operativnoZSU/99717" text:style-name="Internet_20_link" text:visited-style-name="Visited_20_Internet_20_Link">
https://t.me/operativnoZSU/99717</text:a>
</text:p>
      <!--NEWS-->
      <text:h text:style-name="P10" text:outline-level="1">
<text:span text:style-name="T4">
China evaluates war in Ukraine through the prism of Taiwan - Czech President</text:span>
</text:h>
      <text:p text:style-name="P4">
Authors: Ukrinform (Person)</text:p>
      <text:p text:style-name="P4">
Publisher: Укринформ (Organization)</text:p>
      <text:p text:style-name="P4">
Published Time: 2023-06-05T17:50:40+03:00</text:p>
      <text:p text:style-name="P4">
Modified Time: 2023-06-05T17:50:40+03:00</text:p>
      <text:p text:style-name="P4">
Description: The war in Ukraine is not just a regional armed conflict, but a conflict between two values - democracy and authoritarianism. Russia and China are the biggest threats to the free world. - Ukrinform.</text:p>
      <text:p text:style-name="P4">
Images: ['<text:a xlink:type="simple" xlink:href="https://static.ukrinform.com/photos/2023_01/thumb_files/630_360_1674917459-593.jpg" text:style-name="Internet_20_link" text:visited-style-name="Visited_20_Internet_20_Link">
630_360_16749...</text:a>
']</text:p>
      <text:p text:style-name="P4">
Tags: ['Китай', 'Тайвань', 'Війна з Росією', 'Петр Павел']</text:p>
      <text:p text:style-name="P4">
Type: Article</text:p>
      <!--METADATA-->
      <text:p text:style-name="P4">
<draw:frame draw:style-name="fr1" draw:name="Image117" text:anchor-type="as-char" svg:width="6.9236in" svg:height="3.956343in" draw:z-index="0">
<draw:image xlink:href="../Images/yкринформ/2023-06-05T17-50-40-03-00/630_360_1674917459-593.jpg" xlink:type="simple" xlink:show="embed" xlink:actuate="onLoad" draw:mime-type="image/jpeg"/>
</draw:frame>
The war in Ukraine is not just a regional armed conflict, but a conflict between two -way values - democracy and authoritarianism. Russia and China are the biggest threats to the world now.</text:p>
      <text:p text:style-name="P4">
On this while participating in the youth summit <text:a xlink:type="simple" xlink:href="https://www.ukrinform.ua/tag-nato" text:style-name="Internet_20_link" text:visited-style-name="Visited_20_Internet_20_Link">
NATO</text:a>
The Czech President Petrpavel said on Monday, Ukrinform correspondent reports.</text:p>
      <text:p text:style-name="P4">
Pavel emphasized that in Ukraine there is a confrontation between the democratic and austrity ways of development of the world.</text:p>
      <text:p text:style-name="P4">
"We have a threat to this confrontation, because the result of the war in Ukraine will determine what our world will look like in the future," the Czech Representative said.</text:p>
      <text:p text:style-name="P4">
*!(https://www.ukrinform.ua/rubric-polytics/3712376-prezident-cehii-zaklikae-ne-vidmovlatisa-vid-zusil-dla-rozgromu-rf-v-ukraini.html)He noted that the Western world should not allow Russia to win in Ukraine, as it will contradict the interests of the West that wants to live in the world, are valuable and international law.</text:p>
      <text:p text:style-name="P4">
According to Pavel, the greatest threats to the free world are "first-Russia, second-China, and thirdly-international terrorism."</text:p>
      <text:p text:style-name="P4">
<text:span text:style-name="T4">
 Read also: </text:span>
 <text:a xlink:type="simple" xlink:href="https://www.ukrinform.ua/rubric-world/3717683-ssa-proti-sprob-kitau-ci-tajvanu-zminiti-statuskvo-u-vidnosinah-ostin.html" text:style-name="Internet_20_link" text:visited-style-name="Visited_20_Internet_20_Link">
USA strongly against attempts <text:span text:style-name="T4">
 China </text:span>
 or Taiwan change the status quo in a relationship - Austin</text:a>
Concerning China's question, he noted that Beijing plays a "strange" role in conflict between Russia and Ukraine. According to the head of the Czech Republic, the PRC perceives the Russian-Ukrainian war and the reaction to it of the Western world as a base of information about what the world's response to his war against Taiwan can be.</text:p>
      <text:p text:style-name="P4">
"China uses it as an open textbook, learns from it as we do western, as we respond to different situations on the battlefield, how quickly we are going to a time and make common solutions how effectively we support Ukraine. This is all interested Taiwan, ”the Czech leader said.</text:p>
      <text:p text:style-name="P4">
*!(https://www.ukrinform.ua/rubric-polytics/3718414-ukraina-gotova-prijnati-kitaj-ak-poserednika-akso-vin-zmusit-rf-vivesti-vijska-reznikov.html)</text:p>
      <text:p text:style-name="P4">
Pavel also noted that the role of central Europe has increased significantly in the EU level recently. In his opinion, this happened, in particular, due to the decisive support of the countries of the region of Ukraine and his willingness to take more responsibility in the European arena.</text:p>
      <text:p text:style-name="P4">
News Source: <text:a xlink:type="simple" xlink:href="https://www.ukrinform.ua/rubric-polytics/3718585-kitaj-ocinue-vijnu-v-ukraini-cerez-prizmu-tajvanu-prezident-cehii.html" text:style-name="Internet_20_link" text:visited-style-name="Visited_20_Internet_20_Link">
https://www.ukrinform.ua/rubric-polytics/3718585-kitaj-ocinue-vijnu-v-ukraini-cerez-prizmu-tajvanu-prezident-cehii.html</text:a>
</text:p>
      <!--NEWS-->
      <text:h text:style-name="P10" text:outline-level="1">
<text:span text:style-name="T4">
Vatican representative - in Ukraine: the church will do everything possible to protect the life of children</text:span>
</text:h>
      <text:p text:style-name="P4">
Authors: Ukrinform (Person)</text:p>
      <text:p text:style-name="P4">
Publisher: Укринформ (Organization)</text:p>
      <text:p text:style-name="P4">
Published Time: 2023-06-05T17:57:37+03:00</text:p>
      <text:p text:style-name="P4">
Modified Time: 2023-06-05T17:57:37+03:00</text:p>
      <text:p text:style-name="P4">
Description: The Vatican representative Cardinal Matteo Zuppi assured Ukraine and stressed that the war is a step back that destroys everything and from which children suffer. - Ukrinform.</text:p>
      <text:p text:style-name="P4">
Images: ['<text:a xlink:type="simple" xlink:href="https://static.ukrinform.com/photos/2023_06/thumb_files/630_360_1685975061-448.jpg" text:style-name="Internet_20_link" text:visited-style-name="Visited_20_Internet_20_Link">
630_360_16859...</text:a>
']</text:p>
      <text:p text:style-name="P4">
Tags: ['Діти', 'Папа Франциск', 'Ватикан', 'Католицька церква', 'Війна з Росією', 'Дмитро Лубінець']</text:p>
      <text:p text:style-name="P4">
Type: Article</text:p>
      <!--METADATA-->
      <text:p text:style-name="P4">
<draw:frame draw:style-name="fr1" draw:name="Image118" text:anchor-type="as-char" svg:width="6.9236in" svg:height="3.956343in" draw:z-index="0">
<draw:image xlink:href="../Images/yкринформ/2023-06-05T17-57-37-03-00/630_360_1685975061-448.jpg" xlink:type="simple" xlink:show="embed" xlink:actuate="onLoad" draw:mime-type="image/jpeg"/>
</draw:frame>
The Vatican Representative Cardinal Matteo Zuppi assured the support of Ukraine that the war was a step back, which destroys everything and from which children.</text:p>
      <text:p text:style-name="P4">
He said this at a meeting in Kyiv with the Verkhovna Rada Commissioner Dmitry Lubinets, Ukrinform correspondent reports.</text:p>
      <text:p text:style-name="P4">
"It is unacceptable that the violence of this war has touched the children. Pope Francis, speaking of Ukraine, used a very beautiful expression:" Your tears are my tears, your springs are my pain. "And today I say that your children are our children. I can speak, because a lot of children came to Italy ... It was very nice to have the hospitality with which the Italians received Ukrainian children, " - said. Cardinal said that Italian and Ukrainian children found common ground in schools and became friends.</text:p>
      <text:p text:style-name="P4">
"Of course, the church will do everything possible to protect the lives of children," - assuming.</text:p>
      <text:p text:style-name="P4">
<text:span text:style-name="T4">
 Read also: </text:span>
 [in the Vatican told the details(https://www.ukrinform.ua/rubric-society/3708876-u-vatikani-rozpovili-podrobici-zustrici-zelenskogo-z-papou-franciskom.html)For his part, Lubinets told him that our country was able to return371 a child from those whom the Russian Federation illegally removed from his homeland during the war. "Returning every child is like a small special operation. When you are leaning that the Russian Federation will never promote and help you, we have done everything to do everything for Ukrainian children to return. At present we managed to verify 371 child. The figure, "Lubinets said. He stressed that Ukraine is grateful to those who are ready to help it in this case.</text:p>
      <text:p text:style-name="P4">
The parties also discussed the issues of prisoners of war and deportation of Ukrainian children.</text:p>
      <text:p text:style-name="P4">
<text:span text:style-name="T4">
 Read also: </text:span>
 <text:a xlink:type="simple" xlink:href="https://www.ukrinform.ua/rubric-world/3713116-mirnij-poslannik-papi-rimskogo-nazvav-vijnu-pandemieu-so-stosuetsa-vsih.html" text:style-name="Internet_20_link" text:visited-style-name="Visited_20_Internet_20_Link">
"Peaceful Messenger" by Pope called the war pandemic that concerns all</text:a>
As it was reported, Pope Francis's messenger on peace in Ukraine in Ukraine Matteo Zuppi on June 5-6 is in Kiev on a visit. The main goal, as in the Vatican, is to listen carefully to the Ukrainian authorities about the possible ways to get a fair peace and support the gestures of humanity that will help to relieve tensions.</text:p>
      <text:p text:style-name="P4">
<text:span text:style-name="T5">
Foto: facebook.com/dmytro.lubinets</text:span>
</text:p>
      <text:p text:style-name="P4">
News Source: <text:a xlink:type="simple" xlink:href="https://www.ukrinform.ua/rubric-society/3718588-predstavnik-vatikanu-v-ukraini-cerkva-zrobit-vse-mozlive-dla-zahistu-zitta-ditej.html" text:style-name="Internet_20_link" text:visited-style-name="Visited_20_Internet_20_Link">
https://www.ukrinform.ua/rubric-society/3718588-predstavnik-vatikanu-v-ukraini-cerkva-zrobit-vse-mozlive-dla-zahistu-zitta-ditej.html</text:a>
</text:p>
      <!--NEWS-->
      <text:h text:style-name="P10" text:outline-level="1">
<text:span text:style-name="T4">
Ogrizko about numerous "peaceful initiatives": the Kremlin pulls out of the sleeve the last political card</text:span>
</text:h>
      <text:p text:style-name="P4">
Authors: Ukrinform (Person)</text:p>
      <text:p text:style-name="P4">
Publisher: Укринформ (Organization)</text:p>
      <text:p text:style-name="P4">
Published Time: 2023-06-05T17:59:39+03:00</text:p>
      <text:p text:style-name="P4">
Modified Time: 2023-06-05T17:59:39+03:00</text:p>
      <text:p text:style-name="P4">
Description: Numerous "peaceful initiatives" of various politicians or religious figures testify to the last desperate attempt of the Kremlin to push the world public to press Kiev for the beginning of negotiations. - Ukrinform.</text:p>
      <text:p text:style-name="P4">
Images: ['<text:a xlink:type="simple" xlink:href="https://static.ukrinform.com/photos/2022_02/thumb_files/630_360_1645554853-487.jpg" text:style-name="Internet_20_link" text:visited-style-name="Visited_20_Internet_20_Link">
630_360_16455...</text:a>
']</text:p>
      <text:p text:style-name="P4">
Tags: ['Огризко', 'Переговори', 'Україна', 'Війна з Росією']</text:p>
      <text:p text:style-name="P4">
Type: Article</text:p>
      <!--METADATA-->
      <text:p text:style-name="P4">
<draw:frame draw:style-name="fr1" draw:name="Image119" text:anchor-type="as-char" svg:width="6.9236in" svg:height="3.956343in" draw:z-index="0">
<draw:image xlink:href="../Images/yкринформ/2023-06-05T17-59-39-03-00/630_360_1645554853-487.jpg" xlink:type="simple" xlink:show="embed" xlink:actuate="onLoad" draw:mime-type="image/jpeg"/>
</draw:frame>
Numerous "peaceful initiatives" of various politicians or religious figures are evidenced by a desperate attempt of the Kremlin to push the world public to press Kiev for the beginning of negotiations.</text:p>
      <text:p text:style-name="P4">
This opinion was expressed by the former Foreign Minister, the head of the Russian Central Committee Vladimir Ogrizko in an interview <text:a xlink:type="simple" xlink:href="http://www.youtube.com/watch" text:style-name="Internet_20_link" text:visited-style-name="Visited_20_Internet_20_Link">
Radio NV</text:a>
, reports Ukrinform.</text:p>
      <text:p text:style-name="P4">
"Visits to China's special representatives or the Vatican, or these all the so -called civilian -initiatives of African countries or until recently, Brazil, actually speak only to the last, it seems to me that the Kremlin's desperate attempt to change something and somehow pushed the world public to Kiev," Sugrizko said.</text:p>
      <text:p text:style-name="P4">
He called such peaceful initiatives "political delights, which has no perspective" and noted that the answer to this both Ukraine and the West is known.</text:p>
      <text:p text:style-name="P4">
“Therefore, I think we need to look at it calmly and understand that <text:a xlink:type="simple" xlink:href="https://www.ukrinform.ua/tag-kreml" text:style-name="Internet_20_link" text:visited-style-name="Visited_20_Internet_20_Link">
Kremlin</text:a>
He pulls out of the sleeve almost the last political card she still wants to play, but she is beaten. Here we, I think, cannot be of doubt that nothing real stands behind it, ” - said Dymplode.</text:p>
      <text:p text:style-name="P4">
<text:span text:style-name="T4">
 Read also: </text:span>
 <text:a xlink:type="simple" xlink:href="https://www.ukrinform.ua/rubric-world/3702836-glava-mzs-litvi-zvernuvsa-do-mirotvorciv-vimagajte-peregovoriv-u-putina-a-ne-zelenskogo.html" text:style-name="Internet_20_link" text:visited-style-name="Visited_20_Internet_20_Link">
The Lithuanian Foreign Minister has addressed "<text:span text:style-name="T4">
 peacekeepers </text:span>
 B": Require negotiation with Putin, not Zelensky</text:a>
According to him, there can now be no peaceful negotiations with the Russian Federation. In this context, the former Foreign Minister noted that the negotiations, which are mentioned in the event, are different - between equal partners or about signing the surrender.</text:p>
      <text:p text:style-name="P4">
“I think we have to deal with the second variant when the conditions of surrender are in charge, and it will be forced to sign them. These will also be intervals, but with the consequences corresponding to Russia, ”Ogryzko summed up.</text:p>
      <text:p text:style-name="P4">
<text:span text:style-name="T4">
 Read also: </text:span>
 <text:a xlink:type="simple" xlink:href="https://www.ukrinform.ua/rubric-world/3717733-v-indonezii-zaproponuvali-svij-mirnij-plan-dla-ukraini-demilitarizovana-zona-i-referendum.html" text:style-name="Internet_20_link" text:visited-style-name="Visited_20_Internet_20_Link">
in <text:span text:style-name="T4">
 Indonesia </text:span>
 offered their "peace plan" for Ukraine: demilitarized zone and referendum</text:a>
</text:p>
      <text:p text:style-name="P4">
<text:span text:style-name="T4">
 Read also: </text:span>
 <text:a xlink:type="simple" xlink:href="https://www.ukrinform.ua/rubric-society/3718570-lubinec-rozpoviv-poslancu-papi-rimskogo-pro-zlocini-rf-sodo-ukrainskih-ditej.html" text:style-name="Internet_20_link" text:visited-style-name="Visited_20_Internet_20_Link">
Lubinets told the Pope's Messenger <text:span text:style-name="T4">
 Roman </text:span>
 About the crime of Ukrainian children</text:a>
Special Representative of China Government in Eurasia Lee Huai on June 2 <text:a xlink:type="simple" xlink:href="https://www.ukrinform.ua/rubric-polytics/3717475-kitaj-gotue-novi-kroki-zadla-politicnogo-virisenna-ukrainskoi-krizi-specposlanec-knr.html" text:style-name="Internet_20_link" text:visited-style-name="Visited_20_Internet_20_Link">
declared</text:a>
The impossibility of holding any negotiations between Kiev and Moscow now, but considers the prospects of political settlement of the Russian-Ukrainian war high.</text:p>
      <text:p text:style-name="P4">
News Source: <text:a xlink:type="simple" xlink:href="https://www.ukrinform.ua/rubric-polytics/3718590-ogrizko-pro-cislenni-mirni-iniciativi-kreml-vitagae-z-rukava-ostannu-politicnu-kartu.html" text:style-name="Internet_20_link" text:visited-style-name="Visited_20_Internet_20_Link">
https://www.ukrinform.ua/rubric-polytics/3718590-ogrizko-pro-cislenni-mirni-iniciativi-kreml-vitagae-z-rukava-ostannu-politicnu-kartu.html</text:a>
</text:p>
      <!--NEWS-->
      <text:h text:style-name="P10" text:outline-level="1">
<text:span text:style-name="T4">
In Bakhmut's Defense Forces move forward - Syrsky</text:span>
</text:h>
      <text:p text:style-name="P4">
Authors: Ukrinform (Person)</text:p>
      <text:p text:style-name="P4">
Publisher: Укринформ (Organization)</text:p>
      <text:p text:style-name="P4">
Published Time: 2023-06-05T18:00:00+03:00</text:p>
      <text:p text:style-name="P4">
Modified Time: 2023-06-05T18:00:00+03:00</text:p>
      <text:p text:style-name="P4">
Description: The destruction of the enemy continues, the forces of defense move forward in the Bakhmut direction. - Ukrinform.</text:p>
      <text:p text:style-name="P4">
Images: ['<text:a xlink:type="simple" xlink:href="https://static.ukrinform.com/photos/2020_12/thumb_files/630_360_1607688700-694.jpg" text:style-name="Internet_20_link" text:visited-style-name="Visited_20_Internet_20_Link">
630_360_16076...</text:a>
']</text:p>
      <text:p text:style-name="P4">
Tags: ['Бахмут', 'ЗСУ', 'Сирський', 'Війна з Росією']</text:p>
      <text:p text:style-name="P4">
Type: Article</text:p>
      <!--METADATA-->
      <text:p text:style-name="P4">
<draw:frame draw:style-name="fr1" draw:name="Image120" text:anchor-type="as-char" svg:width="6.9236in" svg:height="3.956343in" draw:z-index="0">
<draw:image xlink:href="../Images/yкринформ/2023-06-05T18-00-00-03-00/630_360_1607688700-694.jpg" xlink:type="simple" xlink:show="embed" xlink:actuate="onLoad" draw:mime-type="image/jpeg"/>
</draw:frame>
The destruction of the enemy continues, the defense forces move forward in the Bakhmut direction.</text:p>
      <text:p text:style-name="P4">
According to Ukrinform, about it in <text:a xlink:type="simple" xlink:href="https://t.me/osirskiy/102" text:style-name="Internet_20_link" text:visited-style-name="Visited_20_Internet_20_Link">
telegram</text:a>
The Commander of the Land Forces of the Armed Forces of Ukraine reports the Polkov-Syrsky Complex.</text:p>
      <text:p text:style-name="P4">
«Bakhmut direction. Destruction <text:a xlink:type="simple" xlink:href="https://www.ukrinform.ua/tag-rosijski-vijskovi" text:style-name="Internet_20_link" text:visited-style-name="Visited_20_Internet_20_Link">
enemy</text:a>
It continues, the forces of defense move forward. We get them on the ground from the air, ”the commander said.</text:p>
      <text:p text:style-name="P4">
<text:span text:style-name="T4">
 Read also: </text:span>
 <text:a xlink:type="simple" xlink:href="https://www.ukrinform.ua/rubric-ato/3718095-sili-oboroni-kontratakuvali-na-svativskomu-napramku-prosunuvsis-upered-na-400-metriv-sirskij.html" text:style-name="Internet_20_link" text:visited-style-name="Visited_20_Internet_20_Link">
Defense forces counterattacked in Swativ direction, moving forward 400 meters - <text:span text:style-name="T4">
 Syrsky </text:span>
</text:a>
As <text:a xlink:type="simple" xlink:href="https://www.ukrinform.ua/rubric-ato/3718308-ukrainski-tanki-na-bahmutskomu-napramku-znisili-pozicii-rosian.html" text:style-name="Internet_20_link" text:visited-style-name="Visited_20_Internet_20_Link">
reported</text:a>
Earlier, the Commander of the Armed Forces of Ukraine, Colonel-General Alexander Syrsky, pointed out how Ukrainian tankers destroyed Russian positions during the assault of the Nabakhmut direction.</text:p>
      <text:p text:style-name="P4">
News Source: <text:a xlink:type="simple" xlink:href="https://www.ukrinform.ua/rubric-ato/3718591-na-bahmutskomu-napramku-sili-oboroni-ruhautsa-vpered-sirskij.html" text:style-name="Internet_20_link" text:visited-style-name="Visited_20_Internet_20_Link">
https://www.ukrinform.ua/rubric-ato/3718591-na-bahmutskomu-napramku-sili-oboroni-ruhautsa-vpered-sirskij.html</text:a>
</text:p>
      <!--NEWS-->
      <text:h text:style-name="P10" text:outline-level="1">
<text:span text:style-name="T4">
Violation of International Conventions by Russia: Zelensky formed a delegation to hearing the UN Court of Justice</text:span>
</text:h>
      <text:p text:style-name="P4">
Authors: Ukrinform (Person)</text:p>
      <text:p text:style-name="P4">
Publisher: Укринформ (Organization)</text:p>
      <text:p text:style-name="P4">
Published Time: 2023-06-05T18:02:00+03:00</text:p>
      <text:p text:style-name="P4">
Modified Time: 2023-06-05T18:02:00+03:00</text:p>
      <text:p text:style-name="P4">
Description: President Volodymyr Zelensky has approved the composition of the delegation to participate in the hearings of the International Court of Justice of the United Nations on the violation of the International Conventions for the Combating Financing of Terrorism and the elimination of all forms of racial discrimination. - Ukrinform.</text:p>
      <text:p text:style-name="P4">
Images: ['<text:a xlink:type="simple" xlink:href="https://static.ukrinform.com/photos/2022_09/thumb_files/630_360_1663862165-339.jpg" text:style-name="Internet_20_link" text:visited-style-name="Visited_20_Internet_20_Link">
630_360_16638...</text:a>
']</text:p>
      <text:p text:style-name="P4">
Tags: ['Міжнародний суд ООН', 'Зеленський', 'Війна з Росією']</text:p>
      <text:p text:style-name="P4">
Type: Article</text:p>
      <!--METADATA-->
      <text:p text:style-name="P4">
<draw:frame draw:style-name="fr1" draw:name="Image121" text:anchor-type="as-char" svg:width="6.9236in" svg:height="3.956343in" draw:z-index="0">
<draw:image xlink:href="../Images/yкринформ/2023-06-05T18-02-00-03-00/630_360_1663862165-339.jpg" xlink:type="simple" xlink:show="embed" xlink:actuate="onLoad" draw:mime-type="image/jpeg"/>
</draw:frame>
The Presidential Lordir Zelensky approved the composition of the delegation to participate in the UN -hearing of the UN Court of International Conventions on the Fighting of Terrorism and the elimination of all forms of racial discrimination.</text:p>
      <text:p text:style-name="P4">
The corresponding order №99/2023-rp was published on <text:a xlink:type="simple" xlink:href="https://www.president.gov.ua/documents/992023-rp-46965" text:style-name="Internet_20_link" text:visited-style-name="Visited_20_Internet_20_Link">
the site of the Head of State</text:a>
, reports Ukrinform.</text:p>
      <text:p text:style-name="P4">
"To form a delegation of Ukraine for participation in hearings <text:a xlink:type="simple" xlink:href="https://www.ukrinform.ua/tag-miznarodnij-sud-oon" text:style-name="Internet_20_link" text:visited-style-name="Visited_20_Internet_20_Link">
UN International Court of Justice</text:a>
Concerning the violation of the International Convention on the Combating the Financing of Tamzhzhi International Convention on the Elimination of All Forms(6 - 14th 2023, Hague, Kingdom of the Netherlands)", - the logging states.</text:p>
      <text:p text:style-name="P4">
The head of the delegation was appointed Ambassador for special orders of Ministries of Ministries of Ukraine Anton Korinevich.</text:p>
      <text:p text:style-name="P4">
The delegation also included the Director of the Department of International Law Mzusano Zolotareva, Metropolitan of Simferopol and Crimean PCU Clement(Pavlokush)and the head of the Majlis of the Crimean Tatar people Refat Chubarov.</text:p>
      <text:p text:style-name="P4">
As reported <text:a xlink:type="simple" xlink:href="https://www.ukrinform.ua/rubric-polytics/3710176-miznarodnij-sud-oon-u-cervni-provede-publicni-sluhanna-u-spravi-ukraina-proti-rosii.html" text:style-name="Internet_20_link" text:visited-style-name="Visited_20_Internet_20_Link">
Ukrinform</text:a>
, UN International Court of Justice from June 6 to June 14, 20123 will hold public hearings in the case of Russia's violation of two -states - on the fight against terrorism financing and the elimination of all formras discrimination.</text:p>
      <text:p text:style-name="P4">
On November 8, 2019, the court found its jurisdiction in the case of the violation of the Russian Conventions. The Court also stressed that Ukraine had complied with all procedural pre -trial procedures. This decision means that the International Court of Justice may proceed to the merits of the case.</text:p>
      <text:p text:style-name="P4">
On January 16, 2017, Ukraine filed a lawsuit against the International Court of Justice against Russia's violation of the Convention on the Prohibition of Financing Terrorism and the Convention of Racial Discrimination.</text:p>
      <text:p text:style-name="P4">
<text:span text:style-name="T4">
 Read also: </text:span>
 [Ukraine v.(https://www.ukrinform.ua/rubric-polytics/3718503-ukraina-proti-rosii-v-sudi-oon-u-gaazi-projdut-usni-sluhanna-spravi.html)</text:p>
      <text:p text:style-name="P4">
News Source: <text:a xlink:type="simple" xlink:href="https://www.ukrinform.ua/rubric-polytics/3718593-porusenna-miznarodnih-konvencij-rosieu-zelenskij-utvoriv-delegaciu-na-sluhanna-sudu-oon.html" text:style-name="Internet_20_link" text:visited-style-name="Visited_20_Internet_20_Link">
https://www.ukrinform.ua/rubric-polytics/3718593-porusenna-miznarodnih-konvencij-rosieu-zelenskij-utvoriv-delegaciu-na-sluhanna-sudu-oon.html</text:a>
</text:p>
      <!--NEWS-->
      <text:h text:style-name="P10" text:outline-level="1">
<text:span text:style-name="T4">
Marchenko and Orlov lost qualifications at ATP tournaments in the Czech Republic and Germany</text:span>
</text:h>
      <text:p text:style-name="P4">
Authors: Ukrinform (Person)</text:p>
      <text:p text:style-name="P4">
Publisher: Укринформ (Organization)</text:p>
      <text:p text:style-name="P4">
Published Time: 2023-06-05T18:09:00+03:00</text:p>
      <text:p text:style-name="P4">
Modified Time: 2023-06-05T18:09:00+03:00</text:p>
      <text:p text:style-name="P4">
Description: The third and fourth "rackets" of Ukraine Ilya Marchenko and Vladislav Olov could not break into the main grid on the tournaments of the Association of Tennisists (ATP) of the Challenger series in prostiv (Czech Republic) and Gylbrony (Germany) respectively. - Ukrinform.</text:p>
      <text:p text:style-name="P4">
Images: ['<text:a xlink:type="simple" xlink:href="https://static.ukrinform.com/photos/2023_05/thumb_files/630_360_1683565828-769.jpg" text:style-name="Internet_20_link" text:visited-style-name="Visited_20_Internet_20_Link">
630_360_16835...</text:a>
']</text:p>
      <text:p text:style-name="P4">
Tags: ['Теніс', 'Марченко']</text:p>
      <text:p text:style-name="P4">
Type: Article</text:p>
      <!--METADATA-->
      <text:p text:style-name="P4">
<draw:frame draw:style-name="fr1" draw:name="Image122" text:anchor-type="as-char" svg:width="6.9236in" svg:height="3.956343in" draw:z-index="0">
<draw:image xlink:href="../Images/yкринформ/2023-06-05T18-09-00-03-00/630_360_1683565828-769.jpg" xlink:type="simple" xlink:show="embed" xlink:actuate="onLoad" draw:mime-type="image/jpeg"/>
</draw:frame>
Third Taechetvert "Rackets" of Ukraine Ilya Marchenko and Vladislav Olov not to be able to get to the main grid on the tournaments of the Association of Tennisists(ATP)Challenger series in prostiv(Czech Republic)and Gylbrony(Germany)in accordance.</text:p>
      <text:p text:style-name="P4">
In the finale of qualification Marchenko gave way to the Argentine of Roman Andres Burruzai - 6: 3, 4: 6, 4: 6, and Orlov also lost in three sets to the German Sebastianfanzelov - 3: 6, 6: 3, 3: 6.</text:p>
      <text:p text:style-name="P4">
Both matches lasted 2.5 hours.</text:p>
      <text:p text:style-name="P4">
<text:span text:style-name="T4">
 Read also: </text:span>
 [Vitaliy Sachko lost the finale(https://www.ukrinform.ua/rubric-sports/3718454-vitalij-sacko-prograv-final-kvalifikacii-turniru-atp-v-cehii.html)The tournaments in prostiv and Gylbrony will be held until June 10.</text:p>
      <text:p text:style-name="P4">
In the photo: Ilya Marchenko(btu.org.ua).</text:p>
      <text:p text:style-name="P4">
News Source: <text:a xlink:type="simple" xlink:href="https://www.ukrinform.ua/rubric-sports/3718594-marcenko-ta-orlov-prograli-finali-kvalifikacii-na-turnirah-atp-u-cehii-ta-nimeccini.html" text:style-name="Internet_20_link" text:visited-style-name="Visited_20_Internet_20_Link">
https://www.ukrinform.ua/rubric-sports/3718594-marcenko-ta-orlov-prograli-finali-kvalifikacii-na-turnirah-atp-u-cehii-ta-nimeccini.html</text:a>
</text:p>
      <!--NEWS-->
      <text:h text:style-name="P10" text:outline-level="1">
<text:span text:style-name="T4">
The SBU exposed the werewolf that the Russians appointed "police chief" in "LNR"</text:span>
</text:h>
      <text:p text:style-name="P4">
Authors: Ukrinform (Person)</text:p>
      <text:p text:style-name="P4">
Publisher: Укринформ (Organization)</text:p>
      <text:p text:style-name="P4">
Published Time: 2023-06-05T18:12:00+03:00</text:p>
      <text:p text:style-name="P4">
Modified Time: 2023-06-05T18:12:00+03:00</text:p>
      <text:p text:style-name="P4">
Description: The SBU has documented the criminal activity of a former police officer who betrayed his oath and cooperates with the enemy in leadership positions in the Occupation Police. - Ukrinform.</text:p>
      <text:p text:style-name="P4">
Images: ['<text:a xlink:type="simple" xlink:href="https://static.ukrinform.com/photos/2018_12/thumb_files/630_360_1544533564-445.jpg" text:style-name="Internet_20_link" text:visited-style-name="Visited_20_Internet_20_Link">
630_360_15445...</text:a>
']</text:p>
      <text:p text:style-name="P4">
Tags: ['Поліція', 'СБУ', 'Держзрада', '"Л/ДНР"']</text:p>
      <text:p text:style-name="P4">
Type: Article</text:p>
      <!--METADATA-->
      <text:p text:style-name="P4">
<draw:frame draw:style-name="fr1" draw:name="Image123" text:anchor-type="as-char" svg:width="6.9236in" svg:height="3.956343in" draw:z-index="0">
<draw:image xlink:href="../Images/yкринформ/2023-06-05T18-12-00-03-00/630_360_1544533564-445.jpg" xlink:type="simple" xlink:show="embed" xlink:actuate="onLoad" draw:mime-type="image/jpeg"/>
</draw:frame>
Sbuzada has been involved in the criminal activity of a former police officer who has redeemed and cooperated with the enemy in leadership positions in the bodies of the occupation "police".</text:p>
      <text:p text:style-name="P4">
According to Ukrinform, 3 management of the Security Service of Ukraine in Donetsk and Luhansk region reported on <text:a xlink:type="simple" xlink:href="https://www.facebook.com/ssu.sievierodonetsk/posts/pfbid0mvG7kZ2pQom4oaRaNrv5YSD29scbsiSmLNstWG8esoFSqBsvfqKx1zxExEfKSPE4l" text:style-name="Internet_20_link" text:visited-style-name="Visited_20_Internet_20_Link">
Facebook</text:a>
.</text:p>
      <text:p text:style-name="P4">
«За даними досудового розслідування, 44-річний мешканець Голубівки (Kirovsk)He started his professional activity in the ranks of the Ukrainian police and the 2014 backpack in the Ministry of Internal Affairs. He was released from the police. However, in 2019, the exhillionist joined <text:a xlink:type="simple" xlink:href="https://www.ukrinform.ua/tag-rosia" text:style-name="Internet_20_link" text:visited-style-name="Visited_20_Internet_20_Link">
Russian</text:a>
NFF, brought the LNR swinging and received a commanding chair in the occupying "power block", - the message reads.</text:p>
      <text:p text:style-name="P4">
As it is noted, he was appointed head of the Stakhanov Huvd Ministry of Internal Affairs of LNR.</text:p>
      <text:p text:style-name="P4">
Holding this "position", the offender managed the city department of "police", which will take place the task of the Kremlin to impose on the local residents of the rashist regime, their intimidation, the establishment of an occupation "order" and the suppression of respectively Ukrainian patriots.</text:p>
      <text:p text:style-name="P4">
Since March 2022, he has been managing the "police" of the enemy of Novoaydar.</text:p>
      <text:p text:style-name="P4">
The attacker was informed of the suspicion of Part 1 of Art. 111(high treason)and Part 2 of Article 260(Participation in the activity not provided by law of armed formation)Criminal Code of Ukraine.</text:p>
      <text:p text:style-name="P4">
Earlier he also received from the SBU suspicion of collaboration activity(Part 7 of Article 111-1 of the Criminal Code of Ukraine).</text:p>
      <text:p text:style-name="P4">
<text:span text:style-name="T4">
Читайте також:</text:span>
 <text:a xlink:type="simple" xlink:href="https://www.ukrinform.ua/rubric-regions/3709358-dbr-ogolosilo-pidozri-u-derzzradi-23-ekspravoohoroncam-iz-mariupola.html" text:style-name="Internet_20_link" text:visited-style-name="Visited_20_Internet_20_Link">
 ДБР оголосило підозри у держзраді 23 експравоохоронцям ізМаріуполя </text:a>
The person faces up to 15 years in prison and confiscation of property.</text:p>
      <text:p text:style-name="P4">
The pre -trial investigation is conducted by investigators of the SBU in Donetsk and Luhansk region under the procedural guidance of the Luhansk Regional Prosecutor's Office.</text:p>
      <text:p text:style-name="P4">
As reported by Ukrinform, in Kherson exposed a local resident who worked Naproian invaders in the so -called "correctional colony".</text:p>
      <text:p text:style-name="P4">
News Source: <text:a xlink:type="simple" xlink:href="https://www.ukrinform.ua/rubric-society/3718597-sbu-vikrila-perevertna-akogo-rosiani-priznacili-nacalnikom-policii-v-lnr.html" text:style-name="Internet_20_link" text:visited-style-name="Visited_20_Internet_20_Link">
https://www.ukrinform.ua/rubric-society/3718597-sbu-vikrila-perevertna-akogo-rosiani-priznacili-nacalnikom-policii-v-lnr.html</text:a>
</text:p>
      <!--NEWS-->
      <text:h text:style-name="P10" text:outline-level="1">
<text:span text:style-name="T4">
The US has imposed sanctions against Russian representatives who shake the situation in Moldova</text:span>
</text:h>
      <text:p text:style-name="P4">
Authors: Ukrinform (Person)</text:p>
      <text:p text:style-name="P4">
Publisher: Укринформ (Organization)</text:p>
      <text:p text:style-name="P4">
Published Time: 2023-06-05T18:18:04+03:00</text:p>
      <text:p text:style-name="P4">
Modified Time: 2023-06-05T18:18:04+03:00</text:p>
      <text:p text:style-name="P4">
Description: The United States Government has announced the imposition of sanctions against a group related to exploration of the Russian Federation, which made consistent attempts to loosen and destabilize the political situation in the Republic of Moldova - Ukrinform.</text:p>
      <text:p text:style-name="P4">
Images: ['<text:a xlink:type="simple" xlink:href="https://static.ukrinform.com/photos/2022_08/thumb_files/630_360_1659353300-361.jpeg" text:style-name="Internet_20_link" text:visited-style-name="Visited_20_Internet_20_Link">
630_360_16593...</text:a>
']</text:p>
      <text:p text:style-name="P4">
Tags: ['Молдова', 'Санкції', 'США', 'Росія']</text:p>
      <text:p text:style-name="P4">
Type: Article</text:p>
      <!--METADATA-->
      <text:p text:style-name="P4">
<draw:frame draw:style-name="fr1" draw:name="Image125" text:anchor-type="as-char" svg:width="6.9236in" svg:height="3.956343in" draw:z-index="0">
<draw:image xlink:href="../Images/yкринформ/2023-06-05T18-18-04-03-00/630_360_1659353300-361.jpeg" xlink:type="simple" xlink:show="embed" xlink:actuate="onLoad" draw:mime-type="image/jpeg"/>
</draw:frame>
Government -owned states have announced the introduction of sanctions against a group related to the Russian Federation, which made consistent attempts in order</text:p>
      <text:p text:style-name="P4">
This is stated in <text:a xlink:type="simple" xlink:href="http://home.treasury.gov/news/press-releases/jy1522" text:style-name="Internet_20_link" text:visited-style-name="Visited_20_Internet_20_Link">
official message</text:a>
Off -Foreign Assets Control Office(OFAC)Ministry of Finance <text:a xlink:type="simple" xlink:href="https://www.ukrinform.ua/tag-ssa" text:style-name="Internet_20_link" text:visited-style-name="Visited_20_Internet_20_Link">
USA</text:a>
, reports Ukrinform.</text:p>
      <text:p text:style-name="P4">
"Today, ofac imposes sanctions against seven key representatives of a malicious group of influence related to Russian intelligence because of their role in the campaign by the Government of the Russian Federation, as well as the continuation of the campaign of malicious influenza in Moldova," the statement said.</text:p>
      <text:p text:style-name="P4">
The sanction list also includes an organization owned or controlled by at least one person on this list.</text:p>
      <text:p text:style-name="P4">
It is noted that the actions of these persons are part of the "global information operation" of the Government of the Russian Federation, directed against Ukraine, states bordering Ukraine, including Moldova, Balkan countries, the European Union, the United Kingdom and the United States.</text:p>
      <text:p text:style-name="P4">
*!(https://www.ukrinform.ua/rubric-world/3715474-sandu-proponue-stvoriti-v-moldovi-organ-dla-borotbi-z-rosijskou-propagandou.html)"These individuals provoked, trained and managed groups in democratic countries in the utterance of anti -government protests, rallies, marches and demonstrations," the document is stated. In addition, it is noted that such agents of malicious influenza analyze the situation in countries, ignite fears and undermine the faith of Dimocratic principles.</text:p>
      <text:p text:style-name="P4">
"The sanctions imposed today shed light on further hidden studies of Russia to destabilize democratic countries," said the US Deputy Minister of Finations for Combating Terrorism and Financial Intelligence Brian Nelson.</text:p>
      <text:p text:style-name="P4">
According to him, the Russian Federation seeks to influence the societies of other countries, to defidely elected governments in the interests of Moscow.</text:p>
      <text:p text:style-name="P4">
"The United States, as well as the EU, remains committed to the reference of persons engaged in such activities against the Moldova government," the Ministry of Finance is reported.</text:p>
      <text:p text:style-name="P4">
<text:span text:style-name="T4">
 Read also: </text:span>
 <text:a xlink:type="simple" xlink:href="https://www.ukrinform.ua/rubric-polytics/3717190-ukraina-moze-dopomagati-moldovi-akso-na-ce-e-zapit-zelenskij.html" text:style-name="Internet_20_link" text:visited-style-name="Visited_20_Internet_20_Link">
Ukraine can help <text:span text:style-name="T4">
 Moldova </text:span>
 if there is a request - Zelensky</text:a>
</text:p>
      <text:p text:style-name="P4">
News Source: <text:a xlink:type="simple" xlink:href="https://www.ukrinform.ua/rubric-world/3718598-ssa-vveli-sankcii-proti-predstavnikiv-rosii-aki-rozhituvali-situaciu-u-moldovi.html" text:style-name="Internet_20_link" text:visited-style-name="Visited_20_Internet_20_Link">
https://www.ukrinform.ua/rubric-world/3718598-ssa-vveli-sankcii-proti-predstavnikiv-rosii-aki-rozhituvali-situaciu-u-moldovi.html</text:a>
</text:p>
      <!--NEWS-->
      <text:h text:style-name="P10" text:outline-level="1">
<text:span text:style-name="T4">
In Ukraine, the winners of the Yatsik competition were chosen by the presidential scholarships</text:span>
</text:h>
      <text:p text:style-name="P4">
Authors: Ukrinform (Person)</text:p>
      <text:p text:style-name="P4">
Publisher: Укринформ (Organization)</text:p>
      <text:p text:style-name="P4">
Published Time: 2023-06-05T18:19:00+03:00</text:p>
      <text:p text:style-name="P4">
Modified Time: 2023-06-05T18:19:00+03:00</text:p>
      <text:p text:style-name="P4">
Description: The Ministry of Education and Science has identified 14 winners of the XXIII International Competition in Ukrainian. Petro Yatsik, who is appointed scholarships of the President of Ukraine. - Ukrinform.</text:p>
      <text:p text:style-name="P4">
Images: ['<text:a xlink:type="simple" xlink:href="https://static.ukrinform.com/photos/2020_09/thumb_files/630_360_1600841893-478.jpg" text:style-name="Internet_20_link" text:visited-style-name="Visited_20_Internet_20_Link">
630_360_16008...</text:a>
']</text:p>
      <text:p text:style-name="P4">
Tags: ['Конкурс', 'Стипендія', 'Українська мова', 'Яцик']</text:p>
      <text:p text:style-name="P4">
Type: Article</text:p>
      <!--METADATA-->
      <text:p text:style-name="P4">
<draw:frame draw:style-name="fr1" draw:name="Image126" text:anchor-type="as-char" svg:width="6.9236in" svg:height="3.956343in" draw:z-index="0">
<draw:image xlink:href="../Images/yкринформ/2023-06-05T18-19-00-03-00/630_360_1600841893-478.jpg" xlink:type="simple" xlink:show="embed" xlink:actuate="onLoad" draw:mime-type="image/jpeg"/>
</draw:frame>
The Ministry of Education and Science has determined 14 winners of the XXIII International Competition in Ukrainian Language. Petro Yatsik, who is appointed scholarships president of Ukraine.</text:p>
      <text:p text:style-name="P4">
As reports <text:a xlink:type="simple" xlink:href="https://mon.gov.ua/ua/news/peremozhcyam-xxiii-mizhnarodnogo-konkursu-z-ukrayinskoyi-movi-imeni-petra-yacika-priznachili-stipendiyi-prezidenta-ukrayini" text:style-name="Internet_20_link" text:visited-style-name="Visited_20_Internet_20_Link">
Ministry</text:a>
, this is evidenced by the order <text:a xlink:type="simple" xlink:href="https://mon.gov.ua/storage/app/uploads/public/647/db1/1c3/647db11c34a41116151584.pdf" text:style-name="Internet_20_link" text:visited-style-name="Visited_20_Internet_20_Link">
MES No. 673</text:a>
, reports Ukrinform.</text:p>
      <text:p text:style-name="P4">
"Among the presidential scholarships are students of general secondary and professional education, students and cadets of higher education institutions. In total, 14 persons who, during the calendar year, starting from September 1, 2023, will receive a month.(https://www.ukrinform.ua/tag-stipendia)", -goes in the message.</text:p>
      <text:p text:style-name="P4">
The International Ukrainian Language Competition named after Petro Yatsik is held annually from November 9 to May 20. The purpose of the competition is to promote the establishment of the status of the Ukrainian language as a state, to raise its prestige, to educate Ukrainians respect for the language of their people.</text:p>
      <text:p text:style-name="P4">
<text:span text:style-name="T4">
 Read also: </text:span>
 <text:a xlink:type="simple" xlink:href="https://www.ukrinform.ua/rubric-society/3691486-ukrainski-skolari-napisali-diktant-pro-minnu-bezpeku.html" text:style-name="Internet_20_link" text:visited-style-name="Visited_20_Internet_20_Link">
Ukrainian students wrote a dictator about mine safety</text:a>
As it was reported, in accordance with the Regulations on the President of Ukraine, the winners of the International Competition in Ukrainian named after Petro Yatsik, approved by the Presidential Decree No. 899 of October 3, 2008, the scholarship of the President of Ukraine is appointed to the winners of the competition, who took the first place.</text:p>
      <text:p text:style-name="P4">
News Source: <text:a xlink:type="simple" xlink:href="https://www.ukrinform.ua/rubric-society/3718602-v-ukraini-obrali-peremozciv-konkursu-acika-akim-priznacili-stipendii-prezidenta.html" text:style-name="Internet_20_link" text:visited-style-name="Visited_20_Internet_20_Link">
https://www.ukrinform.ua/rubric-society/3718602-v-ukraini-obrali-peremozciv-konkursu-acika-akim-priznacili-stipendii-prezidenta.html</text:a>
</text:p>
      <!--NEWS-->
      <text:h text:style-name="P10" text:outline-level="1">
<text:span text:style-name="T4">
СБУ знешкодила на Полтавщині банду кримінального авторитета на прізвисько «Москва»</text:span>
</text:h>
      <text:p text:style-name="P4">
Authors: Ukrinform (Person)</text:p>
      <text:p text:style-name="P4">
Publisher: Укринформ (Organization)</text:p>
      <text:p text:style-name="P4">
Published Time: 2023-06-05T18:19:03+03:00</text:p>
      <text:p text:style-name="P4">
Modified Time: 2023-06-05T18:19:03+03:00</text:p>
      <text:p text:style-name="P4">
Description: As a result of special operations in Poltava region, a gang was neutralized, which terrorized the locals and "knocked out" non -existent debts from entrepreneurs. - Ukrinform.</text:p>
      <text:p text:style-name="P4">
Images: ['<text:a xlink:type="simple" xlink:href="https://static.ukrinform.com/photos/2023_06/thumb_files/630_360_1685978173-342.jpg" text:style-name="Internet_20_link" text:visited-style-name="Visited_20_Internet_20_Link">
630_360_16859...</text:a>
']</text:p>
      <text:p text:style-name="P4">
Tags: ['Полтавщина', 'СБУ', 'Банда']</text:p>
      <text:p text:style-name="P4">
Type: Article</text:p>
      <!--METADATA-->
      <text:p text:style-name="P4">
<draw:frame draw:style-name="fr1" draw:name="Image127" text:anchor-type="as-char" svg:width="6.9236in" svg:height="3.956343in" draw:z-index="0">
<draw:image xlink:href="../Images/yкринформ/2023-06-05T18-19-03-03-00/630_360_1685978173-342.jpg" xlink:type="simple" xlink:show="embed" xlink:actuate="onLoad" draw:mime-type="image/jpeg"/>
</draw:frame>
Urezultate of special operation in Poltava region neutralized a gang, which is terrorized by residents and "knocked out" non -existent debts from entrepreneurs.</text:p>
      <text:p text:style-name="P4">
According to Ukrinform, this management of the SBU in the Poltava region reported on <text:a xlink:type="simple" xlink:href="https://www.facebook.com/ssu.poltavska/posts/pfbid0vWv1dw9mM6QYWPQn1jy6n6CGJuSi5X7Anx6gWhuwGcM5fJGc39U52BP7jKHoSmMQl" text:style-name="Internet_20_link" text:visited-style-name="Visited_20_Internet_20_Link">
Facebook</text:a>
.</text:p>
      <text:p text:style-name="P4">
«Служба безпеки ліквідувала в Кременчуці банду, яка загрожувала державнійбезпеці України в умовах війни. Зловмисники вирізнялись особливою жорстокістюта у разі відмови сплачувати їм гроші – погрожували вбивством власникамбізнесу та їхнім сім’ям. Також фігуранти розграбовували майно потерпілих», -ідеться в повідомленні.</text:p>
      <text:p text:style-name="P4">
Встановлено, що діяльність злочинного угруповання координував відомий врегіоні кримінальний авторитет на прізвисько «Москва». Раніше він вжепритягувався до відповідальності за вчинення тяжких злочинів та був«смотрящим» у колонії, де відбував покарання.</text:p>
      <text:p text:style-name="P4">
<text:span text:style-name="T4">
Читайте також:</text:span>
 <text:a xlink:type="simple" xlink:href="https://www.ukrinform.ua/rubric-regions/3685987-na-zakarpatti-kriminalnomu-avtoritetu-ogolosili-pidozru-pid-cas-shodki.html" text:style-name="Internet_20_link" text:visited-style-name="Visited_20_Internet_20_Link">
 На Закарпатті кримінальному авторитету оголосили підозрупід час «сходки» </text:a>
With the "consent" of the criminal, his gang participants "put on a counter" of legal business in the city to receive non -existent debts. Thus, they shook the internal situation in the region and every time they had increased their impact on the criminogenic situation.</text:p>
      <text:p text:style-name="P4">
SBU staff documented the fact of demanding a non -existent debt of 30 thousand dolls. From a local entrepreneur.</text:p>
      <text:p text:style-name="P4">
Trying to "knock out" money, they exerted the constant psychological pressure of Zalovik and his family and threatened them with physical violence. After all, they have taken away <text:a xlink:type="simple" xlink:href="https://www.ukrinform.ua/tag-avtomobil" text:style-name="Internet_20_link" text:visited-style-name="Visited_20_Internet_20_Link">
car</text:a>
Wife as a "payment for debt".</text:p>
      <text:p text:style-name="P4">
As a result of the special operation, the SBU staff detained two active participants in the group.</text:p>
      <text:p text:style-name="P4">
During the searches at the addresses of the actual residence of the persons, the large -scale cash received from the victim, three cars, was found, including the number of the injured entrepreneur in the number of the injured entrepreneur; Black accounting records of camp receipts, as well as weapons.</text:p>
      <text:p text:style-name="P4">
Currently, the detainees have been reported suspicion under Part 4 of Art. 189 of the Criminal Code of Ukraine(extortion committed by prior conspiracy by a group of persons).</text:p>
      <text:p text:style-name="P4">
The attackers are threatened with up to 12 years in prison.</text:p>
      <text:p text:style-name="P4">
The complex measures were carried out by the SBU staff in the Poltava region jointly by the expert police for procedural guidance of the regional prosecutor's office.</text:p>
      <text:p text:style-name="P4">
As reported by the SBU press center, <text:a xlink:type="simple" xlink:href="https://www.ssu.gov.ua/novyny/sbu-vykryla-pidpryiemtsiv-na-sumshchyni-yaki-prodavaly-tovary-dlia-viiskovoi-promyslovosti-v-rf" text:style-name="Internet_20_link" text:visited-style-name="Visited_20_Internet_20_Link">
the Security Service exposed entrepreneurs</text:a>
in Sumy region that sells for the military industry in the Russian Federation</text:p>
      <text:p text:style-name="P4">
News Source: <text:a xlink:type="simple" xlink:href="https://www.ukrinform.ua/rubric-regions/3718600-sbu-zneskodila-na-poltavsini-bandu-kriminalnogo-avtoriteta-na-prizvisko-moskva.html" text:style-name="Internet_20_link" text:visited-style-name="Visited_20_Internet_20_Link">
https://www.ukrinform.ua/rubric-regions/3718600-sbu-zneskodila-na-poltavsini-bandu-kriminalnogo-avtoriteta-na-prizvisko-moskva.html</text:a>
</text:p>
      <!--NEWS-->
      <text:h text:style-name="P10" text:outline-level="1">
<text:span text:style-name="T4">
Schmigal discussed with the Ministry of Foreign Affairs of British armed support of Ukraine and NATO integration</text:span>
</text:h>
      <text:p text:style-name="P4">
Authors: Ukrinform (Person)</text:p>
      <text:p text:style-name="P4">
Publisher: Укринформ (Organization)</text:p>
      <text:p text:style-name="P4">
Published Time: 2023-06-05T18:19:14+03:00</text:p>
      <text:p text:style-name="P4">
Modified Time: 2023-06-05T18:19:14+03:00</text:p>
      <text:p text:style-name="P4">
Description: Prime Minister Denis Shmigal and UK Foreign Minister James Kleverli discussed Ukrainian armed support during a meeting in Kiev and NATO integration. - Ukrinform.</text:p>
      <text:p text:style-name="P4">
Images: ['<text:a xlink:type="simple" xlink:href="https://static.ukrinform.com/photos/2023_06/thumb_files/630_360_1685978293-991.jpg" text:style-name="Internet_20_link" text:visited-style-name="Visited_20_Internet_20_Link">
630_360_16859...</text:a>
']</text:p>
      <text:p text:style-name="P4">
Tags: ['Британія', 'НАТО', 'Зброя', 'Шмигаль']</text:p>
      <text:p text:style-name="P4">
Type: Article</text:p>
      <!--METADATA-->
      <text:p text:style-name="P4">
<draw:frame draw:style-name="fr1" draw:name="Image128" text:anchor-type="as-char" svg:width="6.9236in" svg:height="3.956343in" draw:z-index="0">
<draw:image xlink:href="../Images/yкринформ/2023-06-05T18-19-14-03-00/630_360_1685978293-991.jpg" xlink:type="simple" xlink:show="embed" xlink:actuate="onLoad" draw:mime-type="image/jpeg"/>
</draw:frame>
 Прем'єр-міністр Денис Шмигаль та міністр закордонних справ Великої Британії ДжеймсКлеверлі під час зустрічі в Києві обговорили збройну підтримку України таінтеграцію в НАТО.</text:p>
      <text:p text:style-name="P4">
Як передає Укрінформ, про це глава українського уряду повідомив у <text:a xlink:type="simple" xlink:href="http://t.me/Denys_Smyhal/5314" text:style-name="Internet_20_link" text:visited-style-name="Visited_20_Internet_20_Link">
 Телеграмі</text:a>
.</text:p>
      <text:p text:style-name="P4">
During the meeting <text:a xlink:type="simple" xlink:href="https://www.ukrinform.ua/tag-smigal" text:style-name="Internet_20_link" text:visited-style-name="Visited_20_Internet_20_Link">
Shmigal</text:a>
He thanked Britain's concern, leadership in creating "fighter coalitions" and readiness to teach Ukrainian pilots.</text:p>
      <text:p text:style-name="P4">
According to him, the first groups have already been left for training.</text:p>
      <text:p text:style-name="P4">
"The NATO standards are being reformed on the Armed Forces Field. Ukraine should hear messages about our future in the Alliance during the summary organization," the Prime Minister said.</text:p>
      <text:p text:style-name="P4">
The head of government urged Britain to strengthen sanctions against the Russian Federation, in particular on the export of dual -use goods, emphasizing that such organizers will undermine the Russian military machine.</text:p>
      <text:p text:style-name="P4">
<text:span text:style-name="T5">
Video: Denis Shmigal/Telegram</text:span>
</text:p>
      <text:p text:style-name="P4">
Among other things, Shmigal noted Britain's participation in rapid reconstruction, including the renewal of six bridges in the Kiev region and the use of tools.</text:p>
      <text:p text:style-name="P4">
The Prime Minister expressed his hope for the rapid development of the compensation mechanism, emphasizing that Russia should pay for everything destroyed. He also thanked the organizing a conference in London on recovery.</text:p>
      <text:p text:style-name="P4">
"We expect practical results - first and foremost for attracting resources to build," he added.</text:p>
      <text:p text:style-name="P4">
<text:span text:style-name="T4">
 Read also: </text:span>
 <text:a xlink:type="simple" xlink:href="https://www.ukrinform.ua/rubric-polytics/3718233-nastav-cas-pogovoriti-pro-konkretiku-v-pitanni-clenstva-ukraini-v-nato-markarova.html" text:style-name="Internet_20_link" text:visited-style-name="Visited_20_Internet_20_Link">
It's time to talk about specifics in the issue of Ukraine's membership in <text:span text:style-name="T4">
 NATO </text:span>
 - Markarova</text:a>
As reported by Ukrinform, President Volodymyr Zelenskyy <text:a xlink:type="simple" xlink:href="https://www.ukrinform.ua/rubric-polytics/3718578-prezident-ukraini-zustrivsa-iz-glavou-mzs-britanii.html" text:style-name="Internet_20_link" text:visited-style-name="Visited_20_Internet_20_Link">
discussed Zkleverly</text:a>
Preparation for the NATO summit, the implementation of peace and rebuilding of Ukraine.</text:p>
      <text:p text:style-name="P4">
News Source: <text:a xlink:type="simple" xlink:href="https://www.ukrinform.ua/rubric-polytics/3718601-smigal-obgovoriv-iz-glavou-mzs-britanii-zbrojnu-pidtrimku-ukraini-ta-integraciu-v-nato.html" text:style-name="Internet_20_link" text:visited-style-name="Visited_20_Internet_20_Link">
https://www.ukrinform.ua/rubric-polytics/3718601-smigal-obgovoriv-iz-glavou-mzs-britanii-zbrojnu-pidtrimku-ukraini-ta-integraciu-v-nato.html</text:a>
</text:p>
      <!--NEWS-->
      <text:h text:style-name="P10" text:outline-level="1">
<text:span text:style-name="T4">
US is allocating $ 37 million to support Ukraine's cyber resistance</text:span>
</text:h>
      <text:p text:style-name="P4">
Authors: Ukrinform (Person)</text:p>
      <text:p text:style-name="P4">
Publisher: Укринформ (Organization)</text:p>
      <text:p text:style-name="P4">
Published Time: 2023-06-05T18:27:00+03:00</text:p>
      <text:p text:style-name="P4">
Modified Time: 2023-06-05T18:27:00+03:00</text:p>
      <text:p text:style-name="P4">
Description: The United States operate with Congress to provide Ukraine with additional $ 37 million. - Ukrinform.</text:p>
      <text:p text:style-name="P4">
Images: ['<text:a xlink:type="simple" xlink:href="https://static.ukrinform.com/photos/2023_06/thumb_files/630_360_1685978900-500.jpeg" text:style-name="Internet_20_link" text:visited-style-name="Visited_20_Internet_20_Link">
630_360_16859...</text:a>
']</text:p>
      <text:p text:style-name="P4">
Tags: ['Кібербезпека', 'США', 'Україна', 'допомога']</text:p>
      <text:p text:style-name="P4">
Type: Article</text:p>
      <!--METADATA-->
      <text:p text:style-name="P4">
<draw:frame draw:style-name="fr1" draw:name="Image129" text:anchor-type="as-char" svg:width="6.9236in" svg:height="3.956343in" draw:z-index="0">
<draw:image xlink:href="../Images/yкринформ/2023-06-05T18-27-00-03-00/630_360_1685978900-500.jpeg" xlink:type="simple" xlink:show="embed" xlink:actuate="onLoad" draw:mime-type="image/jpeg"/>
</draw:frame>
The connections work with Congress to provide Ukraine with an additional $ 37 million.</text:p>
      <text:p text:style-name="P4">
This is stated in the message <text:a xlink:type="simple" xlink:href="https://mfa.gov.ua/news/delegaciyi-ukrayini-ta-spoluchenih-shtativ-ameriki-proveli-shchorichnu-diskusiyu-z-pitan-kiberpolitiki" text:style-name="Internet_20_link" text:visited-style-name="Visited_20_Internet_20_Link">
Foreign Ministry of Ukraine</text:a>
According to the annual discussion of delegations of Ukraine and the US on cybersecurity on June 1 in Tallinn, Ukrinform reports.</text:p>
      <text:p text:style-name="P4">
During the dialogue, the United States delegation confirmed its unwavering support <text:a xlink:type="simple" xlink:href="https://www.ukrinform.ua/tag-kiberbezpeka" text:style-name="Internet_20_link" text:visited-style-name="Visited_20_Internet_20_Link">
cyber defense</text:a>
Ukraine in the face of unjustified and unprovoked Russia against Ukraine. According to the agency, as part of this support, the United States cooperate with Congress to provide Ukraine with an additional $ 37 million of cyberodoid, which will lead to a total volume of 82 million donrs since February 2022 and more than $ 120 million since 2016.</text:p>
      <text:p text:style-name="P4">
"This support helped to strengthen Ukraine's ability to detect, restraint to cyberincyders and threats, and also provided support for protection critically important networks and digital infrastructure," the Foreign Ministry said.</text:p>
      <text:p text:style-name="P4">
<text:span text:style-name="T4">
 Read also: </text:span>
 <text:a xlink:type="simple" xlink:href="https://www.ukrinform.ua/rubric-ato/3699444-ukraina-pocinae-buduvati-sistemu-zahistu-kriticnoi-infrastrukturi-derzspeczvazku.html" text:style-name="Internet_20_link" text:visited-style-name="Visited_20_Internet_20_Link">
Ukraine begins to build a system of protection of critical infrastructure - the State Security Service</text:a>
It is noted that the parties have shared their views on the role of cybersecurity of the Diva -year -old development of digital stability of Ukraine, including the support of institutions and objects of critical infrastructure of the country. Participants were exchanged for future cooperation between Ukraine and the US on cybernetic issues, including the exchange of valuable lessons acquired by Ukraine during the continued improvement of cyber and digital policy.</text:p>
      <text:p text:style-name="P4">
As reported <text:a xlink:type="simple" xlink:href="https://www.ukrinform.ua/rubric-technology/3710022-ukraina-oficijno-priednalasa-do-centru-kiberzahistu-nato.html" text:style-name="Internet_20_link" text:visited-style-name="Visited_20_Internet_20_Link">
Ukrinform</text:a>
, On May 16, Ukraine officially joined the NATO Center for Cyber Security.</text:p>
      <text:p text:style-name="P4">
<text:span text:style-name="T5">
Foto: mfa.gov.ua</text:span>
</text:p>
      <text:p text:style-name="P4">
News Source: <text:a xlink:type="simple" xlink:href="https://www.ukrinform.ua/rubric-technology/3718609-ssa-vidilae-37-miljoniv-na-pidtrimku-kiberstijkosti-ukraini.html" text:style-name="Internet_20_link" text:visited-style-name="Visited_20_Internet_20_Link">
https://www.ukrinform.ua/rubric-technology/3718609-ssa-vidilae-37-miljoniv-na-pidtrimku-kiberstijkosti-ukraini.html</text:a>
</text:p>
      <!--NEWS-->
      <text:h text:style-name="P10" text:outline-level="1">
<text:span text:style-name="T4">
Russia resumed registration of ships within the "grain corridor" but with violations</text:span>
</text:h>
      <text:p text:style-name="P4">
Authors: Ukrinform (Person)</text:p>
      <text:p text:style-name="P4">
Publisher: Укринформ (Organization)</text:p>
      <text:p text:style-name="P4">
Published Time: 2023-06-05T18:29:48+03:00</text:p>
      <text:p text:style-name="P4">
Modified Time: 2023-06-05T18:29:48+03:00</text:p>
      <text:p text:style-name="P4">
Description: The Russian side within the framework of the "grain initiative" resumed registration of the incoming fleet in violation of the sustainable algorithm of registration and inspection of ships. - Ukrinform.</text:p>
      <text:p text:style-name="P4">
Images: ['<text:a xlink:type="simple" xlink:href="https://static.ukrinform.com/photos/2023_05/thumb_files/630_360_1683635778-514.jpg" text:style-name="Internet_20_link" text:visited-style-name="Visited_20_Internet_20_Link">
630_360_16836...</text:a>
']</text:p>
      <text:p text:style-name="P4">
Tags: ['Росія', 'Корабель', 'зерновий коридор']</text:p>
      <text:p text:style-name="P4">
Type: Article</text:p>
      <!--METADATA-->
      <text:p text:style-name="P4">
<draw:frame draw:style-name="fr1" draw:name="Image130" text:anchor-type="as-char" svg:width="6.9236in" svg:height="3.956343in" draw:z-index="0">
<draw:image xlink:href="../Images/yкринформ/2023-06-05T18-29-48-03-00/630_360_1683635778-514.jpg" xlink:type="simple" xlink:show="embed" xlink:actuate="onLoad" draw:mime-type="image/jpeg"/>
</draw:frame>
Ruscaster, within the framework of the "grain initiative", resumed registration of the incoming fleet under the dismissal of a sustainable algorithm of registration and inspection of ships.</text:p>
      <text:p text:style-name="P4">
This was reported by the Ministry of Community Development, Territories and Infrastructure in <text:a xlink:type="simple" xlink:href="https://www.facebook.com/Ministry.for.restoration/posts/pfbid02RTh87LwLFBrG8dBFQXqinbmmtrRzb71fqaNXTvySgGRvxFk6G3n27xbfDJS27Hv2l" text:style-name="Internet_20_link" text:visited-style-name="Visited_20_Internet_20_Link">
Facebook</text:a>
, reports Ukrinform.</text:p>
      <text:p text:style-name="P4">
“On June 4, the Russian side registered 2 incoming vessels that were declared in the Grain Initiative on the same day. This is contrary to the adoption of the inspection of ships, which provide that the first priority is the ones who are waiting for the longest time, ”the testimony said.</text:p>
      <text:p text:style-name="P4">
At the same time, the Ministry stated, the Russians ignored the need for inspection of 56 vessels, which have been waiting for a long time in territorial waters to entrance to Ukrainian ports.</text:p>
      <text:p text:style-name="P4">
<text:span text:style-name="T4">
 Read also: </text:span>
 <text:a xlink:type="simple" xlink:href="https://www.ukrinform.ua/rubric-economy/3716747-u-zablokovanomu-rf-portu-pivdennij-nakopiceni-pivtora-miljona-tonn-agroprodukcii-zelenskij.html" text:style-name="Internet_20_link" text:visited-style-name="Visited_20_Internet_20_Link">
in the blocked Russian port "Southern" accumulated over 1.5 million tons of agricultural products - President</text:a>
The Ministry of Defense emphasized that the registration of the incoming fleet by Russia in the Common Coordination Center(SKC)It is limited, and the logic of choice of vessels for registration is incomprehensible and opaque. No criteria for the number of choice of choice <text:a xlink:type="simple" xlink:href="https://www.ukrinform.ua/tag-korabel" text:style-name="Internet_20_link" text:visited-style-name="Visited_20_Internet_20_Link">
vessels</text:a>
For the registration, the Russian side does not name.</text:p>
      <text:p text:style-name="P4">
“Inspection Plan for today provides 9 inspections(3 - on entrance, 6 - Navihid), but usually the Russians perform no more than half of the agent. The average number of inspections in May amounted to only 3 vessels of the supply, and the inspections of the fleet were not carried out since June 1 due to the blocking of Russian registration of new vessels, ”the Ministry of Defense said.</text:p>
      <text:p text:style-name="P4">
<text:span text:style-name="T4">
 Read also: </text:span>
 <text:a xlink:type="simple" xlink:href="https://www.ukrinform.ua/rubric-economy/3716743-prezident-svit-znae-aku-fundamentalnu-rol-nas-eksport-grae-dla-prodovolcoi-bezpeki.html" text:style-name="Internet_20_link" text:visited-style-name="Visited_20_Internet_20_Link">
President: The world knows what fundamental role our exports are for food security</text:a>
Currently, 67 Suden, of which 58, are expected in Turkey's territorial waters of Turkey, and 9 are loaded into Ukrainian ports, and 9 are loaded with food.<text:span text:style-name="T5">
Foto: trt haber</text:span>
</text:p>
      <text:p text:style-name="P4">
News Source: <text:a xlink:type="simple" xlink:href="https://www.ukrinform.ua/rubric-economy/3718607-rosia-vidnovila-reestraciu-suden-u-mezah-zernovogo-koridoru-ale-z-porusennami.html" text:style-name="Internet_20_link" text:visited-style-name="Visited_20_Internet_20_Link">
https://www.ukrinform.ua/rubric-economy/3718607-rosia-vidnovila-reestraciu-suden-u-mezah-zernovogo-koridoru-ale-z-porusennami.html</text:a>
</text:p>
      <!--NEWS-->
      <text:h text:style-name="P10" text:outline-level="1">
<text:span text:style-name="T4">
In Israel, they opposed the development of a civilian nuclear program of Saudi Arabia</text:span>
</text:h>
      <text:p text:style-name="P4">
Authors: Ukrinform (Person)</text:p>
      <text:p text:style-name="P4">
Publisher: Укринформ (Organization)</text:p>
      <text:p text:style-name="P4">
Published Time: 2023-06-05T18:30:30+03:00</text:p>
      <text:p text:style-name="P4">
Modified Time: 2023-06-05T18:30:30+03:00</text:p>
      <text:p text:style-name="P4">
Description: Israel's Energy Minister Israel Katz today opposed the idea of developing a Saudi Arabia of the Civil Nuclear Program within any establishment of relations between these countries through the US. - Ukrinform.</text:p>
      <text:p text:style-name="P4">
Images: ['<text:a xlink:type="simple" xlink:href="https://static.ukrinform.com/photos/2019_12/thumb_files/630_360_1576739577-304.jpg" text:style-name="Internet_20_link" text:visited-style-name="Visited_20_Internet_20_Link">
630_360_15767...</text:a>
']</text:p>
      <text:p text:style-name="P4">
Tags: ['Ізраїль', 'Саудівська Аравія', 'Атомна енергетика']</text:p>
      <text:p text:style-name="P4">
Type: Article</text:p>
      <!--METADATA-->
      <text:p text:style-name="P4">
<draw:frame draw:style-name="fr1" draw:name="Image131" text:anchor-type="as-char" svg:width="6.9236in" svg:height="3.956343in" draw:z-index="0">
<draw:image xlink:href="../Images/yкринформ/2023-06-05T18-30-30-03-00/630_360_1576739577-304.jpg" xlink:type="simple" xlink:show="embed" xlink:actuate="onLoad" draw:mime-type="image/jpeg"/>
</draw:frame>
Israel's Minister of Energy, Israel Katz today has opposed the idea of developing a civilian nuclear program in the Seduzudka Arabia within any establishment of relations between these countries through the US.</text:p>
      <text:p text:style-name="P4">
According to Ukrinform, the agency [Reuters] reports it(http://www.reuters.com/world/middle-east/israeli-energy-minister-opposed-idea-civilian-saudi-nuclear-programme-2023-06-05/)In March, the New York Times reported that the emergence of such a Bushone program from Riyadh's conditions to normalize relations with Israel.</text:p>
      <text:p text:style-name="P4">
Saudi and the US officials did not confirm this information.</text:p>
      <text:p text:style-name="P4">
Israel has long been concerned that potentially hostile neighboring countries can use civilian nuclear energy and other projects developed in the framework of the non-proliferation agreement of 1970(Diddates)as a cover for secret production of your own nuclear weapons.</text:p>
      <text:p text:style-name="P4">
“Of course, <text:a xlink:type="simple" xlink:href="https://www.ukrinform.ua/tag-izrail" text:style-name="Internet_20_link" text:visited-style-name="Visited_20_Internet_20_Link">
Israel</text:a>
Do not encourage Takirechi. I do not think that Israel should agree to such things, ”said the Minister, answering questions about the civilian nuclear program of Saudi Arabia in the framework of possible establishment of bilateral relations.</text:p>
      <text:p text:style-name="P4">
Last week, the Government of Israel stated that it was expected to consult with Washington a day of the American-Saudi Agreement, which has an impact on its national security.</text:p>
      <text:p text:style-name="P4">
<text:span text:style-name="T4">
 Read also: </text:span>
 <text:a xlink:type="simple" xlink:href="https://www.ukrinform.ua/rubric-world/3710959-ssa-proponuut-izrailu-spilne-vijskove-planuvanna-sodo-iranu-erusalim-hoce-bilse-podrobic.html" text:style-name="Internet_20_link" text:visited-style-name="Visited_20_Internet_20_Link">
<text:span text:style-name="T4">
 USA </text:span>
 <text:span text:style-name="T4">
 </text:span>
 offer <text:span text:style-name="T4">
 </text:span>
 Israel <text:span text:style-name="T4">
 </text:span>
 Joint <text:span text:style-name="T4">
<text:span text:style-name="T5">
* Military </text:span>
* </text:span>
 planning <text:span text:style-name="T4">
 </text:span>
 <text:span text:style-name="T4">
 in </text:span>
 <text:span text:style-name="T4">
 </text:span>
 Iran <text:span text:style-name="T4">
 - - </text:span>
 Jerusalem <text:span text:style-name="T4">
 </text:span>
 wants <text:span text:style-name="T4">
<text:span text:style-name="T5">
* more </text:span>
* </text:span>
 details **</text:a>
As reported by Ukrinform, the White House seeks the conclusion of the Saudi-Israeli Peace Agreement over the next six to seven months-before the start of the presidential campaign in the United States.</text:p>
      <text:p text:style-name="P4">
News Source: <text:a xlink:type="simple" xlink:href="https://www.ukrinform.ua/rubric-world/3718608-v-izraili-vistupili-proti-rozrobki-civilnoi-adernoi-programi-saudivskoi-aravii.html" text:style-name="Internet_20_link" text:visited-style-name="Visited_20_Internet_20_Link">
https://www.ukrinform.ua/rubric-world/3718608-v-izraili-vistupili-proti-rozrobki-civilnoi-adernoi-programi-saudivskoi-aravii.html</text:a>
</text:p>
      <!--NEWS-->
      <text:h text:style-name="P10" text:outline-level="1">
<text:span text:style-name="T4">
Defense forces advanced in the direction of Orikhovo-Vasilivka and Ivanivsky-painter</text:span>
</text:h>
      <text:p text:style-name="P4">
Authors: Ukrinform (Person)</text:p>
      <text:p text:style-name="P4">
Publisher: Укринформ (Organization)</text:p>
      <text:p text:style-name="P4">
Published Time: 2023-06-05T18:33:00+03:00</text:p>
      <text:p text:style-name="P4">
Modified Time: 2023-06-05T18:33:00+03:00</text:p>
      <text:p text:style-name="P4">
Description: On the Eastern Front, the units of the operational group of Khortytsa troops carry out offensive actions, in several directions Ukrainian defenders have advanced. - Ukrinform.</text:p>
      <text:p text:style-name="P4">
Images: ['<text:a xlink:type="simple" xlink:href="https://static.ukrinform.com/photos/2022_07/thumb_files/630_360_1658997765-194.jpg" text:style-name="Internet_20_link" text:visited-style-name="Visited_20_Internet_20_Link">
630_360_16589...</text:a>
']</text:p>
      <text:p text:style-name="P4">
Tags: ['ЗСУ', 'Війна з Росією', 'Ганна Маляр', 'Контрнаступ']</text:p>
      <text:p text:style-name="P4">
Type: Article</text:p>
      <!--METADATA-->
      <text:p text:style-name="P4">
<draw:frame draw:style-name="fr1" draw:name="Image132" text:anchor-type="as-char" svg:width="6.9236in" svg:height="3.956343in" draw:z-index="0">
<draw:image xlink:href="../Images/yкринформ/2023-06-05T18-33-00-03-00/630_360_1658997765-194.jpg" xlink:type="simple" xlink:show="embed" xlink:actuate="onLoad" draw:mime-type="image/jpeg"/>
</draw:frame>
The Embroidery Front Units of the Khortytsia Strategic Group of Strategic Grouping are carried out by offensive actions, and in several directions, the Ukrainian respects have moved forward.</text:p>
      <text:p text:style-name="P4">
According to Ukrinform, the Deputy Minister of Defense Anna Malyar reported in <text:a xlink:type="simple" xlink:href="https://t.me/annamaliar/815" text:style-name="Internet_20_link" text:visited-style-name="Visited_20_Internet_20_Link">
telegram</text:a>
.</text:p>
      <text:p text:style-name="P4">
“Despite the tough resistance and attempts <text:a xlink:type="simple" xlink:href="https://www.ukrinform.ua/tag-rosijski-vijskovi" text:style-name="Internet_20_link" text:visited-style-name="Visited_20_Internet_20_Link">
enemy</text:a>
To keep the occupied boundaries and positions of our units in the walking of the battles advanced in several directions: Orikhovo-Vasylivka, Paraskovivka from 200-1600 m; Ivanovskoye, Hlyshchiyivka from 100 -700 m, ”she reinforced.</text:p>
      <text:p text:style-name="P4">
The painter added that the fighting is ongoing.</text:p>
      <text:p text:style-name="P4">
<text:span text:style-name="T4">
 Read also: </text:span>
 <text:a xlink:type="simple" xlink:href="https://www.ukrinform.ua/rubric-ato/3718557-sili-oboroni-na-okremih-napramkah-perehodat-do-nastupalnih-dij-mou.html" text:style-name="Internet_20_link" text:visited-style-name="Visited_20_Internet_20_Link">
Defense Forces in Separate Directions are Cutting - Mow</text:a>
As reported <text:a xlink:type="simple" xlink:href="https://www.ukrinform.ua/rubric-ato/3718591-na-bahmutskomu-napramku-sili-oboroni-ruhautsa-vpered-sirskij.html" text:style-name="Internet_20_link" text:visited-style-name="Visited_20_Internet_20_Link">
Ukrinform</text:a>
, the Nabakhmut direction, according to the Colonel-General of Syrsky, the Ukrainian Ranks are moving forward, the destruction of the enemy is ongoing.</text:p>
      <text:p text:style-name="P4">
News Source: <text:a xlink:type="simple" xlink:href="https://www.ukrinform.ua/rubric-ato/3718611-sili-oboroni-prosunulisa-vpered-u-napramku-orihovovasilivki-j-ivanivskogo-malar.html" text:style-name="Internet_20_link" text:visited-style-name="Visited_20_Internet_20_Link">
https://www.ukrinform.ua/rubric-ato/3718611-sili-oboroni-prosunulisa-vpered-u-napramku-orihovovasilivki-j-ivanivskogo-malar.html</text:a>
</text:p>
      <!--NEWS-->
      <text:h text:style-name="P10" text:outline-level="1">
<text:span text:style-name="T4">
Lexus introduced the smallest brand crossover</text:span>
</text:h>
      <text:p text:style-name="P4">
Authors: Ukrinform (Person)</text:p>
      <text:p text:style-name="P4">
Publisher: Укринформ (Organization)</text:p>
      <text:p text:style-name="P4">
Published Time: 2023-06-05T18:43:00+03:00</text:p>
      <text:p text:style-name="P4">
Modified Time: 2023-06-05T18:43:00+03:00</text:p>
      <text:p text:style-name="P4">
Description: Lexus, a Toyota Motor Corporation Corporation's release unit, introduced a new Lexus LBX crossover. - Ukrinform.</text:p>
      <text:p text:style-name="P4">
Images: ['<text:a xlink:type="simple" xlink:href="https://static.ukrinform.com/photos/2023_06/thumb_files/630_360_1685980210-591.jpg" text:style-name="Internet_20_link" text:visited-style-name="Visited_20_Internet_20_Link">
630_360_16859...</text:a>
']</text:p>
      <text:p text:style-name="P4">
Tags: ['Автомобіль', 'Технології', 'Toyota ', ' Lexus']</text:p>
      <text:p text:style-name="P4">
Type: Article</text:p>
      <!--METADATA-->
      <text:p text:style-name="P4">
<draw:frame draw:style-name="fr1" draw:name="Image133" text:anchor-type="as-char" svg:width="6.9236in" svg:height="3.956343in" draw:z-index="0">
<draw:image xlink:href="../Images/yкринформ/2023-06-05T18-43-00-03-00/630_360_1685980210-591.jpg" xlink:type="simple" xlink:show="embed" xlink:actuate="onLoad" draw:mime-type="image/jpeg"/>
</draw:frame>
Lexus, a Toyota Motor Corporation Corporation, a Lexus LBX crossover.</text:p>
      <text:p text:style-name="P4">
As Ukrinform reports, it reports <text:a xlink:type="simple" xlink:href="https://www.autoblog.com/2023/06/05/lexus-lbx-is-a-city-friendly-toyota-based-crossover-for-europe/" text:style-name="Internet_20_link" text:visited-style-name="Visited_20_Internet_20_Link">
Autoblog</text:a>
 .</text:p>
      <text:p text:style-name="P4">
Sizes <text:a xlink:type="simple" xlink:href="https://www.ukrinform.ua/tag-avtomobil" text:style-name="Internet_20_link" text:visited-style-name="Visited_20_Internet_20_Link">
car</text:a>
They make up 419 cm in age, 182 cm in width and 154 cm in height.</text:p>
      <text:p text:style-name="P4">
It is noted that a 1.5-liter-cylinder engine, battery and two generators are installed inside the hybrid crossover.</text:p>
      <text:p text:style-name="P4">
The total capacity of the car is equal to 316 horsepower, and the torque is 136 nm.</text:p>
      <text:p text:style-name="P4">
Inside the LBX offers a 31.2 cm digital panel of I24,8-cm-centimeter touch screen for Lexuslink Connect information and entertainment system.</text:p>
      <text:p text:style-name="P4">
The list of standard and additional functions includes leather upholstery, compatibility with ZApple Carplay and Android Auto, a digital key that the owner can share a strong driver, and the Mark Levinson sound system.</text:p>
      <text:p text:style-name="P4">
LEXUS dealers will start receiving LBX in early 2024, and the Ice aware that the crossover will become one of the company's bestsellers in other countries.</text:p>
      <text:p text:style-name="P4">
<text:span text:style-name="T4">
 Read also: </text:span>
 <text:a xlink:type="simple" xlink:href="https://www.ukrinform.ua/rubric-technology/3692954-toyota-vipustit-10-novih-modelej-elektroavtomobiliv-do-2026-roku.html" text:style-name="Internet_20_link" text:visited-style-name="Visited_20_Internet_20_Link">
Toyota will release 10 new models of electric vehicles by 2026</text:a>
Price information has not been published so far.</text:p>
      <text:p text:style-name="P4">
As reported <text:a xlink:type="simple" xlink:href="https://www.ukrinform.ua/rubric-technology/3717305-hyundai-predstaviv-novij-sportivnij-pozaslahovik.html" text:style-name="Internet_20_link" text:visited-style-name="Visited_20_Internet_20_Link">
Ukrinform</text:a>
, the South Korean carmaker Hyundai presented a new Palisade SUV.  Photo: www.autblog.com_</text:p>
      <text:p text:style-name="P4">
News Source: <text:a xlink:type="simple" xlink:href="https://www.ukrinform.ua/rubric-technology/3718617-lexus-predstaviv-najmensij-krosover-brendu.html" text:style-name="Internet_20_link" text:visited-style-name="Visited_20_Internet_20_Link">
https://www.ukrinform.ua/rubric-technology/3718617-lexus-predstaviv-najmensij-krosover-brendu.html</text:a>
</text:p>
      <!--NEWS-->
      <text:h text:style-name="P10" text:outline-level="1">
<text:span text:style-name="T4">
In Dnipro up to 11 years in prison condemned a woman who made a fatal injection of son</text:span>
</text:h>
      <text:p text:style-name="P4">
Authors: Ukrinform (Person)</text:p>
      <text:p text:style-name="P4">
Publisher: Укринформ (Organization)</text:p>
      <text:p text:style-name="P4">
Published Time: 2023-06-05T18:44:05+03:00</text:p>
      <text:p text:style-name="P4">
Modified Time: 2023-06-05T18:44:05+03:00</text:p>
      <text:p text:style-name="P4">
Description: The Court of Appeal, following the consideration of the complaint of the Prosecutor's Office of Dnipropetrovsk region, increased the penalty from 8 to 11 years of imprisonment to a woman who made a fatal injection of son. - Ukrinform.</text:p>
      <text:p text:style-name="P4">
Images: ['<text:a xlink:type="simple" xlink:href="https://static.ukrinform.com/photos/2018_08/thumb_files/630_360_1534342460-3207.jpg" text:style-name="Internet_20_link" text:visited-style-name="Visited_20_Internet_20_Link">
630_360_15343...</text:a>
']</text:p>
      <text:p text:style-name="P4">
Tags: ['Діти', 'Дніпро', 'Суд', 'Вбивство']</text:p>
      <text:p text:style-name="P4">
Type: Article</text:p>
      <!--METADATA-->
      <text:p text:style-name="P4">
<draw:frame draw:style-name="fr1" draw:name="Image140" text:anchor-type="as-char" svg:width="6.9236in" svg:height="3.956343in" draw:z-index="0">
<draw:image xlink:href="../Images/yкринформ/2023-06-05T18-44-05-03-00/630_360_1534342460-3207.jpg" xlink:type="simple" xlink:show="embed" xlink:actuate="onLoad" draw:mime-type="image/jpeg"/>
</draw:frame>
The Court of Appeal, following the consideration of the complaint of the Dnipropetrovsk Prosecutor's Office, has increased the punishment from 8 to 11 years of imprisonment to a woman who made a mammal injection of son.</text:p>
      <text:p text:style-name="P4">
This was reported on <text:a xlink:type="simple" xlink:href="http://dnipr.gp.gov.ua/ua/news.html" text:style-name="Internet_20_link" text:visited-style-name="Visited_20_Internet_20_Link">
site</text:a>
regional prosecutor's office, reports Ukrinform.</text:p>
      <text:p text:style-name="P4">
“The Dnipropetrovsk Regional Prosecutor's Office has defended in the court of appeal in the form of 11 years of imprisonment for a local resident under the factual <text:a xlink:type="simple" xlink:href="https://www.ukrinform.ua/tag-vbivstvo" text:style-name="Internet_20_link" text:visited-style-name="Visited_20_Internet_20_Link">
murder</text:a>
minors(paragraph 2 of Part 2 of Art. 115 of the Criminal Code of Ukraine)”, - the message said.</text:p>
      <text:p text:style-name="P4">
According to the prosecutor's office, in September 2021, a 39-year-old woman, a pharmacist with a marital education, made an injection of her son at the age of 1 year 8 months with an infantry stimulating medicinal product that is forbidden for free sale.</text:p>
      <text:p text:style-name="P4">
<text:span text:style-name="T4">
 Read also: </text:span>
 <text:a xlink:type="simple" xlink:href="https://www.ukrinform.ua/rubric-kyiv/3718489-u-kievi-zatrimali-colovika-akij-rozbesuvav-pidlitkiv.html" text:style-name="Internet_20_link" text:visited-style-name="Visited_20_Internet_20_Link">
in Kiev detained a man who corrupted teenagers</text:a>
In a state of clinical death, the boy was hospitalized in a regional children's hospital. He died there from acute poisoning with the drug.</text:p>
      <text:p text:style-name="P4">
It is noted that in March 2023 the defendant was found guilty of hub to 8 years of imprisonment.</text:p>
      <text:p text:style-name="P4">
The prosecutors disagreed with the sentence of the court of first instance due to the softness of the appeal, appealed him on appeal.</text:p>
      <text:p text:style-name="P4">
"The Dniprovsky Court of Appeal, having carefully examined the materials, supported the parties of the prosecution and adopted a new sentence," - emphasized the prosecutor's office, adding that he has now had a verdict.</text:p>
      <text:p text:style-name="P4">
<text:span text:style-name="T4">
 Read also: </text:span>
 <text:a xlink:type="simple" xlink:href="https://www.ukrinform.ua/rubric-society/3713894-u-spravi-pro-vbivstvo-5ricnogo-tlavova-uhvalili-virok-prokuratura-oskarzit-risenna-sudu.html" text:style-name="Internet_20_link" text:visited-style-name="Visited_20_Internet_20_Link">
in the case of <text:span text:style-name="T4">
 murder </text:span>
 5 -year -old Tatyv's approved - prosecutor's office will challenge the court decision</text:a>
As <text:a xlink:type="simple" xlink:href="https://www.ukrinform.ua/rubric-society/3713894-u-spravi-pro-vbivstvo-5ricnogo-tlavova-uhvalili-virok-prokuratura-oskarzit-risenna-sudu.html" text:style-name="Internet_20_link" text:visited-style-name="Visited_20_Internet_20_Link">
reported</text:a>
Ukrinform, Pereyaslav-Khmelnytsky City Court on May 25, did the sentence on the murder of a 5-year-old boy in Pereyaslav.</text:p>
      <text:p text:style-name="P4">
News Source: <text:a xlink:type="simple" xlink:href="https://www.ukrinform.ua/rubric-regions/3718614-u-dnipri-do-11-rokiv-uvaznenna-zasudili-zinku-aka-zrobila-smertelnu-inekciu-sinu.html" text:style-name="Internet_20_link" text:visited-style-name="Visited_20_Internet_20_Link">
https://www.ukrinform.ua/rubric-regions/3718614-u-dnipri-do-11-rokiv-uvaznenna-zasudili-zinku-aka-zrobila-smertelnu-inekciu-sinu.html</text:a>
</text:p>
      <!--NEWS-->
      <text:h text:style-name="P10" text:outline-level="1">
<text:span text:style-name="T4">
Russians fired balaclia - at least one dead and eight wounded</text:span>
</text:h>
      <text:p text:style-name="P4">
Authors: Ukrinform (Person)</text:p>
      <text:p text:style-name="P4">
Publisher: Укринформ (Organization)</text:p>
      <text:p text:style-name="P4">
Published Time: 2023-06-05T18:49:00+03:00</text:p>
      <text:p text:style-name="P4">
Modified Time: 2023-06-05T18:49:00+03:00</text:p>
      <text:p text:style-name="P4">
Description: Russian troops fired on Monday, as a result of at least one person and eight wound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Балаклія', 'Війна з Росією']</text:p>
      <text:p text:style-name="P4">
Type: Article</text:p>
      <!--METADATA-->
      <text:p text:style-name="P4">
<draw:frame draw:style-name="fr1" draw:name="Image141" text:anchor-type="as-char" svg:width="6.9236in" svg:height="3.956343in" draw:z-index="0">
<draw:image xlink:href="../Images/yкринформ/2023-06-05T18-49-00-03-00/630_360_1538997483-946.jpg" xlink:type="simple" xlink:show="embed" xlink:actuate="onLoad" draw:mime-type="image/jpeg"/>
</draw:frame>
The Russian troops fired on Monday Monday, as a result, at least one person was killed and eight were injured.</text:p>
      <text:p text:style-name="P4">
This was reported in <text:a xlink:type="simple" xlink:href="http://t.me/synegubov/6360" text:style-name="Internet_20_link" text:visited-style-name="Visited_20_Internet_20_Link">
telegram</text:a>
Oleg Synigubov, Head of Kharkiv Ova, reports Ukrinform.</text:p>
      <text:p text:style-name="P4">
"The Russian invaders hit Balakliya. As of now, it is known about one zoom and eight wounded," the post reads.</text:p>
      <text:p text:style-name="P4">
All profile services work on the ground, Synugubov added.</text:p>
      <text:p text:style-name="P4">
The information is specified.</text:p>
      <text:p text:style-name="P4">
<text:span text:style-name="T4">
 Read also: </text:span>
 <text:a xlink:type="simple" xlink:href="https://www.ukrinform.ua/rubric-ato/3718311-rosijski-vijska-zranku-obstrilali-kupansk.html" text:style-name="Internet_20_link" text:visited-style-name="Visited_20_Internet_20_Link">
Russian troops in the morning fired <text:span text:style-name="T4">
 KUS </text:span>
 '<text:span text:style-name="T4">
 Yansk </text:span>
</text:a>
As reported by Ukrinform with reference to the chief of Kharkiv OVA Olegasinegubova, in the Kharkiv Regional Military Administration, the issue of possible forced evacuation from the border settlements of the region is resolved, since the number of [shelling] increased there <text:a xlink:type="simple" xlink:href="https://www.ukrinform.ua/tag-obstril" text:style-name="Internet_20_link" text:visited-style-name="Visited_20_Internet_20_Link">
shelling</text:a>
 .</text:p>
      <text:p text:style-name="P4">
News Source: <text:a xlink:type="simple" xlink:href="https://www.ukrinform.ua/rubric-ato/3718616-rosiani-obstrilali-balakliu-sonajmense-odin-zagiblij-i-visim-poranenih.html" text:style-name="Internet_20_link" text:visited-style-name="Visited_20_Internet_20_Link">
https://www.ukrinform.ua/rubric-ato/3718616-rosiani-obstrilali-balakliu-sonajmense-odin-zagiblij-i-visim-poranenih.html</text:a>
</text:p>
      <!--NEWS-->
      <text:h text:style-name="P10" text:outline-level="1">
<text:span text:style-name="T4">
The Russian Federation holds about 27 thousand civilian hostages: Lubinets sought help from the Vatican</text:span>
</text:h>
      <text:p text:style-name="P4">
Authors: Ukrinform (Person)</text:p>
      <text:p text:style-name="P4">
Publisher: Укринформ (Organization)</text:p>
      <text:p text:style-name="P4">
Published Time: 2023-06-05T18:51:00+03:00</text:p>
      <text:p text:style-name="P4">
Modified Time: 2023-06-05T18:51:00+03:00</text:p>
      <text:p text:style-name="P4">
Description: The Verkhovna Rada Commissioner for Human Rights Dmitry Lubins called Cardinal Matteo Maria Zuppi, Archbishop of Bologna and the President of the Italian Bishopric Conference, to promote the return of civilian hostages, including priests held by the Russian Federation. - Ukrinform.</text:p>
      <text:p text:style-name="P4">
Images: ['<text:a xlink:type="simple" xlink:href="https://static.ukrinform.com/photos/2023_06/thumb_files/630_360_1685975062-307.jpg" text:style-name="Internet_20_link" text:visited-style-name="Visited_20_Internet_20_Link">
630_360_16859...</text:a>
']</text:p>
      <text:p text:style-name="P4">
Tags: ['Ватикан', 'Заручники', 'Війна з Росією', 'Дмитро Лубінець']</text:p>
      <text:p text:style-name="P4">
Type: Article</text:p>
      <!--METADATA-->
      <text:p text:style-name="P4">
<draw:frame draw:style-name="fr1" draw:name="Image142" text:anchor-type="as-char" svg:width="6.9236in" svg:height="3.956343in" draw:z-index="0">
<draw:image xlink:href="../Images/yкринформ/2023-06-05T18-51-00-03-00/630_360_1685975062-307.jpg" xlink:type="simple" xlink:show="embed" xlink:actuate="onLoad" draw:mime-type="image/jpeg"/>
</draw:frame>
The Commissioner of the Verkhovna Rada for Human Rights Dmitry Lubinz called Cardinlamattoo Maria Zuppi, Archbishop of Bologna and the President of the Italian Eye Bishopric Conference, to promote the return of civilian hostages, which also holds the priests held by the Russian Federation.</text:p>
      <text:p text:style-name="P4">
According to Ukrinform correspondent, this was discussed at a meeting that took place in Kiev Monday.</text:p>
      <text:p text:style-name="P4">
“The Russian Federation is massively detained by civilians. The approximate figure we contacted is 27 thousand citizens of Ukraine. But it is impossible to install accurately. There are also priests. And from different denominations. Separately, I will draw your attention to Nate that two priests <text:a xlink:type="simple" xlink:href="https://www.ukrinform.ua/tag-ugkc" text:style-name="Internet_20_link" text:visited-style-name="Visited_20_Internet_20_Link">
Ukrainian Greek Catholic Church</text:a>
They were detained on a temporarily occupying territory and are held captive by the Russian Federation. We are also asking us to do everything possible to save them, ”Lubin said.</text:p>
      <text:p text:style-name="P4">
<text:span text:style-name="T4">
 Read also: </text:span>
 <text:a xlink:type="simple" xlink:href="https://www.ukrinform.ua/rubric-society/3718588-predstavnik-vatikanu-v-ukraini-cerkva-zrobit-vse-mozlive-dla-zahistu-zitta-ditej.html" text:style-name="Internet_20_link" text:visited-style-name="Visited_20_Internet_20_Link">
Vatican representative - in Ukraine: the church will make the most likely to protect children's life</text:a>
According to him, the priests are in the colony. “The Russian Federation has rejuvenated the rights of believers in temporarily occupied territories. 305 religious structures have been directly destroyed, ”the Ombudsman added.</text:p>
      <text:p text:style-name="P4">
<text:span text:style-name="T4">
 Read also: </text:span>
 <text:a xlink:type="simple" xlink:href="https://www.ukrinform.ua/rubric-society/3718570-lubinec-rozpoviv-poslancu-papi-rimskogo-pro-zlocini-rf-sodo-ukrainskih-ditej.html" text:style-name="Internet_20_link" text:visited-style-name="Visited_20_Internet_20_Link">
Lubinets told messenger <text:span text:style-name="T4">
 Pope </text:span>
 Roman about the crime of Ukrainian children</text:a>
As it was reported, Pope Francis's envoy on peace in Ukraine in Ukraine Matteo Zuppi on June 5-6 is in Kiev on a visit. The main goal is to listen to the Ukrainian authorities about the possible ways to achieve a fair liberty and to support the gestures of humanity that will help to weaken tensions.</text:p>
      <text:p text:style-name="P4">
<text:span text:style-name="T5">
Foto: Dmitry Lubinz, Facebook</text:span>
</text:p>
      <text:p text:style-name="P4">
News Source: <text:a xlink:type="simple" xlink:href="https://www.ukrinform.ua/rubric-society/3718595-rf-trimae-blizko-27-tisac-civilnih-zarucnikiv-lubinec-zvernuvsa-po-dopomogu-do-vatikanu.html" text:style-name="Internet_20_link" text:visited-style-name="Visited_20_Internet_20_Link">
https://www.ukrinform.ua/rubric-society/3718595-rf-trimae-blizko-27-tisac-civilnih-zarucnikiv-lubinec-zvernuvsa-po-dopomogu-do-vatikanu.html</text:a>
</text:p>
      <!--NEWS-->
      <text:h text:style-name="P10" text:outline-level="1">
<text:span text:style-name="T4">
Russian troops unsuccessfully conducted offensive actions in four directions</text:span>
</text:h>
      <text:p text:style-name="P4">
Authors: Ukrinform (Person)</text:p>
      <text:p text:style-name="P4">
Publisher: Укринформ (Organization)</text:p>
      <text:p text:style-name="P4">
Published Time: 2023-06-05T18:54:10+03:00</text:p>
      <text:p text:style-name="P4">
Modified Time: 2023-06-05T18:54:10+03:00</text:p>
      <text:p text:style-name="P4">
Description: The Russian invaders during the day had unsuccessful offensive actions in the Linan, Bakhmut and Avdeevsky directions. In the Marinka area, the Defense Forces repelled all 8 enemy attacks.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43" text:anchor-type="as-char" svg:width="6.9236in" svg:height="3.956343in" draw:z-index="0">
<draw:image xlink:href="../Images/yкринформ/2023-06-05T18-54-10-03-00/630_360_1682620469-597.jpg" xlink:type="simple" xlink:show="embed" xlink:actuate="onLoad" draw:mime-type="image/jpeg"/>
</draw:frame>
The Russian -enchantments during the day took unsuccessful offensive actions in the Linansk, Bakhmut and Avdiivsky directions. There are 8 enemy attacks in Marinka's defense forces.</text:p>
      <text:p text:style-name="P4">
As Ukrinform reports, about it on <text:a xlink:type="simple" xlink:href="https://www.facebook.com/GeneralStaff.ua/posts/599682005678215" text:style-name="Internet_20_link" text:visited-style-name="Visited_20_Internet_20_Link">
Facebook</text:a>
The General Staff service reports.</text:p>
      <text:p text:style-name="P4">
“During the day, the enemy struck and 19 aviation strikes, made 30 shelling of rocket launchers on the positions of our military and settlements. Unfortunately, in addition to destroyed infrastructure, peaceful people were injured. The likelihood of the task of rocket tauvation strikes throughout Ukraine remains high, ”the message goes.</text:p>
      <text:p text:style-name="P4">
As it is noted, the enemy continues to focus the main efforts on attempting to occupy the full occupation of Lugansk and Donetsk regions. During the day there were 25 fighting collisions.</text:p>
      <text:p text:style-name="P4">
On <text:span text:style-name="T4">
 Volynskyi </text:span>
 and <text:span text:style-name="T4">
 Polissya directions </text:span>
 Operational situation of non -significant changes, no signs of formation of offensive groups have been identified. The Republic of Belarus continues to support Russian armed aggression - the preparation of units of the enemy continues on its polygons.</text:p>
      <text:p text:style-name="P4">
<text:span text:style-name="T4">
 Read also: </text:span>
 <text:a xlink:type="simple" xlink:href="https://www.ukrinform.ua/rubric-ato/3718611-sili-oboroni-prosunulisa-vpered-u-napramku-orihovovasilivki-j-ivanivskogo-malar.html" text:style-name="Internet_20_link" text:visited-style-name="Visited_20_Internet_20_Link">
defense forces advanced in the direction of Orikhovo-Vasilivka and Ivanovsky-<text:span text:style-name="T4">
 painter </text:span>
</text:a>
It is also reported that on <text:span text:style-name="T4">
 Siversky </text:span>
 and <text:span text:style-name="T4">
 Slobozhansky directions </text:span>
 the enemy continues to maintain military presence in border with Ukraine. During the day, the enemy struck in the districts of Ogirtseve Tagatyshche of Kharkiv region. Made mortar and artillery shelter-seated points in the middle-Buda, Baranivka, Bunyakine, Volfine, Kindrativka, Veliky Pisarivka, Shevchenko, Oleksandrivka of Sumy region, as well as Basova, Sotnitsky Cossack, Guiiv Kozachok, Uda, Veterinary, High, High, Vita. Yanka, Starytsya, Ogirtseve, Hatyshche, Pletenivka, Vovchansk, Mykolaivka, Nesterne, Budarka, Zarubinka, Shevyakivka, Odrada in Kharkiv region.</text:p>
      <text:p text:style-name="P4">
On the <text:span text:style-name="T4">
 Kupyansk direction </text:span>
 during the day of artillery and mortar arms enemy suffered a well, Krasne first, Novomlinsk, Kutkovka, two -year, Western, Kislivka, Berestovo, Kharkiv region and Novoselovsk Luhansk region.<text:span text:style-name="T4">
 Read also: </text:span>
 <text:a xlink:type="simple" xlink:href="https://www.ukrinform.ua/rubric-ato/3718591-na-bahmutskomu-napramku-sili-oboroni-ruhautsa-vpered-sirskij.html" text:style-name="Internet_20_link" text:visited-style-name="Visited_20_Internet_20_Link">
in the Bakhmut direction of defense forces move forward - <text:span text:style-name="T4">
 Syrsky </text:span>
</text:a>
In the <text:span text:style-name="T4">
 Bakhmut direction </text:span>
 the enemy conducted offensive actions in the direction of theuvanovsky, had no success. He has struck in the areas of Toretsk Tabila Mountain of Donetsk region. From the enemy artillery shelling of the settlements of Vasyukivka, Orikhovo-Vasylivka, Chrome, Yar, Ivanivske, Stupochka, White Gora, Diliyivka and New York of Donetsk region.</text:p>
      <text:p text:style-name="P4">
In addition, in the <text:span text:style-name="T4">
 Avdeevsky direction </text:span>
 the enemy made an unsuccessful attempt at the Nevelsky. He struck aviation in the Avdiivkidonetsk region. He made artillery shelling of settlements, Avdiivka, Lastokne, Severne, Pervomaisk, Karlovka, Nevelskoye Donetsk region.</text:p>
      <text:p text:style-name="P4">
In the <text:span text:style-name="T4">
 Marinsky direction </text:span>
 Ukrainian defenders repelled all 8 attractions in the city of Marinka, at the same time the enemy caused aviation hazards within the settlement. Artillery shellings were acute, Georgiyivka, Marinka, Venta, Novomikhailivka of Donetsk region.</text:p>
      <text:p text:style-name="P4">
In the <text:span text:style-name="T4">
 Shakhtar direction </text:span>
 the enemy struck in the area of the Velikovosilka. Made <text:a xlink:type="simple" xlink:href="https://www.ukrinform.ua/tag-obstril" text:style-name="Internet_20_link" text:visited-style-name="Visited_20_Internet_20_Link">
shelling</text:a>
settlements of carbon, Prychistivka, Novoukrainka and Uremivka of Donetsk region.</text:p>
      <text:p text:style-name="P4">
On <text:span text:style-name="T4">
 Zaporizhzhya </text:span>
 and <text:span text:style-name="T4">
 Kherson directions </text:span>
 the enemy continues the Varioron actions. Struck the Berislav of the Kherson region. Artillery shelling of settlements Burlatske, Novosilka, Zelenopole, Novopil, Temirivka of Donetsk region; Olgivske, Poltavka, Malynivka, Gulyaipole, Railway, Gulyaypil, Magic, White, Mala Tokmachka, Novodanylivka, Transfiguration, Novoandriyivka, Shcherbaki, Steppe and Kamianskzaposhka region; Cossack, Mykilsk, Dniprovske Kherson region Tamisto Kherson.</text:p>
      <text:p text:style-name="P4">
<text:span text:style-name="T4">
 Read also: </text:span>
 <text:a xlink:type="simple" xlink:href="https://www.ukrinform.ua/rubric-ato/3718464-rosiani-zaznali-vtrat-na-limanokupanskomu-ta-bahmutskomu-napramkah-cerevatij.html" text:style-name="Internet_20_link" text:visited-style-name="Visited_20_Internet_20_Link">
Russians suffered losses in the Limano -Kupyansky Tabakhmut directions - Cherry</text:a>
</text:p>
      <text:p text:style-name="P4">
<text:span text:style-name="T5">
Foto: General Staff of the Armed Forces</text:span>
</text:p>
      <text:p text:style-name="P4">
News Source: <text:a xlink:type="simple" xlink:href="https://www.ukrinform.ua/rubric-ato/3718620-vijska-rf-bezuspisno-veli-nastupalni-dii-na-cotiroh-napramkah.html" text:style-name="Internet_20_link" text:visited-style-name="Visited_20_Internet_20_Link">
https://www.ukrinform.ua/rubric-ato/3718620-vijska-rf-bezuspisno-veli-nastupalni-dii-na-cotiroh-napramkah.html</text:a>
</text:p>
      <!--NEWS-->
      <text:h text:style-name="P10" text:outline-level="1">
<text:span text:style-name="T4">
In Luhansk region, Russian military is taken to hospitals of wounded trucks - General Staff</text:span>
</text:h>
      <text:p text:style-name="P4">
Authors: Ukrinform (Person)</text:p>
      <text:p text:style-name="P4">
Publisher: Укринформ (Organization)</text:p>
      <text:p text:style-name="P4">
Published Time: 2023-06-05T18:57:15+03:00</text:p>
      <text:p text:style-name="P4">
Modified Time: 2023-06-05T18:57:15+03:00</text:p>
      <text:p text:style-name="P4">
Description: In Luhansk region, twenty trucks with the wounded were transported to the school building, converted to the field hospital of invaders.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Генштаб', 'Луганщина', 'Поранені', 'Російські військові']</text:p>
      <text:p text:style-name="P4">
Type: Article</text:p>
      <!--METADATA-->
      <text:p text:style-name="P4">
<draw:frame draw:style-name="fr1" draw:name="Image144" text:anchor-type="as-char" svg:width="6.9236in" svg:height="3.956343in" draw:z-index="0">
<draw:image xlink:href="../Images/yкринформ/2023-06-05T18-57-15-03-00/630_360_1649246846-820.jpg" xlink:type="simple" xlink:show="embed" xlink:actuate="onLoad" draw:mime-type="image/jpeg"/>
</draw:frame>
Naulganschyna to the building of the school, converted to the field hospital of the invaders, was sent twenty trucks with the wounded.</text:p>
      <text:p text:style-name="P4">
As Ukrinform reports, about it on <text:a xlink:type="simple" xlink:href="http://www.facebook.com/GeneralStaff.ua/posts/599682005678215" text:style-name="Internet_20_link" text:visited-style-name="Visited_20_Internet_20_Link">
Facebook</text:a>
The General Staff service reports.</text:p>
      <text:p text:style-name="P4">
“Continuing armed aggression, Russian occupation troops are more loss. Only on June 3, only twenty trucks of wounded occupiers were sent to the building of a school converted to a field hospital, in one of the settlements of the Luhansk region. It is also known that about two hundred experts are already underway at the specified treatment, ”the message reads.</text:p>
      <text:p text:style-name="P4">
It is also noted that in the Kupyansk direction the enemy is forced to use the civilian buildings of settlements of Kharkiv region of the unity of the morgues, but without proper equipment.</text:p>
      <text:p text:style-name="P4">
*!(https://www.ukrinform.ua/rubric-ato/3718213-u-genstabi-utocnili-kilkist-zbitih-unoci-sahediv.html)As reported by Ukrinform, from February 24, 2022 to June 3, 2023, about 210 thousand 350 Russian invaders were liquidated from February 24, 2023, and another 410 people were in the past day. Also destroyed 3848 enemy <text:a xlink:type="simple" xlink:href="https://www.ukrinform.ua/tag-tank" text:style-name="Internet_20_link" text:visited-style-name="Visited_20_Internet_20_Link">
tanks</text:a>
 (+11), combat armored vehicles - 7523(+11), artillery systems - 3567(+12), RSWV - 584(+1), air defense means - 349(+5), planes - 313(+0), helicopters - 298(+0), UAV Operations-tactical level-3189(+14), winged missiles - 1136(+4), ships / boats - 18(+0), car equipment and tanks - 6312(+7), special equipment - 484(+5).</text:p>
      <text:p text:style-name="P4">
News Source: <text:a xlink:type="simple" xlink:href="https://www.ukrinform.ua/rubric-ato/3718624-na-lugansini-rosijski-vijskovi-zvozat-do-spitaliv-poranenih-vantazivkami-genstab.html" text:style-name="Internet_20_link" text:visited-style-name="Visited_20_Internet_20_Link">
https://www.ukrinform.ua/rubric-ato/3718624-na-lugansini-rosijski-vijskovi-zvozat-do-spitaliv-poranenih-vantazivkami-genstab.html</text:a>
</text:p>
      <!--NEWS-->
      <text:h text:style-name="P10" text:outline-level="1">
<text:span text:style-name="T4">
From the sales of the edition "The Ghost of Kiev. Manga »More than 1.3 million have been transferred to the Armed Forces Aid</text:span>
</text:h>
      <text:p text:style-name="P4">
Authors: Ukrinform (Person)</text:p>
      <text:p text:style-name="P4">
Publisher: Укринформ (Organization)</text:p>
      <text:p text:style-name="P4">
Published Time: 2023-06-05T19:08:00+03:00</text:p>
      <text:p text:style-name="P4">
Modified Time: 2023-06-05T19:08:00+03:00</text:p>
      <text:p text:style-name="P4">
Description: From the sales of the Ukrainian edition "The Ghost of Kiev. Manga »More than UAH 1.3 million has been transferred to the Armed Forces. - Ukrinform.</text:p>
      <text:p text:style-name="P4">
Images: ['<text:a xlink:type="simple" xlink:href="https://static.ukrinform.com/photos/2023_06/thumb_files/630_360_1685980830-372.jpg" text:style-name="Internet_20_link" text:visited-style-name="Visited_20_Internet_20_Link">
630_360_16859...</text:a>
']</text:p>
      <text:p text:style-name="P4">
Tags: ['Література', 'ЗСУ', 'Комікс', 'Привид Києва']</text:p>
      <text:p text:style-name="P4">
Type: Article</text:p>
      <!--METADATA-->
      <text:p text:style-name="P4">
<draw:frame draw:style-name="fr1" draw:name="Image145" text:anchor-type="as-char" svg:width="6.9236in" svg:height="3.956343in" draw:z-index="0">
<draw:image xlink:href="../Images/yкринформ/2023-06-05T19-08-00-03-00/630_360_1685980830-372.jpg" xlink:type="simple" xlink:show="embed" xlink:actuate="onLoad" draw:mime-type="image/jpeg"/>
</draw:frame>
From the sales Ukrainian edition "The Ghost of Kiev. Manga »More than UAH 1.3 million has been transferred to the Armed Forces.</text:p>
      <text:p text:style-name="P4">
He wrote about it in <text:a xlink:type="simple" xlink:href="https://www.facebook.com/viktor.kruglov.98/posts/pfbid02NKXhbJ3Fj4br1MKdBbVmRbo5PBHLsyiSsga5ZkYMLsLBAZjLeDeX3SE2FutdVPv3l" text:style-name="Internet_20_link" text:visited-style-name="Visited_20_Internet_20_Link">
Facebook</text:a>
The founder and CEO of Kharkiv Publishing House "Morning" Viktorkruglov, reports Ukrinform.</text:p>
      <text:p text:style-name="P4">
“1 330 000 UAH is transferred to the help <text:a xlink:type="simple" xlink:href="https://www.ukrinform.ua/tag-armia" text:style-name="Internet_20_link" text:visited-style-name="Visited_20_Internet_20_Link">
of the Armed Forces</text:a>
Thanks to the "Ghost of Kiev", published by the Morning Publishing House, " - reported Kruglov.</text:p>
      <text:p text:style-name="P4">
Earlier, the publishing house noted that during the preparation of the publication, they decided to transfer a copy of the sold copy to the needs of the Armed Forces and the help of the dead pilots. The cost of publication on the site "Morning" - 149 UAH.</text:p>
      <text:p text:style-name="P4">
"The Ghost of Kiev" - translation of the Ukrainian work by the Japanese author Matsud Jiko(The pseudonym of the famous author Mangudo-san)who is inspired by the heroic Ukrainian Ukrainian pilots.</text:p>
      <text:p text:style-name="P4">
Manga - Japanese comics; In the form in which it exists today, began to grow after the Second World War. Manga is recognized as a form of art and as a literary phenomenon. There are many works of different genres and themes: adventures, romance, sports, history, humor, science fiction, horrors, erotica and others, designed for different age groups, gender and more. Since 1950, Manga has become a large branch of Japanese book publishing, has become popular in many countries around the world.</text:p>
      <text:p text:style-name="P4">
<text:span text:style-name="T4">
 Read also: </text:span>
 <text:a xlink:type="simple" xlink:href="https://www.ukrinform.ua/rubric-culture/3714195-v-ukraini-stvorili-persij-u-sviti-komiks-pro-bors.html" text:style-name="Internet_20_link" text:visited-style-name="Visited_20_Internet_20_Link">
in Ukraine created the world's first <text:span text:style-name="T4">
 comic book </text:span>
 about borsch</text:a>
Almost all manga is drawn and appeared in black and white.</text:p>
      <text:p text:style-name="P4">
As reported by Ukrinform, from the beginning of the war from a special account, the Open -State Bank, almost UAH 25.3 billion has been transferred to the needs of defense.</text:p>
      <text:p text:style-name="P4">
News Source: <text:a xlink:type="simple" xlink:href="https://www.ukrinform.ua/rubric-culture/3718626-z-prodaziv-vidanna-privid-kieva-manga-ponad-13-miljona-pererahuvali-na-dopomogu-zsu.html" text:style-name="Internet_20_link" text:visited-style-name="Visited_20_Internet_20_Link">
https://www.ukrinform.ua/rubric-culture/3718626-z-prodaziv-vidanna-privid-kieva-manga-ponad-13-miljona-pererahuvali-na-dopomogu-zsu.html</text:a>
</text:p>
      <!--NEWS-->
      <text:h text:style-name="P10" text:outline-level="1">
<text:span text:style-name="T4">
Aviation, missile troops and Armed Forces Artillery have struck 30 beats at enemy positions</text:span>
</text:h>
      <text:p text:style-name="P4">
Authors: Ukrinform (Person)</text:p>
      <text:p text:style-name="P4">
Publisher: Укринформ (Organization)</text:p>
      <text:p text:style-name="P4">
Published Time: 2023-06-05T19:10:03+03:00</text:p>
      <text:p text:style-name="P4">
Modified Time: 2023-06-05T19:10:03+03:00</text:p>
      <text:p text:style-name="P4">
Description: The aviation of the Defense Forces of Ukraine in the day struck 20 beats on the positions of the Russian troops, units of missile troops and artillery struck 10 areas of concentration of the enemy's live strength. - Ukrinform.</text:p>
      <text:p text:style-name="P4">
Images: ['<text:a xlink:type="simple" xlink:href="https://static.ukrinform.com/photos/2022_11/thumb_files/630_360_1667494999-690.jpg" text:style-name="Internet_20_link" text:visited-style-name="Visited_20_Internet_20_Link">
630_360_16674...</text:a>
']</text:p>
      <text:p text:style-name="P4">
Tags: ['Авіація', 'ЗСУ', 'Війна з Росією', '#stoprussia']</text:p>
      <text:p text:style-name="P4">
Type: Article</text:p>
      <!--METADATA-->
      <text:p text:style-name="P4">
<draw:frame draw:style-name="fr1" draw:name="Image146" text:anchor-type="as-char" svg:width="6.9236in" svg:height="3.956343in" draw:z-index="0">
<draw:image xlink:href="../Images/yкринформ/2023-06-05T19-10-03-03-00/630_360_1667494999-690.jpg" xlink:type="simple" xlink:show="embed" xlink:actuate="onLoad" draw:mime-type="image/jpeg"/>
</draw:frame>
The Aviation for Defense of Ukraine for a day struck 20 beats on the positions of Russian troops, units of missile troops and artillery struck 10 areas of concentration of the living sewage of the enemy.</text:p>
      <text:p text:style-name="P4">
According to Ukrinform, about it on <text:a xlink:type="simple" xlink:href="https://www.facebook.com/GeneralStaff.ua/posts/599682005678215" text:style-name="Internet_20_link" text:visited-style-name="Visited_20_Internet_20_Link">
Facebook</text:a>
The Present Service of the Armed Forces General Staff reports.</text:p>
      <text:p text:style-name="P4">
“Aviation of defense forces per day made 18 strokes in the areas of concentration of the personal staff and 2 - on the anti -aircraft missile complexes of the enemy. Our defenders destroyed 1 enemy reconnaissance <text:a xlink:type="simple" xlink:href="https://www.ukrinform.ua/tag-bezpilotnik" text:style-name="Internet_20_link" text:visited-style-name="Visited_20_Internet_20_Link">
UAV</text:a>
”, - the message says.</text:p>
      <text:p text:style-name="P4">
In addition, the units of rocket troops and artillery during the day were struck by 2 governments, 10 areas of concentration of live force, weapons and military equipment, ammunition composition, anti-aircraft missile complex and 3 artillery units of the enemy at fire positions, the press service reported.</text:p>
      <text:p text:style-name="P4">
<text:span text:style-name="T4">
 Read also: </text:span>
 [<text:span text:style-name="T4">
 troops </text:span>
 RF <text:span text:style-name="T4">
 unsuccessfully </text:span>
 <text:span text:style-name="T4">
 led </text:span>
 <text:span text:style-name="T4">
 offensive </text:span>
**(https://www.ukrinform.ua/rubric-ato/3718620-vijska-rf-bezuspisno-veli-nastupalni-dii-na-cotiroh-napramkah.html)As reported by Ukrinform, the Defense Forces of Ukraine from February 24, 2022 to June 3, 2023 <text:a xlink:type="simple" xlink:href="https://www.ukrinform.ua/rubric-ato/3718303-sili-oboroni-znisili-vze-210-tisac-350-rosian.html" text:style-name="Internet_20_link" text:visited-style-name="Visited_20_Internet_20_Link">
eliminated about 210 thousand 350 Russian invaders</text:a>
, at the same time - 410.</text:p>
      <text:p text:style-name="P4">
News Source: <text:a xlink:type="simple" xlink:href="https://www.ukrinform.ua/rubric-ato/3718627-aviacia-raketni-vijska-ta-artileria-zsu-zavdali-30-udariv-po-poziciah-voroga.html" text:style-name="Internet_20_link" text:visited-style-name="Visited_20_Internet_20_Link">
https://www.ukrinform.ua/rubric-ato/3718627-aviacia-raketni-vijska-ta-artileria-zsu-zavdali-30-udariv-po-poziciah-voroga.html</text:a>
</text:p>
      <!--NEWS-->
      <text:h text:style-name="P10" text:outline-level="1">
<text:span text:style-name="T4">
In Khmelnytskyi, seven years prisons were given to the driver of a truck who knocked down the death of a terroboron fighter</text:span>
</text:h>
      <text:p text:style-name="P4">
Authors: Ukrinform (Person)</text:p>
      <text:p text:style-name="P4">
Publisher: Укринформ (Organization)</text:p>
      <text:p text:style-name="P4">
Published Time: 2023-06-05T19:30:00+03:00</text:p>
      <text:p text:style-name="P4">
Modified Time: 2023-06-05T19:30:00+03:00</text:p>
      <text:p text:style-name="P4">
Description: In the Khmelnytsky region, the court imposed a punishment in the form of seven years imprisonment by a truck driver, which knocked to death on a checkpoint of military territorial defense. - Ukrinform.</text:p>
      <text:p text:style-name="P4">
Images: ['<text:a xlink:type="simple" xlink:href="https://static.ukrinform.com/photos/2023_06/thumb_files/630_360_1685982439-461.jpeg" text:style-name="Internet_20_link" text:visited-style-name="Visited_20_Internet_20_Link">
630_360_16859...</text:a>
']</text:p>
      <text:p text:style-name="P4">
Tags: ['Смерть', 'Суд', 'Вантажівка', 'Тероборона']</text:p>
      <text:p text:style-name="P4">
Type: Article</text:p>
      <!--METADATA-->
      <text:p text:style-name="P4">
<draw:frame draw:style-name="fr1" draw:name="Image147" text:anchor-type="as-char" svg:width="6.9236in" svg:height="3.956343in" draw:z-index="0">
<draw:image xlink:href="../Images/yкринформ/2023-06-05T19-30-00-03-00/630_360_1685982439-461.jpeg" xlink:type="simple" xlink:show="embed" xlink:actuate="onLoad" draw:mime-type="image/jpeg"/>
</draw:frame>
The Uchmelnitsky region the court imposed a punishment in the form of seven years deprivation of the driver of a truck, which knocked to death on a checkpoint of military territorial defense.</text:p>
      <text:p text:style-name="P4">
According to Ukrinform, this was reported <text:a xlink:type="simple" xlink:href="https://www.gp.gov.ua/ua/posts/na-xmelniccini-do-7-rokiv-za-gratami-zasudzeno-vodiya-vantazivki-yakii-na-blokpostu-nasmert-zbiv-viiskovogo-teroboroni-shhe-dvox-travmuvav" text:style-name="Internet_20_link" text:visited-style-name="Visited_20_Internet_20_Link">
Office of Prosecutor General</text:a>
.</text:p>
      <text:p text:style-name="P4">
The Kyiv resident is found guilty of a violation of alcohol intoxication of traffic safety, which caused <text:a xlink:type="simple" xlink:href="https://www.ukrinform.ua/tag-smert" text:style-name="Internet_20_link" text:visited-style-name="Visited_20_Internet_20_Link">
death</text:a>
one victim and bodily injury to the average severity by two other(Part 3 of Art. 286-1 of the Criminal Code of Ukraine).</text:p>
      <text:p text:style-name="P4">
In addition to imprisonment, the SUD for six years deprived the person's right to manage transport.</text:p>
      <text:p text:style-name="P4">
Prosecutors proved that in April 2022 the driver of the DAF truck was not failed to a stationary territorial defense checkpoint near Seladavidkivtsi.</text:p>
      <text:p text:style-name="P4">
The attacker did not reduce the speed of traffic and allow a collision with another car with a concrete fence of the checkpoint at which the military was located, resulting in one fighter of the trooroborons from the injuries died on the spot, generously injured.</text:p>
      <text:p text:style-name="P4">
<text:span text:style-name="T4">
 Read also: </text:span>
 <text:a xlink:type="simple" xlink:href="https://www.ukrinform.ua/rubric-regions/3715254-na-cerkasini-poprosalisa-iz-nacgvardijcem-akogo-na-smert-zbiv-sudda.html" text:style-name="Internet_20_link" text:visited-style-name="Visited_20_Internet_20_Link">
in Cherkasy region said goodbye to the National Guard, whom the judge was killed</text:a>
It is established that the level of alcohol in the blood of the convicted exceeded the norm in 16 times.</text:p>
      <text:p text:style-name="P4">
Before the court, the man was in custody.</text:p>
      <text:p text:style-name="P4">
As reported <text:a xlink:type="simple" xlink:href="https://www.ukrinform.ua/rubric-society/3715069-suddu-tandira-vzali-pid-vartu-bez-prava-zastavi.html" text:style-name="Internet_20_link" text:visited-style-name="Visited_20_Internet_20_Link">
Ukrinform</text:a>
, on suspicion of a deadly road accident, UKIEV was taken in custody by the chairman of the Makariv district court Alexei Tandir, who knocked down the 23-year-old Guards to death.</text:p>
      <text:p text:style-name="P4">
<text:span text:style-name="T5">
Foto: www.gp.gov.ua</text:span>
</text:p>
      <text:p text:style-name="P4">
News Source: <text:a xlink:type="simple" xlink:href="https://www.ukrinform.ua/rubric-regions/3718635-na-hmelniccini-sim-rokiv-turmi-dali-vodiu-vantazivki-akij-zbiv-na-smert-bijca-teroboroni.html" text:style-name="Internet_20_link" text:visited-style-name="Visited_20_Internet_20_Link">
https://www.ukrinform.ua/rubric-regions/3718635-na-hmelniccini-sim-rokiv-turmi-dali-vodiu-vantazivki-akij-zbiv-na-smert-bijca-teroboroni.html</text:a>
</text:p>
      <!--NEWS-->
      <text:h text:style-name="P10" text:outline-level="1">
<text:span text:style-name="T4">
In Odessa exposed illegal exporters of grain - seized 9,000 tons of products</text:span>
</text:h>
      <text:p text:style-name="P4">
Authors: Ukrinform (Person)</text:p>
      <text:p text:style-name="P4">
Publisher: Укринформ (Organization)</text:p>
      <text:p text:style-name="P4">
Published Time: 2023-06-05T19:30:44+03:00</text:p>
      <text:p text:style-name="P4">
Modified Time: 2023-06-05T19:30:44+03:00</text:p>
      <text:p text:style-name="P4">
Description: The Kyiv City Prosecutor's Office opened and stopped a large -scale grain selling scheme, organized in Odessa. - Ukrinform.</text:p>
      <text:p text:style-name="P4">
Images: ['<text:a xlink:type="simple" xlink:href="https://static.ukrinform.com/photos/2022_11/thumb_files/630_360_1669632623-529.jpg" text:style-name="Internet_20_link" text:visited-style-name="Visited_20_Internet_20_Link">
630_360_16696...</text:a>
']</text:p>
      <text:p text:style-name="P4">
Tags: ['Експорт', 'Махінації', 'Одеса', 'Зерно']</text:p>
      <text:p text:style-name="P4">
Type: Article</text:p>
      <!--METADATA-->
      <text:p text:style-name="P4">
<draw:frame draw:style-name="fr1" draw:name="Image150" text:anchor-type="as-char" svg:width="6.9236in" svg:height="3.954724in" draw:z-index="0">
<draw:image xlink:href="../Images/yкринформ/2023-06-05T19-30-44-03-00/630_360_1669632623-529.jpg" xlink:type="simple" xlink:show="embed" xlink:actuate="onLoad" draw:mime-type="image/jpeg"/>
</draw:frame>
The Kyiv Prosecutor's Office opened and stopped a large -scale grain sales scheme that was organized in Odessa.</text:p>
      <text:p text:style-name="P4">
About it <text:a xlink:type="simple" xlink:href="https://kyiv.gp.gov.ua/ua/news.html" text:style-name="Internet_20_link" text:visited-style-name="Visited_20_Internet_20_Link">
reported</text:a>
In the Kyiv City Prosecutor's Office, Ukrinform reports.</text:p>
      <text:p text:style-name="P4">
“Under the procedural leadership of the Kyiv City Prosecutor's Office, a large -scale scheme of unlawful export of agricultural products outside the territory of Ukraine without payment of taxes and non -repayment of a revenue has been exposed.(Part 1 of Art. 205-1, Part 3 of Art. 212 of the Criminal Code of Ukraine)”, - said the testimony</text:p>
      <text:p text:style-name="P4">
According to the investigation, the organizers of the equipment purchased agricultural products for cash, without reflection in tax reporting. After that, with the suspended documents, without payment of taxes or payments, supplies for <text:a xlink:type="simple" xlink:href="https://www.ukrinform.ua/tag-eksport" text:style-name="Internet_20_link" text:visited-style-name="Visited_20_Internet_20_Link">
export</text:a>
.</text:p>
      <text:p text:style-name="P4">
Law enforcement officers conducted searches at the enterprise where the agricultural products were preserved, and seized almost 9 thousand tons of corn, wheat and barley grain, estimated to more than UAH 65 million.</text:p>
      <text:p text:style-name="P4">
*!(https://www.ukrinform.ua/rubric-economy/3717036-urozaj-zernovih-ta-olijnih-v-ukraini-cogoric-prognozuut-na-rivni-68-miljoniv-tonn.html)As noted, seizures were seized.</text:p>
      <text:p text:style-name="P4">
As it was reported, in the current marketing year(From July 1, 2022 to 31st 2023)<text:a xlink:type="simple" xlink:href="https://www.ukrinform.ua/rubric-economy/3716461-ukraina-vze-eksportuvala-453-miljona-tonn-zernovih.html" text:style-name="Internet_20_link" text:visited-style-name="Visited_20_Internet_20_Link">
Ukraine exported 45.29 million tonnes of grain and legumes</text:a>
 .</text:p>
      <text:p text:style-name="P4">
News Source: <text:a xlink:type="simple" xlink:href="https://www.ukrinform.ua/rubric-economy/3718636-v-odesi-vikrili-nelegalnih-eksporteriv-zerna-vilucili-9-000-tonn-produkcii.html" text:style-name="Internet_20_link" text:visited-style-name="Visited_20_Internet_20_Link">
https://www.ukrinform.ua/rubric-economy/3718636-v-odesi-vikrili-nelegalnih-eksporteriv-zerna-vilucili-9-000-tonn-produkcii.html</text:a>
</text:p>
      <!--NEWS-->
      <text:h text:style-name="P10" text:outline-level="1">
<text:span text:style-name="T4">
Ukraine in May increased exports of dairy products - the manufacturers Association</text:span>
</text:h>
      <text:p text:style-name="P4">
Authors: Ukrinform (Person)</text:p>
      <text:p text:style-name="P4">
Publisher: Укринформ (Organization)</text:p>
      <text:p text:style-name="P4">
Published Time: 2023-06-05T19:32:00+03:00</text:p>
      <text:p text:style-name="P4">
Modified Time: 2023-06-05T19:32:00+03:00</text:p>
      <text:p text:style-name="P4">
Description: According to preliminary data of the State Statistics Service of Ukraine, in May 2023, Ukraine exported about 9.76 thousand tons of dairy products, which is 29.78% more than in April this year. - Ukrinform.</text:p>
      <text:p text:style-name="P4">
Images: ['<text:a xlink:type="simple" xlink:href="https://static.ukrinform.com/photos/2023_05/thumb_files/630_360_1683643009-640.jpeg" text:style-name="Internet_20_link" text:visited-style-name="Visited_20_Internet_20_Link">
630_360_16836...</text:a>
']</text:p>
      <text:p text:style-name="P4">
Tags: ['Експорт', 'Україна', 'Молоко']</text:p>
      <text:p text:style-name="P4">
Type: Article</text:p>
      <!--METADATA-->
      <text:p text:style-name="P4">
<draw:frame draw:style-name="fr1" draw:name="Image151" text:anchor-type="as-char" svg:width="6.9236in" svg:height="3.956343in" draw:z-index="0">
<draw:image xlink:href="../Images/yкринформ/2023-06-05T19-32-00-03-00/630_360_1683643009-640.jpeg" xlink:type="simple" xlink:show="embed" xlink:actuate="onLoad" draw:mime-type="image/jpeg"/>
</draw:frame>
In May 2023, the State Statistics Service of Ukraine exported about 9.76 thousand tons of dairy products, which is 29.78%more than in April this year in May 2023.</text:p>
      <text:p text:style-name="P4">
According to Ukrinform, it reports <text:a xlink:type="simple" xlink:href="http://avm-ua.org/uk/post/ukraina-zbilsila-eksport-molocnih-produktiv-v-travni" text:style-name="Internet_20_link" text:visited-style-name="Visited_20_Internet_20_Link">
the press service of the Association of Producers. </text:a>
It is noted that in May, Ukraine exported dairy products by 22.53 million, which is 16.05% more than in April this year. The main export -categories in monetary equivalent were: dry and condensed milk(The share of the summary of the revenue is 25.57%), milk and cream are unnecessary(21,89%), thrush Sirovatka(16,75%)and ice cream(14,68%).</text:p>
      <text:p text:style-name="P4">
У травні Україна експортувала 2,14 тис. т <text:a xlink:type="simple" xlink:href="https://www.ukrinform.ua/tag-moloko" text:style-name="Internet_20_link" text:visited-style-name="Visited_20_Internet_20_Link">
 молока</text:a>
and creamy cream, which is 22.37%more in a natural volume than in April. Export revenue at this position has set $ 1.22 million, which is 19.27% more than the previous month. The main buyer of Ukrainian milk and cream was Moldova, where Ukrainian enterprises were shipped 93.2% of exports.</text:p>
      <text:p text:style-name="P4">
Exports of dry and condensed milk in May increased to 2.49 thousand tons(39.23%more than in April). Виручка від експорту цього виду продукції зросла до6,03 млн дол. (+35,69%). Близько 62% експорту сухого і згущеного молока буловідправлено в напрямку ЄС.</text:p>
      <text:p text:style-name="P4">
У травні Україна експортувала 321 т кисломолочних продуктів на суму 397 тис.дол., що на 37,59% більше в натуральних обсягах, і на 32,75% більше вгрошовому еквіваленті. Близько 99,6% експортованого товару було відправлено вМолдову, ОАЕ і Вірменію.</text:p>
      <text:p text:style-name="P4">
Експорт молочної сироватки з України зріс на 36,64% до 1,63 тис. т. Виручкавід експорту цього виду продукції становила 1,02 млн дол., що на 26,82%більше, ніж у квітні. Головними напрямками збуту молочної сироватки в травнібули Китай (30,6%), Poland(26%), as well as Malaysia, Jordan, Libya, Philippines, Vietnam, Saudi Arabia, Turkey, Lebanon and Moldova, where 44% of the product was released.</text:p>
      <text:p text:style-name="P4">
Exports of Ukrainian cheeses increased to 705 tons(+27,04%), and the revenue increased to $ 3.24 million.(+20,66%). На частку Молдови і Казахстану прийшлося близько 80,38%сирного експорту України.</text:p>
      <text:p text:style-name="P4">
У травні Україна експортувала 1,43 тис. морозива, що на 62,78% більше, ніж уквітні. Виручка склала 4,52 млн дол., що на 62% більше порівняно з попередніммісяцем. Левова частина українського експорту морозива прийшлася на ЄС (53%)Imoldov(30,42%).</text:p>
      <text:p text:style-name="P4">
The amount of case and casein exports last month amounted to 476 tons worth $ 3.2 million. Natural exports of goods decreased by 23%, and reached by -39.54%. Processors reduce the production of technical codinin in the conditions of reduction of prices for goods.</text:p>
      <text:p text:style-name="P4">
AVM analyst Georgy Kukhaleyshvili suggests that the probable reason for increasing the total exports of Ukrainian dairy products in May is the dissemination of the governments of Poland, Hungary, Slovakia and Bulgarian prohibition of the introduction of agro -industrial products from Ukraine.</text:p>
      <text:p text:style-name="P4">
Most dairy products imported into the EU from Ukraine are subsequently placed in the markets of third countries through the Black Sea or Danube Porticarumunia or Baltic ports of Poland. Demand for dairy products in the market is persons, and Ukrainian products are not interesting to local consumers. In the warehouse of European countries, so many stock products have accumulated that they cover the domestic market. It is likely that an increase in the export of butter from Ukraine restrains too much supply for this product in Europe. The best European cheeses and butter are attractive to clients in foreign market and they create competition for Ukrainian exporters.</text:p>
      <text:p text:style-name="P4">
In May, Ukraine reduced the volume of dairy products to 4,97 thousand.(-4,2%). Скорочення відбулося переважно за рахунок зменшення поставок вУкраїну молока і вершків тривалого зберігання, сирів, згущеного молока зєвропейських країн.</text:p>
      <text:p text:style-name="P4">
Україна у травні не імпортувала казеїн та казеїнати. Однак європейські країнизбільшили поставки в Україну вершкового масла до 74 т (+25,19%), dairy products - up to 829 tons(+11,37%)and whey - up to 567 tons(+7,14%).</text:p>
      <text:p text:style-name="P4">
<text:span text:style-name="T4">
Читайте також:</text:span>
 <text:a xlink:type="simple" xlink:href="https://www.ukrinform.ua/rubric-economy/3718481-evrokomisia-se-ne-prijnala-risenna-pro-prodovzenna-zaboroni-na-agrarnij-import-z-ukraini.html" text:style-name="Internet_20_link" text:visited-style-name="Visited_20_Internet_20_Link">
 Єврокомісія ще не прийняла рішення про продовженнязаборони на аграрний імпорт з України </text:a>
As reported by Ukrinform, in April 2023, 6.55 thousand was exported from Ukraine. T of dairy products, which is 27% less than in March this year.</text:p>
      <text:p text:style-name="P4">
News Source: <text:a xlink:type="simple" xlink:href="https://www.ukrinform.ua/rubric-economy/3718637-ukraina-u-travni-zbilsila-eksport-molocnoi-produkcii-asociacia-virobnikiv.html" text:style-name="Internet_20_link" text:visited-style-name="Visited_20_Internet_20_Link">
https://www.ukrinform.ua/rubric-economy/3718637-ukraina-u-travni-zbilsila-eksport-molocnoi-produkcii-asociacia-virobnikiv.html</text:a>
</text:p>
      <!--NEWS-->
      <text:h text:style-name="P10" text:outline-level="1">
<text:span text:style-name="T4">
Lubinets urged Germany to conduct a full and quick investigation of a firefighting fire for refugees</text:span>
</text:h>
      <text:p text:style-name="P4">
Authors: Ukrinform (Person)</text:p>
      <text:p text:style-name="P4">
Publisher: Укринформ (Organization)</text:p>
      <text:p text:style-name="P4">
Published Time: 2023-06-05T19:35:00+03:00</text:p>
      <text:p text:style-name="P4">
Modified Time: 2023-06-05T19:35:00+03:00</text:p>
      <text:p text:style-name="P4">
Description: The Verkhovna Rada Commissioner for Human Rights Dmitry Lubinets urged Germany to conduct a complete and quick investigation of a fire in a shelter for Ukrainian refugees, as well as to consider the possibility of resettlement of Ukrainians to a safer place.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Німеччина', 'Пожежа', 'Біженці', 'Дмитро Лубінець']</text:p>
      <text:p text:style-name="P4">
Type: Article</text:p>
      <!--METADATA-->
      <text:p text:style-name="P4">
<draw:frame draw:style-name="fr1" draw:name="Image152" text:anchor-type="as-char" svg:width="6.9236in" svg:height="3.956343in" draw:z-index="0">
<draw:image xlink:href="../Images/yкринформ/2023-06-05T19-35-00-03-00/630_360_1677395798-958.jpg" xlink:type="simple" xlink:show="embed" xlink:actuate="onLoad" draw:mime-type="image/jpeg"/>
</draw:frame>
The Verkhovna Rada Commissioner for Human Rights Dmitry Lubinets urged Germany to conduct a complete and rapid investigation of a fire in a shelter for Ukrainian centers, as well as to consider the possibility of resettlement of Ukrainians to a safe place.</text:p>
      <text:p text:style-name="P4">
He wrote about it in <text:a xlink:type="simple" xlink:href="https://t.me/dmytro_lubinetzs/2647" text:style-name="Internet_20_link" text:visited-style-name="Visited_20_Internet_20_Link">
telegram</text:a>
, reports Ukrinform.</text:p>
      <text:p text:style-name="P4">
“I express my deep concern about the situation that arose in the federal lands of thuring and urge power and law enforcement agencies <text:a xlink:type="simple" xlink:href="https://www.ukrinform.ua/tag-nimeccina" text:style-name="Internet_20_link" text:visited-style-name="Visited_20_Internet_20_Link">
Germany</text:a>
To carry out a complete, impartial tidy investigation of the said fact, as well as to consider the possibility of predicting Ukrainians from the shelter for refugees to a safer place, ”Lubinets said.</text:p>
      <text:p text:style-name="P4">
In addition, he noted that given the fact that such situations occur for the first time, it is advisable to work out systematic decisions to ensure the safety of residence of Ukrainian citizens living in Unime.</text:p>
      <text:p text:style-name="P4">
The Human Rights Commissioner called for an effort to establish all the details of the incident and asked to involve representatives of the Poland of Ukraine, which would be aimed at informing the families of Ukrainian citizens about the current state of the situation.</text:p>
      <text:p text:style-name="P4">
“I emphasize that a person, his life and health are the highest social value. Thus, in order to avoid emergencies, including Ukraine's Ukraine, and ensuring stable and safe conditions for Ukrainian Ukrainian Ukrainian Ombudsman, I turn to the governments of the European Union countries calling for safe housing to Ukrainian refugees, which will meet the minimal needs necessary for comfortable and safe residence, ”he said.</text:p>
      <text:p text:style-name="P4">
<text:span text:style-name="T4">
 Read also: </text:span>
 <text:a xlink:type="simple" xlink:href="https://www.ukrinform.ua/rubric-uarazom/3700744-berlinskij-centr-dla-bizenciv-z-ukraini-prodovziv-robotu-do-kinca-veresna.html" text:style-name="Internet_20_link" text:visited-style-name="Visited_20_Internet_20_Link">
Berlin Center <text:span text:style-name="T4">
 for </text:span>
 <text:span text:style-name="T4">
 refugees </text:span>
 from Ukraine to work until the end of September</text:a>
As <text:a xlink:type="simple" xlink:href="https://www.ukrinform.ua/rubric-society/3718257-u-pritulku-dla-bizenciv-z-ukraini-vinikla-pozeza-e-postrazdali-posol-v-nimeccini.html" text:style-name="Internet_20_link" text:visited-style-name="Visited_20_Internet_20_Link">
reported</text:a>
, June 4, in the house located in the content of Apolda, which in the east of the federal land of Germany thundia, broke out.</text:p>
      <text:p text:style-name="P4">
News Source: <text:a xlink:type="simple" xlink:href="https://www.ukrinform.ua/rubric-society/3718639-lubinec-zaklikav-nimeccinu-provesti-povne-ta-svidke-rozsliduvanna-pozezi-u-pritulku-dla-bizenciv.html" text:style-name="Internet_20_link" text:visited-style-name="Visited_20_Internet_20_Link">
https://www.ukrinform.ua/rubric-society/3718639-lubinec-zaklikav-nimeccinu-provesti-povne-ta-svidke-rozsliduvanna-pozezi-u-pritulku-dla-bizenciv.html</text:a>
</text:p>
      <!--NEWS-->
      <text:h text:style-name="P10" text:outline-level="1">
<text:span text:style-name="T4">
Mike Pence will run as President of the United States</text:span>
</text:h>
      <text:p text:style-name="P4">
Authors: Ukrinform (Person)</text:p>
      <text:p text:style-name="P4">
Publisher: Укринформ (Organization)</text:p>
      <text:p text:style-name="P4">
Published Time: 2023-06-05T19:37:00+03:00</text:p>
      <text:p text:style-name="P4">
Modified Time: 2023-06-05T19:37:00+03:00</text:p>
      <text:p text:style-name="P4">
Description: The US Vice president of the Donald Trump Administration Mike Pence has today submitted documents for participation in the presidential election next year. - Ukrinform.</text:p>
      <text:p text:style-name="P4">
Images: ['<text:a xlink:type="simple" xlink:href="https://static.ukrinform.com/photos/2017_02/thumb_files/630_360_1487591633-3863.jpg" text:style-name="Internet_20_link" text:visited-style-name="Visited_20_Internet_20_Link">
630_360_14875...</text:a>
']</text:p>
      <text:p text:style-name="P4">
Tags: ['Пенс', 'США', 'Вибори Президента']</text:p>
      <text:p text:style-name="P4">
Type: Article</text:p>
      <!--METADATA-->
      <text:p text:style-name="P4">
<draw:frame draw:style-name="fr1" draw:name="Image153" text:anchor-type="as-char" svg:width="6.9236in" svg:height="3.956343in" draw:z-index="0">
<draw:image xlink:href="../Images/yкринформ/2023-06-05T19-37-00-03-00/630_360_1487591633-3863.jpg" xlink:type="simple" xlink:show="embed" xlink:actuate="onLoad" draw:mime-type="image/jpeg"/>
</draw:frame>
The US Vice president of the Donald Trump Administration Mike Pension today is the submission to participate in the presidential election next year.</text:p>
      <text:p text:style-name="P4">
As Ukrinform reports, this is reported on <text:a xlink:type="simple" xlink:href="http://docquery.fec.gov/cgi-bin/forms/P40013435/1706462/" text:style-name="Internet_20_link" text:visited-style-name="Visited_20_Internet_20_Link">
site</text:a>
US Federal Election Commission.</text:p>
      <text:p text:style-name="P4">
Spokesman Mike Penso Devin O'melli in a comment <text:a xlink:type="simple" xlink:href="http://www.cnbc.com/2023/06/05/mike-pence-launches-2024-presidential-campaign.html" text:style-name="Internet_20_link" text:visited-style-name="Visited_20_Internet_20_Link">
CNBC</text:a>
He confirmed that the former Vice president really submitted a documentary in the election next year.</text:p>
      <text:p text:style-name="P4">
*!(https://www.ukrinform.ua/rubric-world/3713764-gubernator-floridi-desantis-oficijno-ogolosiv-pro-ucast-u-prezidentskih-viborah.html)As reported, Mike Pension held the position of Vice President <text:a xlink:type="simple" xlink:href="https://www.ukrinform.ua/tag-ssa" text:style-name="Internet_20_link" text:visited-style-name="Visited_20_Internet_20_Link">
USA</text:a>
From January 20, 2017 to January 20, 2021. Before that he was the governor of Indiana.</text:p>
      <text:p text:style-name="P4">
The exVice president condemns Putin's apologists in the US Republican Party.</text:p>
      <text:p text:style-name="P4">
News Source: <text:a xlink:type="simple" xlink:href="https://www.ukrinform.ua/rubric-world/3718642-majk-pens-balotuvatimetsa-na-posadu-prezidenta-ssa.html" text:style-name="Internet_20_link" text:visited-style-name="Visited_20_Internet_20_Link">
https://www.ukrinform.ua/rubric-world/3718642-majk-pens-balotuvatimetsa-na-posadu-prezidenta-ssa.html</text:a>
</text:p>
      <!--NEWS-->
      <text:h text:style-name="P10" text:outline-level="1">
<text:span text:style-name="T4">
In Russia, the senior operational group "Belgorod" was eliminated - intelligence</text:span>
</text:h>
      <text:p text:style-name="P4">
Authors: Ukrinform (Person)</text:p>
      <text:p text:style-name="P4">
Publisher: Укринформ (Organization)</text:p>
      <text:p text:style-name="P4">
Published Time: 2023-06-05T19:52:00+03:00</text:p>
      <text:p text:style-name="P4">
Modified Time: 2023-06-05T19:52:00+03:00</text:p>
      <text:p text:style-name="P4">
Description: In the Shebekinsky district of Belgorod region (RF), Colonel of Guard Andriy Stesev - Senior Operational Group "Belgorod" was liquidated. - Ukrinform.</text:p>
      <text:p text:style-name="P4">
Images: ['<text:a xlink:type="simple" xlink:href="https://static.ukrinform.com/photos/2022_03/thumb_files/630_360_1646152322-572.jpg" text:style-name="Internet_20_link" text:visited-style-name="Visited_20_Internet_20_Link">
630_360_16461...</text:a>
']</text:p>
      <text:p text:style-name="P4">
Tags: ['Ліквідація', 'Розвідка', 'Російські військові', 'Бєлгородська область']</text:p>
      <text:p text:style-name="P4">
Type: Article</text:p>
      <!--METADATA-->
      <text:p text:style-name="P4">
<draw:frame draw:style-name="fr1" draw:name="Image154" text:anchor-type="as-char" svg:width="6.9236in" svg:height="3.956343in" draw:z-index="0">
<draw:image xlink:href="../Images/yкринформ/2023-06-05T19-52-00-03-00/630_360_1646152322-572.jpg" xlink:type="simple" xlink:show="embed" xlink:actuate="onLoad" draw:mime-type="image/jpeg"/>
</draw:frame>
Ushebekinsky district of Belgorod region(RF)Colonel Guardiiandri Styev - Senior Operational Group "Belgorod" was liquidated.</text:p>
      <text:p text:style-name="P4">
According to Ukrinform, this was reported <text:a xlink:type="simple" xlink:href="http://gur.gov.ua/content/vbyto-starsheho-operatyvnoho-uhrupovannia-bielhorod-andriia-stesieva.html" text:style-name="Internet_20_link" text:visited-style-name="Visited_20_Internet_20_Link">
Main Directorate of Intelligence of Defense of Ukraine</text:a>
.</text:p>
      <text:p text:style-name="P4">
"According to the operational information, on the night of 04 to 05 June in the settlement, Tavolzhanka Killed Colonel Stesev Andriy Vasilyevich, a senior operational group of Belgorod," - the message reads.</text:p>
      <text:p text:style-name="P4">
According to GUR, earlier Stasev held the position of commander of the 104th Airborne Regiment of Airborne Troops <text:a xlink:type="simple" xlink:href="https://www.ukrinform.ua/tag-rosia" text:style-name="Internet_20_link" text:visited-style-name="Visited_20_Internet_20_Link">
of the Russian Federation</text:a>
.</text:p>
      <text:p text:style-name="P4">
<text:span text:style-name="T4">
 Read also: </text:span>
 <text:a xlink:type="simple" xlink:href="https://www.ukrinform.ua/rubric-world/3718575-u-troh-prikordonnih-oblastah-rf-po-radio-peredali-zvernenna-putina-pro-voennij-stan.html" text:style-name="Internet_20_link" text:visited-style-name="Visited_20_Internet_20_Link">
in the three border regions of the Russian Federation on the radio "Putin's appeal" about martial law</text:a>
As reported by Ukrinform, in May, Russia recognized [the death of two of its gem]](https://www.ukrinform.ua/rubric-ato/3709037-rosia-viznala-zagibel-dvoh-svoih-polkovnikiv-pid-bahmutom.html)During the battles in the district of Bakhmut, Donetsk region.</text:p>
      <text:p text:style-name="P4">
News Source: <text:a xlink:type="simple" xlink:href="https://www.ukrinform.ua/rubric-ato/3718646-u-rosii-likviduvali-starsogo-operativnogo-ugrupovanna-belgorod-rozvidka.html" text:style-name="Internet_20_link" text:visited-style-name="Visited_20_Internet_20_Link">
https://www.ukrinform.ua/rubric-ato/3718646-u-rosii-likviduvali-starsogo-operativnogo-ugrupovanna-belgorod-rozvidka.html</text:a>
</text:p>
      <!--NEWS-->
      <text:h text:style-name="P10" text:outline-level="1">
<text:span text:style-name="T4">
The artists of the Zankovetska Theater spoke to the fighters in the west of Ukraine</text:span>
</text:h>
      <text:p text:style-name="P4">
Authors: Ukrinform (Person)</text:p>
      <text:p text:style-name="P4">
Publisher: Укринформ (Organization)</text:p>
      <text:p text:style-name="P4">
Published Time: 2023-06-05T19:53:00+03:00</text:p>
      <text:p text:style-name="P4">
Modified Time: 2023-06-05T19:53:00+03:00</text:p>
      <text:p text:style-name="P4">
Description: Creative group of the National Theater. Maria Zankovetska spoke to the fighters in the west of Ukraine. - Ukrinform.</text:p>
      <text:p text:style-name="P4">
Images: ['<text:a xlink:type="simple" xlink:href="https://static.ukrinform.com/photos/2023_06/thumb_files/630_360_1685983992-712.jpg" text:style-name="Internet_20_link" text:visited-style-name="Visited_20_Internet_20_Link">
630_360_16859...</text:a>
']</text:p>
      <text:p text:style-name="P4">
Tags: ['Військові', 'Вистава', 'Театр Заньковецької']</text:p>
      <text:p text:style-name="P4">
Type: Article</text:p>
      <!--METADATA-->
      <text:p text:style-name="P4">
<draw:frame draw:style-name="fr1" draw:name="Image156" text:anchor-type="as-char" svg:width="6.9236in" svg:height="3.956343in" draw:z-index="0">
<draw:image xlink:href="../Images/yкринформ/2023-06-05T19-53-00-03-00/630_360_1685983992-712.jpg" xlink:type="simple" xlink:show="embed" xlink:actuate="onLoad" draw:mime-type="image/jpeg"/>
</draw:frame>
Creative Group of the National Theater. Maria Zankovetskaya spoke to the fighters of Nazakhi of Ukraine.</text:p>
      <text:p text:style-name="P4">
This was reported by the press service <text:a xlink:type="simple" xlink:href="https://mkip.gov.ua/news/9267.html" text:style-name="Internet_20_link" text:visited-style-name="Visited_20_Internet_20_Link">
Ministry of Culture and Information Policy</text:a>
, reports Ukrinform.</text:p>
      <text:p text:style-name="P4">
“From May 19 to May 22, the creative group of the National Theater. Maria Zankovetsky made a well -made goal with the play "Life of P.S." in support of the Bubi Spirit in the Armed Forces of the Armed Forces of Western Ukraine, ”the message reads.</text:p>
      <text:p text:style-name="P4">
Oles Fedorchenko and Maryana Kuchma presented the play.</text:p>
      <text:p text:style-name="P4">
Within three days there were five speeches in the settlements of Krasne, Alexandria, Lutsk and Sarnia. During this time, the performance was viewed, in addition to the military servicemen, as well as high school students of local schools.</text:p>
      <text:p text:style-name="P4">
It is noted that on May 26 at the Lviv National Drama <text:a xlink:type="simple" xlink:href="https://www.ukrinform.ua/tag-teatr" text:style-name="Internet_20_link" text:visited-style-name="Visited_20_Internet_20_Link">
Theater</text:a>
The name of Maria Zankovetskaya took place a harbial evening - Zankovians, together with other philanthropists, raised funds for the purchase of an ambulance to evacuate the wounded.</text:p>
      <text:p text:style-name="P4">
On the small stage of the theater, actors Marian Kuchma and Oles Fedorchenko played the drama "Life of R. S", created on the basis of real events by a veteran of the Russian-Ukrainian war Valery Burlakova.</text:p>
      <text:p text:style-name="P4">
<text:span text:style-name="T4">
 Read also: </text:span>
 <text:a xlink:type="simple" xlink:href="https://www.ukrinform.ua/rubric-culture/3718553-mikolaivskij-akademicnij-hudoznij-dramteatr-za-rik-vijni-pidgotuvav-11-premer.html" text:style-name="Internet_20_link" text:visited-style-name="Visited_20_Internet_20_Link">
Nikolaev Academic Art Drama Theater for the Year of the War Prepared 11 Prime Minister</text:a>
All funds from the tickets sold are transferred to the piggy bank for buying a car.</text:p>
      <text:p text:style-name="P4">
It was reported that Maria Zankovetskaya National Theater [has been the UK and Ireland,]]](https://www.ukrinform.ua/rubric-culture/3710512-artisti-teatru-zankoveckoi-na-gastrolah-u-britanii-zibrali-grosi-dla-vijskovih-medikiv.html)The funds raised during the tour will be transmitted to military doctors from Lviv region for the purchase of "ambulance".</text:p>
      <text:p text:style-name="P4">
<text:span text:style-name="T5">
Foto: mkip</text:span>
</text:p>
      <text:p text:style-name="P4">
News Source: <text:a xlink:type="simple" xlink:href="https://www.ukrinform.ua/rubric-culture/3718648-artisti-teatru-zankoveckoi-vistupili-pered-bijcami-na-zahodi-ukraini.html" text:style-name="Internet_20_link" text:visited-style-name="Visited_20_Internet_20_Link">
https://www.ukrinform.ua/rubric-culture/3718648-artisti-teatru-zankoveckoi-vistupili-pered-bijcami-na-zahodi-ukraini.html</text:a>
</text:p>
      <!--NEWS-->
      <text:h text:style-name="P10" text:outline-level="1">
<text:span text:style-name="T4">
Balaklia shelling: the number of wounded increased to nine, three - in serious condition</text:span>
</text:h>
      <text:p text:style-name="P4">
Authors: Ukrinform (Person)</text:p>
      <text:p text:style-name="P4">
Publisher: Укринформ (Organization)</text:p>
      <text:p text:style-name="P4">
Published Time: 2023-06-05T19:58:00+03:00</text:p>
      <text:p text:style-name="P4">
Modified Time: 2023-06-05T19:58:00+03:00</text:p>
      <text:p text:style-name="P4">
Description: The number of wounded as a result of the shelling of Balakliya in Kharkiv region has increased to nine, three of them are in serious condition. - Ukrinform.</text:p>
      <text:p text:style-name="P4">
Images: ['<text:a xlink:type="simple" xlink:href="https://static.ukrinform.com/photos/2023_06/thumb_files/630_360_1685984259-584.jpg" text:style-name="Internet_20_link" text:visited-style-name="Visited_20_Internet_20_Link">
630_360_16859...</text:a>
']</text:p>
      <text:p text:style-name="P4">
Tags: ['Обстріл', 'Харківщина', 'Війна з Росією']</text:p>
      <text:p text:style-name="P4">
Type: Article</text:p>
      <!--METADATA-->
      <text:p text:style-name="P4">
<draw:frame draw:style-name="fr1" draw:name="Image159" text:anchor-type="as-char" svg:width="6.9236in" svg:height="3.956343in" draw:z-index="0">
<draw:image xlink:href="../Images/yкринформ/2023-06-05T19-58-00-03-00/630_360_1685984259-584.jpg" xlink:type="simple" xlink:show="embed" xlink:actuate="onLoad" draw:mime-type="image/jpeg"/>
</draw:frame>
The number of Balakliya in the Kharkiv region in Kharkiv has increased to nine, and three people are in serious condition.</text:p>
      <text:p text:style-name="P4">
This was reported in <text:a xlink:type="simple" xlink:href="https://t.me/synegubov/6361" text:style-name="Internet_20_link" text:visited-style-name="Visited_20_Internet_20_Link">
telegram</text:a>
Oleg Synigubov, Head of Kharkiv Ova, reports Ukrinform.</text:p>
      <text:p text:style-name="P4">
"According to emergency physicians, there are now nine wounded, from them - in serious condition," the post reads.</text:p>
      <text:p text:style-name="P4">
According to preliminary OVA data, the invaders hit Balakliya with the Smerch RSSU.</text:p>
      <text:p text:style-name="P4">
<text:span text:style-name="T4">
 Read also: </text:span>
 <text:a xlink:type="simple" xlink:href="https://www.ukrinform.ua/rubric-regions/3718491-u-harkivskij-ova-ne-viklucaut-evakuacii-ludej-iz-prikordonna-oblasti.html" text:style-name="Internet_20_link" text:visited-style-name="Visited_20_Internet_20_Link">
in Kharkiv Ova do not exclude evacuation of people from the border of the region</text:a>
"The Russians hit the private sector where civil infrastructure was exclusively," Synugubov said.</text:p>
      <text:p text:style-name="P4">
As reported by Ukrinform, <text:a xlink:type="simple" xlink:href="https://www.ukrinform.ua/rubric-ato/3718616-rosiani-obstrilali-balakliu-sonajmense-odin-zagiblij-i-visim-poranenih.html" text:style-name="Internet_20_link" text:visited-style-name="Visited_20_Internet_20_Link">
Russian troops on Monday were fired at balaclia</text:a>
, as of 18.30, one killed person and eight wounded were known.</text:p>
      <text:p text:style-name="P4">
News Source: <text:a xlink:type="simple" xlink:href="https://www.ukrinform.ua/rubric-ato/3718649-obstril-balaklii-kilkist-poranenih-zrosla-do-devati-troe-u-vazkomu-stani.html" text:style-name="Internet_20_link" text:visited-style-name="Visited_20_Internet_20_Link">
https://www.ukrinform.ua/rubric-ato/3718649-obstril-balaklii-kilkist-poranenih-zrosla-do-devati-troe-u-vazkomu-stani.html</text:a>
</text:p>
      <!--NEWS-->
      <text:h text:style-name="P10" text:outline-level="1">
<text:span text:style-name="T4">
The Russian army fired at Nikopol again</text:span>
</text:h>
      <text:p text:style-name="P4">
Authors: Ukrinform (Person)</text:p>
      <text:p text:style-name="P4">
Publisher: Укринформ (Organization)</text:p>
      <text:p text:style-name="P4">
Published Time: 2023-06-05T20:02:21+03:00</text:p>
      <text:p text:style-name="P4">
Modified Time: 2023-06-05T20:02:21+03:00</text:p>
      <text:p text:style-name="P4">
Description: The Russian army fired at Nikopol again, resulting in damaged private homes. - Ukrinform.</text:p>
      <text:p text:style-name="P4">
Images: ['<text:a xlink:type="simple" xlink:href="https://static.ukrinform.com/photos/2023_06/thumb_files/630_360_1685984368-944.jpg" text:style-name="Internet_20_link" text:visited-style-name="Visited_20_Internet_20_Link">
630_360_16859...</text:a>
']</text:p>
      <text:p text:style-name="P4">
Tags: ['Нікополь', 'Обстріл', 'Війна з Росією']</text:p>
      <text:p text:style-name="P4">
Type: Article</text:p>
      <!--METADATA-->
      <text:p text:style-name="P4">
<draw:frame draw:style-name="fr1" draw:name="Image160" text:anchor-type="as-char" svg:width="6.9236in" svg:height="3.956343in" draw:z-index="0">
<draw:image xlink:href="../Images/yкринформ/2023-06-05T20-02-21-03-00/630_360_1685984368-944.jpg" xlink:type="simple" xlink:show="embed" xlink:actuate="onLoad" draw:mime-type="image/jpeg"/>
</draw:frame>
The Russian army fired at Nikopol again, resulting in damaged private homes.</text:p>
      <text:p text:style-name="P4">
About it in <text:a xlink:type="simple" xlink:href="http://t.me/dnipropetrovskaODA/5099" text:style-name="Internet_20_link" text:visited-style-name="Visited_20_Internet_20_Link">
telegram</text:a>
The head of the Dnipropetrovsk Ova Sergey Lisak reports, Ukrinform reports.</text:p>
      <text:p text:style-name="P4">
"The artillery shells have disconnected 9 private homes, 1 - they destroyed completely. The economic construction, cars and power lines were destroyed," the issue reads.</text:p>
      <text:p text:style-name="P4">
Damaged gymnasium and sports school.</text:p>
      <text:p text:style-name="P4">
It is noted that there was no dead and victims.</text:p>
      <text:p text:style-name="P4">
<text:span text:style-name="T4">
 Read also: </text:span>
 <text:a xlink:type="simple" xlink:href="https://www.ukrinform.ua/rubric-ato/3718649-obstril-balaklii-kilkist-poranenih-zrosla-do-devati-troe-u-vazkomu-stani.html" text:style-name="Internet_20_link" text:visited-style-name="Visited_20_Internet_20_Link">
<text:span text:style-name="T4">
 firing </text:span>
 Balakliya: the number of wounded has increased before, three - in serious condition</text:a>
As it was reported, [at night the Russian army on heavy artillery twice fired(https://www.ukrinform.ua/rubric-ato/3718298-rosiani-vnoci-dvici-obstrilali-nikopol-poskodzeni-budinki-j-cerkva.html), damaged homes, church and private enterprise.</text:p>
      <text:p text:style-name="P4">
News Source: <text:a xlink:type="simple" xlink:href="https://www.ukrinform.ua/rubric-ato/3718651-armia-rf-znovu-obstrilala-nikopol.html" text:style-name="Internet_20_link" text:visited-style-name="Visited_20_Internet_20_Link">
https://www.ukrinform.ua/rubric-ato/3718651-armia-rf-znovu-obstrilala-nikopol.html</text:a>
</text:p>
      <!--NEWS-->
      <text:h text:style-name="P10" text:outline-level="1">
<text:span text:style-name="T4">
Yus about Humcoridors for residents of the Belgorod region of the Russian Federation: consider if appeals will be</text:span>
</text:h>
      <text:p text:style-name="P4">
Authors: Ukrinform (Person)</text:p>
      <text:p text:style-name="P4">
Publisher: Укринформ (Organization)</text:p>
      <text:p text:style-name="P4">
Published Time: 2023-06-05T20:12:00+03:00</text:p>
      <text:p text:style-name="P4">
Modified Time: 2023-06-05T20:12:00+03:00</text:p>
      <text:p text:style-name="P4">
Description: If the residents of the Belgorod region of the Russian Federation will ask for a humanitarian corridor, Ukraine will consider this issue in a proper order. - Ukrinform.</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Гуманітарний коридор', 'Єдині новини', 'Бєлгородська область']</text:p>
      <text:p text:style-name="P4">
Type: Article</text:p>
      <!--METADATA-->
      <text:p text:style-name="P4">
<draw:frame draw:style-name="fr1" draw:name="Image161" text:anchor-type="as-char" svg:width="6.9236in" svg:height="3.956343in" draw:z-index="0">
<draw:image xlink:href="../Images/yкринформ/2023-06-05T20-12-00-03-00/630_360_1676285387-262.jpg" xlink:type="simple" xlink:show="embed" xlink:actuate="onLoad" draw:mime-type="image/jpeg"/>
</draw:frame>
If the Belgorod region of the Russian Federation will ask for a propeller corridor, Ukraine will consider this issue properly.</text:p>
      <text:p text:style-name="P4">
According to Ukrinform, a representative of the Main Directorate of Intelligence of the Ministry of Defense of Ukraine Andriy Yusov said this on the national telephone "Yedinovina", answering the question of whether the humanitarian cordor will be created for the residents of Belgorod region who will want to go to Ukraine.</text:p>
      <text:p text:style-name="P4">
<text:span text:style-name="T4">
 Read also: </text:span>
 <text:a xlink:type="simple" xlink:href="https://www.ukrinform.ua/rubric-ato/3717763-legion-svoboda-rosii-zaproponuvav-zitelam-belgorodsini-evakuuvatisa-v-ukrainu.html" text:style-name="Internet_20_link" text:visited-style-name="Visited_20_Internet_20_Link">
Legion "Freedom of Russia" suggested that the residents of the Belgorod region evacuate to Ukraine</text:a>
“As far as you know, support among the local population is growing and this is about people who are ready to fight against <text:a xlink:type="simple" xlink:href="https://www.ukrinform.ua/tag-putin" text:style-name="Internet_20_link" text:visited-style-name="Visited_20_Internet_20_Link">
Putin</text:a>
, as well as local residents who ask for protection from the rebels. And I am convinced that if the relevant appeals will be to Ukraine, Ukraine will consider them properly, ”Yusov said.</text:p>
      <text:p text:style-name="P4">
The GUR representative also reported that if the Russian soldiers, who were taken by the insurgents in the Belgorod region, will find themselves in the territory of Ukraine, they will ensure proper behavior.</text:p>
      <text:p text:style-name="P4">
<text:span text:style-name="T4">
 Read also: </text:span>
 <text:a xlink:type="simple" xlink:href="https://www.ukrinform.ua/rubric-ato/3718253-legion-svoboda-rosii-ta-rdk-zaavili-so-peredaut-ukraini-polonenih-soldativ-iz-belgorodskij-oblasti.html" text:style-name="Internet_20_link" text:visited-style-name="Visited_20_Internet_20_Link">
<text:span text:style-name="T4">
 Legion </text:span>
 "<text:span text:style-name="T4">
 Freedom </text:span>
 <text:span text:style-name="T4">
 </text:span>
 Russia <text:span text:style-name="T4">
" and </text:span>
 RDC <text:span text:style-name="T4">
<text:span text:style-name="T5">
* declared </text:span>
* that </text:span>
 transmitted <text:span text:style-name="T4">
 </text:span>
 <text:span text:style-name="T4">
 to Ukraine </text:span>
 <text:span text:style-name="T4">
 </text:span>
 <text:span text:style-name="T4">
 </text:span>
 prisoners <text:span text:style-name="T4">
 with </text:span>
 Belgorod <text:span text:style-name="T4">
** area </text:span>
</text:a>
“This information is known, it is published on a proposal by Russian rebels to Prigogine. Let's say so: if the Russian invaders in that way will find themselves in Ukraine, then, of course, in the framework of the Nazhevian Convention, Ukraine will ensure proper treatment of Russian -wave -wandering, ”Yusov said.</text:p>
      <text:p text:style-name="P4">
<text:span text:style-name="T4">
 Read also: </text:span>
 <text:a xlink:type="simple" xlink:href="https://www.ukrinform.ua/rubric-ato/3714942-zavdaki-operacii-v-belgorodskij-oblasti-ukrainska-rozvidka-otrimala-vazlivi-dani-usov.html" text:style-name="Internet_20_link" text:visited-style-name="Visited_20_Internet_20_Link">
thanks to surgery in the Belgorod region, Ukrainian intelligence has received important data - Yusov</text:a>
As reported by Ukrinform, the representative of GUR Andriy Yusov said that in an attempt to destroy the supplies in the Belgorod region, it strikes Zgtylery, RSSV on the objects of its own civilian infrastructure and home residents.</text:p>
      <text:p text:style-name="P4">
News Source: <text:a xlink:type="simple" xlink:href="https://www.ukrinform.ua/rubric-ato/3718655-usov-pro-gumkoridori-dla-meskanciv-belgorodskoi-oblasti-rf-rozglanemo-akso-budut-zvernenna.html" text:style-name="Internet_20_link" text:visited-style-name="Visited_20_Internet_20_Link">
https://www.ukrinform.ua/rubric-ato/3718655-usov-pro-gumkoridori-dla-meskanciv-belgorodskoi-oblasti-rf-rozglanemo-akso-budut-zvernenna.html</text:a>
</text:p>
      <!--NEWS-->
      <text:h text:style-name="P10" text:outline-level="1">
<text:span text:style-name="T4">
Pope's special messenger visited Bucha</text:span>
</text:h>
      <text:p text:style-name="P4">
Authors: Ukrinform (Person)</text:p>
      <text:p text:style-name="P4">
Publisher: Укринформ (Organization)</text:p>
      <text:p text:style-name="P4">
Published Time: 2023-06-05T20:17:00+03:00</text:p>
      <text:p text:style-name="P4">
Modified Time: 2023-06-05T20:17:00+03:00</text:p>
      <text:p text:style-name="P4">
Description: The special messenger of the Pope Francis paid a visit to Bucha in the Kyiv region. - Ukrinform.</text:p>
      <text:p text:style-name="P4">
Images: ['<text:a xlink:type="simple" xlink:href="https://static.ukrinform.com/photos/2023_06/thumb_files/630_360_1685985294-531.jpg" text:style-name="Internet_20_link" text:visited-style-name="Visited_20_Internet_20_Link">
630_360_16859...</text:a>
']</text:p>
      <text:p text:style-name="P4">
Tags: ['Буча', 'Ватикан', 'Війна з Росією']</text:p>
      <text:p text:style-name="P4">
Type: Article</text:p>
      <!--METADATA-->
      <text:p text:style-name="P4">
<draw:frame draw:style-name="fr1" draw:name="Image162" text:anchor-type="as-char" svg:width="6.9236in" svg:height="3.956343in" draw:z-index="0">
<draw:image xlink:href="../Images/yкринформ/2023-06-05T20-17-00-03-00/630_360_1685985294-531.jpg" xlink:type="simple" xlink:show="embed" xlink:actuate="onLoad" draw:mime-type="image/jpeg"/>
</draw:frame>
The special messenger of the Pope Francis paid a visit to Bucha Nakivshchyna.</text:p>
      <text:p text:style-name="P4">
About it in <text:a xlink:type="simple" xlink:href="http://t.me/kyivoda/10015" text:style-name="Internet_20_link" text:visited-style-name="Visited_20_Internet_20_Link">
telegram</text:a>
The press service of the regional military administration reported, Ukrinform reports.</text:p>
      <text:p text:style-name="P4">
"Cardinal Matteo Zuppi, a special messenger of Pope Francis, was a visit to Bucha in the Kyiv region," the message reads.</text:p>
      <text:p text:style-name="P4">
On the trip of the region, he was accompanied by the head of the Kiev Ova Ruslan Kravchenko Tapplastwors of local authorities.</text:p>
      <text:p text:style-name="P4">
Ruslan Kravchenko noted that this was the first visit of the Pope's ambassador to Ukraine, during which he saw with his own eyes, which was paid for freedom and peace around the world.</text:p>
      <text:p text:style-name="P4">
In particular, the representatives of the delegation visited the church of St. Andrew's Persvozvna in Bucha. This is a place where 119 civilians were buried during the occupation.</text:p>
      <text:p text:style-name="P4">
“Such stories are pain for the whole civilized world. Messenger <text:a xlink:type="simple" xlink:href="https://www.ukrinform.ua/tag-papa-francisk" text:style-name="Internet_20_link" text:visited-style-name="Visited_20_Internet_20_Link">
Papiminsky</text:a>
He spoke about the masses of the Nazis of peaceful people near the Italian city of Bologna. The Ukrainians, otherwise, seek that such terrible crimes against humanity are never unique, ”the head of the regional administration emphasized.</text:p>
      <text:p text:style-name="P4">
<text:span text:style-name="T4">
 Read also: </text:span>
 <text:a xlink:type="simple" xlink:href="https://www.ukrinform.ua/rubric-society/3718595-rf-trimae-blizko-27-tisac-civilnih-zarucnikiv-lubinec-zvernuvsa-po-dopomogu-do-vatikanu.html" text:style-name="Internet_20_link" text:visited-style-name="Visited_20_Internet_20_Link">
the Russian Federation holds about 27 thousand civilian hostages: Lubinets has converted for help to the Vatican</text:a>
As it was reported, on May 1, the head of the Catholic Church, Pope Franciscziyskayae that the Vatican was involved in a peacekeeping mission to try to launch Russia's war against Ukraine.</text:p>
      <text:p text:style-name="P4">
Pope Francis has entrusted Cardinal Matteo Zuppie a special mission related to the war in Ukraine.</text:p>
      <text:p text:style-name="P4">
News Source: <text:a xlink:type="simple" xlink:href="https://www.ukrinform.ua/rubric-society/3718656-specialnij-poslannik-papi-rimskogo-vidvidav-bucu.html" text:style-name="Internet_20_link" text:visited-style-name="Visited_20_Internet_20_Link">
https://www.ukrinform.ua/rubric-society/3718656-specialnij-poslannik-papi-rimskogo-vidvidav-bucu.html</text:a>
</text:p>
      <!--NEWS-->
      <text:h text:style-name="P10" text:outline-level="1">
<text:span text:style-name="T4">
China cannot use a power scenario against Taiwan - NATO Secretary General</text:span>
</text:h>
      <text:p text:style-name="P4">
Authors: Ukrinform (Person)</text:p>
      <text:p text:style-name="P4">
Publisher: Укринформ (Organization)</text:p>
      <text:p text:style-name="P4">
Published Time: 2023-06-05T20:18:55+03:00</text:p>
      <text:p text:style-name="P4">
Modified Time: 2023-06-05T20:18:55+03:00</text:p>
      <text:p text:style-name="P4">
Description: NATO Secretary General Jens Stoltenberg has stated inadmissibility of using China's force in order to change the status quo in Taiwan, and also expressed concern about the rapprochement of China with Russia. - Ukrinform.</text:p>
      <text:p text:style-name="P4">
Images: ['<text:a xlink:type="simple" xlink:href="https://static.ukrinform.com/photos/2022_04/thumb_files/630_360_1649165705-470.jpg" text:style-name="Internet_20_link" text:visited-style-name="Visited_20_Internet_20_Link">
630_360_16491...</text:a>
']</text:p>
      <text:p text:style-name="P4">
Tags: ['Китай', 'НАТО', 'Столтенберг', 'Тайвань']</text:p>
      <text:p text:style-name="P4">
Type: Article</text:p>
      <!--METADATA-->
      <text:p text:style-name="P4">
<draw:frame draw:style-name="fr1" draw:name="Image163" text:anchor-type="as-char" svg:width="6.9236in" svg:height="3.956343in" draw:z-index="0">
<draw:image xlink:href="../Images/yкринформ/2023-06-05T20-18-55-03-00/630_360_1649165705-470.jpg" xlink:type="simple" xlink:show="embed" xlink:actuate="onLoad" draw:mime-type="image/jpeg"/>
</draw:frame>
NATO Secretary General Jens Stoltenberg has stated inadmissibility of force from China in order to change the status quo in the issue of Littana, and also expressed concern about the convergence of China with Russia.</text:p>
      <text:p text:style-name="P4">
He stated this on Monday during a speech at the NATO Youth Summit, which took place in Brussels and Washington parallelly, reports his own correspondent.</text:p>
      <text:p text:style-name="P4">
"First of all, I think China should not use force to change the status quo around Taiwan," the Alliance head emphasized.</text:p>
      <text:p text:style-name="P4">
He noted that NATO allies did not change views on the Politics of Unicorn. So, he said, there are no excuses by threats from Taiwan, which he produces lately.</text:p>
      <text:p text:style-name="P4">
<text:span text:style-name="T4">
 Read also: </text:span>
 <text:a xlink:type="simple" xlink:href="https://www.ukrinform.ua/rubric-world/3717683-ssa-proti-sprob-kitau-ci-tajvanu-zminiti-statuskvo-u-vidnosinah-ostin.html" text:style-name="Internet_20_link" text:visited-style-name="Visited_20_Internet_20_Link">
USA strongly against China's attempts or <text:span text:style-name="T4">
 Taiwan </text:span>
 Changestatus quo in relationships - Austin</text:a>
In addition, Stoltenberg drew attention to the aggressive behavior of the PRC in the Indo-Pacific region, as well as to the "rapprochement of China and Russia", including in the context of conducting common military maneuvers and their interest in Usuzes with other countries. This behavior, he said, has a potential influx of global security and interests <text:a xlink:type="simple" xlink:href="https://www.ukrinform.ua/tag-nato" text:style-name="Internet_20_link" text:visited-style-name="Visited_20_Internet_20_Link">
NATO</text:a>
.</text:p>
      <text:p text:style-name="P4">
The Alliance Secretary General noted that this is one of the reasons why NATO is interested in the involvement with other countries. Therefore, he invited to participate in the summit in Vilnius, including the governments of Japan, South Korea, New Zealand and Australia.</text:p>
      <text:p text:style-name="P4">
<text:span text:style-name="T4">
 Read also: </text:span>
 <text:a xlink:type="simple" xlink:href="https://www.ukrinform.ua/rubric-world/3711769-vijna-ce-ne-variant-prezidentka-tajvanu-prokomentuvala-napruzenist-u-vidnosinah-z-kitaem.html" text:style-name="Internet_20_link" text:visited-style-name="Visited_20_Internet_20_Link">
"War is not an option": President <text:span text:style-name="T4">
 Taiwan </text:span>
 commented on tension in relations with China</text:a>
According to Ukrinform, the President of the Czech Republic Peter Pavel during the youth summit expressed the position that the war in Ukraine is not just a regional armed conflict. He noted that this is <text:a xlink:type="simple" xlink:href="https://www.ukrinform.ua/rubric-polytics/3718585-kitaj-ocinue-vijnu-v-ukraini-cerez-prizmu-tajvanu-prezident-cehii.html" text:style-name="Internet_20_link" text:visited-style-name="Visited_20_Internet_20_Link">
a conflict between two values systems</text:a>
- Democracy, where Russia and China are on the side of the latter.</text:p>
      <text:p text:style-name="P4">
<text:span text:style-name="T5">
Foto: EFE/EPA</text:span>
</text:p>
      <text:p text:style-name="P4">
News Source: <text:a xlink:type="simple" xlink:href="https://www.ukrinform.ua/rubric-world/3718657-kitaj-ne-moze-zastosuvati-silovij-scenarij-proti-tajvanu-gensek-nato.html" text:style-name="Internet_20_link" text:visited-style-name="Visited_20_Internet_20_Link">
https://www.ukrinform.ua/rubric-world/3718657-kitaj-ne-moze-zastosuvati-silovij-scenarij-proti-tajvanu-gensek-nato.html</text:a>
</text:p>
      <!--NEWS-->
      <text:h text:style-name="P10" text:outline-level="1">
<text:span text:style-name="T4">
In Kharkiv, a tractor, two wounded</text:span>
</text:h>
      <text:p text:style-name="P4">
Authors: Ukrinform (Person)</text:p>
      <text:p text:style-name="P4">
Publisher: Укринформ (Organization)</text:p>
      <text:p text:style-name="P4">
Published Time: 2023-06-05T20:28:05+03:00</text:p>
      <text:p text:style-name="P4">
Modified Time: 2023-06-05T20:28:05+03:00</text:p>
      <text:p text:style-name="P4">
Description: In Kharkiv region, the tractor exploded on an unknown device, as a result, two people were injured.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Поранені', 'Вибух', 'Харківщина', 'Трактор']</text:p>
      <text:p text:style-name="P4">
Type: Article</text:p>
      <!--METADATA-->
      <text:p text:style-name="P4">
<draw:frame draw:style-name="fr1" draw:name="Image164" text:anchor-type="as-char" svg:width="6.9236in" svg:height="3.956343in" draw:z-index="0">
<draw:image xlink:href="../Images/yкринформ/2023-06-05T20-28-05-03-00/630_360_1685868348-538.jpg" xlink:type="simple" xlink:show="embed" xlink:actuate="onLoad" draw:mime-type="image/jpeg"/>
</draw:frame>
The tractor was blown up on an unknown device, as a result, two people held wounds.</text:p>
      <text:p text:style-name="P4">
This was reported in <text:a xlink:type="simple" xlink:href="http://t.me/police_kh_region/18079" text:style-name="Internet_20_link" text:visited-style-name="Visited_20_Internet_20_Link">
telegram</text:a>
Department of Communications of the National Police in Kharkiv Oblast, Ukrinform reports.</text:p>
      <text:p text:style-name="P4">
“On June 5, near the village of Potykhonovo, Kupyansk district, a tractor was blown up on an unknown -mucosa device. As a result of an explosion <text:a xlink:type="simple" xlink:href="https://www.ukrinform.ua/tag-poraneni" text:style-name="Internet_20_link" text:visited-style-name="Visited_20_Internet_20_Link">
injury</text:a>
received a 58-year-old man and51-year-old woman. They were taken to the hospital, ”the message said.</text:p>
      <text:p text:style-name="P4">
According to <text:a xlink:type="simple" xlink:href="https://www.facebook.com/DSNSKHARKIV/posts/pfbid0zSHndtWYDLdeCfQM8Aj2aoQSydYorc29Yt6nDuGcmrsQdMmtqu95zUYvFtoZRJqgl" text:style-name="Internet_20_link" text:visited-style-name="Visited_20_Internet_20_Link">
SESP</text:a>
, the blasting occurred on the road near the village.</text:p>
      <text:p text:style-name="P4">
<text:span text:style-name="T4">
 Read also: </text:span>
 <text:a xlink:type="simple" xlink:href="https://www.ukrinform.ua/rubric-regions/3717669-na-hersonsini-stavsa-vibuh-na-ditacomu-majdanciku-dvoe-hlopcikiv-u-likarni.html" text:style-name="Internet_20_link" text:visited-style-name="Visited_20_Internet_20_Link">
in Kherson region there was an explosion on the playground, two -gaps in hospital</text:a>
As reported by Ukrinform, on June 2 in the Zolochiv community of the Bohodukhiv district in Kharkiv region, the car in which the family was traveling, <text:a xlink:type="simple" xlink:href="https://www.ukrinform.ua/rubric-regions/3717524-na-harkivsini-avto-pidirvalosa-na-nevidomomu-pristroi-e-zagibla-ta-troe-vazkoporanenih-ditej.html" text:style-name="Internet_20_link" text:visited-style-name="Visited_20_Internet_20_Link">
exploded</text:a>
On an unknown device, a woman, a man and three children were severely injured.</text:p>
      <text:p text:style-name="P4">
News Source: <text:a xlink:type="simple" xlink:href="https://www.ukrinform.ua/rubric-regions/3718662-na-harkivsini-pidirvavsa-traktor-dvoe-poranenih.html" text:style-name="Internet_20_link" text:visited-style-name="Visited_20_Internet_20_Link">
https://www.ukrinform.ua/rubric-regions/3718662-na-harkivsini-pidirvavsa-traktor-dvoe-poranenih.html</text:a>
</text:p>
      <!--NEWS-->
      <text:h text:style-name="P10" text:outline-level="1">
<text:span text:style-name="T4">
Russian authorities threw against the rebels in the Belgorod region of the FSB, Rosgvardia and regular troops - GUR</text:span>
</text:h>
      <text:p text:style-name="P4">
Authors: Ukrinform (Person)</text:p>
      <text:p text:style-name="P4">
Publisher: Укринформ (Organization)</text:p>
      <text:p text:style-name="P4">
Published Time: 2023-06-05T20:36:00+03:00</text:p>
      <text:p text:style-name="P4">
Modified Time: 2023-06-05T20:36:00+03:00</text:p>
      <text:p text:style-name="P4">
Description: The Russian authorities, trying to destroy the rebels in the Belgorod region, strikes from artillery and RSSL on the objects of their own civilian infrastructure and locals. - Ukrinform.</text:p>
      <text:p text:style-name="P4">
Images: ['<text:a xlink:type="simple" xlink:href="https://static.ukrinform.com/photos/2023_05/thumb_files/630_360_1684939078-4756.jpeg" text:style-name="Internet_20_link" text:visited-style-name="Visited_20_Internet_20_Link">
630_360_16849...</text:a>
']</text:p>
      <text:p text:style-name="P4">
Tags: ['Розвідка', 'Росія', 'Єдині новини', 'Бєлгородська область', 'Повстанці']</text:p>
      <text:p text:style-name="P4">
Type: Article</text:p>
      <!--METADATA-->
      <text:p text:style-name="P4">
<draw:frame draw:style-name="fr1" draw:name="Image165" text:anchor-type="as-char" svg:width="6.9236in" svg:height="3.956343in" draw:z-index="0">
<draw:image xlink:href="../Images/yкринформ/2023-06-05T20-36-00-03-00/630_360_1684939078-4756.jpeg" xlink:type="simple" xlink:show="embed" xlink:actuate="onLoad" draw:mime-type="image/jpeg"/>
</draw:frame>
The Russian authorities, trying to destroy the rebels in the Belgorod region, strikes from artillery and RSSL on the objects of their own civilian infrastructure and locals.</text:p>
      <text:p text:style-name="P4">
According to Ukrinform, a representative of the Main Directorate of Intelligence of the Ministry of Defense of Ukraine Andriy Yusov said this on the air of the nationwide television "Judinovina".</text:p>
      <text:p text:style-name="P4">
“In Belgorod region, active fighting and internal mass imizes continue. In fact, part of the citizens of the Russian Federation, local residents weapons in their hands rebelled against the dictatorship of the regime <text:a xlink:type="simple" xlink:href="https://www.ukrinform.ua/tag-putin" text:style-name="Internet_20_link" text:visited-style-name="Visited_20_Internet_20_Link">
Putin</text:a>
And the internal occupation of one's own country. They continue there, the fighting is intense. Currently, it is difficult to comment on the Alemedokilka of settlements occupation Rushist authorities have actually left uncontrolled, trying to maintain fire control over these points. And it is that he strikes from artillery, RSSV on the objects of his own civil infrastructure and the homes of local residents, ”Yusov said.</text:p>
      <text:p text:style-name="P4">
According to him, the Russian authorities threw against the rebels of the FSB, Rosgvardia, the structure of the Ministry of Internal Affairs, as well as regular troops, army aviation and artillery.</text:p>
      <text:p text:style-name="P4">
<text:span text:style-name="T4">
 Read also: </text:span>
 <text:a xlink:type="simple" xlink:href="https://www.ukrinform.ua/rubric-ato/3718655-usov-pro-gumkoridori-dla-meskanciv-belgorodskoi-oblasti-rf-rozglanemo-akso-budut-zvernenna.html" text:style-name="Internet_20_link" text:visited-style-name="Visited_20_Internet_20_Link">
<text:span text:style-name="T4">
 Yusov </text:span>
 About Gumcoridors for the residents of the Belgorod region of the Russian Federation: consider if there are appeals</text:a>
Yusov also noted that in the Belgorod region there is a "Terrobron", which is opposite the Russian rebels, but the latter are a real self -defense, which protects his own fellow citizens from Putin's regime.</text:p>
      <text:p text:style-name="P4">
"Terrobron is also self -organized population groups, but rather the RDC and Legion" Freedom of Russia "and are the same local self -defense that defends its own territory, its own compatriots from the internal occupation of Putin's regime," the GUR representative says.</text:p>
      <text:p text:style-name="P4">
<text:span text:style-name="T4">
 Read also: </text:span>
 <text:a xlink:type="simple" xlink:href="https://www.ukrinform.ua/rubric-ato/3718146-legion-svoboda-rosii-ta-rdk-zaavili-so-vzali-v-polon-rosijskih-soldativ-u-belgorodskij-oblasti.html" text:style-name="Internet_20_link" text:visited-style-name="Visited_20_Internet_20_Link">
Legion "Freedom of Russia" and <text:span text:style-name="T4">
 RDC </text:span>
 stated that they had taken the soldiers in the Belgorod region</text:a>
</text:p>
      <text:p text:style-name="P4">
GUR believes that one of the scenarios of developments within Russia <text:a xlink:type="simple" xlink:href="https://www.ukrinform.ua/rubric-ato/3717847-rozvidka-vvazae-viniknenna-zakolotu-v-rosii-mozlivim.html" text:style-name="Internet_20_link" text:visited-style-name="Visited_20_Internet_20_Link">
can be rebellious or military confrontation</text:a>
 .</text:p>
      <text:p text:style-name="P4">
News Source: <text:a xlink:type="simple" xlink:href="https://www.ukrinform.ua/rubric-world/3718665-vlada-rf-kinula-proti-povstanciv-u-belgorodskij-oblasti-fsb-rosgvardiu-i-regularni-vijska-gur.html" text:style-name="Internet_20_link" text:visited-style-name="Visited_20_Internet_20_Link">
https://www.ukrinform.ua/rubric-world/3718665-vlada-rf-kinula-proti-povstanciv-u-belgorodskij-oblasti-fsb-rosgvardiu-i-regularni-vijska-gur.html</text:a>
</text:p>
      <!--NEWS-->
      <text:h text:style-name="P10" text:outline-level="1">
<text:span text:style-name="T4">
On Tuesday, Ukraine is forecast +27 °, mostly without precipitation</text:span>
</text:h>
      <text:p text:style-name="P4">
Authors: Ukrinform (Person)</text:p>
      <text:p text:style-name="P4">
Publisher: Укринформ (Organization)</text:p>
      <text:p text:style-name="P4">
Published Time: 2023-06-05T20:39:00+03:00</text:p>
      <text:p text:style-name="P4">
Modified Time: 2023-06-05T20:39:00+03:00</text:p>
      <text:p text:style-name="P4">
Description: On Tuesday, June 6, in Ukraine, changing cloudiness, without precipitation, only in Transcarpathia and Carpathian in the afternoon, short -term rain, thunderstorms. - Ukrinform.</text:p>
      <text:p text:style-name="P4">
Images: ['<text:a xlink:type="simple" xlink:href="https://static.ukrinform.com/photos/2022_06/thumb_files/630_360_1655207862-493.jpeg" text:style-name="Internet_20_link" text:visited-style-name="Visited_20_Internet_20_Link">
630_360_16552...</text:a>
']</text:p>
      <text:p text:style-name="P4">
Tags: ['Гроза', 'Погода', 'Тепло', 'Літо']</text:p>
      <text:p text:style-name="P4">
Type: Article</text:p>
      <!--METADATA-->
      <text:p text:style-name="P4">
<draw:frame draw:style-name="fr1" draw:name="Image166" text:anchor-type="as-char" svg:width="6.9236in" svg:height="3.956343in" draw:z-index="0">
<draw:image xlink:href="../Images/yкринформ/2023-06-05T20-39-00-03-00/630_360_1655207862-493.jpeg" xlink:type="simple" xlink:show="embed" xlink:actuate="onLoad" draw:mime-type="image/jpeg"/>
</draw:frame>
Inverted, June 6, in Ukraine, changing cloudiness, without precipitation, only Nazakarpattya and Carpathian in the afternoon, short -term rain, sprouting in places.</text:p>
      <text:p text:style-name="P4">
As reported by Ukrinform at the Ukrainian Hydrometeorological Center, the wind tomorrow is variables, 3-8 m/s. Temperature at night 9-14 °; In the afternoon 22-27 °, on the highlands of 14-19 °.</text:p>
      <text:p text:style-name="P4">
According to forecasters, in the capital region on Tuesday is changing cloudiness, beads. Wind of variable directions, 3-8 m/s. Temperature in Kiev at night 12-14 °, in the afternoon 24-26 °; In the area at night 9-14 °, in the afternoon 22-27 °.</text:p>
      <text:p text:style-name="P4">
<text:span text:style-name="T4">
 Read also: </text:span>
 <text:a xlink:type="simple" xlink:href="https://www.ukrinform.ua/rubric-kyiv/3718400-u-kievi-temperatura-vodi-u-dnipri-progrilasa-do-20.html" text:style-name="Internet_20_link" text:visited-style-name="Visited_20_Internet_20_Link">
in Kiev the water temperature in the Dnieper warmed up to 20 °</text:a>
On June 7-8, forecasters are also predicted by changing cloudiness. In the western holes, in the afternoon on June 8 and in Chernihiv and Sumy region - short -term rains, thunderstorms; in the rest of the territory without precipitation. The wind is mainly southeast, 5-10 m/s. Temperature at night 11-16 °, in the eastern regions 8-13 °; In the afternoon 22-27 °, in Transcarpathia 19-24 °.</text:p>
      <text:p text:style-name="P4">
In Kiev and in the region June 7-8, changing cloudiness, without precipitation. The wind is south-east, 5-10 m/s. Temperature by <text:a xlink:type="simple" xlink:href="https://www.ukrinform.ua/tag-kiiv" text:style-name="Internet_20_link" text:visited-style-name="Visited_20_Internet_20_Link">
Kiev</text:a>
at night 13-15 °, in the afternoon 25-27 °; On the area 11-16 °, in the afternoon 22-27 °.</text:p>
      <text:p text:style-name="P4">
According to the Ukrhydromet Center, on June 9, at night in the Carpathian region, during the day of the Nasty, Sumy and Chernihiv regions - in places of short -term rain, thunderstorm, in the rest of the territory without precipitation.</text:p>
      <text:p text:style-name="P4">
June 10 in the western, northern regions and in the far south of the country - short rains(At night), thunderstorms, in the rest of the territory without precipitation. The temperature at night 11-17 °, on the coast of the seas up to 20 °, in the afternoon 23-29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population worldwide suffers from extreme -gurgical and climatic phenomena - WMO</text:a>
In the capital and in the Kyiv region on June 9 without precipitation; June 10 short -term rain, thunderstorm. The temperature in Kiev at night is 15-17 °, in the afternoon 25-27 °; In the area at night 12-17 °, in the afternoon 23-28 °.</text:p>
      <text:p text:style-name="P4">
News Source: <text:a xlink:type="simple" xlink:href="https://www.ukrinform.ua/rubric-regions/3718465-u-vivtorok-ukraini-prognozuut-27-perevazno-bez-opadiv.html" text:style-name="Internet_20_link" text:visited-style-name="Visited_20_Internet_20_Link">
https://www.ukrinform.ua/rubric-regions/3718465-u-vivtorok-ukraini-prognozuut-27-perevazno-bez-opadiv.html</text:a>
</text:p>
      <!--NEWS-->
      <text:h text:style-name="P10" text:outline-level="1">
<text:span text:style-name="T4">
Brain Implants: Startup Mask Neuralink was estimated at $ 5 billion</text:span>
</text:h>
      <text:p text:style-name="P4">
Authors: Ukrinform (Person)</text:p>
      <text:p text:style-name="P4">
Publisher: Укринформ (Organization)</text:p>
      <text:p text:style-name="P4">
Published Time: 2023-06-05T20:41:00+03:00</text:p>
      <text:p text:style-name="P4">
Modified Time: 2023-06-05T20:41:00+03:00</text:p>
      <text:p text:style-name="P4">
Description: The NEURALINK startup Ilon Mask, which works in the brain implant and which was estimated at almost $ 2 billion two years ago, now costs about $ 5 billion. - Ukrinform.</text:p>
      <text:p text:style-name="P4">
Images: ['<text:a xlink:type="simple" xlink:href="https://static.ukrinform.com/photos/2023_06/thumb_files/630_360_1685987094-680.jpg" text:style-name="Internet_20_link" text:visited-style-name="Visited_20_Internet_20_Link">
630_360_16859...</text:a>
']</text:p>
      <text:p text:style-name="P4">
Tags: ['Ілон Маск', 'Імплант', 'Мозок', 'Neuralink']</text:p>
      <text:p text:style-name="P4">
Type: Article</text:p>
      <!--METADATA-->
      <text:p text:style-name="P4">
<draw:frame draw:style-name="fr1" draw:name="Image167" text:anchor-type="as-char" svg:width="6.9236in" svg:height="3.956343in" draw:z-index="0">
<draw:image xlink:href="../Images/yкринформ/2023-06-05T20-41-00-03-00/630_360_1685987094-680.jpg" xlink:type="simple" xlink:show="embed" xlink:actuate="onLoad" draw:mime-type="image/jpeg"/>
</draw:frame>
Startapneuralink Ilon Mask, which works in the field of brain implants and which has been estimated at almost $ 2 billion, now costs about $ 5 billion.</text:p>
      <text:p text:style-name="P4">
As Ukrinform reports, it reports <text:a xlink:type="simple" xlink:href="https://www.reuters.com/technology/musks-neuralink-valued-about-5-bln-despite-long-road-market-2023-06-05/" text:style-name="Internet_20_link" text:visited-style-name="Visited_20_Internet_20_Link">
Reuters</text:a>
With reference to your own sources.</text:p>
      <text:p text:style-name="P4">
According to the sources of the agency, some purchases of optimistic -minded investors have increased the assessment <text:a xlink:type="simple" xlink:href="https://www.ukrinform.ua/tag-startap" text:style-name="Internet_20_link" text:visited-style-name="Visited_20_Internet_20_Link">
startup</text:a>
For the last months before the announcement on May 25, the regulatory organs have been tested by the test of his brain implant in humans.</text:p>
      <text:p text:style-name="P4">
Experts say the NEURALINK startup may take several years to keep the product permission.</text:p>
      <text:p text:style-name="P4">
KIP Ludwig, former director of the Neural Engineering Program at the US National Institute of Health, said he "optimistic" expects Neuralink to take at least 10 years to commercialize his brain implant.</text:p>
      <text:p text:style-name="P4">
Ilon Musk expressed grand ambitions on Neuralink, saying that his implant would allow both healthy and people with disabilities, treat obesity, autism, depression and schizophrenia.</text:p>
      <text:p text:style-name="P4">
*!(https://www.ukrinform.ua/rubric-technology/3714398-kompania-maska-z-virobnictva-mozkovih-cipiv-otrimala-dozvil-na-provedenna-doslidzen-na-ludah.html)The Neuralink Startup has recently set more modest short -term goals, such as helping paralyzed patients to communicate with computing text without printing.</text:p>
      <text:p text:style-name="P4">
As reported <text:a xlink:type="simple" xlink:href="https://www.ukrinform.ua/rubric-world/3716883-ilon-mask-znovu-najbagatsa-ludina-svitu.html" text:style-name="Internet_20_link" text:visited-style-name="Visited_20_Internet_20_Link">
Ukrinform</text:a>
, Tesla General Director Ilon Musk again bypassed the rating of Bernard Arno, as LVMMH's shares fell by 2.6% at auction in Paris.</text:p>
      <text:p text:style-name="P4">
News Source: <text:a xlink:type="simple" xlink:href="https://www.ukrinform.ua/rubric-technology/3718668-implanti-v-mozok-startap-maska-neuralink-ocinili-u-5-milardiv.html" text:style-name="Internet_20_link" text:visited-style-name="Visited_20_Internet_20_Link">
https://www.ukrinform.ua/rubric-technology/3718668-implanti-v-mozok-startap-maska-neuralink-ocinili-u-5-milardiv.html</text:a>
</text:p>
      <!--NEWS-->
      <text:h text:style-name="P10" text:outline-level="1">
<text:span text:style-name="T4">
EU schools attend 450 thousand Ukrainian children - European Commissioner</text:span>
</text:h>
      <text:p text:style-name="P4">
Authors: Ukrinform (Person)</text:p>
      <text:p text:style-name="P4">
Publisher: Укринформ (Organization)</text:p>
      <text:p text:style-name="P4">
Published Time: 2023-06-05T20:41:59+03:00</text:p>
      <text:p text:style-name="P4">
Modified Time: 2023-06-05T20:41:59+03:00</text:p>
      <text:p text:style-name="P4">
Description: About 450,000 Ukrainian children are now going to schools in the EU countries, who have been forced to leave their homeland as a result of war. - Ukrinform.</text:p>
      <text:p text:style-name="P4">
Images: ['<text:a xlink:type="simple" xlink:href="https://static.ukrinform.com/photos/2023_06/thumb_files/630_360_1685986785-980.jpg" text:style-name="Internet_20_link" text:visited-style-name="Visited_20_Internet_20_Link">
630_360_16859...</text:a>
']</text:p>
      <text:p text:style-name="P4">
Tags: ['Діти', 'Євросоюз', 'Школа', 'Україна', 'Біженці']</text:p>
      <text:p text:style-name="P4">
Type: Article</text:p>
      <!--METADATA-->
      <text:p text:style-name="P4">
<draw:frame draw:style-name="fr1" draw:name="Image168" text:anchor-type="as-char" svg:width="6.9236in" svg:height="3.956343in" draw:z-index="0">
<draw:image xlink:href="../Images/yкринформ/2023-06-05T20-41-59-03-00/630_360_1685986785-980.jpg" xlink:type="simple" xlink:show="embed" xlink:actuate="onLoad" draw:mime-type="image/jpeg"/>
</draw:frame>
About 450,000 Ukrainian children are now going to the EU Ukrainian schools, who have been forced to fade as a result of war.</text:p>
      <text:p text:style-name="P4">
This was reported in an interview with <text:a xlink:type="simple" xlink:href="http://ukr.radio/news.html" text:style-name="Internet_20_link" text:visited-style-name="Visited_20_Internet_20_Link">
Ukrainian radio</text:a>
The European Commissioner for Internal Affairs Ilva Johansson reports.</text:p>
      <text:p text:style-name="P4">
In addition to these 450 thousand, some of the Ukrainian students are now in Europe, studying online with Ukrainian teachers, she said.</text:p>
      <text:p text:style-name="P4">
“There are now about 450 thousand children now go to European schools. However, there are also such ideas that teachers from Ukraine are taught online. And this is a kind of challenge, mush, because children not only need education - they need school socialization, communication with classmates, games on school grounds and other similar ones. Therefore, I think it is not necessary to focus on online learning for a long time, ”Johansson said.</text:p>
      <text:p text:style-name="P4">
According to her, the European Union is now trying to simplify the process of combining school reading in a particular country <text:a xlink:type="simple" xlink:href="https://www.ukrinform.ua/tag-evrosouz" text:style-name="Internet_20_link" text:visited-style-name="Visited_20_Internet_20_Link">
EU</text:a>
and studying certain subjects online, according to the Ukrainian school program.</text:p>
      <text:p text:style-name="P4">
"In search of decisions that will help Ukrainian children, the EU countries are flexible," the European Commissariat assures.</text:p>
      <text:p text:style-name="P4">
<text:span text:style-name="T4">
 Read also: </text:span>
 <text:a xlink:type="simple" xlink:href="https://www.ukrinform.ua/rubric-society/3716318-ponad-60-ukrainciv-u-polsi-planuut-povernutisa-dodomu.html" text:style-name="Internet_20_link" text:visited-style-name="Visited_20_Internet_20_Link">
more than 60% of Ukrainians in Poland plan to return home</text:a>
As it was reported, after the start of a full -scale Russian invasion of EU, 6.5 million Ukrainian refugees came, of which about 2.5 million have already turned to Ukraine.</text:p>
      <text:p text:style-name="P4">
<text:span text:style-name="T5">
Foto: Getty Images</text:span>
</text:p>
      <text:p text:style-name="P4">
News Source: <text:a xlink:type="simple" xlink:href="https://www.ukrinform.ua/rubric-society/3718669-skoli-es-vidviduut-450-tisac-ukrainskih-ditej-evrokomisarka.html" text:style-name="Internet_20_link" text:visited-style-name="Visited_20_Internet_20_Link">
https://www.ukrinform.ua/rubric-society/3718669-skoli-es-vidviduut-450-tisac-ukrainskih-ditej-evrokomisarka.html</text:a>
</text:p>
      <!--NEWS-->
      <text:h text:style-name="P10" text:outline-level="1">
<text:span text:style-name="T4">
Ukrainian intelligence checks information about Iran's transmission of ammunition</text:span>
</text:h>
      <text:p text:style-name="P4">
Authors: Ukrinform (Person)</text:p>
      <text:p text:style-name="P4">
Publisher: Укринформ (Organization)</text:p>
      <text:p text:style-name="P4">
Published Time: 2023-06-05T20:43:00+03:00</text:p>
      <text:p text:style-name="P4">
Modified Time: 2023-06-05T20:43:00+03:00</text:p>
      <text:p text:style-name="P4">
Description: Information on the transfer of rockets, artillery and tank shells to the Russian Federation, is currently being checked by Ukrainian intelligence. - Ukrinform.</text:p>
      <text:p text:style-name="P4">
Images: ['<text:a xlink:type="simple" xlink:href="https://static.ukrinform.com/photos/2022_03/thumb_files/630_360_1646152322-572.jpg" text:style-name="Internet_20_link" text:visited-style-name="Visited_20_Internet_20_Link">
630_360_16461...</text:a>
']</text:p>
      <text:p text:style-name="P4">
Tags: ['Іран', 'Розвідка', 'Зброя', 'Війна з Росією', 'Єдині новини']</text:p>
      <text:p text:style-name="P4">
Type: Article</text:p>
      <!--METADATA-->
      <text:p text:style-name="P4">
<draw:frame draw:style-name="fr1" draw:name="Image169" text:anchor-type="as-char" svg:width="6.9236in" svg:height="3.956343in" draw:z-index="0">
<draw:image xlink:href="../Images/yкринформ/2023-06-05T20-43-00-03-00/630_360_1646152322-572.jpg" xlink:type="simple" xlink:show="embed" xlink:actuate="onLoad" draw:mime-type="image/jpeg"/>
</draw:frame>
Information on the transfer of rockets, artillery and tanking to Iran to the Russian Federation is currently being checked by Ukrainian intelligence.</text:p>
      <text:p text:style-name="P4">
According to Ukrinform, a representative of the Main Directorate of Intelligence of the Ministry of Defense of Ukraine Andriy Yusov said this on the air of the nationwide television "Judinovina".</text:p>
      <text:p text:style-name="P4">
“This information is currently being checked. There is a fact about the military cooperation of two -mode concerning Shahaneda, drone as a whole - is information. As for the transfer of other weapons, it is checked, ”Yusov said.</text:p>
      <text:p text:style-name="P4">
*!(https://www.ukrinform.ua/rubric-polytics/3715676-ukraina-zastosue-sankcii-proti-iranu-na-50-rokiv-rada-zatverdila-risenna-rnbo.html)It was reported that the British TV channel Sky News published on Monday, June 5, a probable contract worth more(https://news.sky.com/story/arms-contract-shows-iran-has-sold-russia-ammunition-for-ukraine-war-says-security-source-12896127) .</text:p>
      <text:p text:style-name="P4">
News Source: <text:a xlink:type="simple" xlink:href="https://www.ukrinform.ua/rubric-ato/3718671-ukrainska-rozvidka-perevirae-informaciu-pro-peredacu-iranom-boepripasiv-rosii.html" text:style-name="Internet_20_link" text:visited-style-name="Visited_20_Internet_20_Link">
https://www.ukrinform.ua/rubric-ato/3718671-ukrainska-rozvidka-perevirae-informaciu-pro-peredacu-iranom-boepripasiv-rosii.html</text:a>
</text:p>
      <!--NEWS-->
      <text:h text:style-name="P10" text:outline-level="1">
<text:span text:style-name="T4">
The scale and geography of internal conflicts in the Russian Federation will only increase - Yusov</text:span>
</text:h>
      <text:p text:style-name="P4">
Authors: Ukrinform (Person)</text:p>
      <text:p text:style-name="P4">
Publisher: Укринформ (Organization)</text:p>
      <text:p text:style-name="P4">
Published Time: 2023-06-05T20:45:00+03:00</text:p>
      <text:p text:style-name="P4">
Modified Time: 2023-06-05T20:45:00+03:00</text:p>
      <text:p text:style-name="P4">
Description: The scale and geography of internal conflicts in the Russian Federation will only increase. The Kremlin is now using the internal reserves of its army to suppress the rebels, but it is no longer possible to hide this conflict. - Ukrinform.</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Росія', 'Єдині новини', 'Бєлгородська область']</text:p>
      <text:p text:style-name="P4">
Type: Article</text:p>
      <!--METADATA-->
      <text:p text:style-name="P4">
<draw:frame draw:style-name="fr1" draw:name="Image170" text:anchor-type="as-char" svg:width="6.9236in" svg:height="3.956343in" draw:z-index="0">
<draw:image xlink:href="../Images/yкринформ/2023-06-05T20-45-00-03-00/630_360_1676285387-262.jpg" xlink:type="simple" xlink:show="embed" xlink:actuate="onLoad" draw:mime-type="image/jpeg"/>
</draw:frame>
The scale geography of internal conflicts in the Russian Federation will be raised. The Kremlin now applies the internal reserves of its army to suppress the rebels, but it is no longer possible to hide this conflict.</text:p>
      <text:p text:style-name="P4">
According to Ukrinform, a representative of the Main Directorate of Intelligence of the Ministry of Defense of Ukraine Andriy Yusov said this on the air of the nationwide telephone "Unin", answering questions about future events in Russia.</text:p>
      <text:p text:style-name="P4">
“In recent months, these events have only been gaining momentum. The geography of the rebels is increasing, the number of participants in these actions increases, and finally, not only individual events in Belgorod region should be considered, but in general, called the Russian Federation today is an incapable state, in the middle of a huge number of conflicts. The central government is inadequate, and the events are demonstrated by the events. Everything is capable of concentrated Ukrainian territories, and in the territory of itself <text:a xlink:type="simple" xlink:href="https://www.ukrinform.ua/tag-rosia" text:style-name="Internet_20_link" text:visited-style-name="Visited_20_Internet_20_Link">
Russia</text:a>
- mess, chaos, anarchy and powerlessness. It is that such conflicts can spread in different corners of this territory, which is now called the Russian Federation, ”the spokesman said, adding that the events will also affect the capital region of Russia.</text:p>
      <text:p text:style-name="P4">
Yusov also confirmed that the Kremlin does not throw troops from Ukraine at the moment, it is anamaging to limit the internal resources of the Armed Forces of the Russian Federation.</text:p>
      <text:p text:style-name="P4">
“There is information about the preparation of such measures. But the fact that they are already involved in the armed forces, including army aviation, artillery is already felt, and accordingly to hide that nothing is happening, the Putin regime is simply unable to be able, ”Yusov said.</text:p>
      <text:p text:style-name="P4">
<text:span text:style-name="T4">
 Read also: </text:span>
 <text:a xlink:type="simple" xlink:href="https://www.ukrinform.ua/rubric-ato/3718655-usov-pro-gumkoridori-dla-meskanciv-belgorodskoi-oblasti-rf-rozglanemo-akso-budut-zvernenna.html" text:style-name="Internet_20_link" text:visited-style-name="Visited_20_Internet_20_Link">
<text:span text:style-name="T4">
 Yusov </text:span>
 About Gumcoridors for the residents of the Belgorod region of the Russian Federation: consider if there are appeals</text:a>
As reported by Ukrinform, on June 1, the Legion "Freedom of Russia" and the Russian Volunteer Corps declared the beginning of a new raid in the Belgorod region.</text:p>
      <text:p text:style-name="P4">
The Russian authorities to combat the guerrillas transferred to the border settlements of the Belgorod region an elite detachment of a special purpose, as well as the beginning shelling of the territory.</text:p>
      <text:p text:style-name="P4">
The Legion "Freedom of Russia" offered the inhabitants of the Belgorod region of the Russian Federation, which will suffer from shelling of the Russian army, to evacuate to Ukraine.</text:p>
      <text:p text:style-name="P4">
News Source: <text:a xlink:type="simple" xlink:href="https://www.ukrinform.ua/rubric-world/3718664-masstabi-ta-geografia-vnutrisnih-konfliktiv-u-rf-lise-zbilsuvatimutsa-usov.html" text:style-name="Internet_20_link" text:visited-style-name="Visited_20_Internet_20_Link">
https://www.ukrinform.ua/rubric-world/3718664-masstabi-ta-geografia-vnutrisnih-konfliktiv-u-rf-lise-zbilsuvatimutsa-usov.html</text:a>
</text:p>
      <!--NEWS-->
      <text:h text:style-name="P10" text:outline-level="1">
<text:span text:style-name="T4">
At the Nikolaychuk Open Film Festival, eight Ukrainian prime ministers will be shown in Chernivtsi</text:span>
</text:h>
      <text:p text:style-name="P4">
Authors: Ukrinform (Person)</text:p>
      <text:p text:style-name="P4">
Publisher: Укринформ (Organization)</text:p>
      <text:p text:style-name="P4">
Published Time: 2023-06-05T20:50:00+03:00</text:p>
      <text:p text:style-name="P4">
Modified Time: 2023-06-05T20:50:00+03:00</text:p>
      <text:p text:style-name="P4">
Description: In Chernivtsi, eight Ukrainian premieres will be shown at the Auditor Cinema Festival "Mykolaychuk Open", which will be held from June 15 to June 20. - Ukrinform.</text:p>
      <text:p text:style-name="P4">
Images: ['<text:a xlink:type="simple" xlink:href="https://static.ukrinform.com/photos/2021_08/thumb_files/630_360_1630171870-547.jpeg" text:style-name="Internet_20_link" text:visited-style-name="Visited_20_Internet_20_Link">
630_360_16301...</text:a>
']</text:p>
      <text:p text:style-name="P4">
Tags: ['Фестиваль', 'Кіно', 'Чернівці', 'фільм']</text:p>
      <text:p text:style-name="P4">
Type: Article</text:p>
      <!--METADATA-->
      <text:p text:style-name="P4">
<draw:frame draw:style-name="fr1" draw:name="Image171" text:anchor-type="as-char" svg:width="6.9236in" svg:height="3.956343in" draw:z-index="0">
<draw:image xlink:href="../Images/yкринформ/2023-06-05T20-50-00-03-00/630_360_1630171870-547.jpeg" xlink:type="simple" xlink:show="embed" xlink:actuate="onLoad" draw:mime-type="image/jpeg"/>
</draw:frame>
Eight Ukrainian Premier will be shown at the Nikolaychuk Open Festival "Mykolaychuk Open".</text:p>
      <text:p text:style-name="P4">
This is stated in the press release of the organizers of the festival, which is in the disposal of Ukrainian.</text:p>
      <text:p text:style-name="P4">
"Eight Ukrainian Prime Ministers and the first films in Ukraine.(https://www.ukrinform.ua/tag-kino)"Mykolaychuk Open" will hold a national competition for the first time, which included Ukrainian short films of different genres(game, documentary and experimental)", -organized the organizers.</text:p>
      <text:p text:style-name="P4">
It is noted that some tapes already had premieres and won the awards of transmitted international film festivals - Berlineale and Oberhausen in Germany, Film Festival in Sarajevo and more.</text:p>
      <text:p text:style-name="P4">
The winners will be elected by the audience. The author or author of the best Ukrainian short picture will receive $ 500 from the organizing committee of a festival.</text:p>
      <text:p text:style-name="P4">
18 films will take part in the national competition:</text:p>
      <ul>
        <li>
"Great Little War", directed by Miroslav Latik; * "Man", director of Khachrat Vasilyan; * "Room neighbor", director Yevgen Slupchuk; * "Territory", director Michelle Laves; * "Chornobyl 22", directed by Alexei Radinsky; * "Anniversary", director Anna Goncharova; * "Victoria operator", director Anna Yatsenko; * "Around", directed by Flora Borovyk; * "This is a date!", Director Nadiya Partan; * "Theater", directed by Alina Panasenko; * "Forest, forest", director Maria Stoyanov; * "Captain Brovary", director Edward Nechard; * "Optics", director Alexei Novikov; * "Jordan'96", directed by Kateryna Lesik; * "While quiet here", directors Novruz Hikmet, Elena Podolianko; * "Painter", directed by Sashko Svyatsky; * "Waking up in silence", directors Mila Zhluktenko, Daniel Asadi Faeizi; * Our Role, director Anastasia Tykh.</li>
      </ul>
      <text:p text:style-name="P4">
<text:span text:style-name="T4">
 Read also: </text:span>
 <text:a xlink:type="simple" xlink:href="https://www.ukrinform.ua/rubric-culture/3717638-u-kievi-startuvav-20j-miznarodnij-kinofestival-docudays-ua.html" text:style-name="Internet_20_link" text:visited-style-name="Visited_20_Internet_20_Link">
in Kiev started the 20th International <text:span text:style-name="T4">
 Film Festival </text:span>
 Docudays UA</text:a>
</text:p>
      <text:p text:style-name="P4">
<text:span text:style-name="T5">
Foto: Credo</text:span>
</text:p>
      <text:p text:style-name="P4">
News Source: <text:a xlink:type="simple" xlink:href="https://www.ukrinform.ua/rubric-culture/3718673-na-kinofestivali-mikolajcuk-open-u-cernivcah-pokazut-visim-ukrainskih-premer.html" text:style-name="Internet_20_link" text:visited-style-name="Visited_20_Internet_20_Link">
https://www.ukrinform.ua/rubric-culture/3718673-na-kinofestivali-mikolajcuk-open-u-cernivcah-pokazut-visim-ukrainskih-premer.html</text:a>
</text:p>
      <!--NEWS-->
      <text:h text:style-name="P10" text:outline-level="1">
<text:span text:style-name="T4">
NATO's additional forces began to arrive in Kosovo</text:span>
</text:h>
      <text:p text:style-name="P4">
Authors: Ukrinform (Person)</text:p>
      <text:p text:style-name="P4">
Publisher: Укринформ (Organization)</text:p>
      <text:p text:style-name="P4">
Published Time: 2023-06-05T20:51:23+03:00</text:p>
      <text:p text:style-name="P4">
Modified Time: 2023-06-05T20:51:23+03:00</text:p>
      <text:p text:style-name="P4">
Description: Additional NATO units, which are intended to strengthen the KFOR Alliance Stabilization Mission, in response to an increase in interethnic tension between Serbian and Albanian communities, began to arrive in Kosovo. - Ukrinform.</text:p>
      <text:p text:style-name="P4">
Images: ['<text:a xlink:type="simple" xlink:href="https://static.ukrinform.com/photos/2023_06/thumb_files/630_360_1685987386-968.jpg" text:style-name="Internet_20_link" text:visited-style-name="Visited_20_Internet_20_Link">
630_360_16859...</text:a>
']</text:p>
      <text:p text:style-name="P4">
Tags: ['Косово', 'НАТО', 'Сербія']</text:p>
      <text:p text:style-name="P4">
Type: Article</text:p>
      <!--METADATA-->
      <text:p text:style-name="P4">
<draw:frame draw:style-name="fr1" draw:name="Image172" text:anchor-type="as-char" svg:width="6.9236in" svg:height="3.956343in" draw:z-index="0">
<draw:image xlink:href="../Images/yкринформ/2023-06-05T20-51-23-03-00/630_360_1685987386-968.jpg" xlink:type="simple" xlink:show="embed" xlink:actuate="onLoad" draw:mime-type="image/jpeg"/>
</draw:frame>
NATO additional units designed to strengthen the Alliance's stabilization mission in response to an increase in interethnic tension between the Serbian and Albanian communities began to arrive in Kosovo.</text:p>
      <text:p text:style-name="P4">
According to Ukrinform, such information is published on the site -atlantic alliance.</text:p>
      <text:p text:style-name="P4">
“NATO strengthening forces began to arrive in Kosovo on Monday(June 5, 2023), in response to an uncontrollable and unacceptable violence, which caused more than 40 military peacekeepers from KFOR in the collisions that occurred last week. About 500 Turkish servicemen from the 65th mechanized infantry brigade of Turkey form the basis of strengthening(contingent)NATO, ”the message reads.</text:p>
      <text:p text:style-name="P4">
As noted in the information, the Turkish battalion will remain in Kosovo as long as necessary. Another reserve battalion from the backup forces <text:a xlink:type="simple" xlink:href="https://www.ukrinform.ua/tag-nato" text:style-name="Internet_20_link" text:visited-style-name="Visited_20_Internet_20_Link">
NATO</text:a>
was brought in a state of increased readiness and can be deployed as needed.</text:p>
      <text:p text:style-name="P4">
The report reminded that NATO Secretary General Jens Stoltenberg thanked the recent visit to Turkey by the President of the country Recep TaiPerdogan for the decision to send additional forces to Kosovo.</text:p>
      <text:p text:style-name="P4">
“Turkey is an important and very revered ally that makes a key contribution of NATO. This includes(Selection)troops for our peacekeeping mission in Kosovo, which is even more important now when the tension is so high. I thank Turkey's strengthening in the north of Kosovo after recent riots, ”said the head of the Alkalian.</text:p>
      <text:p text:style-name="P4">
He confirmed that NATO would fulfill its stabilization duties in Kosovo, in accordance with the resolution of the UN RB 1244, and called for official Belgrade and pierce the tension and continue the dialogue in the mediation of the normalization of relations in goodwill.</text:p>
      <text:p text:style-name="P4">
<text:span text:style-name="T4">
 Read also: </text:span>
 <text:a xlink:type="simple" xlink:href="https://www.ukrinform.ua/rubric-world/3718175-tureccina-vidpravila-v-kosovo-desantnij-bataljon.html" text:style-name="Internet_20_link" text:visited-style-name="Visited_20_Internet_20_Link">
Turkey has sent to <text:span text:style-name="T4">
 Kosovo </text:span>
 landing battalion</text:a>
NATO stabilization operation began in 1999 to maintain security and to ensure freedom of movement, in accordance with the UN Security Council of 1244. At present, the number of NATO-Kosovo contingent is 4,200 servicemen from NATO and from alliance partner countries.<text:span text:style-name="T5">
Foto: NATO</text:span>
</text:p>
      <text:p text:style-name="P4">
News Source: <text:a xlink:type="simple" xlink:href="https://www.ukrinform.ua/rubric-world/3718674-dodatkovi-sili-nato-pocali-pribuvati-v-kosovo.html" text:style-name="Internet_20_link" text:visited-style-name="Visited_20_Internet_20_Link">
https://www.ukrinform.ua/rubric-world/3718674-dodatkovi-sili-nato-pocali-pribuvati-v-kosovo.html</text:a>
</text:p>
      <!--NEWS-->
      <text:h text:style-name="P10" text:outline-level="1">
<text:span text:style-name="T4">
Tennis: The frober went out to the quarterfinals "Rolan Harros"</text:span>
</text:h>
      <text:p text:style-name="P4">
Authors: Ukrinform (Person)</text:p>
      <text:p text:style-name="P4">
Publisher: Укринформ (Organization)</text:p>
      <text:p text:style-name="P4">
Published Time: 2023-06-05T20:52:43+03:00</text:p>
      <text:p text:style-name="P4">
Modified Time: 2023-06-05T20:52:43+03:00</text:p>
      <text:p text:style-name="P4">
Description: The Tunisian tennis player ons Zhaber (WTA # 7) beat the American Bernard Peru (WTA # 36) in the fourth circle of Rolan Harros. - Ukrinform.</text:p>
      <text:p text:style-name="P4">
Images: ['<text:a xlink:type="simple" xlink:href="https://static.ukrinform.com/photos/2023_06/thumb_files/630_360_1685987507-660.jpg" text:style-name="Internet_20_link" text:visited-style-name="Visited_20_Internet_20_Link">
630_360_16859...</text:a>
']</text:p>
      <text:p text:style-name="P4">
Tags: ['Теніс']</text:p>
      <text:p text:style-name="P4">
Type: Article</text:p>
      <!--METADATA-->
      <text:p text:style-name="P4">
<draw:frame draw:style-name="fr1" draw:name="Image173" text:anchor-type="as-char" svg:width="6.9236in" svg:height="3.956343in" draw:z-index="0">
<draw:image xlink:href="../Images/yкринформ/2023-06-05T20-52-43-03-00/630_360_1685987507-660.jpg" xlink:type="simple" xlink:show="embed" xlink:actuate="onLoad" draw:mime-type="image/jpeg"/>
</draw:frame>
Tuniscathenis player onz Zhaber(WTA №7)beat the American Bernard Peru(WTA №36)Rolan Harros.</text:p>
      <text:p text:style-name="P4">
The frog overcame Peru - 6: 3, 6: 1, transmits Ukrinform.</text:p>
      <text:p text:style-name="P4">
The match lasted 1 hour 4 minutes.</text:p>
      <text:p text:style-name="P4">
The frober performed 1 supplying, made 4 double errors.</text:p>
      <text:p text:style-name="P4">
The fifth fifth came to the quarterfinals of the Great Helmet tournament and for the first time made Rolan Harros.</text:p>
      <text:p text:style-name="P4">
<text:span text:style-name="T4">
 Read also: </text:span>
 <text:a xlink:type="simple" xlink:href="https://www.ukrinform.ua/rubric-sports/3718594-marcenko-ta-orlov-prograli-finali-kvalifikacii-na-turnirah-atp-u-cehii-ta-nimeccini.html" text:style-name="Internet_20_link" text:visited-style-name="Visited_20_Internet_20_Link">
Marchenko and Orlov lost the finals of ATP in the Czech Republic and Germany</text:a>
In the 1/4 finals, the frog will play with Beatris Haddad.</text:p>
      <text:p text:style-name="P4">
Photo: btu.org.ua</text:p>
      <text:p text:style-name="P4">
News Source: <text:a xlink:type="simple" xlink:href="https://www.ukrinform.ua/rubric-sports/3718675-tenis-zaber-vijsla-do-cvertfinalu-rolan-garros.html" text:style-name="Internet_20_link" text:visited-style-name="Visited_20_Internet_20_Link">
https://www.ukrinform.ua/rubric-sports/3718675-tenis-zaber-vijsla-do-cvertfinalu-rolan-garros.html</text:a>
</text:p>
      <!--NEWS-->
      <text:h text:style-name="P10" text:outline-level="1">
<text:span text:style-name="T4">
Pumfir will be shown on Netflix platform</text:span>
</text:h>
      <text:p text:style-name="P4">
Authors: Ukrinform (Person)</text:p>
      <text:p text:style-name="P4">
Publisher: Укринформ (Organization)</text:p>
      <text:p text:style-name="P4">
Published Time: 2023-06-05T20:55:00+03:00</text:p>
      <text:p text:style-name="P4">
Modified Time: 2023-06-05T20:55:00+03:00</text:p>
      <text:p text:style-name="P4">
Description: The Ukrainian film "Pomfir" director Dmitry Sukholytsky-Sobchuk can be officially viewed on the Netflix platform since June 22. - Ukrinform.</text:p>
      <text:p text:style-name="P4">
Images: ['<text:a xlink:type="simple" xlink:href="https://static.ukrinform.com/photos/2023_06/thumb_files/630_360_1685987550-220.jpeg" text:style-name="Internet_20_link" text:visited-style-name="Visited_20_Internet_20_Link">
630_360_16859...</text:a>
']</text:p>
      <text:p text:style-name="P4">
Tags: ['Кіно', 'Netflix', 'фільм']</text:p>
      <text:p text:style-name="P4">
Type: Article</text:p>
      <!--METADATA-->
      <text:p text:style-name="P4">
<draw:frame draw:style-name="fr1" draw:name="Image174" text:anchor-type="as-char" svg:width="6.9236in" svg:height="3.956343in" draw:z-index="0">
<draw:image xlink:href="../Images/yкринформ/2023-06-05T20-55-00-03-00/630_360_1685987550-220.jpeg" xlink:type="simple" xlink:show="embed" xlink:actuate="onLoad" draw:mime-type="image/jpeg"/>
</draw:frame>
The Ukrainian film "Pomfir" directed Dmitry Sukholytsky-Sobchuk will be possible to see on the Netflix platform since June 22.</text:p>
      <text:p text:style-name="P4">
About it in <text:a xlink:type="simple" xlink:href="https://www.facebook.com/pamfirfilm/posts/pfbid02hmT9mDJW64NXYRWjjH2FCVPqqEYjBNT7JN3Hw3reE2cXjLNY9SRHNq5MJ3RK69Rbl" text:style-name="Internet_20_link" text:visited-style-name="Visited_20_Internet_20_Link">
Facebook</text:a>
The creators of the film report, Ukrinform reports.</text:p>
      <text:p text:style-name="P4">
"June 22 - premiere <text:a xlink:type="simple" xlink:href="https://www.ukrinform.ua/tag-kino" text:style-name="Internet_20_link" text:visited-style-name="Visited_20_Internet_20_Link">
movie</text:a>
Pumfir on Netflix!Keep the date and WIO to contemplate the Lightning and the permanent traditions of the western regions of Ukraine, " - urge authorities.</text:p>
      <text:p text:style-name="P4">
History unfolds around a family from a border village in Bukovina. Headsimanism arrives home after long wages and faces the bearing of his relatives.</text:p>
      <text:p text:style-name="P4">
<text:span text:style-name="T4">
 Read also: </text:span>
 <text:a xlink:type="simple" xlink:href="https://www.ukrinform.ua/rubric-culture/3696389-tkacenko-podilivsa-vrazennami-vid-peregladu-filmu-pamfir.html" text:style-name="Internet_20_link" text:visited-style-name="Visited_20_Internet_20_Link">
Tkachenko shared his impressions of watching the movie "<text:span text:style-name="T4">
 Pumfir </text:span>
"</text:a>
As reported by Ukrinform, in April Pomfir <text:a xlink:type="simple" xlink:href="https://www.ukrinform.ua/rubric-culture/3692340-film-pamfir-zdobuv-nagorodu-na-kinofestivali-u-klivlendi.html" text:style-name="Internet_20_link" text:visited-style-name="Visited_20_Internet_20_Link">
was among the winners</text:a>
The 47th International Film Festival of Vislivland(USA).</text:p>
      <text:p text:style-name="P4">
За сім тижнів прокату стрічка “Памфір” <text:a xlink:type="simple" xlink:href="https://www.ukrinform.ua/rubric-culture/3706782-film-pamfir-zibrav-za-sim-tizniv-prokatu-majze-12-miljoniv.html" text:style-name="Internet_20_link" text:visited-style-name="Visited_20_Internet_20_Link">
 зібрала</text:a>
Almost 11 440 055 UAH, and the number of tickets is 77 499.</text:p>
      <text:p text:style-name="P4">
News Source: <text:a xlink:type="simple" xlink:href="https://www.ukrinform.ua/rubric-culture/3718677-pamfir-pokazut-na-platformi-netflix.html" text:style-name="Internet_20_link" text:visited-style-name="Visited_20_Internet_20_Link">
https://www.ukrinform.ua/rubric-culture/3718677-pamfir-pokazut-na-platformi-netflix.html</text:a>
</text:p>
      <!--NEWS-->
      <text:h text:style-name="P10" text:outline-level="1">
<text:span text:style-name="T4">
There are some successes in the Zaporozhye direction - the Ministry of Defense</text:span>
</text:h>
      <text:p text:style-name="P4">
Authors: Ukrinform (Person)</text:p>
      <text:p text:style-name="P4">
Publisher: Укринформ (Organization)</text:p>
      <text:p text:style-name="P4">
Published Time: 2023-06-05T21:03:00+03:00</text:p>
      <text:p text:style-name="P4">
Modified Time: 2023-06-05T21:03:00+03:00</text:p>
      <text:p text:style-name="P4">
Description: In the Zaporozhye direction there are battles of local importance, and there are some successes, but there is no need to make loud messages. Everything goes according to the plan. - Ukrinform.</text:p>
      <text:p text:style-name="P4">
Images: ['<text:a xlink:type="simple" xlink:href="https://static.ukrinform.com/photos/2022_08/thumb_files/630_360_1659616047-776.jpg" text:style-name="Internet_20_link" text:visited-style-name="Visited_20_Internet_20_Link">
630_360_16596...</text:a>
']</text:p>
      <text:p text:style-name="P4">
Tags: ['Міноборони', 'Запоріжжя', 'Війна з Росією', 'Ганна Маляр', 'Єдині новини']</text:p>
      <text:p text:style-name="P4">
Type: Article</text:p>
      <!--METADATA-->
      <text:p text:style-name="P4">
<draw:frame draw:style-name="fr1" draw:name="Image176" text:anchor-type="as-char" svg:width="6.9236in" svg:height="3.956343in" draw:z-index="0">
<draw:image xlink:href="../Images/yкринформ/2023-06-05T21-03-00-03-00/630_360_1659616047-776.jpg" xlink:type="simple" xlink:show="embed" xlink:actuate="onLoad" draw:mime-type="image/jpeg"/>
</draw:frame>
Nazaposhuzhka is the fighting of local importance, and there are some successes, but there is no need to make loud messages. Everything goes according to the plan.</text:p>
      <text:p text:style-name="P4">
According to Ukrinform, the Deputy Minister of Defense of Ukraine Anna Malyar informed about it on the air of the nationwide television "Unin", commenting on the Zaporizhzhia direction.</text:p>
      <text:p text:style-name="P4">
“There for some time Russian troops were in position <text:a xlink:type="simple" xlink:href="https://www.ukrinform.ua/tag-oborona" text:style-name="Internet_20_link" text:visited-style-name="Visited_20_Internet_20_Link">
Defense</text:a>
. What does defense mean? It is that our troops make every effort so that they are forced to interfere. Certainly, in several certain directions there are battles of local significance, and there are some successes in the armed forces, but do not have to be made from these messages. We have a war, and we recall our territories, it is all about plan, ”the painter said.</text:p>
      <text:p text:style-name="P4">
<text:span text:style-name="T4">
 Read also: </text:span>
 <text:a xlink:type="simple" xlink:href="https://www.ukrinform.ua/rubric-ato/3718620-vijska-rf-bezuspisno-veli-nastupalni-dii-na-cotiroh-napramkah.html" text:style-name="Internet_20_link" text:visited-style-name="Visited_20_Internet_20_Link">
Russian troops unsuccessfully followed offensive actions on four -way</text:a>
As reported <text:a xlink:type="simple" xlink:href="https://www.ukrinform.ua/rubric-ato/3718611-sili-oboroni-prosunulisa-vpered-u-napramku-orihovovasilivki-j-ivanivskogo-malar.html" text:style-name="Internet_20_link" text:visited-style-name="Visited_20_Internet_20_Link">
Ukrinform</text:a>
On Monday, the painter stated that on the eastern front of the unit of operational strategic grouping of the Khortytsia troops, the following are carried out by the following, in several directions Ukrainian defenders advanced forward.</text:p>
      <text:p text:style-name="P4">
News Source: <text:a xlink:type="simple" xlink:href="https://www.ukrinform.ua/rubric-ato/3718680-na-zaporizkomu-napramku-e-pevni-uspihi-minoboroni.html" text:style-name="Internet_20_link" text:visited-style-name="Visited_20_Internet_20_Link">
https://www.ukrinform.ua/rubric-ato/3718680-na-zaporizkomu-napramku-e-pevni-uspihi-minoboroni.html</text:a>
</text:p>
      <!--NEWS-->
      <text:h text:style-name="P10" text:outline-level="1">
<text:span text:style-name="T4">
Poland expects that the European Commission will continue restriction on agro -import from Ukraine by the end of the year</text:span>
</text:h>
      <text:p text:style-name="P4">
Authors: Ukrinform (Person)</text:p>
      <text:p text:style-name="P4">
Publisher: Укринформ (Organization)</text:p>
      <text:p text:style-name="P4">
Published Time: 2023-06-05T21:04:00+03:00</text:p>
      <text:p text:style-name="P4">
Modified Time: 2023-06-05T21:04:00+03:00</text:p>
      <text:p text:style-name="P4">
Description: Poland expects that the European Commission will continue its ban on importing Ukrainian grain to five EU countries (Bulgaria, Hungary, Poland, Romania and Slovakia) by the end of 2023.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Польща', 'Україна', 'Зерно']</text:p>
      <text:p text:style-name="P4">
Type: Article</text:p>
      <!--METADATA-->
      <text:p text:style-name="P4">
<draw:frame draw:style-name="fr1" draw:name="Image177" text:anchor-type="as-char" svg:width="6.9236in" svg:height="3.956343in" draw:z-index="0">
<draw:image xlink:href="../Images/yкринформ/2023-06-05T21-04-00-03-00/630_360_1462365899-2256.jpg" xlink:type="simple" xlink:show="embed" xlink:actuate="onLoad" draw:mime-type="image/jpeg"/>
</draw:frame>
The Polish Commission will continue to continue to be banned from importing Ukrainian grain of five EU countries(Bulgaria, Hungary, Poland, Romania and Slovakia)by the end of 20123.</text:p>
      <text:p text:style-name="P4">
This was stated during a press conference in Warsaw by the Minister of Agriculture of Poland Robert Telus, Ukrinform correspondent reports.</text:p>
      <text:p text:style-name="P4">
“The decision today(European Commission - Ed.)Not yet approved, not published, but we already have information that the European Commission will continue the ban on imported grain crops(from Ukraine - ed.)to the border countries, in particular to <text:a xlink:type="simple" xlink:href="https://www.ukrinform.ua/tag-polsa" text:style-name="Internet_20_link" text:visited-style-name="Visited_20_Internet_20_Link">
Poland</text:a>
”, - said Telus.</text:p>
      <text:p text:style-name="P4">
According to him, this ban would be extended from June 5 to September 15, although Poland insisted that this ban would work until the end of the year. At the same time, he expressed his hope that there would be time to negotiate and persuade so that this prohibition would be continued before the end of 2023.</text:p>
      <text:p text:style-name="P4">
The Polish Minister expressed his hope that the European Commission will be released on Montalocollocol.</text:p>
      <text:p text:style-name="P4">
Telus also reported that there are negotiations between five EU countries to implement a “some flexibility to restrict imports from Ukraine”. He explained that it was forbidden to add some other products, such as soft fruits from Ukraine, to the list of agro -products, which is prohibited from these EU countries from Ukraine.</text:p>
      <text:p text:style-name="P4">
"We will negotiate this topic with the European Commission," Telus emphasized.</text:p>
      <text:p text:style-name="P4">
<text:span text:style-name="T4">
 Read also: </text:span>
 <text:a xlink:type="simple" xlink:href="https://www.ukrinform.ua/rubric-economy/3704898-problemu-importu-ukrainskogo-zerna-v-susidni-kraini-es-treba-virisuvati-v-dusi-solidarnosti-kacka.html" text:style-name="Internet_20_link" text:visited-style-name="Visited_20_Internet_20_Link">
<text:span text:style-name="T4">
 problem </text:span>
 <text:span text:style-name="T4">
 import </text:span>
 <text:span text:style-name="T4">
 Ukrainian </text:span>
 <text:span text:style-name="T4">
 grain </text:span>
 in <text:span text:style-name="T4">
 neighboring </text:span>
 <text:span text:style-name="T4">
 countries </text:span>
 EU <text:span text:style-name="T4">
 need </text:span>
 <text:span text:style-name="T4">
 </text:span>
 <text:span text:style-name="T4">
 in </text:span>
 spirit <text:span text:style-name="T4">
 </text:span>
 solidarity <text:span text:style-name="T4">
 - </text:span>
 duck **</text:a>
As reported, on May 25, the EU Council approved the Regulations on the continuation of the regimen trade between the EU and Ukraine, which continues to suspend all customs, quotas and trade protection measures for Ukrainian exports to the Jesyshche for a year, until June 2024. These regulatory rules come into force on June 6 this year.On April 28, the European Commission agreed with the four neighboring countries of Ukraine - Bolgaria, Hungary, Poland and Slovakia - a package of measures that the mangiest after the mentioned countries have abolished their sole actions of anti -agrarian imports from Ukraine. This package limits the territory of the mentioned countries, as well as Romania, imports of four key products from Ukraine - wheat, corn, rapeseed and sunflower seeds, although it preserves transit of goods to other EU countries and to the world market.</text:p>
      <text:p text:style-name="P4">
These restrictions have been in force to date, June 5, and can be continued by the conditions of extraordinary trade exceptions, which are envisaged by the new regimen trade between the EU and Ukraine.</text:p>
      <text:p text:style-name="P4">
On the eve, as a result of a meeting with EU Agricultural Ministers, Minister of Agrarian Policy and Food of Ukraine Mykola Solsky <text:a xlink:type="simple" xlink:href="https://www.ukrinform.ua/rubric-economy/3716446-solskij-na-zasidanni-radi-es-zaklikav-skasuvati-obmezenna-na-import-ukrainskoi-agroprodukcii.html" text:style-name="Internet_20_link" text:visited-style-name="Visited_20_Internet_20_Link">
called</text:a>
The EU is non -devotion to restrictive measures after June 5, and called the probable decision on the ban on Ukrainian agricultural imports to neighboring countries "the worst of the possible".</text:p>
      <text:p text:style-name="P4">
News Source: <text:a xlink:type="simple" xlink:href="https://www.ukrinform.ua/rubric-economy/3718681-polsa-rozrahovue-so-evrokomisia-prodovzit-obmezenna-na-agroimport-z-ukraini-do-kinca-roku.html" text:style-name="Internet_20_link" text:visited-style-name="Visited_20_Internet_20_Link">
https://www.ukrinform.ua/rubric-economy/3718681-polsa-rozrahovue-so-evrokomisia-prodovzit-obmezenna-na-agroimport-z-ukraini-do-kinca-roku.html</text:a>
</text:p>
      <!--NEWS-->
      <text:h text:style-name="P10" text:outline-level="1">
<text:span text:style-name="T4">
Ukraine wins war and can count on Britain's help - Kleverli</text:span>
</text:h>
      <text:p text:style-name="P4">
Authors: Ukrinform (Person)</text:p>
      <text:p text:style-name="P4">
Publisher: Укринформ (Organization)</text:p>
      <text:p text:style-name="P4">
Published Time: 2023-06-05T21:11:00+03:00</text:p>
      <text:p text:style-name="P4">
Modified Time: 2023-06-05T21:11:00+03:00</text:p>
      <text:p text:style-name="P4">
Description: Ukraine will be able to win the war with Moscow. It can also count on further assistance from the United Kingdom. - Ukrinform.</text:p>
      <text:p text:style-name="P4">
Images: ['<text:a xlink:type="simple" xlink:href="https://static.ukrinform.com/photos/2023_06/thumb_files/630_360_1685978512-675.jpeg" text:style-name="Internet_20_link" text:visited-style-name="Visited_20_Internet_20_Link">
630_360_16859...</text:a>
']</text:p>
      <text:p text:style-name="P4">
Tags: ['Британія', 'Україна', 'допомога', 'Війна з Росією']</text:p>
      <text:p text:style-name="P4">
Type: Article</text:p>
      <!--METADATA-->
      <text:p text:style-name="P4">
<draw:frame draw:style-name="fr1" draw:name="Image178" text:anchor-type="as-char" svg:width="6.9236in" svg:height="3.956343in" draw:z-index="0">
<draw:image xlink:href="../Images/yкринформ/2023-06-05T21-11-00-03-00/630_360_1685978512-675.jpeg" xlink:type="simple" xlink:show="embed" xlink:actuate="onLoad" draw:mime-type="image/jpeg"/>
</draw:frame>
It will be possible to win the war with Moscow. It can also count on help from the United Kingdom.</text:p>
      <text:p text:style-name="P4">
As Ukrinform reports, it reports <text:a xlink:type="simple" xlink:href="https://news.sky.com/story/ukraine-war-latest-russia-counteroffensive-wagner-bakhmut-putin-12541713" text:style-name="Internet_20_link" text:visited-style-name="Visited_20_Internet_20_Link">
Sky News</text:a>
.</text:p>
      <text:p text:style-name="P4">
Foreign Minister <text:a xlink:type="simple" xlink:href="https://www.ukrinform.ua/tag-britania" text:style-name="Internet_20_link" text:visited-style-name="Visited_20_Internet_20_Link">
UK</text:a>
He met with President of Ukraine Volodymyr Zelensky and the Minister of Justice of the country Dmitry Kuleba during the second visit of Kleverly Dokieva.</text:p>
      <text:p text:style-name="P4">
The parties discussed how the United Kingdom could continue to support Ukraine, from the battlefield to bank guarantees, the British Ministry of Foreign Affairs reports.</text:p>
      <text:p text:style-name="P4">
The visit took place against the backdrop for the conference for the restoration of Ukraine Landoni later in June, which will focus on stimulating the economy of Ukraine.</text:p>
      <text:p text:style-name="P4">
*!(https://www.ukrinform.ua/rubric-polytics/3718601-smigal-obgovoriv-iz-glavou-mzs-britanii-zbrojnu-pidtrimku-ukraini-ta-integraciu-v-nato.html)"As Ukraine continues to struggle with Russia, I was able to see my own horrors and devastation that the Russian Federation caused this sovereign state," Kleverla said.</text:p>
      <text:p text:style-name="P4">
"Ukraine wins this war and can count on our support," added Kleverly.</text:p>
      <text:p text:style-name="P4">
As reported <text:a xlink:type="simple" xlink:href="https://www.ukrinform.ua/rubric-polytics/3718578-prezident-ukraini-zustrivsa-iz-glavou-mzs-britanii.html" text:style-name="Internet_20_link" text:visited-style-name="Visited_20_Internet_20_Link">
Ukrinform</text:a>
.</text:p>
      <text:p text:style-name="P4">
<text:span text:style-name="T5">
Foto: op</text:span>
</text:p>
      <text:p text:style-name="P4">
News Source: <text:a xlink:type="simple" xlink:href="https://www.ukrinform.ua/rubric-polytics/3718683-ukraina-vigrae-vijnu-ta-moze-rozrahovuvati-na-dopomogu-britanii-kleverli.html" text:style-name="Internet_20_link" text:visited-style-name="Visited_20_Internet_20_Link">
https://www.ukrinform.ua/rubric-polytics/3718683-ukraina-vigrae-vijnu-ta-moze-rozrahovuvati-na-dopomogu-britanii-kleverli.html</text:a>
</text:p>
      <!--NEWS-->
      <text:h text:style-name="P10" text:outline-level="1">
<text:span text:style-name="T4">
One killed, nine wounded: showed the effects of Balakliya firing</text:span>
</text:h>
      <text:p text:style-name="P4">
Authors: Ukrinform (Person)</text:p>
      <text:p text:style-name="P4">
Publisher: Укринформ (Organization)</text:p>
      <text:p text:style-name="P4">
Published Time: 2023-06-05T21:14:16+03:00</text:p>
      <text:p text:style-name="P4">
Modified Time: 2023-06-05T21:14:16+03:00</text:p>
      <text:p text:style-name="P4">
Description: As a result of the shelling of the city of Balaklius in Kharkiv region, which was carried out by the ARF troops on the evening of June 5, one person was killed, nine was injured, private homes and outbuildings were destroyed. - Ukrinform.</text:p>
      <text:p text:style-name="P4">
Images: ['<text:a xlink:type="simple" xlink:href="https://static.ukrinform.com/photos/2023_06/thumb_files/630_360_1685988739-285.jpg" text:style-name="Internet_20_link" text:visited-style-name="Visited_20_Internet_20_Link">
630_360_16859...</text:a>
']</text:p>
      <text:p text:style-name="P4">
Tags: ['Обстріл', 'Харківщина', 'Балаклія', 'Війна з Росією']</text:p>
      <text:p text:style-name="P4">
Type: Article</text:p>
      <!--METADATA-->
      <text:p text:style-name="P4">
<draw:frame draw:style-name="fr1" draw:name="Image179" text:anchor-type="as-char" svg:width="6.9236in" svg:height="3.956343in" draw:z-index="0">
<draw:image xlink:href="../Images/yкринформ/2023-06-05T21-14-16-03-00/630_360_1685988739-285.jpg" xlink:type="simple" xlink:show="embed" xlink:actuate="onLoad" draw:mime-type="image/jpeg"/>
</draw:frame>
Urban firing of the city of Balaklius in Kharkiv region, which was performed by the ARF forces on the evening of June 5, one person was killed, nine, nine, destroyed houses and outbuildings were destroyed.</text:p>
      <text:p text:style-name="P4">
This was reported in <text:a xlink:type="simple" xlink:href="https://t.me/prokuratura_kharkiv/9351" text:style-name="Internet_20_link" text:visited-style-name="Visited_20_Internet_20_Link">
telegram</text:a>
The press service of the Kharkiv Regional Prosecutor's Office, reports Ukrinform.</text:p>
      <text:p text:style-name="P4">
“According to the investigation, on June 5, at about 17:45 the Russian military <text:a xlink:type="simple" xlink:href="https://www.ukrinform.ua/tag-obstril" text:style-name="Internet_20_link" text:visited-style-name="Visited_20_Internet_20_Link">
fired</text:a>
Balakliya Izium district. Nine civilians were injured. A 57-year-old civilian man heard. Residential buildings, outbuildings and garages have been damaged, ”the message said.</text:p>
      <text:p text:style-name="P4">
Law enforcement officers launched a pre -trial investigation into violation of the laws of the pelvic war, combined with premeditated murder(Part 2 of Art. 438 of the Criminal Code of Ukraine).</text:p>
      <text:p text:style-name="P4">
<text:span text:style-name="T4">
Читайте також:</text:span>
 <text:a xlink:type="simple" xlink:href="https://www.ukrinform.ua/rubric-regions/3718491-u-harkivskij-ova-ne-viklucaut-evakuacii-ludej-iz-prikordonna-oblasti.html" text:style-name="Internet_20_link" text:visited-style-name="Visited_20_Internet_20_Link">
 У Харківській ОВА не виключають евакуації людей ізприкордоння області </text:a>
According to preliminary data, the Russian military struck the city from the RSSU.</text:p>
      <text:p text:style-name="P4">
As reported by Ukrinform, <text:a xlink:type="simple" xlink:href="https://www.ukrinform.ua/rubric-ato/3718616-rosiani-obstrilali-balakliu-sonajmense-odin-zagiblij-i-visim-poranenih.html" text:style-name="Internet_20_link" text:visited-style-name="Visited_20_Internet_20_Link">
Russian troops on Monday were fired at balaclia</text:a>
, as of 18.30, one killed person and eight wounded were known. Subsequently, the chief of Ova Olesinogubov, informed that <text:a xlink:type="simple" xlink:href="https://www.ukrinform.ua/rubric-ato/3718649-obstril-balaklii-kilkist-poranenih-zrosla-do-devati-troe-u-vazkomu-stani.html" text:style-name="Internet_20_link" text:visited-style-name="Visited_20_Internet_20_Link">
the wounds had received nine people, three of them are in serious condition</text:a>
. The Russian blow <text:a xlink:type="simple" xlink:href="https://t.me/balakleyamer/3748" text:style-name="Internet_20_link" text:visited-style-name="Visited_20_Internet_20_Link">
struck</text:a>
in the private residential sector.</text:p>
      <text:p text:style-name="P4">
News Source: <text:a xlink:type="simple" xlink:href="https://www.ukrinform.ua/rubric-ato/3718684-odin-zagiblij-devatero-poranenih-pokazali-naslidki-obstrilu-balaklii.html" text:style-name="Internet_20_link" text:visited-style-name="Visited_20_Internet_20_Link">
https://www.ukrinform.ua/rubric-ato/3718684-odin-zagiblij-devatero-poranenih-pokazali-naslidki-obstrilu-balaklii.html</text:a>
</text:p>
      <!--NEWS-->
      <text:h text:style-name="P10" text:outline-level="1">
<text:span text:style-name="T4">
Poland wants a constant presence of NATO troops in its territory - Moravtsky</text:span>
</text:h>
      <text:p text:style-name="P4">
Authors: Ukrinform (Person)</text:p>
      <text:p text:style-name="P4">
Publisher: Укринформ (Organization)</text:p>
      <text:p text:style-name="P4">
Published Time: 2023-06-05T21:18:00+03:00</text:p>
      <text:p text:style-name="P4">
Modified Time: 2023-06-05T21:18:00+03:00</text:p>
      <text:p text:style-name="P4">
Description: Poland stands for the constant presence of NATO member troops in its territory. - Ukrinform.</text:p>
      <text:p text:style-name="P4">
Images: ['<text:a xlink:type="simple" xlink:href="https://static.ukrinform.com/photos/2022_11/thumb_files/630_360_1668540078-906.jpg" text:style-name="Internet_20_link" text:visited-style-name="Visited_20_Internet_20_Link">
630_360_16685...</text:a>
']</text:p>
      <text:p text:style-name="P4">
Tags: ['НАТО', 'Польща', 'Військові', 'Моравецький']</text:p>
      <text:p text:style-name="P4">
Type: Article</text:p>
      <!--METADATA-->
      <text:p text:style-name="P4">
<draw:frame draw:style-name="fr1" draw:name="Image180" text:anchor-type="as-char" svg:width="6.9236in" svg:height="3.956343in" draw:z-index="0">
<draw:image xlink:href="../Images/yкринформ/2023-06-05T21-18-00-03-00/630_360_1668540078-906.jpg" xlink:type="simple" xlink:show="embed" xlink:actuate="onLoad" draw:mime-type="image/jpeg"/>
</draw:frame>
Poland has been the constant presence of NATO member troops in its territory.</text:p>
      <text:p text:style-name="P4">
According to Ukrinform correspondent, this is on the air of a Canadian TV channel <text:a xlink:type="simple" xlink:href="https://www.cbc.ca/" text:style-name="Internet_20_link" text:visited-style-name="Visited_20_Internet_20_Link">
SVS</text:a>
Polish Prime Minister Mateusz Moravtsky told.</text:p>
      <text:p text:style-name="P4">
“I spoke with President Biden, prime minister Trudeau and other our union that they stay in <text:a xlink:type="simple" xlink:href="https://www.ukrinform.ua/tag-polsa" text:style-name="Internet_20_link" text:visited-style-name="Visited_20_Internet_20_Link">
Poland</text:a>
On a permanent basis, such as seductive Korea, ”Moravetsky said.</text:p>
      <text:p text:style-name="P4">
He stressed that Poland is ready to pay for the construction of a military baza on its own, "so there are no problems from a financial point of view." "This is important for the region in the region and in general throughout the EU, which is a key trade partner of the US and Canada," the Prime Minister said.</text:p>
      <text:p text:style-name="P4">
At the same time, Moravetsky did not answer the question of whether his performance was successful in this aspect.</text:p>
      <text:p text:style-name="P4">
<text:span text:style-name="T4">
 Read also: </text:span>
 <text:a xlink:type="simple" xlink:href="https://www.ukrinform.ua/rubric-polytics/3713662-vazke-ozbroenna-dla-ukraini-i-navcanna-pilotiv-stefancuk-zustrivsa-z-moraveckim.html" text:style-name="Internet_20_link" text:visited-style-name="Visited_20_Internet_20_Link">
heavy weapons for Ukraine and pilots training: Stefanchuskzusta with <text:span text:style-name="T4">
 Moravtsky </text:span>
</text:a>
As <text:a xlink:type="simple" xlink:href="https://www.ukrinform.ua/rubric-polytics/3717670-kanada-j-polsa-spilno-pidtrimuvatimut-oboronu-ukraini.html" text:style-name="Internet_20_link" text:visited-style-name="Visited_20_Internet_20_Link">
reported</text:a>
Last week he made a visit to Canada, where he met with Prime Minister of Ukraine Justin Trudeau. Among the key topics of communication was the support of Ukraine in the war with Russia and the fight against the departure of the Russian Federation of international sanctions.</text:p>
      <text:p text:style-name="P4">
Following the illegal annexation of Russia by Crimea, to strengthen the Eastern flank of NATO, they have been drawn to Poland by their battalion, which is on a temporary basis. Warshava seeks to make this presence permanent.</text:p>
      <text:p text:style-name="P4">
News Source: <text:a xlink:type="simple" xlink:href="https://www.ukrinform.ua/rubric-world/3718685-polsa-hoce-postijnoi-prisutnosti-vijsk-nato-na-svoij-teritorii-moraveckij.html" text:style-name="Internet_20_link" text:visited-style-name="Visited_20_Internet_20_Link">
https://www.ukrinform.ua/rubric-world/3718685-polsa-hoce-postijnoi-prisutnosti-vijsk-nato-na-svoij-teritorii-moraveckij.html</text:a>
</text:p>
      <!--NEWS-->
      <text:h text:style-name="P10" text:outline-level="1">
<text:span text:style-name="T4">
The Russians plan to destroy one of the district centers of Belgorod region - the interception of GUR</text:span>
</text:h>
      <text:p text:style-name="P4">
Authors: Ukrinform (Person)</text:p>
      <text:p text:style-name="P4">
Publisher: Укринформ (Organization)</text:p>
      <text:p text:style-name="P4">
Published Time: 2023-06-05T21:28:00+03:00</text:p>
      <text:p text:style-name="P4">
Modified Time: 2023-06-05T21:28:00+03:00</text:p>
      <text:p text:style-name="P4">
Description: Losing control of the situation in the Belgorod region, the Putin regime can resort to large -scale provocations, in particular to destroy one of the district centers - the city of Shebekino. - Ukrinform.</text:p>
      <text:p text:style-name="P4">
Images: ['<text:a xlink:type="simple" xlink:href="https://static.ukrinform.com/photos/2023_06/thumb_files/630_360_1685989705-896.jpg" text:style-name="Internet_20_link" text:visited-style-name="Visited_20_Internet_20_Link">
630_360_16859...</text:a>
']</text:p>
      <text:p text:style-name="P4">
Tags: ['Розвідка', 'Російські військові', 'Війна з Росією', 'Бєлгородська область']</text:p>
      <text:p text:style-name="P4">
Type: Article</text:p>
      <!--METADATA-->
      <text:p text:style-name="P4">
<draw:frame draw:style-name="fr1" draw:name="Image181" text:anchor-type="as-char" svg:width="6.9236in" svg:height="3.956343in" draw:z-index="0">
<draw:image xlink:href="../Images/yкринформ/2023-06-05T21-28-00-03-00/630_360_1685989705-896.jpg" xlink:type="simple" xlink:show="embed" xlink:actuate="onLoad" draw:mime-type="image/jpeg"/>
</draw:frame>
Losing control over the situation in the Belgorod region, the Putin regime can resort to large -scale provocations, in particular to destroy one of the district centers - citybecino.</text:p>
      <text:p text:style-name="P4">
This is evidenced by the interception of a conversation of civilians, published [by the Main Directorate of Intelligence of the Ministry of Defense of Ukraine]](https://gur.gov.ua/content/rosiiska-armiia-planuie-znyshchyty-artyleriieiu-shebekino.html), reports Ukrinform.</text:p>
      <text:p text:style-name="P4">
Thus, according to the local resident, <text:a xlink:type="simple" xlink:href="https://www.ukrinform.ua/tag-rosijski-vijskovi" text:style-name="Internet_20_link" text:visited-style-name="Visited_20_Internet_20_Link">
Russian military</text:a>
They are going to hand over the shebekinot, launching the enemy there, to shoot the whole city from artillery.</text:p>
      <text:p text:style-name="P4">
"All this tsennoe from home ... I have subreded, what is the information of Yapori," the Russian added.</text:p>
      <text:p text:style-name="P4">
_Audio recording of a conversation at <text:a xlink:type="simple" xlink:href="https://gur.gov.ua/content/rosiiska-armiia-planuie-znyshchyty-artyleriieiu-shebekino.html" text:style-name="Internet_20_link" text:visited-style-name="Visited_20_Internet_20_Link">
link</text:a>
. _</text:p>
      <text:p text:style-name="P4">
<text:span text:style-name="T4">
 Read also: </text:span>
 <text:a xlink:type="simple" xlink:href="https://www.ukrinform.ua/rubric-world/3718665-vlada-rf-kinula-proti-povstanciv-u-belgorodskij-oblasti-fsb-rosgvardiu-i-regularni-vijska-gur.html" text:style-name="Internet_20_link" text:visited-style-name="Visited_20_Internet_20_Link">
Russian authorities threw against insurgents in the Belgorod region FSB, Rosgvardia and regular troops - GUR</text:a>
As reported <text:a xlink:type="simple" xlink:href="https://www.ukrinform.ua/rubric-ato/3718091-legion-svoboda-rosii-ta-rdk-zaavili-so-uvijsli-do-peredmista-sebekina.html" text:style-name="Internet_20_link" text:visited-style-name="Visited_20_Internet_20_Link">
Ukrinform</text:a>
, June 4, the Russian Volunteer Corps and the Legion of Freedomy stated that they were fighting with the fights in the Suburban suburbs.</text:p>
      <text:p text:style-name="P4">
News Source: <text:a xlink:type="simple" xlink:href="https://www.ukrinform.ua/rubric-ato/3718687-rosiani-planuut-znisiti-odin-iz-rajonnih-centriv-belgorodskoi-oblasti-perehoplenna-gur.html" text:style-name="Internet_20_link" text:visited-style-name="Visited_20_Internet_20_Link">
https://www.ukrinform.ua/rubric-ato/3718687-rosiani-planuut-znisiti-odin-iz-rajonnih-centriv-belgorodskoi-oblasti-perehoplenna-gur.html</text:a>
</text:p>
      <!--NEWS-->
      <text:h text:style-name="P10" text:outline-level="1">
<text:span text:style-name="T4">
White House confirmed: US and Denmark leaders discuss Ukrainian pilots on F-16</text:span>
</text:h>
      <text:p text:style-name="P4">
Authors: Ukrinform (Person)</text:p>
      <text:p text:style-name="P4">
Publisher: Укринформ (Organization)</text:p>
      <text:p text:style-name="P4">
Published Time: 2023-06-05T21:33:00+03:00</text:p>
      <text:p text:style-name="P4">
Modified Time: 2023-06-05T21:33:00+03:00</text:p>
      <text:p text:style-name="P4">
Description: US President Joe Biden will talk about the joint support of Ukrainians, including the creation of an F-16 consortium, which will ensure the deployment of these aircraft in Ukraine during a meeting with Denmark Prime Minister Matte Frederixen on Monday. - Ukrinform.</text:p>
      <text:p text:style-name="P4">
Images: ['<text:a xlink:type="simple" xlink:href="https://static.ukrinform.com/photos/2015_10/thumb_files/630_360_1444909744-5988.jpg" text:style-name="Internet_20_link" text:visited-style-name="Visited_20_Internet_20_Link">
630_360_14449...</text:a>
']</text:p>
      <text:p text:style-name="P4">
Tags: ['Данія', 'США', 'Білий дім', 'F-16']</text:p>
      <text:p text:style-name="P4">
Type: Article</text:p>
      <!--METADATA-->
      <text:p text:style-name="P4">
<draw:frame draw:style-name="fr1" draw:name="Image182" text:anchor-type="as-char" svg:width="6.9236in" svg:height="3.956343in" draw:z-index="0">
<draw:image xlink:href="../Images/yкринформ/2023-06-05T21-33-00-03-00/630_360_1444909744-5988.jpg" xlink:type="simple" xlink:show="embed" xlink:actuate="onLoad" draw:mime-type="image/jpeg"/>
</draw:frame>
Presidential Joe Biden will talk about joint support for Ukrainians, including the creation of the F-16 Consorium, which will ensure the deployment of these aircraft in Ukraine during a meeting with Denmark Prime Minister Matte Fredericksen.</text:p>
      <text:p text:style-name="P4">
This was stated during a pressing in Washington Coordinator of the National Security Council John Kirby, reports Ukrinform's own correspondent.</text:p>
      <text:p text:style-name="P4">
“Obviously, they will look at our recommendations - allies and close partners - to strengthen transatlantic security and support economic treasure. They will definitely discuss our unwavering support <text:a xlink:type="simple" xlink:href="https://www.ukrinform.ua/tag-ukraina" text:style-name="Internet_20_link" text:visited-style-name="Visited_20_Internet_20_Link">
Ukraine</text:a>
In the face of cruel aggression, ”Kirby said.</text:p>
      <text:p text:style-name="P4">
In this context, he clarified that the further steps of the Consortium of the F-16 are expected to be discussed in order to ensure that Ukrainian pilots teaching Ukrainian pilots as initial efforts.</text:p>
      <text:p text:style-name="P4">
In addition, according to the White House Representative, leaders coordinate the positions of more issues, including energy security, climate change and other global calls.</text:p>
      <text:p text:style-name="P4">
<text:span text:style-name="T4">
 Read also: </text:span>
 <text:a xlink:type="simple" xlink:href="https://www.ukrinform.ua/rubric-ato/3717179-moraveckij-viznacenij-grafik-pidgotovki-ukrainskih-pilotiv-na-f16.html" text:style-name="Internet_20_link" text:visited-style-name="Visited_20_Internet_20_Link">
<text:span text:style-name="T4">
 Moravetsky </text:span>
: A defined training schedule of Ukrainian pilots on F-16</text:a>
As reported by Ukrinform, on June 5, US President Joe Biden accepts Matte Frederixen in the whiteworkers of Denmark. On Thursday, June 8, Washington is expected to be the head of the UK's government Richa Snak.</text:p>
      <text:p text:style-name="P4">
News Source: <text:a xlink:type="simple" xlink:href="https://www.ukrinform.ua/rubric-ato/3718690-bilij-dim-pidtverdiv-lideri-ssa-j-danii-obgovoruut-pidgotovku-ukrainskih-pilotiv-na-f16.html" text:style-name="Internet_20_link" text:visited-style-name="Visited_20_Internet_20_Link">
https://www.ukrinform.ua/rubric-ato/3718690-bilij-dim-pidtverdiv-lideri-ssa-j-danii-obgovoruut-pidgotovku-ukrainskih-pilotiv-na-f16.html</text:a>
</text:p>
      <!--NEWS-->
      <text:h text:style-name="P10" text:outline-level="1">
<text:span text:style-name="T4">
Zelenskaya emphasized the importance of introducing family forms of upbringing children</text:span>
</text:h>
      <text:p text:style-name="P4">
Authors: Ukrinform (Person)</text:p>
      <text:p text:style-name="P4">
Publisher: Укринформ (Organization)</text:p>
      <text:p text:style-name="P4">
Published Time: 2023-06-05T21:38:00+03:00</text:p>
      <text:p text:style-name="P4">
Modified Time: 2023-06-05T21:38:00+03:00</text:p>
      <text:p text:style-name="P4">
Description: President's wife, Olena Zelenskaya in Kharkiv, took part in a special round table on family forms of education. - Ukrinform.</text:p>
      <text:p text:style-name="P4">
Images: ['<text:a xlink:type="simple" xlink:href="https://static.ukrinform.com/photos/2023_06/thumb_files/630_360_1685992358-691.jpg" text:style-name="Internet_20_link" text:visited-style-name="Visited_20_Internet_20_Link">
630_360_16859...</text:a>
']</text:p>
      <text:p text:style-name="P4">
Tags: ['Діти', 'Харківщина', 'Олена Зеленська', 'Війна з Росією']</text:p>
      <text:p text:style-name="P4">
Type: Article</text:p>
      <!--METADATA-->
      <text:p text:style-name="P4">
<draw:frame draw:style-name="fr1" draw:name="Image183" text:anchor-type="as-char" svg:width="6.9236in" svg:height="3.956343in" draw:z-index="0">
<draw:image xlink:href="../Images/yкринформ/2023-06-05T21-38-00-03-00/630_360_1685992358-691.jpg" xlink:type="simple" xlink:show="embed" xlink:actuate="onLoad" draw:mime-type="image/jpeg"/>
</draw:frame>
The president's wife, Olena Zelenskaya in Kharkiv, took part in a special roundstone about family forms of education.</text:p>
      <text:p text:style-name="P4">
The first lady reported this in <text:a xlink:type="simple" xlink:href="https://t.me/FirstLadyOfUkraine/3323" text:style-name="Internet_20_link" text:visited-style-name="Visited_20_Internet_20_Link">
telegram</text:a>
, reports Ukrinform.</text:p>
      <text:p text:style-name="P4">
"A few days ago, the whole country followed the search for a two -year -old Violetta Muzhichuk, who got lost in the forest in Kharkiv region. The way she was sought - four days!- And how timely they found, alive and unharmed, speak a lot about Kharkiv region and its people which, living in the forefront, save each other daily, and not only from the threats of war. Yesterday within a special round table was offered in Kharkiv about another form of assistance <text:span text:style-name="T4">
 <text:a xlink:type="simple" xlink:href="https://www.ukrinform.ua/tag-diti" text:style-name="Internet_20_link" text:visited-style-name="Visited_20_Internet_20_Link">
children</text:a>
</text:span>
 In the region: on the state of introduction of family forms of education in Kharkiv region, " - said Zelenska.</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The president's wife emphasized that "the whole country is now going through the family forms of education, so that every child grows with his parents, not the assistant." According to her, a permanent partner and an expert in this process - Yunisef.</text:p>
      <text:p text:style-name="P4">
"I think Kharkiv region will retain leadership, initiative and indifference.</text:p>
      <text:p text:style-name="P4">
<text:span text:style-name="T4">
 Read also: </text:span>
 <text:span text:style-name="T4">
 <text:a xlink:type="simple" xlink:href="https://www.ukrinform.ua/rubric-society/3718570-lubinec-rozpoviv-poslancu-papi-rimskogo-pro-zlocini-rf-sodo-ukrainskih-ditej.html" text:style-name="Internet_20_link" text:visited-style-name="Visited_20_Internet_20_Link">
Lubinets told the Pope's messenger about the crime of Ukrainian children</text:a>
</text:span>
</text:p>
      <text:p text:style-name="P4">
She also noted that during the roundtable presented a program for supporting family forms of education in Kharkiv region, discussed the construction of housing for children's children's homes, as well as the professional burnout of educators and the extreme importance of social accompaniment for such families.</text:p>
      <text:p text:style-name="P4">
<text:span text:style-name="T5">
Video: <text:a xlink:type="simple" xlink:href="https://t.me/FirstLadyOfUkraine/3332" text:style-name="Internet_20_link" text:visited-style-name="Visited_20_Internet_20_Link">
Elena Zelenskaya Telegram Channel</text:a>
</text:span>
</text:p>
      <text:p text:style-name="P4">
According to the First Lady, almost three thousand Ukrainians wanted to take children in the family during the war.</text:p>
      <text:p text:style-name="P4">
<text:span text:style-name="T5">
Foto: Elena Zelenska / Telegram</text:span>
</text:p>
      <text:p text:style-name="P4">
News Source: <text:a xlink:type="simple" xlink:href="https://www.ukrinform.ua/rubric-society/3718692-zelenska-nagolosila-na-vazlivosti-vprovadzenna-simejnih-form-vihovanna-ditej.html" text:style-name="Internet_20_link" text:visited-style-name="Visited_20_Internet_20_Link">
https://www.ukrinform.ua/rubric-society/3718692-zelenska-nagolosila-na-vazlivosti-vprovadzenna-simejnih-form-vihovanna-ditej.html</text:a>
</text:p>
      <!--NEWS-->
      <text:h text:style-name="P10" text:outline-level="1">
<text:span text:style-name="T4">
The EU has extended sanctions to Russian officials involved in condemnation of punishment</text:span>
</text:h>
      <text:p text:style-name="P4">
Authors: Ukrinform (Person)</text:p>
      <text:p text:style-name="P4">
Publisher: Укринформ (Organization)</text:p>
      <text:p text:style-name="P4">
Published Time: 2023-06-05T21:45:00+03:00</text:p>
      <text:p text:style-name="P4">
Modified Time: 2023-06-05T21:45:00+03:00</text:p>
      <text:p text:style-name="P4">
Description: The European Union has announced the decision to include in the sanction list for violations of human rights officials, which are involved in the condemnation of the famous Russian opposition policies Vladimir Kara-Murza up to 25 years of imprisonment, and those who are guilty of inhumane treatment with him. - Ukrinform.</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Євросоюз', 'Кара-Мурза', 'Права людини', 'Санкції']</text:p>
      <text:p text:style-name="P4">
Type: Article</text:p>
      <!--METADATA-->
      <text:p text:style-name="P4">
<draw:frame draw:style-name="fr1" draw:name="Image184" text:anchor-type="as-char" svg:width="6.9236in" svg:height="3.956343in" draw:z-index="0">
<draw:image xlink:href="../Images/yкринформ/2023-06-05T21-45-00-03-00/630_360_1678877484-404.jpg" xlink:type="simple" xlink:show="embed" xlink:actuate="onLoad" draw:mime-type="image/jpeg"/>
</draw:frame>
The European Union has announced the decision to include in the sanction list for violations of human officials, which are involved in the condemnation of the famous opposition policy, Vladimir Kara-Murza, up to 25 years of prison, and guilty of inhumane treatment with him.</text:p>
      <text:p text:style-name="P4">
According to Ukrinform, such information <text:a xlink:type="simple" xlink:href="https://www.consilium.europa.eu/en/press/press-releases/2023/06/05/human-rights-violations-in-russia-eu-lists-individuals-responsible-for-vladimir-kara-murza-s-sentencing-and-degrading-treatment/" text:style-name="Internet_20_link" text:visited-style-name="Visited_20_Internet_20_Link">
published</text:a>
On Monday, the site of the European Council.</text:p>
      <text:p text:style-name="P4">
“Extremely strict imprisonment of Vladimir Kara-Murza is a clear testimony to the political abuse of the Russian judiciary in order to suppress civil society and independent voices that act as an anti-pronunciation of the Russian aggressive war against Ukraine. The decision on the sanctions made today, again demonstrates the readiness of the European Union to be sold with those who were convicted, imprisoned, or subjected to their participation in the fight for human rights and for the words Borrel.</text:p>
      <text:p text:style-name="P4">
<text:span text:style-name="T4">
 Read also: </text:span>
 <text:span text:style-name="T4">
 [Latvia Foreign Ministry included in the stop list 10 people involved(https://www.ukrinform.ua/rubric-world/3697083-mzs-latvii-vklucilo-do-stoplista-10-osib-pricetnih-do-peresliduvanna-karamurzi.html)</text:span>
</text:p>
      <text:p text:style-name="P4">
Sanctions within the global regime of EU sanctions for human rights violations are widespread in nine persons involved in condemning and imprisonment of Russian -position policies and activist on falsified charges. The EU decisive such a decision of the Russian authorities and called on Russia for immediate Tabozosta liberation <text:span text:style-name="T4">
 <text:a xlink:type="simple" xlink:href="https://www.ukrinform.ua/tag-karamurza" text:style-name="Internet_20_link" text:visited-style-name="Visited_20_Internet_20_Link">
Kara-Murza</text:a>
</text:span>
 and all people who have been imprisoned by politically motivated years.</text:p>
      <text:p text:style-name="P4">
The sanction list includes the Deputy Minister of Justice of the Russian Federation, which corresponds to the implementation of the "Law on Foreign Agents", which is the basis of the offensive of the Prykivka society, as well as judges and senior officers of the Russian Penitentiary System, which were involved in the creation What became a significant burning of his health.The EU sanction package within the global regime of EU sanctions for human violations now includes 43 persons and 15 institutions, which are subject to assembly assets in the EU. EU citizens and institutions are prohibited from these persons and institutions with any financial resources. In addition, oil traveling is covered by the EU travel ban, which also includes EU transittherry.</text:p>
      <text:p text:style-name="P4">
"The EU is concerned about the deterioration of human rights situation in Russia. The Russian unjustified and uncontrollable aggressive war against Ukraine has resulted in internal repression in Russia itself, substantially limited the freedom of thought, freedom of the media and led to the introduction of military censorship.</text:p>
      <text:p text:style-name="P4">
<text:span text:style-name="T4">
 Read also: </text:span>
 <text:span text:style-name="T4">
 <text:a xlink:type="simple" xlink:href="https://www.ukrinform.ua/rubric-world/3697236-virok-kritiku-kremla-karamurzi-e-politicno-vmotivovanim-borrel.html" text:style-name="Internet_20_link" text:visited-style-name="Visited_20_Internet_20_Link">
the sentence of the Kara-Murie Karami Criticism is political-motivated-Borrel</text:a>
</text:span>
</text:p>
      <text:p text:style-name="P4">
As it was reported, on April 17, the Moscow City Court _ <text:span text:style-name="T4">
 <text:a xlink:type="simple" xlink:href="https://www.ukrinform.ua/rubric-world/3696952-u-rosii-zasudili-opozicionera-karamurzu-do-25-rokiv-vaznici-za-vijskovi-fejki.html" text:style-name="Internet_20_link" text:visited-style-name="Visited_20_Internet_20_Link">
condemned the Russian Opposition Policy of Vladimir Kara-Murza up to 25 years in prison.</text:a>
</text:span>
 _ The sentence was made by the Criminal Code: seven years - in the case of "military fakes", three years - the right to participate in the activity of the "unwanted" organization and 18 years - in the case of the State Education.</text:p>
      <text:p text:style-name="P4">
News Source: <text:a xlink:type="simple" xlink:href="https://www.ukrinform.ua/rubric-world/3718694-es-posiriv-sankcii-na-cinovnikiv-rf-pricetnih-do-zasudzenna-karamurzi.html" text:style-name="Internet_20_link" text:visited-style-name="Visited_20_Internet_20_Link">
https://www.ukrinform.ua/rubric-world/3718694-es-posiriv-sankcii-na-cinovnikiv-rf-pricetnih-do-zasudzenna-karamurzi.html</text:a>
</text:p>
      <!--NEWS-->
      <text:h text:style-name="P10" text:outline-level="1">
<text:span text:style-name="T4">
The heads of district state administrations demanded that the Klitschko abandon the combination of positions - the mayor replied</text:span>
</text:h>
      <text:p text:style-name="P4">
Authors: Ukrinform (Person)</text:p>
      <text:p text:style-name="P4">
Publisher: Укринформ (Organization)</text:p>
      <text:p text:style-name="P4">
Published Time: 2023-06-05T21:54:00+03:00</text:p>
      <text:p text:style-name="P4">
Modified Time: 2023-06-05T21:54:00+03:00</text:p>
      <text:p text:style-name="P4">
Description: Vitaliy Klitschko responded to the video of the heads of district state administrations, where they demanded to refuse the mayor of the mayor and the chairman of the KSCA.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КМДА', 'Віталій Кличко', 'Київ', 'Укриття']</text:p>
      <text:p text:style-name="P4">
Type: Article</text:p>
      <!--METADATA-->
      <text:p text:style-name="P4">
<draw:frame draw:style-name="fr1" draw:name="Image185" text:anchor-type="as-char" svg:width="6.9236in" svg:height="3.956343in" draw:z-index="0">
<draw:image xlink:href="../Images/yкринформ/2023-06-05T21-54-00-03-00/630_360_1669908514-938.jpg" xlink:type="simple" xlink:show="embed" xlink:actuate="onLoad" draw:mime-type="image/jpeg"/>
</draw:frame>
Vitaliyklychko responded to the video of the heads of district state administrations, where they demanded to refuse to refuse to combine the positions of the mayor and the chairman of the KSCA.</text:p>
      <text:p text:style-name="P4">
About this Kyiv Mayor Vitaliy Klitschko wrote in <text:a xlink:type="simple" xlink:href="https://t.me/vitaliy_klitschko/2078" text:style-name="Internet_20_link" text:visited-style-name="Visited_20_Internet_20_Link">
telegram</text:a>
, reports Ukrinform.</text:p>
      <text:p text:style-name="P4">
“Look <text:a xlink:type="simple" xlink:href="https://www.facebook.com/dratnikov/videos/1640851809766417" text:style-name="Internet_20_link" text:visited-style-name="Visited_20_Internet_20_Link">
Video</text:a>
, recorded by the heads of the capital. By which, by the way, this morning discusses the results of inspections and shortcomings in the arrangement of shelters that should be eliminated. The RDA received a total of UAH 1.2 billion in total for the past and this year. Your "friendly team" is even bad to answer. What are you talking about there? About authority? Yes, you have not been deprived of you from 2014, and in 2015 they were even added, ”Klitschko said.</text:p>
      <text:p text:style-name="P4">
He stressed that only 10% of the funds allocated for shelter was mastered.</text:p>
      <text:p text:style-name="P4">
“So will you take responsibility for the city?!Principalities to create? It is significant that the declamator of a slightly flame spacing was made by Mr. Ratnikov(Head of Desnyanskiy district in Kyiv city state administration - ed.)”,” The mayor wrote.</text:p>
      <text:p text:style-name="P4">
Klitschko noted that on the removal of Ratnikov, at the time of the investigation, he turned to the President after the tragedy in the Desnyanskiy district on June 1.</text:p>
      <text:p text:style-name="P4">
"When I communicated with people who were, of course, on the emotions after a terrible tragedy, the head of the area hid behind the trees, and then quietly became quiet," he said.</text:p>
      <text:p text:style-name="P4">
The Capital Mayor added that laws, constitution, unification of efforts in the war, which is awarded Ukraine, are not important for those who wrote this text to the heads of districts of the districts, and trying to unbalanced the power in the capital, destroy self -government to log out chaos in Kiev.</text:p>
      <text:p text:style-name="P4">
*!(https://www.ukrinform.ua/rubric-kyiv/3718229-klicko-pereviriv-ukritta-u-golosiivskomu-rajoni-stolici.html)“Don't sow the wind in the heart of the country!Do not do a frank political stupid. Source sees everything and understands, ”Klitschko added.</text:p>
      <text:p text:style-name="P4">
As reported <text:a xlink:type="simple" xlink:href="https://www.ukrinform.ua/rubric-kyiv/3718360-klicko-zranku-proviv-naradu-z-golovami-rajoniv-sodo-stanu-ukrittiv.html" text:style-name="Internet_20_link" text:visited-style-name="Visited_20_Internet_20_Link">
Ukrinform</text:a>
, Kyiv Mayor Vitaliy Klitschko in the morning held a narrative of the heads of the capital on the condition of shelters in Kiev.As a result of rocket stroke <text:a xlink:type="simple" xlink:href="https://www.ukrinform.ua/rubric-kyiv/3716899-klicko-unaslidok-nicnoi-ataki-na-kiiv-16-ludej-poraneni-z-nih-semero-u-likarni.html" text:style-name="Internet_20_link" text:visited-style-name="Visited_20_Internet_20_Link">
19 people were injured</text:a>
, three of them were killed, including a 9-year-old girl.</text:p>
      <text:p text:style-name="P4">
A resident of the Desnyanskiy district, whose wife died during the attack of the Russians, told the public that people had come to shelter at the clinic at night, but no one opened them.</text:p>
      <text:p text:style-name="P4">
On June 1 in Kiev <text:a xlink:type="simple" xlink:href="https://www.ukrinform.ua/rubric-kyiv/3717814-zagibel-ludej-bila-ukritta-ohoronca-polikliniki-u-kievi-vidpravili-pid-vartu.html" text:style-name="Internet_20_link" text:visited-style-name="Visited_20_Internet_20_Link">
three officials of the district state administration were detained</text:a>
and security guard. They were suspected.</text:p>
      <text:p text:style-name="P4">
News Source: <text:a xlink:type="simple" xlink:href="https://www.ukrinform.ua/rubric-kyiv/3718695-golovi-rajderzadministracij-zaklikali-klicka-vidmovitis-vid-sumisenna-posad-mer-vidpoviv.html" text:style-name="Internet_20_link" text:visited-style-name="Visited_20_Internet_20_Link">
https://www.ukrinform.ua/rubric-kyiv/3718695-golovi-rajderzadministracij-zaklikali-klicka-vidmovitis-vid-sumisenna-posad-mer-vidpoviv.html</text:a>
</text:p>
      <!--NEWS-->
      <text:h text:style-name="P10" text:outline-level="1">
<text:span text:style-name="T4">
Zaluzhne instead of Vatutina - the Verkhovna Rada Committee supported the renaming decision in Kharkiv region</text:span>
</text:h>
      <text:p text:style-name="P4">
Authors: Ukrinform (Person)</text:p>
      <text:p text:style-name="P4">
Publisher: Укринформ (Organization)</text:p>
      <text:p text:style-name="P4">
Published Time: 2023-06-05T22:00:00+03:00</text:p>
      <text:p text:style-name="P4">
Modified Time: 2023-06-05T22:00:00+03:00</text:p>
      <text:p text:style-name="P4">
Description: The Verkhovna Rada Committee supported the decision to renam the village of Vatutine in Kharkiv region to Zaluzhne. - Ukrinform.</text:p>
      <text:p text:style-name="P4">
Images: ['<text:a xlink:type="simple" xlink:href="https://static.ukrinform.com/photos/2018_04/thumb_files/630_360_1524057371-9509.jpg" text:style-name="Internet_20_link" text:visited-style-name="Visited_20_Internet_20_Link">
630_360_15240...</text:a>
']</text:p>
      <text:p text:style-name="P4">
Tags: ['Харківщина', 'Верховна Рада', 'Село', 'Перейменування', 'Валерій Залужний']</text:p>
      <text:p text:style-name="P4">
Type: Article</text:p>
      <!--METADATA-->
      <text:p text:style-name="P4">
<draw:frame draw:style-name="fr1" draw:name="Image186" text:anchor-type="as-char" svg:width="6.9236in" svg:height="3.956343in" draw:z-index="0">
<draw:image xlink:href="../Images/yкринформ/2023-06-05T22-00-00-03-00/630_360_1524057371-9509.jpg" xlink:type="simple" xlink:show="embed" xlink:actuate="onLoad" draw:mime-type="image/jpeg"/>
</draw:frame>
The Committee of the Stork Rada supported the decision to renam the village of Vatutine Nakarkiv region to Zaluzhne.</text:p>
      <text:p text:style-name="P4">
This was reported in <text:a xlink:type="simple" xlink:href="https://www.facebook.com/BezginVitalik/posts/pfbid0335HvUbzdRmcJ7LBt4KeNJokAazU2vsQQZMkR2wzH5QQu4DmNM1NnpNaHapkYHLZzl" text:style-name="Internet_20_link" text:visited-style-name="Visited_20_Internet_20_Link">
Facebook</text:a>
People's Deputy, Chairman of the Subcommittee on Administrative-Territorial Management of the Verkhovna Rada Committee on Organization of State Authorities, Local Summer, Regional Development and Urban Planning Vitaliy Bezuin, Ukrinform reports.</text:p>
      <text:p text:style-name="P4">
“The Committee supported the renaming of Vatutine(<text:a xlink:type="simple" xlink:href="https://www.ukrinform.ua/tag-harkivsina" text:style-name="Internet_20_link" text:visited-style-name="Visited_20_Internet_20_Link">
 Kharkiv region</text:a>
 )On Zaluzhne!” - wrote the glut.</text:p>
      <text:p text:style-name="P4">
<text:span text:style-name="T4">
 Read also: </text:span>
 <text:a xlink:type="simple" xlink:href="https://www.ukrinform.ua/rubric-kyiv/3716670-u-kievi-vinesut-na-elektronne-golosuvanna-perejmenuvanna-vulici-na-cest-da-vinci.html" text:style-name="Internet_20_link" text:visited-style-name="Visited_20_Internet_20_Link">
in Kiev will take electronic vote <text:span text:style-name="T4">
 renaming </text:span>
 streets in honor of "da Vinci"</text:a>
As reported by Ukrinform, on February 15, 2023 deputies of the Kharkiv Regional Council [supported the renaming(https://www.ukrinform.ua/rubric-regions/3670173-na-harkivsini-selo-vatutine-perejmenuvali-na-zaluzne-risenna-oblradi.html)- in honor of the Council of the Armed Forces. The Regional Council sent a corresponding petition to the parliament.</text:p>
      <text:p text:style-name="P4">
The decision to renam the village of Novovodolazhka The village council approved on November 22, 2022. The renaming surveys were conducted in the community, and the number of votes received the Valuzhne option.</text:p>
      <text:p text:style-name="P4">
News Source: <text:a xlink:type="simple" xlink:href="https://www.ukrinform.ua/rubric-regions/3718696-zaluzne-zamist-vatutinogo-komitet-vr-pidtrimav-risenna-pro-perejmenuvanna-na-harkivsini.html" text:style-name="Internet_20_link" text:visited-style-name="Visited_20_Internet_20_Link">
https://www.ukrinform.ua/rubric-regions/3718696-zaluzne-zamist-vatutinogo-komitet-vr-pidtrimav-risenna-pro-perejmenuvanna-na-harkivsini.html</text:a>
</text:p>
      <!--NEWS-->
      <text:h text:style-name="P10" text:outline-level="1">
<text:span text:style-name="T4">
Supply "eyes" for Russian drones: NAPC has brought to a list of sponsors of war two Chinese companies</text:span>
</text:h>
      <text:p text:style-name="P4">
Authors: Ukrinform (Person)</text:p>
      <text:p text:style-name="P4">
Publisher: Укринформ (Organization)</text:p>
      <text:p text:style-name="P4">
Published Time: 2023-06-05T22:05:00+03:00</text:p>
      <text:p text:style-name="P4">
Modified Time: 2023-06-05T22:05:00+03:00</text:p>
      <text:p text:style-name="P4">
Description: The National Anti -Corruption Agency has included in the list of international sponsors of two Chinese manufacturers and video surveillance equipment - Hikvision and Dahua Technology. - Ukrinform.</text:p>
      <text:p text:style-name="P4">
Images: ['<text:a xlink:type="simple" xlink:href="https://static.ukrinform.com/photos/2023_06/thumb_files/630_360_1685991880-654.jpg" text:style-name="Internet_20_link" text:visited-style-name="Visited_20_Internet_20_Link">
630_360_16859...</text:a>
']</text:p>
      <text:p text:style-name="P4">
Tags: ['Китай', 'НАЗК', 'Тероризм', 'Війна з Росією']</text:p>
      <text:p text:style-name="P4">
Type: Article</text:p>
      <!--METADATA-->
      <text:p text:style-name="P4">
<draw:frame draw:style-name="fr1" draw:name="Image187" text:anchor-type="as-char" svg:width="6.9236in" svg:height="3.956343in" draw:z-index="0">
<draw:image xlink:href="../Images/yкринформ/2023-06-05T22-05-00-03-00/630_360_1685991880-654.jpg" xlink:type="simple" xlink:show="embed" xlink:actuate="onLoad" draw:mime-type="image/jpeg"/>
</draw:frame>
The National Agency for the Prevention of Corruption has submitted to the list of international sponsors of the war of two Chinese manufacturers and suppliers for video surveillance - Hikvision and Dahua Technology.</text:p>
      <text:p text:style-name="P4">
As Ukrinform reports, this was reported <text:a xlink:type="simple" xlink:href="https://nazk.gov.ua/uk/novyny/postachayut-ochi-dlya-rosijskyh-bpla-nazk-vneslo-kytajski-kompaniyi-hikvision-ta-dahua-technology-do-pereliku-mizhnarodnyh-sponsoriv-vijny/" text:style-name="Internet_20_link" text:visited-style-name="Visited_20_Internet_20_Link">
NAPC</text:a>
.</text:p>
      <text:p text:style-name="P4">
The reason for the appropriate decision was the active activity of both companies of the suiterators of the Russian Federation, namely the supply of dual -purpose equipment, which can be used for military purposes and filling with the budget of the Russian Federation.</text:p>
      <text:p text:style-name="P4">
According to NAPC, Hikvision is <text:a xlink:type="simple" xlink:href="https://www.ukrinform.ua/tag-kitaj" text:style-name="Internet_20_link" text:visited-style-name="Visited_20_Internet_20_Link">
Chinese</text:a>
State manufacturer and supplying for video surveillance for civilian and military purposes. It provides a wide range of physical safety products, including video protection, control access and alarm system.</text:p>
      <text:p text:style-name="P4">
Hikvision has created one of the most advanced marketing networks in the industry, which includes 66 subsidiaries and departments around the world. They serve a variety of vertical markets in more than 150 countries.</text:p>
      <text:p text:style-name="P4">
It is established that the company works in Russia through the official representation - a limited liability community "Higher". Their revenue in the Russian Federation was a full -scale war in Ukraine increased by 42%, net profit - by 1526%. The staff of the company was doubled.</text:p>
      <text:p text:style-name="P4">
Dahua Technology, for its part, is the world's second income system. In Russia, it is officially represented by the company with the portrayal of "Dakhua Tecnolodge Rus".</text:p>
      <text:p text:style-name="P4">
Taxes paid by the organization to the Russian budget, for 2021 amount to $ 1,12 million at the current rate. "Considering the general trend and toy, that Western similar brands Axis, Hanwha, Panasonic, Motorola, IBM, Milestone, the amount of taxes for 2022, obviously increased from the Russian market.</text:p>
      <text:p text:style-name="P4">
According to the agency, after the start of a full -scale invasion of Russian in Ukraine, Dahua continues to ensure the removal of products in the Russian Federation around the clock.</text:p>
      <text:p text:style-name="P4">
In addition, its representative stated that the company is counting on the continuation of commercial activity in Russia.<text:span text:style-name="T4">
 Read also: </text:span>
 <text:a xlink:type="simple" xlink:href="https://www.ukrinform.ua/rubric-world/3710994-leica-prodavala-rosii-binokli-j-pricili-pid-cas-vijni-the-insider.html" text:style-name="Internet_20_link" text:visited-style-name="Visited_20_Internet_20_Link">
Leica selling binoculars and sights during the war –the Insider</text:a>
Thus, Dahua provides Russia with critical goods that allow the functioning of the branches of the military-industrial complex, facilitating the implementation of the war.</text:p>
      <text:p text:style-name="P4">
"Thanks to the work of both of these companies in the market of terrorist states, the Russian Federation in the freestand has drones, thermal imagers, surveillance cameras that can be used for UAVs, anti-ray rifles and other means to continue the warfare of Ukraine. , - summed up in the NAPC.</text:p>
      <text:p text:style-name="P4">
As reported <text:a xlink:type="simple" xlink:href="https://www.ukrinform.ua/rubric-ato/3714103-nazk-vneslo-mondelez-international-do-pereliku-miznarodnih-sponsoriv-vijni.html" text:style-name="Internet_20_link" text:visited-style-name="Visited_20_Internet_20_Link">
Ukrinform</text:a>
Earlier, NAPC has made a list of international sponsors of the War American Transcurity Company for the production of confectionery, products and beverages Mondelez International.</text:p>
      <text:p text:style-name="P4">
News Source: <text:a xlink:type="simple" xlink:href="https://www.ukrinform.ua/rubric-economy/3718698-postacaut-oci-dla-rosijskih-droniv-nazk-vneslo-do-pereliku-sponsoriv-vijni-dvi-kitajski-kompanii.html" text:style-name="Internet_20_link" text:visited-style-name="Visited_20_Internet_20_Link">
https://www.ukrinform.ua/rubric-economy/3718698-postacaut-oci-dla-rosijskih-droniv-nazk-vneslo-do-pereliku-sponsoriv-vijni-dvi-kitajski-kompanii.html</text:a>
</text:p>
      <!--NEWS-->
      <text:h text:style-name="P10" text:outline-level="1">
<text:span text:style-name="T4">
Trump's lawyers met with US Ministry of Justice in secret documents</text:span>
</text:h>
      <text:p text:style-name="P4">
Authors: Ukrinform (Person)</text:p>
      <text:p text:style-name="P4">
Publisher: Укринформ (Organization)</text:p>
      <text:p text:style-name="P4">
Published Time: 2023-06-05T22:07:00+03:00</text:p>
      <text:p text:style-name="P4">
Modified Time: 2023-06-05T22:07:00+03:00</text:p>
      <text:p text:style-name="P4">
Description: Donald Trump's lawyers met with officials from the US Department of Justice, which may testify to the approach to investigating the case of secret documents stored by the Expatient. - Ukrinform.</text:p>
      <text:p text:style-name="P4">
Images: ['<text:a xlink:type="simple" xlink:href="https://static.ukrinform.com/photos/2023_04/thumb_files/630_360_1680680229-821.jpg" text:style-name="Internet_20_link" text:visited-style-name="Visited_20_Internet_20_Link">
630_360_16806...</text:a>
']</text:p>
      <text:p text:style-name="P4">
Tags: ['Адвокат', 'США', 'Трамп', 'Документи']</text:p>
      <text:p text:style-name="P4">
Type: Article</text:p>
      <!--METADATA-->
      <text:p text:style-name="P4">
<draw:frame draw:style-name="fr1" draw:name="Image188" text:anchor-type="as-char" svg:width="6.9236in" svg:height="3.956343in" draw:z-index="0">
<draw:image xlink:href="../Images/yкринформ/2023-06-05T22-07-00-03-00/630_360_1680680229-821.jpg" xlink:type="simple" xlink:show="embed" xlink:actuate="onLoad" draw:mime-type="image/jpeg"/>
</draw:frame>
Atvocodidonald Trump met with officials from the Ministry of Justice, which may testify to the approach of the decision in investigating the case of secret documents stored by the expansion.</text:p>
      <text:p text:style-name="P4">
As Ukrinform reports, it reports <text:a xlink:type="simple" xlink:href="https://apnews.com/article/trump-justice-department-classified-documents-maralago-455e06ae11fecd5fc6aa565bee6b3878" text:style-name="Internet_20_link" text:visited-style-name="Visited_20_Internet_20_Link">
AP</text:a>
.</text:p>
      <text:p text:style-name="P4">
Two weeks ago, Trump's lawyers were asked to meet with the Prosecutor General Harlend, to express anxiety that they have established, as they have established, is the wrongful behavior of the prosecutor and abuse by the Command under the leadership of a special prosecutor Jack Smith. But the meeting with representatives of the Ministry of Justice is also often used as the opportunity to try to convince them not to make criminal charges.</text:p>
      <text:p text:style-name="P4">
<text:span text:style-name="T4">
 Read also: </text:span>
 <text:span text:style-name="T4">
 <text:a xlink:type="simple" xlink:href="https://www.ukrinform.ua/rubric-world/3717009-trampa-pidozruut-u-nezakonnomu-zberiganni-sekretnogo-dokumenta.html" text:style-name="Internet_20_link" text:visited-style-name="Visited_20_Internet_20_Link">
Trump is suspected of illegally storing a secret document</text:a>
</text:span>
</text:p>
      <text:p text:style-name="P4">
It is noted that three Trump's lawyers - James Trust, John Rowley and Lindsigollygan - left the Ministry of Justice's building in Washington on Monday in the morning after more than an hour. They did not correspond to the calling of journalists.</text:p>
      <text:p text:style-name="P4">
Which of the representatives of the Ministry of Justice was present at the meeting is unknown. The Ministry of Justice did not comment on this meeting.</text:p>
      <text:p text:style-name="P4">
Unlike the team <text:span text:style-name="T4">
 <text:a xlink:type="simple" xlink:href="https://www.ukrinform.ua/tag-tramp" text:style-name="Internet_20_link" text:visited-style-name="Visited_20_Internet_20_Link">
Trump</text:a>
</text:span>
, Joe Baiden's representatives agreed to the voluntary searches carried out by the FBI FBI.</text:p>
      <text:p text:style-name="P4">
<text:span text:style-name="T4">
 Read also: </text:span>
 <text:span text:style-name="T4">
 [exader Trump believes that he cannot be a bar(https://www.ukrinform.ua/rubric-world/3708258-eksradnik-trampa-vvazae-so-toj-ne-moze-buti-prezidentom.html)</text:span>
</text:p>
      <text:p text:style-name="P4">
It is believed that the investigation of potential misconduct by seat -secret documents by Trump is coming to completion, and, rather, he will soon be charged.</text:p>
      <text:p text:style-name="P4">
<text:span text:style-name="T4">
 Read also: </text:span>
 <text:span text:style-name="T4">
 <text:a xlink:type="simple" xlink:href="https://www.ukrinform.ua/rubric-world/3713764-gubernator-floridi-desantis-oficijno-ogolosiv-pro-ucast-u-prezidentskih-viborah.html" text:style-name="Internet_20_link" text:visited-style-name="Visited_20_Internet_20_Link">
Florida Governor Airborne Officially announced the time in the presidential election</text:a>
 </text:span>
</text:p>
      <text:p text:style-name="P4">
News Source: <text:a xlink:type="simple" xlink:href="https://www.ukrinform.ua/rubric-world/3718697-advokati-trampa-zustrilisa-zi-spivrobitnikami-minustu-ssa-u-spravi-sekretnih-dokumentiv.html" text:style-name="Internet_20_link" text:visited-style-name="Visited_20_Internet_20_Link">
https://www.ukrinform.ua/rubric-world/3718697-advokati-trampa-zustrilisa-zi-spivrobitnikami-minustu-ssa-u-spravi-sekretnih-dokumentiv.html</text:a>
</text:p>
      <!--NEWS-->
      <text:h text:style-name="P10" text:outline-level="1">
<text:span text:style-name="T4">
Ukrainian Turenko completed the performances on Rolllan Harros</text:span>
</text:h>
      <text:p text:style-name="P4">
Authors: Ukrinform (Person)</text:p>
      <text:p text:style-name="P4">
Publisher: Укринформ (Organization)</text:p>
      <text:p text:style-name="P4">
Published Time: 2023-06-05T22:07:42+03:00</text:p>
      <text:p text:style-name="P4">
Modified Time: 2023-06-05T22:07:42+03:00</text:p>
      <text:p text:style-name="P4">
Description: Ukrainian tennis player Lesya Turenko ( # 66 WTA) starred from the match with the first racket of the world Iga Schwontek in the 1/8 finals of Rolan Harros. - Ukrinform.</text:p>
      <text:p text:style-name="P4">
Images: ['<text:a xlink:type="simple" xlink:href="https://static.ukrinform.com/photos/2023_06/thumb_files/630_360_1685992017-495.jpeg" text:style-name="Internet_20_link" text:visited-style-name="Visited_20_Internet_20_Link">
630_360_16859...</text:a>
']</text:p>
      <text:p text:style-name="P4">
Tags: ['Цуренко', 'Теніс']</text:p>
      <text:p text:style-name="P4">
Type: Article</text:p>
      <!--METADATA-->
      <text:p text:style-name="P4">
<draw:frame draw:style-name="fr1" draw:name="Image189" text:anchor-type="as-char" svg:width="6.9236in" svg:height="3.956343in" draw:z-index="0">
<draw:image xlink:href="../Images/yкринформ/2023-06-05T22-07-42-03-00/630_360_1685992017-495.jpeg" xlink:type="simple" xlink:show="embed" xlink:actuate="onLoad" draw:mime-type="image/jpeg"/>
</draw:frame>
Ukrainian tennis player Lesya Tsurenko(№66 WTA)She starred with the match with the first racket of the world Iga Schwontek in the 1/8 finals of Rolan Harros.</text:p>
      <text:p text:style-name="P4">
Tsurenko starred from the meeting at the expense of 1: 5 in favor of the Polish tennis player, Ukrinform reports.</text:p>
      <text:p text:style-name="P4">
Tsurenko played for the second time in her career in the fourth circle on Rolan Harros.</text:p>
      <text:p text:style-name="P4">
<text:span text:style-name="T4">
 Read also: </text:span>
 <text:a xlink:type="simple" xlink:href="https://www.ukrinform.ua/rubric-sports/3718675-tenis-zaber-vijsla-do-cvertfinalu-rolan-garros.html" text:style-name="Internet_20_link" text:visited-style-name="Visited_20_Internet_20_Link">
<text:span text:style-name="T4">
 Tennis </text:span>
: The frober went out to the Quarter Finals "Rolan Harros"</text:a>
It was a third meeting of tennis players. Lesya lost both previous ocular ponds - last year on Rolan Harros and this season in Rome.</text:p>
      <text:p text:style-name="P4">
Photo: btu.org.ua</text:p>
      <text:p text:style-name="P4">
News Source: <text:a xlink:type="simple" xlink:href="https://www.ukrinform.ua/rubric-sports/3718699-ukrainka-curenko-zaversila-vistupi-na-rollan-garros.html" text:style-name="Internet_20_link" text:visited-style-name="Visited_20_Internet_20_Link">
https://www.ukrinform.ua/rubric-sports/3718699-ukrainka-curenko-zaversila-vistupi-na-rollan-garros.html</text:a>
</text:p>
      <!--NEWS-->
      <text:h text:style-name="P10" text:outline-level="1">
<text:span text:style-name="T4">
The enemy damaged a pipeline with ammonia in Kharkiv region</text:span>
</text:h>
      <text:p text:style-name="P4">
Authors: Ukrinform (Person)</text:p>
      <text:p text:style-name="P4">
Publisher: Укринформ (Organization)</text:p>
      <text:p text:style-name="P4">
Published Time: 2023-06-05T22:09:00+03:00</text:p>
      <text:p text:style-name="P4">
Modified Time: 2023-06-05T22:09:00+03:00</text:p>
      <text:p text:style-name="P4">
Description: In the Kupyansky district of Kharkiv region, the Russian shelling damaged a pipeline with ammonia - depressurization took plac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Аміак', 'Трубопровід', 'Війна з Росією']</text:p>
      <text:p text:style-name="P4">
Type: Article</text:p>
      <!--METADATA-->
      <text:p text:style-name="P4">
<draw:frame draw:style-name="fr1" draw:name="Image190" text:anchor-type="as-char" svg:width="6.9236in" svg:height="3.956343in" draw:z-index="0">
<draw:image xlink:href="../Images/yкринформ/2023-06-05T22-09-00-03-00/630_360_1538997483-946.jpg" xlink:type="simple" xlink:show="embed" xlink:actuate="onLoad" draw:mime-type="image/jpeg"/>
</draw:frame>
The Uubyansky district of Kharkiv region by the Russian shelling damaged a pipe with ammonia - depressurization took place.</text:p>
      <text:p text:style-name="P4">
As reports <text:a xlink:type="simple" xlink:href="https://t.me/synegubov/6368" text:style-name="Internet_20_link" text:visited-style-name="Visited_20_Internet_20_Link">
Ukrinform</text:a>
, Oleg Synigubov, the head of the regional military administration, reported this to the Utilities.</text:p>
      <text:p text:style-name="P4">
"In the region, the headquarters to eliminate the consequences of the situation are deployed. On the spot do the whole profile services work. We will report all the details later," - said.</text:p>
      <text:p text:style-name="P4">
<text:span text:style-name="T4">
 Read also: </text:span>
 <text:a xlink:type="simple" xlink:href="https://www.ukrinform.ua/rubric-regions/3718555-u-melitopolskomu-rajoni-zagarbniki-vkotre-poskodili-gazoprovid-fedorov.html" text:style-name="Internet_20_link" text:visited-style-name="Visited_20_Internet_20_Link">
In the Melitopol district, invaders have damaged <text:span text:style-name="T4">
 gas pipeline </text:span>
 - Fedorov</text:a>
As reported <text:a xlink:type="simple" xlink:href="https://www.ukrinform.ua/rubric-ato/3718684-odin-zagiblij-devatero-poranenih-pokazali-naslidki-obstrilu-balaklii.html" text:style-name="Internet_20_link" text:visited-style-name="Visited_20_Internet_20_Link">
Ukrinform</text:a>
, on the evening of June 5, Russian troops fired at Balakliya Kharkiv region, as a result of which one person was killed, nine more were injured. The enemy fire destroyed private homes and outbuildings.</text:p>
      <text:p text:style-name="P4">
News Source: <text:a xlink:type="simple" xlink:href="https://www.ukrinform.ua/rubric-regions/3718700-vorog-poskodiv-truboprovid-z-amiakom-na-harkivsini.html" text:style-name="Internet_20_link" text:visited-style-name="Visited_20_Internet_20_Link">
https://www.ukrinform.ua/rubric-regions/3718700-vorog-poskodiv-truboprovid-z-amiakom-na-harkivsini.html</text:a>
</text:p>
      <!--NEWS-->
      <text:h text:style-name="P10" text:outline-level="1">
<text:span text:style-name="T4">
Zelensky: The common task of the world is to stop Russian terror</text:span>
</text:h>
      <text:p text:style-name="P4">
Authors: Ukrinform (Person)</text:p>
      <text:p text:style-name="P4">
Publisher: Укринформ (Organization)</text:p>
      <text:p text:style-name="P4">
Published Time: 2023-06-05T22:12:00+03:00</text:p>
      <text:p text:style-name="P4">
Modified Time: 2023-06-05T22:12:00+03:00</text:p>
      <text:p text:style-name="P4">
Description: Everyone in the world who helps the terrorist state to circumstance the sanctions, whom Russia uses to supply weapons, components, equipment-every such entity must feel the power of the free world that will stop Russian terror.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Звернення',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6-05T22-12-00-03-00/630_360_1685119271-129.jpeg" xlink:type="simple" xlink:show="embed" xlink:actuate="onLoad" draw:mime-type="image/jpeg"/>
</draw:frame>
Every ADVISION, who in one way or another helps the terrorist state to bypass sanctions, Chison uses for the supply of weapons, components, equipment-every such suburb should feel the power of the free world that will stop Russian terror.</text:p>
      <text:p text:style-name="P4">
About it in your <text:a xlink:type="simple" xlink:href="https://www.youtube.com/watch" text:style-name="Internet_20_link" text:visited-style-name="Visited_20_Internet_20_Link">
appeal</text:a>
President of Ukraine Volodymyr Zelenskyy said, Ukrinform reports.</text:p>
      <text:p text:style-name="P4">
<text:span text:style-name="T5">
Viso: <text:a xlink:type="simple" xlink:href="https://www.youtube.com/watch" text:style-name="Internet_20_link" text:visited-style-name="Visited_20_Internet_20_Link">
op</text:a>
</text:span>
</text:p>
      <text:p text:style-name="P4">
<text:span text:style-name="T4">
 _ I wish health, dear Ukrainians!_ </text:span>
</text:p>
      <text:p text:style-name="P4">
Report for today.</text:p>
      <text:p text:style-name="P4">
The first - I am grateful to every warrior, all our defenders and defenders who gave for this day the news we expect. Bakhmut direction - youth, warriors!</text:p>
      <text:p text:style-name="P4">
We see how hysterically Russia perceives any of our step there, all our positions.</text:p>
      <text:p text:style-name="P4">
The enemy knows that Ukraine will win. They see it. They feel it thanks to the shocks, warriors, and in particular in the Donetsk region. Thank you for it!</text:p>
      <text:p text:style-name="P4">
Today I would like to point out some of our combat units. It is a 5-story storm brigade and a 57th separate infantry brigade, who are skillfully protecting our positions, destroying the occupiers and, most importantly, move forward.</text:p>
      <text:p text:style-name="P4">
Thank you, warriors!Thank you all!</text:p>
      <text:p text:style-name="P4">
Second, we continue our work on sanctions against Russia.</text:p>
      <text:p text:style-name="P4">
Although the global trend is already understood - Russia is losing this war, businessmen continue to deny reality. They continue to try to deceive, to bypass sanctions, to produce more weapons, to provide greater waste of people's resources for this aggression.</text:p>
      <text:p text:style-name="P4">
We are preparing our steps, new steps for even greater limitation of Russian -military potential. Everyone in the world who helps the terrorist state to circumstance sanctions, everyone in the world whom Russia uses for the supply of weapons, components, equipment-every such entity must feel the full power of the free world.</text:p>
      <text:p text:style-name="P4">
And we will provide it.</text:p>
      <text:p text:style-name="P4">
This is a common task in the world - to stop terror. And the main prerequisite for this task is to stop any paths that terrorists still try to keep something for themselves.</text:p>
      <text:p text:style-name="P4">
News - soon.</text:p>
      <text:p text:style-name="P4">
Third. Today he held a long and very meaningful meeting on the transformation of a country, our lives - now and after victory.</text:p>
      <text:p text:style-name="P4">
Objectively, there are fundamental security, economic, energy, technological and simply human issues that require complete and effective answers.A strong state, a free state, a modern state, a pleasant state.</text:p>
      <text:p text:style-name="P4">
We lay the basis for this. All who are fighting for the sake of Ukraine. All who work for the sake of Ukraine. Everyone who helps.</text:p>
      <text:p text:style-name="P4">
For example, today in the format, the government, office, NSDC discussed the energy industry in a broad sense - agricultural production. Not only the restoration of what Ukraine was, but the development and expansion, taking into account the global role of Ukraine in order to food and energy security of Europe and the world.</text:p>
      <text:p text:style-name="P4">
We will present all these details. Will be thorough. In particular, we will present at the London Medical Conference on the Reconstruction of Ukraine, which will take place this month.</text:p>
      <text:p text:style-name="P4">
And, of course, we do not stop our international work with partners a day.</text:p>
      <text:p text:style-name="P4">
There was a Minister of Foreign Affairs of the United Kingdom today in Kyiv. Good, useful negotiations and new strengthening of our countries, our safety.</text:p>
      <text:p text:style-name="P4">
I thanked for all the defense support provided to Ukraine, and especially for the Storm Shedou missiles, which have shown themselves extremely effective in the forefront. I have been talking about a new coalition for the protection of life - Petriots.</text:p>
      <text:p text:style-name="P4">
The Minister of Foreign Affairs of the United Kingdom and NATO's training in Vilnius were spoken with Mr. The summit should be meaningful. Then it will become a tstorical.</text:p>
      <text:p text:style-name="P4">
Thank you all who help Ukraine!Thank you to everyone who brings the defeat's terror closer!</text:p>
      <text:p text:style-name="P4">
<text:span text:style-name="T4">
 _ Glory to our soldiers!_ </text:span>
</text:p>
      <text:p text:style-name="P4">
<text:span text:style-name="T4">
 _ Glory to all our heroes!_ </text:span>
</text:p>
      <text:p text:style-name="P4">
<text:span text:style-name="T4">
<text:span text:style-name="T5">
Glory to Ukraine!</text:span>
 </text:span>
</text:p>
      <text:p text:style-name="P4">
News Source: <text:a xlink:type="simple" xlink:href="https://www.ukrinform.ua/rubric-ato/3718702-zelenskij-spilne-zavdanna-svitu-zupiniti-rosijskij-teror.html" text:style-name="Internet_20_link" text:visited-style-name="Visited_20_Internet_20_Link">
https://www.ukrinform.ua/rubric-ato/3718702-zelenskij-spilne-zavdanna-svitu-zupiniti-rosijskij-teror.html</text:a>
</text:p>
      <!--NEWS-->
      <text:h text:style-name="P10" text:outline-level="1">
<text:span text:style-name="T4">
Seven Years Development: Apple presented glasses of augmented reality</text:span>
</text:h>
      <text:p text:style-name="P4">
Authors: Ukrinform (Person)</text:p>
      <text:p text:style-name="P4">
Publisher: Укринформ (Organization)</text:p>
      <text:p text:style-name="P4">
Published Time: 2023-06-05T22:24:00+03:00</text:p>
      <text:p text:style-name="P4">
Modified Time: 2023-06-05T22:24:00+03:00</text:p>
      <text:p text:style-name="P4">
Description: The American company Apple has introduced the glasses of augmented reality Vision Pro AR. - Ukrinform.</text:p>
      <text:p text:style-name="P4">
Images: ['<text:a xlink:type="simple" xlink:href="https://static.ukrinform.com/photos/2023_06/thumb_files/630_360_1685992848-693.jpg" text:style-name="Internet_20_link" text:visited-style-name="Visited_20_Internet_20_Link">
630_360_16859...</text:a>
']</text:p>
      <text:p text:style-name="P4">
Tags: ['Apple', 'IT-технології', 'Технології']</text:p>
      <text:p text:style-name="P4">
Type: Article</text:p>
      <!--METADATA-->
      <text:p text:style-name="P4">
<draw:frame draw:style-name="fr1" draw:name="Image192" text:anchor-type="as-char" svg:width="6.9236in" svg:height="3.956343in" draw:z-index="0">
<draw:image xlink:href="../Images/yкринформ/2023-06-05T22-24-00-03-00/630_360_1685992848-693.jpg" xlink:type="simple" xlink:show="embed" xlink:actuate="onLoad" draw:mime-type="image/jpeg"/>
</draw:frame>
The American company Apple has introduced the glasses of supplemented reality VisionPro AR.</text:p>
      <text:p text:style-name="P4">
According to Ukrinform correspondent, it writes <text:a xlink:type="simple" xlink:href="https://techcrunch.com/2023/06/05/apple-headset/" text:style-name="Internet_20_link" text:visited-style-name="Visited_20_Internet_20_Link">
Techcrunch</text:a>
.</text:p>
      <text:p text:style-name="P4">
It is noted that the new device is similar to a ski mask and "clearly unforeseen to wear outside the home or office."</text:p>
      <text:p text:style-name="P4">
“The device is created on the basis of an aluminum frame with curved glass ahead. A physical button is provided for the screenshots, and digital for the settings, ”the material reads.</text:p>
      <text:p text:style-name="P4">
<text:span text:style-name="T4">
 Read also: </text:span>
 <text:span text:style-name="T4">
 <text:a xlink:type="simple" xlink:href="https://www.ukrinform.ua/rubric-world/3699730-virobnik-macbook-dla-apple-pobudue-novij-zavod-u-vetnami.html" text:style-name="Internet_20_link" text:visited-style-name="Visited_20_Internet_20_Link">
MacBook Manufacturer for Apple will build a new Uvatnam Factory</text:a>
</text:span>
</text:p>
      <text:p text:style-name="P4">
A special 3D interface was developed for the device, which is controlled by the help of eyes, hands and face.</text:p>
      <text:p text:style-name="P4">
<text:span text:style-name="T4">
 Read also: </text:span>
 <text:span text:style-name="T4">
 <text:a xlink:type="simple" xlink:href="https://www.ukrinform.ua/rubric-technology/3704937-u-sviti-padae-popit-na-produkciu-apple-okrim-iphone.html" text:style-name="Internet_20_link" text:visited-style-name="Visited_20_Internet_20_Link">
in the world falls in demand for Apple products except iPhone</text:a>
</text:span>
</text:p>
      <text:p text:style-name="P4">
The device will allow the user to use not only the monitor, the space around himself.</text:p>
      <text:p text:style-name="P4">
“It is noticeable that the device seems to be designed first and foremost for work and such ascens such as e -mail, not games. Users can even transfer to the device the desktop of their computer, which will be projected before them, ”the Techcrunch notes.</text:p>
      <text:p text:style-name="P4">
<text:span text:style-name="T4">
 Read also: </text:span>
 <text:span text:style-name="T4">
(https://www.ukrinform.ua/rubric-technology/3717298-apple-vidkinula-zvinuvacenna-fsb-pro-spivpracu-z-amerikanskou-rozvidkou.html)</text:span>
</text:p>
      <text:p text:style-name="P4">
One of the interesting features of the device is Eyesight, which uses the display outside the glass to display the user's eyes to others present in the room in the room.</text:p>
      <text:p text:style-name="P4">
We will add that the development of the device lasted seven years.  Photo: Apple Presentation</text:p>
      <text:p text:style-name="P4">
News Source: <text:a xlink:type="simple" xlink:href="https://www.ukrinform.ua/rubric-technology/3718705-apple-prezentuvav-pristrij-dopovnenoi-realnosti-vision-pro-ar.html" text:style-name="Internet_20_link" text:visited-style-name="Visited_20_Internet_20_Link">
https://www.ukrinform.ua/rubric-technology/3718705-apple-prezentuvav-pristrij-dopovnenoi-realnosti-vision-pro-ar.html</text:a>
</text:p>
      <!--NEWS-->
      <text:h text:style-name="P10" text:outline-level="1">
<text:span text:style-name="T4">
Pentagon called MPC developed democracies to combine their efforts</text:span>
</text:h>
      <text:p text:style-name="P4">
Authors: Ukrinform (Person)</text:p>
      <text:p text:style-name="P4">
Publisher: Укринформ (Organization)</text:p>
      <text:p text:style-name="P4">
Published Time: 2023-06-05T22:33:00+03:00</text:p>
      <text:p text:style-name="P4">
Modified Time: 2023-06-05T22:33:00+03:00</text:p>
      <text:p text:style-name="P4">
Description: The military-industrial complexes of democratic countries should focus mostly not on competition, but on combining efforts in order to ensure a common stable and powerful defense-industrial base.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Демократія', 'НАТО', 'Пентагон', 'Зброя', 'Війна з Росією']</text:p>
      <text:p text:style-name="P4">
Type: Article</text:p>
      <!--METADATA-->
      <text:p text:style-name="P4">
<draw:frame draw:style-name="fr1" draw:name="Image197" text:anchor-type="as-char" svg:width="6.9236in" svg:height="3.956343in" draw:z-index="0">
<draw:image xlink:href="../Images/yкринформ/2023-06-05T22-33-00-03-00/630_360_1681170438-481.png" xlink:type="simple" xlink:show="embed" xlink:actuate="onLoad" draw:mime-type="image/png"/>
</draw:frame>
The military-industrial complexes of democratic countries should focus mostly with competition, and on combining efforts to ensure a common and powerful defense-industrial base.</text:p>
      <text:p text:style-name="P4">
This was stated on Monday during a speech at the NATO Youth Summit by the US Deputy Defense Minister for Political Issues Colin Col, Ukrinform reports.</text:p>
      <text:p text:style-name="P4">
"We are increasingly aware that we have to consider the base of the defense industry collective for the whole free world," said the Deputy Ministers of the United States.</text:p>
      <text:p text:style-name="P4">
<text:span text:style-name="T4">
 Read also: </text:span>
 <text:span text:style-name="T4">
 <text:a xlink:type="simple" xlink:href="https://www.ukrinform.ua/rubric-world/3709658-sankcii-vplivaut-na-zdatnist-putina-vesti-vijnu-bilij-dim.html" text:style-name="Internet_20_link" text:visited-style-name="Visited_20_Internet_20_Link">
White House: Sanctions affect Putin's ability Vesible</text:a>
</text:span>
</text:p>
      <text:p text:style-name="P4">
For example, he explained that, in particular, the US and France are allies, but their companies of MIC are competing in parallel for selling weapons around the world. However that all these efforts are in common.</text:p>
      <text:p text:style-name="P4">
At the same time, the Pentagon representative noted that the United States and other NATO countries have invested more in the platforms of military weapons more than poor surge for them. In addition, he said, the West was mostly focused on counteracting the Global War than in the war with ordinary arms and fights of high intensity that are currently happening in Ukraine. .</text:p>
      <text:p text:style-name="P4">
<text:span text:style-name="T4">
 Read also: </text:span>
 <text:span text:style-name="T4">
 [German defense concern wants to produce air defense and tanks - media(https://www.ukrinform.ua/rubric-ato/3707011-nimeckij-oboronnij-koncern-hoce-viroblati-v-ukraini-sistemi-ppo-ta-tanki-zmi.html)</text:span>
</text:p>
      <text:p text:style-name="P4">
The Pentagon representative also emphasized that the United States, for their part, invest billions of investments in their own defense-industrial base and chains to make them faster, faster and powerful; There is a work with a congress to receive funding for years ahead to attract long -term investments in this industry.</text:p>
      <text:p text:style-name="P4">
News Source: <text:a xlink:type="simple" xlink:href="https://www.ukrinform.ua/rubric-world/3718707-u-pentagoni-zaklikali-vpk-rozvinutih-demokratij-obednuvati-svoi-zusilla.html" text:style-name="Internet_20_link" text:visited-style-name="Visited_20_Internet_20_Link">
https://www.ukrinform.ua/rubric-world/3718707-u-pentagoni-zaklikali-vpk-rozvinutih-demokratij-obednuvati-svoi-zusilla.html</text:a>
</text:p>
      <!--NEWS-->
      <text:h text:style-name="P10" text:outline-level="1">
<text:span text:style-name="T4">
Anyone who helps the Russian Federation bypass sanctions should feel the consequences - Zelensky</text:span>
</text:h>
      <text:p text:style-name="P4">
Authors: Ukrinform (Person)</text:p>
      <text:p text:style-name="P4">
Publisher: Укринформ (Organization)</text:p>
      <text:p text:style-name="P4">
Published Time: 2023-06-05T22:36:00+03:00</text:p>
      <text:p text:style-name="P4">
Modified Time: 2023-06-05T22:36:00+03:00</text:p>
      <text:p text:style-name="P4">
Description: Russia continues to try to deceive the world, to bypass sanctions, to produce more weapons, to provide greater waste of resources and people on its aggression, so to resist it is a common task of the free world. - Ukrinform.</text:p>
      <text:p text:style-name="P4">
Images: ['<text:a xlink:type="simple" xlink:href="https://static.ukrinform.com/photos/2023_06/thumb_files/630_360_1685993932-853.jpeg" text:style-name="Internet_20_link" text:visited-style-name="Visited_20_Internet_20_Link">
630_360_16859...</text:a>
']</text:p>
      <text:p text:style-name="P4">
Tags: ['Антиросійські санкції', 'Світ', 'Зеленський', 'Війна з Росією']</text:p>
      <text:p text:style-name="P4">
Type: Article</text:p>
      <!--METADATA-->
      <text:p text:style-name="P4">
<draw:frame draw:style-name="fr1" draw:name="Image198" text:anchor-type="as-char" svg:width="6.9236in" svg:height="3.956343in" draw:z-index="0">
<draw:image xlink:href="../Images/yкринформ/2023-06-05T22-36-00-03-00/630_360_1685993932-853.jpeg" xlink:type="simple" xlink:show="embed" xlink:actuate="onLoad" draw:mime-type="image/jpeg"/>
</draw:frame>
The Russian is trying to try to deceive the world, to bypass sanctions, to produce more weapons, to provide greater waste of resources and people on their aggression, so to resist it is a common task of the free world.</text:p>
      <text:p text:style-name="P4">
The head of state said this in the evening <text:a xlink:type="simple" xlink:href="https://t.me/V_Zelenskiy_official/6476" text:style-name="Internet_20_link" text:visited-style-name="Visited_20_Internet_20_Link">
appeal</text:a>
, reports Ukrinform.</text:p>
      <text:p text:style-name="P4">
“We are preparing our steps, new steps for even greater limitation of Russian -military potential. Everyone in the world who helps the state-terrorist state bypass [sanctions] in one way or another(https://www.ukrinform.ua/tag-antirosijski-sankcii), everyone in the world whom Russia uses to supply weapons, components, equipment - every such entity must feel the full power of free world. And we will provide it, ”Zelensky emphasized.</text:p>
      <text:p text:style-name="P4">
<text:span text:style-name="T5">
Viso: <text:a xlink:type="simple" xlink:href="https://www.youtube.com/watch" text:style-name="Internet_20_link" text:visited-style-name="Visited_20_Internet_20_Link">
op</text:a>
</text:span>
</text:p>
      <text:p text:style-name="P4">
He noted that Russia continues to try to deceive the world, to bypass sanctions, to produce more weapons, to provide greater waste of resources and people on this agression.</text:p>
      <text:p text:style-name="P4">
The President noted that the common task of the world is to stop terror. And the main prerequisite for this task is to stop any paths that terrorists still try to get something for themselves.</text:p>
      <text:p text:style-name="P4">
"News - soon," he added.</text:p>
      <text:p text:style-name="P4">
<text:span text:style-name="T4">
 Read also: </text:span>
 <text:span text:style-name="T4">
 <text:a xlink:type="simple" xlink:href="https://www.ukrinform.ua/rubric-polytics/3718252-ukraina-razom-iz-partnerami-mae-zakriti-mozlivosti-dla-obhodu-sankcij-z-boku-rf-zelenskij.html" text:style-name="Internet_20_link" text:visited-style-name="Visited_20_Internet_20_Link">
Ukraine, together with partners, should close the opportunities to compare the sanctions from the Russian Federation - Zelensky</text:a>
</text:span>
</text:p>
      <text:p text:style-name="P4">
According to Ukrinform, Presidential Office Andriy Yermak believes that the world's pressure on the Russian Federation is already unprecedented, however, it is to be stopped by its aggressive behavior.</text:p>
      <text:p text:style-name="P4">
<text:span text:style-name="T5">
Foto: op</text:span>
</text:p>
      <text:p text:style-name="P4">
News Source: <text:a xlink:type="simple" xlink:href="https://www.ukrinform.ua/rubric-polytics/3718712-kozen-hto-dopomagae-rf-obhoditi-sankcii-mae-vidcuti-povnu-silu-vilnogo-svitu-zelenskij.html" text:style-name="Internet_20_link" text:visited-style-name="Visited_20_Internet_20_Link">
https://www.ukrinform.ua/rubric-polytics/3718712-kozen-hto-dopomagae-rf-obhoditi-sankcii-mae-vidcuti-povnu-silu-vilnogo-svitu-zelenskij.html</text:a>
</text:p>
      <!--NEWS-->
      <text:h text:style-name="P10" text:outline-level="1">
<text:span text:style-name="T4">
EU Court of EU: Poland's Justice Reform is contrary to European standards</text:span>
</text:h>
      <text:p text:style-name="P4">
Authors: Ukrinform (Person)</text:p>
      <text:p text:style-name="P4">
Publisher: Укринформ (Organization)</text:p>
      <text:p text:style-name="P4">
Published Time: 2023-06-05T22:40:00+03:00</text:p>
      <text:p text:style-name="P4">
Modified Time: 2023-06-05T22:40:00+03:00</text:p>
      <text:p text:style-name="P4">
Description: The reform of the Poland's justice system is contrary to the laws of the European Union. - Ukrinform.</text:p>
      <text:p text:style-name="P4">
Images: ['<text:a xlink:type="simple" xlink:href="https://static.ukrinform.com/photos/2023_06/thumb_files/630_360_1685993607-553.gif" text:style-name="Internet_20_link" text:visited-style-name="Visited_20_Internet_20_Link">
630_360_16859...</text:a>
']</text:p>
      <text:p text:style-name="P4">
Tags: ['Євросоюз', 'Польща', 'Суд', 'Судова реформа']</text:p>
      <text:p text:style-name="P4">
Type: Article</text:p>
      <!--METADATA-->
      <text:p text:style-name="P4">
<draw:frame draw:style-name="fr1" draw:name="Image199" text:anchor-type="as-char" svg:width="6.9236in" svg:height="3.949782in" draw:z-index="0">
<draw:image xlink:href="../Images/yкринформ/2023-06-05T22-40-00-03-00/630_360_1685993607-553.gif" xlink:type="simple" xlink:show="embed" xlink:actuate="onLoad" draw:mime-type="image/gif"/>
</draw:frame>
Poland's justice reforms are contrary to the laws of the European Union.</text:p>
      <text:p text:style-name="P4">
This decision has been announced on Monday by the EU, given the complaint of the April 2021 on Polish judicial reform since 2019, Ukrinform correspondent reports.</text:p>
      <text:p text:style-name="P4">
During the reading of the sentence in court, it is emphasized, in particular, that the Earlier Chamber of the Supreme Court [Poland] was created(https://www.ukrinform.ua/tag-polsa)“Does not meet the requirements of independence and impartiality.” As prescribed, the "broad and inaccurate nature" of individual provisions allows you to use the disciplinary responsibility of judges for their substantiated punishment.</text:p>
      <text:p text:style-name="P4">
It is emphasized that certain provisions of the judicial reform of the RP "incompatible with the guarantee of the report to the independent and impartial court".</text:p>
      <text:p text:style-name="P4">
On the day of announcement of the sentence, the European Commission has suspended a definition of a daily fine for Poland, but emphasized the need for Warsawaza to pay the financial punishment, which is the highest in EU history - about 550 mlneurov. These funds are automatically deducted by the European Commission from European Funds for Polish.</text:p>
      <text:p text:style-name="P4">
The decision of the EU Court is final and cannot be challenged. The court determined that the Polish should change the legislation in order to meet the European standards. Therefore, the European Commission gives time for Warsaw to change the legislation of the US. If Poland fails to enforce the decision of the EU Court, the Toevro Commission may initiate another case against Poland and in the case of a win by Poland may be a financial punishment again.</text:p>
      <text:p text:style-name="P4">
<text:span text:style-name="T4">
 Read also: </text:span>
 <text:a xlink:type="simple" xlink:href="https://www.ukrinform.ua/rubric-economy/3718681-polsa-rozrahovue-so-evrokomisia-prodovzit-obmezenna-na-agroimport-z-ukraini-do-kinca-roku.html" text:style-name="Internet_20_link" text:visited-style-name="Visited_20_Internet_20_Link">
<text:span text:style-name="T4">
 Poland </text:span>
 ** expects that the European Commission continues to rest on agro -import from Ukraine by the end of the year</text:a>
In Poland, the decision of the Court of Justice was negatively accepted. In particular, the Minister of Justice - General of Poland Zbignev Zgobro noted that the decision of the Court of Justice cannot be considered "which deserves trust" because the Chief European Court is "corrupt". He stressed that this decision of the Court of Justice is contrary to the decision of the constitutional tribunal of Poland, which previously raised that the issue of the RP judicial system was not the subject of EU competence.It is known that earlier the European Commission has accused Poland that the amendments to the laws of prozoral courts, the Supreme Court and some other laws since 2019 are contrary to European law.</text:p>
      <text:p text:style-name="P4">
News Source: <text:a xlink:type="simple" xlink:href="https://www.ukrinform.ua/rubric-world/3718708-cud-es-reforma-sistemi-pravosudda-polsi-superecit-evropejskim-standartam.html" text:style-name="Internet_20_link" text:visited-style-name="Visited_20_Internet_20_Link">
https://www.ukrinform.ua/rubric-world/3718708-cud-es-reforma-sistemi-pravosudda-polsi-superecit-evropejskim-standartam.html</text:a>
</text:p>
      <!--NEWS-->
      <text:h text:style-name="P10" text:outline-level="1">
<text:span text:style-name="T4">
President discussed the Patriot Coalition with the Ministry of Foreign Affairs of Britain</text:span>
</text:h>
      <text:p text:style-name="P4">
Authors: Ukrinform (Person)</text:p>
      <text:p text:style-name="P4">
Publisher: Укринформ (Organization)</text:p>
      <text:p text:style-name="P4">
Published Time: 2023-06-05T22:45:00+03:00</text:p>
      <text:p text:style-name="P4">
Modified Time: 2023-06-05T22:45:00+03:00</text:p>
      <text:p text:style-name="P4">
Description: Zelensky continued the conversation about the new Petriots Coalition with the UK Foreign Minister James Kleverla. - Ukrinform.</text:p>
      <text:p text:style-name="P4">
Images: ['<text:a xlink:type="simple" xlink:href="https://static.ukrinform.com/photos/2023_05/thumb_files/630_360_1684512620-629.png" text:style-name="Internet_20_link" text:visited-style-name="Visited_20_Internet_20_Link">
630_360_16845...</text:a>
']</text:p>
      <text:p text:style-name="P4">
Tags: ['Британія', 'НАТО', 'Зеленський', 'Війна з Росією', 'Patriot ', 'ППО', 'Клеверлі']</text:p>
      <text:p text:style-name="P4">
Type: Article</text:p>
      <!--METADATA-->
      <text:p text:style-name="P4">
<draw:frame draw:style-name="fr1" draw:name="Image200" text:anchor-type="as-char" svg:width="6.9236in" svg:height="3.956343in" draw:z-index="0">
<draw:image xlink:href="../Images/yкринформ/2023-06-05T22-45-00-03-00/630_360_1684512620-629.png" xlink:type="simple" xlink:show="embed" xlink:actuate="onLoad" draw:mime-type="image/png"/>
</draw:frame>
Zelensky had a conversation about the new Petriots coalition with the UK's foreign minister James Kleverla.</text:p>
      <text:p text:style-name="P4">
The head of state said this in the evening <text:a xlink:type="simple" xlink:href="https://www.youtube.com/watch" text:style-name="Internet_20_link" text:visited-style-name="Visited_20_Internet_20_Link">
appeal</text:a>
, reports Ukrinform.</text:p>
      <text:p text:style-name="P4">
“We have continued the conversation about a new coalition for the protection of life - the Petriots Coalition. Step by step we are moving with partners to make Tsacoalition as working for the sake of life and protection of freedom as all other our defense coalitions that have already been created, ”Zelensky said.</text:p>
      <text:p text:style-name="P4">
<text:span text:style-name="T4">
 Read also: </text:span>
 <text:span text:style-name="T4">
 <text:a xlink:type="simple" xlink:href="https://www.ukrinform.ua/rubric-ato/3717888-niderlandi-spriatimut-zbilsennu-kilkosti-patriot-dla-ukraini-ermak.html" text:style-name="Internet_20_link" text:visited-style-name="Visited_20_Internet_20_Link">
Netherlands will help to increase the number of Patriot for Ukraine - Yermak</text:a>
</text:span>
</text:p>
      <text:p text:style-name="P4">
He thanked for all the defense support provided to Ukraine, and especially for the Storm Shedou missiles, which showed themselves extremely effective in the forefront.</text:p>
      <text:p text:style-name="P4">
In addition, he discussed the UK Minister of Affairs for the preparation for the summit <text:span text:style-name="T4">
 <text:a xlink:type="simple" xlink:href="https://www.ukrinform.ua/tag-nato" text:style-name="Internet_20_link" text:visited-style-name="Visited_20_Internet_20_Link">
NATO</text:a>
</text:span>
 Long.</text:p>
      <text:p text:style-name="P4">
“The summit must be meaningful. Then it will become historical. Thank you everyone who helps Ukraine!Thank you all who are closer to the defeat of Russian terror!” -President supplied.</text:p>
      <text:p text:style-name="P4">
<text:span text:style-name="T4">
 Read also: </text:span>
 <text:span text:style-name="T4">
 <text:a xlink:type="simple" xlink:href="https://www.ukrinform.ua/rubric-ato/3717520-u-koalicii-patriot-mozut-buti-ne-lise-kraini-aki-maut-ci-sistemi-zelenskij.html" text:style-name="Internet_20_link" text:visited-style-name="Visited_20_Internet_20_Link">
Patriot coalition can be not just countries that have these systems - Zelensky</text:a>
</text:span>
</text:p>
      <text:p text:style-name="P4">
As reported by Ukrinform, _ <text:span text:style-name="T4">
 <text:a xlink:type="simple" xlink:href="https://www.ukrinform.ua/rubric-polytics/3718578-prezident-ukraini-zustrivsa-iz-glavou-mzs-britanii.html" text:style-name="Internet_20_link" text:visited-style-name="Visited_20_Internet_20_Link">
President of Ukraine met with the Ministry of Internal Affairs. </text:a>
</text:span>
 _</text:p>
      <text:p text:style-name="P4">
News Source: <text:a xlink:type="simple" xlink:href="https://www.ukrinform.ua/rubric-ato/3718711-prezident-obgovoriv-koaliciu-patriot-z-glavou-mzs-britanii.html" text:style-name="Internet_20_link" text:visited-style-name="Visited_20_Internet_20_Link">
https://www.ukrinform.ua/rubric-ato/3718711-prezident-obgovoriv-koaliciu-patriot-z-glavou-mzs-britanii.html</text:a>
</text:p>
      <!--NEWS-->
      <text:h text:style-name="P10" text:outline-level="1">
<text:span text:style-name="T4">
Air defense systems remain a priority for further support of Ukraine - White House</text:span>
</text:h>
      <text:p text:style-name="P4">
Authors: Ukrinform (Person)</text:p>
      <text:p text:style-name="P4">
Publisher: Укринформ (Organization)</text:p>
      <text:p text:style-name="P4">
Published Time: 2023-06-05T22:51:00+03:00</text:p>
      <text:p text:style-name="P4">
Modified Time: 2023-06-05T22:51:00+03:00</text:p>
      <text:p text:style-name="P4">
Description: The US Administration considers Ukraine the additional means of air defense as one of the priorities in future military assistance packages. - Ukrinform.</text:p>
      <text:p text:style-name="P4">
Images: ['<text:a xlink:type="simple" xlink:href="https://static.ukrinform.com/photos/2023_04/thumb_files/630_360_1682353688-641.jpg" text:style-name="Internet_20_link" text:visited-style-name="Visited_20_Internet_20_Link">
630_360_16823...</text:a>
']</text:p>
      <text:p text:style-name="P4">
Tags: ['Білий дім', 'Patriot ', 'ППО']</text:p>
      <text:p text:style-name="P4">
Type: Article</text:p>
      <!--METADATA-->
      <text:p text:style-name="P4">
<draw:frame draw:style-name="fr1" draw:name="Image201" text:anchor-type="as-char" svg:width="6.9236in" svg:height="3.956343in" draw:z-index="0">
<draw:image xlink:href="../Images/yкринформ/2023-06-05T22-51-00-03-00/630_360_1682353688-641.jpg" xlink:type="simple" xlink:show="embed" xlink:actuate="onLoad" draw:mime-type="image/jpeg"/>
</draw:frame>
The US Administration considers providing Ukraine with additional means of advocacy in one of the priorities in future military assistance packages.</text:p>
      <text:p text:style-name="P4">
This was stated on Monday during a briefing in Washington Coordinator of the White House Radin Security John Kirby, Ukrinform reports.</text:p>
      <text:p text:style-name="P4">
“We know that air defense is a priority, and we know how the Patriot systems have worked in Ukraine. Again, because of this we are provided by the provisional missiles-interceptors(In the military support package - ed.)Last week, ”said the representative of Baiden administration.</text:p>
      <text:p text:style-name="P4">
<text:span text:style-name="T5">
!(https://www.ukrinform.ua/rubric-ato/3718711-prezident-obgovoriv-koaliciu-patriot-z-glavou-mzs-britanii.html)</text:span>
*</text:p>
      <text:p text:style-name="P4">
He did not comment on the possibility of supply of additional complexes Patrioot in Ukraine, noting that there are not many in the United States and the countries that have purchased these systems earlier.</text:p>
      <text:p text:style-name="P4">
"The only thing I can tell you, we will keep it in priority in the future," Kirby said.</text:p>
      <text:p text:style-name="P4">
<text:span text:style-name="T4">
 Read also: </text:span>
 <text:span text:style-name="T4">
 <text:a xlink:type="simple" xlink:href="https://www.ukrinform.ua/rubric-ato/3718348-ignat-pro-sampt-spodivaemos-so-na-praktici-vin-bude-ne-girsij-za-patriot.html" text:style-name="Internet_20_link" text:visited-style-name="Visited_20_Internet_20_Link">
Ignati-About SAMP-T: We hope that in practice he will be no worse than Patriot</text:a>
</text:span>
</text:p>
      <text:p text:style-name="P4">
As reported by Ukrinform, last Wednesday the United States announced the allocation of an appendix of a defense assistance package to Ukraine, which included, including numeral missiles for <text:span text:style-name="T4">
 <text:a xlink:type="simple" xlink:href="https://www.ukrinform.ua/tag-patriot" text:style-name="Internet_20_link" text:visited-style-name="Visited_20_Internet_20_Link">
Patriot</text:a>
</text:span>
, as well as other air defense.</text:p>
      <text:p text:style-name="P4">
News Source: <text:a xlink:type="simple" xlink:href="https://www.ukrinform.ua/rubric-ato/3718714-sistemi-ppo-zalisautsa-prioritetom-dla-podalsoi-pidtrimki-ukraini-bilij-dim.html" text:style-name="Internet_20_link" text:visited-style-name="Visited_20_Internet_20_Link">
https://www.ukrinform.ua/rubric-ato/3718714-sistemi-ppo-zalisautsa-prioritetom-dla-podalsoi-pidtrimki-ukraini-bilij-dim.html</text:a>
</text:p>
      <!--NEWS-->
      <text:h text:style-name="P10" text:outline-level="1">
<text:span text:style-name="T4">
Zelensky thanked the soldiers who defend Ukraine in the Bakhmut direction</text:span>
</text:h>
      <text:p text:style-name="P4">
Authors: Ukrinform (Person)</text:p>
      <text:p text:style-name="P4">
Publisher: Укринформ (Organization)</text:p>
      <text:p text:style-name="P4">
Published Time: 2023-06-05T22:56:00+03:00</text:p>
      <text:p text:style-name="P4">
Modified Time: 2023-06-05T22:56:00+03:00</text:p>
      <text:p text:style-name="P4">
Description: Zelensky thanked the Ukrainian defenders and defenders for the good news from the Bakhmut direction. - Ukrinform.</text:p>
      <text:p text:style-name="P4">
Images: ['<text:a xlink:type="simple" xlink:href="https://static.ukrinform.com/photos/2023_01/thumb_files/630_360_1674289634-963.jpeg" text:style-name="Internet_20_link" text:visited-style-name="Visited_20_Internet_20_Link">
630_360_16742...</text:a>
']</text:p>
      <text:p text:style-name="P4">
Tags: ['Бахмут', 'Військові',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6-05T22-56-00-03-00/630_360_1674289634-963.jpeg" xlink:type="simple" xlink:show="embed" xlink:actuate="onLoad" draw:mime-type="image/jpeg"/>
</draw:frame>
Zelensky thanked the Ukrainian defenders and defenders for the good news of the rbkhmut direction.</text:p>
      <text:p text:style-name="P4">
The head of state said this in the evening <text:a xlink:type="simple" xlink:href="https://t.me/V_Zelenskiy_official/6476" text:style-name="Internet_20_link" text:visited-style-name="Visited_20_Internet_20_Link">
appeal</text:a>
, reports Ukrinform.</text:p>
      <text:p text:style-name="P4">
“I am grateful to each of our <text:a xlink:type="simple" xlink:href="https://www.ukrinform.ua/tag-vijskovi" text:style-name="Internet_20_link" text:visited-style-name="Visited_20_Internet_20_Link">
warrior</text:a>
, to all our defenders, our defenders, who gave in this day the news we expect. Bakhmut direction - fellows, warriors!” - President emphasized.</text:p>
      <text:p text:style-name="P4">
<text:span text:style-name="T5">
Viso: <text:a xlink:type="simple" xlink:href="https://www.youtube.com/watch" text:style-name="Internet_20_link" text:visited-style-name="Visited_20_Internet_20_Link">
op</text:a>
</text:span>
</text:p>
      <text:p text:style-name="P4">
He noted that we see how hysterically Russia perceives any of our steps, all our occupied positions.</text:p>
      <text:p text:style-name="P4">
“The enemy knows that Ukraine will win. They see it. They feel it thanks to the shocks, warriors, and in particular in the Donetsk region. Thank you for it!” - saidzelensky.</text:p>
      <text:p text:style-name="P4">
Today, the head of state especially noted the 5th separate assault brigade and57th a separate infantry brigade, who, skillfully, decisively and effectively protecting the most positions, destroying the occupiers and most importantly-move forward.</text:p>
      <text:p text:style-name="P4">
“Thank you, warriors!Thank you all!" - added the President.</text:p>
      <text:p text:style-name="P4">
<text:span text:style-name="T4">
 Read also: </text:span>
 [Zelensky - Military: Your Strength is an example for all(https://www.ukrinform.ua/rubric-ato/3717953-zelenskij-vijskovim-vasa-micnist-ce-priklad-dla-vsih.html)As reported <text:a xlink:type="simple" xlink:href="https://www.ukrinform.ua/rubric-ato/3718591-na-bahmutskomu-napramku-sili-oboroni-ruhautsa-vpered-sirskij.html" text:style-name="Internet_20_link" text:visited-style-name="Visited_20_Internet_20_Link">
Ukrinform</text:a>
, Commander-in-law of the Armed Forces of the Armed Forces of Ukraine, Colonel-General Alexander Sirsky reported that the Nabakhmut direction of the defense force was moving forward.</text:p>
      <text:p text:style-name="P4">
<text:span text:style-name="T5">
Foto: op</text:span>
</text:p>
      <text:p text:style-name="P4">
News Source: <text:a xlink:type="simple" xlink:href="https://www.ukrinform.ua/rubric-ato/3718713-zelenskij-podakuvav-voinam-aki-zahisaut-ukrainu-na-bahmutskomu-napramku.html" text:style-name="Internet_20_link" text:visited-style-name="Visited_20_Internet_20_Link">
https://www.ukrinform.ua/rubric-ato/3718713-zelenskij-podakuvav-voinam-aki-zahisaut-ukrainu-na-bahmutskomu-napramku.html</text:a>
</text:p>
      <!--NEWS-->
      <text:h text:style-name="P10" text:outline-level="1">
<text:span text:style-name="T4">
The invaders fired at the housing buildings in Kherson region - there was a dead</text:span>
</text:h>
      <text:p text:style-name="P4">
Authors: Ukrinform (Person)</text:p>
      <text:p text:style-name="P4">
Publisher: Укринформ (Organization)</text:p>
      <text:p text:style-name="P4">
Published Time: 2023-06-05T23:04:00+03:00</text:p>
      <text:p text:style-name="P4">
Modified Time: 2023-06-05T23:04:00+03:00</text:p>
      <text:p text:style-name="P4">
Description: In the Kherson region, Russian troops aimed at the residential buildings of the village of Kozatsk, as a result of enemy shelling, a peaceful resident was killed.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Обстріл', 'Загибель', 'Війна з Росією']</text:p>
      <text:p text:style-name="P4">
Type: Article</text:p>
      <!--METADATA-->
      <text:p text:style-name="P4">
<draw:frame draw:style-name="fr1" draw:name="Image203" text:anchor-type="as-char" svg:width="6.9236in" svg:height="3.956343in" draw:z-index="0">
<draw:image xlink:href="../Images/yкринформ/2023-06-05T23-04-00-03-00/630_360_1640330796-210.jpeg" xlink:type="simple" xlink:show="embed" xlink:actuate="onLoad" draw:mime-type="image/jpeg"/>
</draw:frame>
The Uherson region Russian troops fired at the Cossack residential buildings, as a result of hostile shelling, a peaceful resident was killed.</text:p>
      <text:p text:style-name="P4">
According to Ukrinform, Alexander Proudin, the head of the Kherson Regional Military Administration, reported this in <text:a xlink:type="simple" xlink:href="https://t.me/olexandrprokudin/595" text:style-name="Internet_20_link" text:visited-style-name="Visited_20_Internet_20_Link">
telegram</text:a>
.</text:p>
      <text:p text:style-name="P4">
According to Proudin, the Knockizomis was also under the blow of the Russian army. Invaders <text:a xlink:type="simple" xlink:href="https://www.ukrinform.ua/tag-obstril" text:style-name="Internet_20_link" text:visited-style-name="Visited_20_Internet_20_Link">
attacked</text:a>
Cloud -toned ignition ammunition.</text:p>
      <text:p text:style-name="P4">
As a result of hostile shelling, a fire was already on the sown field. The part of the Posovs managed to save.</text:p>
      <text:p text:style-name="P4">
"All day" hot "in the Tyagin community.</text:p>
      <text:p text:style-name="P4">
<text:span text:style-name="T4">
 Read also: </text:span>
 <text:a xlink:type="simple" xlink:href="https://www.ukrinform.ua/rubric-ato/3718616-rosiani-obstrilali-balakliu-sonajmense-odin-zagiblij-i-visim-poranenih.html" text:style-name="Internet_20_link" text:visited-style-name="Visited_20_Internet_20_Link">
Russians <text:span text:style-name="T4">
 fire </text:span>
 fir balaclia - at least one -octic and eight wounded</text:a>
As reported <text:a xlink:type="simple" xlink:href="https://www.ukrinform.ua/rubric-regions/3718700-vorog-poskodiv-truboprovid-z-amiakom-na-harkivsini.html" text:style-name="Internet_20_link" text:visited-style-name="Visited_20_Internet_20_Link">
Ukrinform</text:a>
, the Uubyansky district of Kharkiv region, the Russian army damaged the pipeline with ammonia, resulting in depressurization.</text:p>
      <text:p text:style-name="P4">
News Source: <text:a xlink:type="simple" xlink:href="https://www.ukrinform.ua/rubric-ato/3718715-zagarbniki-pricilno-obstrilali-zitlovi-budinki-na-hersonsini-e-zagibla.html" text:style-name="Internet_20_link" text:visited-style-name="Visited_20_Internet_20_Link">
https://www.ukrinform.ua/rubric-ato/3718715-zagarbniki-pricilno-obstrilali-zitlovi-budinki-na-hersonsini-e-zagibla.html</text:a>
</text:p>
      <!--NEWS-->
      <text:h text:style-name="P10" text:outline-level="1">
<text:span text:style-name="T4">
In Kupyansk ammonia in the air was not found, measurements in other settlements continue - ova</text:span>
</text:h>
      <text:p text:style-name="P4">
Authors: Ukrinform (Person)</text:p>
      <text:p text:style-name="P4">
Publisher: Укринформ (Organization)</text:p>
      <text:p text:style-name="P4">
Published Time: 2023-06-05T23:09:00+03:00</text:p>
      <text:p text:style-name="P4">
Modified Time: 2023-06-05T23:09:00+03:00</text:p>
      <text:p text:style-name="P4">
Description: In Kupyansk, Kharkiv region, as of this time, due to damage to the pipeline with the ammonia, which was previously damaged by Russian troops. Measurements of air in other settlements continue. - Ukrinform.</text:p>
      <text:p text:style-name="P4">
Images: ['<text:a xlink:type="simple" xlink:href="https://static.ukrinform.com/photos/2023_06/thumb_files/630_360_1685995620-181.jpg" text:style-name="Internet_20_link" text:visited-style-name="Visited_20_Internet_20_Link">
630_360_16859...</text:a>
']</text:p>
      <text:p text:style-name="P4">
Tags: ['Обстріл', 'Харківщина', 'Аміак', 'Синєгубов', 'Трубопровід', 'Війна з Росією']</text:p>
      <text:p text:style-name="P4">
Type: Article</text:p>
      <!--METADATA-->
      <text:p text:style-name="P4">
<draw:frame draw:style-name="fr1" draw:name="Image204" text:anchor-type="as-char" svg:width="6.9236in" svg:height="3.956343in" draw:z-index="0">
<draw:image xlink:href="../Images/yкринформ/2023-06-05T23-09-00-03-00/630_360_1685995620-181.jpg" xlink:type="simple" xlink:show="embed" xlink:actuate="onLoad" draw:mime-type="image/jpeg"/>
</draw:frame>
The Uubyansk Kharkiv region as of this time threat due to damage to the pipe with ammonia, which was previously damaged by Russian troops. Smair in other settlements continue.</text:p>
      <text:p text:style-name="P4">
About it <text:a xlink:type="simple" xlink:href="https://t.me/synegubov/6369" text:style-name="Internet_20_link" text:visited-style-name="Visited_20_Internet_20_Link">
reported</text:a>
In the telegram of the head of the Kharkiv Ova Oleg Synigubov, reports Ukrinform.</text:p>
      <text:p text:style-name="P4">
"As of now, measurements in the city of Kupyansk show that the presence of <text:span text:style-name="T4">
 <text:a xlink:type="simple" xlink:href="http://www.ukrinform.ua/tag-amiak" text:style-name="Internet_20_link" text:visited-style-name="Visited_20_Internet_20_Link">
ammonia</text:a>
</text:span>
 There is no in the air. According to preliminary reports, there are no threats of distribution of dangerous substances in the Kupyansk community, "he said.</text:p>
      <text:p text:style-name="P4">
<text:span text:style-name="T4">
 Read also: </text:span>
 <text:span text:style-name="T4">
 <text:a xlink:type="simple" xlink:href="https://www.ukrinform.ua/rubric-regions/3718700-vorog-poskodiv-truboprovid-z-amiakom-na-harkivsini.html" text:style-name="Internet_20_link" text:visited-style-name="Visited_20_Internet_20_Link">
the enemy damaged a pipeline with ammonia in Kharkiv</text:a>
</text:span>
</text:p>
      <text:p text:style-name="P4">
In settlements, located closer to the border with Russia, according to Domysinogubov, measurements have not yet been completed. Yes, it is about Kucherivka, Sinkivka Ipetrop.</text:p>
      <text:p text:style-name="P4">
The head of the Ova assured that the situation was controlled.</text:p>
      <text:p text:style-name="P4">
"We continue to control the level of contamination. Please keep the rest of the tasks according to official reports," he added.</text:p>
      <text:p text:style-name="P4">
As reported by Ukrinform, in the Kupyansky district of Kharkiv region Russian mobile _ <text:span text:style-name="T4">
 <text:a xlink:type="simple" xlink:href="https://www.ukrinform.ua/rubric-regions/3718700-vorog-poskodiv-truboprovid-z-amiakom-na-harkivsini.html" text:style-name="Internet_20_link" text:visited-style-name="Visited_20_Internet_20_Link">
damaged pipeline with ammonia.</text:a>
</text:span>
 _</text:p>
      <text:p text:style-name="P4">
As reported by Ukrinform, in the Kupyansky district of Kharkiv region <text:span text:style-name="T4">
 _ <text:a xlink:type="simple" xlink:href="https://www.ukrinform.ua/rubric-regions/3718700-vorog-poskodiv-truboprovid-z-amiakom-na-harkivsini.html" text:style-name="Internet_20_link" text:visited-style-name="Visited_20_Internet_20_Link">
The Russian army damaged a pipeline with ammonia</text:a>
_, </text:span>
 resulting in depressurization.</text:p>
      <text:p text:style-name="P4">
News Source: <text:a xlink:type="simple" xlink:href="https://www.ukrinform.ua/rubric-regions/3718717-zamiri-pokazuut-vidsutnist-amiaku-v-povitri-u-kupansku-na-harkivsini-ova.html" text:style-name="Internet_20_link" text:visited-style-name="Visited_20_Internet_20_Link">
https://www.ukrinform.ua/rubric-regions/3718717-zamiri-pokazuut-vidsutnist-amiaku-v-povitri-u-kupansku-na-harkivsini-ova.html</text:a>
</text:p>
      <!--NEWS-->
      <text:h text:style-name="P10" text:outline-level="1">
<text:span text:style-name="T4">
Russians in a day 27 times fired at Sumy region border, 94 explosions were recorded</text:span>
</text:h>
      <text:p text:style-name="P4">
Authors: Ukrinform (Person)</text:p>
      <text:p text:style-name="P4">
Publisher: Укринформ (Organization)</text:p>
      <text:p text:style-name="P4">
Published Time: 2023-06-05T23:17:00+03:00</text:p>
      <text:p text:style-name="P4">
Modified Time: 2023-06-05T23:17:00+03:00</text:p>
      <text:p text:style-name="P4">
Description: During the day, Russian troops fired at the border areas of Sumy region 27 times, causing a number of damage.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05" text:anchor-type="as-char" svg:width="6.9236in" svg:height="3.956343in" draw:z-index="0">
<draw:image xlink:href="../Images/yкринформ/2023-06-05T23-17-00-03-00/630_360_1667124180-530.jpg" xlink:type="simple" xlink:show="embed" xlink:actuate="onLoad" draw:mime-type="image/jpeg"/>
</draw:frame>
Ruskivska fired at the border territories of the Sumy region during the day, causing a number of damage.</text:p>
      <text:p text:style-name="P4">
According to Ukrinform, the Sumy Regional Military Administration reported in <text:a xlink:type="simple" xlink:href="https://t.me/Sumy_news_ODA/16717" text:style-name="Internet_20_link" text:visited-style-name="Visited_20_Internet_20_Link">
telegram</text:a>
.</text:p>
      <text:p text:style-name="P4">
In total, 94 explosions were recorded in the region a day. 13 of them were heard by the Vedpolsky community - the invaders hit the mortars in its territory.</text:p>
      <text:p text:style-name="P4">
From artillery Russian <text:span text:style-name="T4">
 <text:a xlink:type="simple" xlink:href="https://www.ukrinform.ua/tag-obstril" text:style-name="Internet_20_link" text:visited-style-name="Visited_20_Internet_20_Link">
fired</text:a>
</text:span>
 The Velikopisarev community, resulting in 22 explosions. The hostile fire is harmed administrative building and a power line.</text:p>
      <text:p text:style-name="P4">
The Friendship Community suffered from the invaders of mortar shelling - a fixed explosion. The traffic is damaged by the power line.</text:p>
      <text:p text:style-name="P4">
The Russian army also struck mortars in the Shalyginsk and Hotin communities - 14 and six explosions were heard respectively.</text:p>
      <text:p text:style-name="P4">
In the Krasnopil community, the Russian troops were hit by artillery, causing Simobukhov.</text:p>
      <text:p text:style-name="P4">
<text:span text:style-name="T4">
 Read also: </text:span>
 <text:span text:style-name="T4">
 <text:a xlink:type="simple" xlink:href="https://www.ukrinform.ua/rubric-ato/3718715-zagarbniki-pricilno-obstrilali-zitlovi-budinki-na-hersonsini-e-zagibla.html" text:style-name="Internet_20_link" text:visited-style-name="Visited_20_Internet_20_Link">
invaders aimed at firing houses of the Nakherson region - there are dead</text:a>
</text:span>
</text:p>
      <text:p text:style-name="P4">
Novoslobid community invaders attacked from artillery(Four explosions)Iminomettes(Three explosions).</text:p>
      <text:p text:style-name="P4">
По Миропільській громаді ворог випустив вісім мін. На її ж територію російськібезпілотники скинули також чотири вибухові пристрої типу ВОГ.</text:p>
      <text:p text:style-name="P4">
Як повідомляв <text:span text:style-name="T5">
<text:span text:style-name="T4">
<text:a xlink:type="simple" xlink:href="https://www.ukrinform.ua/rubric-ato/3718251-protagom-dna-rosiani-zdijsnili-22-obstrili-prikordonna-sumsini.html" text:style-name="Internet_20_link" text:visited-style-name="Visited_20_Internet_20_Link">
 Укрінформ </text:a>
</text:span>
 </text:span>
, June 4, Russian troops attacked the borderline region 22 times, applying artillery and mortars for this purpose.</text:p>
      <text:p text:style-name="P4">
News Source: <text:a xlink:type="simple" xlink:href="https://www.ukrinform.ua/rubric-ato/3718716-rosiani-za-den-27-raziv-obstrilali-prikordonna-sumsini-zafiksuvali-94-vibuhi.html" text:style-name="Internet_20_link" text:visited-style-name="Visited_20_Internet_20_Link">
https://www.ukrinform.ua/rubric-ato/3718716-rosiani-za-den-27-raziv-obstrilali-prikordonna-sumsini-zafiksuvali-94-vibuhi.html</text:a>
</text:p>
      <!--NEWS-->
      <text:h text:style-name="P10" text:outline-level="1">
<text:span text:style-name="T4">
Leptop, computers and software - Apple Summer News</text:span>
</text:h>
      <text:p text:style-name="P4">
Authors: Ukrinform (Person)</text:p>
      <text:p text:style-name="P4">
Publisher: Укринформ (Organization)</text:p>
      <text:p text:style-name="P4">
Published Time: 2023-06-05T23:26:00+03:00</text:p>
      <text:p text:style-name="P4">
Modified Time: 2023-06-05T23:26:00+03:00</text:p>
      <text:p text:style-name="P4">
Description: On Monday, the American company has presented several new devices and updates to the software. - Ukrinform.</text:p>
      <text:p text:style-name="P4">
Images: ['<text:a xlink:type="simple" xlink:href="https://static.ukrinform.com/photos/2019_12/thumb_files/630_360_1576855870-570.jpeg" text:style-name="Internet_20_link" text:visited-style-name="Visited_20_Internet_20_Link">
630_360_15768...</text:a>
']</text:p>
      <text:p text:style-name="P4">
Tags: ['Apple', "Комп'ютер", 'Технології', 'Ноутбук']</text:p>
      <text:p text:style-name="P4">
Type: Article</text:p>
      <!--METADATA-->
      <text:p text:style-name="P4">
<draw:frame draw:style-name="fr1" draw:name="Image206" text:anchor-type="as-char" svg:width="6.9236in" svg:height="3.956343in" draw:z-index="0">
<draw:image xlink:href="../Images/yкринформ/2023-06-05T23-26-00-03-00/630_360_1576855870-570.jpeg" xlink:type="simple" xlink:show="embed" xlink:actuate="onLoad" draw:mime-type="image/jpeg"/>
</draw:frame>
On Monday, the American company has presented several new yonors for software on Monday.</text:p>
      <text:p text:style-name="P4">
According to Ukrinform correspondent, it writes <text:a xlink:type="simple" xlink:href="https://techcrunch.com/2023/06/05/apple-wwdc-2023-everything-announced-so-far-including-ios-17-macbook-air-and-more/" text:style-name="Internet_20_link" text:visited-style-name="Visited_20_Internet_20_Link">
Techcrunch</text:a>
.</text:p>
      <text:p text:style-name="P4">
Першим було представлено новий лептоп Mac Book Air з екраном діагоналлю 15дюймів, що є найбільшим дисплеєм серед усіх ноутбуків компанії. Товщиноювсього 11,5 мм цей пристрій є найтоншим 15-дюймовим лептопом на ринку. Новабатарея дозволяє йому автономно працювати 18 годин. Девайс також має 6вбудованих динаміків й 3 мікрофони. Його продажі розпочнуться у Штатах вженаступного тижня й ціна стартуватиме з 1299 дол.</text:p>
      <text:p text:style-name="P4">
Also updated a desktop computer <text:a xlink:type="simple" xlink:href="https://www.ukrinform.ua/tag-apple" text:style-name="Internet_20_link" text:visited-style-name="Visited_20_Internet_20_Link">
Apple</text:a>
Mac Studio, which received the latest M2 process, which made the computer 40% faster than its predecessor. Video bandwidth has also improved, which now allows you to connect the 8K display with a high speed of upgrade. In the US, this device will start with $ 1999.</text:p>
      <text:p text:style-name="P4">
The new M2 processor was also integrated into the flagship MacPro, which now has to work three times faster than its predecessor. At the same time, no changes have not been possible. The price of this device in the United States is from $ 6999.</text:p>
      <text:p text:style-name="P4">
Among the "operating" novelties presented is a new MacOS 14 Sonoma. Union has interactive widgets and a game mode that will allow you to get distracted and will provide a more reliable connection with gaming devoys. The operating system also added several convenient features for teleconferences, in particular the possibility of a clear separation of the speaker of the vindamic background.</text:p>
      <text:p text:style-name="P4">
<text:span text:style-name="T4">
 Read also: </text:span>
 <text:a xlink:type="simple" xlink:href="https://www.ukrinform.ua/rubric-world/3699730-virobnik-macbook-dla-apple-pobudue-novij-zavod-u-vetnami.html" text:style-name="Internet_20_link" text:visited-style-name="Visited_20_Internet_20_Link">
MacBook Manufacturer for <text:span text:style-name="T4">
 Apple </text:span>
 Build a New Uvatnam Factory</text:a>
</text:p>
      <text:p text:style-name="P4">
Airpods headphones have also been updated somewhat. The new functional audio is able to combine the active fight against the background sounds and the "transparent" mode, which will improve the quality of sound while allowing users to hear what is happening around it while driving.</text:p>
      <text:p text:style-name="P4">
The new version of iOS17 smartphones will allow you to easily exchange contacts and photos with another iPhone user, which is muddy. The new Journal application will provide personalized advice on keeping your own diary with the help of photographs, music, sports, and more. In addition, Apple has developed somewhat IMessage messenger and added a special night function to the iPhone, which will constantly display a clock, alarm clock and other use on the day of the day. The update has also received the feature of auto -deposit of the text, which is much smarter and learns faster. Also, the voice assistant Siri will now be covered by the phrase "Siri", not "Hi, Siri" as before.</text:p>
      <text:p text:style-name="P4">
<text:span text:style-name="T4">
 Read also: </text:span>
 <text:a xlink:type="simple" xlink:href="https://www.ukrinform.ua/rubric-technology/3717298-apple-vidkinula-zvinuvacenna-fsb-pro-spivpracu-z-amerikanskou-rozvidkou.html" text:style-name="Internet_20_link" text:visited-style-name="Visited_20_Internet_20_Link">
<text:span text:style-name="T4">
 Apple </text:span>
 Drived the FSB charges of cooperation with a freezer intelligence</text:a>
</text:p>
      <text:p text:style-name="P4">
The update of the iPad tablets is also updated, as the new IOS17 operating system will improve the work of widgets, introduce a separate application for health tracking, improve notes and offer a number of improvements.</text:p>
      <text:p text:style-name="P4">
<text:span text:style-name="T4">
 Read also: </text:span>
 <text:a xlink:type="simple" xlink:href="https://www.ukrinform.ua/rubric-technology/3718705-apple-prezentuvav-pristrij-dopovnenoi-realnosti-vision-pro-ar.html" text:style-name="Internet_20_link" text:visited-style-name="Visited_20_Internet_20_Link">
seven years of development: <text:span text:style-name="T4">
 Apple </text:span>
 presented glasses of augmented reality</text:a>
The developers did not overlook the smart clock of the Apple Watch. The new OS 10 operating system now analyzes the strokes of the hands and issues recommendations to tennis players. The clock will now be able to connect to bicycle accessories to display the iPhone screen if the smartphone is fixed on the steering wheel.</text:p>
      <text:p text:style-name="P4">
<text:span text:style-name="T5">
Foto: Apple</text:span>
</text:p>
      <text:p text:style-name="P4">
News Source: <text:a xlink:type="simple" xlink:href="https://www.ukrinform.ua/rubric-technology/3718721-leptop-komputeri-i-programne-zabezpecenna-litni-novinki-apple.html" text:style-name="Internet_20_link" text:visited-style-name="Visited_20_Internet_20_Link">
https://www.ukrinform.ua/rubric-technology/3718721-leptop-komputeri-i-programne-zabezpecenna-litni-novinki-apple.html</text:a>
</text:p>
      <!--NEWS-->
      <text:h text:style-name="P10" text:outline-level="1">
<text:span text:style-name="T4">
Now officially: the EU has continued restrictions on agro -import from Ukraine until mid -September</text:span>
</text:h>
      <text:p text:style-name="P4">
Authors: Ukrinform (Person)</text:p>
      <text:p text:style-name="P4">
Publisher: Укринформ (Organization)</text:p>
      <text:p text:style-name="P4">
Published Time: 2023-06-05T23:30:00+03:00</text:p>
      <text:p text:style-name="P4">
Modified Time: 2023-06-05T23:30:00+03:00</text:p>
      <text:p text:style-name="P4">
Description: The European Union will continue by September 15, 2023 exclusive and extraordinary precautions, which were taken in May to import Ukrainian grain to five EU countries at borders with Ukraine. - Ukrinform.</text:p>
      <text:p text:style-name="P4">
Images: ['<text:a xlink:type="simple" xlink:href="https://static.ukrinform.com/photos/2023_05/thumb_files/630_360_1683202063-248.jpg" text:style-name="Internet_20_link" text:visited-style-name="Visited_20_Internet_20_Link">
630_360_16832...</text:a>
']</text:p>
      <text:p text:style-name="P4">
Tags: ['Євросоюз', 'Імпорт', 'Україна', 'Зерно', 'Заборона', 'Агропродукція']</text:p>
      <text:p text:style-name="P4">
Type: Article</text:p>
      <!--METADATA-->
      <text:p text:style-name="P4">
<draw:frame draw:style-name="fr1" draw:name="Image215" text:anchor-type="as-char" svg:width="6.9236in" svg:height="3.956343in" draw:z-index="0">
<draw:image xlink:href="../Images/yкринформ/2023-06-05T23-30-00-03-00/630_360_1683202063-248.jpg" xlink:type="simple" xlink:show="embed" xlink:actuate="onLoad" draw:mime-type="image/jpeg"/>
</draw:frame>
The European Union will continue until September 15, 2023, exclusive and extraordinary measures that were taken in May to import Ukrainian Grain of Five EU countries at borders with Ukraine.</text:p>
      <text:p text:style-name="P4">
According to Ukrinform, this is stated in the information that is published today <text:a xlink:type="simple" xlink:href="https://ec.europa.eu/commission/presscorner/detail/en/IP_23_3059" text:style-name="Internet_20_link" text:visited-style-name="Visited_20_Internet_20_Link">
site of the European Commission.</text:a>
At the same time, the EU will contribute to the effective operation of transit roads implementation of autonomous trade measures, which provide for continuation of the trading between the EU and Ukraine without duties and tariffs for another year, until 2024.</text:p>
      <text:p text:style-name="P4">
“The EU will gradually complete by September 15, 2023, exclusive and temporary leakage measures, which were approved on May 2, 2023 on the import of wheat, corn, rapeseed and sunflower seeds from Ukraine, according to protective earnings, provided in regulatory rules on autonomous trade. The volume of these measures is further reduced from 17 to 6 tariff lines for four products, ”the statement said.</text:p>
      <text:p text:style-name="P4">
<text:span text:style-name="T4">
 Read also: </text:span>
 <text:span text:style-name="T4">
 <text:a xlink:type="simple" xlink:href="https://www.ukrinform.ua/rubric-economy/3718681-polsa-rozrahovue-so-evrokomisia-prodovzit-obmezenna-na-agroimport-z-ukraini-do-kinca-roku.html" text:style-name="Internet_20_link" text:visited-style-name="Visited_20_Internet_20_Link">
Poland expects that the European Commission will continue the restriction of agro -import from Ukraine by the end of the year</text:a>
</text:span>
</text:p>
      <text:p text:style-name="P4">
As it is noted, these temporary and purposeful protective measures were approved by the logistics "narrow places" that were formed for these goods in the markets, Hungary, Poland, Romania and Slovakia. Their application assumes that the mentioned EU countries will not continue unilateral restrictions against Ukrainian imports.</text:p>
      <text:p text:style-name="P4">
It is envisaged that the gradual abolition of these temporary and exclusive measures will significantly improve the activity of "solidarity corridors" and the responsibility of the challenges related to transportation <text:span text:style-name="T4">
 <text:a xlink:type="simple" xlink:href="https://www.ukrinform.ua/tag-agroprodukcia" text:style-name="Internet_20_link" text:visited-style-name="Visited_20_Internet_20_Link">
grain</text:a>
</text:span>
 From Ukraine to foreign markets.<text:span text:style-name="T4">
 Read also: </text:span>
 <text:span text:style-name="T4">
 <text:a xlink:type="simple" xlink:href="https://www.ukrinform.ua/rubric-economy/3718383-evrokomisia-prodovzila-do-veresna-zaboronu-na-import-ukrainskogo-zbizza-do-es-zmi.html" text:style-name="Internet_20_link" text:visited-style-name="Visited_20_Internet_20_Link">
European Commission continued by September a ban on importing Ukrainian grain to the EU - media</text:a>
</text:span>
</text:p>
      <text:p text:style-name="P4">
The European Commission Valdis Dombrovskis will coordinate this joint work at the political level. The first meeting of the aforementioned coordination platform was held on June 2 this year. This structure, in particular, will monitor the efforts to improve the activities of "Solidarity Corridors" between the EU and Ukraine.</text:p>
      <text:p text:style-name="P4">
As it is noted, if the transit of Ukrainian goods will interfere with excessive requirements in one or more of the five Member States, the European Commission will carry out a new assessment of whether the conditions for the application of the mentioned preventive measures remain in force.</text:p>
      <text:p text:style-name="P4">
“These exclusive and temporary measures are fully in line with the EU's powerful obligations and maintaining its ability to expert grain, which is critical for providing the world with food and to reduce prices for such food, before the favors caused by the unprovoked Russian aggression. civilians, ”the message reads.</text:p>
      <text:p text:style-name="P4">
<text:span text:style-name="T4">
 Read also: </text:span>
 <text:span text:style-name="T4">
 <text:a xlink:type="simple" xlink:href="https://www.ukrinform.ua/rubric-economy/3716999-ukrzaliznica-u-travni-majze-vdvici-skorotila-obsagi-perevezen-zerna-na-eksport.html" text:style-name="Internet_20_link" text:visited-style-name="Visited_20_Internet_20_Link">
Ukrzaliznytsia in May almost twice reduced the grain transfer volumes for export</text:a>
</text:span>
</text:p>
      <text:p text:style-name="P4">
As it was reported, on May 25, the EU Council approved the Regulations on the continuation of the duty -free trade between the EU and Ukraine, which continues to suspend all prompt fees, quotas and trade protection measures for Ukrainian exports of the EU for another year, until June 2024. These regulatory rules acquire validity on June 6 this year.</text:p>
      <text:p text:style-name="P4">
The blockade of the Black Sea ports by the Russian Federation led to a dramatic increase in the volume of transportation of Ukrainian grain and other agricultural goods with land, through "solidarity corridors" on borders with neighboring countries, which significantly affected the domestic market of these countries and provoked.<text:span text:style-name="T4">
 Read also: </text:span>
 <text:span text:style-name="T4">
 <text:a xlink:type="simple" xlink:href="https://www.ukrinform.ua/rubric-economy/3718607-rosia-vidnovila-reestraciu-suden-u-mezah-zernovogo-koridoru-ale-z-porusennami.html" text:style-name="Internet_20_link" text:visited-style-name="Visited_20_Internet_20_Link">
Russia resumed registration of ships within the "grain corridor", but with violations</text:a>
</text:span>
</text:p>
      <text:p text:style-name="P4">
These restrictions were in force to the day of June 5, according to the preliminary regime of trade between the EU and Ukraine, which came into force on June 4, 2022, and it lost its validity on June 5, 2023.</text:p>
      <text:p text:style-name="P4">
Accordingly, the EU applies exclusive Tatima Protective Measures to Limit Ukrainian Grain Imports to Five -Commited EU countries to new autonomous trade measures that will operate the EU and Ukraine until June 2024 by June 2024. These exclusive measures should be completed by September 15, 20123.</text:p>
      <text:p text:style-name="P4">
News Source: <text:a xlink:type="simple" xlink:href="https://www.ukrinform.ua/rubric-economy/3718722-teper-oficijno-es-prodovziv-diu-obmezen-na-agroimport-z-ukraini-do-seredini-veresna.html" text:style-name="Internet_20_link" text:visited-style-name="Visited_20_Internet_20_Link">
https://www.ukrinform.ua/rubric-economy/3718722-teper-oficijno-es-prodovziv-diu-obmezen-na-agroimport-z-ukraini-do-seredini-veresna.html</text:a>
</text:p>
      <!--NEWS-->
      <text:h text:style-name="P10" text:outline-level="1">
<text:span text:style-name="T4">
Iceland Parliament approved a resolution on condemning the deportation of Ukrainian children - Stefanchuk</text:span>
</text:h>
      <text:p text:style-name="P4">
Authors: Ukrinform (Person)</text:p>
      <text:p text:style-name="P4">
Publisher: Укринформ (Organization)</text:p>
      <text:p text:style-name="P4">
Published Time: 2023-06-05T23:37:00+03:00</text:p>
      <text:p text:style-name="P4">
Modified Time: 2023-06-05T23:37:00+03:00</text:p>
      <text:p text:style-name="P4">
Description: Iceland Parliament has approved a resolution on condemning the illegal deportation of Russian children by Russia. - Ukrinform.</text:p>
      <text:p text:style-name="P4">
Images: ['<text:a xlink:type="simple" xlink:href="https://static.ukrinform.com/photos/2023_04/thumb_files/630_360_1681998879-794.jpg" text:style-name="Internet_20_link" text:visited-style-name="Visited_20_Internet_20_Link">
630_360_16819...</text:a>
']</text:p>
      <text:p text:style-name="P4">
Tags: ['Депортація', 'Діти', 'Ісландія', 'Стефанчук']</text:p>
      <text:p text:style-name="P4">
Type: Article</text:p>
      <!--METADATA-->
      <text:p text:style-name="P4">
<draw:frame draw:style-name="fr1" draw:name="Image216" text:anchor-type="as-char" svg:width="6.9236in" svg:height="3.956343in" draw:z-index="0">
<draw:image xlink:href="../Images/yкринформ/2023-06-05T23-37-00-03-00/630_360_1681998879-794.jpg" xlink:type="simple" xlink:show="embed" xlink:actuate="onLoad" draw:mime-type="image/jpeg"/>
</draw:frame>
Parliamentisland adopted a resolution on condemning illegal deportation of Russian children.</text:p>
      <text:p text:style-name="P4">
Ruslan Stefanchuk reported this on <text:a xlink:type="simple" xlink:href="https://www.facebook.com/stefanchuk.official/posts/pfbid0zohHfcSNAz4koygibpQaxgPXkRPofFvtsVXuacfDswQXVKExGXBfxrzVUWCgD563l" text:style-name="Internet_20_link" text:visited-style-name="Visited_20_Internet_20_Link">
Facebook</text:a>
Having given thanks to Alting, Ukrinform reports.</text:p>
      <text:p text:style-name="P4">
According to the Chairman of the Verkhovna Rada, the document refers, in particular, the decisive condemnation of the non -consumer and systematic deportation of Ukrainian <text:span text:style-name="T4">
 <text:a xlink:type="simple" xlink:href="https://www.ukrinform.ua/tag-diti" text:style-name="Internet_20_link" text:visited-style-name="Visited_20_Internet_20_Link">
children</text:a>
</text:span>
 On the Russian troops captured by Russian troops and their movement both within these territories and to Russia, Belarus.</text:p>
      <text:p text:style-name="P4">
<text:span text:style-name="T4">
 Read also: </text:span>
 <text:span text:style-name="T4">
 <text:a xlink:type="simple" xlink:href="https://www.ukrinform.ua/rubric-ato/3718237-nastane-cas-koli-diti-v-ukraini-budut-zahiseni-vid-rosijskogo-zla-zelenskij.html" text:style-name="Internet_20_link" text:visited-style-name="Visited_20_Internet_20_Link">
There will be a time when children in Ukraine will be protected by the Ed Russian evil - Zelensky</text:a>
</text:span>
</text:p>
      <text:p text:style-name="P4">
It is also emphasized that the Russian authorities should immediately stop deportation, as it violates international humanitarian law and is a military crime.</text:p>
      <text:p text:style-name="P4">
According to the resolution, all available means should be provided to bring to Russia or the occupied territories of Ukraine, children were immediately returned to the supervision of the international community.</text:p>
      <text:p text:style-name="P4">
In addition, the need to bring the Russian authorities and other generals is emphasized.</text:p>
      <text:p text:style-name="P4">
"The recognition of crimes committed by the Russian Federation is another significant step towards establishing the responsibility of the perpetrators and returning to a just peace," - said Stefanchuk.</text:p>
      <text:p text:style-name="P4">
<text:span text:style-name="T4">
 Read also: </text:span>
 <text:span text:style-name="T4">
 <text:a xlink:type="simple" xlink:href="https://www.ukrinform.ua/rubric-society/3718560-patnadcat-iz-dvadcati-roszmi-vipravdovuut-deportaciu-ukrainskih-ditej-nacradi.html" text:style-name="Internet_20_link" text:visited-style-name="Visited_20_Internet_20_Link">
fifteen of twenty Russia justify the deportation of Ukrainian children - the National Council</text:a>
</text:span>
</text:p>
      <text:p text:style-name="P4">
As reported by Ukrinform, as of June 1, at least 20,000 children deported by the Russian Federation were identified. More than 4.5 thousand of them have status or deprived of parental care.</text:p>
      <text:p text:style-name="P4">
News Source: <text:a xlink:type="simple" xlink:href="https://www.ukrinform.ua/rubric-society/3718723-parlament-islandii-uhvaliv-rezoluciu-pro-zasudzenna-deportacii-ukrainskih-ditej-stefancuk.html" text:style-name="Internet_20_link" text:visited-style-name="Visited_20_Internet_20_Link">
https://www.ukrinform.ua/rubric-society/3718723-parlament-islandii-uhvaliv-rezoluciu-pro-zasudzenna-deportacii-ukrainskih-ditej-stefancuk.html</text:a>
</text:p>
      <!--NEWS-->
      <text:h text:style-name="P10" text:outline-level="1">
<text:span text:style-name="T4">
Kharkiv is attacked by rockets - several explosions were heard</text:span>
</text:h>
      <text:p text:style-name="P4">
Authors: Ukrinform (Person)</text:p>
      <text:p text:style-name="P4">
Publisher: Укринформ (Organization)</text:p>
      <text:p text:style-name="P4">
Published Time: 2023-06-05T23:43:00+03:00</text:p>
      <text:p text:style-name="P4">
Modified Time: 2023-06-05T23:43:00+03:00</text:p>
      <text:p text:style-name="P4">
Description: Russian troops are firing Kharkiv rockets, the locals hear explosio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Ракета', 'Вибух', 'Харків']</text:p>
      <text:p text:style-name="P4">
Type: Article</text:p>
      <!--METADATA-->
      <text:p text:style-name="P4">
<draw:frame draw:style-name="fr1" draw:name="Image217" text:anchor-type="as-char" svg:width="6.9236in" svg:height="3.956343in" draw:z-index="0">
<draw:image xlink:href="../Images/yкринформ/2023-06-05T23-43-00-03-00/630_360_1669987737-966.jpg" xlink:type="simple" xlink:show="embed" xlink:actuate="onLoad" draw:mime-type="image/jpeg"/>
</draw:frame>
Ruskivska is fired by Kharkiv rockets, the locals hear explosions.</text:p>
      <text:p text:style-name="P4">
According to Ukrinform, about it in <text:a xlink:type="simple" xlink:href="https://t.me/ihor_terekhov/659" text:style-name="Internet_20_link" text:visited-style-name="Visited_20_Internet_20_Link">
telegram</text:a>
The mayor of Kharkiv Igor Terekhov reported.</text:p>
      <text:p text:style-name="P4">
“<text:a xlink:type="simple" xlink:href="https://www.ukrinform.ua/tag-harkiv" text:style-name="Internet_20_link" text:visited-style-name="Visited_20_Internet_20_Link">
Kharkiv</text:a>
Under the rocket stroke. There are explosions - at least several were heard, ”he wrote.</text:p>
      <text:p text:style-name="P4">
*!(https://www.ukrinform.ua/rubric-regions/3718662-na-harkivsini-pidirvavsa-traktor-dvoe-poranenih.html)As reported <text:a xlink:type="simple" xlink:href="https://www.ukrinform.ua/rubric-regions/3718700-vorog-poskodiv-truboprovid-z-amiakom-na-harkivsini.html" text:style-name="Internet_20_link" text:visited-style-name="Visited_20_Internet_20_Link">
Ukrinform</text:a>
, the Uubyansky district of Kharkiv region by the Russian shelling damaged a pipe with ammonia - depressurization took place.</text:p>
      <text:p text:style-name="P4">
News Source: <text:a xlink:type="simple" xlink:href="https://www.ukrinform.ua/rubric-ato/3718724-harkiv-atakuut-raketami-prolunali-kilka-vibuhiv.html" text:style-name="Internet_20_link" text:visited-style-name="Visited_20_Internet_20_Link">
https://www.ukrinform.ua/rubric-ato/3718724-harkiv-atakuut-raketami-prolunali-kilka-vibuhiv.html</text:a>
</text:p>
      <!--NEWS-->
      <text:h text:style-name="P10" text:outline-level="1">
<text:span text:style-name="T4">
The Turkish intelligence agent held the post of Minister of Foreign Affairs</text:span>
</text:h>
      <text:p text:style-name="P4">
Authors: Ukrinform (Person)</text:p>
      <text:p text:style-name="P4">
Publisher: Укринформ (Organization)</text:p>
      <text:p text:style-name="P4">
Published Time: 2023-06-05T23:54:00+03:00</text:p>
      <text:p text:style-name="P4">
Modified Time: 2023-06-05T23:54:00+03:00</text:p>
      <text:p text:style-name="P4">
Description: The former head of the National Intelligence Directorate of Turkey, Hakan Fidan in the new government, has held the post of Minister of Foreign Affairs and today adopted the position of Excels of Mevlut Chavushoglu. - Ukrinform.</text:p>
      <text:p text:style-name="P4">
Images: ['<text:a xlink:type="simple" xlink:href="https://static.ukrinform.com/photos/2023_06/thumb_files/630_360_1685995902-966.jpg" text:style-name="Internet_20_link" text:visited-style-name="Visited_20_Internet_20_Link">
630_360_16859...</text:a>
']</text:p>
      <text:p text:style-name="P4">
Tags: ['Чавушоглу', 'Туреччина']</text:p>
      <text:p text:style-name="P4">
Type: Article</text:p>
      <!--METADATA-->
      <text:p text:style-name="P4">
<draw:frame draw:style-name="fr1" draw:name="Image218" text:anchor-type="as-char" svg:width="6.9236in" svg:height="3.956343in" draw:z-index="0">
<draw:image xlink:href="../Images/yкринформ/2023-06-05T23-54-00-03-00/630_360_1685995902-966.jpg" xlink:type="simple" xlink:show="embed" xlink:actuate="onLoad" draw:mime-type="image/jpeg"/>
</draw:frame>
The former headman of the National Intelligence Directorate of Turkey, Hakan Fidan, has held the post of Minister of Foreign Affairs and today adopted a residence from Mevlut Chavushaglus.</text:p>
      <text:p text:style-name="P4">
About it reports Ukrinform with reference to <text:a xlink:type="simple" xlink:href="https://www.cnnturk.com/turkiye/son-dakika-disisleri-bakanliginda-devir-teslim-hakan-fidan-ilk-kez-konustu" text:style-name="Internet_20_link" text:visited-style-name="Visited_20_Internet_20_Link">
CNN Türk.</text:a>
“I thank you for the confidence I have revealed. We will show all kinds of self -sacrifice for the help and well -being of our country and our nation, ”said Hakan Fidan Naryaemny of the post.</text:p>
      <text:p text:style-name="P4">
The new minister assured that he would continue to promote national foreign policy, which is based on the independence of the state from all spheres of influence of the nation's twee.</text:p>
      <text:p text:style-name="P4">
<text:span text:style-name="T4">
 Read also: </text:span>
 <text:span text:style-name="T4">
 <text:a xlink:type="simple" xlink:href="https://www.ukrinform.ua/rubric-world/3717954-erdogan-ogolosiv-novij-urad-tureccini.html" text:style-name="Internet_20_link" text:visited-style-name="Visited_20_Internet_20_Link">
Erdogan has announced the composition of a new government in Turkey</text:a>
</text:span>
</text:p>
      <text:p text:style-name="P4">
The Exident of Chavushoglu, who has held the post since August 2014, stressed that he had previously worked fruitfully with Fidan.</text:p>
      <text:p text:style-name="P4">
“In the most complex geographical regions, together with Khakan Fidan, we protect our country's most delicate issues. We fought together with terrorism. And I will be at the disposal of our minister and ready to help, ”Cavushaglu said.</text:p>
      <text:p text:style-name="P4">
<text:span text:style-name="T4">
 Read also: </text:span>
 <text:span text:style-name="T4">
 <text:a xlink:type="simple" xlink:href="https://www.ukrinform.ua/rubric-world/3718175-tureccina-vidpravila-v-kosovo-desantnij-bataljon.html" text:style-name="Internet_20_link" text:visited-style-name="Visited_20_Internet_20_Link">
Turkey sent a landing battalion to Kosovo</text:a>
</text:span>
</text:p>
      <text:p text:style-name="P4">
Khakan Fidan headed the Main Intelligence Service <text:span text:style-name="T4">
 <text:a xlink:type="simple" xlink:href="https://www.ukrinform.ua/tag-tureccina" text:style-name="Internet_20_link" text:visited-style-name="Visited_20_Internet_20_Link">
Turkey</text:a>
</text:span>
 Since 2010.</text:p>
      <text:p text:style-name="P4">
<text:span text:style-name="T5">
Foto: Ahmet Sel/Anadolu Agency</text:span>
</text:p>
      <text:p text:style-name="P4">
News Source: <text:a xlink:type="simple" xlink:href="https://www.ukrinform.ua/rubric-world/3718718-eksocilnik-tureckoi-rozvidki-obijnav-posadu-ministra-zakordonnih-sprav.html" text:style-name="Internet_20_link" text:visited-style-name="Visited_20_Internet_20_Link">
https://www.ukrinform.ua/rubric-world/3718718-eksocilnik-tureckoi-rozvidki-obijnav-posadu-ministra-zakordonnih-sprav.html</text:a>
</text:p>
      <!--NEWS-->
      <text:h text:style-name="P10" text:outline-level="1">
<text:span text:style-name="T4">
The coordination headquarters reported that the commander should do in case of a soldier's disappearance</text:span>
</text:h>
      <text:p text:style-name="P4">
Author: ['АРМІЯINFORM']</text:p>
      <text:p text:style-name="P4">
Time: 2023-06-05T31:00:00-04:00</text:p>
      <text:p text:style-name="P4">
Description: Oddii of the Bessennynya Vіskovo Service, the commander, was guilty of 24 Goddin about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text:p>
      <text:p text:style-name="P4">
Category: News</text:p>
      <!--METADATA-->
      <text:p text:style-name="P4">
<draw:frame draw:style-name="fr1" draw:name="Image219" text:anchor-type="as-char" svg:width="6.9236in" svg:height="4.569576in" draw:z-index="0">
<draw:image xlink:href="../Images/AРМІЯINFORM/2023-06-05T31-00-00-04-00/photo_2022-12-27_16-19-39.jpg" xlink:type="simple" xlink:show="embed" xlink:actuate="onLoad" draw:mime-type="image/jpeg"/>
</draw:frame>
Illustrative photo</text:p>
      <text:p text:style-name="P4">
In case of disappearance of a serviceman, the commander must within 24 hours about changes in the accounting of personnel.</text:p>
      <text:p text:style-name="P4">
About this the coordination headquarters on the management of prisoners of war <text:a xlink:type="simple" xlink:href="https://t.me/Koord_shtab/1170" text:style-name="Internet_20_link" text:visited-style-name="Visited_20_Internet_20_Link">
reports</text:a>
In the telegram.</text:p>
      <text:p text:style-name="P4">
At the Central Regional Center of the Coordination Staff on the treatment of prisoners of war, a meeting with the families of prisoners of war was held.</text:p>
      <text:p text:style-name="P4">
Representatives of the coordination, the Security Service of Ukraine and the National Guard of Ukraine answered to the questions of the loved ones.</text:p>
      <text:p text:style-name="P4">
The staff representative noted that in the event of a serviceman disappeared, the commander is notified within 24 hours of the personnel accounting of the personnel. According to the results of the investigation, the commander issues an order, the Avikov part sends the relevant documents to the territorial center of the complex and social support.</text:p>
      <text:p text:style-name="P4">
Among other things, the parties raised the issue of returning the bodies of fallen defenders.</text:p>
      <text:p text:style-name="P4">
It is noted that there are cases where due to the combat situation on a specific location, it is not possible to pick up the bodies of the dead brothers. The implementation of these functions is entrusted to the office of the Commissioner for Persons missing in person. The relevant groups carry out both search measures of the named territories and are negotiating on the exchange of bodies of aggressors.</text:p>
      <text:p text:style-name="P4">
In addition, the coordination headquarters lawyer informed loved ones about the privileges of the TAVPRACE privileges to the families of defenders and defenders, as well as the cash payments of family -persons.</text:p>
      <text:p text:style-name="P4">
News Source: <text:a xlink:type="simple" xlink:href="https://armyinform.com.ua/2023/06/05/u-koordynaczijnomu-shtabi-povidomyly-shho-povynen-robyty-komandyr-u-razi-znyknennya-soldata/" text:style-name="Internet_20_link" text:visited-style-name="Visited_20_Internet_20_Link">
https://armyinform.com.ua/2023/06/05/u-koordynaczijnomu-shtabi-povidomyly-shho-povynen-robyty-komandyr-u-razi-znyknennya-soldata/</text:a>
</text:p>
      <!--NEWS-->
      <text:h text:style-name="P10" text:outline-level="1">
<text:span text:style-name="T4">
Another 27 Ukrainians have been delivered for specialized treatment at Denmark, Germany and the Netherlands clinics</text:span>
</text:h>
      <text:p text:style-name="P4">
Author: ['АРМІЯINFORM']</text:p>
      <text:p text:style-name="P4">
Time: 2023-06-05T32:00:00-04:00</text:p>
      <text:p text:style-name="P4">
Description: On the specialized likivannya to the єvropei Klinіk, 27 Ukrainians fucked. Tse Patziynt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50537185_814551756675985_3008500140695509230_n-e1685882982137.jpg" text:style-name="Internet_20_link" text:visited-style-name="Visited_20_Internet_20_Link">
350537185_814551756675985_3008500140695509230_n-e1685882982137.jpg</text:a>
', '<text:a xlink:type="simple" xlink:href="https://armyinform.com.ua/wp-content/uploads/2023/06/350671513_781778216768085_842990601225076425_n-150x150.jpg" text:style-name="Internet_20_link" text:visited-style-name="Visited_20_Internet_20_Link">
350671513_781778216768085_842990601225076425_n-150x150.jpg</text:a>
', '<text:a xlink:type="simple" xlink:href="https://armyinform.com.ua/wp-content/uploads/2023/06/349944955_803459034688298_5262640745837082958_n-150x150.jpg" text:style-name="Internet_20_link" text:visited-style-name="Visited_20_Internet_20_Link">
349944955_803459034688298_5262640745837082958_n-150x150.jpg</text:a>
', '<text:a xlink:type="simple" xlink:href="https://armyinform.com.ua/wp-content/uploads/2023/06/349984295_802425047730762_1773828398210568459_n-150x150.jpg" text:style-name="Internet_20_link" text:visited-style-name="Visited_20_Internet_20_Link">
349984295_802425047730762_1773828398210568459_n-150x150.jpg</text:a>
']</text:p>
      <text:p text:style-name="P4">
Tags: ['ДАНІЯ', 'МЕДИЧНА РЕАБІЛІТАЦІЯ', "МІНІСТЕРСТВО ОХОРОНИ ЗДОРОВ'Я", 'МІНІСТЕРСТВО ОХОРОНИ ЗДОРОВ’Я УКРАЇНИ', 'НІДЕРЛАНДИ', 'НІМЕЧЧИНА']</text:p>
      <text:p text:style-name="P4">
Category: News</text:p>
      <!--METADATA-->
      <text:p text:style-name="P4">
<draw:frame draw:style-name="fr1" draw:name="Image220" text:anchor-type="as-char" svg:width="6.9236in" svg:height="5.003383in" draw:z-index="0">
<draw:image xlink:href="../Images/AРМІЯINFORM/2023-06-05T32-00-00-04-00/350537185_814551756675985_3008500140695509230_n-e1685882982137.jpg" xlink:type="simple" xlink:show="embed" xlink:actuate="onLoad" draw:mime-type="image/jpeg"/>
</draw:frame>
27 more Ukrainians arrived in specialized treatment for European clinics. Tsados with mine-explosions and oncopals. They were adopted by the medical institutions of Denmark, Germany and the Netherlands. About it <text:a xlink:type="simple" xlink:href="https://www.facebook.com/moz.ukr/posts/pfbid0fLu68NDcsFtNhUnssNd14ERRdg12CYA3oz8bo6fHsjw38bmi9LNBNqT51ZAgUqgPl" text:style-name="Internet_20_link" text:visited-style-name="Visited_20_Internet_20_Link">
reports</text:a>
The Ministry of Health press service on Facebook.</text:p>
      <text:p text:style-name="P4">
<text:a xlink:type="simple" xlink:href="https://armyinform.com.ua/wp-content/uploads/2023/06/350671513_781778216768085_842990601225076425_n.jpg" text:style-name="Internet_20_link" text:visited-style-name="Visited_20_Internet_20_Link">
!(Images/AРМІЯINFORM/2023-06-05T32-00-00-04-00/350671513_781778216768085_842990601225076425_n-150x150.jpg)</text:a>
</text:p>
      <text:p text:style-name="P4">
<text:a xlink:type="simple" xlink:href="https://armyinform.com.ua/wp-content/uploads/2023/06/349944955_803459034688298_5262640745837082958_n.jpg" text:style-name="Internet_20_link" text:visited-style-name="Visited_20_Internet_20_Link">
<draw:frame draw:style-name="fr1" draw:name="Image221" text:anchor-type="as-char" svg:width="6.9236in" svg:height="6.9236in" draw:z-index="0">
<draw:image xlink:href="../Images/AРМІЯINFORM/2023-06-05T32-00-00-04-00/349944955_803459034688298_5262640745837082958_n-150x150.jpg" xlink:type="simple" xlink:show="embed" xlink:actuate="onLoad" draw:mime-type="image/jpeg"/>
</draw:frame>
</text:a>
</text:p>
      <text:p text:style-name="P4">
<text:a xlink:type="simple" xlink:href="https://armyinform.com.ua/wp-content/uploads/2023/06/349984295_802425047730762_1773828398210568459_n.jpg" text:style-name="Internet_20_link" text:visited-style-name="Visited_20_Internet_20_Link">
<draw:frame draw:style-name="fr1" draw:name="Image222" text:anchor-type="as-char" svg:width="6.9236in" svg:height="6.9236in" draw:z-index="0">
<draw:image xlink:href="../Images/AРМІЯINFORM/2023-06-05T32-00-00-04-00/349984295_802425047730762_1773828398210568459_n-150x150.jpg" xlink:type="simple" xlink:show="embed" xlink:actuate="onLoad" draw:mime-type="image/jpeg"/>
</draw:frame>
</text:a>
"Such departures have been ongoing for over a year and have been carried out almost daily. Constant fighting, shelling and infrastructure damage will significantly compile medical care in the East and frontline territories," the ministry reports.</text:p>
      <text:p text:style-name="P4">
It is noted that the Ministry of Health of Ukraine has already evacuated more than 3,700 Ukrainians to treat the National Partners together for the beginning of the war.</text:p>
      <text:p text:style-name="P4">
News Source: <text:a xlink:type="simple" xlink:href="https://armyinform.com.ua/2023/06/05/shhe-27-ukrayincziv-dostavleno-na-speczializovane-likuvannya-u-klinikah-daniyi-nimechchyny-ta-niderlandiv/" text:style-name="Internet_20_link" text:visited-style-name="Visited_20_Internet_20_Link">
https://armyinform.com.ua/2023/06/05/shhe-27-ukrayincziv-dostavleno-na-speczializovane-likuvannya-u-klinikah-daniyi-nimechchyny-ta-niderlandiv/</text:a>
</text:p>
      <!--NEWS-->
      <text:h text:style-name="P10" text:outline-level="1">
<text:span text:style-name="T4">
The President of Ukraine celebrated 70 defenders of Ukraine state awards</text:span>
</text:h>
      <text:p text:style-name="P4">
Author: ['АРМІЯINFORM']</text:p>
      <text:p text:style-name="P4">
Time: 2023-06-05T33: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ПРЕЗИДЕНТ УКРАЇНИ', 'УКАЗ ПРЕЗИДЕНТА УКРАЇНИ']</text:p>
      <text:p text:style-name="P4">
Category: News</text:p>
      <!--METADATA-->
      <text:p text:style-name="P4">
<draw:frame draw:style-name="fr1" draw:name="Image223" text:anchor-type="as-char" svg:width="6.9236in" svg:height="4.615733in" draw:z-index="0">
<draw:image xlink:href="../Images/AРМІЯINFORM/2023-06-05T33-00-00-04-00/nagorody-1.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142023-46961" text:style-name="Internet_20_link" text:visited-style-name="Visited_20_Internet_20_Link">
314/20</text:a>
<text:a xlink:type="simple" xlink:href="https://www.president.gov.ua/documents/3142023-46961" text:style-name="Internet_20_link" text:visited-style-name="Visited_20_Internet_20_Link">
23</text:a>
, published on the website of the Presidential Office of Ukraine.</text:p>
      <text:p text:style-name="P4">
The awards were awarded "for personal courage, revealed in the protection of state -sevotory and territorial integrity of Ukraine, selfless fulfillment of a military duty."</text:p>
      <text:p text:style-name="P4">
<text:span text:style-name="T4">
 Order of Bohdan Khmelnitsky II degree: </text:span>
</text:p>
      <text:p text:style-name="P4">
Stanislav Grechishnikov - Senior Lieutenant,</text:p>
      <text:p text:style-name="P4">
Ostapenko Vladimir Sergiyovych - Major,</text:p>
      <text:p text:style-name="P4">
Victor Viktorovich's Poroskun - Senior Lieutenant,</text:p>
      <text:p text:style-name="P4">
<text:span text:style-name="T4">
 Order of Bohdan Khmelnitsky III degree: </text:span>
</text:p>
      <text:p text:style-name="P4">
Arabadhi Dmitry Konstantinovich(posthumously)- senior lieutenant,</text:p>
      <text:p text:style-name="P4">
Zlashchynsky Ivan Petrovich - Captain,</text:p>
      <text:p text:style-name="P4">
Mikhailovsky Danylo Dmitrovich - Senior Lieutenant,</text:p>
      <text:p text:style-name="P4">
Nevert Yaroslav Olegovich - Captain,</text:p>
      <text:p text:style-name="P4">
Oleg Anatolyevich(posthumously)- senior lieutenant,</text:p>
      <text:p text:style-name="P4">
Pavel Mikhailovich(posthumously)- senior lieutenant,</text:p>
      <text:p text:style-name="P4">
Popudibbka Andrei Sergeyevich(posthumously)- Lieutenant,</text:p>
      <text:p text:style-name="P4">
Smirnova Yuri Evgenyevich - Captain,</text:p>
      <text:p text:style-name="P4">
Alexei Pavlovich Solomonenko - Major,</text:p>
      <text:p text:style-name="P4">
Spasenko Igor Vyacheslavovich - Senior Lieutenant,</text:p>
      <text:p text:style-name="P4">
Vladimir Leonidovich Strizhak - Captain,</text:p>
      <text:p text:style-name="P4">
Yarovy Ivan Nikolaevich - senior lieutenant,</text:p>
      <text:p text:style-name="P4">
<text:span text:style-name="T4">
 Order of "For Courage" of II degree </text:span>
</text:p>
      <text:p text:style-name="P4">
Davidovich Ruslan Alexandrovich(posthumously)- Senior Sergeant,</text:p>
      <text:p text:style-name="P4">
Podolyak Igor Alekseevich(posthumously)- a younger sergeant,</text:p>
      <text:p text:style-name="P4">
<text:span text:style-name="T4">
 Order "For Courage" of the 3rd degree: </text:span>
</text:p>
      <text:p text:style-name="P4">
Arkharova Roman Anatolyevich(posthumously)- a senior soldier,</text:p>
      <text:p text:style-name="P4">
The graceful Andrei Sergiyevich(posthumously)- Senior Sergeant,</text:p>
      <text:p text:style-name="P4">
Andrei Viktorovich Blazhchenko(posthumously)- Senior Sergeant,</text:p>
      <text:p text:style-name="P4">
Bolshakov Andrei Petrovich(posthumously)- soldier,</text:p>
      <text:p text:style-name="P4">
Varivod Valery Valeryevich(posthumously)- soldier,</text:p>
      <text:p text:style-name="P4">
Voloshina Ilya Fidelievich(posthumously)- Sergeant,</text:p>
      <text:p text:style-name="P4">
Gorhenina Anton Andreevich(posthumously)- a senior soldier,</text:p>
      <text:p text:style-name="P4">
Vladimir Gureeva(posthumously)- a senior soldier,</text:p>
      <text:p text:style-name="P4">
Demyanova Ruslana Nikolaevich(posthumously)- soldier,</text:p>
      <text:p text:style-name="P4">
Dyachuk Andriy Maksimovich - senior lieutenant,</text:p>
      <text:p text:style-name="P4">
Zhigul Konstantin Nikolaevich(posthumously)- soldier,</text:p>
      <text:p text:style-name="P4">
Ivanenko Roman Ivanovich(posthumously)- soldier,</text:p>
      <text:p text:style-name="P4">
Kozerrenko Mark Valeriyovych - junior lieutenant,</text:p>
      <text:p text:style-name="P4">
Kotenko Pavel Anatolyevich(posthumously)- soldier,</text:p>
      <text:p text:style-name="P4">
Kurtova Oleg Stanislavovich(posthumously)- Head sergeant,Andriy Konstantinovich Lisyak(posthumously)- soldier,</text:p>
      <text:p text:style-name="P4">
Malyshkin Alexander Alexandrovich(posthumously)- soldier,</text:p>
      <text:p text:style-name="P4">
Dmitry Mashovsky(posthumously)- soldier,</text:p>
      <text:p text:style-name="P4">
Yaroslav Mashchenko(posthumously)- soldier,</text:p>
      <text:p text:style-name="P4">
Meckerdica Arthur Leonidovich(posthumously)- soldier,</text:p>
      <text:p text:style-name="P4">
Mikhalchuk Bohdan Igorovich(posthumously)- soldier,</text:p>
      <text:p text:style-name="P4">
Musia Ruslan Mikhailovich(posthumously)- a senior soldier,</text:p>
      <text:p text:style-name="P4">
Necrasha Nicholas Ivanovich(posthumously)- soldier,</text:p>
      <text:p text:style-name="P4">
Oliynyk Alexander Nikolaevich(posthumously)- a younger sergeant,</text:p>
      <text:p text:style-name="P4">
Osadchuk Yuri Viktorovich(posthumously)- a senior soldier,</text:p>
      <text:p text:style-name="P4">
Petrov Sergey Viktorovich(posthumously)- soldier,</text:p>
      <text:p text:style-name="P4">
Written Vitaliy Olegovich(posthumously)- a senior soldier,</text:p>
      <text:p text:style-name="P4">
Prokopenko Sergey(posthumously)- soldier,</text:p>
      <text:p text:style-name="P4">
Prokudu Alexander Viktorovich(posthumously)- a younger sergeant,</text:p>
      <text:p text:style-name="P4">
Romanenko Sergey(posthumously)- soldier,</text:p>
      <text:p text:style-name="P4">
Rudenko Alexander Mikhailovich(posthumously)- soldier,</text:p>
      <text:p text:style-name="P4">
Sakalya Mikhail Vladimirovich(posthumously)- a senior soldier,</text:p>
      <text:p text:style-name="P4">
Trofimenko Nikolai Ivanovich(posthumously)- soldier,</text:p>
      <text:p text:style-name="P4">
Ulrich Andriy Alekseevich(posthumously)- soldier,</text:p>
      <text:p text:style-name="P4">
Fedyuk Taras Yaroslavovich(posthumously)- a younger sergeant,</text:p>
      <text:p text:style-name="P4">
Vladimir Petrovich's violet(posthumously)- a younger sergeant,</text:p>
      <text:p text:style-name="P4">
Roman Vasilyevich's philosopher(posthumously)- a senior soldier,</text:p>
      <text:p text:style-name="P4">
Khomenko Valentin Ivanovich(posthumously)- a younger sergeant,</text:p>
      <text:p text:style-name="P4">
Chistyakov Sergey Valeryevich(posthumously)- a senior soldier,</text:p>
      <text:p text:style-name="P4">
Shiyana Andriy Vasilyevich(posthumously)- soldier,</text:p>
      <text:p text:style-name="P4">
<text:span text:style-name="T4">
 To award the Medal for Military Service of Ukraine: </text:span>
</text:p>
      <text:p text:style-name="P4">
Bashchezhi Vladislav Valeryevich - Captain,</text:p>
      <text:p text:style-name="P4">
Voloshin Yuri Nikolaevich - Captain,</text:p>
      <text:p text:style-name="P4">
Glushka Oleg Igorovich - Senior Lieutenant,</text:p>
      <text:p text:style-name="P4">
Horai Vitaliy Nikolaevich - Senior Soldier,</text:p>
      <text:p text:style-name="P4">
Guretsky Rustam Valentinovich - Lieutenant,</text:p>
      <text:p text:style-name="P4">
Anatoly Petrovich's iron - Captain,</text:p>
      <text:p text:style-name="P4">
Maxim Viktorovich cordup - junior lieutenant,</text:p>
      <text:p text:style-name="P4">
Melnik Victor Nikolaevich - Chief of Articles 2 of Articles,</text:p>
      <text:p text:style-name="P4">
Oleksenko Yevgeny Yevgenovich - Lieutenant,</text:p>
      <text:p text:style-name="P4">
Martin Martin - Junior Lieutenant,</text:p>
      <text:p text:style-name="P4">
Sukhovia Roman Nikolaevich - soldier,</text:p>
      <text:p text:style-name="P4">
Yuri Tyshchenko - Lieutenant Colonel.</text:p>
      <text:p text:style-name="P4">
News Source: <text:a xlink:type="simple" xlink:href="https://armyinform.com.ua/2023/06/05/prezydent-ukrayiny-vidznachyv-derzhavnymy-nagorodamy-70-zahysnykiv-ukrayiny/" text:style-name="Internet_20_link" text:visited-style-name="Visited_20_Internet_20_Link">
https://armyinform.com.ua/2023/06/05/prezydent-ukrayiny-vidznachyv-derzhavnymy-nagorodamy-70-zahysnykiv-ukrayiny/</text:a>
</text:p>
      <!--NEWS-->
      <text:h text:style-name="P10" text:outline-level="1">
<text:span text:style-name="T4">
UNITED24 raised $ 1.25 million for Lyceum Recovery in Kyiv Region</text:span>
</text:h>
      <text:p text:style-name="P4">
Author: ['АРМІЯINFORM']</text:p>
      <text:p text:style-name="P4">
Time: 2023-06-05T34:00:00-04:00</text:p>
      <text:p text:style-name="P4">
Description: On the Fandraise Platforms United24 Zibrali 1.25 million dovariv on the worship of Lice i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united24-scaled.jpg" text:style-name="Internet_20_link" text:visited-style-name="Visited_20_Internet_20_Link">
united24-scaled.jpg</text:a>
']</text:p>
      <text:p text:style-name="P4">
Tags: ['ПЛАТФОРМА UNITED24']</text:p>
      <text:p text:style-name="P4">
Category: News</text:p>
      <!--METADATA-->
      <text:p text:style-name="P4">
<draw:frame draw:style-name="fr1" draw:name="Image224" text:anchor-type="as-char" svg:width="6.9236in" svg:height="3.634214in" draw:z-index="0">
<draw:image xlink:href="../Images/AРМІЯINFORM/2023-06-05T34-00-00-04-00/united24-scaled.jpg" xlink:type="simple" xlink:show="embed" xlink:actuate="onLoad" draw:mime-type="image/jpeg"/>
</draw:frame>
UNITED24 raised $ 1.25 million on the renewal in the village of Buzova, in Kyiv region on the Fandssering Platform.</text:p>
      <text:p text:style-name="P4">
About it <text:a xlink:type="simple" xlink:href="https://t.me/zedigital/3217" text:style-name="Internet_20_link" text:visited-style-name="Visited_20_Internet_20_Link">
reported</text:a>
Viceremier on innovation, development of education, science and technology - Minister of Digital Transformation Mikhailofedorov on Telegram.</text:p>
      <text:p text:style-name="P4">
“Now 452 children will be able to return to offline. Everything is given to your support, ”the message reads.</text:p>
      <text:p text:style-name="P4">
According to Mikhail Fedorov, this is the first fee for the restoration of educational establishment.</text:p>
      <text:p text:style-name="P4">
Also on the platform they have already started the second, and on August 5, Andrey Shevchenko together Zolexander Zinchenko will hold a match of the stars of the world footballGame4Ukraine in London.</text:p>
      <text:p text:style-name="P4">
The main purpose of the event is to raise funds for the restoration of Mikhail-Kotsyubynsky Lyceum of Chernihiv region.</text:p>
      <text:p text:style-name="P4">
News Source: <text:a xlink:type="simple" xlink:href="https://armyinform.com.ua/2023/06/05/na-united24-zibraly-125-mln-dolariv-na-vidnovlennya-liczeyu-na-kyyivshhyni/" text:style-name="Internet_20_link" text:visited-style-name="Visited_20_Internet_20_Link">
https://armyinform.com.ua/2023/06/05/na-united24-zibraly-125-mln-dolariv-na-vidnovlennya-liczeyu-na-kyyivshhyni/</text:a>
</text:p>
      <!--NEWS-->
      <text:h text:style-name="P10" text:outline-level="1">
<text:span text:style-name="T4">
Ukrainian defenders have shown how they hone the skill between the battles</text:span>
</text:h>
      <text:p text:style-name="P4">
Author: ['АРМІЯINFORM']</text:p>
      <text:p text:style-name="P4">
Time: 2023-06-05T35:00:00-04:00</text:p>
      <text:p text:style-name="P4">
Description: Photo by wiping the general headquarters of the ZS Ukrainian. “The navchik is in renovation, the discussion ... The war with Ukraine 2022, the war with Ukraine is the latest news today, the news war with Ukraine 2022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47263835_578441251097792_1491817894460013425_n.jpg" text:style-name="Internet_20_link" text:visited-style-name="Visited_20_Internet_20_Link">
347263835_578441251097792_1491817894460013425_n.jpg</text:a>
', '<text:a xlink:type="simple" xlink:href="https://armyinform.com.ua/wp-content/uploads/2023/06/347250971_803601438016437_5319346244540159176_n-150x150.jpg" text:style-name="Internet_20_link" text:visited-style-name="Visited_20_Internet_20_Link">
347250971_803601438016437_5319346244540159176_n-150x150.jpg</text:a>
', '<text:a xlink:type="simple" xlink:href="https://armyinform.com.ua/wp-content/uploads/2023/06/347252171_210342178495374_5792201540559004844_n-150x150.jpg" text:style-name="Internet_20_link" text:visited-style-name="Visited_20_Internet_20_Link">
347252171_210342178495374_5792201540559004844_n-150x150.jpg</text:a>
', '<text:a xlink:type="simple" xlink:href="https://armyinform.com.ua/wp-content/uploads/2023/06/347263835_578441251097792_1491817894460013425_n-1-150x150.jpg" text:style-name="Internet_20_link" text:visited-style-name="Visited_20_Internet_20_Link">
347263835_578441251097792_1491817894460013425_n-1-150x150.jpg</text:a>
', '<text:a xlink:type="simple" xlink:href="https://armyinform.com.ua/wp-content/uploads/2023/06/347419706_3125476811086014_5656351433506183938_n-150x150.jpg" text:style-name="Internet_20_link" text:visited-style-name="Visited_20_Internet_20_Link">
347419706_3125476811086014_5656351433506183938_n-150x150.jpg</text:a>
', '<text:a xlink:type="simple" xlink:href="https://armyinform.com.ua/wp-content/uploads/2023/06/347386081_1026970822017838_5335992526477846939_n-150x150.jpg" text:style-name="Internet_20_link" text:visited-style-name="Visited_20_Internet_20_Link">
347386081_1026970822017838_5335992526477846939_n-150x150.jpg</text:a>
', '<text:a xlink:type="simple" xlink:href="https://armyinform.com.ua/wp-content/uploads/2023/06/347263881_3622688071277315_3300388331391659539_n-150x150.jpg" text:style-name="Internet_20_link" text:visited-style-name="Visited_20_Internet_20_Link">
347263881_3622688071277315_3300388331391659539_n-150x150.jpg</text:a>
', '<text:a xlink:type="simple" xlink:href="https://armyinform.com.ua/wp-content/uploads/2023/06/347404901_269994052224925_9218267420478745592_n-150x150.jpg" text:style-name="Internet_20_link" text:visited-style-name="Visited_20_Internet_20_Link">
347404901_269994052224925_9218267420478745592_n-150x150.jpg</text:a>
', '<text:a xlink:type="simple" xlink:href="https://armyinform.com.ua/wp-content/uploads/2023/06/347234708_564128515792955_1778409820890024237_n-150x150.jpg" text:style-name="Internet_20_link" text:visited-style-name="Visited_20_Internet_20_Link">
347234708_564128515792955_1778409820890024237_n-150x150.jpg</text:a>
']</text:p>
      <text:p text:style-name="P4">
Tags: []</text:p>
      <text:p text:style-name="P4">
Category: News</text:p>
      <!--METADATA-->
      <text:p text:style-name="P4">
<draw:frame draw:style-name="fr1" draw:name="Image225" text:anchor-type="as-char" svg:width="6.9236in" svg:height="3.894525in" draw:z-index="0">
<draw:image xlink:href="../Images/AРМІЯINFORM/2023-06-05T35-00-00-04-00/347263835_578441251097792_1491817894460013425_n.jpg" xlink:type="simple" xlink:show="embed" xlink:actuate="onLoad" draw:mime-type="image/jpeg"/>
</draw:frame>
Photo <text:a xlink:type="simple" xlink:href="https://www.facebook.com/photo" text:style-name="Internet_20_link" text:visited-style-name="Visited_20_Internet_20_Link">
made public</text:a>
The General Staff of the Armed Forces of Ukraine.</text:p>
      <text:p text:style-name="P4">
“Improving skills, discussing and analyzing situations that have arisen when combat clashes with the enemy are the usual military everyday life of our military.</text:p>
      <text:p text:style-name="P4">
Holidays are conditional - constantly with weapons, classes, tactical actions, coordination…, with thoughts about relatives and victory.</text:p>
      <text:p text:style-name="P4">
We keep the line!”, - the message reads.</text:p>
      <text:p text:style-name="P4">
<text:a xlink:type="simple" xlink:href="https://armyinform.com.ua/wp-content/uploads/2023/06/347250971_803601438016437_5319346244540159176_n.jpg" text:style-name="Internet_20_link" text:visited-style-name="Visited_20_Internet_20_Link">
!(Images/AРМІЯINFORM/2023-06-05T35-00-00-04-00/347250971_803601438016437_5319346244540159176_n-150x150.jpg)</text:a>
</text:p>
      <text:p text:style-name="P4">
<text:a xlink:type="simple" xlink:href="https://armyinform.com.ua/wp-content/uploads/2023/06/347252171_210342178495374_5792201540559004844_n.jpg" text:style-name="Internet_20_link" text:visited-style-name="Visited_20_Internet_20_Link">
<draw:frame draw:style-name="fr1" draw:name="Image226" text:anchor-type="as-char" svg:width="6.9236in" svg:height="6.9236in" draw:z-index="0">
<draw:image xlink:href="../Images/AРМІЯINFORM/2023-06-05T35-00-00-04-00/347252171_210342178495374_5792201540559004844_n-150x150.jpg" xlink:type="simple" xlink:show="embed" xlink:actuate="onLoad" draw:mime-type="image/jpeg"/>
</draw:frame>
</text:a>
</text:p>
      <text:p text:style-name="P4">
<text:a xlink:type="simple" xlink:href="https://armyinform.com.ua/wp-content/uploads/2023/06/347263835_578441251097792_1491817894460013425_n-1.jpg" text:style-name="Internet_20_link" text:visited-style-name="Visited_20_Internet_20_Link">
<draw:frame draw:style-name="fr1" draw:name="Image227" text:anchor-type="as-char" svg:width="6.9236in" svg:height="6.9236in" draw:z-index="0">
<draw:image xlink:href="../Images/AРМІЯINFORM/2023-06-05T35-00-00-04-00/347263835_578441251097792_1491817894460013425_n-1-150x150.jpg" xlink:type="simple" xlink:show="embed" xlink:actuate="onLoad" draw:mime-type="image/jpeg"/>
</draw:frame>
</text:a>
</text:p>
      <text:p text:style-name="P4">
<text:a xlink:type="simple" xlink:href="https://armyinform.com.ua/wp-content/uploads/2023/06/347419706_3125476811086014_5656351433506183938_n.jpg" text:style-name="Internet_20_link" text:visited-style-name="Visited_20_Internet_20_Link">
<draw:frame draw:style-name="fr1" draw:name="Image228" text:anchor-type="as-char" svg:width="6.9236in" svg:height="6.9236in" draw:z-index="0">
<draw:image xlink:href="../Images/AРМІЯINFORM/2023-06-05T35-00-00-04-00/347419706_3125476811086014_5656351433506183938_n-150x150.jpg" xlink:type="simple" xlink:show="embed" xlink:actuate="onLoad" draw:mime-type="image/jpeg"/>
</draw:frame>
</text:a>
</text:p>
      <text:p text:style-name="P4">
<text:a xlink:type="simple" xlink:href="https://armyinform.com.ua/wp-content/uploads/2023/06/347386081_1026970822017838_5335992526477846939_n.jpg" text:style-name="Internet_20_link" text:visited-style-name="Visited_20_Internet_20_Link">
<draw:frame draw:style-name="fr1" draw:name="Image229" text:anchor-type="as-char" svg:width="6.9236in" svg:height="6.9236in" draw:z-index="0">
<draw:image xlink:href="../Images/AРМІЯINFORM/2023-06-05T35-00-00-04-00/347386081_1026970822017838_5335992526477846939_n-150x150.jpg" xlink:type="simple" xlink:show="embed" xlink:actuate="onLoad" draw:mime-type="image/jpeg"/>
</draw:frame>
</text:a>
</text:p>
      <text:p text:style-name="P4">
<text:a xlink:type="simple" xlink:href="https://armyinform.com.ua/wp-content/uploads/2023/06/347263881_3622688071277315_3300388331391659539_n.jpg" text:style-name="Internet_20_link" text:visited-style-name="Visited_20_Internet_20_Link">
<draw:frame draw:style-name="fr1" draw:name="Image230" text:anchor-type="as-char" svg:width="6.9236in" svg:height="6.9236in" draw:z-index="0">
<draw:image xlink:href="../Images/AРМІЯINFORM/2023-06-05T35-00-00-04-00/347263881_3622688071277315_3300388331391659539_n-150x150.jpg" xlink:type="simple" xlink:show="embed" xlink:actuate="onLoad" draw:mime-type="image/jpeg"/>
</draw:frame>
</text:a>
</text:p>
      <text:p text:style-name="P4">
<text:a xlink:type="simple" xlink:href="https://armyinform.com.ua/wp-content/uploads/2023/06/347404901_269994052224925_9218267420478745592_n.jpg" text:style-name="Internet_20_link" text:visited-style-name="Visited_20_Internet_20_Link">
<draw:frame draw:style-name="fr1" draw:name="Image231" text:anchor-type="as-char" svg:width="6.9236in" svg:height="6.9236in" draw:z-index="0">
<draw:image xlink:href="../Images/AРМІЯINFORM/2023-06-05T35-00-00-04-00/347404901_269994052224925_9218267420478745592_n-150x150.jpg" xlink:type="simple" xlink:show="embed" xlink:actuate="onLoad" draw:mime-type="image/jpeg"/>
</draw:frame>
</text:a>
</text:p>
      <text:p text:style-name="P4">
<text:a xlink:type="simple" xlink:href="https://armyinform.com.ua/wp-content/uploads/2023/06/347234708_564128515792955_1778409820890024237_n.jpg" text:style-name="Internet_20_link" text:visited-style-name="Visited_20_Internet_20_Link">
<draw:frame draw:style-name="fr1" draw:name="Image232" text:anchor-type="as-char" svg:width="6.9236in" svg:height="6.9236in" draw:z-index="0">
<draw:image xlink:href="../Images/AРМІЯINFORM/2023-06-05T35-00-00-04-00/347234708_564128515792955_1778409820890024237_n-150x150.jpg" xlink:type="simple" xlink:show="embed" xlink:actuate="onLoad" draw:mime-type="image/jpeg"/>
</draw:frame>
</text:a>
</text:p>
      <text:p text:style-name="P4">
News Source: <text:a xlink:type="simple" xlink:href="https://armyinform.com.ua/2023/06/05/ukrayinski-zahysnyky-pokazaly-yak-vidtochuyut-majsternist-mizh-boyamy/" text:style-name="Internet_20_link" text:visited-style-name="Visited_20_Internet_20_Link">
https://armyinform.com.ua/2023/06/05/ukrayinski-zahysnyky-pokazaly-yak-vidtochuyut-majsternist-mizh-boyamy/</text:a>
</text:p>
      <!--NEWS-->
      <text:h text:style-name="P10" text:outline-level="1">
<text:span text:style-name="T4">
The main fakes that promoted the Russian media last week</text:span>
</text:h>
      <text:p text:style-name="P4">
Author: ['АРМІЯINFORM']</text:p>
      <text:p text:style-name="P4">
Time: 2023-06-05T36:00:00-04:00</text:p>
      <text:p text:style-name="P4">
Description: The Center for the Wizin -Format at the RNBO of Ukraine: the main fakes, they dried ... the war with Ukraine 2022, the war with Ukraine is the latest news today, the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9ef91a48-a140-4d37-b25b-b5f6886919a7.jpg" text:style-name="Internet_20_link" text:visited-style-name="Visited_20_Internet_20_Link">
9ef91a48-a140-4d37-b25b-b5f6886919a7.jpg</text:a>
']</text:p>
      <text:p text:style-name="P4">
Tags: ['РОСІЙСЬКІ ФЕЙКИ', 'ФЕЙКИ РФ', 'ЦЕНТР ПРОТИДІЇ ДЕЗІНФОРМАЦІЇ ПРИ РНБО УКРАЇНИ']</text:p>
      <text:p text:style-name="P4">
Category: News</text:p>
      <!--METADATA-->
      <text:p text:style-name="P4">
<draw:frame draw:style-name="fr1" draw:name="Image233" text:anchor-type="as-char" svg:width="6.9236in" svg:height="5.035345in" draw:z-index="0">
<draw:image xlink:href="../Images/AРМІЯINFORM/2023-06-05T36-00-00-04-00/9ef91a48-a140-4d37-b25b-b5f6886919a7.jpg" xlink:type="simple" xlink:show="embed" xlink:actuate="onLoad" draw:mime-type="image/jpeg"/>
</draw:frame>
Center for Combating Misinformation at NSDC Ukraine <text:a xlink:type="simple" xlink:href="https://www.facebook.com/hashtag/%D1%86%D0%BF%D0%B4_%D1%96%D0%BD%D1%84%D0%BE%D1%80%D0%BC%D1%83%D1%94" text:style-name="Internet_20_link" text:visited-style-name="Visited_20_Internet_20_Link">
informs</text:a>
: The main fakes that have been the Russian media last week:</text:p>
      <ul>
        <li>
"Kyiv Mode" went to frankly terrorist actions; * The event directly supports genocide; * The United States used V. Zelensky as a tool for conducting an endless indirect conflict with Russia; * The United States "removed" Moldova and destroyed its sovereignty; * London will turn Ukraine into a radioactive cemetery through a depleted uranium; * The West is unconscious supporting Kyiv's policy to eliminate ethnic Russians; * The event staged the Balkanization of Ukraine: Poland, Romania and Hungary divide its territory.</li>
      </ul>
      <text:p text:style-name="P4">
News Source: <text:a xlink:type="simple" xlink:href="https://armyinform.com.ua/2023/06/05/osnovni-fejky-yaki-prosuvaly-rosijski-zmi-czogo-tyzhnya-2/" text:style-name="Internet_20_link" text:visited-style-name="Visited_20_Internet_20_Link">
https://armyinform.com.ua/2023/06/05/osnovni-fejky-yaki-prosuvaly-rosijski-zmi-czogo-tyzhnya-2/</text:a>
</text:p>
      <!--NEWS-->
      <text:h text:style-name="P10" text:outline-level="1">
<text:span text:style-name="T4">
Volodymyr Zelenskyy noted the state awards of the military personnel of the Armed Forces of Ukraine</text:span>
</text:h>
      <text:p text:style-name="P4">
Author: ['АРМІЯINFORM']</text:p>
      <text:p text:style-name="P4">
Time: 2023-06-05T37:00:00-04:00</text:p>
      <text:p text:style-name="P4">
Description: President of Ukraine Volodymyr Zelensky Vidniy by the sovereign Nagorods Zakhisnikiv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2/297171650_44075365474-medal-za-muzhnist.jpg" text:style-name="Internet_20_link" text:visited-style-name="Visited_20_Internet_20_Link">
297171650_44075365474-medal-za-muzhnist.jpg</text:a>
']</text:p>
      <text:p text:style-name="P4">
Tags: ['ВОЛОДИМИР ЗЕЛЕНСЬКИЙ', 'УКАЗ ПРЕЗИДЕНТА УКРАЇНИ']</text:p>
      <text:p text:style-name="P4">
Category: News</text:p>
      <!--METADATA-->
      <text:p text:style-name="P4">
<draw:frame draw:style-name="fr1" draw:name="Image234" text:anchor-type="as-char" svg:width="6.9236in" svg:height="4.615733in" draw:z-index="0">
<draw:image xlink:href="../Images/AРМІЯINFORM/2023-06-05T37-00-00-04-00/297171650_44075365474-medal-za-muzhnist.jpg" xlink:type="simple" xlink:show="embed" xlink:actuate="onLoad" draw:mime-type="image/jpeg"/>
</draw:frame>
Illustrative photo</text:p>
      <text:p text:style-name="P4">
President of Ukraine Volodymyr Zelensky celebrated state awards from Ukraine.</text:p>
      <text:p text:style-name="P4">
This is stated in the decree <text:a xlink:type="simple" xlink:href="https://www.president.gov.ua/documents/3152023-46953" text:style-name="Internet_20_link" text:visited-style-name="Visited_20_Internet_20_Link">
315/2023</text:a>
, published on the website of the Presidential Office of Ukraine.</text:p>
      <text:p text:style-name="P4">
The awards were awarded "for personal courage, revealed in the protection of state -sevotory and territorial integrity of Ukraine, selfless fulfillment of a military duty."</text:p>
      <text:p text:style-name="P4">
<text:span text:style-name="T4">
 Order of Bohdan Khmelnitsky III degree: </text:span>
</text:p>
      <text:p text:style-name="P4">
Vakul Denis Alexandrovich(posthumously)- a younger lieutenant,</text:p>
      <text:p text:style-name="P4">
<text:span text:style-name="T4">
 Order of "For Courage" of II degree: </text:span>
</text:p>
      <text:p text:style-name="P4">
Vladimir Viktorovich Zakurdayev(posthumously)- soldier,</text:p>
      <text:p text:style-name="P4">
<text:span text:style-name="T4">
 Order of "For Courage" of III degree: </text:span>
</text:p>
      <text:p text:style-name="P4">
Alexei Georgievich Adamovich(posthumously)- soldier,</text:p>
      <text:p text:style-name="P4">
Ivan Yurievich Annenko(posthumously)- soldier,</text:p>
      <text:p text:style-name="P4">
Bai Alexei Mikhailovich(posthumously)- Senior Sergeant,</text:p>
      <text:p text:style-name="P4">
Balana Oleg Valentinovich(posthumously)- a younger sergeant,</text:p>
      <text:p text:style-name="P4">
Baranova Denis Alexandrovich(posthumously)- soldier,</text:p>
      <text:p text:style-name="P4">
Bezushchenko Alexander Vitaliyovich(posthumously)- soldier,</text:p>
      <text:p text:style-name="P4">
Bohdan Igor Vasilyevich(posthumously)- soldier,</text:p>
      <text:p text:style-name="P4">
Brovina Vitaliy Nikolaevich(posthumously)- a senior soldier,</text:p>
      <text:p text:style-name="P4">
Bulgakov Roman Viktorovich(posthumously)- soldier,</text:p>
      <text:p text:style-name="P4">
Buri Michael-Yuriy Igorovich(posthumously)- soldier,</text:p>
      <text:p text:style-name="P4">
Vasilevsky Victor Anatoliyovych(posthumously)- soldier,</text:p>
      <text:p text:style-name="P4">
Vengrenko Sergey Viktorovich(posthumously)- Sergeant,</text:p>
      <text:p text:style-name="P4">
Roman Petrovich Vlasyuk(posthumously)- soldier,</text:p>
      <text:p text:style-name="P4">
Volodarsky Sergey Viktorovich(posthumously)- soldier,</text:p>
      <text:p text:style-name="P4">
Gladia Alexei Vitaliyovich(posthumously)- soldier,</text:p>
      <text:p text:style-name="P4">
Hnatyuk Sergey Vladimirovich(posthumously)- soldier,</text:p>
      <text:p text:style-name="P4">
Goncharuk Mykola Vladimirovich(posthumously)- a senior soldier,</text:p>
      <text:p text:style-name="P4">
Sparrow Alexander Vasilyevich(posthumously)- soldier,</text:p>
      <text:p text:style-name="P4">
Mikhail Vasilyevich pear(posthumously)- soldier,</text:p>
      <text:p text:style-name="P4">
Dzidvich Yevgeny Yurievich(posthumously)- soldier,</text:p>
      <text:p text:style-name="P4">
Viktor Ivanovich Dovgalyuk(posthumously)- soldier,</text:p>
      <text:p text:style-name="P4">
Alexander Yemelyanova(posthumously)- Senior Sergeant,</text:p>
      <text:p text:style-name="P4">
Taras Igorovich Zhele(posthumously)- soldier,</text:p>
      <text:p text:style-name="P4">
Oleg Yurievich Zavirukh(posthumously)- soldier,</text:p>
      <text:p text:style-name="P4">
Kabanova Oleg Nikolaevich(posthumously)- a senior soldier,</text:p>
      <text:p text:style-name="P4">
Kashan Vitaliy Anatoliyovych(posthumously)- soldier,</text:p>
      <text:p text:style-name="P4">
Kisakova Dmitry Viktorovich(posthumously)- senior lieutenant,</text:p>
      <text:p text:style-name="P4">
Kozireva Ivan Vasilyevich(posthumously)- soldier,</text:p>
      <text:p text:style-name="P4">
Rostislav Yurievich Korobenko(posthumously)- a younger sergeant,</text:p>
      <text:p text:style-name="P4">
Arthur's bush(posthumously)- a senior soldier,</text:p>
      <text:p text:style-name="P4">
Mazurik Mykola Alexandrovich(posthumously)- Soldier,Marian Marian Vasilyevich(posthumously)- soldier,</text:p>
      <text:p text:style-name="P4">
Moroshchuk Ivan Ivanovich(posthumously)- soldier,</text:p>
      <text:p text:style-name="P4">
Andrei Moshura(posthumously)- soldier,</text:p>
      <text:p text:style-name="P4">
Alexander Nikolaev(posthumously)- soldier,</text:p>
      <text:p text:style-name="P4">
Osipchuk Alexander Yurievich(posthumously)- soldier,</text:p>
      <text:p text:style-name="P4">
Alexander Parkhomenko(posthumously)- soldier,</text:p>
      <text:p text:style-name="P4">
Petrovsky Mikhail Yurievich(posthumously)- soldier,</text:p>
      <text:p text:style-name="P4">
Savchenko Vladislav Alexandrovich A(posthumously)- soldier,</text:p>
      <text:p text:style-name="P4">
Taras Yurievich poured(posthumously)- a senior soldier,</text:p>
      <text:p text:style-name="P4">
Sitnikov Alexander Mikhailovich(posthumously)- soldier,</text:p>
      <text:p text:style-name="P4">
Sokol Sergey Yurievich(posthumously)- soldier,</text:p>
      <text:p text:style-name="P4">
Soloshak Sergey Vladimirovich(posthumously)- a senior soldier,</text:p>
      <text:p text:style-name="P4">
Stepaniuk Boris Bogdanovich(posthumously)- soldier,</text:p>
      <text:p text:style-name="P4">
Suprun Theodosius Petrovich(posthumously)- soldier,</text:p>
      <text:p text:style-name="P4">
Tkachenko Yevgeny Nikolaevich(posthumously)- soldier,</text:p>
      <text:p text:style-name="P4">
Todosyuk Maxim Alexandrovich(posthumously)- soldier,</text:p>
      <text:p text:style-name="P4">
Yaroslav Khomutovsky(posthumously)- soldier,</text:p>
      <text:p text:style-name="P4">
Cherny Andriy Viktorovich(posthumously)- soldier,</text:p>
      <text:p text:style-name="P4">
Victor Mikhailovich Chirva(posthumously)- soldier,</text:p>
      <text:p text:style-name="P4">
Sergei Vitaliyovich Chumenko(posthumously)- a younger sergeant,</text:p>
      <text:p text:style-name="P4">
Yurchenko Mykola Alekseevich(posthumously)- soldier,</text:p>
      <text:p text:style-name="P4">
Yakimyshina Vladimir Vladimirovich(posthumously)- a younger sergeant,</text:p>
      <text:p text:style-name="P4">
<text:span text:style-name="T4">
 Medal "Fatherland Defender": </text:span>
</text:p>
      <text:p text:style-name="P4">
Bezrass Valery Yurievich(posthumously)- soldier,</text:p>
      <text:p text:style-name="P4">
Boyko Vladimir Nikolaevich(posthumously)- soldier,</text:p>
      <text:p text:style-name="P4">
Boyko Mikhail Valentinovich(posthumously)- a senior soldier,</text:p>
      <text:p text:style-name="P4">
Long Igor Nikolaevich(posthumously)- soldier,</text:p>
      <text:p text:style-name="P4">
Kostyuk Alexander Gennadyevich(posthumously)- soldier,</text:p>
      <text:p text:style-name="P4">
Lytvyn Anton Viktorovich(posthumously)- a senior soldier,</text:p>
      <text:p text:style-name="P4">
Matsk Andrei Vasilyevich(posthumously)- soldier,</text:p>
      <text:p text:style-name="P4">
Nalyvaychenko Dmitry Vladimirovich(posthumously)- Sergeant,</text:p>
      <text:p text:style-name="P4">
Sinolup Andrei Vyacheslavovich(posthumously)- soldier,</text:p>
      <text:p text:style-name="P4">
Stanislav Petrovich Tsybanov(posthumously)- soldier,</text:p>
      <text:p text:style-name="P4">
Shcherbatyuk Konstantin Anatolyevich(posthumously)- Soldier.</text:p>
      <text:p text:style-name="P4">
News Source: <text:a xlink:type="simple" xlink:href="https://armyinform.com.ua/2023/06/05/volodymyr-zelenskyj-vidznachyv-derzhavnymy-nagorodamy-vijskovosluzhbovcziv-zs-ukrayiny-4/" text:style-name="Internet_20_link" text:visited-style-name="Visited_20_Internet_20_Link">
https://armyinform.com.ua/2023/06/05/volodymyr-zelenskyj-vidznachyv-derzhavnymy-nagorodamy-vijskovosluzhbovcziv-zs-ukrayiny-4/</text:a>
</text:p>
      <!--NEWS-->
      <text:h text:style-name="P10" text:outline-level="1">
<text:span text:style-name="T4">
How to handle panic attacks</text:span>
</text:h>
      <text:p text:style-name="P4">
Author: ['АРМІЯINFORM']</text:p>
      <text:p text:style-name="P4">
Time: 2023-06-05T38:00:00-04:00</text:p>
      <text:p text:style-name="P4">
Description: Behind Dani Vsesniytniykhni Hodes Healthy, approximately 264 million people with VSOOM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0526149_1361594021364914_2897711799439782153_n-1.jpg" text:style-name="Internet_20_link" text:visited-style-name="Visited_20_Internet_20_Link">
350526149_1361594021364914_2897711799439782153_n-1.jpg</text:a>
']</text:p>
      <text:p text:style-name="P4">
Tags: ['ПАНІЧНІ АТАКИ', 'РЕАБІЛІТАЦІЯ']</text:p>
      <text:p text:style-name="P4">
Category: News</text:p>
      <!--METADATA-->
      <text:p text:style-name="P4">
<draw:frame draw:style-name="fr1" draw:name="Image235" text:anchor-type="as-char" svg:width="6.9236in" svg:height="5.035345in" draw:z-index="0">
<draw:image xlink:href="../Images/AРМІЯINFORM/2023-06-05T38-00-00-04-00/350526149_1361594021364914_2897711799439782153_n-1.jpg" xlink:type="simple" xlink:show="embed" xlink:actuate="onLoad" draw:mime-type="image/jpeg"/>
</draw:frame>
According to the World Health Organization, about 264 million people around the world - which is 3.6 % of the planet's population - have panic disorders.(https://www.facebook.com/moz.ukr/posts/pfbid0BP8RUkQQaeefsx3PfAgbgoeBGf8ZjequKSTqLj7u8LkAc2aLbxNMFdvJzqCic4M6l)Ministry of Health of Ukraine.</text:p>
      <text:p text:style-name="P4">
Symptoms of panic disorder may be: palpitations, breast pain other symptoms similar to heart attack, excessive sweating, tremor, chills or hot flashes, shortness of breath and shortness of breath, nausea and / or pain, dizziness, feeling of unreality You happen(impersonation or derealization), fear of losing control, "crazy", as well as some specific symptoms.</text:p>
      <text:p text:style-name="P4">
How to help yourself in the event of a panic attack?</text:p>
      <text:p text:style-name="P4">
During a panic attack, it is very important to try to concentrate on the current momented and situations of all kinds of feelings, to "ground". The main technique is to put your feet on the floor, it will help you feel the resistance.</text:p>
      <text:p text:style-name="P4">
One of the most popular techniques is the technique "5–4–3–2–1”. Name:</text:p>
      <ul>
        <li>
5 things you see(eg your hands, table, sky).  * 4 речі, які ви відчуваєте фізично (For example, a hard surface under your feet, body clothing, etc.).  * 3 речі, які ви чуєте (eg singing birds, the sound of cars, music).  * 2 речі, які ви відчуваєте на нюх (eg coffee, fallen leaves, perfume).  * 1 річ, яку ви можете відчути на смак (mint gum, tea, etc.).</li>
      </ul>
      <text:p text:style-name="P4">
<text:span text:style-name="T5">
Підготувала Іветта Василенко</text:span>
</text:p>
      <text:p text:style-name="P4">
News Source: <text:a xlink:type="simple" xlink:href="https://armyinform.com.ua/2023/06/05/yak-vporatysya-z-panichnymy-atakamy/" text:style-name="Internet_20_link" text:visited-style-name="Visited_20_Internet_20_Link">
https://armyinform.com.ua/2023/06/05/yak-vporatysya-z-panichnymy-atakamy/</text:a>
</text:p>
      <!--NEWS-->
      <text:h text:style-name="P10" text:outline-level="1">
<text:span text:style-name="T4">
Bulgaria will conduct large -scale military training in the Black Sea</text:span>
</text:h>
      <text:p text:style-name="P4">
Author: ['АРМІЯINFORM']</text:p>
      <text:p text:style-name="P4">
Time: 2023-06-05T39:00:00-04:00</text:p>
      <text:p text:style-name="P4">
Description: The Mini Construction of the Defense of the Bulgaria Gologariyo about the conduct of the large -scale VIISKOVIKH ... The war with Ukraine 2022, the war with Ukraine is th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shabla-1-crop-800x445-1.jpg" text:style-name="Internet_20_link" text:visited-style-name="Visited_20_Internet_20_Link">
shabla-1-crop-800x445-1.jpg</text:a>
']</text:p>
      <text:p text:style-name="P4">
Tags: ['БОЛГАРІЯ', 'ВІЙСЬКОВІ НАВЧАННЯ', 'РЕСПУБЛІКА БОЛГАРІЯ']</text:p>
      <text:p text:style-name="P4">
Category: News</text:p>
      <!--METADATA-->
      <text:p text:style-name="P4">
<draw:frame draw:style-name="fr1" draw:name="Image236" text:anchor-type="as-char" svg:width="6.9236in" svg:height="3.851253in" draw:z-index="0">
<draw:image xlink:href="../Images/AРМІЯINFORM/2023-06-05T39-00-00-04-00/shabla-1-crop-800x445-1.jpg" xlink:type="simple" xlink:show="embed" xlink:actuate="onLoad" draw:mime-type="image/jpeg"/>
</draw:frame>
The Ministry of Defense of the Republic of Bulgaria reported on the conduct of SHABLA 2023 large -scale exercises in the Black Sea from June 5 to June 9. About it <text:a xlink:type="simple" xlink:href="https://sofiaglobe.com/2023/06/03/bulgarias-military-to-hold-shabla-2023-tactical-exercise-from-june-5-to-9/" text:style-name="Internet_20_link" text:visited-style-name="Visited_20_Internet_20_Link">
reports</text:a>
The Sofia Globe.</text:p>
      <text:p text:style-name="P4">
"Intense shooting from different terrestrial and air platforms will be conducted," - the message reads.</text:p>
      <text:p text:style-name="P4">
It is noted that the tactical exercises will participate in land troops, air forces, naval forces and the united command of specialist operations.</text:p>
      <text:p text:style-name="P4">
The main purpose of the teaching is to improve the interaction of Bulgaria's military formations.</text:p>
      <text:p text:style-name="P4">
The Bulgaria MiG-29 Bulgaria Fighters will fire parachute missiles. Also planned combat firing with the use of various weapons, in particular, the P-300-A-Prascretic Complexes.</text:p>
      <text:p text:style-name="P4">
Also, the exercises will be performed from rocket-artillery weapons for surface targets Su-25 and Mi-24 helicopters.</text:p>
      <text:p text:style-name="P4">
It is noted that from 11:30 pm June 4 to 11:30 pm on June 10, the access of dottorial waters between the capes of Caliacra and Kartalborum is restricted. The maritime administration will broadcast warnings for seafarers, reporting prozons forbidden for navigation.</text:p>
      <text:p text:style-name="P4">
We will remind, on June 3 in Estonian Tallinn began the largest in this birth in the Baltic Sea of Baltops 23, which involves 50 NATO combat boys. They work on the interaction of the land, Air Tavi-Navy forces in 20 countries.</text:p>
      <text:p text:style-name="P4">
News Source: <text:a xlink:type="simple" xlink:href="https://armyinform.com.ua/2023/06/05/bolgariya-provede-masshtabni-vijskovi-navchannya-u-chornomu-mori/" text:style-name="Internet_20_link" text:visited-style-name="Visited_20_Internet_20_Link">
https://armyinform.com.ua/2023/06/05/bolgariya-provede-masshtabni-vijskovi-navchannya-u-chornomu-mori/</text:a>
</text:p>
      <!--NEWS-->
      <text:h text:style-name="P10" text:outline-level="1">
<text:span text:style-name="T4">
Over the past day, the occupiers have inflicted 14 missile and 40 air strikes in Ukraine, there are affected Ukrainians</text:span>
</text:h>
      <text:p text:style-name="P4">
Author: ['АРМІЯINFORM']</text:p>
      <text:p text:style-name="P4">
Time: 2023-06-05T40:00:00-04:00</text:p>
      <text:p text:style-name="P4">
Description: About the General Headquarters of the ZS Ukrainian. “The CHOTIRAST SHISTYETY RASE ... The war with Ukraine 2022, the war with Ukraine is the latest news today, the news war with Ukraine 2022 last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37" text:anchor-type="as-char" svg:width="6.9236in" svg:height="3.893007in" draw:z-index="0">
<draw:image xlink:href="../Images/AРМІЯINFORM/2023-06-05T40-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Four hundred and sixty -seventh days of the large -scale armed aggression of the Russian Federation against our country have begun.</text:p>
      <text:p text:style-name="P4">
The Russian Federation, at the cost of heavy losses, continues to wage the invading war.</text:p>
      <text:p text:style-name="P4">
Last day, at night, the enemy applied winged air base missiles-101/X-555 and Iranian shock UAVs "Shahd". Forces and means of air commands, in cooperation with the air defense of other components of Ukraine's siloboropron, 4 out of 6 winged missiles X-101/X-555 and 6 out of 8 shock-shaped shots.</text:p>
      <text:p text:style-name="P4">
In total, during the last day, the enemy caused 14 missile and 40 aviation hazards, and carried out 51 shelling of rocket launchers on positions of troops and settlements. Unfortunately, there are victims among peacekeepers, private dwellings, educational establishments, other civilian infrastructure are damaged.</text:p>
      <text:p text:style-name="P4">
The likelihood of missile and aviation strikes throughout Ukraine is high, ”the message reads.</text:p>
      <text:p text:style-name="P4">
News Source: <text:a xlink:type="simple" xlink:href="https://armyinform.com.ua/2023/06/05/protyagom-mynuloyi-doby-okupanty-zavdaly-14-raketnyh-ta-40-aviaudariv-po-ukrayini-ye-postrazhdali-ukrayinczi/" text:style-name="Internet_20_link" text:visited-style-name="Visited_20_Internet_20_Link">
https://armyinform.com.ua/2023/06/05/protyagom-mynuloyi-doby-okupanty-zavdaly-14-raketnyh-ta-40-aviaudariv-po-ukrayini-ye-postrazhdali-ukrayinczi/</text:a>
</text:p>
      <!--NEWS-->
      <text:h text:style-name="P10" text:outline-level="1">
<text:span text:style-name="T4">
Defense forces 29 times reflected the attacks of the Russians</text:span>
</text:h>
      <text:p text:style-name="P4">
Author: ['АРМІЯINFORM']</text:p>
      <text:p text:style-name="P4">
Time: 2023-06-05T41: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6/352204443_911282620171352_2187086283180535303_n.jpg" text:style-name="Internet_20_link" text:visited-style-name="Visited_20_Internet_20_Link">
352204443_911282620171352_2187086283180535303_n.jpg</text:a>
']</text:p>
      <text:p text:style-name="P4">
Tags: ['STOPRUSSIA', 'АГРЕСІЯ РФ', 'ВТОРГНЕННЯ РФ', 'ГЕНШТАБ ЗС УКРАЇНИ', 'ГШ ЗСУ']</text:p>
      <text:p text:style-name="P4">
Category: News</text:p>
      <!--METADATA-->
      <text:p text:style-name="P4">
<draw:frame draw:style-name="fr1" draw:name="Image238" text:anchor-type="as-char" svg:width="6.9236in" svg:height="4.615733in" draw:z-index="0">
<draw:image xlink:href="../Images/AРМІЯINFORM/2023-06-05T41-00-00-04-00/352204443_911282620171352_2187086283180535303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The enemy continues to focus the main efforts on the attempts of full occupation of the Luhansk and Donetsk regions. During the last day, 29 fighting occurred.</text:p>
      <text:p text:style-name="P4">
<text:span text:style-name="T4">
 In Volyn and Polissya directions </text:span>
 Operational situation without significant changes.</text:p>
      <text:p text:style-name="P4">
<text:span text:style-name="T4">
 In the Siversky and Slobozhansky directions </text:span>
 last day the enemy made an attempt to penetrate DRG through the State Border of Ukraine in the area of the inhabited greenhouse of the Zelena Kharkiv region, also - caused missile strokes in the districts of Vysovansk, Chuga and aviation strikes in the areas of Ivashka, Ogirkiv. Carried out mortar and artillery shelling of inhabited centers of Karpovichi of Chernihiv region; Znob-Novgorod, bars, Atin, Basivka, Yunakivka, Sadki, Miropillya, Turia, Grabovskoye, Oleksandrivka, Velikoparivka, Shevchenko of Sumy region, as well as Ivashki, Udi, Red Star, Geptivka, Krasne, Green, Old Tarits , Pletenivka, Vovchansk, Karachyna, Budarka and Chugunivka in Kharkiv region.</text:p>
      <text:p text:style-name="P4">
<text:span text:style-name="T4">
 In the Kupyansk direction </text:span>
 during the past day, the enemy of the vibrant offensive actions near the Novoselselovsk Luhansk region. Increasing the strike in the Sergiyivka district of Donetsk region. The enemy's artillery imminometric shelling was suffered by well, Krasne first, Figolivka, Novomlinsk, Dovgnyke, Kutkovka, two -year, Western, Kislivka, Kotlyarivka, Tabaivka, Berestovo, Kharkiv region and Novoselivska Luhansk region.</text:p>
      <text:p text:style-name="P4">
<text:span text:style-name="T4">
 In the Lyman direction </text:span>
 during the last day the enemy conducted unsuccessful successive actions in the area of Bigorivka of the Luhansk region. Makeevka, Nevskoye, Bigorivka, Luhansk region, Taverhn Kamyanskoye, Torke, controversial, Rozdolivka of Donetsk region, were artillery.<text:span text:style-name="T4">
 In the Avdeevsky direction </text:span>
 the opponent of offensive actions was not carried out. Awaiting blow in the Avdiivka area. He made artillery shelling of distinctive points of Avdiivka, Pervomaisk, Karlovka of Donetsk region.</text:p>
      <text:p text:style-name="P4">
<text:span text:style-name="T4">
 In the Mariinsky direction </text:span>
 our defenders repelled all the attacks of the enemy in the city of Marinka. At the same time, the enemy caused an aviation strike within this settlement. He made artillery shelling of populated points, Marinka, Victory of Donetsk region.</text:p>
      <text:p text:style-name="P4">
In the mineral direction, the enemy was fired by Village, Prychistivka and Novoukrainjudnetsk region.</text:p>
      <text:p text:style-name="P4">
<text:span text:style-name="T4">
 In the Zaporizhzhya and Kherson directions </text:span>
 the enemy continues the Valioron actions. Caused aviation blows in the areas of Novopol of Donetsk region, Olgivsky Zaporizhzhya region, Berislav and Vesele Kherson region. Artillery shelling of settlements Free Field, Green Field, Novopil, Teriivka of Donetsk region; Olgivske, Malynivka, Gulyaypole, Railway, Mala Tokmachka, Novoandriivka, Steppe and Kamiansk Zaporizhzhya region; Cossack, Tyaginka, Ivanivka, Dniprovske, Kizomis of Kherson region, the city of Kherson, ”the message reads.</text:p>
      <text:p text:style-name="P4">
News Source: <text:a xlink:type="simple" xlink:href="https://armyinform.com.ua/2023/06/05/syly-oborony-29-raziv-vidbyvaly-ataky-rosiyan/" text:style-name="Internet_20_link" text:visited-style-name="Visited_20_Internet_20_Link">
https://armyinform.com.ua/2023/06/05/syly-oborony-29-raziv-vidbyvaly-ataky-rosiyan/</text:a>
</text:p>
      <!--NEWS-->
      <text:h text:style-name="P10" text:outline-level="1">
<text:span text:style-name="T4">
Aviation of Defense Forces per day struck 15 beats on Russian invaders</text:span>
</text:h>
      <text:p text:style-name="P4">
Author: ['АРМІЯINFORM']</text:p>
      <text:p text:style-name="P4">
Time: 2023-06-05T42: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239" text:anchor-type="as-char" svg:width="6.9236in" svg:height="3.894525in" draw:z-index="0">
<draw:image xlink:href="../Images/AРМІЯINFORM/2023-06-05T42-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Aviation of defense forces per day made 15 beats in areas of concentration of personnel.</text:p>
      <text:p text:style-name="P4">
Our defenders destroyed 6 enemy reconnaissance UAVs, ”the testimony said.</text:p>
      <text:p text:style-name="P4">
We will remind, the General Staff of the Armed Forces of Ukraine reported that despite the fact that Russian federation is suffering great losses on the battlefield, it continues to lead the invading against Ukraine.</text:p>
      <text:p text:style-name="P4">
Last day, Russian invaders used to the peaceful cities of Ukrainian-owned air base missiles X-101/X-555 and Iranian shock Blashaped. The forces and means of air commands in cooperation with the air defense of other components of the Defense Forces of Ukraine destroyed 4 of 6 winged rockets-101/X-555 and 6 out of 8 shock UAV Shahd.</text:p>
      <text:p text:style-name="P4">
News Source: <text:a xlink:type="simple" xlink:href="https://armyinform.com.ua/2023/06/05/aviacziya-syl-oborony-za-dobu-zavdala-15-udariv-po-rosijskyh-zagarbnykah/" text:style-name="Internet_20_link" text:visited-style-name="Visited_20_Internet_20_Link">
https://armyinform.com.ua/2023/06/05/aviacziya-syl-oborony-za-dobu-zavdala-15-udariv-po-rosijskyh-zagarbnykah/</text:a>
</text:p>
      <!--NEWS-->
      <text:h text:style-name="P10" text:outline-level="1">
<text:span text:style-name="T4">
Ukrainian defenders struck 3 occupiers' management points</text:span>
</text:h>
      <text:p text:style-name="P4">
Author: ['АРМІЯINFORM']</text:p>
      <text:p text:style-name="P4">
Time: 2023-06-05T43: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АГРЕСІЯ РФ', 'ВТОРГНЕННЯ РФ', 'ГШ ЗСУ', 'ХРОНІКА ОБОРОНИ']</text:p>
      <text:p text:style-name="P4">
Category: News</text:p>
      <!--METADATA-->
      <text:p text:style-name="P4">
<draw:frame draw:style-name="fr1" draw:name="Image240" text:anchor-type="as-char" svg:width="6.9236in" svg:height="3.375255in" draw:z-index="0">
<draw:image xlink:href="../Images/AРМІЯINFORM/2023-06-05T43-00-00-04-00/351136929_265092666053942_1948084145810262420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h9hXNrJEcfnCS7CYnmQ3E9KmFBvWBNVgB3oTbSgRghGmur4vTxR1jnyARoJzd3Yl" text:style-name="Internet_20_link" text:visited-style-name="Visited_20_Internet_20_Link">
reports</text:a>
The General Staff of the Armed Forces of Ukraine.</text:p>
      <text:p text:style-name="P4">
"The missile troops and artillery units were struck by 3 points, 2 areas of weapons and military equipment, 4 warehouses, 2 anti-aircraft missile complexes and 4 enemy radio stations," the statement said.</text:p>
      <text:p text:style-name="P4">
The General Staff also informed that the Russians continue to concentrate the main stations on attempts to fully occupy the Luhansk and Donetsk regions. There were 29 fighting collisions over the day.</text:p>
      <text:p text:style-name="P4">
News Source: <text:a xlink:type="simple" xlink:href="https://armyinform.com.ua/2023/06/05/ukrayinski-zahysnyky-urazyly-3-punkty-upravlinnya-okupantiv/" text:style-name="Internet_20_link" text:visited-style-name="Visited_20_Internet_20_Link">
https://armyinform.com.ua/2023/06/05/ukrayinski-zahysnyky-urazyly-3-punkty-upravlinnya-okupantiv/</text:a>
</text:p>
      <!--NEWS-->
      <text:h text:style-name="P10" text:outline-level="1">
<text:span text:style-name="T4">
“At least they would say goodbye to the Maidan. Buried like a dog ” - the intercepting GUR</text:span>
</text:h>
      <text:p text:style-name="P4">
Author: ['АРМІЯINFORM']</text:p>
      <text:p text:style-name="P4">
Time: 2023-06-05T44:00:00-04:00</text:p>
      <text:p text:style-name="P4">
Description: https://youtu.be/jzkfv9r_a7w?t=74 Golovna managed by the Rosvіdi of the Mini Construction of the defense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Main Directorate of Intelligence of the Ministry of Defense of Ukraine <text:a xlink:type="simple" xlink:href="https://gur.gov.ua/content/khot-by-daly-na-ploshchady-prostytsia-pokhoronyly-kak-sobaku.html" text:style-name="Internet_20_link" text:visited-style-name="Visited_20_Internet_20_Link">
Publicated</text:a>
The new interception of the conversation, where the Russian occupier discusses his wife with his wife, the burial of the Wagner PEC member.</text:p>
      <text:p text:style-name="P4">
“Here he was buried, now. Well, why did they be buried in the priests? He was brought directly to the cemetery, though they were given to say goodbye on the square. They were buried as a companion, ”says the occupier's wife about the attitude towards the liquidated member of the Wagner.</text:p>
      <text:p text:style-name="P4">
News Source: <text:a xlink:type="simple" xlink:href="https://armyinform.com.ua/2023/06/05/hoch-by-daly-na-majdani-poproshhatysya-pohovaly-yak-sobaku-perehoplennya-gur/" text:style-name="Internet_20_link" text:visited-style-name="Visited_20_Internet_20_Link">
https://armyinform.com.ua/2023/06/05/hoch-by-daly-na-majdani-poproshhatysya-pohovaly-yak-sobaku-perehoplennya-gur/</text:a>
</text:p>
      <!--NEWS-->
      <text:h text:style-name="P10" text:outline-level="1">
<text:span text:style-name="T4">
Ukrainian defenders per day eliminated more than 400 invaders, destroyed 11 tanks and 12 artistem</text:span>
</text:h>
      <text:p text:style-name="P4">
Author: ['АРМІЯINFORM']</text:p>
      <text:p text:style-name="P4">
Time: 2023-06-05T45:00:00-04:00</text:p>
      <text:p text:style-name="P4">
Description: Zagalni Boyov, Find the enemy of 24.02.22 to 05/05/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05-2023-scaled.jpg" text:style-name="Internet_20_link" text:visited-style-name="Visited_20_Internet_20_Link">
vtraty_06-05-2023-scaled.jpg</text:a>
']</text:p>
      <text:p text:style-name="P4">
Tags: ['ВТРАТИ ВОРОГА', 'ВТРАТИ РФ', 'ГЕНЕРАЛЬНИЙ ШТАБ ЗС УКРАЇНИ']</text:p>
      <text:p text:style-name="P4">
Category: News</text:p>
      <!--METADATA-->
      <text:p text:style-name="P4">
<draw:frame draw:style-name="fr1" draw:name="Image241" text:anchor-type="as-char" svg:width="6.9236in" svg:height="6.975527in" draw:z-index="0">
<draw:image xlink:href="../Images/AРМІЯINFORM/2023-06-05T45-00-00-04-00/vtraty_06-05-2023-scaled.jpg" xlink:type="simple" xlink:show="embed" xlink:actuate="onLoad" draw:mime-type="image/jpeg"/>
</draw:frame>
The total fighting loss of the enemy from 24.02.22 to 05.06.23 will be orientated:</text:p>
      <text:p text:style-name="P4">
<text:span text:style-name="T4">
<text:span text:style-name="T5">
 Personnel - </text:span>
* 210350(+410)persons eliminated</text:span>
<text:span text:style-name="T5">
 tanks - </text:span>
<text:span text:style-name="T5">
 3848(+11)</text:span>
<text:span text:style-name="T4">
 combat armored vehicles - </text:span>
 7523(+11)<text:span text:style-name="T4">
<text:span text:style-name="T5">
 Artillery Systems - </text:span>
<text:span text:style-name="T5">
 3567(+12)</text:span>
 </text:span>
 RSZV - <text:span text:style-name="T4">
 584(+1)</text:span>
<text:span text:style-name="T5">
 air defense means - </text:span>
<text:span text:style-name="T5">
 349(+5)</text:span>
<text:span text:style-name="T4">
 aircraft - </text:span>
 313(0)<text:span text:style-name="T4">
<text:span text:style-name="T5">
 helicopters - </text:span>
* 298(0)</text:span>
<text:span text:style-name="T5">
 UAV Operative Tactical Level-</text:span>
<text:span text:style-name="T5">
 3189(+14)</text:span>
<text:span text:style-name="T4">
 Winged missiles - </text:span>
 1136(+4)<text:span text:style-name="T4">
<text:span text:style-name="T5">
 ships / boats - </text:span>
* 18(0)</text:span>
<text:span text:style-name="T5">
 Automobile equipment and tanks - </text:span>
<text:span text:style-name="T5">
 6312(+7)</text:span>
<text:span text:style-name="T4">
 Special Technique - </text:span>
 484(+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6.23.</text:p>
      <text:p text:style-name="P4">
News Source: <text:a xlink:type="simple" xlink:href="https://armyinform.com.ua/2023/06/05/ukrayinski-zahysnyky-za-dobu-likviduvaly-ponad-400-okupantiv-znyshhyly-11-tankiv-i-12-artsystem/" text:style-name="Internet_20_link" text:visited-style-name="Visited_20_Internet_20_Link">
https://armyinform.com.ua/2023/06/05/ukrayinski-zahysnyky-za-dobu-likviduvaly-ponad-400-okupantiv-znyshhyly-11-tankiv-i-12-artsystem/</text:a>
</text:p>
      <!--NEWS-->
      <text:h text:style-name="P10" text:outline-level="1">
<text:span text:style-name="T4">
Army Yaroslav Maguchikh won the tournament in the Netherlands</text:span>
</text:h>
      <text:p text:style-name="P4">
Author: ['АРМІЯINFORM']</text:p>
      <text:p text:style-name="P4">
Time: 2023-06-05T46:00:00-04:00</text:p>
      <text:p text:style-name="P4">
Description: At the Tournir Continental Gold Tour on FBK Games, the sectors of Stribkiv has an Armica Tosit ... The war with Ukraine 2022, the war with Ukraine is the latest news today, the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ad28132038d283d28b7798bd0f104e4.webp" text:style-name="Internet_20_link" text:visited-style-name="Visited_20_Internet_20_Link">
aad28132038d283d28b7798bd0f104e4.webp</text:a>
']</text:p>
      <text:p text:style-name="P4">
Tags: ['АРМІЙСЬКІ СПОРТСМЕНКИ', 'ЯРОСЛАВА МАГУЧІХ']</text:p>
      <text:p text:style-name="P4">
Category: News</text:p>
      <!--METADATA-->
      <text:p text:style-name="P4">
<draw:frame draw:style-name="fr1" draw:name="Image242" text:anchor-type="as-char" svg:width="6.9236in" svg:height="4.144053in" draw:z-index="0">
<draw:image xlink:href="../ConvertedIMGs/AРМІЯINFORM/2023-06-05T46-00-00-04-00/aad28132038d283d28b7798bd0f104e4.png" xlink:type="simple" xlink:show="embed" xlink:actuate="onLoad" draw:mime-type="image/png"/>
</draw:frame>
At the Continental Gold Tour tournament at FBK Games in the jumping sector in the high -level Yaroslav Maguchikh won a gold medal.</text:p>
      <text:p text:style-name="P4">
Yaroslav won with a result of 200 cm, she took this height on his first attempt. Our army won the third tournament out of three this season.</text:p>
      <text:p text:style-name="P4">
By the way, 3 athletes - Yaroslav Maguchikh, Irina Gerashchenko and Yulia Levchenko represented in the height of Ukraine.</text:p>
      <text:p text:style-name="P4">
Irina Gerashchenko with the personal record of the season, 193 cm, became the second. Yulialevchenko also set the best personal record this season - 190 SMTA became the fourth at this tournament, giving way to the third place in the number of a span.</text:p>
      <text:p text:style-name="P4">
News Source: <text:a xlink:type="simple" xlink:href="https://armyinform.com.ua/2023/06/05/armijka-yaroslava-maguchih-zdobula-peremogu-na-turniri-u-niderlandah/" text:style-name="Internet_20_link" text:visited-style-name="Visited_20_Internet_20_Link">
https://armyinform.com.ua/2023/06/05/armijka-yaroslava-maguchih-zdobula-peremogu-na-turniri-u-niderlandah/</text:a>
</text:p>
      <!--NEWS-->
      <text:h text:style-name="P10" text:outline-level="1">
<text:span text:style-name="T4">
There are signs that the occupiers are morally exhausted by the expectations of the Ukrainian counter -offensive - Natalia Humeniuk</text:span>
</text:h>
      <text:p text:style-name="P4">
Author: ['Оксана Іванець']</text:p>
      <text:p text:style-name="P4">
Time: 2023-06-05T47:00:00-04:00</text:p>
      <text:p text:style-name="P4">
Description: It’s a pity, the vigor of the vicoristovati tactics of NICHIC attacks. Sogodni Vnochi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3-nataliya-gumenyuk.jpg" text:style-name="Internet_20_link" text:visited-style-name="Visited_20_Internet_20_Link">
3-nataliya-gumenyuk.jpg</text:a>
']</text:p>
      <text:p text:style-name="P4">
Tags: ['ВТОРГНЕННЯ РФ', 'ЄДИНІ НОВИНИ', 'КІНБУРНСЬКА КОСА', 'КОНТРНАСТУП', 'МИКОЛАЇВ', 'НАТАЛІЯ ГУМЕНЮК', 'ОЧАКІВ', 'ХЕРСОН']</text:p>
      <text:p text:style-name="P4">
Category: News</text:p>
      <!--METADATA-->
      <text:p text:style-name="P4">
<draw:frame draw:style-name="fr1" draw:name="Image243" text:anchor-type="as-char" svg:width="6.9236in" svg:height="4.483031in" draw:z-index="0">
<draw:image xlink:href="../Images/AРМІЯINFORM/2023-06-05T47-00-00-04-00/3-nataliya-gumenyuk.jpg" xlink:type="simple" xlink:show="embed" xlink:actuate="onLoad" draw:mime-type="image/jpeg"/>
</draw:frame>
Unfortunately, the enemy continues to use the terrorist tactics of night attacks. Today, the invaders have struck a powerful blow to residential quarters of Khersonaz mortars and incendiary shells. Natalia Humeniuk, the head of the united coordination press center of Ukraine's Defense Forces of Ukraine, reported this in the Etheri of the Teleterna "Yudinovina". The information about the victims did not receive.</text:p>
      <text:p text:style-name="P4">
In addition, according to the speaker, Russian terrorists are fired at the Nikolaev region, trying to prevent it from grain.</text:p>
      <ul>
        <li>
They adhere to their tactics, at least once a day firing nuggets. From time to time, they resort to shelling of the Ochakiv and Kutsurub community of the Kinsburne braid.</li>
      </ul>
      <text:p text:style-name="P4">
According to Natalia Humeniuk, the invaders resort to tactics of covering local positions, arming directly in private courtyards.</text:p>
      <ul>
        <li>
They work out for targets, and then leave the terrain quickly, as they understand that such a trip can become a "whitewriter" - our strength and defense is chatting for terrorists, - the speaker notes.</li>
      </ul>
      <text:p text:style-name="P4">
Also, the head of the united coordination press center of the Defense Forces of South Ukraine emphasized that there are signs that the occupiers are morally exhausted by the expectation of the Ukrainian counter -offensive.</text:p>
      <ul>
        <li>
The racists do not know in which direction our counter -offensive will take place and keep450 km of front at the site of our responsibility in constant tension. In addition, the occupiers cause serious excitement that our actions and propaganda to the deep rear in the Crimea. We constantly observe their maneuvers - Russian are nervous and do not remain in one particular place, and also constantly strengthen defensive structures, in some cases resorting. It all speaks of their moral and psychological loosening.</li>
      </ul>
      <text:p text:style-name="P4">
News Source: <text:a xlink:type="simple" xlink:href="https://armyinform.com.ua/2023/06/05/ye-oznaky-togo-shho-okupanty-moralno-vysnazheni-ochikuvannyam-ukrayinskogo-kontrnastupu-gumenyuk/" text:style-name="Internet_20_link" text:visited-style-name="Visited_20_Internet_20_Link">
https://armyinform.com.ua/2023/06/05/ye-oznaky-togo-shho-okupanty-moralno-vysnazheni-ochikuvannyam-ukrayinskogo-kontrnastupu-gumenyuk/</text:a>
</text:p>
      <!--NEWS-->
      <text:h text:style-name="P10" text:outline-level="1">
<text:span text:style-name="T4">
In Ukraine a moment of silence</text:span>
</text:h>
      <text:p text:style-name="P4">
Author: ['АРМІЯINFORM']</text:p>
      <text:p text:style-name="P4">
Time: 2023-06-05T4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4" text:anchor-type="as-char" svg:width="6.9236in" svg:height="3.895992in" draw:z-index="0">
<draw:image xlink:href="../Images/AРМІЯINFORM/2023-06-05T4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5/v-ukrayini-hvylyna-movchannya/" text:style-name="Internet_20_link" text:visited-style-name="Visited_20_Internet_20_Link">
https://armyinform.com.ua/2023/06/05/v-ukrayini-hvylyna-movchannya/</text:a>
</text:p>
      <!--NEWS-->
      <text:h text:style-name="P10" text:outline-level="1">
<text:span text:style-name="T4">
In Singapore Josep Borrel discussed the war in Ukraine with the Minister of Defense of China</text:span>
</text:h>
      <text:p text:style-name="P4">
Author: ['АРМІЯINFORM']</text:p>
      <text:p text:style-name="P4">
Time: 2023-06-05T49:00:00-04:00</text:p>
      <text:p text:style-name="P4">
Description: On the fields of the non-lappers forum “DIALOG SHANGRI-LA” at the Singapurі Koskoy Representatives єs іz ... The war with Ukraine 2022, the war with Ukraine is the latest news today, the news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xwpgkcaqaawadq-e1685944120603.jpg" text:style-name="Internet_20_link" text:visited-style-name="Visited_20_Internet_20_Link">
fxwpgkcaqaawadq-e1685944120603.jpg</text:a>
']</text:p>
      <text:p text:style-name="P4">
Tags: ['АГРЕСІЯ РФ', 'ЖОЗЕП БОРРЕЛЬ', 'ЛІ ШАНФУ']</text:p>
      <text:p text:style-name="P4">
Category: News</text:p>
      <!--METADATA-->
      <text:p text:style-name="P4">
<draw:frame draw:style-name="fr1" draw:name="Image245" text:anchor-type="as-char" svg:width="6.9236in" svg:height="4.361868in" draw:z-index="0">
<draw:image xlink:href="../Images/AРМІЯINFORM/2023-06-05T49-00-00-04-00/fxwpgkcaqaawadq-e1685944120603.jpg" xlink:type="simple" xlink:show="embed" xlink:actuate="onLoad" draw:mime-type="image/jpeg"/>
</draw:frame>
In Singapore's Dialogri-La Dialogue Forum, the High Representatives on Foreign Affairs and Security Policy, Josep Borrel, met with China Lee Shanfe Minister and discussed common strategic problems.</text:p>
      <text:p text:style-name="P4">
About it <text:a xlink:type="simple" xlink:href="https://twitter.com/JosepBorrellF/status/1665223019537764352" text:style-name="Internet_20_link" text:visited-style-name="Visited_20_Internet_20_Link">
reported</text:a>
Josep Borrel on Twitter.</text:p>
      <text:p text:style-name="P4">
"A constructive discussion with China Lee Shanf's defense Minister on Common Strategic Problems, including Russia's War against Ukraine, Taiwan, and the South China Sea, took place," he wrote.</text:p>
      <text:p text:style-name="P4">
Recall that the Minister of Defense of Ukraine Alexei Reznikov <text:a xlink:type="simple" xlink:href="https://armyinform.com.ua/2023/06/03/oleksij-reznikov-obgovoryv-z-ministramy-oborony-troh-krayin-yak-prypynyty-vijnu-rosiyi-proty-ukrayiny/" text:style-name="Internet_20_link" text:visited-style-name="Visited_20_Internet_20_Link">
conducted</text:a>
A number of meetings during the Shanngry-La Dialogue forum, including Singapore's defense change, Dr. NG Eng Hen Hen, State Secretary of Defense for Defense Ben Wallace and Defense Minister Shatloid J. Austin III.</text:p>
      <text:p text:style-name="P4">
News Source: <text:a xlink:type="simple" xlink:href="https://armyinform.com.ua/2023/06/05/u-singapuri-zhozep-borrel-obgovoryv-vijnu-v-ukrayini-z-ministrom-oborony-kytayu/" text:style-name="Internet_20_link" text:visited-style-name="Visited_20_Internet_20_Link">
https://armyinform.com.ua/2023/06/05/u-singapuri-zhozep-borrel-obgovoryv-vijnu-v-ukrayini-z-ministrom-oborony-kytayu/</text:a>
</text:p>
      <!--NEWS-->
      <text:h text:style-name="P10" text:outline-level="1">
<text:span text:style-name="T4">
Ukrainian chaplains passed two -week training in the British Army</text:span>
</text:h>
      <text:p text:style-name="P4">
Author: ['АРМІЯINFORM']</text:p>
      <text:p text:style-name="P4">
Time: 2023-06-05T50:00:00-04:00</text:p>
      <text:p text:style-name="P4">
Description: Ten Ukrainian Vіsikovikh Kaplaniv went to the Dvotizhnev Pіdgotovka Zi -Mohim ... War with Ukraine 2022, War with Ukraine Latest News today, News War with Ukraine 2022 The last to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kapelany.jpg" text:style-name="Internet_20_link" text:visited-style-name="Visited_20_Internet_20_Link">
kapelany.jpg</text:a>
']</text:p>
      <text:p text:style-name="P4">
Tags: ['ДОПОМОГА ПАРТНЕРІВ', 'КАПЕЛАНИ', 'СВІТ ПІДТРИМУЄ УКРАЇНУ', 'УКРАЇНА - ВЕЛИКА БРИТАНІЯ']</text:p>
      <text:p text:style-name="P4">
Category: News</text:p>
      <!--METADATA-->
      <text:p text:style-name="P4">
<draw:frame draw:style-name="fr1" draw:name="Image246" text:anchor-type="as-char" svg:width="6.9236in" svg:height="3.894525in" draw:z-index="0">
<draw:image xlink:href="../Images/AРМІЯINFORM/2023-06-05T50-00-00-04-00/kapelany.jpg" xlink:type="simple" xlink:show="embed" xlink:actuate="onLoad" draw:mime-type="image/jpeg"/>
</draw:frame>
Ten Ukrainian military chaplains have undergone a two -week preparation by the Zivova British colleagues in their first course.</text:p>
      <text:p text:style-name="P4">
This is stated in <text:a xlink:type="simple" xlink:href="https://www.gov.uk/government/news/ukrainian-military-chaplains-receive-training-from-british-army" text:style-name="Internet_20_link" text:visited-style-name="Visited_20_Internet_20_Link">
message</text:a>
British government.</text:p>
      <text:p text:style-name="P4">
Over the past two weeks, Ukrainian chaplains have been attached to the Britain's Royal Army Department to find out more about pastoral care, spiritual support and moral leadership during military personnel, as well as the post -war recovery period.</text:p>
      <text:p text:style-name="P4">
Now they will go to Russia's front in the war with Ukraine, where their task will lead to inspire hope and restore the spirit as the troops are fighting the return of the sovereign territory of Ukraine.</text:p>
      <text:p text:style-name="P4">
A course developed by the British military chaplains and supported by the UK armed units within <text:a xlink:type="simple" xlink:href="https://armyinform.com.ua/2019/11/19/brytanski-instruktory-navchayut-ukrayinskyh-pihotyncziv-za-programoyu-orbital/" text:style-name="Internet_20_link" text:visited-style-name="Visited_20_Internet_20_Link">
Orbital Operation</text:a>
, appeared in response to the Questionnaire of Ukraine, aimed at equipping the participants with religious tapractical resources necessary to support the staff through the most complex operations - from severe loss and to mental health problems.</text:p>
      <text:p text:style-name="P4">
“For me, it was the biggest privilege to work with our Ukrainian partners to develop an understanding of chaplains in high -intensity. Together, we looked at the central place of moral component power and the role of chaplains in its observation and support. They were able to teach us the same way as we were able to teach them. The ability to provide pastoral care, spiritual support and moral leadership has made a critical capacity for Ukrainian commanders. These ten capealities responded to the call of their people; They are no longer just our international partners, they are our colleagues and friends. I pray that God bless, protect and direct them after returning to Ukraine, ”said Reverend Michael Parker.</text:p>
      <text:p text:style-name="P4">
Much of the program was devoted to chaplaincy in an operational context, while the participants supported the Ukrainian military, who are currently undergoing a willow training in Viltshire in the framework of training of Ukrainian recruits, which is being carried out by the United Kingdom.</text:p>
      <text:p text:style-name="P4">
News Source: <text:a xlink:type="simple" xlink:href="https://armyinform.com.ua/2023/06/05/ukrayinski-kapelany-projshly-dvotyzhnevi-navchannya-u-brytanskij-armiyi/" text:style-name="Internet_20_link" text:visited-style-name="Visited_20_Internet_20_Link">
https://armyinform.com.ua/2023/06/05/ukrayinski-kapelany-projshly-dvotyzhnevi-navchannya-u-brytanskij-armiyi/</text:a>
</text:p>
      <!--NEWS-->
      <text:h text:style-name="P10" text:outline-level="1">
<text:span text:style-name="T4">
Lithuania announced a new support package for Ukraine</text:span>
</text:h>
      <text:p text:style-name="P4">
Author: ['АРМІЯINFORM']</text:p>
      <text:p text:style-name="P4">
Time: 2023-06-05T51:00:00-04:00</text:p>
      <text:p text:style-name="P4">
Description: Ministra of the National Defense of Litvy Arvidas Anushauskas Vodimiv, Sho Lithuania Gotu Nov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3a73bb9a0126.jpeg" text:style-name="Internet_20_link" text:visited-style-name="Visited_20_Internet_20_Link">
63a73bb9a0126.jpeg</text:a>
']</text:p>
      <text:p text:style-name="P4">
Tags: ['ВІЙСЬКОВА ДОПОМОГА УКРАЇНІ', 'ЛИТВА']</text:p>
      <text:p text:style-name="P4">
Category: News</text:p>
      <!--METADATA-->
      <text:p text:style-name="P4">
<draw:frame draw:style-name="fr1" draw:name="Image247" text:anchor-type="as-char" svg:width="6.9236in" svg:height="4.32725in" draw:z-index="0">
<draw:image xlink:href="../Images/AРМІЯINFORM/2023-06-05T51-00-00-04-00/63a73bb9a0126.jpeg" xlink:type="simple" xlink:show="embed" xlink:actuate="onLoad" draw:mime-type="image/jpeg"/>
</draw:frame>
Lithuanian National Defense Minister Arvidas Anushauskas said Lithuania is being prepared by a new support for Ukraine.</text:p>
      <text:p text:style-name="P4">
He <text:a xlink:type="simple" xlink:href="https://twitter.com/a_anusauskas/status/1665293225165303809" text:style-name="Internet_20_link" text:visited-style-name="Visited_20_Internet_20_Link">
reported</text:a>
Twitter.</text:p>
      <text:p text:style-name="P4">
"Millions of units of ammunition, antirons ... Two weeks, after meeting, Ramstein, we will declare more information about supporting the fighting," the message goes.</text:p>
      <text:p text:style-name="P4">
Earlier, the First Deputy Minister of Defense of Ukraine Lieutenant General Oleksandrpavlyuk <text:a xlink:type="simple" xlink:href="https://armyinform.com.ua/2023/03/10/lytva-nadala-ukrayini-vijskovu-dopomogu-na-sumu-ponad-400-mln-yevro-oleksandr-pavlyuk/" text:style-name="Internet_20_link" text:visited-style-name="Visited_20_Internet_20_Link">
reported</text:a>
Already provided military assistance to Ukraine for more than 400 million euros.</text:p>
      <text:p text:style-name="P4">
News Source: <text:a xlink:type="simple" xlink:href="https://armyinform.com.ua/2023/06/05/lytva-anonsuvala-novyj-paket-pidtrymky-dlya-ukrayiny/" text:style-name="Internet_20_link" text:visited-style-name="Visited_20_Internet_20_Link">
https://armyinform.com.ua/2023/06/05/lytva-anonsuvala-novyj-paket-pidtrymky-dlya-ukrayiny/</text:a>
</text:p>
      <!--NEWS-->
      <text:h text:style-name="P10" text:outline-level="1">
<text:span text:style-name="T4">
"The keys to the Ukrainian sky are the keys to success, the keys to our victory" - Yuri Ignat</text:span>
</text:h>
      <text:p text:style-name="P4">
Author: ["Владислав Дем'яненко"]</text:p>
      <text:p text:style-name="P4">
Time: 2023-06-05T52:00:00-04:00</text:p>
      <text:p text:style-name="P4">
Description: - The heaven is not possible for the enemy at our Teritor, ni at TII, Yaku VIN NINI ... The war with Ukraine 2022, the war with Ukraine is the latest news today, the News War with Ukraine 2022 is the last for today, will there be a war between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248" text:anchor-type="as-char" svg:width="6.9236in" svg:height="4.61393in" draw:z-index="0">
<draw:image xlink:href="../Images/AРМІЯINFORM/2023-06-05T52-00-00-04-00/foto-2-zrk-sampt.jpg" xlink:type="simple" xlink:show="embed" xlink:actuate="onLoad" draw:mime-type="image/jpeg"/>
</draw:frame>
Illustrative photo. SAMP-T SHRC</text:p>
      <ul>
        <li>
It is impossible to give the enemy the sky either in our territory or on the one that Vinnya occupied, - said in live <text:a xlink:type="simple" xlink:href="https://www.youtube.com/watch" text:style-name="Internet_20_link" text:visited-style-name="Visited_20_Internet_20_Link">
Telemarhon</text:a>
Colonel Yuriy Ignat "only news" of the Armed Forces of Ukraine.</li>
      </ul>
      <text:p text:style-name="P4">
That is why, according to him, anti -aircraft missile systems that western partnerships will be intensified in Ukraine, and will ultimately replace the entire Soviet anti -aircraft missile weapons park.</text:p>
      <ul>
        <li>
It will take a long time, but it will happen, there is already a decision. It is different how to completely replace the modern systems of different radius, that is, the arid missile complexes of the average radius, a small radius of action, as well as the initial missile systems capable of affecting ballistic goals, - said the spokesman of the Air Forces of the Armed Forces of Ukraine.</li>
      </ul>
      <text:p text:style-name="P4">
He also noted that it is equally important to provide Ukraine with modern combat aircraft, which will be able to strengthen the Ukrainian air defense and support the Ukrainian military during certain defensive or offensive actions.</text:p>
      <ul>
        <li>
We have a key solution today. Just so no one is not aircraft, a political decision was needed, and it is. This continuous process of Ivin is sure to happen. We only want to accelerate it and attract more countries to this process, so that not only sufficient aircraft are provided to partners, but also a sufficient number of different weapons to them. I think we will gradually get everything we need today. Some rockets, bombs and winged rockets have already been adapted even to Soviet equipment, however, it does not work as effectively as it would be on Western fighters.</li>
      </ul>
      <text:p text:style-name="P4">
News Source: <text:a xlink:type="simple" xlink:href="https://armyinform.com.ua/2023/06/05/klyuchi-vid-ukrayinskogo-neba-cze-klyuchi-do-uspihu-klyuchi-do-nashoyi-peremogy-yurij-ignat/" text:style-name="Internet_20_link" text:visited-style-name="Visited_20_Internet_20_Link">
https://armyinform.com.ua/2023/06/05/klyuchi-vid-ukrayinskogo-neba-cze-klyuchi-do-uspihu-klyuchi-do-nashoyi-peremogy-yurij-ignat/</text:a>
</text:p>
      <!--NEWS-->
      <text:h text:style-name="P10" text:outline-level="1">
<text:span text:style-name="T4">
The Armed Forces warn: The enemy plans to disseminate false information about counter -offensive</text:span>
</text:h>
      <text:p text:style-name="P4">
Author: ['АРМІЯINFORM']</text:p>
      <text:p text:style-name="P4">
Time: 2023-06-05T53:00:00-04:00</text:p>
      <text:p text:style-name="P4">
Description: Rosіyskі Purapnikiyinі, Active of their izhormati-psychologiy Opeis, War with Ukraine 2022, War with Ukraine Latest News today, News War with Ukraine 2022 Last for Ukraine and Russia and when,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image-2.jpg" text:style-name="Internet_20_link" text:visited-style-name="Visited_20_Internet_20_Link">
image-2.jpg</text:a>
']</text:p>
      <text:p text:style-name="P4">
Tags: ['STOPRUSSIA', 'ВТОРГНЕННЯ РФ', 'РОСІЙСЬКІ ФЕЙКИ', 'УПРАВЛІННЯ СТРАТКОМУ']</text:p>
      <text:p text:style-name="P4">
Category: News</text:p>
      <!--METADATA-->
      <text:p text:style-name="P4">
<draw:frame draw:style-name="fr1" draw:name="Image249" text:anchor-type="as-char" svg:width="6.9236in" svg:height="3.894525in" draw:z-index="0">
<draw:image xlink:href="../Images/AРМІЯINFORM/2023-06-05T53-00-00-04-00/image-2.jpg" xlink:type="simple" xlink:show="embed" xlink:actuate="onLoad" draw:mime-type="image/jpeg"/>
</draw:frame>
Illustrative photo</text:p>
      <text:p text:style-name="P4">
Russian occupation troops activate their information and psychological operations in order to disperse fakes about counter-offensive on social networks. For this purpose, old photos and videos about lined equipment, dead and prisoners have already been prepared.</text:p>
      <text:p text:style-name="P4">
About it in <text:a xlink:type="simple" xlink:href="https://t.me/AFUStratCom/18278" text:style-name="Internet_20_link" text:visited-style-name="Visited_20_Internet_20_Link">
telegrams</text:a>
Informs the Department of Strategic Communications of the Armed Forces of Ukraine.</text:p>
      <text:p text:style-name="P4">
“On Russian telegrams and social networks, it is planned to strengthen the miserable information about unreliable information about the fighting of the Armed Forces of Ukraine. And their own forms. In order to demoralize Ukrainians and mislead the community(In particular, the population)Russian propagandists will disseminate information about the counter -offensive, its directions and losses of Ukrainian. Even if there is no counter -offensive. For this purpose, old videos are prepared photos that show the trimmed equipment, dead and captives. And also other financial materials, ”the message reads.</text:p>
      <text:p text:style-name="P4">
<text:span text:style-name="T4">
 Relevant information can only be obtained in the operational erection of the Armed Forces Heline General Headquarters, Strategic Communications Structures and from the defined defense and Armed Forces of Ukraine. </text:span>
 **</text:p>
      <text:p text:style-name="P4">
We remind, according to the Deputy Minister of Defense of Ukraine <text:a xlink:type="simple" xlink:href="https://armyinform.com.ua/2023/06/04/plany-lyublyat-tyshu-minoborony-ne-ogoloshuvatyme-pro-pochatok-kontrnastupu/" text:style-name="Internet_20_link" text:visited-style-name="Visited_20_Internet_20_Link">
Hannimar</text:a>
, there will be no announcement of the start of the contrast.</text:p>
      <text:p text:style-name="P4">
“Plans love silence. There will be no announcement, ”she said.</text:p>
      <text:p text:style-name="P4">
News Source: <text:a xlink:type="simple" xlink:href="https://armyinform.com.ua/2023/06/05/zsu-poperedzhayut-vorog-planuye-poshyryuvaty-nedostovirnu-informacziyu-pro-kontrnastup/" text:style-name="Internet_20_link" text:visited-style-name="Visited_20_Internet_20_Link">
https://armyinform.com.ua/2023/06/05/zsu-poperedzhayut-vorog-planuye-poshyryuvaty-nedostovirnu-informacziyu-pro-kontrnastup/</text:a>
</text:p>
      <!--NEWS-->
      <text:h text:style-name="P10" text:outline-level="1">
<text:span text:style-name="T4">
Aviation and 72 Explosive items neutralized pyrotechnics per day</text:span>
</text:h>
      <text:p text:style-name="P4">
Author: ['АРМІЯINFORM']</text:p>
      <text:p text:style-name="P4">
Time: 2023-06-05T54: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6/b82ed345-8528-4c93-8f5a-7d6387999da7.jpg" text:style-name="Internet_20_link" text:visited-style-name="Visited_20_Internet_20_Link">
b82ed345-8528-4c93-8f5a-7d6387999da7.jpg</text:a>
']</text:p>
      <text:p text:style-name="P4">
Tags: ['АГРЕСІЯ РФ', 'ВТОРГНЕННЯ РФ', 'ДСНС УКРАЇНИ', 'РОЗМІНУВАННЯ']</text:p>
      <text:p text:style-name="P4">
Category: News</text:p>
      <!--METADATA-->
      <text:p text:style-name="P4">
<draw:frame draw:style-name="fr1" draw:name="Image250" text:anchor-type="as-char" svg:width="6.9236in" svg:height="3.89773in" draw:z-index="0">
<draw:image xlink:href="../Images/AРМІЯINFORM/2023-06-05T54-00-00-04-00/rozminuvannya.jpg" xlink:type="simple" xlink:show="embed" xlink:actuate="onLoad" draw:mime-type="image/jpeg"/>
</draw:frame>
Illustrative photo</text:p>
      <text:p text:style-name="P4">
During the last day, the pyrotechnic units of the State Service of Ukraine of Uncertain Situations <text:span text:style-name="T4">
 34 times </text:span>
 were involved in the completion of the tasks.</text:p>
      <text:p text:style-name="P4">
About it <text:a xlink:type="simple" xlink:href="https://dsns.gov.ua/uk/news/nadzvicaini-podiyi/operativna-informaciia-shhodo-roboti-pirotexnicnix-pidrozdiliv-dsns-ukrayini-63" text:style-name="Internet_20_link" text:visited-style-name="Visited_20_Internet_20_Link">
reports</text:a>
SESU of Ukraine.</text:p>
      <text:p text:style-name="P4">
Pyrotechnical units revealed, seized and disposed of <text:span text:style-name="T4">
 72 exclusive objects </text:span>
, including 1 aviation bomb. The territory of 3,74 hectares was examined.</text:p>
      <text:p text:style-name="P4">
Most often pyrotechnic units worked: in the Kharkiv region 18 822 times, Kyiv region - 7 864, Donetsk region - 5 652, Mykolaiv region - 5 064, Kherson region - 5 312, Chernihiv region - 4 664, Sumy - 2 138, Cherkasy region - 1 111.</text:p>
      <text:p text:style-name="P4">
In total, since the beginning of a large -scale military invasion of the Russian Federation of Ukraine, 396 484 explosive objects and 2 891 kg of explosive substances, in particular 2 975 aviation bombs, have been disposed of. About 88 thousand 399 hectares were surveyed.</text:p>
      <text:p text:style-name="P4">
<draw:frame draw:style-name="fr1" draw:name="Image251" text:anchor-type="as-char" svg:width="6.9236in" svg:height="8.6545in" draw:z-index="0">
<draw:image xlink:href="../Images/AРМІЯINFORM/2023-06-05T54-00-00-04-00/b82ed345-8528-4c93-8f5a-7d6387999da7.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5/aviabombu-i-72-vybuhonebezpechnyh-predmety-zneshkodyly-pirotehniky-za-dobu/" text:style-name="Internet_20_link" text:visited-style-name="Visited_20_Internet_20_Link">
https://armyinform.com.ua/2023/06/05/aviabombu-i-72-vybuhonebezpechnyh-predmety-zneshkodyly-pirotehniky-za-dobu/</text:a>
</text:p>
      <!--NEWS-->
      <text:h text:style-name="P10" text:outline-level="1">
<text:span text:style-name="T4">
Secret Project Black Box caused the enemy losses of over $ 700 million</text:span>
</text:h>
      <text:p text:style-name="P4">
Author: ['АРМІЯINFORM']</text:p>
      <text:p text:style-name="P4">
Time: 2023-06-05T55:00:00-04:00</text:p>
      <text:p text:style-name="P4">
Description: Tamny Pro, the head management of the Rosvіki of the Mini -Construction of the Defense of Ukraine (GUR MOU) Black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05-bb.jpg" text:style-name="Internet_20_link" text:visited-style-name="Visited_20_Internet_20_Link">
20230605-bb.jpg</text:a>
']</text:p>
      <text:p text:style-name="P4">
Tags: ['АГРЕСІЯ РФ', 'ВТОРГНЕННЯ РФ', 'ГУР МОУ', 'ПРОЄКТ «BLACK BOX»']</text:p>
      <text:p text:style-name="P4">
Category: News</text:p>
      <!--METADATA-->
      <text:p text:style-name="P4">
<draw:frame draw:style-name="fr1" draw:name="Image252" text:anchor-type="as-char" svg:width="6.9236in" svg:height="3.894525in" draw:z-index="0">
<draw:image xlink:href="../Images/AРМІЯINFORM/2023-06-05T55-00-00-04-00/20230605-bb.jpg" xlink:type="simple" xlink:show="embed" xlink:actuate="onLoad" draw:mime-type="image/jpeg"/>
</draw:frame>
The secret project of the Main Directorate of Intelligence of the Ministry of Defense of Ukraine(Gurmou)The Black Box has caused more than $ 700 million in the last month. The results of the Black Box work can be seen on many occupants.</text:p>
      <text:p text:style-name="P4">
About it <text:a xlink:type="simple" xlink:href="https://gur.gov.ua/content/black-box-vzhe-zavdav-vorohovi-zbytkiv-na-ponad-700-milioniv.html" text:style-name="Internet_20_link" text:visited-style-name="Visited_20_Internet_20_Link">
reports</text:a>
GUR MOU.</text:p>
      <text:p text:style-name="P4">
During April-May 2023, the results of the project could be observed in logistics centers, transport units, in places of accumulation of military equipment and living power and for other purposes.</text:p>
      <text:p text:style-name="P4">
As explained by GUR MOU Major General Cyril Budanov, it is only part of the information about the Black Box, which can now be published: “More than 700 million donrs are our next contribution to reducing the offensive potential of the enemy army, demoralization .</text:p>
      <text:p text:style-name="P4">
<text:span text:style-name="T4">
 Black Box </text:span>
 is a joint secret project of the Main Directorate of the Intelligence of the Defense of Ukraine, the Competent Assistance Fund of the Army "Back" and blogger Igor Lachenko.</text:p>
      <text:p text:style-name="P4">
It should be reminded that last year, at the request of the Main Directorate of the MOU, the "return alive" Foundation with blogger Igor Lachenkov collected 230 million UAH for the secret project of the Black Box, which is the scale of the previous, Taxamo secret initiative with "Return Living", totaling 40 million.</text:p>
      <text:p text:style-name="P4">
Since the beginning of 2023, more than 270 million UAH has been accumulated as part of the project. This made it possible to cause significant damage to the enemy's defensive sector to tric about the number of troops, which were to replenish the occupation contingent.</text:p>
      <text:p text:style-name="P4">
News Source: <text:a xlink:type="simple" xlink:href="https://armyinform.com.ua/2023/06/05/tayemnyj-proyekt-gur-black-box-zavdav-vorogovi-zbytkiv-na-ponad-700-miljoniv/" text:style-name="Internet_20_link" text:visited-style-name="Visited_20_Internet_20_Link">
https://armyinform.com.ua/2023/06/05/tayemnyj-proyekt-gur-black-box-zavdav-vorogovi-zbytkiv-na-ponad-700-miljoniv/</text:a>
</text:p>
      <!--NEWS-->
      <text:h text:style-name="P10" text:outline-level="1">
<text:span text:style-name="T4">
134 settlements fired Rosarmia for the past day</text:span>
</text:h>
      <text:p text:style-name="P4">
Author: ['АРМІЯINFORM']</text:p>
      <text:p text:style-name="P4">
Time: 2023-06-05T56: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470050140820719516_y.jpg" text:style-name="Internet_20_link" text:visited-style-name="Visited_20_Internet_20_Link">
photo_5470050140820719516_y.jpg</text:a>
']</text:p>
      <text:p text:style-name="P4">
Tags: ['STOPRUSSIA', 'АГРЕСІЯ РФ', 'ВТОРГНЕННЯ РФ', 'ХАРКІВСЬКИЙ ТРИБУНАЛ']</text:p>
      <text:p text:style-name="P4">
Category: News</text:p>
      <!--METADATA-->
      <text:p text:style-name="P4">
<draw:frame draw:style-name="fr1" draw:name="Image253" text:anchor-type="as-char" svg:width="6.9236in" svg:height="4.523786in" draw:z-index="0">
<draw:image xlink:href="../Images/AРМІЯINFORM/2023-06-05T56-00-00-04-00/photo_5470050140820719516_y.jpg" xlink:type="simple" xlink:show="embed" xlink:actuate="onLoad" draw:mime-type="image/jpeg"/>
</draw:frame>
During the last day, Russian troops fired at the territory of 9 regions of Ukraine.</text:p>
      <text:p text:style-name="P4">
About it <text:a xlink:type="simple" xlink:href="https://t.me/militarymediacenter/2134" text:style-name="Internet_20_link" text:visited-style-name="Visited_20_Internet_20_Link">
reports</text:a>
Military Mediacenter.</text:p>
      <text:p text:style-name="P4">
From different types of weapons(mortars, tanks, artillery, RSZV, SCR, UAV, tactical aviation)134 settlements and 90 civilians of infrastructure were fired.</text:p>
      <text:p text:style-name="P4">
There are killed and injured among civilians, the number of victims is clarified.</text:p>
      <text:p text:style-name="P4">
News Source: <text:a xlink:type="simple" xlink:href="https://armyinform.com.ua/2023/06/05/134-naselenyh-punkty-obstrilyala-rosarmiya-za-mynulu-dobu-2/" text:style-name="Internet_20_link" text:visited-style-name="Visited_20_Internet_20_Link">
https://armyinform.com.ua/2023/06/05/134-naselenyh-punkty-obstrilyala-rosarmiya-za-mynulu-dobu-2/</text:a>
</text:p>
      <!--NEWS-->
      <text:h text:style-name="P10" text:outline-level="1">
<text:span text:style-name="T4">
Life imprisonment is threatened by FSB agents who have been spying on "decision -making centers" in the regions of Ukraine</text:span>
</text:h>
      <text:p text:style-name="P4">
Author: ['АРМІЯINFORM']</text:p>
      <text:p text:style-name="P4">
Time: 2023-06-05T57:00:00-04:00</text:p>
      <text:p text:style-name="P4">
Description: Zneshkojeno “Legend” by the Cruary of the FSB agent, Yaki were spying on “centers of the RISHSHENS of RISHEN” ... War with Ukraine 2022, war with Ukraine Latest news today, News War with Ukraine 2022 are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2022-09-12-koryguvalnyka-vognyu-po-pozycziyah-zsu-zasudzheno-do-15-rokiv.png" text:style-name="Internet_20_link" text:visited-style-name="Visited_20_Internet_20_Link">
2022-09-12-koryguvalnyka-vognyu-po-pozycziyah-zsu-zasudzheno-do-15-rokiv.png</text:a>
']</text:p>
      <text:p text:style-name="P4">
Tags: ['АГЕНТ РФ', 'СБУ']</text:p>
      <text:p text:style-name="P4">
Category: News</text:p>
      <!--METADATA-->
      <text:p text:style-name="P4">
<draw:frame draw:style-name="fr1" draw:name="Image254" text:anchor-type="as-char" svg:width="6.9236in" svg:height="3.606042in" draw:z-index="0">
<draw:image xlink:href="../Images/AРМІЯINFORM/2023-06-05T57-00-00-04-00/2022-09-12-koryguvalnyka-vognyu-po-pozycziyah-zsu-zasudzheno-do-15-rokiv.png" xlink:type="simple" xlink:show="embed" xlink:actuate="onLoad" draw:mime-type="image/png"/>
</draw:frame>
The "legend" group of FSB agents, who spied on "decision -making" in three regions of Ukraine, was disposed of and the identity of their Russian "curator" was installed.</text:p>
      <text:p text:style-name="P4">
About it <text:a xlink:type="simple" xlink:href="https://ssu.gov.ua/novyny/sbu-zneshkodyla-lehendovanu-hrupu-ahentiv-fsb-yaki-shpyhuvaly-za-tsentramy-pryiniattia-rishen-u-trokh-rehionakh-ukrainy" text:style-name="Internet_20_link" text:visited-style-name="Visited_20_Internet_20_Link">
reports</text:a>
Security Service of Ukraine.</text:p>
      <text:p text:style-name="P4">
The attackers gathered intelligence on locations, weapons and personnel of siloboron in the central and southern part of Ukraine. For each task completed Russian agents received from the aggressor up to $ 550. on your own cards. Sumailed from the urgency and quality of the work done.</text:p>
      <text:p text:style-name="P4">
Yes, <text:span text:style-name="T4">
 in Vinnytsia region </text:span>
 a local resident was detained who tried to determine the coordinates of the Air Force Command Headquarters and National Guard units.</text:p>
      <text:p text:style-name="P4">
<text:span text:style-name="T4">
 In the Dnipropetrovsk region </text:span>
 the FSB agent with the thunder was exposed. Another its task was to obtain evacuation plans and schemes of buildings of local defense forces, including the SBU.</text:p>
      <text:p text:style-name="P4">
<text:span text:style-name="T4">
 In Odessa </text:span>
 a participant of the Russian agent network was detained, which was released by panel for movement through the city in the curfew and for checkpoints.</text:p>
      <text:p text:style-name="P4">
He also had to identify the GPS coordinates of military sites in the regional center. To do this, he went around the terrain and made special labels with electronic maps.</text:p>
      <text:p text:style-name="P4">
The SBU noted that the traitors are now in custody. They are threatened with adventurous imprisonment.</text:p>
      <text:p text:style-name="P4">
News Source: <text:a xlink:type="simple" xlink:href="https://armyinform.com.ua/2023/06/05/dovichne-uvyaznennya-zagrozhuye-agentam-fsb-yaki-shpyguvaly-za-czentramy-pryjnyattya-rishen-u-regionah-ukrayiny/" text:style-name="Internet_20_link" text:visited-style-name="Visited_20_Internet_20_Link">
https://armyinform.com.ua/2023/06/05/dovichne-uvyaznennya-zagrozhuye-agentam-fsb-yaki-shpyguvaly-za-czentramy-pryjnyattya-rishen-u-regionah-ukrayiny/</text:a>
</text:p>
      <!--NEWS-->
      <text:h text:style-name="P10" text:outline-level="1">
<text:span text:style-name="T4">
The occupiers have increased the number of rocket carriers in the Black Sea, total volley - 8 "calibers"</text:span>
</text:h>
      <text:p text:style-name="P4">
Author: ['АРМІЯINFORM']</text:p>
      <text:p text:style-name="P4">
Time: 2023-06-05T58:00:00-04:00</text:p>
      <text:p text:style-name="P4">
Description: Rosiyski Vіsyska Zbilshili Kilkiy Ugroopannni at China Morin up to six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391c8be7dec-screenshot_5.jpg.webp" text:style-name="Internet_20_link" text:visited-style-name="Visited_20_Internet_20_Link">
64391c8be7dec-screenshot_5.jpg.webp</text:a>
']</text:p>
      <text:p text:style-name="P4">
Tags: ['ВМС ЗС УКРАЇНИ', 'РАКЕТИ «КАЛІБР»', 'ЧОРНЕ МОРЕ']</text:p>
      <text:p text:style-name="P4">
Category: News</text:p>
      <!--METADATA-->
      <text:p text:style-name="P4">
<draw:frame draw:style-name="fr1" draw:name="Image255" text:anchor-type="as-char" svg:width="6.9236in" svg:height="4.016945in" draw:z-index="0">
<draw:image xlink:href="../ConvertedIMGs/AРМІЯINFORM/2023-06-05T58-00-00-04-00/64391c8be7dec-screenshot_5.jpg.png" xlink:type="simple" xlink:show="embed" xlink:actuate="onLoad" draw:mime-type="image/png"/>
</draw:frame>
Russian troops have increased the number of ship groups in Black Morido six units, among them one rocket carrier with a total volley to an octagorrack "Caliber".</text:p>
      <text:p text:style-name="P4">
About it <text:a xlink:type="simple" xlink:href="https://t.me/ukrainian_navy/3271" text:style-name="Internet_20_link" text:visited-style-name="Visited_20_Internet_20_Link">
reports</text:a>
The press service of the Navy of the Armed Forces.</text:p>
      <text:p text:style-name="P4">
There is one enemy ship in the Sea of Azov.</text:p>
      <text:p text:style-name="P4">
In the Mediterranean, the enemy started all rocket launchers from the Black Sea to points.</text:p>
      <text:p text:style-name="P4">
During the day in the interests of the Russian Federation the passage of the Kerch-Yenikhal Strait made:</text:p>
      <ul>
        <li>
to the Azov Sea - 33 vessels, 9 of them moved from the Bosphorus Strait; * To the Black Sea - 21 ships, 4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6/05/okupanty-zbilshyly-kilkist-raketonosiyiv-u-chornomu-mori-zagalnyj-zalp-8-kalibriv/" text:style-name="Internet_20_link" text:visited-style-name="Visited_20_Internet_20_Link">
https://armyinform.com.ua/2023/06/05/okupanty-zbilshyly-kilkist-raketonosiyiv-u-chornomu-mori-zagalnyj-zalp-8-kalibriv/</text:a>
</text:p>
      <!--NEWS-->
      <text:h text:style-name="P10" text:outline-level="1">
<text:span text:style-name="T4">
In a day more than 60 times rescuers went to eliminate the consequences of enemy shelling</text:span>
</text:h>
      <text:p text:style-name="P4">
Author: ['АРМІЯINFORM']</text:p>
      <text:p text:style-name="P4">
Time: 2023-06-05T59:00:00-04:00</text:p>
      <text:p text:style-name="P4">
Description: The long -term service of the Ukrainian sino of Oskvichy, the war with Ukraine 2022, the war with Ukraine, the latest news today, the news with Ukraine 2022, the last ones for today, will there be a war between Ukraine and Russia and when,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1/ryatuvalnyky.jpg" text:style-name="Internet_20_link" text:visited-style-name="Visited_20_Internet_20_Link">
ryatuvalnyky.jpg</text:a>
']</text:p>
      <text:p text:style-name="P4">
Tags: ['ДСНС УКРАЇНИ', 'ЛІКВІДАЦІЯ НАСЛІДКІВ ВОРОЖИХ ОБСТРІЛІВ', 'РЯТУВАЛЬНИКИ']</text:p>
      <text:p text:style-name="P4">
Category: News</text:p>
      <!--METADATA-->
      <text:p text:style-name="P4">
<draw:frame draw:style-name="fr1" draw:name="Image256" text:anchor-type="as-char" svg:width="6.9236in" svg:height="3.894525in" draw:z-index="0">
<draw:image xlink:href="../Images/AРМІЯINFORM/2023-06-05T59-00-00-04-00/ryatuvalnyky.jpg" xlink:type="simple" xlink:show="embed" xlink:actuate="onLoad" draw:mime-type="image/jpeg"/>
</draw:frame>
During the last day, the State Service of Ukraine for Extraordinary Situation made 68 trips to eliminate the consequences of shelling by occupiers and infrastructure.</text:p>
      <text:p text:style-name="P4">
About it <text:a xlink:type="simple" xlink:href="https://dsns.gov.ua/uk/news/nadzvicaini-podiyi/operativna-informaciia-dsns-shhodo-naslidkiv-vedennia-boiovix-dii-rosiiskoiu-federacijeiu-178" text:style-name="Internet_20_link" text:visited-style-name="Visited_20_Internet_20_Link">
reports</text:a>
SES of Ukraine.</text:p>
      <text:p text:style-name="P4">
10 fires were eliminated. Psychological assistance was provided to 288 people.</text:p>
      <text:p text:style-name="P4">
Since the beginning of large -scale aggression of Russia, the units of the SES of Ukraine made 97 878 trips to eliminate the consequences of shelling, 14,811 fires have been liquidated, 4 106 persons were rescued, 217 066 were provided psychological assistance.</text:p>
      <text:p text:style-name="P4">
News Source: <text:a xlink:type="simple" xlink:href="https://armyinform.com.ua/2023/06/05/za-dobu-ponad-60-raziv-ryatuvalnyky-vyyizhdzhaly-na-likvidacziyu-naslidkiv-vorozhyh-obstriliv/" text:style-name="Internet_20_link" text:visited-style-name="Visited_20_Internet_20_Link">
https://armyinform.com.ua/2023/06/05/za-dobu-ponad-60-raziv-ryatuvalnyky-vyyizhdzhaly-na-likvidacziyu-naslidkiv-vorozhyh-obstriliv/</text:a>
</text:p>
      <!--NEWS-->
      <text:h text:style-name="P10" text:outline-level="1">
<text:span text:style-name="T4">
Lithuanian Lithuanian Navy began large -scale exercises "Storm Blow - 2023"</text:span>
</text:h>
      <text:p text:style-name="P4">
Author: ['АРМІЯINFORM']</text:p>
      <text:p text:style-name="P4">
Time: 2023-06-05T60:00:00-04:00</text:p>
      <text:p text:style-name="P4">
Description: Sogodnі, 5 wormes, vіsyskovo-Morskі STI LITTIA STILLIA ROSCHALY NUIBILSHI in 2023 Rotsі ... War with Ukraine 2022, War with Ukraine Latest News today,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resize_828x826_d1_asoc-foto.jpg" text:style-name="Internet_20_link" text:visited-style-name="Visited_20_Internet_20_Link">
resize_828x826_d1_asoc-foto.jpg</text:a>
']</text:p>
      <text:p text:style-name="P4">
Tags: ['ВІЙСЬКОВІ НАВЧАННЯ', 'ВМС ЗС ЛИТВИ', 'ШТОРМОВИЙ УДАР–2023']</text:p>
      <text:p text:style-name="P4">
Category: News</text:p>
      <!--METADATA-->
      <text:p text:style-name="P4">
<draw:frame draw:style-name="fr1" draw:name="Image257" text:anchor-type="as-char" svg:width="6.9236in" svg:height="4.615733in" draw:z-index="0">
<draw:image xlink:href="../Images/AРМІЯINFORM/2023-06-05T60-00-00-04-00/resize_828x826_d1_asoc-foto.jpg" xlink:type="simple" xlink:show="embed" xlink:actuate="onLoad" draw:mime-type="image/jpeg"/>
</draw:frame>
Today, on June 5, the naval forces of the Armed Forces of Lithuania began the largest in 2023 studies of "Storm UDA-2023". They will last until June 11.</text:p>
      <text:p text:style-name="P4">
About it <text:a xlink:type="simple" xlink:href="https://kariuomene.lt/kas-mes-esame/naujienos/karines-juru-pajegos-vykdys-didziausias-metu-pratybas-audros-smugis-2023/25365" text:style-name="Internet_20_link" text:visited-style-name="Visited_20_Internet_20_Link">
reports</text:a>
The Lithuanian Armed Forces press service.</text:p>
      <text:p text:style-name="P4">
The training will be held in the Baltic Sea, in the area of the port of Klaipedi, the Nazur spit, on the Beach of the Negirset. They will also be partly linked to NATO's Family International Trades in the Baltops 23 Baltic Sea.</text:p>
      <text:p text:style-name="P4">
The exercises will be attended by servicemen of the Lithuanian army and allies of Zitaly, Poland, Portugal, Romania with ships, aviation and other military equipment. The exercises will also be attended by members of the Lithuanian Association of Sarbs, representatives of the State Border Protection Service of the country, the Department of Mobilization and Civil Resistance and the Klaipeda State Navalport Directorate.</text:p>
      <text:p text:style-name="P4">
In the course of the exercises, the main attention will be paid to mine action, interception operations at sea, the fight against asymmetrical, air, surface and submarine threats, landing operations, as well as the protection and defense of ports.</text:p>
      <text:p text:style-name="P4">
“The purpose of the exercises is to enable the units involved in the training, to conduct training in closed and shallow conditions, to execute training and to avoid incidents. The training should also strengthen the interaction of the units involved in the training, increasing the ability to respond jointly to security challenges, counteract threats, strengthen interaction with military and civilian partners at a tactical level, ”the message reads.</text:p>
      <text:p text:style-name="P4">
News Source: <text:a xlink:type="simple" xlink:href="https://armyinform.com.ua/2023/06/05/u-vms-zs-lytvy-rozpochalys-masshtabni-navchannya-shtormovyj-udar-2023/" text:style-name="Internet_20_link" text:visited-style-name="Visited_20_Internet_20_Link">
https://armyinform.com.ua/2023/06/05/u-vms-zs-lytvy-rozpochalys-masshtabni-navchannya-shtormovyj-udar-2023/</text:a>
</text:p>
      <!--NEWS-->
      <text:h text:style-name="P10" text:outline-level="1">
<text:span text:style-name="T4">
Alexei Reznikov thanked the participants of the Shangri-La Dialogue for the Future Movement without tyranny and genocide</text:span>
</text:h>
      <text:p text:style-name="P4">
Author: ['АРМІЯINFORM']</text:p>
      <text:p text:style-name="P4">
Time: 2023-06-05T61:00:00-04:00</text:p>
      <text:p text:style-name="P4">
Description: Ministra of the defense of Ukraine Oleksiy Reznikov on the fields of the non-lappers forum “DIALOGA SHANGRI-LA” U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xms3qhwyaavrfn-1536x1152-1.jpg" text:style-name="Internet_20_link" text:visited-style-name="Visited_20_Internet_20_Link">
fxms3qhwyaavrfn-1536x1152-1.jpg</text:a>
']</text:p>
      <text:p text:style-name="P4">
Tags: ['БЕЗПЕКОВИЙ ФОРУМ', 'ОЛЕКСІЙ РЕЗНІКОВ', 'ОФІЦІЙНО', 'ШАНГРІ-ЛА']</text:p>
      <text:p text:style-name="P4">
Category: News</text:p>
      <!--METADATA-->
      <text:p text:style-name="P4">
<draw:frame draw:style-name="fr1" draw:name="Image258" text:anchor-type="as-char" svg:width="6.9236in" svg:height="5.1927in" draw:z-index="0">
<draw:image xlink:href="../Images/AРМІЯINFORM/2023-06-05T61-00-00-04-00/fxms3qhwyaavrfn-1536x1152-1.jpg" xlink:type="simple" xlink:show="embed" xlink:actuate="onLoad" draw:mime-type="image/jpeg"/>
</draw:frame>
The Minister of Defense of Ukraine Oleksiy Reznikov in the fields of the Dialogsangri La Security Forum in Singapore thanked the International Institute of Strategic Research and his CEO John Chipmen for the performance.</text:p>
      <text:p text:style-name="P4">
The head of the Defense Ministry of Ukraine [wrote] about it(https://twitter.com/oleksiireznikov/status/1665636378066001922?cxt=HHwWhIC9-b_dw50uAAAA)In Twitter.</text:p>
      <text:p text:style-name="P4">
“Freedom and security are not free. We all have to work together to build a better future that will not have a place of tyranny and genocide. Ukrainian. Every day, ”Alexei Reznikov said.</text:p>
      <text:p text:style-name="P4">
Recall that in Singapore <text:a xlink:type="simple" xlink:href="https://armyinform.com.ua/2023/06/02/oleksij-reznikov-prybuv-do-singapuru-na-bezpekovyj-forum-dialog-shangri-la-ta-proviv-nyzku-zustrichej/" text:style-name="Internet_20_link" text:visited-style-name="Visited_20_Internet_20_Link">
took place</text:a>
The Shanngry Dialogue-La Dialogue Forum, which was attended by the head of Ukraine's defense identity Alexei Reznikov.</text:p>
      <text:p text:style-name="P4">
News Source: <text:a xlink:type="simple" xlink:href="https://armyinform.com.ua/2023/06/05/oleksij-reznikov-podyakuvav-uchasnykam-dialog-shangri-la-za-ruh-u-majbutnye-bez-tyraniyi-ta-genoczydu/" text:style-name="Internet_20_link" text:visited-style-name="Visited_20_Internet_20_Link">
https://armyinform.com.ua/2023/06/05/oleksij-reznikov-podyakuvav-uchasnykam-dialog-shangri-la-za-ruh-u-majbutnye-bez-tyraniyi-ta-genoczydu/</text:a>
</text:p>
      <!--NEWS-->
      <text:h text:style-name="P10" text:outline-level="1">
<text:span text:style-name="T4">
More than two thousand children were forcibly deported to Belarus</text:span>
</text:h>
      <text:p text:style-name="P4">
Author: ['АРМІЯINFORM']</text:p>
      <text:p text:style-name="P4">
Time: 2023-06-05T62:00:00-04:00</text:p>
      <text:p text:style-name="P4">
Description: Behind the Dani of the Bilorusky Folk Anti -Crisis Directorate, Minoi Rock on Terito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391c8be7dec-screenshot_5.jpg-1.webp" text:style-name="Internet_20_link" text:visited-style-name="Visited_20_Internet_20_Link">
64391c8be7dec-screenshot_5.jpg-1.webp</text:a>
']</text:p>
      <text:p text:style-name="P4">
Tags: ['БІЛОРУСЬ', 'ДЕПОРТАЦІЯ УКРАЇНСЬКИХ ДІТЕЙ', 'МІНРЕІНТЕГРАЦІЇ', 'НЕЗАКОННА ДЕПОРТАЦІЯ']</text:p>
      <text:p text:style-name="P4">
Category: News</text:p>
      <!--METADATA-->
      <text:p text:style-name="P4">
<draw:frame draw:style-name="fr1" draw:name="Image259" text:anchor-type="as-char" svg:width="6.9236in" svg:height="4.016945in" draw:z-index="0">
<draw:image xlink:href="../ConvertedIMGs/AРМІЯINFORM/2023-06-05T62-00-00-04-00/64391c8be7dec-screenshot_5.jpg-1.png" xlink:type="simple" xlink:show="embed" xlink:actuate="onLoad" draw:mime-type="image/png"/>
</draw:frame>
According to Belarusian People's Anti -crisis, 1,150 Ukrainian children have been deported by the Belarus's suityraerator, since the beginning of this year - a thousand. A total of at least 2150 deported children are known.</text:p>
      <text:p text:style-name="P4">
About it <text:a xlink:type="simple" xlink:href="https://t.me/minre_ua/3487" text:style-name="Internet_20_link" text:visited-style-name="Visited_20_Internet_20_Link">
reports</text:a>
Ministry of Reintegration.</text:p>
      <text:p text:style-name="P4">
There are four places of Ukrainian children - three in the Minsk region - in Gomel. The movement of children from the occupied Donetsk region is due to the Dolphin Foundation and the Belarusian Fund of Alexei Talai.</text:p>
      <text:p text:style-name="P4">
The Ministry of Reintegration noted that the representatives of the organization had passed the material investigation to the Ukrainian Prosecutor's Office, and also introduced them to the European Parliament and the Council of Europe.</text:p>
      <text:p text:style-name="P4">
Earlier the President of Ukraine <text:a xlink:type="simple" xlink:href="https://armyinform.com.ua/2023/04/27/prodovzhymo-praczyuvaty-dlya-povernennya-vsih-deportovanyh-ukrayinskyh-ditej-i-dlya-pokarannya-rosiyi-zvernennya-prezydenta-ukrayiny/" text:style-name="Internet_20_link" text:visited-style-name="Visited_20_Internet_20_Link">
declared</text:a>
that Ukraine is constantly working to return all deported Ukrainian children.</text:p>
      <text:p text:style-name="P4">
News Source: <text:a xlink:type="simple" xlink:href="https://armyinform.com.ua/2023/06/05/do-bilorusi-prymusovo-deportuvaly-ponad-dvi-tysyachi-ditej/" text:style-name="Internet_20_link" text:visited-style-name="Visited_20_Internet_20_Link">
https://armyinform.com.ua/2023/06/05/do-bilorusi-prymusovo-deportuvaly-ponad-dvi-tysyachi-ditej/</text:a>
</text:p>
      <!--NEWS-->
      <text:h text:style-name="P10" text:outline-level="1">
<text:span text:style-name="T4">
Any attack of Russian terrorists should end with a failure for them-President of Ukraine</text:span>
</text:h>
      <text:p text:style-name="P4">
Author: ['АРМІЯINFORM']</text:p>
      <text:p text:style-name="P4">
Time: 2023-06-05T63:00:00-04:00</text:p>
      <text:p text:style-name="P4">
Description: Ukrainian President Volodymyr Zelensky, Sho Rosiyki Teror Maj Prograva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472123304354632100_y.jpg" text:style-name="Internet_20_link" text:visited-style-name="Visited_20_Internet_20_Link">
photo_5472123304354632100_y.jpg</text:a>
', '<text:a xlink:type="simple" xlink:href="https://armyinform.com.ua/wp-content/uploads/2023/06/photo_5472123304354632096_y-150x150.jpg" text:style-name="Internet_20_link" text:visited-style-name="Visited_20_Internet_20_Link">
photo_5472123304354632096_y-150x150.jpg</text:a>
', '<text:a xlink:type="simple" xlink:href="https://armyinform.com.ua/wp-content/uploads/2023/06/photo_5472123304354632098_y-150x150.jpg" text:style-name="Internet_20_link" text:visited-style-name="Visited_20_Internet_20_Link">
photo_5472123304354632098_y-150x150.jpg</text:a>
', '<text:a xlink:type="simple" xlink:href="https://armyinform.com.ua/wp-content/uploads/2023/06/photo_5472123304354632102_y-150x150.jpg" text:style-name="Internet_20_link" text:visited-style-name="Visited_20_Internet_20_Link">
photo_5472123304354632102_y-150x150.jpg</text:a>
', '<text:a xlink:type="simple" xlink:href="https://armyinform.com.ua/wp-content/uploads/2023/06/photo_5472123304354632104_y-150x150.jpg" text:style-name="Internet_20_link" text:visited-style-name="Visited_20_Internet_20_Link">
photo_5472123304354632104_y-150x150.jpg</text:a>
']</text:p>
      <text:p text:style-name="P4">
Tags: ['ДЕРЖАВА ТЕРОРИСТ', 'ПРЕЗИДЕНТ УКРАЇНИ']</text:p>
      <text:p text:style-name="P4">
Category: News</text:p>
      <!--METADATA-->
      <text:p text:style-name="P4">
<draw:frame draw:style-name="fr1" draw:name="Image260" text:anchor-type="as-char" svg:width="6.9236in" svg:height="4.628555in" draw:z-index="0">
<draw:image xlink:href="../Images/AРМІЯINFORM/2023-06-05T63-00-00-04-00/photo_5472123304354632100_y.jpg" xlink:type="simple" xlink:show="embed" xlink:actuate="onLoad" draw:mime-type="image/jpeg"/>
</draw:frame>
President of Ukraine Volodymyr Zelensky is convinced that Russian terror should play daily and every night in each of our region, in the sky of every Ukrainian city and village.</text:p>
      <text:p text:style-name="P4">
The head of state [wrote] about it(https://t.me/V_Zelenskiy_official/6474)I can have a telegram.</text:p>
      <text:p text:style-name="P4">
"When any attack of Russian terrorists will end with the failure of terrorists, their defeats will be a source of our safety-long-term," it will be in his post.</text:p>
      <text:p text:style-name="P4">
<text:a xlink:type="simple" xlink:href="https://armyinform.com.ua/wp-content/uploads/2023/06/photo_5472123304354632096_y.jpg" text:style-name="Internet_20_link" text:visited-style-name="Visited_20_Internet_20_Link">
!(Images/AРМІЯINFORM/2023-06-05T63-00-00-04-00/photo_5472123304354632096_y-150x150.jpg)</text:a>
</text:p>
      <text:p text:style-name="P4">
<text:a xlink:type="simple" xlink:href="https://armyinform.com.ua/wp-content/uploads/2023/06/photo_5472123304354632098_y.jpg" text:style-name="Internet_20_link" text:visited-style-name="Visited_20_Internet_20_Link">
<draw:frame draw:style-name="fr1" draw:name="Image261" text:anchor-type="as-char" svg:width="6.9236in" svg:height="6.9236in" draw:z-index="0">
<draw:image xlink:href="../Images/AРМІЯINFORM/2023-06-05T63-00-00-04-00/photo_5472123304354632098_y-150x150.jpg" xlink:type="simple" xlink:show="embed" xlink:actuate="onLoad" draw:mime-type="image/jpeg"/>
</draw:frame>
</text:a>
</text:p>
      <text:p text:style-name="P4">
<text:a xlink:type="simple" xlink:href="https://armyinform.com.ua/wp-content/uploads/2023/06/photo_5472123304354632102_y.jpg" text:style-name="Internet_20_link" text:visited-style-name="Visited_20_Internet_20_Link">
<draw:frame draw:style-name="fr1" draw:name="Image262" text:anchor-type="as-char" svg:width="6.9236in" svg:height="6.9236in" draw:z-index="0">
<draw:image xlink:href="../Images/AРМІЯINFORM/2023-06-05T63-00-00-04-00/photo_5472123304354632102_y-150x150.jpg" xlink:type="simple" xlink:show="embed" xlink:actuate="onLoad" draw:mime-type="image/jpeg"/>
</draw:frame>
</text:a>
</text:p>
      <text:p text:style-name="P4">
<text:a xlink:type="simple" xlink:href="https://armyinform.com.ua/wp-content/uploads/2023/06/photo_5472123304354632104_y.jpg" text:style-name="Internet_20_link" text:visited-style-name="Visited_20_Internet_20_Link">
<draw:frame draw:style-name="fr1" draw:name="Image263" text:anchor-type="as-char" svg:width="6.9236in" svg:height="6.9236in" draw:z-index="0">
<draw:image xlink:href="../Images/AРМІЯINFORM/2023-06-05T63-00-00-04-00/photo_5472123304354632104_y-150x150.jpg" xlink:type="simple" xlink:show="embed" xlink:actuate="onLoad" draw:mime-type="image/jpeg"/>
</draw:frame>
</text:a>
</text:p>
      <text:p text:style-name="P4">
News Source: <text:a xlink:type="simple" xlink:href="https://armyinform.com.ua/2023/06/05/bud-yakyj-napad-rosijskyh-terorystiv-maye-zavershuvatysya-dlya-nyh-provalom-prezydent-ukrayiny/" text:style-name="Internet_20_link" text:visited-style-name="Visited_20_Internet_20_Link">
https://armyinform.com.ua/2023/06/05/bud-yakyj-napad-rosijskyh-terorystiv-maye-zavershuvatysya-dlya-nyh-provalom-prezydent-ukrayiny/</text:a>
</text:p>
      <!--NEWS-->
      <text:h text:style-name="P10" text:outline-level="1">
<text:span text:style-name="T4">
More than 108 thousand crimes of the Russian Federation documented the Office of the Prosecutor General</text:span>
</text:h>
      <text:p text:style-name="P4">
Author: ['АРМІЯINFORM']</text:p>
      <text:p text:style-name="P4">
Time: 2023-06-05T6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10.jpg" text:style-name="Internet_20_link" text:visited-style-name="Visited_20_Internet_20_Link">
1-10.jpg</text:a>
', '<text:a xlink:type="simple" xlink:href="https://armyinform.com.ua/wp-content/uploads/2023/06/2-9.jpg" text:style-name="Internet_20_link" text:visited-style-name="Visited_20_Internet_20_Link">
2-9.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264" text:anchor-type="as-char" svg:width="6.9236in" svg:height="4.448413in" draw:z-index="0">
<draw:image xlink:href="../Images/AРМІЯINFORM/2023-06-05T64-00-00-04-00/1-10.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5, it is registered:</text:p>
      <ul>
        <li>
91 267 Military Crimes, * 17 300 crimes against national security of Ukraine.</li>
      </ul>
      <text:p text:style-name="P4">
In addition, according to official data of juvenile prosecutors, 1490 children were affected by Russian aggression, including:</text:p>
      <ul>
        <li>
485 - children were killed, * 100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5" text:anchor-type="as-char" svg:width="6.9236in" svg:height="4.448413in" draw:z-index="0">
<draw:image xlink:href="../Images/AРМІЯINFORM/2023-06-05T64-00-00-04-00/2-9.jpg" xlink:type="simple" xlink:show="embed" xlink:actuate="onLoad" draw:mime-type="image/jpeg"/>
</draw:frame>
</text:p>
      <text:p text:style-name="P4">
News Source: <text:a xlink:type="simple" xlink:href="https://armyinform.com.ua/2023/06/05/ponad-108-tysyach-zlochyniv-rf-zadokumentuvav-ofis-generalnogo-prokurora/" text:style-name="Internet_20_link" text:visited-style-name="Visited_20_Internet_20_Link">
https://armyinform.com.ua/2023/06/05/ponad-108-tysyach-zlochyniv-rf-zadokumentuvav-ofis-generalnogo-prokurora/</text:a>
</text:p>
      <!--NEWS-->
      <text:h text:style-name="P10" text:outline-level="1">
<text:span text:style-name="T4">
Electronic recording for the passage of VLK already operates in 90% of military hospitals - Anna Malyar</text:span>
</text:h>
      <text:p text:style-name="P4">
Author: ['АРМІЯINFORM']</text:p>
      <text:p text:style-name="P4">
Time: 2023-06-05T65:00:00-04:00</text:p>
      <text:p text:style-name="P4">
Description: Minoborni Slove the Test Vytavonnya Worms for the record on Vіskovo-Lіkarska ... War with Ukraine 2022,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likari-vijskovyj-zsu-reabilitacziya.jpg" text:style-name="Internet_20_link" text:visited-style-name="Visited_20_Internet_20_Link">
likari-vijskovyj-zsu-reabilitacziya.jpg</text:a>
']</text:p>
      <text:p text:style-name="P4">
Tags: ['ВЛК', 'ГАННА МАЛЯР', 'ЕЛЕКТРОННА ЧЕРГА']</text:p>
      <text:p text:style-name="P4">
Category: News</text:p>
      <!--METADATA-->
      <text:p text:style-name="P4">
<draw:frame draw:style-name="fr1" draw:name="Image266" text:anchor-type="as-char" svg:width="6.9236in" svg:height="4.529188in" draw:z-index="0">
<draw:image xlink:href="../Images/AРМІЯINFORM/2023-06-05T65-00-00-04-00/likari-vijskovyj-zsu-reabilitacziya.jpg" xlink:type="simple" xlink:show="embed" xlink:actuate="onLoad" draw:mime-type="image/jpeg"/>
</draw:frame>
Ministry of Defense continues to test an electronic queue for recording to the Military Medical Commission(VLK)in military hospitals. As of the end of the day, electronic entry on the VLK already operates in 90% of military hospitals.</text:p>
      <text:p text:style-name="P4">
About this Deputy Minister of Defense of Ukraine Anna Malyar <text:a xlink:type="simple" xlink:href="https://t.me/annamaliar/811" text:style-name="Internet_20_link" text:visited-style-name="Visited_20_Internet_20_Link">
wrote</text:a>
In his telegram.</text:p>
      <text:p text:style-name="P4">
According to Anna Malyar, the two hospitals are still in the establishment of an administrative resource and the necessary technical infrastructure for the efficient operation of the electronic queue. Other hospitals are working out the mechanisms and scenarios of the recording and the passage of VLK.</text:p>
      <text:p text:style-name="P4">
“The deployment of an electronic queue in military hospitals is a complex process that requires administrative and technical resources by hospital of the military unit. It is necessary to carry out appropriate training of officials, to provide the necessary equipment and access to the Internet, as well as to have the necessary permits and approvals, as it is a matter of personal data services, ”she said.</text:p>
      <text:p text:style-name="P4">
Earlier it was reported that an electronic queue to pass the VLK <text:a xlink:type="simple" xlink:href="https://armyinform.com.ua/2023/05/24/elektronnu-chergu-dlya-prohodzhennya-vlk-zapustyly-shhe-u-vosmy-mistah-ukrayiny/" text:style-name="Internet_20_link" text:visited-style-name="Visited_20_Internet_20_Link">
launched</text:a>
Another eight cities of Ukraine.</text:p>
      <text:p text:style-name="P4">
News Source: <text:a xlink:type="simple" xlink:href="https://armyinform.com.ua/2023/06/05/elektronnyj-zapys-dlya-prohodzhennya-vlk-vzhe-funkczionuye-u-90-vijskovyh-gospitaliv-ganna-malyar/" text:style-name="Internet_20_link" text:visited-style-name="Visited_20_Internet_20_Link">
https://armyinform.com.ua/2023/06/05/elektronnyj-zapys-dlya-prohodzhennya-vlk-vzhe-funkczionuye-u-90-vijskovyh-gospitaliv-ganna-malyar/</text:a>
</text:p>
      <!--NEWS-->
      <text:h text:style-name="P10" text:outline-level="1">
<text:span text:style-name="T4">
The border of Sumy and Chernihiv region in the morning was fired from the artillery and mortars</text:span>
</text:h>
      <text:p text:style-name="P4">
Author: ['АРМІЯINFORM']</text:p>
      <text:p text:style-name="P4">
Time: 2023-06-05T66:00:00-04:00</text:p>
      <text:p text:style-name="P4">
Description: Syogodnі, 5 worms, Rosіyskіd pay -on -iz 4 iz was sheltered a prordonnium terifer ... War with Ukraine 2022, war with Ukraine Latest news today,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01379058ae50fdafa91a200e502c1df_l.jpg" text:style-name="Internet_20_link" text:visited-style-name="Visited_20_Internet_20_Link">
501379058ae50fdafa91a200e502c1df_l.jpg</text:a>
']</text:p>
      <text:p text:style-name="P4">
Tags: ['АГРЕСІЯ РФ', 'ВТОРГНЕННЯ РФ', 'ОБСТРІЛИ ПРИКОРДОННЯ', 'ОК «ПІВНІЧ»']</text:p>
      <text:p text:style-name="P4">
Category: News</text:p>
      <!--METADATA-->
      <text:p text:style-name="P4">
<draw:frame draw:style-name="fr1" draw:name="Image267" text:anchor-type="as-char" svg:width="6.9236in" svg:height="4.286862in" draw:z-index="0">
<draw:image xlink:href="../Images/AРМІЯINFORM/2023-06-05T66-00-00-04-00/501379058ae50fdafa91a200e502c1df_l.jpg" xlink:type="simple" xlink:show="embed" xlink:actuate="onLoad" draw:mime-type="image/jpeg"/>
</draw:frame>
Today, on June 5, Russian occupation troops fired at the borderlines of Chernihiv and Sumy regions 4 times.</text:p>
      <text:p text:style-name="P4">
About it <text:a xlink:type="simple" xlink:href="https://www.facebook.com/kommander.nord/posts/pfbid02DvxxD1ipwaiAzUifbFC5UxMDcPGXgFgiJb2V8ons4eHGTDgyC7awTBELqBoMjsGl" text:style-name="Internet_20_link" text:visited-style-name="Visited_20_Internet_20_Link">
reports</text:a>
Operational Command "North".</text:p>
      <text:p text:style-name="P4">
<text:span text:style-name="T4">
 From 00:15 to 00: 20 </text:span>
 2 trips have been recorded, probably with a mortar 120 mm, in the settlement of Baranivka.</text:p>
      <text:p text:style-name="P4">
<text:span text:style-name="T4">
 From 08:10 to 08: 20 </text:span>
 3 parishes were recorded, probably with a mortar 120 mm, and from 10: 00 to 10:15, 4 parishes were recorded, probably from the artillery, in the Buninine settlement.</text:p>
      <text:p text:style-name="P4">
<text:span text:style-name="T4">
 From 10:00 to 10: 20 </text:span>
 4 parishes have been recorded, probably from a mortar 120 mm, in the region of the settlement of Galaganivka.</text:p>
      <text:p text:style-name="P4">
There was no information about losses among the local population or damage to civilian infrastructure.</text:p>
      <text:p text:style-name="P4">
News Source: <text:a xlink:type="simple" xlink:href="https://armyinform.com.ua/2023/06/05/prykordonnya-sumshhyny-i-chernigivshhyny-zranku-obstrilyaly-zi-stvolnoyi-artyleriyi-i-minometiv/" text:style-name="Internet_20_link" text:visited-style-name="Visited_20_Internet_20_Link">
https://armyinform.com.ua/2023/06/05/prykordonnya-sumshhyny-i-chernigivshhyny-zranku-obstrilyaly-zi-stvolnoyi-artyleriyi-i-minometiv/</text:a>
</text:p>
      <!--NEWS-->
      <text:h text:style-name="P10" text:outline-level="1">
<text:span text:style-name="T4">
Dmitry Lubinets: Russians translate political prisoners from Crimea to a secret detention center on Chongar</text:span>
</text:h>
      <text:p text:style-name="P4">
Author: ['АРМІЯINFORM']</text:p>
      <text:p text:style-name="P4">
Time: 2023-06-05T67:00:00-04:00</text:p>
      <text:p text:style-name="P4">
Description: Rosiyski Passioners of the Neophaegius of the Slidy Izulator at the village of Jungar Khersonsk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original-3.jpg" text:style-name="Internet_20_link" text:visited-style-name="Visited_20_Internet_20_Link">
original-3.jpg</text:a>
']</text:p>
      <text:p text:style-name="P4">
Tags: ['ВІЙНА', 'ДМИТРО ЛУБІНЕЦЬ', 'ОМБУДСМЕН', 'ПОЛІТВ’ЯЗНІ']</text:p>
      <text:p text:style-name="P4">
Category: News</text:p>
      <!--METADATA-->
      <text:p text:style-name="P4">
<draw:frame draw:style-name="fr1" draw:name="Image268" text:anchor-type="as-char" svg:width="6.9236in" svg:height="3.888755in" draw:z-index="0">
<draw:image xlink:href="../Images/AРМІЯINFORM/2023-06-05T67-00-00-04-00/original-3.jpg" xlink:type="simple" xlink:show="embed" xlink:actuate="onLoad" draw:mime-type="image/jpeg"/>
</draw:frame>
Russian invaders opened an unofficial detention center in the village of Chongharson, where part of political prisoners from the Crimea are transferred.</text:p>
      <text:p text:style-name="P4">
About it <text:a xlink:type="simple" xlink:href="https://t.me/dmytro_lubinetzs/2641" text:style-name="Internet_20_link" text:visited-style-name="Visited_20_Internet_20_Link">
reported</text:a>
The Commissioner of the Verkhovna Rada of Ukraine for Human Rights Dmitry Lubinets in his telegram.</text:p>
      <text:p text:style-name="P4">
“In the village of Chongar, the Genichesky district of Kherson region, Russian invaders have discovered an unofficial detention center. According to the Crimean human rights group, some political prisoners from the Crimea are transferred there. As it is noted, a part of the political prisoners held in the pre -trial detention center No. 2 Simferopol was transferred. There are also people who were detained on political reasons of Uherson and Zaporizhzhya regions, ”his post reads.</text:p>
      <text:p text:style-name="P4">
According to the Ombudsman, in particular, in the new detention center - about 10 detained suspects in participation in the Crimean Tatar battalion named Noman Chelebidzhihan, and in total, 181 people are illegally detained in Crimea and in Russia.</text:p>
      <text:p text:style-name="P4">
Dmitry Lubinets stressed that such maintenance of persons is illegal.</text:p>
      <text:p text:style-name="P4">
“It is a violation of human rights and freedoms from the occupation administration. Various prisoners who are in places of freedom due to falsifying the accusations should be released, ”he added.</text:p>
      <text:p text:style-name="P4">
News Source: <text:a xlink:type="simple" xlink:href="https://armyinform.com.ua/2023/06/05/dmytro-lubinecz-rosiyany-perevodyat-politvyazniv-iz-krymu-do-tayemnogo-sizo-na-chongari/" text:style-name="Internet_20_link" text:visited-style-name="Visited_20_Internet_20_Link">
https://armyinform.com.ua/2023/06/05/dmytro-lubinecz-rosiyany-perevodyat-politvyazniv-iz-krymu-do-tayemnogo-sizo-na-chongari/</text:a>
</text:p>
      <!--NEWS-->
      <text:h text:style-name="P10" text:outline-level="1">
<text:span text:style-name="T4">
The Kharkiv region will be judged by the DNR fighter who fought in the Kupyansk district</text:span>
</text:h>
      <text:p text:style-name="P4">
Author: ['АРМІЯINFORM']</text:p>
      <text:p text:style-name="P4">
Time: 2023-06-05T68:00:00-04:00</text:p>
      <text:p text:style-name="P4">
Description: The accusations of Stosno Meshkantsya m. Toret Donetskoi Kosty for ... War with Ukraine 2022, the war with Ukraine Latest news today, the war with Ukraine 2022, the last ones for Ukraine and Russia, and when, the war with Ukraine, was conceived.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БОЙОВИК', 'ОФІС ГЕНЕРАЛЬНОГО ПРОКУРОРА УКРАЇНИ', 'СУД', 'ХАРКІВЩИНА']</text:p>
      <text:p text:style-name="P4">
Category: News</text:p>
      <!--METADATA-->
      <text:p text:style-name="P4">
<draw:frame draw:style-name="fr1" draw:name="Image269" text:anchor-type="as-char" svg:width="6.9236in" svg:height="4.486493in" draw:z-index="0">
<draw:image xlink:href="../ConvertedIMGs/AРМІЯINFORM/2023-06-05T68-00-00-04-00/l3yeyi-c17x11x50px50p-c17x11x50px50p-36059dd0fa5ff9e3037f437e7e135b04.png" xlink:type="simple" xlink:show="embed" xlink:actuate="onLoad" draw:mime-type="image/png"/>
</draw:frame>
Illustrative photo</text:p>
      <text:p text:style-name="P4">
An indictment was sent to court regarding the resident of Toretsk of Donetsk region on the facts of participation in a terrorist organization and participation in the activity of armed formations provided by law.</text:p>
      <text:p text:style-name="P4">
About it <text:a xlink:type="simple" xlink:href="https://www.gp.gov.ua/ua/posts/suditimut-boiovika-dnr-yakii-voyuvav-na-xarkivshhini" text:style-name="Internet_20_link" text:visited-style-name="Visited_20_Internet_20_Link">
reports</text:a>
Office of the Prosecutor General of Ukraine.</text:p>
      <text:p text:style-name="P4">
Back in 2014, he joined the 3rd Berkut OMSB, which operates in the so-called "People's Militia" of a self-proclaimed DNR. The man performed a fighting for the Armed Forces of the Armed Forces in Donetsk region.</text:p>
      <text:p text:style-name="P4">
After a large -scale invasion of the Russian Federation into the territory of Ukraine, the accused was redeemed into the Kharkiv direction - to Kupyansky district. He was on duty on references and followed other illegal instructions to prevent control of the territory.</text:p>
      <text:p text:style-name="P4">
The man will be judged in absentia in the Chuguev city court of Kharkiv region.</text:p>
      <text:p text:style-name="P4">
News Source: <text:a xlink:type="simple" xlink:href="https://armyinform.com.ua/2023/06/05/na-harkivshhyni-sudytymut-bojovyka-dnr-yakyj-voyuvav-u-kupyanskomu-rajoni/" text:style-name="Internet_20_link" text:visited-style-name="Visited_20_Internet_20_Link">
https://armyinform.com.ua/2023/06/05/na-harkivshhyni-sudytymut-bojovyka-dnr-yakyj-voyuvav-u-kupyanskomu-rajoni/</text:a>
</text:p>
      <!--NEWS-->
      <text:h text:style-name="P10" text:outline-level="1">
<text:span text:style-name="T4">
Alexei Reznikov supported the initiative of the Singaporean designer for fundraising for Ukraine</text:span>
</text:h>
      <text:p text:style-name="P4">
Author: ['АРМІЯINFORM']</text:p>
      <text:p text:style-name="P4">
Time: 2023-06-05T69:00:00-04:00</text:p>
      <text:p text:style-name="P4">
Description: Miniter defense of Ukraine Oleksiy Reznikov Pіdtrimav 17-riricu designer A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2m-uwxwaa1vl4-e1685964291954.jpg" text:style-name="Internet_20_link" text:visited-style-name="Visited_20_Internet_20_Link">
fx2m-uwxwaa1vl4-e1685964291954.jpg</text:a>
', '<text:a xlink:type="simple" xlink:href="https://armyinform.com.ua/wp-content/uploads/2023/06/bc843f88886b81a4dd37d8de77167df6_1654943482_extra_large.jpeg" text:style-name="Internet_20_link" text:visited-style-name="Visited_20_Internet_20_Link">
bc843f88886b81a4dd37d8de77167df6_1654943482_extra_large.jpeg</text:a>
']</text:p>
      <text:p text:style-name="P4">
Tags: ['ОЛЕКСІЙ РЕЗНІКОВ', 'СІНГАПУР']</text:p>
      <text:p text:style-name="P4">
Category: News</text:p>
      <!--METADATA-->
      <text:p text:style-name="P4">
<draw:frame draw:style-name="fr1" draw:name="Image270" text:anchor-type="as-char" svg:width="6.9236in" svg:height="5.764538in" draw:z-index="0">
<draw:image xlink:href="../Images/AРМІЯINFORM/2023-06-05T69-00-00-04-00/fx2m-uwxwaa1vl4-e1685964291954.jpg" xlink:type="simple" xlink:show="embed" xlink:actuate="onLoad" draw:mime-type="image/jpeg"/>
</draw:frame>
The Minister of Defense of Ukraine Oleksiy Reznikov supported 17-year-old Singaporemian Ava Soh Singu on her initiative to raise funds for Ukraine.</text:p>
      <text:p text:style-name="P4">
He [wrote] about it(https://twitter.com/oleksiireznikov/status/1665671038401757184)Obliga Twitter.</text:p>
      <text:p text:style-name="P4">
“When Russia invaded Ukraine, designer Ava Sokh decided to create a design token design(NFT), which was depicted on the T-shirt of the President of Ukraine of Zelensky during his virtual speech on Shangr-La Dialogue Singaporea last year in support of the initiative of AVA "Spray Paint Ukraine", he will be in his post.</text:p>
      <text:p text:style-name="P4">
<draw:frame draw:style-name="fr1" draw:name="Image271" text:anchor-type="as-char" svg:width="6.9236in" svg:height="4.613521in" draw:z-index="0">
<draw:image xlink:href="../Images/AРМІЯINFORM/2023-06-05T69-00-00-04-00/bc843f88886b81a4dd37d8de77167df6_1654943482_extra_large.jpeg" xlink:type="simple" xlink:show="embed" xlink:actuate="onLoad" draw:mime-type="image/jpeg"/>
</draw:frame>
President of Ukraine Volodymyr Zelensky at the Asian Summit on Shanngry-La Dialogue</text:p>
      <text:p text:style-name="P4">
He noted that this helped the aviation to raise funds for the restoration of destroyed schools in Ukraine.</text:p>
      <text:p text:style-name="P4">
“This year, my turn to support AVU in her initiatives to raise funds for Ukraine. Thank you, Singapore, a country of charming people!”, - Oleksireznikov wrote.</text:p>
      <text:p text:style-name="P4">
Recall that in Singapore <text:a xlink:type="simple" xlink:href="https://armyinform.com.ua/2023/06/02/oleksij-reznikov-prybuv-do-singapuru-na-bezpekovyj-forum-dialog-shangri-la-ta-proviv-nyzku-zustrichej/" text:style-name="Internet_20_link" text:visited-style-name="Visited_20_Internet_20_Link">
took place</text:a>
The Shanngry Dialogue-La Dialogue Forum, which was attended by the head of Ukraine's defense identity Alexei Reznikov.</text:p>
      <text:p text:style-name="P4">
News Source: <text:a xlink:type="simple" xlink:href="https://armyinform.com.ua/2023/06/05/oleksij-reznikov-pidtrymav-inicziatyvu-singapurskoyi-dyzajnerky-zi-zboru-koshtiv-dlya-ukrayiny/" text:style-name="Internet_20_link" text:visited-style-name="Visited_20_Internet_20_Link">
https://armyinform.com.ua/2023/06/05/oleksij-reznikov-pidtrymav-inicziatyvu-singapurskoyi-dyzajnerky-zi-zboru-koshtiv-dlya-ukrayiny/</text:a>
</text:p>
      <!--NEWS-->
      <text:h text:style-name="P10" text:outline-level="1">
<text:span text:style-name="T4">
Mateusz Moravetsky: Ukraine deserves an accelerated introduction to NATO</text:span>
</text:h>
      <text:p text:style-name="P4">
Author: ['АРМІЯINFORM']</text:p>
      <text:p text:style-name="P4">
Time: 2023-06-05T70:00:00-04:00</text:p>
      <text:p text:style-name="P4">
Description: Prem-Minіster Polish Mateush Moravelyky declared, Shko Ukrainian to fight in NATO iz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czczcznato.jpg" text:style-name="Internet_20_link" text:visited-style-name="Visited_20_Internet_20_Link">
czczcznato.jpg</text:a>
']</text:p>
      <text:p text:style-name="P4">
Tags: ['МАТЕУШ МОРАВЕЦЬКИЙ', 'НАТО', 'ПОЛЬЩА']</text:p>
      <text:p text:style-name="P4">
Category: News</text:p>
      <!--METADATA-->
      <text:p text:style-name="P4">
<draw:frame draw:style-name="fr1" draw:name="Image272" text:anchor-type="as-char" svg:width="6.9236in" svg:height="4.340623in" draw:z-index="0">
<draw:image xlink:href="../Images/AРМІЯINFORM/2023-06-05T70-00-00-04-00/czczcznato.jpg" xlink:type="simple" xlink:show="embed" xlink:actuate="onLoad" draw:mime-type="image/jpeg"/>
</draw:frame>
Polish Prime Minister Mateusz Moravetsky stated that Ukraine is struggling NATO against Russian imperialism that threatens the Union States, and therefore deserves part of the Alliance.</text:p>
      <text:p text:style-name="P4">
Statement of the Polish premiere <text:a xlink:type="simple" xlink:href="https://www.facebook.com/kondratiukolena" text:style-name="Internet_20_link" text:visited-style-name="Visited_20_Internet_20_Link">
quotes</text:a>
Deputy Chairman of the Verkhovna Rada of Ukraine Olena Kondratyuk.</text:p>
      <text:p text:style-name="P4">
"Even if Ukraine is not a part of NATO today, it is fighting in its inters in the sense that it protects before the cruel Russian force that would have aged many NATO countries," said the head of the Polish government Tadodava: - I believe that Ukraine deserves to deserve that She was offered a very fast path to NATO. "</text:p>
      <text:p text:style-name="P4">
Elena Kondratyuk thanked the Poland for solidarity and advocacy of Ukraine's ambulance into the North Atlantic Alliance.</text:p>
      <text:p text:style-name="P4">
"We are expecting a clear signal of NATO's willingness to offer Ukraine a summit at a summit in Vilnius," she summarized.</text:p>
      <text:p text:style-name="P4">
We will remind, earlier NATO Secretary General Jens Stoltenberg during a meeting of the President of Ukraine Volodymyr Zelensky in Kiev <text:a xlink:type="simple" xlink:href="https://armyinform.com.ua/2023/04/20/yens-stoltenberg-miscze-ukrayiny-po-pravu-v-nato/" text:style-name="Internet_20_link" text:visited-style-name="Visited_20_Internet_20_Link">
declared</text:a>
that at the July Summit in Vilnius, one prudent issues will be discussing the Alliance Member States of security for Ukraine, as well as the issue of its membership in the Alliance.</text:p>
      <text:p text:style-name="P4">
News Source: <text:a xlink:type="simple" xlink:href="https://armyinform.com.ua/2023/06/05/mateush-moraveczkyj-ukrayina-zaslugovuye-na-pryskorenyj-vstup-do-nato/" text:style-name="Internet_20_link" text:visited-style-name="Visited_20_Internet_20_Link">
https://armyinform.com.ua/2023/06/05/mateush-moraveczkyj-ukrayina-zaslugovuye-na-pryskorenyj-vstup-do-nato/</text:a>
</text:p>
      <!--NEWS-->
      <text:h text:style-name="P10" text:outline-level="1">
<text:span text:style-name="T4">
10 tons of Russian ammunition and anti -aircraft installation: hostile shroud was found in Kharkiv region</text:span>
</text:h>
      <text:p text:style-name="P4">
Author: ['АРМІЯINFORM']</text:p>
      <text:p text:style-name="P4">
Time: 2023-06-05T71:00:00-04:00</text:p>
      <text:p text:style-name="P4">
Description: At the Zvilnensky Teritor, Khargovo Viyanov Chergov Skhovanka Iz Rosiyskoi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1-2-450x395-4fd-e1685966791749.jpeg" text:style-name="Internet_20_link" text:visited-style-name="Visited_20_Internet_20_Link">
11-2-450x395-4fd-e1685966791749.jpeg</text:a>
']</text:p>
      <text:p text:style-name="P4">
Tags: ['АГРЕСІЯ РФ', 'ВТОРГНЕННЯ РФ', 'ДБР', 'РОСІЙСЬКА ЗБРОЯ']</text:p>
      <text:p text:style-name="P4">
Category: News</text:p>
      <!--METADATA-->
      <text:p text:style-name="P4">
<draw:frame draw:style-name="fr1" draw:name="Image273" text:anchor-type="as-char" svg:width="6.9236in" svg:height="4.923449in" draw:z-index="0">
<draw:image xlink:href="../Images/AРМІЯINFORM/2023-06-05T71-00-00-04-00/11-2-450x395-4fd-e1685966791749.jpeg" xlink:type="simple" xlink:show="embed" xlink:actuate="onLoad" draw:mime-type="image/jpeg"/>
</draw:frame>
In the liberated territory of Kharkiv region, another hiding place was found in the Island weapons, which the invaders did not have time to take with them during the retreat.</text:p>
      <text:p text:style-name="P4">
About it <text:a xlink:type="simple" xlink:href="https://dbr.gov.ua/news/dbr-znajshlo-na-harkivshhini-ponad-10-tonn-rosijskih-boepripasiv-ta-zenitnu-ustanovku" text:style-name="Internet_20_link" text:visited-style-name="Visited_20_Internet_20_Link">
reports</text:a>
State Bureau Investigation.</text:p>
      <text:p text:style-name="P4">
The Crone was equipped in the forest belt in the territory of the Velikoburluky district. The hiding places of anti-tank grenades, various mines, grenade launchers, fragmentation, boxes, boxes with foods of different caliber, cassette ammunition. The total vagal weapons are more than 10 tons.</text:p>
      <text:p text:style-name="P4">
In addition, the invaders left in the forest belt the anti-tank managed rocket of the NU-23 tazi-led rocket.</text:p>
      <text:p text:style-name="P4">
According to operational information, weapons belonged to the Motorizh Rifle Regiment of the 11-Goarmian Corps of the Coastal Troops of the Russian Federation.</text:p>
      <text:p text:style-name="P4">
All weapons are removed and prepared for transfer to one of the Armed Forces.</text:p>
      <text:p text:style-name="P4">
News Source: <text:a xlink:type="simple" xlink:href="https://armyinform.com.ua/2023/06/05/10-tonn-rosijskyh-boyeprypasiv-ta-zenitna-ustanovka-na-harkivshhyni-znajdeno-vorozhyj-shron/" text:style-name="Internet_20_link" text:visited-style-name="Visited_20_Internet_20_Link">
https://armyinform.com.ua/2023/06/05/10-tonn-rosijskyh-boyeprypasiv-ta-zenitna-ustanovka-na-harkivshhyni-znajdeno-vorozhyj-shron/</text:a>
</text:p>
      <!--NEWS-->
      <text:h text:style-name="P10" text:outline-level="1">
<text:span text:style-name="T4">
Russia will respond to all evil at the international level - Dmitry Kuleb on hearings in the UN International Court of Justice</text:span>
</text:h>
      <text:p text:style-name="P4">
Author: ['АРМІЯINFORM']</text:p>
      <text:p text:style-name="P4">
Time: 2023-06-05T72:00:00-04:00</text:p>
      <text:p text:style-name="P4">
Description: Ukrainian is a diplomatic team of firmly izhneres of Ukrainian in the ships of the ships of the o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kuleba.jpg" text:style-name="Internet_20_link" text:visited-style-name="Visited_20_Internet_20_Link">
kuleba.jpg</text:a>
']</text:p>
      <text:p text:style-name="P4">
Tags: ['ГЛАВА МЗС УКРАЇНИ', 'ДМИТРО КУЛЕБА']</text:p>
      <text:p text:style-name="P4">
Category: News</text:p>
      <!--METADATA-->
      <text:p text:style-name="P4">
<draw:frame draw:style-name="fr1" draw:name="Image274" text:anchor-type="as-char" svg:width="6.9236in" svg:height="3.891564in" draw:z-index="0">
<draw:image xlink:href="../Images/AРМІЯINFORM/2023-06-05T72-00-00-04-00/kuleba.jpg" xlink:type="simple" xlink:show="embed" xlink:actuate="onLoad" draw:mime-type="image/jpeg"/>
</draw:frame>
The Ukrainian diplomatic team has firmly upheld Ukraine's interests in international courts and is working on a step to hold Russia's crimes from February 2014.</text:p>
      <text:p text:style-name="P4">
On this <text:a xlink:type="simple" xlink:href="https://mfa.gov.ua/news/komentar-mzs-ukrayini-shchodo-usnih-sluhan-v-mizhnarodnomu-sudi-oon" text:style-name="Internet_20_link" text:visited-style-name="Visited_20_Internet_20_Link">
emphasized</text:a>
Foreign Minister of Ukraine Dmitry Kuleba in a comment on oral hearing in the UN International Court of Justice.</text:p>
      <text:p text:style-name="P4">
“No matter how much time it takes international justice, it is inevitable. The Russian will be punished international for all evil, caused to our people, ”he said.</text:p>
      <text:p text:style-name="P4">
The UN International Court of Justice from June 6 to June 14, 2023 will hold an oral hearing of the Russian violation of two conventions - on the fight against terrorism and the ban on all forms of racial discrimination.</text:p>
      <text:p text:style-name="P4">
According to the Foreign Ministry, there will be two rounds of speeches of the parties: on June 6 and 12, the legal team of Ukraine, on June 8 and 14 - Russia.</text:p>
      <text:p text:style-name="P4">
During the hearings, the parties will present their position set out during the long -term exchange of written documents that began in June 2018.</text:p>
      <text:p text:style-name="P4">
At this stage, the court only hears the parties and can make additional question.</text:p>
      <text:p text:style-name="P4">
News Source: <text:a xlink:type="simple" xlink:href="https://armyinform.com.ua/2023/06/05/rosiya-vidpovist-za-vse-zlo-na-mizhnarodnomu-rivni-dmytro-kuleba-shhodo-sluhan-v-mizhnarodnomu-sudi-oon/" text:style-name="Internet_20_link" text:visited-style-name="Visited_20_Internet_20_Link">
https://armyinform.com.ua/2023/06/05/rosiya-vidpovist-za-vse-zlo-na-mizhnarodnomu-rivni-dmytro-kuleba-shhodo-sluhan-v-mizhnarodnomu-sudi-oon/</text:a>
</text:p>
      <!--NEWS-->
      <text:h text:style-name="P10" text:outline-level="1">
<text:span text:style-name="T4">
June 6 will take place a straight telephone line with the Thro Armed Forces Commander</text:span>
</text:h>
      <text:p text:style-name="P4">
Author: ['АРМІЯINFORM']</text:p>
      <text:p text:style-name="P4">
Time: 2023-06-05T73:00:00-04:00</text:p>
      <text:p text:style-name="P4">
Description: 6 Chervnya z 13:00 to 14:00 Vidbua Garyach Linіya for the district command of forces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tanczyura.jpg" text:style-name="Internet_20_link" text:visited-style-name="Visited_20_Internet_20_Link">
tanczyura.jpg</text:a>
']</text:p>
      <text:p text:style-name="P4">
Tags: ['ГАРЯЧА ЛІНІЯ', 'КОМАНДУВАННЯ СИЛ ТЕРОБОРОНИ ЗСУ', 'ТАНЦЮРА ІГОР']</text:p>
      <text:p text:style-name="P4">
Category: News</text:p>
      <!--METADATA-->
      <text:p text:style-name="P4">
<draw:frame draw:style-name="fr1" draw:name="Image275" text:anchor-type="as-char" svg:width="6.9236in" svg:height="4.615733in" draw:z-index="0">
<draw:image xlink:href="../Images/AРМІЯINFORM/2023-06-05T73-00-00-04-00/tanczyura.jpg" xlink:type="simple" xlink:show="embed" xlink:actuate="onLoad" draw:mime-type="image/jpeg"/>
</draw:frame>
On June 6, from 13:00 to 2:00 pm there will be a hot line with the participation of the commander of the Silterritorial Defense of the Armed Forces of Ukraine Major General Igor Tanks.</text:p>
      <text:p text:style-name="P4">
About it <text:a xlink:type="simple" xlink:href="https://www.facebook.com/TerritorialDefenseForces/posts/pfbid02YxnVmYAM2fbFmjwG5hEPCYa3sqdVeGnHQnSY6W8dZ95sRKt26tZto6otqMDMNxswl" text:style-name="Internet_20_link" text:visited-style-name="Visited_20_Internet_20_Link">
reports</text:a>
The Public Relations Service of the TRU Command.</text:p>
      <text:p text:style-name="P4">
Soldiers and their relatives can communicate for an hour, Igor Dancer at 0 800 507 028.</text:p>
      <text:p text:style-name="P4">
In the command of the forces of the Armed Forces, the hotline operates daily since the beginning of February 2022. During this time, more than 90,000 calls were accepted.</text:p>
      <text:p text:style-name="P4">
News Source: <text:a xlink:type="simple" xlink:href="https://armyinform.com.ua/2023/06/05/6-chervnya-vidbudetsya-pryama-telefonna-liniya-z-komanduvachem-syl-tro-zsu/" text:style-name="Internet_20_link" text:visited-style-name="Visited_20_Internet_20_Link">
https://armyinform.com.ua/2023/06/05/6-chervnya-vidbudetsya-pryama-telefonna-liniya-z-komanduvachem-syl-tro-zsu/</text:a>
</text:p>
      <!--NEWS-->
      <text:h text:style-name="P10" text:outline-level="1">
<text:span text:style-name="T4">
Passing VLK: what is done to improve work</text:span>
</text:h>
      <text:p text:style-name="P4">
Author: ['АРМІЯINFORM']</text:p>
      <text:p text:style-name="P4">
Time: 2023-06-05T74:00:00-04:00</text:p>
      <text:p text:style-name="P4">
Description: TO TO Zbroinі Khustroyani Systematically prazuyut over the orders of the VIISKOVO-LIKARSO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022719-viyskovo-likarski-komisiyi-pratsyuvatimut-na-bazi-tsivilnih-likaren-postanova-uryadu.jpeg" text:style-name="Internet_20_link" text:visited-style-name="Visited_20_Internet_20_Link">
3022719-viyskovo-likarski-komisiyi-pratsyuvatimut-na-bazi-tsivilnih-likaren-postanova-uryadu.jpeg</text:a>
']</text:p>
      <text:p text:style-name="P4">
Tags: ['ВЛК', 'ГАННА МАЛЯР']</text:p>
      <text:p text:style-name="P4">
Category: News</text:p>
      <!--METADATA-->
      <text:p text:style-name="P4">
<draw:frame draw:style-name="fr1" draw:name="Image276" text:anchor-type="as-char" svg:width="6.9236in" svg:height="4.615733in" draw:z-index="0">
<draw:image xlink:href="../Images/AРМІЯINFORM/2023-06-05T74-00-00-04-00/3022719-viyskovo-likarski-komisiyi-pratsyuvatimut-na-bazi-tsivilnih-likaren-postanova-uryadu.jpeg" xlink:type="simple" xlink:show="embed" xlink:actuate="onLoad" draw:mime-type="image/jpeg"/>
</draw:frame>
The Government and the Armed Forces of Ukraine are systematically working on improving the Military Medical Commission. Currently, as <text:a xlink:type="simple" xlink:href="https://t.me/annamaliar/812" text:style-name="Internet_20_link" text:visited-style-name="Visited_20_Internet_20_Link">
noted</text:a>
Deputy Minister of Defense of Ukraine Anna Malyar, to improve robotic and medical commissions(VLK)already done:</text:p>
      <ol>
        <li>
The number of garrison VLK based on civilian health care facilities was increased to speed up the bandwidth from March 2023. 2. A separate program of medical guarantees was adopted to finance the work of doctors, as well as to pay the relevant laboratory tests required for the CCI. 3. Recommendations have been developed on the organization of work of VLK and service of visitors, including the basic requirements for premises for meeting the physiological and household needs of visitors, information, navigation, organization of the queue. 4. Pilot of electronic document circulation processes between military units, health care facilities and territorial centers of staffing and social support(TCC and SP).  5. У травні 2023 року ухвалені зміни до законодавства України, що стосуються можливості створення ВЛК при цивільних (state and communal)Health and other security and defense forces, as well as improving the issues of registration and referral of medical and other documents between military units and health care facilities.</li>
      </ol>
      <text:p text:style-name="P4">
Teams from the Ministry of Defense, the Medical Forces of the Armed Forces, the Ministry of Defense, the Ministry of Defense, the Ministry of Defense, the Ministry of Defense and the Public worked to improve the work of the VLK.</text:p>
      <text:p text:style-name="P4">
Recall that electronic entry for the passage of VLK already <text:a xlink:type="simple" xlink:href="https://armyinform.com.ua/2023/06/05/elektronnyj-zapys-dlya-prohodzhennya-vlk-vzhe-funkczionuye-u-90-vijskovyh-gospitaliv-ganna-malyar/" text:style-name="Internet_20_link" text:visited-style-name="Visited_20_Internet_20_Link">
functions</text:a>
in90% of military hospitals.</text:p>
      <text:p text:style-name="P4">
News Source: <text:a xlink:type="simple" xlink:href="https://armyinform.com.ua/2023/06/05/prohodzhennya-vlk-shho-zrobleno-dlya-pokrashhennya-roboty/" text:style-name="Internet_20_link" text:visited-style-name="Visited_20_Internet_20_Link">
https://armyinform.com.ua/2023/06/05/prohodzhennya-vlk-shho-zrobleno-dlya-pokrashhennya-roboty/</text:a>
</text:p>
      <!--NEWS-->
      <text:h text:style-name="P10" text:outline-level="1">
<text:span text:style-name="T4">
85% of Ukrainian citizens are positive about women who serve in the Armed Forces</text:span>
</text:h>
      <text:p text:style-name="P4">
Author: ['Леся Медведенко']</text:p>
      <text:p text:style-name="P4">
Time: 2023-06-05T75:00:00-04:00</text:p>
      <text:p text:style-name="P4">
Description: About the svіdgs of the results of the pre -lijeznnye “Pannna discriminating social groups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5_16-02-27-e1685971193588.jpg" text:style-name="Internet_20_link" text:visited-style-name="Visited_20_Internet_20_Link">
photo_2023-06-05_16-02-27-e1685971193588.jpg</text:a>
', '<text:a xlink:type="simple" xlink:href="https://armyinform.com.ua/wp-content/uploads/2023/06/photo_2023-06-05_16-02-30-scaled-e1685971246119.jpg" text:style-name="Internet_20_link" text:visited-style-name="Visited_20_Internet_20_Link">
photo_2023-06-05_16-02-30-scaled-e1685971246119.jpg</text:a>
', '<text:a xlink:type="simple" xlink:href="https://armyinform.com.ua/wp-content/uploads/2023/06/photo_2023-06-05_16-02-36-scaled-e1685971279645.jpg" text:style-name="Internet_20_link" text:visited-style-name="Visited_20_Internet_20_Link">
photo_2023-06-05_16-02-36-scaled-e1685971279645.jpg</text:a>
', '<text:a xlink:type="simple" xlink:href="https://armyinform.com.ua/wp-content/uploads/2023/06/photo_2023-06-05_16-02-38-e1685971337284.jpg" text:style-name="Internet_20_link" text:visited-style-name="Visited_20_Internet_20_Link">
photo_2023-06-05_16-02-38-e1685971337284.jpg</text:a>
']</text:p>
      <text:p text:style-name="P4">
Tags: []</text:p>
      <text:p text:style-name="P4">
Category: News</text:p>
      <!--METADATA-->
      <text:p text:style-name="P4">
<draw:frame draw:style-name="fr1" draw:name="Image277" text:anchor-type="as-char" svg:width="6.9236in" svg:height="3.704966in" draw:z-index="0">
<draw:image xlink:href="../Images/AРМІЯINFORM/2023-06-05T75-00-00-04-00/photo_2023-06-05_16-02-27-e1685971193588.jpg" xlink:type="simple" xlink:show="embed" xlink:actuate="onLoad" draw:mime-type="image/jpeg"/>
</draw:frame>
This is evidenced by <text:a xlink:type="simple" xlink:href="https://veteranfund.com.ua/wp-content/uploads/2023/04/RG_032023_CATI_NAKO.pdf" text:style-name="Internet_20_link" text:visited-style-name="Visited_20_Internet_20_Link">
results</text:a>
Research "Questions of Discrimination of Different Social Groups in the Armed Forces" conducted(ON WHO)In March 2023, with the support of the Ukrainian Veteran Foundation of the Ministry of Affairs <text:a xlink:type="simple" xlink:href="https://www.ukrinform.ua/tag-veterani-vijni" text:style-name="Internet_20_link" text:visited-style-name="Visited_20_Internet_20_Link">
veterans</text:a>
Ukraine. The results of the study "Rating", were <text:a xlink:type="simple" xlink:href="https://www.youtube.com/watch" text:style-name="Internet_20_link" text:visited-style-name="Visited_20_Internet_20_Link">
presented</text:a>
During the preparation at the Media Center Ukraine - Ukrinform.</text:p>
      <text:p text:style-name="P4">
The project aimed to investigate the level of discrimination of different social groups of the UZS: women, national minorities, LGBT representatives and former prisoners. As the deputy director of the sociological group "Rating" Lubomir Mysiv, those who serve in the Armed Forces today receive a positive attitude of society, despite belonging to certain social groups. At the same time, the attitude of the military unit to the representatives of such groups in their composition depends on the commander.</text:p>
      <ul>
        <li>
In the future, the commanders should be focused on the work, because it is the team that can establish communication in the unit of interaction with people who can be discriminated against, - he said.</li>
      </ul>
      <text:p text:style-name="P4">
For his part, the leader of the research and development of Nakhllanamusiak's policies noted that some discrimination problems can only be solved by the name, some through trainings and training programs, Adeyaki - showing respect for such people, drawing attention to the problem with the help of communication campaigns and social .</text:p>
      <text:p text:style-name="P4">
According to the Commander of the Commander of the Land Forces of the Armed Forces of Ukraine Oksanigrigoreva, now the Ukrainian army is served in the Ukrainian army, about 62 thousand women, of them 5.5 thousand - on the forefront.</text:p>
      <ul>
        <li>
Women come to the service voluntarily, the greatest shifts in this sphere have been given in 2018, when women at the legislative level were allowed to acquire the specialties, that is, now women serve in positions who have chosen themselves, "she emphasized.</li>
      </ul>
      <text:p text:style-name="P4">
<draw:frame draw:style-name="fr1" draw:name="Image278" text:anchor-type="as-char" svg:width="6.9236in" svg:height="4.488695in" draw:z-index="0">
<draw:image xlink:href="../Images/AРМІЯINFORM/2023-06-05T75-00-00-04-00/photo_2023-06-05_16-02-30-scaled-e1685971246119.jpg" xlink:type="simple" xlink:show="embed" xlink:actuate="onLoad" draw:mime-type="image/jpeg"/>
</draw:frame>
With data from the study, 48% of respondents consider rare inequalities between women in the Armed Forces, and 51% believe that women in the Ukrainian army are not subject to discrimination.</text:p>
      <text:p text:style-name="P4">
<draw:frame draw:style-name="fr1" draw:name="Image279" text:anchor-type="as-char" svg:width="6.9236in" svg:height="4.426908in" draw:z-index="0">
<draw:image xlink:href="../Images/AРМІЯINFORM/2023-06-05T75-00-00-04-00/photo_2023-06-05_16-02-36-scaled-e1685971279645.jpg" xlink:type="simple" xlink:show="embed" xlink:actuate="onLoad" draw:mime-type="image/jpeg"/>
</draw:frame>
At the same time, during the study, the challenges that are most concerned about veterans and which will stand up to them after the war.</text:p>
      <text:p text:style-name="P4">
<draw:frame draw:style-name="fr1" draw:name="Image280" text:anchor-type="as-char" svg:width="6.9236in" svg:height="3.651488in" draw:z-index="0">
<draw:image xlink:href="../Images/AРМІЯINFORM/2023-06-05T75-00-00-04-00/photo_2023-06-05_16-02-38-e1685971337284.jpg" xlink:type="simple" xlink:show="embed" xlink:actuate="onLoad" draw:mime-type="image/jpeg"/>
</draw:frame>
In a survey made by the Cati method(Computer Assisted TelephoneinterViewing - Phone Interviews using computer), 200000 respondents from the age of 18 from all regions of Ukraine, except for the temporary -heated territories of Crimea and Donbass, as well as territories where there is no Ukrainian mobile communication.</text:p>
      <text:p text:style-name="P4">
News Source: <text:a xlink:type="simple" xlink:href="https://armyinform.com.ua/2023/06/05/85-gromadyan-ukrayiny-pozytyvno-stavlyatsya-do-zhinok-yaki-sluzhat-u-zsu/" text:style-name="Internet_20_link" text:visited-style-name="Visited_20_Internet_20_Link">
https://armyinform.com.ua/2023/06/05/85-gromadyan-ukrayiny-pozytyvno-stavlyatsya-do-zhinok-yaki-sluzhat-u-zsu/</text:a>
</text:p>
      <!--NEWS-->
      <text:h text:style-name="P10" text:outline-level="1">
<text:span text:style-name="T4">
IAEA provided Ukraine for physical and nuclear safety in the amount of 5 million euros</text:span>
</text:h>
      <text:p text:style-name="P4">
Author: ['АРМІЯINFORM']</text:p>
      <text:p text:style-name="P4">
Time: 2023-06-05T76:00:00-04:00</text:p>
      <text:p text:style-name="P4">
Description: The agency agency is atomic (Magate) with a large -scale aggression of the Russian Federati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gate.jpg" text:style-name="Internet_20_link" text:visited-style-name="Visited_20_Internet_20_Link">
magate.jpg</text:a>
']</text:p>
      <text:p text:style-name="P4">
Tags: ['STOPRUSSIA', 'АГРЕСІЯ РФ', 'ВТОРГНЕННЯ РФ', 'МАГАТЕ']</text:p>
      <text:p text:style-name="P4">
Category: News</text:p>
      <!--METADATA-->
      <text:p text:style-name="P4">
<draw:frame draw:style-name="fr1" draw:name="Image281" text:anchor-type="as-char" svg:width="6.9236in" svg:height="4.615733in" draw:z-index="0">
<draw:image xlink:href="../Images/AРМІЯINFORM/2023-06-05T76-00-00-04-00/magate.jpg" xlink:type="simple" xlink:show="embed" xlink:actuate="onLoad" draw:mime-type="image/jpeg"/>
</draw:frame>
Atomic Energy International(IDA)Since the beginning of large -scale aggression of the Russian Federation, Ukraine has provided equipment for physical and nuclear safety in the amount of 5 million euros.</text:p>
      <text:p text:style-name="P4">
About it <text:a xlink:type="simple" xlink:href="http://www.iaea.org/newscenter/statements/iaea-director-generals-introductory-statement-to-the-board-of-governors-5-jun-2023" text:style-name="Internet_20_link" text:visited-style-name="Visited_20_Internet_20_Link">
stated</text:a>
CEO Rafael Mariano Grossi to his speech to the Council of the Agency Managing Agency.</text:p>
      <text:p text:style-name="P4">
He noted that groups of IAEA experts remain not only the Nazaposhzhia NPPs, but also at all nuclear power plants of Ukraine, carrying out monitoring and daily reporting on the development of events in the field of nuclear taphysical protection. In total, 81 experts of 37 missions have rotated the facilities in Ukraine.</text:p>
      <text:p text:style-name="P4">
The IAEA head has stated that in recent months there has been an increase in military activity, and therefore three existing nuclear power plants in Ukraine were able to reduce their capacity directly due to hostilities. In addition, all stations have encountered problems with the supply of spare parts.</text:p>
      <text:p text:style-name="P4">
According to Grossi, from now on, experts of the IAEA mission will report to him, as a CEO of these principles, and he will publicly tell him about any violations.</text:p>
      <text:p text:style-name="P4">
News Source: <text:a xlink:type="simple" xlink:href="https://armyinform.com.ua/2023/06/05/magate-nadalo-ukrayini-obladnannya-dlya-fizychnoyi-ta-yadernoyi-bezpeky-na-sumu-5-mln-yevro/" text:style-name="Internet_20_link" text:visited-style-name="Visited_20_Internet_20_Link">
https://armyinform.com.ua/2023/06/05/magate-nadalo-ukrayini-obladnannya-dlya-fizychnoyi-ta-yadernoyi-bezpeky-na-sumu-5-mln-yevro/</text:a>
</text:p>
      <!--NEWS-->
      <text:h text:style-name="P10" text:outline-level="1">
<text:span text:style-name="T4">
We, together with Estonia, will continue to defend the victory of Ukraine and peace in Europe - Alexei Reznikov</text:span>
</text:h>
      <text:p text:style-name="P4">
Author: ['АРМІЯINFORM']</text:p>
      <text:p text:style-name="P4">
Time: 2023-06-05T77:00:00-04:00</text:p>
      <text:p text:style-name="P4">
Description: On the margins of the non-lappers forum “DIALOG SHANGRI-LA”, the defense of Ukraine Oleksiy Rezniko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fx2_w2oxwaa6o6q.jpg" text:style-name="Internet_20_link" text:visited-style-name="Visited_20_Internet_20_Link">
fx2_w2oxwaa6o6q.jpg</text:a>
']</text:p>
      <text:p text:style-name="P4">
Tags: ['ОЛЕКСІЙ РЕЗНІКОВ', 'ОФІЦІЙНО']</text:p>
      <text:p text:style-name="P4">
Category: News</text:p>
      <!--METADATA-->
      <text:p text:style-name="P4">
<draw:frame draw:style-name="fr1" draw:name="Image282" text:anchor-type="as-char" svg:width="6.9236in" svg:height="4.462477in" draw:z-index="0">
<draw:image xlink:href="../Images/AРМІЯINFORM/2023-06-05T77-00-00-04-00/fx2_w2oxwaa6o6q.jpg" xlink:type="simple" xlink:show="embed" xlink:actuate="onLoad" draw:mime-type="image/jpeg"/>
</draw:frame>
In the fields of the Shanngry-La Dialogue Forum, the Minister of Defense of Ukraine Oleksireznikov spoke with Estonia Prime Minister Kaya Callas.</text:p>
      <text:p text:style-name="P4">
The head of the defense department [wrote] about it(https://twitter.com/oleksiireznikov/status/1665698288991961089?cxt=HHwWgoC8pZjx350uAAAA)In Twitter.</text:p>
      <text:p text:style-name="P4">
“The contribution of Estonia to the struggle of Ukraine was huge. Together, we continue to defend common values and common goals - the victory of Ukraine and the peace of the Uevropi, ”Alexei Reznikov stressed.</text:p>
      <text:p text:style-name="P4">
Recall that the Minister of Defense of Ukraine Alexei Reznikov in the fields of the Shanngri-la Dialogue Dialogue in Singapore <text:a xlink:type="simple" xlink:href="https://armyinform.com.ua/2023/06/05/oleksij-reznikov-podyakuvav-uchasnykam-dialog-shangri-la-za-ruh-u-majbutnye-bez-tyraniyi-ta-genoczydu/" text:style-name="Internet_20_link" text:visited-style-name="Visited_20_Internet_20_Link">
thanked</text:a>
International Institute of Strategic Studies and its CEO of Chipmen for effective dialogue.</text:p>
      <text:p text:style-name="P4">
News Source: <text:a xlink:type="simple" xlink:href="https://armyinform.com.ua/2023/06/05/my-razom-z-estoniyeyu-prodovzhymo-vidstoyuvaty-peremogu-ukrayiny-i-myr-u-yevropi-oleksij-reznikov/" text:style-name="Internet_20_link" text:visited-style-name="Visited_20_Internet_20_Link">
https://armyinform.com.ua/2023/06/05/my-razom-z-estoniyeyu-prodovzhymo-vidstoyuvaty-peremogu-ukrayiny-i-myr-u-yevropi-oleksij-reznikov/</text:a>
</text:p>
      <!--NEWS-->
      <text:h text:style-name="P10" text:outline-level="1">
<text:span text:style-name="T4">
Russians start fakes about counter -offensive to divert attention from defeat in the Bakhmut direction - Anna Malyar</text:span>
</text:h>
      <text:p text:style-name="P4">
Author: ['АРМІЯINFORM']</text:p>
      <text:p text:style-name="P4">
Time: 2023-06-05T78:00:00-04:00</text:p>
      <text:p text:style-name="P4">
Description: Rosiyani is actively launched by the INformation about the counterattack, that is the SO TROTRITE WIDOVLICTI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anna-malyar.jpg" text:style-name="Internet_20_link" text:visited-style-name="Visited_20_Internet_20_Link">
ganna-malyar.jpg</text:a>
']</text:p>
      <text:p text:style-name="P4">
Tags: ['ГАННА МАЛЯР', 'СИТУАЦІЯ НА ФРОНТІ', 'ФЕЙКИ РФ']</text:p>
      <text:p text:style-name="P4">
Category: News</text:p>
      <!--METADATA-->
      <text:p text:style-name="P4">
<draw:frame draw:style-name="fr1" draw:name="Image283" text:anchor-type="as-char" svg:width="6.9236in" svg:height="4.615733in" draw:z-index="0">
<draw:image xlink:href="../Images/AРМІЯINFORM/2023-06-05T78-00-00-04-00/ganna-malyar.jpg" xlink:type="simple" xlink:show="embed" xlink:actuate="onLoad" draw:mime-type="image/jpeg"/>
</draw:frame>
Anna painter</text:p>
      <text:p text:style-name="P4">
The Russians actively trigger information about the counter -offensive, because they need to take attention from their defeat in the Bakhmut direction.</text:p>
      <text:p text:style-name="P4">
About this Deputy Minister of Defense Anna Malyar <text:a xlink:type="simple" xlink:href="https://t.me/annamaliar/813" text:style-name="Internet_20_link" text:visited-style-name="Visited_20_Internet_20_Link">
wrote</text:a>
In his telegram.</text:p>
      <text:p text:style-name="P4">
According to her, the forces of Ukraine's defense in some directions are moving to the offensive.</text:p>
      <text:p text:style-name="P4">
“What is going on now? We continue the defense, which we started on February 24, 2022. The defense operation contains everything, including counter -offensive actions. That is why we move on to offensive actions in some premises, ”Anna Malyar wrote.</text:p>
      <text:p text:style-name="P4">
In particular, the epicenter of hostilities remains the Bakhmut direction.</text:p>
      <text:p text:style-name="P4">
“There we are moving a fairly wide front. We have success. We occupy the lord. The enemy is in defense, wants to hold positions. In the south - the enemy in defense. The fights of local importance are stored, ”her post reads ..</text:p>
      <text:p text:style-name="P4">
News Source: <text:a xlink:type="simple" xlink:href="https://armyinform.com.ua/2023/06/05/rosiyany-zapuskayut-fejky-pro-kontrnastup-shhob-vidvolikty-uvagu-vid-porazky-na-bahmutskomu-napryamku-ganna-malyar/" text:style-name="Internet_20_link" text:visited-style-name="Visited_20_Internet_20_Link">
https://armyinform.com.ua/2023/06/05/rosiyany-zapuskayut-fejky-pro-kontrnastup-shhob-vidvolikty-uvagu-vid-porazky-na-bahmutskomu-napryamku-ganna-malyar/</text:a>
</text:p>
      <!--NEWS-->
      <text:h text:style-name="P10" text:outline-level="1">
<text:span text:style-name="T4">
In Kharkiv, the Russian Air Bomb with 300 kilograms of explosives was neutralized</text:span>
</text:h>
      <text:p text:style-name="P4">
Author: ['АРМІЯINFORM']</text:p>
      <text:p text:style-name="P4">
Time: 2023-06-05T79:00:00-04:00</text:p>
      <text:p text:style-name="P4">
Description: At the Teritorsky Kommersant district, Kharkivko, Polocytsiki Vibuhtechkiykiykil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thumb_90555_800_600_0_0_auto.jpg" text:style-name="Internet_20_link" text:visited-style-name="Visited_20_Internet_20_Link">
thumb_90555_800_600_0_0_auto.jpg</text:a>
', '<text:a xlink:type="simple" xlink:href="https://armyinform.com.ua/wp-content/uploads/2023/06/1685968777-558.jpg" text:style-name="Internet_20_link" text:visited-style-name="Visited_20_Internet_20_Link">
1685968777-558.jpg</text:a>
']</text:p>
      <text:p text:style-name="P4">
Tags: ['STOPRUSSIA', 'АГРЕСІЯ РФ', 'ВІЙНА', 'ВТОРГНЕННЯ РФ', 'НАЦІОНАЛЬНА ПОЛІЦІЯ', 'ФАБ-500']</text:p>
      <text:p text:style-name="P4">
Category: News</text:p>
      <!--METADATA-->
      <text:p text:style-name="P4">
<draw:frame draw:style-name="fr1" draw:name="Image284" text:anchor-type="as-char" svg:width="6.9236in" svg:height="3.911834in" draw:z-index="0">
<draw:image xlink:href="../Images/AРМІЯINFORM/2023-06-05T79-00-00-04-00/thumb_90555_800_600_0_0_auto.jpg" xlink:type="simple" xlink:show="embed" xlink:actuate="onLoad" draw:mime-type="image/jpeg"/>
</draw:frame>
In the territory of Kupyansk district of Kharkiv region, police explosive technicians were damaged by a FAB-500 FAB-500 Aviation Bomb, equipped with 300 kilograms of a boil.</text:p>
      <text:p text:style-name="P4">
About it <text:a xlink:type="simple" xlink:href="https://www.npu.gov.ua/news/na-kharkivshchyni-vybukhotekhniky-politsii-zneshkodyly-aviabombu-iz-300-kh-vybukhivky" text:style-name="Internet_20_link" text:visited-style-name="Visited_20_Internet_20_Link">
reported</text:a>
National police.</text:p>
      <text:p text:style-name="P4">
As noted in the National Police, Fab-500 is one of the most dangerous weapons used by the Russian army. Exploring, such a ammunition leaves after a depth of five and 30 meters in diameter.</text:p>
      <text:p text:style-name="P4">
<draw:frame draw:style-name="fr1" draw:name="Image285" text:anchor-type="as-char" svg:width="6.9236in" svg:height="5.1927in" draw:z-index="0">
<draw:image xlink:href="../Images/AРМІЯINFORM/2023-06-05T79-00-00-04-00/1685968777-558.jpg" xlink:type="simple" xlink:show="embed" xlink:actuate="onLoad" draw:mime-type="image/jpeg"/>
</draw:frame>
As noted in the National Police, Fab-500 is one of the most dangerous weapons used by the Russian army. Exploring, such a ammunition leaves after a depth of five and 30 meters in diameter.</text:p>
      <text:p text:style-name="P4">
Information on the detection of enemy airbags received from the locals. The boost was found during agricultural work on the field of a nearby pop.</text:p>
      <text:p text:style-name="P4">
Executive specialists manually dismantled the airbag and transferred it to transport.</text:p>
      <text:p text:style-name="P4">
Subsequently, the ammunition was taken out of the area where the explosion could cause critical and destroyed on a special blasting area.</text:p>
      <text:p text:style-name="P4">
News Source: <text:a xlink:type="simple" xlink:href="https://armyinform.com.ua/2023/06/05/na-harkivshhyni-zneshkodyly-rosijsku-aviabombu-iz-300-kilogramamy-vybuhivky/" text:style-name="Internet_20_link" text:visited-style-name="Visited_20_Internet_20_Link">
https://armyinform.com.ua/2023/06/05/na-harkivshhyni-zneshkodyly-rosijsku-aviabombu-iz-300-kilogramamy-vybuhivky/</text:a>
</text:p>
      <!--NEWS-->
      <text:h text:style-name="P10" text:outline-level="1">
<text:span text:style-name="T4">
Helped torture the participants of the resistance movement: detained the guardian of the former Russian torture in Kherson</text:span>
</text:h>
      <text:p text:style-name="P4">
Author: ['АРМІЯINFORM']</text:p>
      <text:p text:style-name="P4">
Time: 2023-06-05T80:00:00-04:00</text:p>
      <text:p text:style-name="P4">
Description: Kherson has seduced Cholovika, who was on the earnings of a large -scale invadier of the Russian Feder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984207d2aeec52845ed7743734ea03c-e1685970559601.jpeg" text:style-name="Internet_20_link" text:visited-style-name="Visited_20_Internet_20_Link">
0984207d2aeec52845ed7743734ea03c-e1685970559601.jpeg</text:a>
']</text:p>
      <text:p text:style-name="P4">
Tags: ['КАТІВНІ', 'СБУ', 'ХЕРСОН']</text:p>
      <text:p text:style-name="P4">
Category: News</text:p>
      <!--METADATA-->
      <text:p text:style-name="P4">
<draw:frame draw:style-name="fr1" draw:name="Image286" text:anchor-type="as-char" svg:width="6.9236in" svg:height="5.34681in" draw:z-index="0">
<draw:image xlink:href="../Images/AРМІЯINFORM/2023-06-05T80-00-00-04-00/0984207d2aeec52845ed7743734ea03c-e1685970559601.jpeg" xlink:type="simple" xlink:show="embed" xlink:actuate="onLoad" draw:mime-type="image/jpeg"/>
</draw:frame>
In Kherson, a man was detained, who at the beginning of a large -scale invasion of the racist helped the racists imprison and torture the participants in the resistance movement.</text:p>
      <text:p text:style-name="P4">
About it <text:a xlink:type="simple" xlink:href="https://ssu.gov.ua/novyny/sbu-zatrymala-shche-odnoho-okhorontsia-kolyshnoi-rosiiskoi-kativni-u-khersoni" text:style-name="Internet_20_link" text:visited-style-name="Visited_20_Internet_20_Link">
reports</text:a>
Security Service of Ukraine.</text:p>
      <text:p text:style-name="P4">
The enemy's associate was a pro -Russian -minded local. Under the frequent occupation of the city, he turned to the Central Development aggressor.</text:p>
      <text:p text:style-name="P4">
"He was offered the" post of junior inspector of the security department "in the captured time of" Correctional Colony No. 90 ", which the invaders were used to identify the locals.</text:p>
      <text:p text:style-name="P4">
The attacker agreed to the "proposal" and voluntarily wrote a "statement" for the entry of a pre -occupation body ", - the message reads.</text:p>
      <text:p text:style-name="P4">
According to the investigation, the collaborator personally participated in searches and interrogation of Ukrainian citizens. During the torture, the victims "knocked out" consent with the occupiers.</text:p>
      <text:p text:style-name="P4">
After the release of Kherson, the enemy associate tried to "stay" at home in a Itally hoped to avoid punishment.</text:p>
      <text:p text:style-name="P4">
The attacker is currently in custody, he is threatened with up to 15 years in prison. The investigation is hidden.</text:p>
      <text:p text:style-name="P4">
News Source: <text:a xlink:type="simple" xlink:href="https://armyinform.com.ua/2023/06/05/dopomagav-katuvaty-uchasnykiv-ruhu-oporu-zatrymano-ohoronczya-kolyshnoyi-rosijskoyi-kativni-u-hersoni/" text:style-name="Internet_20_link" text:visited-style-name="Visited_20_Internet_20_Link">
https://armyinform.com.ua/2023/06/05/dopomagav-katuvaty-uchasnykiv-ruhu-oporu-zatrymano-ohoronczya-kolyshnoyi-rosijskoyi-kativni-u-hersoni/</text:a>
</text:p>
      <!--NEWS-->
      <text:h text:style-name="P10" text:outline-level="1">
<text:span text:style-name="T4">
Volodymyr Zelenskyy met with the head of the Ministry of Foreign Affairs of Britain</text:span>
</text:h>
      <text:p text:style-name="P4">
Author: ['АРМІЯINFORM']</text:p>
      <text:p text:style-name="P4">
Time: 2023-06-05T81:00:00-04:00</text:p>
      <text:p text:style-name="P4">
Description: President Volodymyr Zelensky, having discussed the sovereign of the secretary at the Lightfuls on the right,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ЕЛИКА БРИТАНІЯ', 'ВІЙНА', 'ВОЛОДИМИР ЗЕЛЕНСЬКИЙ', 'ВТОРГНЕННЯ РФ', 'ДЖЕЙМ КЛЕВЕРЛІ']</text:p>
      <text:p text:style-name="P4">
Category: News</text:p>
      <!--METADATA-->
      <text:p text:style-name="P4">
President Volodymyr Zelensky discussed with the State Secretary in the foreign laws, the Commonwealth of Nations and the Development of the United Kingdom JamemSkleverli preparation for NATO summit, the implementation of peace and reconstruction of Ukraine.</text:p>
      <text:p text:style-name="P4">
The Head of State reported this in <text:a xlink:type="simple" xlink:href="https://t.me/V_Zelenskiy_official/6475" text:style-name="Internet_20_link" text:visited-style-name="Visited_20_Internet_20_Link">
telegram</text:a>
.</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глава держави.</text:p>
      <text:p text:style-name="P4">
Він також висловив вдячність за підтримку, яку Велика Британія надавала іпродовжує надавати Україні.</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News Source: <text:a xlink:type="simple" xlink:href="https://armyinform.com.ua/2023/06/05/volodymyr-zelenskyj-zustrivsya-iz-glavoyu-mzs-brytaniyi/" text:style-name="Internet_20_link" text:visited-style-name="Visited_20_Internet_20_Link">
https://armyinform.com.ua/2023/06/05/volodymyr-zelenskyj-zustrivsya-iz-glavoyu-mzs-brytaniyi/</text:a>
</text:p>
      <!--NEWS-->
      <text:h text:style-name="P10" text:outline-level="1">
<text:span text:style-name="T4">
In the window of more than 300 cadets received the title of "junior lieutenant"</text:span>
</text:h>
      <text:p text:style-name="P4">
Author: ['Тетяна Головатюк']</text:p>
      <text:p text:style-name="P4">
Time: 2023-06-05T82:00:00-04:00</text:p>
      <text:p text:style-name="P4">
Description: At the VIISKOVOYA INITITITITII Taras Shevchenka, the Chergovy Vibilov OFIT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14.jpg" text:style-name="Internet_20_link" text:visited-style-name="Visited_20_Internet_20_Link">
golovna-14.jpg</text:a>
', '<text:a xlink:type="simple" xlink:href="https://armyinform.com.ua/wp-content/uploads/2023/06/foto-3-3-150x150.jpg" text:style-name="Internet_20_link" text:visited-style-name="Visited_20_Internet_20_Link">
foto-3-3-150x150.jpg</text:a>
', '<text:a xlink:type="simple" xlink:href="https://armyinform.com.ua/wp-content/uploads/2023/06/foto-1-3-150x150.jpg" text:style-name="Internet_20_link" text:visited-style-name="Visited_20_Internet_20_Link">
foto-1-3-150x150.jpg</text:a>
', '<text:a xlink:type="simple" xlink:href="https://armyinform.com.ua/wp-content/uploads/2023/06/foto-2-3-150x150.jpg" text:style-name="Internet_20_link" text:visited-style-name="Visited_20_Internet_20_Link">
foto-2-3-150x150.jpg</text:a>
', '<text:a xlink:type="simple" xlink:href="https://armyinform.com.ua/wp-content/uploads/2023/06/foto-5-2-150x150.jpg" text:style-name="Internet_20_link" text:visited-style-name="Visited_20_Internet_20_Link">
foto-5-2-150x150.jpg</text:a>
', '<text:a xlink:type="simple" xlink:href="https://armyinform.com.ua/wp-content/uploads/2023/06/foto-6-2-150x150.jpg" text:style-name="Internet_20_link" text:visited-style-name="Visited_20_Internet_20_Link">
foto-6-2-150x150.jpg</text:a>
', '<text:a xlink:type="simple" xlink:href="https://armyinform.com.ua/wp-content/uploads/2023/06/foto-7-2-150x150.jpg" text:style-name="Internet_20_link" text:visited-style-name="Visited_20_Internet_20_Link">
foto-7-2-150x150.jpg</text:a>
', '<text:a xlink:type="simple" xlink:href="https://armyinform.com.ua/wp-content/uploads/2023/06/foto-4-2-150x150.jpg" text:style-name="Internet_20_link" text:visited-style-name="Visited_20_Internet_20_Link">
foto-4-2-150x150.jpg</text:a>
', '<text:a xlink:type="simple" xlink:href="https://armyinform.com.ua/wp-content/uploads/2023/06/foto-9-2-150x150.jpg" text:style-name="Internet_20_link" text:visited-style-name="Visited_20_Internet_20_Link">
foto-9-2-150x150.jpg</text:a>
', '<text:a xlink:type="simple" xlink:href="https://armyinform.com.ua/wp-content/uploads/2023/06/foto-8-2-150x150.jpg" text:style-name="Internet_20_link" text:visited-style-name="Visited_20_Internet_20_Link">
foto-8-2-150x150.jpg</text:a>
', '<text:a xlink:type="simple" xlink:href="https://armyinform.com.ua/wp-content/uploads/2023/06/foto-12-2-150x150.jpg" text:style-name="Internet_20_link" text:visited-style-name="Visited_20_Internet_20_Link">
foto-12-2-150x150.jpg</text:a>
', '<text:a xlink:type="simple" xlink:href="https://armyinform.com.ua/wp-content/uploads/2023/06/foto-10-1-150x150.jpg" text:style-name="Internet_20_link" text:visited-style-name="Visited_20_Internet_20_Link">
foto-10-1-150x150.jpg</text:a>
', '<text:a xlink:type="simple" xlink:href="https://armyinform.com.ua/wp-content/uploads/2023/06/foto-11-1-150x150.jpg" text:style-name="Internet_20_link" text:visited-style-name="Visited_20_Internet_20_Link">
foto-11-1-150x150.jpg</text:a>
']</text:p>
      <text:p text:style-name="P4">
Tags: ['STOPRUSSIA', 'АГРЕСІЯ РФ', 'ВИПУСК КУРСАНТІВ', 'ВІЙНА', 'ВІКНУ', 'ВТОРГНЕННЯ РФ', 'МОЛОДШИЙ ЛЕЙТЕНАНТ']</text:p>
      <text:p text:style-name="P4">
Category: News</text:p>
      <!--METADATA-->
      <text:p text:style-name="P4">
<draw:frame draw:style-name="fr1" draw:name="Image287" text:anchor-type="as-char" svg:width="6.9236in" svg:height="4.615733in" draw:z-index="0">
<draw:image xlink:href="../Images/AРМІЯINFORM/2023-06-05T82-00-00-04-00/golovna-14.jpg" xlink:type="simple" xlink:show="embed" xlink:actuate="onLoad" draw:mime-type="image/jpeg"/>
</draw:frame>
At the Military Institute of Taras Shevchenko KNU, another highlight of the Armed Forces of Ukraine took place.</text:p>
      <text:p text:style-name="P4">
Until recently, these mobilized servicemen held sergeant positions of the craftsmen. But thanks to the qualitative training of the reserve officers with the cutting "moral and psychological support and psychology", today they received a diploma and primary officer rank-"Junior Lieutenant".</text:p>
      <text:p text:style-name="P4">
Based on the battle flag, the graduates put their hand on the heart and in one voice they sang the anthem of Ukraine.</text:p>
      <text:p text:style-name="P4">
<text:a xlink:type="simple" xlink:href="https://armyinform.com.ua/wp-content/uploads/2023/06/foto-3-3.jpg" text:style-name="Internet_20_link" text:visited-style-name="Visited_20_Internet_20_Link">
!(Images/AРМІЯINFORM/2023-06-05T82-00-00-04-00/foto-3-3-150x150.jpg)</text:a>
</text:p>
      <text:p text:style-name="P4">
<text:a xlink:type="simple" xlink:href="https://armyinform.com.ua/wp-content/uploads/2023/06/foto-1-3.jpg" text:style-name="Internet_20_link" text:visited-style-name="Visited_20_Internet_20_Link">
<draw:frame draw:style-name="fr1" draw:name="Image288" text:anchor-type="as-char" svg:width="6.9236in" svg:height="6.9236in" draw:z-index="0">
<draw:image xlink:href="../Images/AРМІЯINFORM/2023-06-05T82-00-00-04-00/foto-1-3-150x150.jpg" xlink:type="simple" xlink:show="embed" xlink:actuate="onLoad" draw:mime-type="image/jpeg"/>
</draw:frame>
</text:a>
</text:p>
      <text:p text:style-name="P4">
<text:a xlink:type="simple" xlink:href="https://armyinform.com.ua/wp-content/uploads/2023/06/foto-2-3.jpg" text:style-name="Internet_20_link" text:visited-style-name="Visited_20_Internet_20_Link">
<draw:frame draw:style-name="fr1" draw:name="Image289" text:anchor-type="as-char" svg:width="6.9236in" svg:height="6.9236in" draw:z-index="0">
<draw:image xlink:href="../Images/AРМІЯINFORM/2023-06-05T82-00-00-04-00/foto-2-3-150x150.jpg" xlink:type="simple" xlink:show="embed" xlink:actuate="onLoad" draw:mime-type="image/jpeg"/>
</draw:frame>
</text:a>
During the welcoming speech, the head of the Main Department of Moral and Psychological Support of the Armed Forces of Ukraine Major-General Vladislav Klochkov Davporada Davporada to future staff support officers.</text:p>
      <ul>
        <li>
I can proudly say that you are one of the best issues for the whole period. We have achieved this result thanks to quality selection and your desire. The very difficult work is to free our land from Russian invaders. I ask you to become the main advisor to the unit and assistant for personnel. You are those people who inspire the boys to win. I hope you are honored with your duty. And the intent will raise the structure of moral and psychological support of the Twist "Wagon" to the category "Personnel support officer". True, God with us and the victory will be ours-Major General Vladislav Klochkov.</li>
      </ul>
      <text:p text:style-name="P4">
The head of the Military Institute Brigade, General Anatoliy Shevchenko also said the younger officers and thanked them for the conscious choice to stand up to a protected state.</text:p>
      <ul>
        <li>
Time is fleeting, just yesterday I turned to you "gentlemen cadets", today I am proud to turn to you "gentlemen officers". I thank you the choice of becoming officers. You have found courage at a very easy time for our country and came to our studies. I hope that thanks to the preparation and skills you have acquired here, our victory is laid down a lot faster, - says brigade General Anatoliy Shevchenko.</li>
      </ul>
      <text:p text:style-name="P4">
<text:a xlink:type="simple" xlink:href="https://armyinform.com.ua/wp-content/uploads/2023/06/foto-6-2.jpg" text:style-name="Internet_20_link" text:visited-style-name="Visited_20_Internet_20_Link">
<draw:frame draw:style-name="fr1" draw:name="Image290" text:anchor-type="as-char" svg:width="6.9236in" svg:height="6.9236in" draw:z-index="0">
<draw:image xlink:href="../Images/AРМІЯINFORM/2023-06-05T82-00-00-04-00/foto-6-2-150x150.jpg" xlink:type="simple" xlink:show="embed" xlink:actuate="onLoad" draw:mime-type="image/jpeg"/>
</draw:frame>
</text:a>
</text:p>
      <text:p text:style-name="P4">
<text:a xlink:type="simple" xlink:href="https://armyinform.com.ua/wp-content/uploads/2023/06/foto-7-2.jpg" text:style-name="Internet_20_link" text:visited-style-name="Visited_20_Internet_20_Link">
<draw:frame draw:style-name="fr1" draw:name="Image291" text:anchor-type="as-char" svg:width="6.9236in" svg:height="6.9236in" draw:z-index="0">
<draw:image xlink:href="../Images/AРМІЯINFORM/2023-06-05T82-00-00-04-00/foto-7-2-150x150.jpg" xlink:type="simple" xlink:show="embed" xlink:actuate="onLoad" draw:mime-type="image/jpeg"/>
</draw:frame>
</text:a>
</text:p>
      <text:p text:style-name="P4">
<text:a xlink:type="simple" xlink:href="https://armyinform.com.ua/wp-content/uploads/2023/06/foto-4-2.jpg" text:style-name="Internet_20_link" text:visited-style-name="Visited_20_Internet_20_Link">
<draw:frame draw:style-name="fr1" draw:name="Image292" text:anchor-type="as-char" svg:width="6.9236in" svg:height="6.9236in" draw:z-index="0">
<draw:image xlink:href="../Images/AРМІЯINFORM/2023-06-05T82-00-00-04-00/foto-4-2-150x150.jpg" xlink:type="simple" xlink:show="embed" xlink:actuate="onLoad" draw:mime-type="image/jpeg"/>
</draw:frame>
</text:a>
Under the sounds of the military orchestra, the top 9 graduates were awarded the coene in their studies. One of these is the junior lieutenant Alexander Vakulenko. He expressed his gratitude from all graduates today to the leadership of the Tabard of the Military Institute, as well as the combat officers of the officer's reserve for the qualitative organization of the educational process.</text:p>
      <ul>
        <li>
I thank you for the unique opportunity to establish the interaction between different Rodamivsk and to exchange advanced experiences on personnel. I wish everyone with dignity to bear the honor of the uniform, selflessly fulfill the tasks and be a reliable support for your personnel. I have the honor of knowing each of you, ”says the young officer.</li>
      </ul>
      <text:p text:style-name="P4">
<text:a xlink:type="simple" xlink:href="https://armyinform.com.ua/wp-content/uploads/2023/06/foto-9-2.jpg" text:style-name="Internet_20_link" text:visited-style-name="Visited_20_Internet_20_Link">
!(Images/AРМІЯINFORM/2023-06-05T82-00-00-04-00/foto-9-2-150x150.jpg)</text:a>
</text:p>
      <text:p text:style-name="P4">
<text:a xlink:type="simple" xlink:href="https://armyinform.com.ua/wp-content/uploads/2023/06/foto-8-2.jpg" text:style-name="Internet_20_link" text:visited-style-name="Visited_20_Internet_20_Link">
<draw:frame draw:style-name="fr1" draw:name="Image293" text:anchor-type="as-char" svg:width="6.9236in" svg:height="6.9236in" draw:z-index="0">
<draw:image xlink:href="../Images/AРМІЯINFORM/2023-06-05T82-00-00-04-00/foto-8-2-150x150.jpg" xlink:type="simple" xlink:show="embed" xlink:actuate="onLoad" draw:mime-type="image/jpeg"/>
</draw:frame>
</text:a>
Traditionally, no ceremony passes without military chaplains. One correspondent service - Mikhail Omelyan, gave a blessing to the victory for our defense traffickers.</text:p>
      <ul>
        <li>
In the war, the spirit wins, namely the Ukrainian spirit, because the Russian - was the defeat of defeat. Morally, each of us has already won, it is left to complete the battlefield. Our Orthodox Church of Ukraine is praying today for preserving you and victory!May the Lord bless you with a victory, ”Michael Omelyan won.</li>
      </ul>
      <text:p text:style-name="P4">
<text:a xlink:type="simple" xlink:href="https://armyinform.com.ua/wp-content/uploads/2023/06/foto-12-2.jpg" text:style-name="Internet_20_link" text:visited-style-name="Visited_20_Internet_20_Link">
!(Images/AРМІЯINFORM/2023-06-05T82-00-00-04-00/foto-12-2-150x150.jpg)</text:a>
</text:p>
      <text:p text:style-name="P4">
<text:a xlink:type="simple" xlink:href="https://armyinform.com.ua/wp-content/uploads/2023/06/foto-10-1.jpg" text:style-name="Internet_20_link" text:visited-style-name="Visited_20_Internet_20_Link">
<draw:frame draw:style-name="fr1" draw:name="Image294" text:anchor-type="as-char" svg:width="6.9236in" svg:height="6.9236in" draw:z-index="0">
<draw:image xlink:href="../Images/AРМІЯINFORM/2023-06-05T82-00-00-04-00/foto-10-1-150x150.jpg" xlink:type="simple" xlink:show="embed" xlink:actuate="onLoad" draw:mime-type="image/jpeg"/>
</draw:frame>
</text:a>
</text:p>
      <text:p text:style-name="P4">
And the ceremony ended - a farewell to the combat flag of the military institute. At this point, each of the officers in attendance is aware of their appointment ... In the nichone goal for everyone - a good victory!</text:p>
      <text:p text:style-name="P4">
<text:span text:style-name="T5">
Opto author</text:span>
</text:p>
      <text:p text:style-name="P4">
News Source: <text:a xlink:type="simple" xlink:href="https://armyinform.com.ua/2023/06/05/u-viknu-ponad-300-kursantiv-otrymaly-zvannya-molodshyj-lejtenant/" text:style-name="Internet_20_link" text:visited-style-name="Visited_20_Internet_20_Link">
https://armyinform.com.ua/2023/06/05/u-viknu-ponad-300-kursantiv-otrymaly-zvannya-molodshyj-lejtenant/</text:a>
</text:p>
      <!--NEWS-->
      <text:h text:style-name="P10" text:outline-level="1">
<text:span text:style-name="T4">
Anna Malyar reported the promotion of Ukrainian troops in the Bakhmut direction</text:span>
</text:h>
      <text:p text:style-name="P4">
Author: ['АРМІЯINFORM']</text:p>
      <text:p text:style-name="P4">
Time: 2023-06-05T83:00:00-04:00</text:p>
      <text:p text:style-name="P4">
Description: About the intercessor of Minstra, the defense of Ukraine, Ganna Mallar, said in Efir Teleziziyn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800_0_1669051368-6634.webp" text:style-name="Internet_20_link" text:visited-style-name="Visited_20_Internet_20_Link">
800_0_1669051368-6634.webp</text:a>
']</text:p>
      <text:p text:style-name="P4">
Tags: ['БАХМУТ', 'ГАННА МАЛЯР', 'СИТУАЦІЯ НА ФРОНТІ']</text:p>
      <text:p text:style-name="P4">
Category: News</text:p>
      <!--METADATA-->
      <text:p text:style-name="P4">
<draw:frame draw:style-name="fr1" draw:name="Image295" text:anchor-type="as-char" svg:width="6.9236in" svg:height="4.604194in" draw:z-index="0">
<draw:image xlink:href="../ConvertedIMGs/AРМІЯINFORM/2023-06-05T83-00-00-04-00/800_0_1669051368-6634.png" xlink:type="simple" xlink:show="embed" xlink:actuate="onLoad" draw:mime-type="image/png"/>
</draw:frame>
The Deputy Minister of Defense of Ukraine Anna Malyar said about it in the Evirithelovia Marathon "Unified News".</text:p>
      <text:p text:style-name="P4">
According to her, it was in this direction that the Armed Forces of Ukraine were able to go to the offset and there are some successes today.</text:p>
      <ul>
        <li>
There is a promotion. We occupy some dominant heights, - said Anna Malyar.</li>
      </ul>
      <text:p text:style-name="P4">
-During the fighting, we moved forward to the direction of Orikhovo-Vasylivka-Paraskovka from 200 to 1600 meters, in the direction of Ivanovo-Klischiivka.</text:p>
      <text:p text:style-name="P4">
News Source: <text:a xlink:type="simple" xlink:href="https://armyinform.com.ua/2023/06/05/ganna-malyar-povidomyla-pro-prosuvannya-ukrayinskyh-vijsk-na-bahmutskomu-napryamku/" text:style-name="Internet_20_link" text:visited-style-name="Visited_20_Internet_20_Link">
https://armyinform.com.ua/2023/06/05/ganna-malyar-povidomyla-pro-prosuvannya-ukrayinskyh-vijsk-na-bahmutskomu-napryamku/</text:a>
</text:p>
      <!--NEWS-->
      <text:h text:style-name="P10" text:outline-level="1">
<text:span text:style-name="T4">
Ministry of Veterans announced the composition of the National Team "Igor of the Non -Cholone - 2023"</text:span>
</text:h>
      <text:p text:style-name="P4">
Author: ['Світлана Кирган']</text:p>
      <text:p text:style-name="P4">
Time: 2023-06-05T84:00:00-04:00</text:p>
      <text:p text:style-name="P4">
Description: Nakrikinzi Kvіnynya at Lviv VIDBULISKY ONECOUNTER SLASSIS “IGRI SROWER”,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olovna-1-2.jpg" text:style-name="Internet_20_link" text:visited-style-name="Visited_20_Internet_20_Link">
golovna-1-2.jpg</text:a>
', '<text:a xlink:type="simple" xlink:href="https://armyinform.com.ua/wp-content/uploads/2023/06/foto-1-.jpg" text:style-name="Internet_20_link" text:visited-style-name="Visited_20_Internet_20_Link">
foto-1-.jpg</text:a>
', '<text:a xlink:type="simple" xlink:href="https://armyinform.com.ua/wp-content/uploads/2023/06/foto-2-4.jpg" text:style-name="Internet_20_link" text:visited-style-name="Visited_20_Internet_20_Link">
foto-2-4.jpg</text:a>
', '<text:a xlink:type="simple" xlink:href="https://armyinform.com.ua/wp-content/uploads/2023/06/foto-3-1-1.jpg" text:style-name="Internet_20_link" text:visited-style-name="Visited_20_Internet_20_Link">
foto-3-1-1.jpg</text:a>
', '<text:a xlink:type="simple" xlink:href="https://armyinform.com.ua/wp-content/uploads/2023/06/foto-4-1-1.jpg" text:style-name="Internet_20_link" text:visited-style-name="Visited_20_Internet_20_Link">
foto-4-1-1.jpg</text:a>
']</text:p>
      <text:p text:style-name="P4">
Tags: ['STOPRUSSIA', 'АГРЕСІЯ РФ', 'ВІЙНА', 'ВТОРГНЕННЯ РФ', 'ІГОР НЕСКОРЕНИХ\xa0— 2023', 'МІНВЕТЕРАНІВ']</text:p>
      <text:p text:style-name="P4">
Category: News</text:p>
      <!--METADATA-->
      <text:p text:style-name="P4">
<draw:frame draw:style-name="fr1" draw:name="Image296" text:anchor-type="as-char" svg:width="6.9236in" svg:height="4.615733in" draw:z-index="0">
<draw:image xlink:href="../Images/AРМІЯINFORM/2023-06-05T84-00-00-04-00/golovna-1-2.jpg" xlink:type="simple" xlink:show="embed" xlink:actuate="onLoad" draw:mime-type="image/jpeg"/>
</draw:frame>
At the end of April, the All -Ukrainian competitions "Games of the Unconquered" took place in Lviv, as a result of which the qualifying commission formed a national team, which in September 2023 will present our country in Dusseldorf(Germany)on international competitions of Invictus Games.</text:p>
      <text:p text:style-name="P4">
**</text:p>
      <text:p text:style-name="P4">
The Games of the Unconquered in Ukraine are the largest veterans in adaptive sports competitions, which are designed to create new opportunities for wounded tatravated Ukrainian veterans and military personnel, supporting their field for physical recovery, psychological rehabilitation and social integration.</text:p>
      <text:p text:style-name="P4">
**</text:p>
      <text:p text:style-name="P4">
Today, the Ministry of Veterans of Ukraine has announced the names of 25 participants who will represent Ukraine in the international arena as part of the National Team "Non -Conducted".</text:p>
      <text:p text:style-name="P4">
<draw:frame draw:style-name="fr1" draw:name="Image297" text:anchor-type="as-char" svg:width="6.9236in" svg:height="4.465722in" draw:z-index="0">
<draw:image xlink:href="../Images/AРМІЯINFORM/2023-06-05T84-00-00-04-00/foto-1-.jpg" xlink:type="simple" xlink:show="embed" xlink:actuate="onLoad" draw:mime-type="image/jpeg"/>
</draw:frame>
- So, here is the composition of the newly elected national team: Veniamin Bondarchuk, Vitaliy Borodavka, Alexander Budko, Nazar Vozniuk, Vladimir Hera, Igor Derman, Maxim Dmitrash, Oleg Dolzhok, Mykola Zaritsky, Maxim Zubov, Konstantin Kobylyan, Oleksandrkravchenko, Semen Lugun, Maznichenko, Alexander Makovei, Ivan Moldun, Dmitry Polovyan, Oleksandr Ponomarev, Irina Ternikov, Vladimirtovka, Vadim Fasol, Yulia Shevchuk, Bogdan Yarotsky and Yulia Payevskaya, - said the head of the department of veteran of Ukraine.</text:p>
      <text:p text:style-name="P4">
**</text:p>
      <text:p text:style-name="P4">
Read also:</text:p>
      <text:p text:style-name="P4">
<text:span text:style-name="T4">
 <text:a xlink:type="simple" xlink:href="https://armyinform.com.ua/2023/03/14/u-minveteraniv-rozpovily-shho-neobhidno-dlya-uchasti-v-czogorichnyh-igrah-neskorenyh/" text:style-name="Internet_20_link" text:visited-style-name="Visited_20_Internet_20_Link">
<text:span text:style-name="T4">
 The Ministry of Veterans told that it was necessary to participate in this year's "Games" </text:span>
</text:a>
</text:span>
</text:p>
      <text:p text:style-name="P4">
**</text:p>
      <text:p text:style-name="P4">
The Ministry of Veterans noted that specifically known as Tyra, the Invictus Games Invictus Games Foundation, specifically known as Taira ", the Invictus Games Invictus Games. Tyra had to speak at UgaAaz international competitions in 2022, but because she could not be held captive. So, the composition of this year's national team increased by 1 participant and was 25 people.</text:p>
      <text:p text:style-name="P4">
<draw:frame draw:style-name="fr1" draw:name="Image298" text:anchor-type="as-char" svg:width="6.9236in" svg:height="3.98684in" draw:z-index="0">
<draw:image xlink:href="../Images/AРМІЯINFORM/2023-06-05T84-00-00-04-00/foto-2-4.jpg" xlink:type="simple" xlink:show="embed" xlink:actuate="onLoad" draw:mime-type="image/jpeg"/>
</draw:frame>
In total, 202 Tavetrans from different parts of Ukraine participated in the qualifying competitions. They competed in 9 sports: bowing, light athletics, bicycle sports, rowing on simulators, powerlifting, table tennis, volleyball sitting, basketball on trolleys.</text:p>
      <text:p text:style-name="P4">
<draw:frame draw:style-name="fr1" draw:name="Image299" text:anchor-type="as-char" svg:width="6.9236in" svg:height="5.158082in" draw:z-index="0">
<draw:image xlink:href="../Images/AРМІЯINFORM/2023-06-05T84-00-00-04-00/foto-3-1-1.jpg" xlink:type="simple" xlink:show="embed" xlink:actuate="onLoad" draw:mime-type="image/jpeg"/>
</draw:frame>
</text:p>
      <text:p text:style-name="P4">
-Our team has prepared a very interesting and rich program that will be wrapped in 3 training sessions. Each of these stages has its own concern. At the first training meetings, each participant will be able to choose their priority sport. It is very important that participants will be able to work not only in sports in which they participated in the national selection, but also protest everything in the program. Our corticals will focus on the sport that they are building for them, and in which the participant will be able to express themselves. That is, it will be a cyst period. The second training fee will be playing. Actually, we will have volleyball teams and basketball for the first stage. And then, in the second stage, these teams will be improved. The third training fee is planned abroad, from where I will go to the competition. This gathering will be the most important, ”Olenaanovskaya said.</text:p>
      <text:p text:style-name="P4">
She emphasized that this year an extremely powerful team of specialists, who seek to rehabilitate our military and, in fact, rehabilitation and recovery, is an important component of the "Games of the Untord".</text:p>
      <text:p text:style-name="P4">
<draw:frame draw:style-name="fr1" draw:name="Image300" text:anchor-type="as-char" svg:width="6.9236in" svg:height="3.842598in" draw:z-index="0">
<draw:image xlink:href="../Images/AРМІЯINFORM/2023-06-05T84-00-00-04-00/foto-4-1-1.jpg" xlink:type="simple" xlink:show="embed" xlink:actuate="onLoad" draw:mime-type="image/jpeg"/>
</draw:frame>
The Selection and Preparation of the National Team of Ukraine in 2023 was carried out by the Ministry of Examination of Veterans of Ukraine together with the BF "Come back Living", the Center for Strategic Communications "Stratko Ukraine" and NGO "Invictus Ukraine" with the support of the mating working group and with the assistance of the sports department of the Lviv City Council.</text:p>
      <text:p text:style-name="P4">
<text:span text:style-name="T5">
Opto author</text:span>
</text:p>
      <text:p text:style-name="P4">
News Source: <text:a xlink:type="simple" xlink:href="https://armyinform.com.ua/2023/06/05/minveteraniv-ogolosylo-sklad-naczionalnoyi-zbirnoyi-igor-neskorenyh-2023/" text:style-name="Internet_20_link" text:visited-style-name="Visited_20_Internet_20_Link">
https://armyinform.com.ua/2023/06/05/minveteraniv-ogolosylo-sklad-naczionalnoyi-zbirnoyi-igor-neskorenyh-2023/</text:a>
</text:p>
      <!--NEWS-->
      <text:h text:style-name="P10" text:outline-level="1">
<text:span text:style-name="T4">
Ukrainian aviation has inflicted 18 blows to the enemy and his SCR</text:span>
</text:h>
      <text:p text:style-name="P4">
Author: ['АРМІЯINFORM']</text:p>
      <text:p text:style-name="P4">
Time: 2023-06-05T85:00:00-04:00</text:p>
      <text:p text:style-name="P4">
Description: Avіaatsіya defense forces for Dob took 18 strikes in the areas of Zseridzhennya of a special warehouse th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8_main-v1673108546.jpg" text:style-name="Internet_20_link" text:visited-style-name="Visited_20_Internet_20_Link">
38_main-v1673108546.jpg</text:a>
']</text:p>
      <text:p text:style-name="P4">
Tags: ['ВІЙНА', 'ГЕНШТАБ ЗС УКРАЇНИ', 'ОПЕРАТИВНА ІНФОРМАЦІЯ', 'ХРОНІКА ОБОРОНИ']</text:p>
      <text:p text:style-name="P4">
Category: News</text:p>
      <!--METADATA-->
      <text:p text:style-name="P4">
<draw:frame draw:style-name="fr1" draw:name="Image301" text:anchor-type="as-char" svg:width="6.9236in" svg:height="4.609139in" draw:z-index="0">
<draw:image xlink:href="../Images/AРМІЯINFORM/2023-06-05T85-00-00-04-00/38_main-v1673108546.jpg" xlink:type="simple" xlink:show="embed" xlink:actuate="onLoad" draw:mime-type="image/jpeg"/>
</draw:frame>
Aviation of defense forces per day made 18 strokes in the areas of concentration of personal staff and 2 on the enemy's anti-aircraft missile complexe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ur defenders destroyed one enemy reconnaissance UAV.</text:p>
      <text:p text:style-name="P4">
Units of missile troops and artillery during the day were struck by 2 points of management, 10 areas of concentration of live power, weapons and military equipment, ammunition composition, anti-aircraft missile complex and 3 artillery units of the enemy at fire positions.</text:p>
      <text:p text:style-name="P4">
News Source: <text:a xlink:type="simple" xlink:href="https://armyinform.com.ua/2023/06/05/ukrayinska-aviacziya-zavdala-18-udariv-po-vorogu-ta-jogo-zrk/" text:style-name="Internet_20_link" text:visited-style-name="Visited_20_Internet_20_Link">
https://armyinform.com.ua/2023/06/05/ukrayinska-aviacziya-zavdala-18-udariv-po-vorogu-ta-jogo-zrk/</text:a>
</text:p>
      <!--NEWS-->
      <text:h text:style-name="P10" text:outline-level="1">
<text:span text:style-name="T4">
The war is not only destroyed by Ukraine, it also destroys the Russian Federation - Anna Malyar</text:span>
</text:h>
      <text:p text:style-name="P4">
Author: ['АРМІЯINFORM']</text:p>
      <text:p text:style-name="P4">
Time: 2023-06-05T86:00:00-04:00</text:p>
      <text:p text:style-name="P4">
Description: About the Tse in the Ephirus Telemarafon “єini News” Rospovіla Intercessor Minstra defense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302" text:anchor-type="as-char" svg:width="6.9236in" svg:height="3.813847in" draw:z-index="0">
<draw:image xlink:href="../Images/AРМІЯINFORM/2023-06-05T86-00-00-04-00/malyar-e1685980532284.jpeg" xlink:type="simple" xlink:show="embed" xlink:actuate="onLoad" draw:mime-type="image/jpeg"/>
</draw:frame>
The Deputy Ministers of Ukraine Anna Malyar told about it on the air of the Unified News.</text:p>
      <ul>
        <li>
We have already said that in Russia the complication of the internal political situation is provoked. Society cannot approve of what is happening for so long or be silent for so long. This cannot be arranged, I hope more than Russia, because in reality this war is destroying not only Ukraine, it destroys the Irosian Federation. We observe what is happening. Clearly, it will be complicated because the Russians do not leave here(in Ukraine. –Aut.)To fight, and accordingly they complicate the situation in their country, ”Anna Malyar said.</li>
      </ul>
      <text:p text:style-name="P4">
News Source: <text:a xlink:type="simple" xlink:href="https://armyinform.com.ua/2023/06/05/vijna-rujnuye-ne-tilky-ukrayinu-vona-rujnuye-i-rosijsku-federacziyu-ganna-malyar/" text:style-name="Internet_20_link" text:visited-style-name="Visited_20_Internet_20_Link">
https://armyinform.com.ua/2023/06/05/vijna-rujnuye-ne-tilky-ukrayinu-vona-rujnuye-i-rosijsku-federacziyu-ganna-malyar/</text:a>
</text:p>
      <!--NEWS-->
      <text:h text:style-name="P10" text:outline-level="1">
<text:span text:style-name="T4">
In the east of Ukraine there were 25 combat clashes per day - the General Staff of the Armed Forces</text:span>
</text:h>
      <text:p text:style-name="P4">
Author: ['АРМІЯINFORM']</text:p>
      <text:p text:style-name="P4">
Time: 2023-06-05T87:00:00-04:00</text:p>
      <text:p text:style-name="P4">
Description: Opponent of the same Zoedzhu, the main Zuill at the my best of the recruitment of Lugansk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su-viyna-donechchyna.webp" text:style-name="Internet_20_link" text:visited-style-name="Visited_20_Internet_20_Link">
zsu-viyna-donechchyna.webp</text:a>
']</text:p>
      <text:p text:style-name="P4">
Tags: ['ГЕНЕРАЛЬНИЙ ШТАБ ЗС УКРАЇНИ', 'ОПЕРАТИВНА ІНФОРМАЦІЯ']</text:p>
      <text:p text:style-name="P4">
Category: News</text:p>
      <!--METADATA-->
      <text:p text:style-name="P4">
<draw:frame draw:style-name="fr1" draw:name="Image303" text:anchor-type="as-char" svg:width="6.9236in" svg:height="4.183008in" draw:z-index="0">
<draw:image xlink:href="../ConvertedIMGs/AРМІЯINFORM/2023-06-05T87-00-00-04-00/zsu-viyna-donechchyna.png" xlink:type="simple" xlink:show="embed" xlink:actuate="onLoad" draw:mime-type="image/png"/>
</draw:frame>
The enemy continues to focus the main efforts on attempts by full occupation of the Luhansk and Donetsk regions. During the day there were 25 fighting.</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In the Volyn and Polissya directions, the operational situation without significant changes, no signs of formation of offensive groups were detected. The Republicless is continuing to support Russian armed aggression - the preparation of the enemy units is drawn on its polygon.</text:p>
      <text:p text:style-name="P4">
In the Liman direction during the day the enemy led unsuccessful offensive divers of the Bigorivka area of Luhansk region.</text:p>
      <text:p text:style-name="P4">
In the Bakhmut direction, the enemy conducted offensive actions in the direction of theuvanovsky, had no success.</text:p>
      <text:p text:style-name="P4">
In the Avdeevsky direction, the enemy made an unsuccessful attempt at the offensive near Nesevelsky.</text:p>
      <text:p text:style-name="P4">
In the Mariinsky direction, our defenders repelled all 8 enemy attacks in the Marinka's region, at the same time, the enemy struck the lamps within the launch.</text:p>
      <text:p text:style-name="P4">
In Zaporizhzhya and Kherson directions, the enemy continues to conduct defense.</text:p>
      <text:p text:style-name="P4">
News Source: <text:a xlink:type="simple" xlink:href="https://armyinform.com.ua/2023/06/05/na-shodi-ukrayiny-za-dobu-vidbulos-25-bojovyh-zitknen-genshtab-zsu/" text:style-name="Internet_20_link" text:visited-style-name="Visited_20_Internet_20_Link">
https://armyinform.com.ua/2023/06/05/na-shodi-ukrayiny-za-dobu-vidbulos-25-bojovyh-zitknen-genshtab-zsu/</text:a>
</text:p>
      <!--NEWS-->
      <text:h text:style-name="P10" text:outline-level="1">
<text:span text:style-name="T4">
Russians set up production and replenish their rockets - Anna Malyar</text:span>
</text:h>
      <text:p text:style-name="P4">
Author: ['АРМІЯINFORM']</text:p>
      <text:p text:style-name="P4">
Time: 2023-06-05T88:00:00-04:00</text:p>
      <text:p text:style-name="P4">
Description: About Tse in the Ephirus Telemarafon “єini News”, the intercessor of the Minstra defense of Ukrainian, the war with Ukraine 2022, the war with Ukraine,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69_main-v1672824816.jpg" text:style-name="Internet_20_link" text:visited-style-name="Visited_20_Internet_20_Link">
69_main-v1672824816.jpg</text:a>
']</text:p>
      <text:p text:style-name="P4">
Tags: ['STOPRUSSIA', 'АГРЕСІЯ РФ', 'ВІЙНА', 'ВТОРГНЕННЯ РФ', 'ГАННА МАЛЯР']</text:p>
      <text:p text:style-name="P4">
Category: News</text:p>
      <!--METADATA-->
      <text:p text:style-name="P4">
<draw:frame draw:style-name="fr1" draw:name="Image304" text:anchor-type="as-char" svg:width="6.9236in" svg:height="4.61903in" draw:z-index="0">
<draw:image xlink:href="../Images/AРМІЯINFORM/2023-06-05T88-00-00-04-00/69_main-v1672824816.jpg" xlink:type="simple" xlink:show="embed" xlink:actuate="onLoad" draw:mime-type="image/jpeg"/>
</draw:frame>
Illustrative photo</text:p>
      <text:p text:style-name="P4">
The Deputy Ministers of Ukraine Anna Malyar informed about it on the air of the only news.</text:p>
      <ul>
        <li>
The war is exhausted by all parties, but we must adequately evaluate the enemy and understand that our enemy is strong and not only more people, they have more arms. And they are now establishing production and, in fact, replenish their rockets. They cannot replenish with the dynamics as much as they have already spent, but they are nevertheless replenished, - said Anna Malyar.</li>
      </ul>
      <text:p text:style-name="P4">
According to her, it is not necessary to hope for complete exhaustion of the Russians, because now the Russian country, which goes to military rails.</text:p>
      <text:p text:style-name="P4">
-They actually switched their economy completely to the maintenance of war, as they say, they "bored", but they will have one or another weapon. There should be no tutilus.</text:p>
      <text:p text:style-name="P4">
The Deputy Minister of Defense of Ukraine also noted that the threat from the rosar will continue.</text:p>
      <text:p text:style-name="P4">
-We need to clearly understand-before our victory will be a threat to any rafts from the Russian Federation, including missile threats to the entire territory of Ukraine. Therefore, it is necessary to follow all safety measures when the airline is heard.</text:p>
      <text:p text:style-name="P4">
News Source: <text:a xlink:type="simple" xlink:href="https://armyinform.com.ua/2023/06/05/rosiyany-nalagodzhuyut-vyrobnycztvo-i-popovnyuyut-svij-zapas-raket-ganna-malyar/" text:style-name="Internet_20_link" text:visited-style-name="Visited_20_Internet_20_Link">
https://armyinform.com.ua/2023/06/05/rosiyany-nalagodzhuyut-vyrobnycztvo-i-popovnyuyut-svij-zapas-raket-ganna-malyar/</text:a>
</text:p>
      <!--NEWS-->
      <text:h text:style-name="P10" text:outline-level="1">
<text:span text:style-name="T4">
Denis Shmigal and James Kleverli discussed military cooperation and prospects for Euro -Atlantic integration</text:span>
</text:h>
      <text:p text:style-name="P4">
Author: ['АРМІЯINFORM']</text:p>
      <text:p text:style-name="P4">
Time: 2023-06-05T89:00:00-04:00</text:p>
      <text:p text:style-name="P4">
Description: Prem-Minіstrakhokhoka Denis Schmigal at Kiwi Voriv Zustych Iz by the Sovereig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thumb_204306_820_360_0_0_auto.jpg" text:style-name="Internet_20_link" text:visited-style-name="Visited_20_Internet_20_Link">
thumb_204306_820_360_0_0_auto.jpg</text:a>
']</text:p>
      <text:p text:style-name="P4">
Tags: ['STOPRUSSIA', 'АГРЕСІЯ РФ', 'ВТОРГНЕННЯ РФ', 'ДЕНИС ШМИГАЛЬ', 'ДЖЕЙМС КЛЕВЕРЛІ', 'УРЯДОВИЙ ПОРТАЛ']</text:p>
      <text:p text:style-name="P4">
Category: News</text:p>
      <!--METADATA-->
      <text:p text:style-name="P4">
<draw:frame draw:style-name="fr1" draw:name="Image305" text:anchor-type="as-char" svg:width="6.9236in" svg:height="4.407462in" draw:z-index="0">
<draw:image xlink:href="../Images/AРМІЯINFORM/2023-06-05T89-00-00-04-00/thumb_204306_820_360_0_0_auto.jpg" xlink:type="simple" xlink:show="embed" xlink:actuate="onLoad" draw:mime-type="image/jpeg"/>
</draw:frame>
Prime Minister of Ukraine Denis Shmigal in Kyiv met with a secretary of foreign affairs, the Commonwealth of Nations and the development of Britain James Kleverla.</text:p>
      <text:p text:style-name="P4">
About it <text:a xlink:type="simple" xlink:href="https://www.kmu.gov.ua/news/denys-shmyhal-ta-dzheims-kleverli-obhovoryly-viiskovu-spivpratsiu-vidnovlennia-ta-perspektyvy-ievroatlantychnoi-intehratsii" text:style-name="Internet_20_link" text:visited-style-name="Visited_20_Internet_20_Link">
reports</text:a>
Government portal.</text:p>
      <text:p text:style-name="P4">
The parties discussed the issues of armed support for Ukraine, reconstruction and integration of NATO.</text:p>
      <text:p text:style-name="P4">
Denis Shmigal thanked James Kleverli for Britain's leadership in creating "fighter coalitions" and readiness to teach our pilots.</text:p>
      <text:p text:style-name="P4">
“Today, on the agenda, our pilots preparation, the first groups are already referred to the United Kingdom. The battlefield is reformatting the Ukrainian Armed Forces according to NATO standards. Therefore, during the NATO summit, Ukrainian is to hear specific messages about our future in the Alliance. This is important for Ukrainian society and for our army, ”the head of government emphasized.</text:p>
      <text:p text:style-name="P4">
Denis Shmigal also expressed gratitude to the United Kingdom for the unconditional, unwavering support of Ukraine in all areas - from military to financial and financial sanction.</text:p>
      <text:p text:style-name="P4">
The head of the government urged partners to strengthen sanctions against the Russian Federation, in particular about the export of dual -use goods, which will bleed the Russian military military. Denis Shmigal also expressed his hope for the rapid development of a compensation mechanism. As a result, Russia has to pay for the all -destroyed.</text:p>
      <text:p text:style-name="P4">
The participants of the meeting also discussed the issue of reconstruction. The Prime Minister of Ukraine has attended the UK's participation in rapid restoration, including six bridges in the Kyiv region and the use of UKEF export-credit tools.</text:p>
      <text:p text:style-name="P4">
“From June 21-22, Ukraine has expedited practical results in London. First of all, to attract resources for reconstruction, ”Denis Shmigal said.</text:p>
      <text:p text:style-name="P4">
For his part, James Kleverli noted that the United Kingdom would continue to support Ukraine and Ukrainians in various fields, as well as help in renewal.</text:p>
      <text:p text:style-name="P4">
News Source: <text:a xlink:type="simple" xlink:href="https://armyinform.com.ua/2023/06/05/denys-shmygal-ta-dzhejms-kleverli-obgovoryly-vijskovu-spivpraczyu-vidnovlennya-ta-perspektyvy-yevroatlantychnoyi-integracziyi/" text:style-name="Internet_20_link" text:visited-style-name="Visited_20_Internet_20_Link">
https://armyinform.com.ua/2023/06/05/denys-shmygal-ta-dzhejms-kleverli-obgovoryly-vijskovu-spivpraczyu-vidnovlennya-ta-perspektyvy-yevroatlantychnoyi-integracziyi/</text:a>
</text:p>
      <!--NEWS-->
      <text:h text:style-name="P10" text:outline-level="1">
<text:span text:style-name="T4">
Alexei Reznikov thanked the Ukrainian delegation for the promotion of national interests in the Singapore Forum</text:span>
</text:h>
      <text:p text:style-name="P4">
Author: ['АРМІЯINFORM']</text:p>
      <text:p text:style-name="P4">
Time: 2023-06-05T90:00:00-04:00</text:p>
      <text:p text:style-name="P4">
Description: Mainstro defense of Ukraine Oleksiy Reznikov, having packed the Ukrainian delegation on a nonsens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x3ol1cxwaa_g4x.jpg" text:style-name="Internet_20_link" text:visited-style-name="Visited_20_Internet_20_Link">
fx3ol1cxwaa_g4x.jpg</text:a>
']</text:p>
      <text:p text:style-name="P4">
Tags: ['ОЛЕКСІЙ РЕЗНІКОВ', 'ОФІЦІЙНО', 'СІНГАПУР']</text:p>
      <text:p text:style-name="P4">
Category: News</text:p>
      <!--METADATA-->
      <text:p text:style-name="P4">
<draw:frame draw:style-name="fr1" draw:name="Image306" text:anchor-type="as-char" svg:width="6.9236in" svg:height="5.1927in" draw:z-index="0">
<draw:image xlink:href="../Images/AРМІЯINFORM/2023-06-05T90-00-00-04-00/fx3ol1cxwaa_g4x.jpg" xlink:type="simple" xlink:show="embed" xlink:actuate="onLoad" draw:mime-type="image/jpeg"/>
</draw:frame>
The Minister of Defense of Ukraine Oleksiy Reznikov thanked the Ukrainian delegation of the Induction Forum "Dialogue Shangri-L" in Singapore.</text:p>
      <text:p text:style-name="P4">
About this <text:a xlink:type="simple" xlink:href="https://twitter.com/oleksiireznikov/status/1665742732520767488" text:style-name="Internet_20_link" text:visited-style-name="Visited_20_Internet_20_Link">
it is referred</text:a>
All Twitter.</text:p>
      <text:p text:style-name="P4">
“You have done a fantastic work, promoting our national interests in Asia around the world.</text:p>
      <text:p text:style-name="P4">
I especially thank our Ambassador of Ukraine in Singapore Kateryna Zelenko and our Command of the Embassy of Ukraine in Singapore for their work and professionalism.</text:p>
      <text:p text:style-name="P4">
Ukraine has friends all over the world, and they are ready to help us bring us closer, ”his post reads.</text:p>
      <text:p text:style-name="P4">
News Source: <text:a xlink:type="simple" xlink:href="https://armyinform.com.ua/2023/06/05/oleksij-reznikov-podyakuvav-ukrayinskij-delegacziyi-za-prosuvannya-naczionalnyh-interesiv-na-forumi-u-singapuri/" text:style-name="Internet_20_link" text:visited-style-name="Visited_20_Internet_20_Link">
https://armyinform.com.ua/2023/06/05/oleksij-reznikov-podyakuvav-ukrayinskij-delegacziyi-za-prosuvannya-naczionalnyh-interesiv-na-forumi-u-singapuri/</text:a>
</text:p>
      <!--NEWS-->
      <text:h text:style-name="P10" text:outline-level="1">
<text:span text:style-name="T4">
In the field hospital in Luhansk region, the occupiers sent 20 trucks with wounded military</text:span>
</text:h>
      <text:p text:style-name="P4">
Author: ['АРМІЯINFORM']</text:p>
      <text:p text:style-name="P4">
Time: 2023-06-05T91:00:00-04:00</text:p>
      <text:p text:style-name="P4">
Description: Snowing to Zbroin aggressi, Rosіyskі puptepatzіynі vіsyska, hesitarily hop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647d6cc1eef0f.jpeg" text:style-name="Internet_20_link" text:visited-style-name="Visited_20_Internet_20_Link">
647d6cc1eef0f.jpeg</text:a>
']</text:p>
      <text:p text:style-name="P4">
Tags: ['ВТРАТИ ЗС РФ', 'ЛУГАНЩИНА']</text:p>
      <text:p text:style-name="P4">
Category: News</text:p>
      <!--METADATA-->
      <text:p text:style-name="P4">
<draw:frame draw:style-name="fr1" draw:name="Image307" text:anchor-type="as-char" svg:width="6.9236in" svg:height="3.262746in" draw:z-index="0">
<draw:image xlink:href="../Images/AРМІЯINFORM/2023-06-05T91-00-00-04-00/647d6cc1eef0f.jpeg" xlink:type="simple" xlink:show="embed" xlink:actuate="onLoad" draw:mime-type="image/jpeg"/>
</draw:frame>
Continuing armed aggression, Russian occupation troops undergo losses daily.</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n June 3, twenty trucks of wounded occupiers were reported to the building of the school, converted to the field hospital of the invaders, in one of the settlements of Swativ district of Luhansk region," - said the news.</text:p>
      <text:p text:style-name="P4">
It is also known that about two hundred people are already under the specified treatment.</text:p>
      <text:p text:style-name="P4">
News Source: <text:a xlink:type="simple" xlink:href="https://armyinform.com.ua/2023/06/05/u-polovyj-gospital-na-luganshhyni-okupanty-napravyly-20-vantazhivok-z-poranenymy-vijskovymy/" text:style-name="Internet_20_link" text:visited-style-name="Visited_20_Internet_20_Link">
https://armyinform.com.ua/2023/06/05/u-polovyj-gospital-na-luganshhyni-okupanty-napravyly-20-vantazhivok-z-poranenymy-vijskovymy/</text:a>
</text:p>
      <!--NEWS-->
      <text:h text:style-name="P10" text:outline-level="1">
<text:span text:style-name="T4">
The United States has allocated $ 37 million to strengthen Ukraine's cyber resistance</text:span>
</text:h>
      <text:p text:style-name="P4">
Author: ['АРМІЯINFORM']</text:p>
      <text:p text:style-name="P4">
Time: 2023-06-05T92:00:00-04:00</text:p>
      <text:p text:style-name="P4">
Description: At the Pad Schorichny Kіberdіalozi in the capital of the Eskoni Tallinni Ukrainian delegati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iberbezpeka.jpg" text:style-name="Internet_20_link" text:visited-style-name="Visited_20_Internet_20_Link">
kiberbezpeka.jpg</text:a>
']</text:p>
      <text:p text:style-name="P4">
Tags: ['КІБЕРБЕЗПЕКА', 'МИХАЙЛО ФЕДОРОВ', 'МІНЦИФРА']</text:p>
      <text:p text:style-name="P4">
Category: News</text:p>
      <!--METADATA-->
      <text:p text:style-name="P4">
<draw:frame draw:style-name="fr1" draw:name="Image308" text:anchor-type="as-char" svg:width="6.9236in" svg:height="3.894525in" draw:z-index="0">
<draw:image xlink:href="../Images/AРМІЯINFORM/2023-06-05T92-00-00-04-00/kiberbezpeka.jpg" xlink:type="simple" xlink:show="embed" xlink:actuate="onLoad" draw:mime-type="image/jpeg"/>
</draw:frame>
Cybersecurity. Illustrative image</text:p>
      <text:p text:style-name="P4">
On the fifth annual cyber -dialogue in the Estonia capital, Tallinn, Ukrainian -bodyadlegation has agreed with US representatives together to strengthen the cyber resistance of Ukraine. For this purpose, the United States provides 37 million cyber -noses.</text:p>
      <text:p text:style-name="P4">
According to Viceremier on innovation, the development of education, science and technologies - the minister of digital transformation Mikhail Fedorov, the corresponding decision <text:a xlink:type="simple" xlink:href="https://t.me/zedigital/3225" text:style-name="Internet_20_link" text:visited-style-name="Visited_20_Internet_20_Link">
voiced</text:a>
The American delegation during the number of clergylog between Ukraine and the United States in Tallinn.</text:p>
      <text:p text:style-name="P4">
“From the beginning of a large -scale war, the Ukrainian cyberspace has been subjected to constant attacks. Therefore, it is important to strengthen the protection of critical, including digital, infrastructure, ”the message reads.</text:p>
      <text:p text:style-name="P4">
During the meeting, the parties also discussed the role of cybersecurity in the long -term development of Ukraine; potential cooperation between Ukraine and the USA of the Cybernetic issues.</text:p>
      <text:p text:style-name="P4">
After the start of a large -scale invasion, the United States provided 87 million sustained cyber resistance of Ukraine. In total, since 2016 - 120 million.</text:p>
      <text:p text:style-name="P4">
“Thanks to the US for help and support. We continue to build a protected digital state, ”Mikhail Fedorov wrote.</text:p>
      <text:p text:style-name="P4">
News Source: <text:a xlink:type="simple" xlink:href="https://armyinform.com.ua/2023/06/05/ssha-vydilyly-37-mln-dolariv-na-posylennya-kiberstijkosti-ukrayiny/" text:style-name="Internet_20_link" text:visited-style-name="Visited_20_Internet_20_Link">
https://armyinform.com.ua/2023/06/05/ssha-vydilyly-37-mln-dolariv-na-posylennya-kiberstijkosti-ukrayiny/</text:a>
</text:p>
      <!--NEWS-->
      <text:h text:style-name="P10" text:outline-level="1">
<text:span text:style-name="T4">
Our troops move despite the fact that the enemy tries to resist - Sergey Cherevaty</text:span>
</text:h>
      <text:p text:style-name="P4">
Author: ["Владислав Дем'яненко"]</text:p>
      <text:p text:style-name="P4">
Time: 2023-06-05T93:00:00-04:00</text:p>
      <text:p text:style-name="P4">
Description: The trash of the Welding was crushing the Vorog Ukrainian PIDRODILEL Filled the advancing assaults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764ebce-83bf-4285-a742-6e4ad9b09ee5.jpg" text:style-name="Internet_20_link" text:visited-style-name="Visited_20_Internet_20_Link">
6764ebce-83bf-4285-a742-6e4ad9b09ee5.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309" text:anchor-type="as-char" svg:width="6.9236in" svg:height="4.32725in" draw:z-index="0">
<draw:image xlink:href="../Images/AРМІЯINFORM/2023-06-05T93-00-00-04-00/6764ebce-83bf-4285-a742-6e4ad9b09ee5.jpg" xlink:type="simple" xlink:show="embed" xlink:actuate="onLoad" draw:mime-type="image/jpeg"/>
</draw:frame>
Despite the fierce resistance of the enemy, the Ukrainian units began offensive storms on the southern and northern flanks of Bakhmut. About it on the air(https://www.youtube.com/watch?v=T88RnpKNN_s&amp;ab_channel=%D0%A4%D0%B0%D0%BA%D1%82%D0%B8ICTV)The only news was reported by a spokesman for the Eastern Group of the Armed Forces of the Armed Forces Colonel Sergiy Cherevaty.</text:p>
      <text:p text:style-name="P4">
-Our landing and assault units have managed to pass on various farms of the front along the channel Siverskyi Donets-Donbass in the direction of Klicshivka, Nut, Vasylivka, Zaliznyansky, Bogdanivka at a distance of 300 m to 1km. There are assault actions. Our troops are moving despite the fact that they are aware of resistance, - said Cherevaty.</text:p>
      <text:p text:style-name="P4">
Also, a spokesman for the Eastern Group of the Armed Forces of Ukraine told which unlocks would be parted by Ukrainian soldiers in the Bakhmut direction.</text:p>
      <ul>
        <li>
These are motor and airborne units of the occupier. We know all about them, our staffs have studied them well, they know their weaknesses and strengths. It will be taken into account as much as possible during our offensive assault.</li>
      </ul>
      <text:p text:style-name="P4">
News Source: <text:a xlink:type="simple" xlink:href="https://armyinform.com.ua/2023/06/05/nashi-vijska-prosuvayutsya-popry-te-shho-vorog-namagayetsya-chynyty-opir-sergij-cherevatyj/" text:style-name="Internet_20_link" text:visited-style-name="Visited_20_Internet_20_Link">
https://armyinform.com.ua/2023/06/05/nashi-vijska-prosuvayutsya-popry-te-shho-vorog-namagayetsya-chynyty-opir-sergij-cherevatyj/</text:a>
</text:p>
      <!--NEWS-->
      <text:h text:style-name="P10" text:outline-level="1">
<text:span text:style-name="T4">
Ukraine and the United States of America have held an annual cyber political debate</text:span>
</text:h>
      <text:p text:style-name="P4">
Author: ['АРМІЯINFORM']</text:p>
      <text:p text:style-name="P4">
Time: 2023-06-05T94:00:00-04:00</text:p>
      <text:p text:style-name="P4">
Description: Delegates of Ukrainian, the states of America was knocking in metro Tallinn (Esoniy) for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647ddba00255b513611992_730x410-e1685970957919.jpeg" text:style-name="Internet_20_link" text:visited-style-name="Visited_20_Internet_20_Link">
647ddba00255b513611992_730x410-e1685970957919.jpeg</text:a>
']</text:p>
      <text:p text:style-name="P4">
Tags: ['STOPRUSSIA', 'АГРЕСІЯ РФ', 'ВТОРГНЕННЯ РФ', 'КІБЕРЗАХИСТ', 'РНБО']</text:p>
      <text:p text:style-name="P4">
Category: News</text:p>
      <!--METADATA-->
      <text:p text:style-name="P4">
<draw:frame draw:style-name="fr1" draw:name="Image310" text:anchor-type="as-char" svg:width="6.9236in" svg:height="3.784269in" draw:z-index="0">
<draw:image xlink:href="../Images/AРМІЯINFORM/2023-06-05T94-00-00-04-00/647ddba00255b513611992_730x410-e1685970957919.jpeg" xlink:type="simple" xlink:show="embed" xlink:actuate="onLoad" draw:mime-type="image/jpeg"/>
</draw:frame>
Delegations from Ukraine and the United States of America met in Tallinn(Estonia)For the 5th Cyber Dialog of Ukraine and the USA-annual discussion of cyber political issues.</text:p>
      <text:p text:style-name="P4">
As <text:a xlink:type="simple" xlink:href="https://www.rnbo.gov.ua/ua/Diialnist/6387.html" text:style-name="Internet_20_link" text:visited-style-name="Visited_20_Internet_20_Link">
informs</text:a>
The NSDC of Ukraine, during a dialogue, the delegation of the United States confirmed its unwavering support for the support of Ukraine's cyber defense in front of the face of unjustified tape -provoked military aggression of Russia against Ukraine.</text:p>
      <text:p text:style-name="P4">
As part of this support, the United States will cooperate with Congress to provide Ukraine with an additional $ 37 million of cybertoid, which will total $ 82 million in the total volume since February 2022 and more than $ 120 million - since 2016. This support helped to strengthen the ability of Ukraine to identify, restrain and respond to cyberincidents and threats, and also provided support to protect critical networks and digital infrastructure.</text:p>
      <text:p text:style-name="P4">
The parties exchanged views on the role of cybersecurity in the long -term development of Ukraine's digital sustainability, including the support of institutions and objective critical infrastructure. Participants exchanged views on future community between Ukraine and the United States on cybernetic issues, including the exchange of experience of Ukraine in this area.</text:p>
      <text:p text:style-name="P4">
The Ukrainian delegation also included the Deputy Minister of Defense for Issues of Development Vitaliy Deynega and the head of the Main Department of Radioelectronic and Cyberbortion of the General Staff of the Armed Forces of the Armed Forces Ivan Pavlenko Tainshi.</text:p>
      <text:p text:style-name="P4">
News Source: <text:a xlink:type="simple" xlink:href="https://armyinform.com.ua/2023/06/05/ukrayina-ta-spolucheni-shtaty-ameryky-provely-shhorichnu-dyskusiyu-z-pytan-kiberpolityky/" text:style-name="Internet_20_link" text:visited-style-name="Visited_20_Internet_20_Link">
https://armyinform.com.ua/2023/06/05/ukrayina-ta-spolucheni-shtaty-ameryky-provely-shhorichnu-dyskusiyu-z-pytan-kiberpolityky/</text:a>
</text:p>
      <!--NEWS-->
      <text:h text:style-name="P10" text:outline-level="1">
<text:span text:style-name="T4">
GUR: In Russia, the senior operational group "Belgorod" was eliminated</text:span>
</text:h>
      <text:p text:style-name="P4">
Author: ['АРМІЯINFORM']</text:p>
      <text:p text:style-name="P4">
Time: 2023-06-05T95:00:00-04:00</text:p>
      <text:p text:style-name="P4">
Description: At the Shebekinsky district of the Bєlgorodsko region (RF) LIKVIKI, Colonel Guards Andrey ... War with Ukraine 2022, War with Ukraine Latest News today,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6/20230605-stesiev-1.jpeg" text:style-name="Internet_20_link" text:visited-style-name="Visited_20_Internet_20_Link">
20230605-stesiev-1.jpeg</text:a>
']</text:p>
      <text:p text:style-name="P4">
Tags: ['ГУР МО УКРАЇНИ', 'РОЗВІДКА']</text:p>
      <text:p text:style-name="P4">
Category: News</text:p>
      <!--METADATA-->
      <text:p text:style-name="P4">
<draw:frame draw:style-name="fr1" draw:name="Image311" text:anchor-type="as-char" svg:width="6.9236in" svg:height="3.894525in" draw:z-index="0">
<draw:image xlink:href="../ConvertedIMGs/AРМІЯINFORM/2023-06-05T95-00-00-04-00/gur.png" xlink:type="simple" xlink:show="embed" xlink:actuate="onLoad" draw:mime-type="image/png"/>
</draw:frame>
In the Shebekinsky district of Belgorod region(RF)Belgorod, a senior operational group of Belgorod "</text:p>
      <text:p text:style-name="P4">
About it <text:a xlink:type="simple" xlink:href="http://gur.gov.ua/content/vbyto-starsheho-operatyvnoho-uhrupovannia-bielhorod-andriia-stesieva.html" text:style-name="Internet_20_link" text:visited-style-name="Visited_20_Internet_20_Link">
reports</text:a>
Main Directorate of Intelligence of the Ministry of Defense of Ukraine.  <draw:frame draw:style-name="fr1" draw:name="Image312" text:anchor-type="as-char" svg:width="6.9236in" svg:height="9.680786in" draw:z-index="0">
<draw:image xlink:href="../Images/AРМІЯINFORM/2023-06-05T95-00-00-04-00/20230605-stesiev-1.jpeg" xlink:type="simple" xlink:show="embed" xlink:actuate="onLoad" draw:mime-type="image/jpeg"/>
</draw:frame>
"According to the operational information, on the night of 04 to 05 June in the settlement, Tavolzhanka Killed Colonel Stesev Andriy Vasilyevich, a senior -operative group of Belgorod," - the message reads.</text:p>
      <text:p text:style-name="P4">
According to GUR, earlier Stasev held the position of commander of the 104th landing regiment of the airborne troops of the Russian Federation.</text:p>
      <text:p text:style-name="P4">
News Source: <text:a xlink:type="simple" xlink:href="https://armyinform.com.ua/2023/06/05/gur-u-rosiyi-likviduvaly-starshogo-operatyvnogo-ugrupovannya-byelgorod/" text:style-name="Internet_20_link" text:visited-style-name="Visited_20_Internet_20_Link">
https://armyinform.com.ua/2023/06/05/gur-u-rosiyi-likviduvaly-starshogo-operatyvnogo-ugrupovannya-byelgorod/</text:a>
</text:p>
      <!--NEWS-->
      <text:h text:style-name="P10" text:outline-level="1">
<text:span text:style-name="T4">
The President of Ukraine thanked the soldiers who are fighting in the Bakhmut direction</text:span>
</text:h>
      <text:p text:style-name="P4">
Author: ['АРМІЯINFORM']</text:p>
      <text:p text:style-name="P4">
Time: 2023-06-05T96:00:00-04:00</text:p>
      <text:p text:style-name="P4">
Description: President of Ukraine Volodymyr Zelensky pacing the Ukrainian Zahisnikov for the effective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БАХМУТСЬКИЙ НАПРЯМОК', 'ПРЕЗИДЕНТ УКРАЇНИ']</text:p>
      <text:p text:style-name="P4">
Category: News</text:p>
      <!--METADATA-->
      <text:p text:style-name="P4">
<draw:frame draw:style-name="fr1" draw:name="Image313" text:anchor-type="as-char" svg:width="6.9236in" svg:height="3.888755in" draw:z-index="0">
<draw:image xlink:href="../Images/AРМІЯINFORM/2023-06-05T96-00-00-04-00/81f590853d088917ef5ee1a2523b7bbd_1685991165_extra_large.jpeg" xlink:type="simple" xlink:show="embed" xlink:actuate="onLoad" draw:mime-type="image/jpeg"/>
</draw:frame>
President of Ukraine Volodymyr Zelensky thanked the Ukrainian defenders reserved work on the front.</text:p>
      <text:p text:style-name="P4">
About this <text:a xlink:type="simple" xlink:href="https://www.president.gov.ua/news/vorog-znaye-sho-ukrayina-peremozhe-zvernennya-prezidenta-vol-83413" text:style-name="Internet_20_link" text:visited-style-name="Visited_20_Internet_20_Link">
it is referred</text:a>
In his evening address.</text:p>
      <text:p text:style-name="P4">
“I am grateful to every warrior, all our defenders, our defenders who have received the news we expect. Bakhmut direction - youth, warriors!We see how hysterically Russia perceives any of our step there, all our occupied positions. The enemy knows that Ukraine will win. They see it. They feel it thanks to your blows, warriors, and in particular in the Donetsk region. Thank you!” Said the Head of State.</text:p>
      <text:p text:style-name="P4">
Volodymyr Zelenskyy also noted several of our combat units.</text:p>
      <text:p text:style-name="P4">
“This is the 5th Separate Storm Brigade and the 57th Separate Motor infantry brigade ... Thank you, warriors!Thank you all!Thank you everyone who helps Ukraine!Thank you to everyone who brings the defeat of Russian terror!Friendly soldiers!Glory to all our heroes!Glory to Ukraine!" He summarized.</text:p>
      <text:p text:style-name="P4">
News Source: <text:a xlink:type="simple" xlink:href="https://armyinform.com.ua/2023/06/05/prezydent-ukrayiny-podyakuvav-voyinam-yaki-voyuyut-na-bahmutskomu-napryamku/" text:style-name="Internet_20_link" text:visited-style-name="Visited_20_Internet_20_Link">
https://armyinform.com.ua/2023/06/05/prezydent-ukrayiny-podyakuvav-voyinam-yaki-voyuyut-na-bahmutskomu-napryamku/</text:a>
</text:p>
      <!--NEWS-->
      <text:h text:style-name="P10" text:outline-level="1">
<text:span text:style-name="T4">
Rosarmia plans to destroy Shebekino artillery - the interception of GUR</text:span>
</text:h>
      <text:p text:style-name="P4">
Author: ['АРМІЯINFORM']</text:p>
      <text:p text:style-name="P4">
Time: 2023-06-05T97:00:00-04:00</text:p>
      <text:p text:style-name="P4">
Description: Turning control over the situation in the regions, the Putin regime can go to large -scale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text:p>
      <text:p text:style-name="P4">
Category: News</text:p>
      <!--METADATA-->
      <text:p text:style-name="P4">
<draw:frame draw:style-name="fr1" draw:name="Image314" text:anchor-type="as-char" svg:width="6.9236in" svg:height="3.894525in" draw:z-index="0">
<draw:image xlink:href="../Images/AРМІЯINFORM/2023-06-05T97-00-00-04-00/gurperehoplennya.jpg" xlink:type="simple" xlink:show="embed" xlink:actuate="onLoad" draw:mime-type="image/jpeg"/>
</draw:frame>
Losing control of the situation in the region, Putin's regime can resort to housewive provocations - information is distributed among local residents.</text:p>
      <text:p text:style-name="P4">
About this <text:a xlink:type="simple" xlink:href="https://gur.gov.ua/content/rosiiska-armiia-planuie-znyshchyty-artyleriieiu-shebekino.html" text:style-name="Internet_20_link" text:visited-style-name="Visited_20_Internet_20_Link">
it is referred</text:a>
in the next interception of GUR MOU.</text:p>
      <text:p text:style-name="P4">
"But such information, well 50/50 as they said, they are going to hand over to Shebekino ... It turns out that they want to run them into the city, and then Arta to destroy everything city, take away everything valuable from home ... I warned that there is information, I say", I say, " —This in the message.</text:p>
      <text:p text:style-name="P4">
<text:span text:style-name="T5">
Audio recording of a conversation at <text:a xlink:type="simple" xlink:href="https://gur.gov.ua/content/rosiiska-armiia-planuie-znyshchyty-artyleriieiu-shebekino.html" text:style-name="Internet_20_link" text:visited-style-name="Visited_20_Internet_20_Link">
link</text:a>
.</text:span>
</text:p>
      <text:p text:style-name="P4">
News Source: <text:a xlink:type="simple" xlink:href="https://armyinform.com.ua/2023/06/05/armiya-rf-planuye-znyshhyty-artyleriyeyu-shebekino-perehoplennya/" text:style-name="Internet_20_link" text:visited-style-name="Visited_20_Internet_20_Link">
https://armyinform.com.ua/2023/06/05/armiya-rf-planuye-znyshhyty-artyleriyeyu-shebekino-perehoplennya/</text:a>
</text:p>
      <!--NEWS-->
      <text:h text:style-name="P10" text:outline-level="1">
<text:span text:style-name="T4">
We are preparing new steps for even greater restriction of Russian military potential - Volodymyr Zelenskyy</text:span>
</text:h>
      <text:p text:style-name="P4">
Author: ['АРМІЯINFORM']</text:p>
      <text:p text:style-name="P4">
Time: 2023-06-05T98:00:00-04:00</text:p>
      <text:p text:style-name="P4">
Description: Ukrainian, owe our robot, the sangsiye. About the President of Ukraine ... The war with Ukraine 2022, the war with Ukraine is the latest news today, the news war with Ukraine 2022 last today, will there be a war between Ukraine and Russia, and when, the war with Ukraine in 2022 will be or not, will there be whether there will be, whether there will be, whether there will be The war with Ukraine in the near future says, the war with Ukraine, Ukrainian news today, Ukrainian news in Ukrainian media in Russian</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ВОЛОДИМИР ЗЕЛЕНСЬКИЙ', 'ОФІС ПРЕЗИДЕНТА УКРАЇНИ']</text:p>
      <text:p text:style-name="P4">
Category: News</text:p>
      <!--METADATA-->
      <text:p text:style-name="P4">
<draw:frame draw:style-name="fr1" draw:name="Image315" text:anchor-type="as-char" svg:width="6.9236in" svg:height="3.888755in" draw:z-index="0">
<draw:image xlink:href="../Images/AРМІЯINFORM/2023-06-05T98-00-00-04-00/81f590853d088917ef5ee1a2523b7bbd_1685991165_extra_large.jpeg" xlink:type="simple" xlink:show="embed" xlink:actuate="onLoad" draw:mime-type="image/jpeg"/>
</draw:frame>
Ukraine continues our work on sanctions against Russia.</text:p>
      <text:p text:style-name="P4">
President of Ukraine Volodymyr Zelenskyy <text:a xlink:type="simple" xlink:href="https://www.president.gov.ua/news/vorog-znaye-sho-ukrayina-peremozhe-zvernennya-prezidenta-vol-83413" text:style-name="Internet_20_link" text:visited-style-name="Visited_20_Internet_20_Link">
said</text:a>
In the evening address.</text:p>
      <text:p text:style-name="P4">
“Although the global trend is already clear - Russia is a war, the owners of Russia continue to deny reality. They continue to try to conquer the world, to bypass sanctions, to produce more weapons, to provide greater tracks and people for this aggression, ”the Head of State said.</text:p>
      <text:p text:style-name="P4">
He added that Ukraine is preparing steps, new steps for even greater limitation of Russian military potential.</text:p>
      <text:p text:style-name="P4">
“Everyone in the world, who helps the state-terrorist state, everyone in the world whom Russia uses to supply weapons, components, equipment-every such entity must feel the full power of free world. And we will provide it.</text:p>
      <text:p text:style-name="P4">
This is a common task in the world - to stop terror. And the main prerequisite for this task is to stop any paths that terrorists still try to keep something for themselves, ”the message reads.</text:p>
      <text:p text:style-name="P4">
Today he held a long and very meaningful meeting on the transformation of our country, our lives - now and after victory.</text:p>
      <text:p text:style-name="P4">
“Objectively, there are fundamental security, economic, energy, technological and simply human issues that require complete and effective answers.</text:p>
      <text:p text:style-name="P4">
It will depend on these answers what Ukraine will be and what the lives of Ukrainian children will be when they become adults and receive the state from now on.</text:p>
      <text:p text:style-name="P4">
A strong state, a free state, a modern state, a pleasant state for life, ”the Head of State said.</text:p>
      <text:p text:style-name="P4">
For example, today in the format, the government, office, NSDC discussed the energy industry in a broad sense - agricultural production. Not only the restoration of what Ukraine was, but the development and expansion, taking into account the global role of Ukraine in order to food and energy security of Europe and the world.</text:p>
      <text:p text:style-name="P4">
“We will present all these details. Will be thorough. In particular, we will present the Holy International Conference on Reconstruction of Ukraine, which will take place already.</text:p>
      <text:p text:style-name="P4">
And, of course, we do not stop our international work with partners a day, ”Volodymyr Zelenskyy researched.</text:p>
      <text:p text:style-name="P4">
News Source: <text:a xlink:type="simple" xlink:href="https://armyinform.com.ua/2023/06/05/gotuyemo-novi-kroky-dlya-shhe-bilshogo-obmezhennya-rosijskogo-vijskovogo-potenczialu-volodymyr-zelenskyj/" text:style-name="Internet_20_link" text:visited-style-name="Visited_20_Internet_20_Link">
https://armyinform.com.ua/2023/06/05/gotuyemo-novi-kroky-dlya-shhe-bilshogo-obmezhennya-rosijskogo-vijskovogo-potenczialu-volodymyr-zelenskyj/</text:a>
</text:p>
      <!--NEWS-->
      <text:h text:style-name="P10" text:outline-level="1">
<text:span text:style-name="T4">
Short. War. Day 467. Videoodigest</text:span>
</text:h>
      <text:p text:style-name="P4">
Author: ['АРМІЯINFORM']</text:p>
      <text:p text:style-name="P4">
Time: 2023-06-05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1328875191035163/" text:style-name="Internet_20_link" text:visited-style-name="Visited_20_Internet_20_Link">
<text:span text:style-name="T5">
gshzu</text:span>
</text:a>
</text:p>
      <text:p text:style-name="P4">
News Source: <text:a xlink:type="simple" xlink:href="https://armyinform.com.ua/2023/06/05/korotko-vijna-den-467-videodajdzhest/" text:style-name="Internet_20_link" text:visited-style-name="Visited_20_Internet_20_Link">
https://armyinform.com.ua/2023/06/05/korotko-vijna-den-467-videodajdzhest/</text:a>
</text:p>
      <!--NEWS-->
      <text:h text:style-name="P10" text:outline-level="1">
<text:span text:style-name="T4">
In American prison died former FBI agent who was spying for Moscow</text:span>
</text:h>
      <text:p text:style-name="P4">
Authors: Ukrinform (Person)</text:p>
      <text:p text:style-name="P4">
Publisher: Укринформ (Organization)</text:p>
      <text:p text:style-name="P4">
Published Time: 2023-06-06T-31:53:00+03:00</text:p>
      <text:p text:style-name="P4">
Modified Time: 2023-06-06T00:53:00+03:00</text:p>
      <text:p text:style-name="P4">
Description: The American Spy Caller Robert Gensen, who for decades drained the secrets of the FBI to the Russians, was found unconscious on Monday and later died in prison, where he served life. - Ukrinform.</text:p>
      <text:p text:style-name="P4">
Images: ['<text:a xlink:type="simple" xlink:href="https://static.ukrinform.com/photos/2023_06/thumb_files/630_360_1686001115-945.jpg" text:style-name="Internet_20_link" text:visited-style-name="Visited_20_Internet_20_Link">
630_360_16860...</text:a>
']</text:p>
      <text:p text:style-name="P4">
Tags: ['Смерть', 'Шпигун', 'США', "В'язниця", 'КДБ']</text:p>
      <text:p text:style-name="P4">
Type: Article</text:p>
      <!--METADATA-->
      <text:p text:style-name="P4">
<draw:frame draw:style-name="fr1" draw:name="Image316" text:anchor-type="as-char" svg:width="6.9236in" svg:height="3.956343in" draw:z-index="0">
<draw:image xlink:href="../Images/yкринформ/2023-06-06T-31-53-00-03-00/630_360_1686001115-945.jpg" xlink:type="simple" xlink:show="embed" xlink:actuate="onLoad" draw:mime-type="image/jpeg"/>
</draw:frame>
The American Spy Switter Robert Gensen, who over the course of the years, seized the secrets of the FBI to the Russians, was found unconscious on Monday and subsequently a imprisonment in prison, where he served a lifelong punishment.</text:p>
      <text:p text:style-name="P4">
This is stated in the publication <text:a xlink:type="simple" xlink:href="https://www.washingtonpost.com/nation/2023/06/05/robert-hanssen-russian-spy-dead/" text:style-name="Internet_20_link" text:visited-style-name="Visited_20_Internet_20_Link">
The Washington Post</text:a>
, reports Ukrinform.</text:p>
      <text:p text:style-name="P4">
“The 79-year-old Genscen was found unconscious in the prison of the strict regime of Uflorence, Colorado, around 6:55 am. Medical staff tried to rescue the gensuke, but could not, ”the message said.</text:p>
      <text:p text:style-name="P4">
<text:span text:style-name="T4">
 Read also: </text:span>
 <text:span text:style-name="T4">
 <text:a xlink:type="simple" xlink:href="https://www.ukrinform.ua/rubric-world/3707049-fbr-zneskodila-merezu-skidlivih-program-snake-aki-vikoristovue-rosijska-fsb.html" text:style-name="Internet_20_link" text:visited-style-name="Visited_20_Internet_20_Link">
FBI has neutralized the network of harmful programs "Snake", which is the Russian FSB</text:a>
</text:span>
</text:p>
      <text:p text:style-name="P4">
Former FBI Agency Robert Gensen was arrested on February 18, 2001 in favor of Russia and the former Soviet Union. He used the nickname "Ramon Garcia" with his Russian curators, he exchanged secret information. According to the FBI, it received $ 1.4 million in cash and diamonds.</text:p>
      <text:p text:style-name="P4">
In 2002, he was sentenced to life imprisonment for espionage. It was generated by the execution of execution because he himself confessed to crimes.</text:p>
      <text:p text:style-name="P4">
<text:span text:style-name="T4">
 Read also: </text:span>
 <text:span text:style-name="T4">
 <text:a xlink:type="simple" xlink:href="https://www.ukrinform.ua/rubric-ato/3716870-u-lavah-zsu-zatrimali-rosijskogo-spiguna.html" text:style-name="Internet_20_link" text:visited-style-name="Visited_20_Internet_20_Link">
in the Armed Forces of the Armed Forces detained Russian spy</text:a>
</text:span>
</text:p>
      <text:p text:style-name="P4">
According to the FBI, his espionage began in 1985, approximately nine years after he was oath to the bureau. The spy's actions were only harmful to the US national security, which the FBI still has a separate one with the explanations of what the Security was done, and as law enforcement officers revealed him.</text:p>
      <text:p text:style-name="P4">
"The information provided by him has compromised numerous human sources, method of contractors, investigations, dozens of secret documents of the US government, as well as technical operations of extreme importance and value," the FBI said.</text:p>
      <text:p text:style-name="P4">
<text:span text:style-name="T4">
 Read also: </text:span>
 <text:span text:style-name="T4">
 <text:a xlink:type="simple" xlink:href="https://www.ukrinform.ua/rubric-regions/3715933-na-doneccini-zatrimali-spiguna-rosijskogo-gru.html" text:style-name="Internet_20_link" text:visited-style-name="Visited_20_Internet_20_Link">
in the Donetsk region the spy of the Russian game</text:a>
 </text:span>
</text:p>
      <text:p text:style-name="P4">
News Source: <text:a xlink:type="simple" xlink:href="https://www.ukrinform.ua/rubric-world/3718727-v-amerikanskij-vaznici-pomer-kolisnij-agent-fbr-akij-spiguvav-dla-moskvi.html" text:style-name="Internet_20_link" text:visited-style-name="Visited_20_Internet_20_Link">
https://www.ukrinform.ua/rubric-world/3718727-v-amerikanskij-vaznici-pomer-kolisnij-agent-fbr-akij-spiguvav-dla-moskvi.html</text:a>
</text:p>
      <!--NEWS-->
      <text:h text:style-name="P10" text:outline-level="1">
<text:span text:style-name="T4">
Air alarm was declared in Kyiv region: what is known</text:span>
</text:h>
      <text:p text:style-name="P4">
Authors: Ukrinform (Person)</text:p>
      <text:p text:style-name="P4">
Publisher: Укринформ (Organization)</text:p>
      <text:p text:style-name="P4">
Published Time: 2023-06-06T-33:40:00+03:00</text:p>
      <text:p text:style-name="P4">
Modified Time: 2023-06-06T00:40:00+03:00</text:p>
      <text:p text:style-name="P4">
Description: On Tuesday night, June 6, air alarm was announced in the Kiev region.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001593-896.png" text:style-name="Internet_20_link" text:visited-style-name="Visited_20_Internet_20_Link">
1686001593-89...</text:a>
']</text:p>
      <text:p text:style-name="P4">
Tags: ['БПЛА', 'Агресія РФ', 'Війна з Росією', 'Повітряна тривога']</text:p>
      <text:p text:style-name="P4">
Type: Article</text:p>
      <!--METADATA-->
      <text:p text:style-name="P4">
<draw:frame draw:style-name="fr1" draw:name="Image317" text:anchor-type="as-char" svg:width="6.9236in" svg:height="3.956343in" draw:z-index="0">
<draw:image xlink:href="../Images/yкринформ/2023-06-06T-33-40-00-03-00/630_360_1645871571-868.jpg" xlink:type="simple" xlink:show="embed" xlink:actuate="onLoad" draw:mime-type="image/jpeg"/>
</draw:frame>
On the night of the night, June 6, air alarm was announced in the Kiev region.</text:p>
      <text:p text:style-name="P4">
About it reports Ukrinform with reference to a map of air alarm tamonation groups.</text:p>
      <text:p text:style-name="P4">
The latter report that hostile air -cylinders were recorded in the north of the region, probably Shahhed UAV.</text:p>
      <text:p text:style-name="P4">
Currently, air alarm has been announced only in the Kyiv region, but earlier ammunition groups have reported the takeoff of the six Tu-95 from the Alania airfield of the Murmansk region of the Russian Federation.</text:p>
      <text:p text:style-name="P4">
<draw:frame draw:style-name="fr1" draw:name="Image318" text:anchor-type="as-char" svg:width="6.9236in" svg:height="4.615733in" draw:z-index="0">
<draw:image xlink:href="../Images/yкринформ/2023-06-06T-33-40-00-03-00/1686001593-896.png" xlink:type="simple" xlink:show="embed" xlink:actuate="onLoad" draw:mime-type="image/png"/>
</draw:frame>
As of 23:20, 5-6 Tu-95 boards were recorded in the Caspian Region of the Russian Federation.</text:p>
      <text:p text:style-name="P4">
If 6 Tu-95MC boards do not change the course, they will be about half a night at the turn of the launches. If the launches are confirmed, the first missiles will be drunk above the territory of Ukraine at about 02:30 - 03:20.</text:p>
      <text:p text:style-name="P4">
News Source: <text:a xlink:type="simple" xlink:href="https://www.ukrinform.ua/rubric-ato/3718728-na-kiivsini-ogolosili-povitranu-trivogu-so-vidomo.html" text:style-name="Internet_20_link" text:visited-style-name="Visited_20_Internet_20_Link">
https://www.ukrinform.ua/rubric-ato/3718728-na-kiivsini-ogolosili-povitranu-trivogu-so-vidomo.html</text:a>
</text:p>
      <!--NEWS-->
      <text:h text:style-name="P10" text:outline-level="1">
<text:span text:style-name="T4">
NATO will expand the headquarters in connection with Finland's introduction</text:span>
</text:h>
      <text:p text:style-name="P4">
Authors: Ukrinform (Person)</text:p>
      <text:p text:style-name="P4">
Publisher: Укринформ (Organization)</text:p>
      <text:p text:style-name="P4">
Published Time: 2023-06-06T-35:39:00+03:00</text:p>
      <text:p text:style-name="P4">
Modified Time: 2023-06-06T00:39:00+03:00</text:p>
      <text:p text:style-name="P4">
Description: In connection with the entry into the North Atlantic Alliance of Finland and in view of the further expansion, NATO discusses the issue of increasing its own headquarters in Brussels and reorganization of office premises. - Ukrinform.</text:p>
      <text:p text:style-name="P4">
Images: ['<text:a xlink:type="simple" xlink:href="https://static.ukrinform.com/photos/2023_06/thumb_files/630_360_1685975550-526.jpg" text:style-name="Internet_20_link" text:visited-style-name="Visited_20_Internet_20_Link">
630_360_16859...</text:a>
']</text:p>
      <text:p text:style-name="P4">
Tags: ['Брюссель', 'Фінляндія', 'НАТО', 'Швеція']</text:p>
      <text:p text:style-name="P4">
Type: Article</text:p>
      <!--METADATA-->
      <text:p text:style-name="P4">
<draw:frame draw:style-name="fr1" draw:name="Image319" text:anchor-type="as-char" svg:width="6.9236in" svg:height="3.956343in" draw:z-index="0">
<draw:image xlink:href="../Images/yкринформ/2023-06-06T-35-39-00-03-00/630_360_1685975550-526.jpg" xlink:type="simple" xlink:show="embed" xlink:actuate="onLoad" draw:mime-type="image/jpeg"/>
</draw:frame>
In connection with the entry into the North Atlantic Alliance of Finland and in view of the further expansion of NATO discusses the issue of increasing its own headquarters with Brussels reorganization of office premises.</text:p>
      <text:p text:style-name="P4">
As Ukrinform reports, it reports <text:a xlink:type="simple" xlink:href="https://www.euractiv.com/section/defence-and-security/news/natos-headquarters-to-expand-to-make-room-for-future-members/" text:style-name="Internet_20_link" text:visited-style-name="Visited_20_Internet_20_Link">
Euractiv</text:a>
.</text:p>
      <text:p text:style-name="P4">
According to the four NATO diplomats, who have talked to Euractiv on the conditions of Annoyma, the Alliance building in Brussels, opened in 2018, becomes too small to place delegations of future NATO members.</text:p>
      <text:p text:style-name="P4">
“Finland's transition to headquarters <text:span text:style-name="T4">
 <text:a xlink:type="simple" xlink:href="https://www.ukrinform.ua/tag-nato" text:style-name="Internet_20_link" text:visited-style-name="Visited_20_Internet_20_Link">
NATO</text:a>
</text:span>
 It will be completed within the next weeks and months, ”the NATO official confirmed, adding that it will also relate to Sweden," it will just join NATO as a full member. "</text:p>
      <text:p text:style-name="P4">
<text:span text:style-name="T4">
 Read also: </text:span>
 <text:span text:style-name="T4">
 <text:a xlink:type="simple" xlink:href="https://www.ukrinform.ua/rubric-world/3718685-polsa-hoce-postijnoi-prisutnosti-vijsk-nato-na-svoij-teritorii-moraveckij.html" text:style-name="Internet_20_link" text:visited-style-name="Visited_20_Internet_20_Link">
Poland wants the constant presence of NATO troops on its own theriors - Moravetsky</text:a>
</text:span>
</text:p>
      <text:p text:style-name="P4">
But the problem is that none of these delegations will fit in existing buildings.</text:p>
      <text:p text:style-name="P4">
To date, the delegations of Finland, Sweden and other partner countries have been located the NATO Early Headquarters-an old complex built in the Cold War, on Leopold III Boulevard.</text:p>
      <text:p text:style-name="P4">
Since NATO diplomats and officials envisaged the expansion of the Alliance in the future, the overall idea was to build an additional wing in the new headquarters when the time would come.</text:p>
      <text:p text:style-name="P4">
<text:span text:style-name="T4">
 Read also: </text:span>
 <text:span text:style-name="T4">
 <text:a xlink:type="simple" xlink:href="https://www.ukrinform.ua/rubric-world/3718295-stoltenberg-vvazae-so-svecia-vikonala-umovi-ta-gotova-dla-vstupu-do-nato.html" text:style-name="Internet_20_link" text:visited-style-name="Visited_20_Internet_20_Link">
Stoltenberg believes that Sweden has fulfilled the conditions and ready to join NATO</text:a>
</text:span>
</text:p>
      <text:p text:style-name="P4">
However, Finland has already joined NATO, Sweden is now intending to become a member, and the potential entry of Ukraine and Georgia is not excluded in the near future.</text:p>
      <text:p text:style-name="P4">
One of the decisions considered by the Alliance is the construction of additional construction in the territory of the NATO military town, where international employees and agencies could accommodate, two NATO diplomats said. Tybulo would only be a "temporary solution", but a quick solution to the problem for giving urgent needs.</text:p>
      <text:p text:style-name="P4">
<text:span text:style-name="T5">
Foto: EPA-Efe / Johanna Geron / Pool</text:span>
</text:p>
      <text:p text:style-name="P4">
News Source: <text:a xlink:type="simple" xlink:href="https://www.ukrinform.ua/rubric-world/3718574-nato-rozsirit-stabkvartiru-u-zvazku-zi-vstupom-finlandii.html" text:style-name="Internet_20_link" text:visited-style-name="Visited_20_Internet_20_Link">
https://www.ukrinform.ua/rubric-world/3718574-nato-rozsirit-stabkvartiru-u-zvazku-zi-vstupom-finlandii.html</text:a>
</text:p>
      <!--NEWS-->
      <text:h text:style-name="P10" text:outline-level="1">
<text:span text:style-name="T4">
Kharkiv Missile Firefight: Recorded in two areas</text:span>
</text:h>
      <text:p text:style-name="P4">
Authors: Ukrinform (Person)</text:p>
      <text:p text:style-name="P4">
Publisher: Укринформ (Organization)</text:p>
      <text:p text:style-name="P4">
Published Time: 2023-06-06T-37:25:00+03:00</text:p>
      <text:p text:style-name="P4">
Modified Time: 2023-06-06T00:25:00+03:00</text:p>
      <text:p text:style-name="P4">
Description: On Monday evening, June 5, the Russians struck Kharkiv - several explosions were erupted. Closed in the Slobid and Shevchenkivsky districts of the cit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Агресія РФ', 'Харків', 'Війна з Росією', 'Ракетний удар']</text:p>
      <text:p text:style-name="P4">
Type: Article</text:p>
      <!--METADATA-->
      <text:p text:style-name="P4">
<draw:frame draw:style-name="fr1" draw:name="Image320" text:anchor-type="as-char" svg:width="6.9236in" svg:height="3.956343in" draw:z-index="0">
<draw:image xlink:href="../Images/yкринформ/2023-06-06T-37-25-00-03-00/630_360_1669987737-966.jpg" xlink:type="simple" xlink:show="embed" xlink:actuate="onLoad" draw:mime-type="image/jpeg"/>
</draw:frame>
In the evening, on June 5, the Russians struck Kharkiv - a murmur of explosions. The trains in the Slobid and Shevchenkivskyi districts of the city were recorded.</text:p>
      <text:p text:style-name="P4">
This was reported by the head of Kharkiv Ova Oleg Synigubov, Ukrinform reports.</text:p>
      <text:p text:style-name="P4">
According to him, the Russians hit the city with C-300 rockets. As of 23: 59 June 5, information about the victims did not receive. The data is currently induced that the profile services are working on the ground.</text:p>
      <text:p text:style-name="P4">
<text:span text:style-name="T4">
 Read also: </text:span>
 <text:span text:style-name="T4">
 [in Kupyansk ammonia in the air did not find, measurements(https://www.ukrinform.ua/rubric-regions/3718717-zamiri-pokazuut-vidsutnist-amiaku-v-povitri-u-kupansku-na-harkivsini-ova.html)</text:span>
</text:p>
      <text:p text:style-name="P4">
Igor Terekhov was confirmed in the Slobid and Shevchenkivsky districts of the city.</text:p>
      <text:p text:style-name="P4">
As reported _ <text:span text:style-name="T4">
 <text:a xlink:type="simple" xlink:href="https://www.ukrinform.ua/rubric-regions/3718700-vorog-poskodiv-truboprovid-z-amiakom-na-harkivsini.html" text:style-name="Internet_20_link" text:visited-style-name="Visited_20_Internet_20_Link">
Ukrinform</text:a>
</text:span>
 _, in the Kupyansky district of Kharkiv region, a Russian firing with Ammonia has been damaged by Russian shelling - depressurization took place.</text:p>
      <text:p text:style-name="P4">
News Source: <text:a xlink:type="simple" xlink:href="https://www.ukrinform.ua/rubric-ato/3718726-raketnij-obstril-harkova-zafiksovano-priloti-u-dvoh-rajonah.html" text:style-name="Internet_20_link" text:visited-style-name="Visited_20_Internet_20_Link">
https://www.ukrinform.ua/rubric-ato/3718726-raketnij-obstril-harkova-zafiksovano-priloti-u-dvoh-rajonah.html</text:a>
</text:p>
      <!--NEWS-->
      <text:h text:style-name="P10" text:outline-level="1">
<text:span text:style-name="T4">
Russian authorities admitted that it lost control of one of the border villages</text:span>
</text:h>
      <text:p text:style-name="P4">
Authors: Ukrinform (Person)</text:p>
      <text:p text:style-name="P4">
Publisher: Укринформ (Organization)</text:p>
      <text:p text:style-name="P4">
Published Time: 2023-06-06T-39:11:00+03:00</text:p>
      <text:p text:style-name="P4">
Modified Time: 2023-06-06T00:11:00+03:00</text:p>
      <text:p text:style-name="P4">
Description: The Russian authorities lost control of the village of Nova Tavolzhanka in the border with Ukraine of the Belgorod region, which probably entered the "Russian Volunteer Corps". - Ukrinform.</text:p>
      <text:p text:style-name="P4">
Images: ['<text:a xlink:type="simple" xlink:href="https://static.ukrinform.com/photos/2023_06/thumb_files/630_360_1685999288-978.jpg" text:style-name="Internet_20_link" text:visited-style-name="Visited_20_Internet_20_Link">
630_360_16859...</text:a>
']</text:p>
      <text:p text:style-name="P4">
Tags: ['Росія', 'РДК', 'Бєлгородська область']</text:p>
      <text:p text:style-name="P4">
Type: Article</text:p>
      <!--METADATA-->
      <text:p text:style-name="P4">
<draw:frame draw:style-name="fr1" draw:name="Image321" text:anchor-type="as-char" svg:width="6.9236in" svg:height="3.956343in" draw:z-index="0">
<draw:image xlink:href="../Images/yкринформ/2023-06-06T-39-11-00-03-00/630_360_1685999288-978.jpg" xlink:type="simple" xlink:show="embed" xlink:actuate="onLoad" draw:mime-type="image/jpeg"/>
</draw:frame>
The Russian Civalas lost control of the village of Nova Tavolzhanka in the border with Ukraine Belgorod region, which probably entered the Russian Volunteer Corps.</text:p>
      <text:p text:style-name="P4">
According to the Ukrinform correspondent, the answer to the local residents of the region Vyacheslav Gladkov said this, writes "<text:a xlink:type="simple" xlink:href="https://meduza.io/news/2023/06/05/gubernator-belgorodskoy-oblasti-zayavil-chto-vlasti-ne-mogut-voyti-v-selo-novaya-tavolzhanka-russkiy-dobrovolcheskiy-korpus-utverzhdaet-chto-kontroliruet-selo" text:style-name="Internet_20_link" text:visited-style-name="Visited_20_Internet_20_Link">
Medusa</text:a>
”.</text:p>
      <text:p text:style-name="P4">
"Today we can not go there, realizing that about 100 people were tamped, according to the report of the head of the district, but shelling of the last two -year do not allow us to check the information," Gladkov said.</text:p>
      <text:p text:style-name="P4">
<text:span text:style-name="T4">
 Read also: </text:span>
 <text:span text:style-name="T4">
 <text:a xlink:type="simple" xlink:href="https://www.ukrinform.ua/rubric-ato/3718146-legion-svoboda-rosii-ta-rdk-zaavili-so-vzali-v-polon-rosijskih-soldativ-u-belgorodskij-oblasti.html" text:style-name="Internet_20_link" text:visited-style-name="Visited_20_Internet_20_Link">
Legion "Freedom of Russia" and RDCs stated that they had taken from Polonsolate in the Belgorod region</text:a>
</text:span>
</text:p>
      <text:p text:style-name="P4">
He did not specify why the authorities "cannot enter" into the territory of the village.</text:p>
      <text:p text:style-name="P4">
"I hope that as the situation changes, we will be able to return to the fact that people to leave people to leave the settlement," Gladkov said.</text:p>
      <text:p text:style-name="P4">
<text:span text:style-name="T4">
 Read also: </text:span>
 <text:span text:style-name="T4">
 <text:a xlink:type="simple" xlink:href="https://www.ukrinform.ua/rubric-world/3718575-u-troh-prikordonnih-oblastah-rf-po-radio-peredali-zvernenna-putina-pro-voennij-stan.html" text:style-name="Internet_20_link" text:visited-style-name="Visited_20_Internet_20_Link">
in the three border regions of the Russian Federation on the radio "Putin's appeal" about martial law</text:a>
</text:span>
</text:p>
      <text:p text:style-name="P4">
It is known that the Russian Volunteer Corps, which is fighting on the side of Ukraine, earlier that his fighters were controlling a new Tavolzhanka. They offered to be smooth to transfer prisoners, but _ <text:span text:style-name="T4">
 <text:a xlink:type="simple" xlink:href="https://www.ukrinform.ua/rubric-ato/3718253-legion-svoboda-rosii-ta-rdk-zaavili-so-peredaut-ukraini-polonenih-soldativ-iz-belgorodskij-oblasti.html" text:style-name="Internet_20_link" text:visited-style-name="Visited_20_Internet_20_Link">
The meeting did not eventually happen.</text:a>
</text:span>
 _</text:p>
      <text:p text:style-name="P4">
In recent months, the "Russian Volunteer Corps" has repeatedly glorified that it raids in <text:span text:style-name="T4">
 <text:a xlink:type="simple" xlink:href="https://www.ukrinform.ua/tag-belgorodska-oblast" text:style-name="Internet_20_link" text:visited-style-name="Visited_20_Internet_20_Link">
Belgorod region</text:a>
 </text:span>
 .</text:p>
      <text:p text:style-name="P4">
News Source: <text:a xlink:type="simple" xlink:href="https://www.ukrinform.ua/rubric-ato/3718725-rosijska-vlada-viznala-so-vtratila-kontrol-nad-odnim-iz-prikordonnih-sil.html" text:style-name="Internet_20_link" text:visited-style-name="Visited_20_Internet_20_Link">
https://www.ukrinform.ua/rubric-ato/3718725-rosijska-vlada-viznala-so-vtratila-kontrol-nad-odnim-iz-prikordonnih-sil.html</text:a>
</text:p>
      <!--NEWS-->
      <text:h text:style-name="P10" text:outline-level="1">
<text:span text:style-name="T4">
Russian authorities admitted that it lost control of one of the border villages</text:span>
</text:h>
      <text:p text:style-name="P4">
Authors: Ukrinform (Person)</text:p>
      <text:p text:style-name="P4">
Publisher: Укринформ (Organization)</text:p>
      <text:p text:style-name="P4">
Published Time: 2023-06-06T00:11:00+03:00</text:p>
      <text:p text:style-name="P4">
Modified Time: 2023-06-06T00:11:00+03:00</text:p>
      <text:p text:style-name="P4">
Description: The Russian authorities lost control of the village of Nova Tavolzhanka in the border with Ukraine of the Belgorod region, which probably entered the "Russian Volunteer Corps". - Ukrinform.</text:p>
      <text:p text:style-name="P4">
Images: ['<text:a xlink:type="simple" xlink:href="https://static.ukrinform.com/photos/2023_06/thumb_files/630_360_1685999288-978.jpg" text:style-name="Internet_20_link" text:visited-style-name="Visited_20_Internet_20_Link">
630_360_16859...</text:a>
']</text:p>
      <text:p text:style-name="P4">
Tags: ['Росія', 'РДК', 'Бєлгородська область']</text:p>
      <text:p text:style-name="P4">
Type: Article</text:p>
      <!--METADATA-->
      <text:p text:style-name="P4">
<draw:frame draw:style-name="fr1" draw:name="Image322" text:anchor-type="as-char" svg:width="6.9236in" svg:height="3.956343in" draw:z-index="0">
<draw:image xlink:href="../Images/yкринформ/2023-06-06T00-11-00-03-00/630_360_1685999288-978.jpg" xlink:type="simple" xlink:show="embed" xlink:actuate="onLoad" draw:mime-type="image/jpeg"/>
</draw:frame>
The Russian Civalas lost control of the village of Nova Tavolzhanka in the border with Ukraine Belgorod region, which probably entered the Russian Volunteer Corps.</text:p>
      <text:p text:style-name="P4">
According to the Ukrinform correspondent, the answer to the local residents of the region Vyacheslav Gladkov said this, writes "<text:a xlink:type="simple" xlink:href="https://meduza.io/news/2023/06/05/gubernator-belgorodskoy-oblasti-zayavil-chto-vlasti-ne-mogut-voyti-v-selo-novaya-tavolzhanka-russkiy-dobrovolcheskiy-korpus-utverzhdaet-chto-kontroliruet-selo" text:style-name="Internet_20_link" text:visited-style-name="Visited_20_Internet_20_Link">
Medusa</text:a>
”.</text:p>
      <text:p text:style-name="P4">
"Today we can not go there, realizing that about 100 people were tamped, according to the report of the head of the district, but shelling of the last two -year do not allow us to check the information," Gladkov said.</text:p>
      <text:p text:style-name="P4">
<text:span text:style-name="T4">
 Read also: </text:span>
 <text:span text:style-name="T4">
 <text:a xlink:type="simple" xlink:href="https://www.ukrinform.ua/rubric-ato/3718146-legion-svoboda-rosii-ta-rdk-zaavili-so-vzali-v-polon-rosijskih-soldativ-u-belgorodskij-oblasti.html" text:style-name="Internet_20_link" text:visited-style-name="Visited_20_Internet_20_Link">
Legion "Freedom of Russia" and RDCs stated that they had taken from Polonsolate in the Belgorod region</text:a>
</text:span>
</text:p>
      <text:p text:style-name="P4">
He did not specify why the authorities "cannot enter" into the territory of the village.</text:p>
      <text:p text:style-name="P4">
"I hope that as the situation changes, we will be able to return to the fact that people to leave people to leave the settlement," Gladkov said.</text:p>
      <text:p text:style-name="P4">
<text:span text:style-name="T4">
 Read also: </text:span>
 <text:span text:style-name="T4">
 <text:a xlink:type="simple" xlink:href="https://www.ukrinform.ua/rubric-world/3718575-u-troh-prikordonnih-oblastah-rf-po-radio-peredali-zvernenna-putina-pro-voennij-stan.html" text:style-name="Internet_20_link" text:visited-style-name="Visited_20_Internet_20_Link">
in the three border regions of the Russian Federation on the radio "Putin's appeal" about martial law</text:a>
</text:span>
</text:p>
      <text:p text:style-name="P4">
It is known that the Russian Volunteer Corps, which is fighting on the side of Ukraine, earlier that his fighters were controlling a new Tavolzhanka. They offered to be smooth to transfer prisoners, but _ <text:span text:style-name="T4">
 <text:a xlink:type="simple" xlink:href="https://www.ukrinform.ua/rubric-ato/3718253-legion-svoboda-rosii-ta-rdk-zaavili-so-peredaut-ukraini-polonenih-soldativ-iz-belgorodskij-oblasti.html" text:style-name="Internet_20_link" text:visited-style-name="Visited_20_Internet_20_Link">
The meeting did not eventually happen.</text:a>
</text:span>
 _</text:p>
      <text:p text:style-name="P4">
In recent months, the "Russian Volunteer Corps" has repeatedly glorified that it raids in <text:span text:style-name="T4">
 <text:a xlink:type="simple" xlink:href="https://www.ukrinform.ua/tag-belgorodska-oblast" text:style-name="Internet_20_link" text:visited-style-name="Visited_20_Internet_20_Link">
Belgorod region</text:a>
 </text:span>
 .</text:p>
      <text:p text:style-name="P4">
News Source: <text:a xlink:type="simple" xlink:href="https://www.ukrinform.ua/rubric-ato/3718725-rosijska-vlada-viznala-so-vtratila-kontrol-nad-odnim-iz-prikordonnih-sil.html" text:style-name="Internet_20_link" text:visited-style-name="Visited_20_Internet_20_Link">
https://www.ukrinform.ua/rubric-ato/3718725-rosijska-vlada-viznala-so-vtratila-kontrol-nad-odnim-iz-prikordonnih-sil.html</text:a>
</text:p>
      <!--NEWS-->
      <text:h text:style-name="P10" text:outline-level="1">
<text:span text:style-name="T4">
Kharkiv Missile Firefight: Recorded in two areas</text:span>
</text:h>
      <text:p text:style-name="P4">
Authors: Ukrinform (Person)</text:p>
      <text:p text:style-name="P4">
Publisher: Укринформ (Organization)</text:p>
      <text:p text:style-name="P4">
Published Time: 2023-06-06T00:25:00+03:00</text:p>
      <text:p text:style-name="P4">
Modified Time: 2023-06-06T00:25:00+03:00</text:p>
      <text:p text:style-name="P4">
Description: On Monday evening, June 5, the Russians struck Kharkiv - several explosions were erupted. Closed in the Slobid and Shevchenkivsky districts of the cit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Агресія РФ', 'Харків', 'Війна з Росією', 'Ракетний удар']</text:p>
      <text:p text:style-name="P4">
Type: Article</text:p>
      <!--METADATA-->
      <text:p text:style-name="P4">
<draw:frame draw:style-name="fr1" draw:name="Image323" text:anchor-type="as-char" svg:width="6.9236in" svg:height="3.956343in" draw:z-index="0">
<draw:image xlink:href="../Images/yкринформ/2023-06-06T00-25-00-03-00/630_360_1669987737-966.jpg" xlink:type="simple" xlink:show="embed" xlink:actuate="onLoad" draw:mime-type="image/jpeg"/>
</draw:frame>
In the evening, on June 5, the Russians struck Kharkiv - a murmur of explosions. The trains in the Slobid and Shevchenkivskyi districts of the city were recorded.</text:p>
      <text:p text:style-name="P4">
This was reported by the head of Kharkiv Ova Oleg Synigubov, Ukrinform reports.</text:p>
      <text:p text:style-name="P4">
According to him, the Russians hit the city with C-300 rockets. As of 23: 59 June 5, information about the victims did not receive. The data is currently induced that the profile services are working on the ground.</text:p>
      <text:p text:style-name="P4">
<text:span text:style-name="T4">
 Read also: </text:span>
 <text:span text:style-name="T4">
 [in Kupyansk ammonia in the air did not find, measurements(https://www.ukrinform.ua/rubric-regions/3718717-zamiri-pokazuut-vidsutnist-amiaku-v-povitri-u-kupansku-na-harkivsini-ova.html)</text:span>
</text:p>
      <text:p text:style-name="P4">
Igor Terekhov was confirmed in the Slobid and Shevchenkivsky districts of the city.</text:p>
      <text:p text:style-name="P4">
As reported _ <text:span text:style-name="T4">
 <text:a xlink:type="simple" xlink:href="https://www.ukrinform.ua/rubric-regions/3718700-vorog-poskodiv-truboprovid-z-amiakom-na-harkivsini.html" text:style-name="Internet_20_link" text:visited-style-name="Visited_20_Internet_20_Link">
Ukrinform</text:a>
</text:span>
 _, in the Kupyansky district of Kharkiv region, a Russian firing with Ammonia has been damaged by Russian shelling - depressurization took place.</text:p>
      <text:p text:style-name="P4">
News Source: <text:a xlink:type="simple" xlink:href="https://www.ukrinform.ua/rubric-ato/3718726-raketnij-obstril-harkova-zafiksovano-priloti-u-dvoh-rajonah.html" text:style-name="Internet_20_link" text:visited-style-name="Visited_20_Internet_20_Link">
https://www.ukrinform.ua/rubric-ato/3718726-raketnij-obstril-harkova-zafiksovano-priloti-u-dvoh-rajonah.html</text:a>
</text:p>
      <!--NEWS-->
      <text:h text:style-name="P10" text:outline-level="1">
<text:span text:style-name="T4">
NATO will expand the headquarters in connection with Finland's introduction</text:span>
</text:h>
      <text:p text:style-name="P4">
Authors: Ukrinform (Person)</text:p>
      <text:p text:style-name="P4">
Publisher: Укринформ (Organization)</text:p>
      <text:p text:style-name="P4">
Published Time: 2023-06-06T00:39:00+03:00</text:p>
      <text:p text:style-name="P4">
Modified Time: 2023-06-06T00:39:00+03:00</text:p>
      <text:p text:style-name="P4">
Description: In connection with the entry into the North Atlantic Alliance of Finland and in view of the further expansion, NATO discusses the issue of increasing its own headquarters in Brussels and reorganization of office premises. - Ukrinform.</text:p>
      <text:p text:style-name="P4">
Images: ['<text:a xlink:type="simple" xlink:href="https://static.ukrinform.com/photos/2023_06/thumb_files/630_360_1685975550-526.jpg" text:style-name="Internet_20_link" text:visited-style-name="Visited_20_Internet_20_Link">
630_360_16859...</text:a>
']</text:p>
      <text:p text:style-name="P4">
Tags: ['Брюссель', 'Фінляндія', 'НАТО', 'Швеція']</text:p>
      <text:p text:style-name="P4">
Type: Article</text:p>
      <!--METADATA-->
      <text:p text:style-name="P4">
<draw:frame draw:style-name="fr1" draw:name="Image324" text:anchor-type="as-char" svg:width="6.9236in" svg:height="3.956343in" draw:z-index="0">
<draw:image xlink:href="../Images/yкринформ/2023-06-06T00-39-00-03-00/630_360_1685975550-526.jpg" xlink:type="simple" xlink:show="embed" xlink:actuate="onLoad" draw:mime-type="image/jpeg"/>
</draw:frame>
In connection with the entry into the North Atlantic Alliance of Finland and in view of the further expansion of NATO discusses the issue of increasing its own headquarters with Brussels reorganization of office premises.</text:p>
      <text:p text:style-name="P4">
As Ukrinform reports, it reports <text:a xlink:type="simple" xlink:href="https://www.euractiv.com/section/defence-and-security/news/natos-headquarters-to-expand-to-make-room-for-future-members/" text:style-name="Internet_20_link" text:visited-style-name="Visited_20_Internet_20_Link">
Euractiv</text:a>
.</text:p>
      <text:p text:style-name="P4">
According to the four NATO diplomats, who have talked to Euractiv on the conditions of Annoyma, the Alliance building in Brussels, opened in 2018, becomes too small to place delegations of future NATO members.</text:p>
      <text:p text:style-name="P4">
“Finland's transition to headquarters <text:span text:style-name="T4">
 <text:a xlink:type="simple" xlink:href="https://www.ukrinform.ua/tag-nato" text:style-name="Internet_20_link" text:visited-style-name="Visited_20_Internet_20_Link">
NATO</text:a>
</text:span>
 It will be completed within the next weeks and months, ”the NATO official confirmed, adding that it will also relate to Sweden," it will just join NATO as a full member. "</text:p>
      <text:p text:style-name="P4">
<text:span text:style-name="T4">
 Read also: </text:span>
 <text:span text:style-name="T4">
 <text:a xlink:type="simple" xlink:href="https://www.ukrinform.ua/rubric-world/3718685-polsa-hoce-postijnoi-prisutnosti-vijsk-nato-na-svoij-teritorii-moraveckij.html" text:style-name="Internet_20_link" text:visited-style-name="Visited_20_Internet_20_Link">
Poland wants the constant presence of NATO troops on its own theriors - Moravetsky</text:a>
</text:span>
</text:p>
      <text:p text:style-name="P4">
But the problem is that none of these delegations will fit in existing buildings.</text:p>
      <text:p text:style-name="P4">
To date, the delegations of Finland, Sweden and other partner countries have been located the NATO Early Headquarters-an old complex built in the Cold War, on Leopold III Boulevard.</text:p>
      <text:p text:style-name="P4">
Since NATO diplomats and officials envisaged the expansion of the Alliance in the future, the overall idea was to build an additional wing in the new headquarters when the time would come.</text:p>
      <text:p text:style-name="P4">
<text:span text:style-name="T4">
 Read also: </text:span>
 <text:span text:style-name="T4">
 <text:a xlink:type="simple" xlink:href="https://www.ukrinform.ua/rubric-world/3718295-stoltenberg-vvazae-so-svecia-vikonala-umovi-ta-gotova-dla-vstupu-do-nato.html" text:style-name="Internet_20_link" text:visited-style-name="Visited_20_Internet_20_Link">
Stoltenberg believes that Sweden has fulfilled the conditions and ready to join NATO</text:a>
</text:span>
</text:p>
      <text:p text:style-name="P4">
However, Finland has already joined NATO, Sweden is now intending to become a member, and the potential entry of Ukraine and Georgia is not excluded in the near future.</text:p>
      <text:p text:style-name="P4">
One of the decisions considered by the Alliance is the construction of additional construction in the territory of the NATO military town, where international employees and agencies could accommodate, two NATO diplomats said. Tybulo would only be a "temporary solution", but a quick solution to the problem for giving urgent needs.</text:p>
      <text:p text:style-name="P4">
<text:span text:style-name="T5">
Foto: EPA-Efe / Johanna Geron / Pool</text:span>
</text:p>
      <text:p text:style-name="P4">
News Source: <text:a xlink:type="simple" xlink:href="https://www.ukrinform.ua/rubric-world/3718574-nato-rozsirit-stabkvartiru-u-zvazku-zi-vstupom-finlandii.html" text:style-name="Internet_20_link" text:visited-style-name="Visited_20_Internet_20_Link">
https://www.ukrinform.ua/rubric-world/3718574-nato-rozsirit-stabkvartiru-u-zvazku-zi-vstupom-finlandii.html</text:a>
</text:p>
      <!--NEWS-->
      <text:h text:style-name="P10" text:outline-level="1">
<text:span text:style-name="T4">
Air alarm was declared in Kyiv region: what is known</text:span>
</text:h>
      <text:p text:style-name="P4">
Authors: Ukrinform (Person)</text:p>
      <text:p text:style-name="P4">
Publisher: Укринформ (Organization)</text:p>
      <text:p text:style-name="P4">
Published Time: 2023-06-06T00:40:00+03:00</text:p>
      <text:p text:style-name="P4">
Modified Time: 2023-06-06T00:40:00+03:00</text:p>
      <text:p text:style-name="P4">
Description: On Tuesday night, June 6, air alarm was announced in the Kiev region.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6/1686001593-896.png" text:style-name="Internet_20_link" text:visited-style-name="Visited_20_Internet_20_Link">
1686001593-89...</text:a>
']</text:p>
      <text:p text:style-name="P4">
Tags: ['БПЛА', 'Агресія РФ', 'Війна з Росією', 'Повітряна тривога']</text:p>
      <text:p text:style-name="P4">
Type: Article</text:p>
      <!--METADATA-->
      <text:p text:style-name="P4">
<draw:frame draw:style-name="fr1" draw:name="Image325" text:anchor-type="as-char" svg:width="6.9236in" svg:height="3.956343in" draw:z-index="0">
<draw:image xlink:href="../Images/yкринформ/2023-06-06T00-40-00-03-00/630_360_1645871571-868.jpg" xlink:type="simple" xlink:show="embed" xlink:actuate="onLoad" draw:mime-type="image/jpeg"/>
</draw:frame>
On the night of the night, June 6, air alarm was announced in the Kiev region.</text:p>
      <text:p text:style-name="P4">
About it reports Ukrinform with reference to a map of air alarm tamonation groups.</text:p>
      <text:p text:style-name="P4">
The latter report that hostile air -cylinders were recorded in the north of the region, probably Shahhed UAV.</text:p>
      <text:p text:style-name="P4">
Currently, air alarm has been announced only in the Kyiv region, but earlier ammunition groups have reported the takeoff of the six Tu-95 from the Alania airfield of the Murmansk region of the Russian Federation.</text:p>
      <text:p text:style-name="P4">
<draw:frame draw:style-name="fr1" draw:name="Image326" text:anchor-type="as-char" svg:width="6.9236in" svg:height="4.615733in" draw:z-index="0">
<draw:image xlink:href="../Images/yкринформ/2023-06-06T00-40-00-03-00/1686001593-896.png" xlink:type="simple" xlink:show="embed" xlink:actuate="onLoad" draw:mime-type="image/png"/>
</draw:frame>
As of 23:20, 5-6 Tu-95 boards were recorded in the Caspian Region of the Russian Federation.</text:p>
      <text:p text:style-name="P4">
If 6 Tu-95MC boards do not change the course, they will be about half a night at the turn of the launches. If the launches are confirmed, the first missiles will be drunk above the territory of Ukraine at about 02:30 - 03:20.</text:p>
      <text:p text:style-name="P4">
News Source: <text:a xlink:type="simple" xlink:href="https://www.ukrinform.ua/rubric-ato/3718728-na-kiivsini-ogolosili-povitranu-trivogu-so-vidomo.html" text:style-name="Internet_20_link" text:visited-style-name="Visited_20_Internet_20_Link">
https://www.ukrinform.ua/rubric-ato/3718728-na-kiivsini-ogolosili-povitranu-trivogu-so-vidomo.html</text:a>
</text:p>
      <!--NEWS-->
      <text:h text:style-name="P10" text:outline-level="1">
<text:span text:style-name="T4">
In American prison died former FBI agent who was spying for Moscow</text:span>
</text:h>
      <text:p text:style-name="P4">
Authors: Ukrinform (Person)</text:p>
      <text:p text:style-name="P4">
Publisher: Укринформ (Organization)</text:p>
      <text:p text:style-name="P4">
Published Time: 2023-06-06T00:53:00+03:00</text:p>
      <text:p text:style-name="P4">
Modified Time: 2023-06-06T00:53:00+03:00</text:p>
      <text:p text:style-name="P4">
Description: The American Spy Caller Robert Gensen, who for decades drained the secrets of the FBI to the Russians, was found unconscious on Monday and later died in prison, where he served life. - Ukrinform.</text:p>
      <text:p text:style-name="P4">
Images: ['<text:a xlink:type="simple" xlink:href="https://static.ukrinform.com/photos/2023_06/thumb_files/630_360_1686001115-945.jpg" text:style-name="Internet_20_link" text:visited-style-name="Visited_20_Internet_20_Link">
630_360_16860...</text:a>
']</text:p>
      <text:p text:style-name="P4">
Tags: ['Смерть', 'Шпигун', 'США', "В'язниця", 'КДБ']</text:p>
      <text:p text:style-name="P4">
Type: Article</text:p>
      <!--METADATA-->
      <text:p text:style-name="P4">
<draw:frame draw:style-name="fr1" draw:name="Image327" text:anchor-type="as-char" svg:width="6.9236in" svg:height="3.956343in" draw:z-index="0">
<draw:image xlink:href="../Images/yкринформ/2023-06-06T00-53-00-03-00/630_360_1686001115-945.jpg" xlink:type="simple" xlink:show="embed" xlink:actuate="onLoad" draw:mime-type="image/jpeg"/>
</draw:frame>
The American Spy Switter Robert Gensen, who over the course of the years, seized the secrets of the FBI to the Russians, was found unconscious on Monday and subsequently a imprisonment in prison, where he served a lifelong punishment.</text:p>
      <text:p text:style-name="P4">
This is stated in the publication <text:a xlink:type="simple" xlink:href="https://www.washingtonpost.com/nation/2023/06/05/robert-hanssen-russian-spy-dead/" text:style-name="Internet_20_link" text:visited-style-name="Visited_20_Internet_20_Link">
The Washington Post</text:a>
, reports Ukrinform.</text:p>
      <text:p text:style-name="P4">
“The 79-year-old Genscen was found unconscious in the prison of the strict regime of Uflorence, Colorado, around 6:55 am. Medical staff tried to rescue the gensuke, but could not, ”the message said.</text:p>
      <text:p text:style-name="P4">
<text:span text:style-name="T4">
 Read also: </text:span>
 <text:span text:style-name="T4">
 <text:a xlink:type="simple" xlink:href="https://www.ukrinform.ua/rubric-world/3707049-fbr-zneskodila-merezu-skidlivih-program-snake-aki-vikoristovue-rosijska-fsb.html" text:style-name="Internet_20_link" text:visited-style-name="Visited_20_Internet_20_Link">
FBI has neutralized the network of harmful programs "Snake", which is the Russian FSB</text:a>
</text:span>
</text:p>
      <text:p text:style-name="P4">
Former FBI Agency Robert Gensen was arrested on February 18, 2001 in favor of Russia and the former Soviet Union. He used the nickname "Ramon Garcia" with his Russian curators, he exchanged secret information. According to the FBI, it received $ 1.4 million in cash and diamonds.</text:p>
      <text:p text:style-name="P4">
In 2002, he was sentenced to life imprisonment for espionage. It was generated by the execution of execution because he himself confessed to crimes.</text:p>
      <text:p text:style-name="P4">
<text:span text:style-name="T4">
 Read also: </text:span>
 <text:span text:style-name="T4">
 <text:a xlink:type="simple" xlink:href="https://www.ukrinform.ua/rubric-ato/3716870-u-lavah-zsu-zatrimali-rosijskogo-spiguna.html" text:style-name="Internet_20_link" text:visited-style-name="Visited_20_Internet_20_Link">
in the Armed Forces of the Armed Forces detained Russian spy</text:a>
</text:span>
</text:p>
      <text:p text:style-name="P4">
According to the FBI, his espionage began in 1985, approximately nine years after he was oath to the bureau. The spy's actions were only harmful to the US national security, which the FBI still has a separate one with the explanations of what the Security was done, and as law enforcement officers revealed him.</text:p>
      <text:p text:style-name="P4">
"The information provided by him has compromised numerous human sources, method of contractors, investigations, dozens of secret documents of the US government, as well as technical operations of extreme importance and value," the FBI said.</text:p>
      <text:p text:style-name="P4">
<text:span text:style-name="T4">
 Read also: </text:span>
 <text:span text:style-name="T4">
 <text:a xlink:type="simple" xlink:href="https://www.ukrinform.ua/rubric-regions/3715933-na-doneccini-zatrimali-spiguna-rosijskogo-gru.html" text:style-name="Internet_20_link" text:visited-style-name="Visited_20_Internet_20_Link">
in the Donetsk region the spy of the Russian game</text:a>
 </text:span>
</text:p>
      <text:p text:style-name="P4">
News Source: <text:a xlink:type="simple" xlink:href="https://www.ukrinform.ua/rubric-world/3718727-v-amerikanskij-vaznici-pomer-kolisnij-agent-fbr-akij-spiguvav-dla-moskvi.html" text:style-name="Internet_20_link" text:visited-style-name="Visited_20_Internet_20_Link">
https://www.ukrinform.ua/rubric-world/3718727-v-amerikanskij-vaznici-pomer-kolisnij-agent-fbr-akij-spiguvav-dla-moskvi.html</text:a>
</text:p>
      <!--NEWS-->
      <text:h text:style-name="P10" text:outline-level="1">
<text:span text:style-name="T4">
Above Kiev in May, air defense forces destroyed 20 ballistic and 65 winged missiles released by Russia</text:span>
</text:h>
      <text:p text:style-name="P4">
Author: ['АРМІЯINFORM']</text:p>
      <text:p text:style-name="P4">
Time: 2023-06-06T98:00:00-04:00</text:p>
      <text:p text:style-name="P4">
Description: In the injured, the defense defended defended in the reinforced spacious over Kiwo Si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328" text:anchor-type="as-char" svg:width="6.9236in" svg:height="6.9236in" draw:z-index="0">
<draw:image xlink:href="../Images/AРМІЯINFORM/2023-06-06T98-00-00-04-00/photo_5472004660178044909_y.jpg" xlink:type="simple" xlink:show="embed" xlink:actuate="onLoad" draw:mime-type="image/jpeg"/>
</draw:frame>
In May, the air defense forces destroyed seven aerobalist missiles "dagger", 13 Iskander ballistic missiles, 65 cruise missiles X-101, X-555 and "caliber" and 169 unmanned aerial vehicles produced by Russian occupants in the airspace forces.</text:p>
      <text:p text:style-name="P4">
Appropriate infographic <text:a xlink:type="simple" xlink:href="https://t.me/annamaliar/813" text:style-name="Internet_20_link" text:visited-style-name="Visited_20_Internet_20_Link">
placed</text:a>
in the telegram-channel of the Kyiv City Military Administration.</text:p>
      <text:p text:style-name="P4">
“In the history of our planet, no city has undergone such powerful air attacks with numerous hypersonic aerobalistic, ballistic, winged missiles and modern UAVs. As many as Kyiv for May. Kyiv withstood. We have withstood, ”it is a testament.</text:p>
      <text:p text:style-name="P4">
News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俄罗斯在乌克兰的侵略受到1520个文化基础设施的影响</text:span>
</text:h>
      <text:p text:style-name="P4">
Author: ['АРМІЯINFORM']</text:p>
      <text:p text:style-name="P4">
Time: 2023-06-06T99:00:00-04:00</text:p>
      <text:p text:style-name="P4">
Description: 第25次伤害2023年Zbitkiv的背后由1520 O'Skktthmistvo Infrusturia安排，...与乌克兰2022年的战争，与乌克兰的最新消息，今天与乌克兰的新闻战争，今天与乌克兰2022年的新闻战争，乌克兰和俄罗斯和俄罗斯和俄罗斯和俄罗斯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329" text:anchor-type="as-char" svg:width="6.9236in" svg:height="4.479976in" draw:z-index="0">
<draw:image xlink:href="../Images/AРМІЯINFORM/2023-06-06T99-00-00-04-00/ofjlpy-c17x11x50px50p-c17x11x50px50p-5d019d14c859ca34b9468b0f4ab99064.jpg" xlink:type="simple" xlink:show="embed" xlink:actuate="onLoad" draw:mime-type="image/jpeg"/>
</draw:frame>
截至2023年5月25日，1520个文化基础设施遭受了损失，而无需考虑文化遗产纪念碑。 其中，财产(541) - 被摧毁。</text:p>
      <text:p text:style-name="P4">
关于它<text:a xlink:type="simple" xlink:href="https://t.me/verkhovnaradaukrainy/52173" text:style-name="Internet_20_link" text:visited-style-name="Visited_20_Internet_20_Link">
报告</text:a>
电报中的Verkhovna Rada。</text:p>
      <text:p text:style-name="P4">
同时，在上个月，受影响的文化基础设施对象总数增加了56个单位，其主要部分汇入了Khmelnytsky地区(26个单位或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News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